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83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16"/>
    <style:style style:name="ce2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>
            <text:p>x</text:p>
          </table:table-cell>
          <table:table-cell office:value-type="string">
            <text:p>r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470000/(65536*2/[.A2]-1)" office:value-type="float" office:value="114.774114774115">
            <text:p>1.15E+2</text:p>
          </table:table-cell>
          <table:table-cell table:formula="of:=3735/LN([.B2]/0.772)-273" office:value-type="float" office:value="473.740626161588">
            <text:p>47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470000/(65536*2/[.A3]-1)" office:value-type="float" office:value="229.604298974108">
            <text:p>2.30E+2</text:p>
          </table:table-cell>
          <table:table-cell table:formula="of:=3735/LN([.B3]/0.772)-273" office:value-type="float" office:value="382.823701114396">
            <text:p>38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formula="of:=470000/(65536*2/[.A4]-1)" office:value-type="float" office:value="344.490593696555">
            <text:p>3.44E+2</text:p>
          </table:table-cell>
          <table:table-cell table:formula="of:=3735/LN([.B4]/0.772)-273" office:value-type="float" office:value="339.211026916789">
            <text:p>33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formula="of:=470000/(65536*2/[.A5]-1)" office:value-type="float" office:value="459.433040078201">
            <text:p>4.59E+2</text:p>
          </table:table-cell>
          <table:table-cell table:formula="of:=3735/LN([.B5]/0.772)-273" office:value-type="float" office:value="311.620129497841">
            <text:p>312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formula="of:=470000/(65536*2/[.A6]-1)" office:value-type="float" office:value="574.431679296016">
            <text:p>5.74E+2</text:p>
          </table:table-cell>
          <table:table-cell table:formula="of:=3735/LN([.B6]/0.772)-273" office:value-type="float" office:value="291.869055959049">
            <text:p>292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formula="of:=470000/(65536*2/[.A7]-1)" office:value-type="float" office:value="689.486552567237">
            <text:p>6.89E+2</text:p>
          </table:table-cell>
          <table:table-cell table:formula="of:=3735/LN([.B7]/0.772)-273" office:value-type="float" office:value="276.691693226572">
            <text:p>277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formula="of:=470000/(65536*2/[.A8]-1)" office:value-type="float" office:value="804.597701149425">
            <text:p>8.05E+2</text:p>
          </table:table-cell>
          <table:table-cell table:formula="of:=3735/LN([.B8]/0.772)-273" office:value-type="float" office:value="264.478657982772">
            <text:p>26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formula="of:=470000/(65536*2/[.A9]-1)" office:value-type="float" office:value="919.765166340509">
            <text:p>9.20E+2</text:p>
          </table:table-cell>
          <table:table-cell table:formula="of:=3735/LN([.B9]/0.772)-273" office:value-type="float" office:value="254.32718820066">
            <text:p>254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table:formula="of:=470000/(65536*2/[.A10]-1)" office:value-type="float" office:value="1034.98898947884">
            <text:p>1.03E+3</text:p>
          </table:table-cell>
          <table:table-cell table:formula="of:=3735/LN([.B10]/0.772)-273" office:value-type="float" office:value="245.683954501349">
            <text:p>246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table:formula="of:=470000/(65536*2/[.A11]-1)" office:value-type="float" office:value="1150.26921194322">
            <text:p>1.15E+3</text:p>
          </table:table-cell>
          <table:table-cell table:formula="of:=3735/LN([.B11]/0.772)-273" office:value-type="float" office:value="238.187127013825">
            <text:p>238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table:formula="of:=470000/(65536*2/[.A12]-1)" office:value-type="float" office:value="1265.605875153">
            <text:p>1.27E+3</text:p>
          </table:table-cell>
          <table:table-cell table:formula="of:=3735/LN([.B12]/0.772)-273" office:value-type="float" office:value="231.588106293977">
            <text:p>232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table:formula="of:=470000/(65536*2/[.A13]-1)" office:value-type="float" office:value="1380.99902056807">
            <text:p>1.38E+3</text:p>
          </table:table-cell>
          <table:table-cell table:formula="of:=3735/LN([.B13]/0.772)-273" office:value-type="float" office:value="225.709286080611">
            <text:p>226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table:formula="of:=470000/(65536*2/[.A14]-1)" office:value-type="float" office:value="1496.44868968895">
            <text:p>1.50E+3</text:p>
          </table:table-cell>
          <table:table-cell table:formula="of:=3735/LN([.B14]/0.772)-273" office:value-type="float" office:value="220.419698831125">
            <text:p>220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table:formula="of:=470000/(65536*2/[.A15]-1)" office:value-type="float" office:value="1611.95492405683">
            <text:p>1.61E+3</text:p>
          </table:table-cell>
          <table:table-cell table:formula="of:=3735/LN([.B15]/0.772)-273" office:value-type="float" office:value="215.620206193151">
            <text:p>216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table:formula="of:=470000/(65536*2/[.A16]-1)" office:value-type="float" office:value="1727.51776525361">
            <text:p>1.73E+3</text:p>
          </table:table-cell>
          <table:table-cell table:formula="of:=3735/LN([.B16]/0.772)-273" office:value-type="float" office:value="211.234091974198">
            <text:p>21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table:formula="of:=470000/(65536*2/[.A17]-1)" office:value-type="float" office:value="1843.13725490196">
            <text:p>1.84E+3</text:p>
          </table:table-cell>
          <table:table-cell table:formula="of:=3735/LN([.B17]/0.772)-273" office:value-type="float" office:value="207.200864666985">
            <text:p>207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table:formula="of:=470000/(65536*2/[.A18]-1)" office:value-type="float" office:value="1958.81343466536">
            <text:p>1.96E+3</text:p>
          </table:table-cell>
          <table:table-cell table:formula="of:=3735/LN([.B18]/0.772)-273" office:value-type="float" office:value="203.47204590585">
            <text:p>203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table:formula="of:=470000/(65536*2/[.A19]-1)" office:value-type="float" office:value="2074.54634624816">
            <text:p>2.07E+3</text:p>
          </table:table-cell>
          <table:table-cell table:formula="of:=3735/LN([.B19]/0.772)-273" office:value-type="float" office:value="200.008231109566">
            <text:p>200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table:formula="of:=470000/(65536*2/[.A20]-1)" office:value-type="float" office:value="2190.33603139563">
            <text:p>2.19E+3</text:p>
          </table:table-cell>
          <table:table-cell table:formula="of:=3735/LN([.B20]/0.772)-273" office:value-type="float" office:value="196.776989866482">
            <text:p>197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table:formula="of:=470000/(65536*2/[.A21]-1)" office:value-type="float" office:value="2306.18253189401">
            <text:p>2.31E+3</text:p>
          </table:table-cell>
          <table:table-cell table:formula="of:=3735/LN([.B21]/0.772)-273" office:value-type="float" office:value="193.751335292366">
            <text:p>194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table:formula="of:=470000/(65536*2/[.A22]-1)" office:value-type="float" office:value="2422.08588957055">
            <text:p>2.42E+3</text:p>
          </table:table-cell>
          <table:table-cell table:formula="of:=3735/LN([.B22]/0.772)-273" office:value-type="float" office:value="190.908587872593">
            <text:p>191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table:formula="of:=470000/(65536*2/[.A23]-1)" office:value-type="float" office:value="2538.04614629357">
            <text:p>2.54E+3</text:p>
          </table:table-cell>
          <table:table-cell table:formula="of:=3735/LN([.B23]/0.772)-273" office:value-type="float" office:value="188.229518453314">
            <text:p>188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table:formula="of:=470000/(65536*2/[.A24]-1)" office:value-type="float" office:value="2654.0633439725">
            <text:p>2.65E+3</text:p>
          </table:table-cell>
          <table:table-cell table:formula="of:=3735/LN([.B24]/0.772)-273" office:value-type="float" office:value="185.697692404159">
            <text:p>186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table:formula="of:=470000/(65536*2/[.A25]-1)" office:value-type="float" office:value="2770.13752455796">
            <text:p>2.77E+3</text:p>
          </table:table-cell>
          <table:table-cell table:formula="of:=3735/LN([.B25]/0.772)-273" office:value-type="float" office:value="183.298961155269">
            <text:p>183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table:formula="of:=470000/(65536*2/[.A26]-1)" office:value-type="float" office:value="2886.26873004176">
            <text:p>2.89E+3</text:p>
          </table:table-cell>
          <table:table-cell table:formula="of:=3735/LN([.B26]/0.772)-273" office:value-type="float" office:value="181.02106331106">
            <text:p>181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table:formula="of:=470000/(65536*2/[.A27]-1)" office:value-type="float" office:value="3002.457002457">
            <text:p>3.00E+3</text:p>
          </table:table-cell>
          <table:table-cell table:formula="of:=3735/LN([.B27]/0.772)-273" office:value-type="float" office:value="178.853308342543">
            <text:p>179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table:formula="of:=470000/(65536*2/[.A28]-1)" office:value-type="float" office:value="3118.7023838781">
            <text:p>3.12E+3</text:p>
          </table:table-cell>
          <table:table-cell table:formula="of:=3735/LN([.B28]/0.772)-273" office:value-type="float" office:value="176.786323282036">
            <text:p>177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table:formula="of:=470000/(65536*2/[.A29]-1)" office:value-type="float" office:value="3235.00491642085">
            <text:p>3.24E+3</text:p>
          </table:table-cell>
          <table:table-cell table:formula="of:=3735/LN([.B29]/0.772)-273" office:value-type="float" office:value="174.8118480296">
            <text:p>175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table:formula="of:=470000/(65536*2/[.A30]-1)" office:value-type="float" office:value="3351.36464224244">
            <text:p>3.35E+3</text:p>
          </table:table-cell>
          <table:table-cell table:formula="of:=3735/LN([.B30]/0.772)-273" office:value-type="float" office:value="172.922568558378">
            <text:p>173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table:formula="of:=470000/(65536*2/[.A31]-1)" office:value-type="float" office:value="3467.78160354156">
            <text:p>3.47E+3</text:p>
          </table:table-cell>
          <table:table-cell table:formula="of:=3735/LN([.B31]/0.772)-273" office:value-type="float" office:value="171.111979950841">
            <text:p>171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table:formula="of:=470000/(65536*2/[.A32]-1)" office:value-type="float" office:value="3584.25584255843">
            <text:p>3.58E+3</text:p>
          </table:table-cell>
          <table:table-cell table:formula="of:=3735/LN([.B32]/0.772)-273" office:value-type="float" office:value="169.37427312437">
            <text:p>16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formula="of:=470000/(65536*2/[.A33]-1)" office:value-type="float" office:value="3700.7874015748">
            <text:p>3.70E+3</text:p>
          </table:table-cell>
          <table:table-cell table:formula="of:=3735/LN([.B33]/0.772)-273" office:value-type="float" office:value="167.704240524316">
            <text:p>168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table:formula="of:=470000/(65536*2/[.A34]-1)" office:value-type="float" office:value="3817.3763229141">
            <text:p>3.82E+3</text:p>
          </table:table-cell>
          <table:table-cell table:formula="of:=3735/LN([.B34]/0.772)-273" office:value-type="float" office:value="166.097197120616">
            <text:p>166</text:p>
          </table:table-cell>
        </table:table-row>
        <table:table-row table:style-name="ro1">
          <table:table-cell office:value-type="float" office:value="1088">
            <text:p>1088</text:p>
          </table:table-cell>
          <table:table-cell table:formula="of:=470000/(65536*2/[.A35]-1)" office:value-type="float" office:value="3934.02264894141">
            <text:p>3.93E+3</text:p>
          </table:table-cell>
          <table:table-cell table:formula="of:=3735/LN([.B35]/0.772)-273" office:value-type="float" office:value="164.54891384029">
            <text:p>165</text:p>
          </table:table-cell>
        </table:table-row>
        <table:table-row table:style-name="ro1">
          <table:table-cell office:value-type="float" office:value="1120">
            <text:p>1120</text:p>
          </table:table-cell>
          <table:table-cell table:formula="of:=470000/(65536*2/[.A36]-1)" office:value-type="float" office:value="4050.72642206353">
            <text:p>4.05E+3</text:p>
          </table:table-cell>
          <table:table-cell table:formula="of:=3735/LN([.B36]/0.772)-273" office:value-type="float" office:value="163.055561173296">
            <text:p>163</text:p>
          </table:table-cell>
        </table:table-row>
        <table:table-row table:style-name="ro1">
          <table:table-cell office:value-type="float" office:value="1152">
            <text:p>1152</text:p>
          </table:table-cell>
          <table:table-cell table:formula="of:=470000/(65536*2/[.A37]-1)" office:value-type="float" office:value="4167.48768472906">
            <text:p>4.17E+3</text:p>
          </table:table-cell>
          <table:table-cell table:formula="of:=3735/LN([.B37]/0.772)-273" office:value-type="float" office:value="161.613661153168">
            <text:p>162</text:p>
          </table:table-cell>
        </table:table-row>
        <table:table-row table:style-name="ro1">
          <table:table-cell office:value-type="float" office:value="1184">
            <text:p>1184</text:p>
          </table:table-cell>
          <table:table-cell table:formula="of:=470000/(65536*2/[.A38]-1)" office:value-type="float" office:value="4284.30647942843">
            <text:p>4.28E+3</text:p>
          </table:table-cell>
          <table:table-cell table:formula="of:=3735/LN([.B38]/0.772)-273" office:value-type="float" office:value="160.220046272535">
            <text:p>160</text:p>
          </table:table-cell>
        </table:table-row>
        <table:table-row table:style-name="ro1">
          <table:table-cell office:value-type="float" office:value="1216">
            <text:p>1216</text:p>
          </table:table-cell>
          <table:table-cell table:formula="of:=470000/(65536*2/[.A39]-1)" office:value-type="float" office:value="4401.18284869394">
            <text:p>4.40E+3</text:p>
          </table:table-cell>
          <table:table-cell table:formula="of:=3735/LN([.B39]/0.772)-273" office:value-type="float" office:value="158.871824173081">
            <text:p>159</text:p>
          </table:table-cell>
        </table:table-row>
        <table:table-row table:style-name="ro1">
          <table:table-cell office:value-type="float" office:value="1248">
            <text:p>1248</text:p>
          </table:table-cell>
          <table:table-cell table:formula="of:=470000/(65536*2/[.A40]-1)" office:value-type="float" office:value="4518.11683509983">
            <text:p>4.52E+3</text:p>
          </table:table-cell>
          <table:table-cell table:formula="of:=3735/LN([.B40]/0.772)-273" office:value-type="float" office:value="157.56634716889">
            <text:p>158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table:formula="of:=470000/(65536*2/[.A41]-1)" office:value-type="float" office:value="4635.10848126233">
            <text:p>4.64E+3</text:p>
          </table:table-cell>
          <table:table-cell table:formula="of:=3735/LN([.B41]/0.772)-273" office:value-type="float" office:value="156.301185835487">
            <text:p>156</text:p>
          </table:table-cell>
        </table:table-row>
        <table:table-row table:style-name="ro1">
          <table:table-cell office:value-type="float" office:value="1312">
            <text:p>1312</text:p>
          </table:table-cell>
          <table:table-cell table:formula="of:=470000/(65536*2/[.A42]-1)" office:value-type="float" office:value="4752.1578298397">
            <text:p>4.75E+3</text:p>
          </table:table-cell>
          <table:table-cell table:formula="of:=3735/LN([.B42]/0.772)-273" office:value-type="float" office:value="155.074106034802">
            <text:p>155</text:p>
          </table:table-cell>
        </table:table-row>
        <table:table-row table:style-name="ro1">
          <table:table-cell office:value-type="float" office:value="1344">
            <text:p>1344</text:p>
          </table:table-cell>
          <table:table-cell table:formula="of:=470000/(65536*2/[.A43]-1)" office:value-type="float" office:value="4869.26492353231">
            <text:p>4.87E+3</text:p>
          </table:table-cell>
          <table:table-cell table:formula="of:=3735/LN([.B43]/0.772)-273" office:value-type="float" office:value="153.883048856745">
            <text:p>154</text:p>
          </table:table-cell>
        </table:table-row>
        <table:table-row table:style-name="ro1">
          <table:table-cell office:value-type="float" office:value="1376">
            <text:p>1376</text:p>
          </table:table-cell>
          <table:table-cell table:formula="of:=470000/(65536*2/[.A44]-1)" office:value-type="float" office:value="4986.42980508266">
            <text:p>4.99E+3</text:p>
          </table:table-cell>
          <table:table-cell table:formula="of:=3735/LN([.B44]/0.772)-273" office:value-type="float" office:value="152.726113046931">
            <text:p>153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table:formula="of:=470000/(65536*2/[.A45]-1)" office:value-type="float" office:value="5103.65251727542">
            <text:p>5.10E+3</text:p>
          </table:table-cell>
          <table:table-cell table:formula="of:=3735/LN([.B45]/0.772)-273" office:value-type="float" office:value="151.601539562134">
            <text:p>152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table:formula="of:=470000/(65536*2/[.A46]-1)" office:value-type="float" office:value="5220.93310293755">
            <text:p>5.22E+3</text:p>
          </table:table-cell>
          <table:table-cell table:formula="of:=3735/LN([.B46]/0.772)-273" office:value-type="float" office:value="150.507697953612">
            <text:p>151</text:p>
          </table:table-cell>
        </table:table-row>
        <table:table-row table:style-name="ro1">
          <table:table-cell office:value-type="float" office:value="1472">
            <text:p>1472</text:p>
          </table:table-cell>
          <table:table-cell table:formula="of:=470000/(65536*2/[.A47]-1)" office:value-type="float" office:value="5338.27160493827">
            <text:p>5.34E+3</text:p>
          </table:table-cell>
          <table:table-cell table:formula="of:=3735/LN([.B47]/0.772)-273" office:value-type="float" office:value="149.443074326394">
            <text:p>149</text:p>
          </table:table-cell>
        </table:table-row>
        <table:table-row table:style-name="ro1">
          <table:table-cell office:value-type="float" office:value="1504">
            <text:p>1504</text:p>
          </table:table-cell>
          <table:table-cell table:formula="of:=470000/(65536*2/[.A48]-1)" office:value-type="float" office:value="5455.66806618918">
            <text:p>5.46E+3</text:p>
          </table:table-cell>
          <table:table-cell table:formula="of:=3735/LN([.B48]/0.772)-273" office:value-type="float" office:value="148.406260662032">
            <text:p>148</text:p>
          </table:table-cell>
        </table:table-row>
        <table:table-row table:style-name="ro1">
          <table:table-cell office:value-type="float" office:value="1536">
            <text:p>1536</text:p>
          </table:table-cell>
          <table:table-cell table:formula="of:=470000/(65536*2/[.A49]-1)" office:value-type="float" office:value="5573.12252964427">
            <text:p>5.57E+3</text:p>
          </table:table-cell>
          <table:table-cell table:formula="of:=3735/LN([.B49]/0.772)-273" office:value-type="float" office:value="147.395945324847">
            <text:p>147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table:formula="of:=470000/(65536*2/[.A50]-1)" office:value-type="float" office:value="5690.63503829998">
            <text:p>5.69E+3</text:p>
          </table:table-cell>
          <table:table-cell table:formula="of:=3735/LN([.B50]/0.772)-273" office:value-type="float" office:value="146.410904598696">
            <text:p>146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table:formula="of:=470000/(65536*2/[.A51]-1)" office:value-type="float" office:value="5808.20563519525">
            <text:p>5.81E+3</text:p>
          </table:table-cell>
          <table:table-cell table:formula="of:=3735/LN([.B51]/0.772)-273" office:value-type="float" office:value="145.449995123744">
            <text:p>145</text:p>
          </table:table-cell>
        </table:table-row>
        <table:table-row table:style-name="ro1">
          <table:table-cell office:value-type="float" office:value="1632">
            <text:p>1632</text:p>
          </table:table-cell>
          <table:table-cell table:formula="of:=470000/(65536*2/[.A52]-1)" office:value-type="float" office:value="5925.83436341162">
            <text:p>5.93E+3</text:p>
          </table:table-cell>
          <table:table-cell table:formula="of:=3735/LN([.B52]/0.772)-273" office:value-type="float" office:value="144.512147121553">
            <text:p>145</text:p>
          </table:table-cell>
        </table:table-row>
        <table:table-row table:style-name="ro1">
          <table:table-cell office:value-type="float" office:value="1664">
            <text:p>1664</text:p>
          </table:table-cell>
          <table:table-cell table:formula="of:=470000/(65536*2/[.A53]-1)" office:value-type="float" office:value="6043.5212660732">
            <text:p>6.04E+3</text:p>
          </table:table-cell>
          <table:table-cell table:formula="of:=3735/LN([.B53]/0.772)-273" office:value-type="float" office:value="143.596358312519">
            <text:p>144</text:p>
          </table:table-cell>
        </table:table-row>
        <table:table-row table:style-name="ro1">
          <table:table-cell office:value-type="float" office:value="1696">
            <text:p>1696</text:p>
          </table:table-cell>
          <table:table-cell table:formula="of:=470000/(65536*2/[.A54]-1)" office:value-type="float" office:value="6161.26638634677">
            <text:p>6.16E+3</text:p>
          </table:table-cell>
          <table:table-cell table:formula="of:=3735/LN([.B54]/0.772)-273" office:value-type="float" office:value="142.701688443039">
            <text:p>143</text:p>
          </table:table-cell>
        </table:table-row>
        <table:table-row table:style-name="ro1">
          <table:table-cell office:value-type="float" office:value="1728">
            <text:p>1728</text:p>
          </table:table-cell>
          <table:table-cell table:formula="of:=470000/(65536*2/[.A55]-1)" office:value-type="float" office:value="6279.06976744186">
            <text:p>6.28E+3</text:p>
          </table:table-cell>
          <table:table-cell table:formula="of:=3735/LN([.B55]/0.772)-273" office:value-type="float" office:value="141.827254350956">
            <text:p>142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table:formula="of:=470000/(65536*2/[.A56]-1)" office:value-type="float" office:value="6396.93145261074">
            <text:p>6.40E+3</text:p>
          </table:table-cell>
          <table:table-cell table:formula="of:=3735/LN([.B56]/0.772)-273" office:value-type="float" office:value="140.972225507422">
            <text:p>141</text:p>
          </table:table-cell>
        </table:table-row>
        <table:table-row table:style-name="ro1">
          <table:table-cell office:value-type="float" office:value="1792">
            <text:p>1792</text:p>
          </table:table-cell>
          <table:table-cell table:formula="of:=470000/(65536*2/[.A57]-1)" office:value-type="float" office:value="6514.85148514852">
            <text:p>6.51E+3</text:p>
          </table:table-cell>
          <table:table-cell table:formula="of:=3735/LN([.B57]/0.772)-273" office:value-type="float" office:value="140.135819981362">
            <text:p>140</text:p>
          </table:table-cell>
        </table:table-row>
        <table:table-row table:style-name="ro1">
          <table:table-cell office:value-type="float" office:value="1824">
            <text:p>1824</text:p>
          </table:table-cell>
          <table:table-cell table:formula="of:=470000/(65536*2/[.A58]-1)" office:value-type="float" office:value="6632.82990839317">
            <text:p>6.63E+3</text:p>
          </table:table-cell>
          <table:table-cell table:formula="of:=3735/LN([.B58]/0.772)-273" office:value-type="float" office:value="139.317300779699">
            <text:p>139</text:p>
          </table:table-cell>
        </table:table-row>
        <table:table-row table:style-name="ro1">
          <table:table-cell office:value-type="float" office:value="1856">
            <text:p>1856</text:p>
          </table:table-cell>
          <table:table-cell table:formula="of:=470000/(65536*2/[.A59]-1)" office:value-type="float" office:value="6750.86676572561">
            <text:p>6.75E+3</text:p>
          </table:table-cell>
          <table:table-cell table:formula="of:=3735/LN([.B59]/0.772)-273" office:value-type="float" office:value="138.515972522393">
            <text:p>139</text:p>
          </table:table-cell>
        </table:table-row>
        <table:table-row table:style-name="ro1">
          <table:table-cell office:value-type="float" office:value="1888">
            <text:p>1888</text:p>
          </table:table-cell>
          <table:table-cell table:formula="of:=470000/(65536*2/[.A60]-1)" office:value-type="float" office:value="6868.96210056973">
            <text:p>6.87E+3</text:p>
          </table:table-cell>
          <table:table-cell table:formula="of:=3735/LN([.B60]/0.772)-273" office:value-type="float" office:value="137.731178416422">
            <text:p>138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table:formula="of:=470000/(65536*2/[.A61]-1)" office:value-type="float" office:value="6987.11595639247">
            <text:p>6.99E+3</text:p>
          </table:table-cell>
          <table:table-cell table:formula="of:=3735/LN([.B61]/0.772)-273" office:value-type="float" office:value="136.962297497265">
            <text:p>137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 table:formula="of:=470000/(65536*2/[.A62]-1)" office:value-type="float" office:value="7105.32837670384">
            <text:p>7.11E+3</text:p>
          </table:table-cell>
          <table:table-cell table:formula="of:=3735/LN([.B62]/0.772)-273" office:value-type="float" office:value="136.208742110158">
            <text:p>136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table:formula="of:=470000/(65536*2/[.A63]-1)" office:value-type="float" office:value="7223.59940505702">
            <text:p>7.22E+3</text:p>
          </table:table-cell>
          <table:table-cell table:formula="of:=3735/LN([.B63]/0.772)-273" office:value-type="float" office:value="135.469955606728">
            <text:p>135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table:formula="of:=470000/(65536*2/[.A64]-1)" office:value-type="float" office:value="7341.92908504835">
            <text:p>7.34E+3</text:p>
          </table:table-cell>
          <table:table-cell table:formula="of:=3735/LN([.B64]/0.772)-273" office:value-type="float" office:value="134.745410235409">
            <text:p>13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table:formula="of:=470000/(65536*2/[.A65]-1)" office:value-type="float" office:value="7460.31746031746">
            <text:p>7.46E+3</text:p>
          </table:table-cell>
          <table:table-cell table:formula="of:=3735/LN([.B65]/0.772)-273" office:value-type="float" office:value="134.034605206537">
            <text:p>134</text:p>
          </table:table-cell>
        </table:table-row>
        <table:table-row table:style-name="ro1">
          <table:table-cell office:value-type="float" office:value="2080">
            <text:p>2080</text:p>
          </table:table-cell>
          <table:table-cell table:formula="of:=470000/(65536*2/[.A66]-1)" office:value-type="float" office:value="7578.76457454726">
            <text:p>7.58E+3</text:p>
          </table:table-cell>
          <table:table-cell table:formula="of:=3735/LN([.B66]/0.772)-273" office:value-type="float" office:value="133.337064915154">
            <text:p>133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table:formula="of:=470000/(65536*2/[.A67]-1)" office:value-type="float" office:value="7697.27047146402">
            <text:p>7.70E+3</text:p>
          </table:table-cell>
          <table:table-cell table:formula="of:=3735/LN([.B67]/0.772)-273" office:value-type="float" office:value="132.65233730646">
            <text:p>133</text:p>
          </table:table-cell>
        </table:table-row>
        <table:table-row table:style-name="ro1">
          <table:table-cell office:value-type="float" office:value="2144">
            <text:p>2144</text:p>
          </table:table-cell>
          <table:table-cell table:formula="of:=470000/(65536*2/[.A68]-1)" office:value-type="float" office:value="7815.83519483743">
            <text:p>7.82E+3</text:p>
          </table:table-cell>
          <table:table-cell table:formula="of:=3735/LN([.B68]/0.772)-273" office:value-type="float" office:value="131.979992370462">
            <text:p>132</text:p>
          </table:table-cell>
        </table:table-row>
        <table:table-row table:style-name="ro1">
          <table:table-cell office:value-type="float" office:value="2176">
            <text:p>2176</text:p>
          </table:table-cell>
          <table:table-cell table:formula="of:=470000/(65536*2/[.A69]-1)" office:value-type="float" office:value="7934.45878848064">
            <text:p>7.93E+3</text:p>
          </table:table-cell>
          <table:table-cell table:formula="of:=3735/LN([.B69]/0.772)-273" office:value-type="float" office:value="131.319620753857">
            <text:p>131</text:p>
          </table:table-cell>
        </table:table-row>
        <table:table-row table:style-name="ro1">
          <table:table-cell office:value-type="float" office:value="2208">
            <text:p>2208</text:p>
          </table:table-cell>
          <table:table-cell table:formula="of:=470000/(65536*2/[.A70]-1)" office:value-type="float" office:value="8053.14129625031">
            <text:p>8.05E+3</text:p>
          </table:table-cell>
          <table:table-cell table:formula="of:=3735/LN([.B70]/0.772)-273" office:value-type="float" office:value="130.670832478414">
            <text:p>131</text:p>
          </table:table-cell>
        </table:table-row>
        <table:table-row table:style-name="ro1">
          <table:table-cell office:value-type="float" office:value="2240">
            <text:p>2240</text:p>
          </table:table-cell>
          <table:table-cell table:formula="of:=470000/(65536*2/[.A71]-1)" office:value-type="float" office:value="8171.8827620467">
            <text:p>8.17E+3</text:p>
          </table:table-cell>
          <table:table-cell table:formula="of:=3735/LN([.B71]/0.772)-273" office:value-type="float" office:value="130.033255756278">
            <text:p>130</text:p>
          </table:table-cell>
        </table:table-row>
        <table:table-row table:style-name="ro1">
          <table:table-cell office:value-type="float" office:value="2272">
            <text:p>2272</text:p>
          </table:table-cell>
          <table:table-cell table:formula="of:=470000/(65536*2/[.A72]-1)" office:value-type="float" office:value="8290.68322981366">
            <text:p>8.29E+3</text:p>
          </table:table-cell>
          <table:table-cell table:formula="of:=3735/LN([.B72]/0.772)-273" office:value-type="float" office:value="129.406535893582">
            <text:p>129</text:p>
          </table:table-cell>
        </table:table-row>
        <table:table-row table:style-name="ro1">
          <table:table-cell office:value-type="float" office:value="2304">
            <text:p>2304</text:p>
          </table:table-cell>
          <table:table-cell table:formula="of:=470000/(65536*2/[.A73]-1)" office:value-type="float" office:value="8409.54274353877">
            <text:p>8.41E+3</text:p>
          </table:table-cell>
          <table:table-cell table:formula="of:=3735/LN([.B73]/0.772)-273" office:value-type="float" office:value="128.790334274636">
            <text:p>129</text:p>
          </table:table-cell>
        </table:table-row>
        <table:table-row table:style-name="ro1">
          <table:table-cell office:value-type="float" office:value="2336">
            <text:p>2336</text:p>
          </table:table-cell>
          <table:table-cell table:formula="of:=470000/(65536*2/[.A74]-1)" office:value-type="float" office:value="8528.46134725329">
            <text:p>8.53E+3</text:p>
          </table:table-cell>
          <table:table-cell table:formula="of:=3735/LN([.B74]/0.772)-273" office:value-type="float" office:value="128.184327419737">
            <text:p>128</text:p>
          </table:table-cell>
        </table:table-row>
        <table:table-row table:style-name="ro1">
          <table:table-cell office:value-type="float" office:value="2368">
            <text:p>2368</text:p>
          </table:table-cell>
          <table:table-cell table:formula="of:=470000/(65536*2/[.A75]-1)" office:value-type="float" office:value="8647.43908503232">
            <text:p>8.65E+3</text:p>
          </table:table-cell>
          <table:table-cell table:formula="of:=3735/LN([.B75]/0.772)-273" office:value-type="float" office:value="127.588206110336">
            <text:p>128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table:formula="of:=470000/(65536*2/[.A76]-1)" office:value-type="float" office:value="8766.47600099478">
            <text:p>8.77E+3</text:p>
          </table:table-cell>
          <table:table-cell table:formula="of:=3735/LN([.B76]/0.772)-273" office:value-type="float" office:value="127.001674575893">
            <text:p>127</text:p>
          </table:table-cell>
        </table:table-row>
        <table:table-row table:style-name="ro1">
          <table:table-cell office:value-type="float" office:value="2432">
            <text:p>2432</text:p>
          </table:table-cell>
          <table:table-cell table:formula="of:=470000/(65536*2/[.A77]-1)" office:value-type="float" office:value="8885.57213930348">
            <text:p>8.89E+3</text:p>
          </table:table-cell>
          <table:table-cell table:formula="of:=3735/LN([.B77]/0.772)-273" office:value-type="float" office:value="126.424449737319">
            <text:p>126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table:formula="of:=470000/(65536*2/[.A78]-1)" office:value-type="float" office:value="9004.72754416522">
            <text:p>9.00E+3</text:p>
          </table:table-cell>
          <table:table-cell table:formula="of:=3735/LN([.B78]/0.772)-273" office:value-type="float" office:value="125.856260502361">
            <text:p>126</text:p>
          </table:table-cell>
        </table:table-row>
        <table:table-row table:style-name="ro1">
          <table:table-cell office:value-type="float" office:value="2496">
            <text:p>2496</text:p>
          </table:table-cell>
          <table:table-cell table:formula="of:=470000/(65536*2/[.A79]-1)" office:value-type="float" office:value="9123.94225983076">
            <text:p>9.12E+3</text:p>
          </table:table-cell>
          <table:table-cell table:formula="of:=3735/LN([.B79]/0.772)-273" office:value-type="float" office:value="125.296847108754">
            <text:p>125</text:p>
          </table:table-cell>
        </table:table-row>
        <table:table-row table:style-name="ro1">
          <table:table-cell office:value-type="float" office:value="2528">
            <text:p>2528</text:p>
          </table:table-cell>
          <table:table-cell table:formula="of:=470000/(65536*2/[.A80]-1)" office:value-type="float" office:value="9243.21633059497">
            <text:p>9.24E+3</text:p>
          </table:table-cell>
          <table:table-cell table:formula="of:=3735/LN([.B80]/0.772)-273" office:value-type="float" office:value="124.745960511316">
            <text:p>125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table:formula="of:=470000/(65536*2/[.A81]-1)" office:value-type="float" office:value="9362.54980079681">
            <text:p>9.36E+3</text:p>
          </table:table-cell>
          <table:table-cell table:formula="of:=3735/LN([.B81]/0.772)-273" office:value-type="float" office:value="124.203361809538">
            <text:p>124</text:p>
          </table:table-cell>
        </table:table-row>
        <table:table-row table:style-name="ro1">
          <table:table-cell office:value-type="float" office:value="2592">
            <text:p>2592</text:p>
          </table:table-cell>
          <table:table-cell table:formula="of:=470000/(65536*2/[.A82]-1)" office:value-type="float" office:value="9481.94271481943">
            <text:p>9.48E+3</text:p>
          </table:table-cell>
          <table:table-cell table:formula="of:=3735/LN([.B82]/0.772)-273" office:value-type="float" office:value="123.668821712517">
            <text:p>124</text:p>
          </table:table-cell>
        </table:table-row>
        <table:table-row table:style-name="ro1">
          <table:table-cell office:value-type="float" office:value="2624">
            <text:p>2624</text:p>
          </table:table-cell>
          <table:table-cell table:formula="of:=470000/(65536*2/[.A83]-1)" office:value-type="float" office:value="9601.39511709018">
            <text:p>9.60E+3</text:p>
          </table:table-cell>
          <table:table-cell table:formula="of:=3735/LN([.B83]/0.772)-273" office:value-type="float" office:value="123.142120038366">
            <text:p>123</text:p>
          </table:table-cell>
        </table:table-row>
        <table:table-row table:style-name="ro1">
          <table:table-cell office:value-type="float" office:value="2656">
            <text:p>2656</text:p>
          </table:table-cell>
          <table:table-cell table:formula="of:=470000/(65536*2/[.A84]-1)" office:value-type="float" office:value="9720.90705208074">
            <text:p>9.72E+3</text:p>
          </table:table-cell>
          <table:table-cell table:formula="of:=3735/LN([.B84]/0.772)-273" office:value-type="float" office:value="122.623045245488">
            <text:p>123</text:p>
          </table:table-cell>
        </table:table-row>
        <table:table-row table:style-name="ro1">
          <table:table-cell office:value-type="float" office:value="2688">
            <text:p>2688</text:p>
          </table:table-cell>
          <table:table-cell table:formula="of:=470000/(65536*2/[.A85]-1)" office:value-type="float" office:value="9840.47856430708">
            <text:p>9.84E+3</text:p>
          </table:table-cell>
          <table:table-cell table:formula="of:=3735/LN([.B85]/0.772)-273" office:value-type="float" office:value="122.111393993326">
            <text:p>122</text:p>
          </table:table-cell>
        </table:table-row>
        <table:table-row table:style-name="ro1">
          <table:table-cell office:value-type="float" office:value="2720">
            <text:p>2720</text:p>
          </table:table-cell>
          <table:table-cell table:formula="of:=470000/(65536*2/[.A86]-1)" office:value-type="float" office:value="9960.10969832959">
            <text:p>9.96E+3</text:p>
          </table:table-cell>
          <table:table-cell table:formula="of:=3735/LN([.B86]/0.772)-273" office:value-type="float" office:value="121.606970730407">
            <text:p>122</text:p>
          </table:table-cell>
        </table:table-row>
        <table:table-row table:style-name="ro1">
          <table:table-cell office:value-type="float" office:value="2752">
            <text:p>2752</text:p>
          </table:table-cell>
          <table:table-cell table:formula="of:=470000/(65536*2/[.A87]-1)" office:value-type="float" office:value="10079.8004987531">
            <text:p>1.01E+4</text:p>
          </table:table-cell>
          <table:table-cell table:formula="of:=3735/LN([.B87]/0.772)-273" office:value-type="float" office:value="121.10958730768">
            <text:p>121</text:p>
          </table:table-cell>
        </table:table-row>
        <table:table-row table:style-name="ro1">
          <table:table-cell office:value-type="float" office:value="2784">
            <text:p>2784</text:p>
          </table:table-cell>
          <table:table-cell table:formula="of:=470000/(65536*2/[.A88]-1)" office:value-type="float" office:value="10199.551010227">
            <text:p>1.02E+4</text:p>
          </table:table-cell>
          <table:table-cell table:formula="of:=3735/LN([.B88]/0.772)-273" office:value-type="float" office:value="120.619062615325">
            <text:p>121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table:formula="of:=470000/(65536*2/[.A89]-1)" office:value-type="float" office:value="10319.3612774451">
            <text:p>1.03E+4</text:p>
          </table:table-cell>
          <table:table-cell table:formula="of:=3735/LN([.B89]/0.772)-273" office:value-type="float" office:value="120.135222241353">
            <text:p>120</text:p>
          </table:table-cell>
        </table:table-row>
        <table:table-row table:style-name="ro1">
          <table:table-cell office:value-type="float" office:value="2848">
            <text:p>2848</text:p>
          </table:table-cell>
          <table:table-cell table:formula="of:=470000/(65536*2/[.A90]-1)" office:value-type="float" office:value="10439.231345146">
            <text:p>1.04E+4</text:p>
          </table:table-cell>
          <table:table-cell table:formula="of:=3735/LN([.B90]/0.772)-273" office:value-type="float" office:value="119.657898150455">
            <text:p>120</text:p>
          </table:table-cell>
        </table:table-row>
        <table:table-row table:style-name="ro1">
          <table:table-cell office:value-type="float" office:value="2880">
            <text:p>2880</text:p>
          </table:table-cell>
          <table:table-cell table:formula="of:=470000/(65536*2/[.A91]-1)" office:value-type="float" office:value="10559.1612581128">
            <text:p>1.06E+4</text:p>
          </table:table-cell>
          <table:table-cell table:formula="of:=3735/LN([.B91]/0.772)-273" office:value-type="float" office:value="119.186928381683">
            <text:p>119</text:p>
          </table:table-cell>
        </table:table-row>
        <table:table-row table:style-name="ro1">
          <table:table-cell office:value-type="float" office:value="2912">
            <text:p>2912</text:p>
          </table:table-cell>
          <table:table-cell table:formula="of:=470000/(65536*2/[.A92]-1)" office:value-type="float" office:value="10679.1510611735">
            <text:p>1.07E+4</text:p>
          </table:table-cell>
          <table:table-cell table:formula="of:=3735/LN([.B92]/0.772)-273" office:value-type="float" office:value="118.72215676367">
            <text:p>119</text:p>
          </table:table-cell>
        </table:table-row>
        <table:table-row table:style-name="ro1">
          <table:table-cell office:value-type="float" office:value="2944">
            <text:p>2944</text:p>
          </table:table-cell>
          <table:table-cell table:formula="of:=470000/(65536*2/[.A93]-1)" office:value-type="float" office:value="10799.2007992008">
            <text:p>1.08E+4</text:p>
          </table:table-cell>
          <table:table-cell table:formula="of:=3735/LN([.B93]/0.772)-273" office:value-type="float" office:value="118.263432646185">
            <text:p>118</text:p>
          </table:table-cell>
        </table:table-row>
        <table:table-row table:style-name="ro1">
          <table:table-cell office:value-type="float" office:value="2976">
            <text:p>2976</text:p>
          </table:table-cell>
          <table:table-cell table:formula="of:=470000/(65536*2/[.A94]-1)" office:value-type="float" office:value="10919.3105171122">
            <text:p>1.09E+4</text:p>
          </table:table-cell>
          <table:table-cell table:formula="of:=3735/LN([.B94]/0.772)-273" office:value-type="float" office:value="117.810610646917">
            <text:p>118</text:p>
          </table:table-cell>
        </table:table-row>
        <table:table-row table:style-name="ro1">
          <table:table-cell office:value-type="float" office:value="3008">
            <text:p>3008</text:p>
          </table:table-cell>
          <table:table-cell table:formula="of:=470000/(65536*2/[.A95]-1)" office:value-type="float" office:value="11039.4802598701">
            <text:p>1.10E+4</text:p>
          </table:table-cell>
          <table:table-cell table:formula="of:=3735/LN([.B95]/0.772)-273" office:value-type="float" office:value="117.36355041247">
            <text:p>117</text:p>
          </table:table-cell>
        </table:table-row>
        <table:table-row table:style-name="ro1">
          <table:table-cell office:value-type="float" office:value="3040">
            <text:p>3040</text:p>
          </table:table-cell>
          <table:table-cell table:formula="of:=470000/(65536*2/[.A96]-1)" office:value-type="float" office:value="11159.7100724819">
            <text:p>1.12E+4</text:p>
          </table:table-cell>
          <table:table-cell table:formula="of:=3735/LN([.B96]/0.772)-273" office:value-type="float" office:value="116.922116392636">
            <text:p>117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table:formula="of:=470000/(65536*2/[.A97]-1)" office:value-type="float" office:value="11280">
            <text:p>1.13E+4</text:p>
          </table:table-cell>
          <table:table-cell table:formula="of:=3735/LN([.B97]/0.772)-273" office:value-type="float" office:value="116.486177627063">
            <text:p>116</text:p>
          </table:table-cell>
        </table:table-row>
        <table:table-row table:style-name="ro1">
          <table:table-cell office:value-type="float" office:value="3104">
            <text:p>3104</text:p>
          </table:table-cell>
          <table:table-cell table:formula="of:=470000/(65536*2/[.A98]-1)" office:value-type="float" office:value="11400.3500875219">
            <text:p>1.14E+4</text:p>
          </table:table-cell>
          <table:table-cell table:formula="of:=3735/LN([.B98]/0.772)-273" office:value-type="float" office:value="116.055607543535">
            <text:p>116</text:p>
          </table:table-cell>
        </table:table-row>
        <table:table-row table:style-name="ro1">
          <table:table-cell office:value-type="float" office:value="3136">
            <text:p>3136</text:p>
          </table:table-cell>
          <table:table-cell table:formula="of:=470000/(65536*2/[.A99]-1)" office:value-type="float" office:value="11520.7603801901">
            <text:p>1.15E+4</text:p>
          </table:table-cell>
          <table:table-cell table:formula="of:=3735/LN([.B99]/0.772)-273" office:value-type="float" office:value="115.630283767093">
            <text:p>116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table:formula="of:=470000/(65536*2/[.A100]-1)" office:value-type="float" office:value="11641.2309231924">
            <text:p>1.16E+4</text:p>
          </table:table-cell>
          <table:table-cell table:formula="of:=3735/LN([.B100]/0.772)-273" office:value-type="float" office:value="115.210087939334">
            <text:p>115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table:formula="of:=470000/(65536*2/[.A101]-1)" office:value-type="float" office:value="11761.7617617618">
            <text:p>1.18E+4</text:p>
          </table:table-cell>
          <table:table-cell table:formula="of:=3735/LN([.B101]/0.772)-273" office:value-type="float" office:value="114.794905547238">
            <text:p>115</text:p>
          </table:table-cell>
        </table:table-row>
        <table:table-row table:style-name="ro1">
          <table:table-cell office:value-type="float" office:value="3232">
            <text:p>3232</text:p>
          </table:table-cell>
          <table:table-cell table:formula="of:=470000/(65536*2/[.A102]-1)" office:value-type="float" office:value="11882.3529411765">
            <text:p>1.19E+4</text:p>
          </table:table-cell>
          <table:table-cell table:formula="of:=3735/LN([.B102]/0.772)-273" office:value-type="float" office:value="114.384625760917">
            <text:p>114</text:p>
          </table:table-cell>
        </table:table-row>
        <table:table-row table:style-name="ro1">
          <table:table-cell office:value-type="float" office:value="3264">
            <text:p>3264</text:p>
          </table:table-cell>
          <table:table-cell table:formula="of:=470000/(65536*2/[.A103]-1)" office:value-type="float" office:value="12003.0045067601">
            <text:p>1.20E+4</text:p>
          </table:table-cell>
          <table:table-cell table:formula="of:=3735/LN([.B103]/0.772)-273" office:value-type="float" office:value="113.979141279772">
            <text:p>114</text:p>
          </table:table-cell>
        </table:table-row>
        <table:table-row table:style-name="ro1">
          <table:table-cell office:value-type="float" office:value="3296">
            <text:p>3296</text:p>
          </table:table-cell>
          <table:table-cell table:formula="of:=470000/(65536*2/[.A104]-1)" office:value-type="float" office:value="12123.7165038818">
            <text:p>1.21E+4</text:p>
          </table:table-cell>
          <table:table-cell table:formula="of:=3735/LN([.B104]/0.772)-273" office:value-type="float" office:value="113.578348186501">
            <text:p>114</text:p>
          </table:table-cell>
        </table:table-row>
        <table:table-row table:style-name="ro1">
          <table:table-cell office:value-type="float" office:value="3328">
            <text:p>3328</text:p>
          </table:table-cell>
          <table:table-cell table:formula="of:=470000/(65536*2/[.A105]-1)" office:value-type="float" office:value="12244.4889779559">
            <text:p>1.22E+4</text:p>
          </table:table-cell>
          <table:table-cell table:formula="of:=3735/LN([.B105]/0.772)-273" office:value-type="float" office:value="113.182145808522">
            <text:p>113</text:p>
          </table:table-cell>
        </table:table-row>
        <table:table-row table:style-name="ro1">
          <table:table-cell office:value-type="float" office:value="3360">
            <text:p>3360</text:p>
          </table:table-cell>
          <table:table-cell table:formula="of:=470000/(65536*2/[.A106]-1)" office:value-type="float" office:value="12365.3219744425">
            <text:p>1.24E+4</text:p>
          </table:table-cell>
          <table:table-cell table:formula="of:=3735/LN([.B106]/0.772)-273" office:value-type="float" office:value="112.790436586343">
            <text:p>113</text:p>
          </table:table-cell>
        </table:table-row>
        <table:table-row table:style-name="ro1">
          <table:table-cell office:value-type="float" office:value="3392">
            <text:p>3392</text:p>
          </table:table-cell>
          <table:table-cell table:formula="of:=470000/(65536*2/[.A107]-1)" office:value-type="float" office:value="12486.2155388471">
            <text:p>1.25E+4</text:p>
          </table:table-cell>
          <table:table-cell table:formula="of:=3735/LN([.B107]/0.772)-273" office:value-type="float" office:value="112.403125948479">
            <text:p>112</text:p>
          </table:table-cell>
        </table:table-row>
        <table:table-row table:style-name="ro1">
          <table:table-cell office:value-type="float" office:value="3424">
            <text:p>3424</text:p>
          </table:table-cell>
          <table:table-cell table:formula="of:=470000/(65536*2/[.A108]-1)" office:value-type="float" office:value="12607.169716721">
            <text:p>1.26E+4</text:p>
          </table:table-cell>
          <table:table-cell table:formula="of:=3735/LN([.B108]/0.772)-273" office:value-type="float" office:value="112.020122192528">
            <text:p>112</text:p>
          </table:table-cell>
        </table:table-row>
        <table:table-row table:style-name="ro1">
          <table:table-cell office:value-type="float" office:value="3456">
            <text:p>3456</text:p>
          </table:table-cell>
          <table:table-cell table:formula="of:=470000/(65536*2/[.A109]-1)" office:value-type="float" office:value="12728.184553661">
            <text:p>1.27E+4</text:p>
          </table:table-cell>
          <table:table-cell table:formula="of:=3735/LN([.B109]/0.772)-273" office:value-type="float" office:value="111.64133637205">
            <text:p>112</text:p>
          </table:table-cell>
        </table:table-row>
        <table:table-row table:style-name="ro1">
          <table:table-cell office:value-type="float" office:value="3488">
            <text:p>3488</text:p>
          </table:table-cell>
          <table:table-cell table:formula="of:=470000/(65536*2/[.A110]-1)" office:value-type="float" office:value="12849.2600953098">
            <text:p>1.28E+4</text:p>
          </table:table-cell>
          <table:table-cell table:formula="of:=3735/LN([.B110]/0.772)-273" office:value-type="float" office:value="111.266682188912">
            <text:p>111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table:formula="of:=470000/(65536*2/[.A111]-1)" office:value-type="float" office:value="12970.3963873557">
            <text:p>1.30E+4</text:p>
          </table:table-cell>
          <table:table-cell table:formula="of:=3735/LN([.B111]/0.772)-273" office:value-type="float" office:value="110.89607589079">
            <text:p>111</text:p>
          </table:table-cell>
        </table:table-row>
        <table:table-row table:style-name="ro1">
          <table:table-cell office:value-type="float" office:value="3552">
            <text:p>3552</text:p>
          </table:table-cell>
          <table:table-cell table:formula="of:=470000/(65536*2/[.A112]-1)" office:value-type="float" office:value="13091.5934755333">
            <text:p>1.31E+4</text:p>
          </table:table-cell>
          <table:table-cell table:formula="of:=3735/LN([.B112]/0.772)-273" office:value-type="float" office:value="110.529436173534">
            <text:p>111</text:p>
          </table:table-cell>
        </table:table-row>
        <table:table-row table:style-name="ro1">
          <table:table-cell office:value-type="float" office:value="3584">
            <text:p>3584</text:p>
          </table:table-cell>
          <table:table-cell table:formula="of:=470000/(65536*2/[.A113]-1)" office:value-type="float" office:value="13212.8514056225">
            <text:p>1.32E+4</text:p>
          </table:table-cell>
          <table:table-cell table:formula="of:=3735/LN([.B113]/0.772)-273" office:value-type="float" office:value="110.166684088125">
            <text:p>110</text:p>
          </table:table-cell>
        </table:table-row>
        <table:table-row table:style-name="ro1">
          <table:table-cell office:value-type="float" office:value="3616">
            <text:p>3616</text:p>
          </table:table-cell>
          <table:table-cell table:formula="of:=470000/(65536*2/[.A114]-1)" office:value-type="float" office:value="13334.1702234497">
            <text:p>1.33E+4</text:p>
          </table:table-cell>
          <table:table-cell table:formula="of:=3735/LN([.B114]/0.772)-273" office:value-type="float" office:value="109.807742951967">
            <text:p>110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formula="of:=470000/(65536*2/[.A115]-1)" office:value-type="float" office:value="13455.549974887">
            <text:p>1.35E+4</text:p>
          </table:table-cell>
          <table:table-cell table:formula="of:=3735/LN([.B115]/0.772)-273" office:value-type="float" office:value="109.452538264281">
            <text:p>109</text:p>
          </table:table-cell>
        </table:table-row>
        <table:table-row table:style-name="ro1">
          <table:table-cell office:value-type="float" office:value="3680">
            <text:p>3680</text:p>
          </table:table-cell>
          <table:table-cell table:formula="of:=470000/(65536*2/[.A116]-1)" office:value-type="float" office:value="13576.9907058528">
            <text:p>1.36E+4</text:p>
          </table:table-cell>
          <table:table-cell table:formula="of:=3735/LN([.B116]/0.772)-273" office:value-type="float" office:value="109.100997625367">
            <text:p>109</text:p>
          </table:table-cell>
        </table:table-row>
        <table:table-row table:style-name="ro1">
          <table:table-cell office:value-type="float" office:value="3712">
            <text:p>3712</text:p>
          </table:table-cell>
          <table:table-cell table:formula="of:=470000/(65536*2/[.A117]-1)" office:value-type="float" office:value="13698.4924623116">
            <text:p>1.37E+4</text:p>
          </table:table-cell>
          <table:table-cell table:formula="of:=3735/LN([.B117]/0.772)-273" office:value-type="float" office:value="108.753050659537">
            <text:p>109</text:p>
          </table:table-cell>
        </table:table-row>
        <table:table-row table:style-name="ro1">
          <table:table-cell office:value-type="float" office:value="3744">
            <text:p>3744</text:p>
          </table:table-cell>
          <table:table-cell table:formula="of:=470000/(65536*2/[.A118]-1)" office:value-type="float" office:value="13820.0552902739">
            <text:p>1.38E+4</text:p>
          </table:table-cell>
          <table:table-cell table:formula="of:=3735/LN([.B118]/0.772)-273" office:value-type="float" office:value="108.40862894151">
            <text:p>108</text:p>
          </table:table-cell>
        </table:table-row>
        <table:table-row table:style-name="ro1">
          <table:table-cell office:value-type="float" office:value="3776">
            <text:p>3776</text:p>
          </table:table-cell>
          <table:table-cell table:formula="of:=470000/(65536*2/[.A119]-1)" office:value-type="float" office:value="13941.6792357969">
            <text:p>1.39E+4</text:p>
          </table:table-cell>
          <table:table-cell table:formula="of:=3735/LN([.B119]/0.772)-273" office:value-type="float" office:value="108.067665926095">
            <text:p>108</text:p>
          </table:table-cell>
        </table:table-row>
        <table:table-row table:style-name="ro1">
          <table:table-cell office:value-type="float" office:value="3808">
            <text:p>3808</text:p>
          </table:table-cell>
          <table:table-cell table:formula="of:=470000/(65536*2/[.A120]-1)" office:value-type="float" office:value="14063.3643449837">
            <text:p>1.41E+4</text:p>
          </table:table-cell>
          <table:table-cell table:formula="of:=3735/LN([.B120]/0.772)-273" office:value-type="float" office:value="107.730096880985">
            <text:p>108</text:p>
          </table:table-cell>
        </table:table-row>
        <table:table-row table:style-name="ro1">
          <table:table-cell office:value-type="float" office:value="3840">
            <text:p>3840</text:p>
          </table:table-cell>
          <table:table-cell table:formula="of:=470000/(65536*2/[.A121]-1)" office:value-type="float" office:value="14185.1106639839">
            <text:p>1.42E+4</text:p>
          </table:table-cell>
          <table:table-cell table:formula="of:=3735/LN([.B121]/0.772)-273" office:value-type="float" office:value="107.395858822494">
            <text:p>107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table:formula="of:=470000/(65536*2/[.A122]-1)" office:value-type="float" office:value="14306.9182389937">
            <text:p>1.43E+4</text:p>
          </table:table-cell>
          <table:table-cell table:formula="of:=3735/LN([.B122]/0.772)-273" office:value-type="float" office:value="107.064890454095">
            <text:p>107</text:p>
          </table:table-cell>
        </table:table-row>
        <table:table-row table:style-name="ro1">
          <table:table-cell office:value-type="float" office:value="3904">
            <text:p>3904</text:p>
          </table:table-cell>
          <table:table-cell table:formula="of:=470000/(65536*2/[.A123]-1)" office:value-type="float" office:value="14428.7871162557">
            <text:p>1.44E+4</text:p>
          </table:table-cell>
          <table:table-cell table:formula="of:=3735/LN([.B123]/0.772)-273" office:value-type="float" office:value="106.737132107604">
            <text:p>107</text:p>
          </table:table-cell>
        </table:table-row>
        <table:table-row table:style-name="ro1">
          <table:table-cell office:value-type="float" office:value="3936">
            <text:p>3936</text:p>
          </table:table-cell>
          <table:table-cell table:formula="of:=470000/(65536*2/[.A124]-1)" office:value-type="float" office:value="14550.7173420589">
            <text:p>1.46E+4</text:p>
          </table:table-cell>
          <table:table-cell table:formula="of:=3735/LN([.B124]/0.772)-273" office:value-type="float" office:value="106.412525686889">
            <text:p>106</text:p>
          </table:table-cell>
        </table:table-row>
        <table:table-row table:style-name="ro1">
          <table:table-cell office:value-type="float" office:value="3968">
            <text:p>3968</text:p>
          </table:table-cell>
          <table:table-cell table:formula="of:=470000/(65536*2/[.A125]-1)" office:value-type="float" office:value="14672.7089627392">
            <text:p>1.47E+4</text:p>
          </table:table-cell>
          <table:table-cell table:formula="of:=3735/LN([.B125]/0.772)-273" office:value-type="float" office:value="106.091014613954">
            <text:p>106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table:formula="of:=470000/(65536*2/[.A126]-1)" office:value-type="float" office:value="14794.7620246789">
            <text:p>1.48E+4</text:p>
          </table:table-cell>
          <table:table-cell table:formula="of:=3735/LN([.B126]/0.772)-273" office:value-type="float" office:value="105.772543777309">
            <text:p>106</text:p>
          </table:table-cell>
        </table:table-row>
        <table:table-row table:style-name="ro1">
          <table:table-cell office:value-type="float" office:value="4032">
            <text:p>4032</text:p>
          </table:table-cell>
          <table:table-cell table:formula="of:=470000/(65536*2/[.A127]-1)" office:value-type="float" office:value="14916.8765743073">
            <text:p>1.49E+4</text:p>
          </table:table-cell>
          <table:table-cell table:formula="of:=3735/LN([.B127]/0.772)-273" office:value-type="float" office:value="105.457059482482">
            <text:p>105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table:formula="of:=470000/(65536*2/[.A128]-1)" office:value-type="float" office:value="15039.0526581003">
            <text:p>1.50E+4</text:p>
          </table:table-cell>
          <table:table-cell table:formula="of:=3735/LN([.B128]/0.772)-273" office:value-type="float" office:value="105.144509404588">
            <text:p>10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table:formula="of:=470000/(65536*2/[.A129]-1)" office:value-type="float" office:value="15161.2903225806">
            <text:p>1.52E+4</text:p>
          </table:table-cell>
          <table:table-cell table:formula="of:=3735/LN([.B129]/0.772)-273" office:value-type="float" office:value="104.834842542848">
            <text:p>105</text:p>
          </table:table-cell>
        </table:table-row>
        <table:table-row table:style-name="ro1">
          <table:table-cell office:value-type="float" office:value="4128">
            <text:p>4128</text:p>
          </table:table-cell>
          <table:table-cell table:formula="of:=470000/(65536*2/[.A130]-1)" office:value-type="float" office:value="15283.5896143181">
            <text:p>1.53E+4</text:p>
          </table:table-cell>
          <table:table-cell table:formula="of:=3735/LN([.B130]/0.772)-273" office:value-type="float" office:value="104.528009176958">
            <text:p>105</text:p>
          </table:table-cell>
        </table:table-row>
        <table:table-row table:style-name="ro1">
          <table:table-cell office:value-type="float" office:value="4160">
            <text:p>4160</text:p>
          </table:table-cell>
          <table:table-cell table:formula="of:=470000/(65536*2/[.A131]-1)" office:value-type="float" office:value="15405.9505799294">
            <text:p>1.54E+4</text:p>
          </table:table-cell>
          <table:table-cell table:formula="of:=3735/LN([.B131]/0.772)-273" office:value-type="float" office:value="104.223960825227">
            <text:p>104</text:p>
          </table:table-cell>
        </table:table-row>
        <table:table-row table:style-name="ro1">
          <table:table-cell office:value-type="float" office:value="4192">
            <text:p>4192</text:p>
          </table:table-cell>
          <table:table-cell table:formula="of:=470000/(65536*2/[.A132]-1)" office:value-type="float" office:value="15528.3732660782">
            <text:p>1.55E+4</text:p>
          </table:table-cell>
          <table:table-cell table:formula="of:=3735/LN([.B132]/0.772)-273" office:value-type="float" office:value="103.922650204396">
            <text:p>104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table:formula="of:=470000/(65536*2/[.A133]-1)" office:value-type="float" office:value="15650.8577194753">
            <text:p>1.57E+4</text:p>
          </table:table-cell>
          <table:table-cell table:formula="of:=3735/LN([.B133]/0.772)-273" office:value-type="float" office:value="103.624031191055">
            <text:p>104</text:p>
          </table:table-cell>
        </table:table-row>
        <table:table-row table:style-name="ro1">
          <table:table-cell office:value-type="float" office:value="4256">
            <text:p>4256</text:p>
          </table:table-cell>
          <table:table-cell table:formula="of:=470000/(65536*2/[.A134]-1)" office:value-type="float" office:value="15773.4039868786">
            <text:p>1.58E+4</text:p>
          </table:table-cell>
          <table:table-cell table:formula="of:=3735/LN([.B134]/0.772)-273" office:value-type="float" office:value="103.328058784586">
            <text:p>103</text:p>
          </table:table-cell>
        </table:table-row>
        <table:table-row table:style-name="ro1">
          <table:table-cell office:value-type="float" office:value="4288">
            <text:p>4288</text:p>
          </table:table-cell>
          <table:table-cell table:formula="of:=470000/(65536*2/[.A135]-1)" office:value-type="float" office:value="15896.0121150934">
            <text:p>1.59E+4</text:p>
          </table:table-cell>
          <table:table-cell table:formula="of:=3735/LN([.B135]/0.772)-273" office:value-type="float" office:value="103.034689071566">
            <text:p>103</text:p>
          </table:table-cell>
        </table:table-row>
        <table:table-row table:style-name="ro1">
          <table:table-cell office:value-type="float" office:value="4320">
            <text:p>4320</text:p>
          </table:table-cell>
          <table:table-cell table:formula="of:=470000/(65536*2/[.A136]-1)" office:value-type="float" office:value="16018.682150972">
            <text:p>1.60E+4</text:p>
          </table:table-cell>
          <table:table-cell table:formula="of:=3735/LN([.B136]/0.772)-273" office:value-type="float" office:value="102.743879191549">
            <text:p>103</text:p>
          </table:table-cell>
        </table:table-row>
        <table:table-row table:style-name="ro1">
          <table:table-cell office:value-type="float" office:value="4352">
            <text:p>4352</text:p>
          </table:table-cell>
          <table:table-cell table:formula="of:=470000/(65536*2/[.A137]-1)" office:value-type="float" office:value="16141.4141414141">
            <text:p>1.61E+4</text:p>
          </table:table-cell>
          <table:table-cell table:formula="of:=3735/LN([.B137]/0.772)-273" office:value-type="float" office:value="102.455587304171">
            <text:p>102</text:p>
          </table:table-cell>
        </table:table-row>
        <table:table-row table:style-name="ro1">
          <table:table-cell office:value-type="float" office:value="4384">
            <text:p>4384</text:p>
          </table:table-cell>
          <table:table-cell table:formula="of:=470000/(65536*2/[.A138]-1)" office:value-type="float" office:value="16264.208133367">
            <text:p>1.63E+4</text:p>
          </table:table-cell>
          <table:table-cell table:formula="of:=3735/LN([.B138]/0.772)-273" office:value-type="float" office:value="102.169772557526">
            <text:p>102</text:p>
          </table:table-cell>
        </table:table-row>
        <table:table-row table:style-name="ro1">
          <table:table-cell office:value-type="float" office:value="4416">
            <text:p>4416</text:p>
          </table:table-cell>
          <table:table-cell table:formula="of:=470000/(65536*2/[.A139]-1)" office:value-type="float" office:value="16387.0641738252">
            <text:p>1.64E+4</text:p>
          </table:table-cell>
          <table:table-cell table:formula="of:=3735/LN([.B139]/0.772)-273" office:value-type="float" office:value="101.886395057739">
            <text:p>102</text:p>
          </table:table-cell>
        </table:table-row>
        <table:table-row table:style-name="ro1">
          <table:table-cell office:value-type="float" office:value="4448">
            <text:p>4448</text:p>
          </table:table-cell>
          <table:table-cell table:formula="of:=470000/(65536*2/[.A140]-1)" office:value-type="float" office:value="16509.9823098307">
            <text:p>1.65E+4</text:p>
          </table:table-cell>
          <table:table-cell table:formula="of:=3735/LN([.B140]/0.772)-273" office:value-type="float" office:value="101.605415839689">
            <text:p>102</text:p>
          </table:table-cell>
        </table:table-row>
        <table:table-row table:style-name="ro1">
          <table:table-cell office:value-type="float" office:value="4480">
            <text:p>4480</text:p>
          </table:table-cell>
          <table:table-cell table:formula="of:=470000/(65536*2/[.A141]-1)" office:value-type="float" office:value="16632.9625884732">
            <text:p>1.66E+4</text:p>
          </table:table-cell>
          <table:table-cell table:formula="of:=3735/LN([.B141]/0.772)-273" office:value-type="float" office:value="101.326796838838">
            <text:p>101</text:p>
          </table:table-cell>
        </table:table-row>
        <table:table-row table:style-name="ro1">
          <table:table-cell office:value-type="float" office:value="4512">
            <text:p>4512</text:p>
          </table:table-cell>
          <table:table-cell table:formula="of:=470000/(65536*2/[.A142]-1)" office:value-type="float" office:value="16756.00505689">
            <text:p>1.68E+4</text:p>
          </table:table-cell>
          <table:table-cell table:formula="of:=3735/LN([.B142]/0.772)-273" office:value-type="float" office:value="101.050500864103">
            <text:p>101</text:p>
          </table:table-cell>
        </table:table-row>
        <table:table-row table:style-name="ro1">
          <table:table-cell office:value-type="float" office:value="4544">
            <text:p>4544</text:p>
          </table:table-cell>
          <table:table-cell table:formula="of:=470000/(65536*2/[.A143]-1)" office:value-type="float" office:value="16879.1097622661">
            <text:p>1.69E+4</text:p>
          </table:table-cell>
          <table:table-cell table:formula="of:=3735/LN([.B143]/0.772)-273" office:value-type="float" office:value="100.776491571739">
            <text:p>101</text:p>
          </table:table-cell>
        </table:table-row>
        <table:table-row table:style-name="ro1">
          <table:table-cell office:value-type="float" office:value="4576">
            <text:p>4576</text:p>
          </table:table-cell>
          <table:table-cell table:formula="of:=470000/(65536*2/[.A144]-1)" office:value-type="float" office:value="17002.2767518341">
            <text:p>1.70E+4</text:p>
          </table:table-cell>
          <table:table-cell table:formula="of:=3735/LN([.B144]/0.772)-273" office:value-type="float" office:value="100.504733440172">
            <text:p>101</text:p>
          </table:table-cell>
        </table:table-row>
        <table:table-row table:style-name="ro1">
          <table:table-cell office:value-type="float" office:value="4608">
            <text:p>4608</text:p>
          </table:table-cell>
          <table:table-cell table:formula="of:=470000/(65536*2/[.A145]-1)" office:value-type="float" office:value="17125.5060728745">
            <text:p>1.71E+4</text:p>
          </table:table-cell>
          <table:table-cell table:formula="of:=3735/LN([.B145]/0.772)-273" office:value-type="float" office:value="100.235191745765">
            <text:p>100</text:p>
          </table:table-cell>
        </table:table-row>
        <table:table-row table:style-name="ro1">
          <table:table-cell office:value-type="float" office:value="4640">
            <text:p>4640</text:p>
          </table:table-cell>
          <table:table-cell table:formula="of:=470000/(65536*2/[.A146]-1)" office:value-type="float" office:value="17248.7977727158">
            <text:p>1.72E+4</text:p>
          </table:table-cell>
          <table:table-cell table:formula="of:=3735/LN([.B146]/0.772)-273" office:value-type="float" office:value="99.9678325394463">
            <text:p>100</text:p>
          </table:table-cell>
        </table:table-row>
        <table:table-row table:style-name="ro1">
          <table:table-cell office:value-type="float" office:value="4672">
            <text:p>4672</text:p>
          </table:table-cell>
          <table:table-cell table:formula="of:=470000/(65536*2/[.A147]-1)" office:value-type="float" office:value="17372.1518987342">
            <text:p>1.74E+4</text:p>
          </table:table-cell>
          <table:table-cell table:formula="of:=3735/LN([.B147]/0.772)-273" office:value-type="float" office:value="99.7026226241916">
            <text:p>100</text:p>
          </table:table-cell>
        </table:table-row>
        <table:table-row table:style-name="ro1">
          <table:table-cell office:value-type="float" office:value="4704">
            <text:p>4704</text:p>
          </table:table-cell>
          <table:table-cell table:formula="of:=470000/(65536*2/[.A148]-1)" office:value-type="float" office:value="17495.568498354">
            <text:p>1.75E+4</text:p>
          </table:table-cell>
          <table:table-cell table:formula="of:=3735/LN([.B148]/0.772)-273" office:value-type="float" office:value="99.4395295333038">
            <text:p>99</text:p>
          </table:table-cell>
        </table:table-row>
        <table:table-row table:style-name="ro1">
          <table:table-cell office:value-type="float" office:value="4736">
            <text:p>4736</text:p>
          </table:table-cell>
          <table:table-cell table:formula="of:=470000/(65536*2/[.A149]-1)" office:value-type="float" office:value="17619.0476190476">
            <text:p>1.76E+4</text:p>
          </table:table-cell>
          <table:table-cell table:formula="of:=3735/LN([.B149]/0.772)-273" office:value-type="float" office:value="99.1785215094666">
            <text:p>99</text:p>
          </table:table-cell>
        </table:table-row>
        <table:table-row table:style-name="ro1">
          <table:table-cell office:value-type="float" office:value="4768">
            <text:p>4768</text:p>
          </table:table-cell>
          <table:table-cell table:formula="of:=470000/(65536*2/[.A150]-1)" office:value-type="float" office:value="17742.5893083354">
            <text:p>1.77E+4</text:p>
          </table:table-cell>
          <table:table-cell table:formula="of:=3735/LN([.B150]/0.772)-273" office:value-type="float" office:value="98.9195674845365">
            <text:p>99</text:p>
          </table:table-cell>
        </table:table-row>
        <table:table-row table:style-name="ro1">
          <table:table-cell office:value-type="float" office:value="4800">
            <text:p>4800</text:p>
          </table:table-cell>
          <table:table-cell table:formula="of:=470000/(65536*2/[.A151]-1)" office:value-type="float" office:value="17866.1936137861">
            <text:p>1.79E+4</text:p>
          </table:table-cell>
          <table:table-cell table:formula="of:=3735/LN([.B151]/0.772)-273" office:value-type="float" office:value="98.6626370600421">
            <text:p>99</text:p>
          </table:table-cell>
        </table:table-row>
        <table:table-row table:style-name="ro1">
          <table:table-cell office:value-type="float" office:value="4832">
            <text:p>4832</text:p>
          </table:table-cell>
          <table:table-cell table:formula="of:=470000/(65536*2/[.A152]-1)" office:value-type="float" office:value="17989.8605830165">
            <text:p>1.80E+4</text:p>
          </table:table-cell>
          <table:table-cell table:formula="of:=3735/LN([.B152]/0.772)-273" office:value-type="float" office:value="98.4077004883616">
            <text:p>98</text:p>
          </table:table-cell>
        </table:table-row>
        <table:table-row table:style-name="ro1">
          <table:table-cell office:value-type="float" office:value="4864">
            <text:p>4864</text:p>
          </table:table-cell>
          <table:table-cell table:formula="of:=470000/(65536*2/[.A153]-1)" office:value-type="float" office:value="18113.5902636917">
            <text:p>1.81E+4</text:p>
          </table:table-cell>
          <table:table-cell table:formula="of:=3735/LN([.B153]/0.772)-273" office:value-type="float" office:value="98.1547286545522">
            <text:p>98</text:p>
          </table:table-cell>
        </table:table-row>
        <table:table-row table:style-name="ro1">
          <table:table-cell office:value-type="float" office:value="4896">
            <text:p>4896</text:p>
          </table:table-cell>
          <table:table-cell table:formula="of:=470000/(65536*2/[.A154]-1)" office:value-type="float" office:value="18237.3827035252">
            <text:p>1.82E+4</text:p>
          </table:table-cell>
          <table:table-cell table:formula="of:=3735/LN([.B154]/0.772)-273" office:value-type="float" office:value="97.9036930588012">
            <text:p>98</text:p>
          </table:table-cell>
        </table:table-row>
        <table:table-row table:style-name="ro1">
          <table:table-cell office:value-type="float" office:value="4928">
            <text:p>4928</text:p>
          </table:table-cell>
          <table:table-cell table:formula="of:=470000/(65536*2/[.A155]-1)" office:value-type="float" office:value="18361.237950279">
            <text:p>1.84E+4</text:p>
          </table:table-cell>
          <table:table-cell table:formula="of:=3735/LN([.B155]/0.772)-273" office:value-type="float" office:value="97.6545657994777">
            <text:p>98</text:p>
          </table:table-cell>
        </table:table-row>
        <table:table-row table:style-name="ro1">
          <table:table-cell office:value-type="float" office:value="4960">
            <text:p>4960</text:p>
          </table:table-cell>
          <table:table-cell table:formula="of:=470000/(65536*2/[.A156]-1)" office:value-type="float" office:value="18485.1560517635">
            <text:p>1.85E+4</text:p>
          </table:table-cell>
          <table:table-cell table:formula="of:=3735/LN([.B156]/0.772)-273" office:value-type="float" office:value="97.4073195567569">
            <text:p>97</text:p>
          </table:table-cell>
        </table:table-row>
        <table:table-row table:style-name="ro1">
          <table:table-cell office:value-type="float" office:value="4992">
            <text:p>4992</text:p>
          </table:table-cell>
          <table:table-cell table:formula="of:=470000/(65536*2/[.A157]-1)" office:value-type="float" office:value="18609.1370558376">
            <text:p>1.86E+4</text:p>
          </table:table-cell>
          <table:table-cell table:formula="of:=3735/LN([.B157]/0.772)-273" office:value-type="float" office:value="97.161927576797">
            <text:p>97</text:p>
          </table:table-cell>
        </table:table-row>
        <table:table-row table:style-name="ro1">
          <table:table-cell office:value-type="float" office:value="5024">
            <text:p>5024</text:p>
          </table:table-cell>
          <table:table-cell table:formula="of:=470000/(65536*2/[.A158]-1)" office:value-type="float" office:value="18733.1810104087">
            <text:p>1.87E+4</text:p>
          </table:table-cell>
          <table:table-cell table:formula="of:=3735/LN([.B158]/0.772)-273" office:value-type="float" office:value="96.918363656445">
            <text:p>97</text:p>
          </table:table-cell>
        </table:table-row>
        <table:table-row table:style-name="ro1">
          <table:table-cell office:value-type="float" office:value="5056">
            <text:p>5056</text:p>
          </table:table-cell>
          <table:table-cell table:formula="of:=470000/(65536*2/[.A159]-1)" office:value-type="float" office:value="18857.2879634332">
            <text:p>1.89E+4</text:p>
          </table:table-cell>
          <table:table-cell table:formula="of:=3735/LN([.B159]/0.772)-273" office:value-type="float" office:value="96.67660212845">
            <text:p>97</text:p>
          </table:table-cell>
        </table:table-row>
        <table:table-row table:style-name="ro1">
          <table:table-cell office:value-type="float" office:value="5088">
            <text:p>5088</text:p>
          </table:table-cell>
          <table:table-cell table:formula="of:=470000/(65536*2/[.A160]-1)" office:value-type="float" office:value="18981.4579629159">
            <text:p>1.90E+4</text:p>
          </table:table-cell>
          <table:table-cell table:formula="of:=3735/LN([.B160]/0.772)-273" office:value-type="float" office:value="96.4366178471662">
            <text:p>96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table:formula="of:=470000/(65536*2/[.A161]-1)" office:value-type="float" office:value="19105.6910569106">
            <text:p>1.91E+4</text:p>
          </table:table-cell>
          <table:table-cell table:formula="of:=3735/LN([.B161]/0.772)-273" office:value-type="float" office:value="96.1983861747239">
            <text:p>96</text:p>
          </table:table-cell>
        </table:table-row>
        <table:table-row table:style-name="ro1">
          <table:table-cell office:value-type="float" office:value="5152">
            <text:p>5152</text:p>
          </table:table-cell>
          <table:table-cell table:formula="of:=470000/(65536*2/[.A162]-1)" office:value-type="float" office:value="19229.9872935197">
            <text:p>1.92E+4</text:p>
          </table:table-cell>
          <table:table-cell table:formula="of:=3735/LN([.B162]/0.772)-273" office:value-type="float" office:value="95.9618829676523">
            <text:p>96</text:p>
          </table:table-cell>
        </table:table-row>
        <table:table-row table:style-name="ro1">
          <table:table-cell office:value-type="float" office:value="5184">
            <text:p>5184</text:p>
          </table:table-cell>
          <table:table-cell table:formula="of:=470000/(65536*2/[.A163]-1)" office:value-type="float" office:value="19354.3467208948">
            <text:p>1.94E+4</text:p>
          </table:table-cell>
          <table:table-cell table:formula="of:=3735/LN([.B163]/0.772)-273" office:value-type="float" office:value="95.7270845639358">
            <text:p>96</text:p>
          </table:table-cell>
        </table:table-row>
        <table:table-row table:style-name="ro1">
          <table:table-cell office:value-type="float" office:value="5216">
            <text:p>5216</text:p>
          </table:table-cell>
          <table:table-cell table:formula="of:=470000/(65536*2/[.A164]-1)" office:value-type="float" office:value="19478.7693872362">
            <text:p>1.95E+4</text:p>
          </table:table-cell>
          <table:table-cell table:formula="of:=3735/LN([.B164]/0.772)-273" office:value-type="float" office:value="95.4939677704865">
            <text:p>95</text:p>
          </table:table-cell>
        </table:table-row>
        <table:table-row table:style-name="ro1">
          <table:table-cell office:value-type="float" office:value="5248">
            <text:p>5248</text:p>
          </table:table-cell>
          <table:table-cell table:formula="of:=470000/(65536*2/[.A165]-1)" office:value-type="float" office:value="19603.2553407935">
            <text:p>1.96E+4</text:p>
          </table:table-cell>
          <table:table-cell table:formula="of:=3735/LN([.B165]/0.772)-273" office:value-type="float" office:value="95.2625098510183">
            <text:p>95</text:p>
          </table:table-cell>
        </table:table-row>
        <table:table-row table:style-name="ro1">
          <table:table-cell office:value-type="float" office:value="5280">
            <text:p>5280</text:p>
          </table:table-cell>
          <table:table-cell table:formula="of:=470000/(65536*2/[.A166]-1)" office:value-type="float" office:value="19727.8046298652">
            <text:p>1.97E+4</text:p>
          </table:table-cell>
          <table:table-cell table:formula="of:=3735/LN([.B166]/0.772)-273" office:value-type="float" office:value="95.0326885143071">
            <text:p>95</text:p>
          </table:table-cell>
        </table:table-row>
        <table:table-row table:style-name="ro1">
          <table:table-cell office:value-type="float" office:value="5312">
            <text:p>5312</text:p>
          </table:table-cell>
          <table:table-cell table:formula="of:=470000/(65536*2/[.A167]-1)" office:value-type="float" office:value="19852.417302799">
            <text:p>1.99E+4</text:p>
          </table:table-cell>
          <table:table-cell table:formula="of:=3735/LN([.B167]/0.772)-273" office:value-type="float" office:value="94.8044819028214">
            <text:p>95</text:p>
          </table:table-cell>
        </table:table-row>
        <table:table-row table:style-name="ro1">
          <table:table-cell office:value-type="float" office:value="5344">
            <text:p>5344</text:p>
          </table:table-cell>
          <table:table-cell table:formula="of:=470000/(65536*2/[.A168]-1)" office:value-type="float" office:value="19977.0934079919">
            <text:p>2.00E+4</text:p>
          </table:table-cell>
          <table:table-cell table:formula="of:=3735/LN([.B168]/0.772)-273" office:value-type="float" office:value="94.5778685817106">
            <text:p>95</text:p>
          </table:table-cell>
        </table:table-row>
        <table:table-row table:style-name="ro1">
          <table:table-cell office:value-type="float" office:value="5376">
            <text:p>5376</text:p>
          </table:table-cell>
          <table:table-cell table:formula="of:=470000/(65536*2/[.A169]-1)" office:value-type="float" office:value="20101.83299389">
            <text:p>2.01E+4</text:p>
          </table:table-cell>
          <table:table-cell table:formula="of:=3735/LN([.B169]/0.772)-273" office:value-type="float" office:value="94.3528275281379">
            <text:p>94</text:p>
          </table:table-cell>
        </table:table-row>
        <table:table-row table:style-name="ro1">
          <table:table-cell office:value-type="float" office:value="5408">
            <text:p>5408</text:p>
          </table:table-cell>
          <table:table-cell table:formula="of:=470000/(65536*2/[.A170]-1)" office:value-type="float" office:value="20226.6361089891">
            <text:p>2.02E+4</text:p>
          </table:table-cell>
          <table:table-cell table:formula="of:=3735/LN([.B170]/0.772)-273" office:value-type="float" office:value="94.1293381209437">
            <text:p>94</text:p>
          </table:table-cell>
        </table:table-row>
        <table:table-row table:style-name="ro1">
          <table:table-cell office:value-type="float" office:value="5440">
            <text:p>5440</text:p>
          </table:table-cell>
          <table:table-cell table:formula="of:=470000/(65536*2/[.A171]-1)" office:value-type="float" office:value="20351.5028018339">
            <text:p>2.04E+4</text:p>
          </table:table-cell>
          <table:table-cell table:formula="of:=3735/LN([.B171]/0.772)-273" office:value-type="float" office:value="93.9073801306283">
            <text:p>94</text:p>
          </table:table-cell>
        </table:table-row>
        <table:table-row table:style-name="ro1">
          <table:table-cell office:value-type="float" office:value="5472">
            <text:p>5472</text:p>
          </table:table-cell>
          <table:table-cell table:formula="of:=470000/(65536*2/[.A172]-1)" office:value-type="float" office:value="20476.4331210191">
            <text:p>2.05E+4</text:p>
          </table:table-cell>
          <table:table-cell table:formula="of:=3735/LN([.B172]/0.772)-273" office:value-type="float" office:value="93.6869337096426">
            <text:p>94</text:p>
          </table:table-cell>
        </table:table-row>
        <table:table-row table:style-name="ro1">
          <table:table-cell office:value-type="float" office:value="5504">
            <text:p>5504</text:p>
          </table:table-cell>
          <table:table-cell table:formula="of:=470000/(65536*2/[.A173]-1)" office:value-type="float" office:value="20601.4271151886">
            <text:p>2.06E+4</text:p>
          </table:table-cell>
          <table:table-cell table:formula="of:=3735/LN([.B173]/0.772)-273" office:value-type="float" office:value="93.4679793829741">
            <text:p>93</text:p>
          </table:table-cell>
        </table:table-row>
        <table:table-row table:style-name="ro1">
          <table:table-cell office:value-type="float" office:value="5536">
            <text:p>5536</text:p>
          </table:table-cell>
          <table:table-cell table:formula="of:=470000/(65536*2/[.A174]-1)" office:value-type="float" office:value="20726.4848330359">
            <text:p>2.07E+4</text:p>
          </table:table-cell>
          <table:table-cell table:formula="of:=3735/LN([.B174]/0.772)-273" office:value-type="float" office:value="93.2504980390196">
            <text:p>93</text:p>
          </table:table-cell>
        </table:table-row>
        <table:table-row table:style-name="ro1">
          <table:table-cell office:value-type="float" office:value="5568">
            <text:p>5568</text:p>
          </table:table-cell>
          <table:table-cell table:formula="of:=470000/(65536*2/[.A175]-1)" office:value-type="float" office:value="20851.6063233044">
            <text:p>2.09E+4</text:p>
          </table:table-cell>
          <table:table-cell table:formula="of:=3735/LN([.B175]/0.772)-273" office:value-type="float" office:value="93.0344709207316">
            <text:p>93</text:p>
          </table:table-cell>
        </table:table-row>
        <table:table-row table:style-name="ro1">
          <table:table-cell office:value-type="float" office:value="5600">
            <text:p>5600</text:p>
          </table:table-cell>
          <table:table-cell table:formula="of:=470000/(65536*2/[.A176]-1)" office:value-type="float" office:value="20976.791634787">
            <text:p>2.10E+4</text:p>
          </table:table-cell>
          <table:table-cell table:formula="of:=3735/LN([.B176]/0.772)-273" office:value-type="float" office:value="92.819879617032">
            <text:p>93</text:p>
          </table:table-cell>
        </table:table-row>
        <table:table-row table:style-name="ro1">
          <table:table-cell office:value-type="float" office:value="5632">
            <text:p>5632</text:p>
          </table:table-cell>
          <table:table-cell table:formula="of:=470000/(65536*2/[.A177]-1)" office:value-type="float" office:value="21102.0408163265">
            <text:p>2.11E+4</text:p>
          </table:table-cell>
          <table:table-cell table:formula="of:=3735/LN([.B177]/0.772)-273" office:value-type="float" office:value="92.6067060544805">
            <text:p>93</text:p>
          </table:table-cell>
        </table:table-row>
        <table:table-row table:style-name="ro1">
          <table:table-cell office:value-type="float" office:value="5664">
            <text:p>5664</text:p>
          </table:table-cell>
          <table:table-cell table:formula="of:=470000/(65536*2/[.A178]-1)" office:value-type="float" office:value="21227.3539168155">
            <text:p>2.12E+4</text:p>
          </table:table-cell>
          <table:table-cell table:formula="of:=3735/LN([.B178]/0.772)-273" office:value-type="float" office:value="92.3949324891901">
            <text:p>92</text:p>
          </table:table-cell>
        </table:table-row>
        <table:table-row table:style-name="ro1">
          <table:table-cell office:value-type="float" office:value="5696">
            <text:p>5696</text:p>
          </table:table-cell>
          <table:table-cell table:formula="of:=470000/(65536*2/[.A179]-1)" office:value-type="float" office:value="21352.7309851965">
            <text:p>2.14E+4</text:p>
          </table:table-cell>
          <table:table-cell table:formula="of:=3735/LN([.B179]/0.772)-273" office:value-type="float" office:value="92.1845414989816">
            <text:p>92</text:p>
          </table:table-cell>
        </table:table-row>
        <table:table-row table:style-name="ro1">
          <table:table-cell office:value-type="float" office:value="5728">
            <text:p>5728</text:p>
          </table:table-cell>
          <table:table-cell table:formula="of:=470000/(65536*2/[.A180]-1)" office:value-type="float" office:value="21478.1720704621">
            <text:p>2.15E+4</text:p>
          </table:table-cell>
          <table:table-cell table:formula="of:=3735/LN([.B180]/0.772)-273" office:value-type="float" office:value="91.975515975767">
            <text:p>92</text:p>
          </table:table-cell>
        </table:table-row>
        <table:table-row table:style-name="ro1">
          <table:table-cell office:value-type="float" office:value="5760">
            <text:p>5760</text:p>
          </table:table-cell>
          <table:table-cell table:formula="of:=470000/(65536*2/[.A181]-1)" office:value-type="float" office:value="21603.6772216547">
            <text:p>2.16E+4</text:p>
          </table:table-cell>
          <table:table-cell table:formula="of:=3735/LN([.B181]/0.772)-273" office:value-type="float" office:value="91.767839118156">
            <text:p>92</text:p>
          </table:table-cell>
        </table:table-row>
        <table:table-row table:style-name="ro1">
          <table:table-cell office:value-type="float" office:value="5792">
            <text:p>5792</text:p>
          </table:table-cell>
          <table:table-cell table:formula="of:=470000/(65536*2/[.A182]-1)" office:value-type="float" office:value="21729.2464878672">
            <text:p>2.17E+4</text:p>
          </table:table-cell>
          <table:table-cell table:formula="of:=3735/LN([.B182]/0.772)-273" office:value-type="float" office:value="91.5614944242758">
            <text:p>92</text:p>
          </table:table-cell>
        </table:table-row>
        <table:table-row table:style-name="ro1">
          <table:table-cell office:value-type="float" office:value="5824">
            <text:p>5824</text:p>
          </table:table-cell>
          <table:table-cell table:formula="of:=470000/(65536*2/[.A183]-1)" office:value-type="float" office:value="21854.8799182422">
            <text:p>2.19E+4</text:p>
          </table:table-cell>
          <table:table-cell table:formula="of:=3735/LN([.B183]/0.772)-273" office:value-type="float" office:value="91.3564656847987">
            <text:p>91</text:p>
          </table:table-cell>
        </table:table-row>
        <table:table-row table:style-name="ro1">
          <table:table-cell office:value-type="float" office:value="5856">
            <text:p>5856</text:p>
          </table:table-cell>
          <table:table-cell table:formula="of:=470000/(65536*2/[.A184]-1)" office:value-type="float" office:value="21980.5775619729">
            <text:p>2.20E+4</text:p>
          </table:table-cell>
          <table:table-cell table:formula="of:=3735/LN([.B184]/0.772)-273" office:value-type="float" office:value="91.1527369761684">
            <text:p>91</text:p>
          </table:table-cell>
        </table:table-row>
        <table:table-row table:style-name="ro1">
          <table:table-cell office:value-type="float" office:value="5888">
            <text:p>5888</text:p>
          </table:table-cell>
          <table:table-cell table:formula="of:=470000/(65536*2/[.A185]-1)" office:value-type="float" office:value="22106.3394683027">
            <text:p>2.21E+4</text:p>
          </table:table-cell>
          <table:table-cell table:formula="of:=3735/LN([.B185]/0.772)-273" office:value-type="float" office:value="90.9502926540212">
            <text:p>91</text:p>
          </table:table-cell>
        </table:table-row>
        <table:table-row table:style-name="ro1">
          <table:table-cell office:value-type="float" office:value="5920">
            <text:p>5920</text:p>
          </table:table-cell>
          <table:table-cell table:formula="of:=470000/(65536*2/[.A186]-1)" office:value-type="float" office:value="22232.1656865252">
            <text:p>2.22E+4</text:p>
          </table:table-cell>
          <table:table-cell table:formula="of:=3735/LN([.B186]/0.772)-273" office:value-type="float" office:value="90.7491173467918">
            <text:p>91</text:p>
          </table:table-cell>
        </table:table-row>
        <table:table-row table:style-name="ro1">
          <table:table-cell office:value-type="float" office:value="5952">
            <text:p>5952</text:p>
          </table:table-cell>
          <table:table-cell table:formula="of:=470000/(65536*2/[.A187]-1)" office:value-type="float" office:value="22358.0562659847">
            <text:p>2.24E+4</text:p>
          </table:table-cell>
          <table:table-cell table:formula="of:=3735/LN([.B187]/0.772)-273" office:value-type="float" office:value="90.5491959495001">
            <text:p>91</text:p>
          </table:table-cell>
        </table:table-row>
        <table:table-row table:style-name="ro1">
          <table:table-cell office:value-type="float" office:value="5984">
            <text:p>5984</text:p>
          </table:table-cell>
          <table:table-cell table:formula="of:=470000/(65536*2/[.A188]-1)" office:value-type="float" office:value="22484.0112560757">
            <text:p>2.25E+4</text:p>
          </table:table-cell>
          <table:table-cell table:formula="of:=3735/LN([.B188]/0.772)-273" office:value-type="float" office:value="90.3505136177134">
            <text:p>90</text:p>
          </table:table-cell>
        </table:table-row>
        <table:table-row table:style-name="ro1">
          <table:table-cell office:value-type="float" office:value="6016">
            <text:p>6016</text:p>
          </table:table-cell>
          <table:table-cell table:formula="of:=470000/(65536*2/[.A189]-1)" office:value-type="float" office:value="22610.0307062436">
            <text:p>2.26E+4</text:p>
          </table:table-cell>
          <table:table-cell table:formula="of:=3735/LN([.B189]/0.772)-273" office:value-type="float" office:value="90.1530557616751">
            <text:p>90</text:p>
          </table:table-cell>
        </table:table-row>
        <table:table-row table:style-name="ro1">
          <table:table-cell office:value-type="float" office:value="6048">
            <text:p>6048</text:p>
          </table:table-cell>
          <table:table-cell table:formula="of:=470000/(65536*2/[.A190]-1)" office:value-type="float" office:value="22736.1146659841">
            <text:p>2.27E+4</text:p>
          </table:table-cell>
          <table:table-cell table:formula="of:=3735/LN([.B190]/0.772)-273" office:value-type="float" office:value="89.9568080405974">
            <text:p>90</text:p>
          </table:table-cell>
        </table:table-row>
        <table:table-row table:style-name="ro1">
          <table:table-cell office:value-type="float" office:value="6080">
            <text:p>6080</text:p>
          </table:table-cell>
          <table:table-cell table:formula="of:=470000/(65536*2/[.A191]-1)" office:value-type="float" office:value="22862.2631848438">
            <text:p>2.29E+4</text:p>
          </table:table-cell>
          <table:table-cell table:formula="of:=3735/LN([.B191]/0.772)-273" office:value-type="float" office:value="89.7617563571116">
            <text:p>90</text:p>
          </table:table-cell>
        </table:table-row>
        <table:table-row table:style-name="ro1">
          <table:table-cell office:value-type="float" office:value="6112">
            <text:p>6112</text:p>
          </table:table-cell>
          <table:table-cell table:formula="of:=470000/(65536*2/[.A192]-1)" office:value-type="float" office:value="22988.47631242">
            <text:p>2.30E+4</text:p>
          </table:table-cell>
          <table:table-cell table:formula="of:=3735/LN([.B192]/0.772)-273" office:value-type="float" office:value="89.5678868518705">
            <text:p>90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table:formula="of:=470000/(65536*2/[.A193]-1)" office:value-type="float" office:value="23114.7540983607">
            <text:p>2.31E+4</text:p>
          </table:table-cell>
          <table:table-cell table:formula="of:=3735/LN([.B193]/0.772)-273" office:value-type="float" office:value="89.3751858982979">
            <text:p>89</text:p>
          </table:table-cell>
        </table:table-row>
        <table:table-row table:style-name="ro1">
          <table:table-cell office:value-type="float" office:value="6176">
            <text:p>6176</text:p>
          </table:table-cell>
          <table:table-cell table:formula="of:=470000/(65536*2/[.A194]-1)" office:value-type="float" office:value="23241.0965923648">
            <text:p>2.32E+4</text:p>
          </table:table-cell>
          <table:table-cell table:formula="of:=3735/LN([.B194]/0.772)-273" office:value-type="float" office:value="89.1836400974814">
            <text:p>89</text:p>
          </table:table-cell>
        </table:table-row>
        <table:table-row table:style-name="ro1">
          <table:table-cell office:value-type="float" office:value="6208">
            <text:p>6208</text:p>
          </table:table-cell>
          <table:table-cell table:formula="of:=470000/(65536*2/[.A195]-1)" office:value-type="float" office:value="23367.5038441825">
            <text:p>2.34E+4</text:p>
          </table:table-cell>
          <table:table-cell table:formula="of:=3735/LN([.B195]/0.772)-273" office:value-type="float" office:value="88.9932362732026">
            <text:p>89</text:p>
          </table:table-cell>
        </table:table-row>
        <table:table-row table:style-name="ro1">
          <table:table-cell office:value-type="float" office:value="6240">
            <text:p>6240</text:p>
          </table:table-cell>
          <table:table-cell table:formula="of:=470000/(65536*2/[.A196]-1)" office:value-type="float" office:value="23493.9759036145">
            <text:p>2.35E+4</text:p>
          </table:table-cell>
          <table:table-cell table:formula="of:=3735/LN([.B196]/0.772)-273" office:value-type="float" office:value="88.8039614671015">
            <text:p>89</text:p>
          </table:table-cell>
        </table:table-row>
        <table:table-row table:style-name="ro1">
          <table:table-cell office:value-type="float" office:value="6272">
            <text:p>6272</text:p>
          </table:table-cell>
          <table:table-cell table:formula="of:=470000/(65536*2/[.A197]-1)" office:value-type="float" office:value="23620.5128205128">
            <text:p>2.36E+4</text:p>
          </table:table-cell>
          <table:table-cell table:formula="of:=3735/LN([.B197]/0.772)-273" office:value-type="float" office:value="88.6158029339698">
            <text:p>89</text:p>
          </table:table-cell>
        </table:table-row>
        <table:table-row table:style-name="ro1">
          <table:table-cell office:value-type="float" office:value="6304">
            <text:p>6304</text:p>
          </table:table-cell>
          <table:table-cell table:formula="of:=470000/(65536*2/[.A198]-1)" office:value-type="float" office:value="23747.1146447807">
            <text:p>2.37E+4</text:p>
          </table:table-cell>
          <table:table-cell table:formula="of:=3735/LN([.B198]/0.772)-273" office:value-type="float" office:value="88.4287481371696">
            <text:p>88</text:p>
          </table:table-cell>
        </table:table-row>
        <table:table-row table:style-name="ro1">
          <table:table-cell office:value-type="float" office:value="6336">
            <text:p>6336</text:p>
          </table:table-cell>
          <table:table-cell table:formula="of:=470000/(65536*2/[.A199]-1)" office:value-type="float" office:value="23873.7814263725">
            <text:p>2.39E+4</text:p>
          </table:table-cell>
          <table:table-cell table:formula="of:=3735/LN([.B199]/0.772)-273" office:value-type="float" office:value="88.2427847441734">
            <text:p>88</text:p>
          </table:table-cell>
        </table:table-row>
        <table:table-row table:style-name="ro1">
          <table:table-cell office:value-type="float" office:value="6368">
            <text:p>6368</text:p>
          </table:table-cell>
          <table:table-cell table:formula="of:=470000/(65536*2/[.A200]-1)" office:value-type="float" office:value="24000.5132152938">
            <text:p>2.40E+4</text:p>
          </table:table-cell>
          <table:table-cell table:formula="of:=3735/LN([.B200]/0.772)-273" office:value-type="float" office:value="88.0579006222218">
            <text:p>88</text:p>
          </table:table-cell>
        </table:table-row>
        <table:table-row table:style-name="ro1">
          <table:table-cell office:value-type="float" office:value="6400">
            <text:p>6400</text:p>
          </table:table-cell>
          <table:table-cell table:formula="of:=470000/(65536*2/[.A201]-1)" office:value-type="float" office:value="24127.3100616016">
            <text:p>2.41E+4</text:p>
          </table:table-cell>
          <table:table-cell table:formula="of:=3735/LN([.B201]/0.772)-273" office:value-type="float" office:value="87.8740838340944">
            <text:p>88</text:p>
          </table:table-cell>
        </table:table-row>
        <table:table-row table:style-name="ro1">
          <table:table-cell office:value-type="float" office:value="6432">
            <text:p>6432</text:p>
          </table:table-cell>
          <table:table-cell table:formula="of:=470000/(65536*2/[.A202]-1)" office:value-type="float" office:value="24254.1720154044">
            <text:p>2.43E+4</text:p>
          </table:table-cell>
          <table:table-cell table:formula="of:=3735/LN([.B202]/0.772)-273" office:value-type="float" office:value="87.6913226339917">
            <text:p>88</text:p>
          </table:table-cell>
        </table:table-row>
        <table:table-row table:style-name="ro1">
          <table:table-cell office:value-type="float" office:value="6464">
            <text:p>6464</text:p>
          </table:table-cell>
          <table:table-cell table:formula="of:=470000/(65536*2/[.A203]-1)" office:value-type="float" office:value="24381.0991268618">
            <text:p>2.44E+4</text:p>
          </table:table-cell>
          <table:table-cell table:formula="of:=3735/LN([.B203]/0.772)-273" office:value-type="float" office:value="87.5096054635235">
            <text:p>88</text:p>
          </table:table-cell>
        </table:table-row>
        <table:table-row table:style-name="ro1">
          <table:table-cell office:value-type="float" office:value="6496">
            <text:p>6496</text:p>
          </table:table-cell>
          <table:table-cell table:formula="of:=470000/(65536*2/[.A204]-1)" office:value-type="float" office:value="24508.0914461855">
            <text:p>2.45E+4</text:p>
          </table:table-cell>
          <table:table-cell table:formula="of:=3735/LN([.B204]/0.772)-273" office:value-type="float" office:value="87.3289209478011">
            <text:p>87</text:p>
          </table:table-cell>
        </table:table-row>
        <table:table-row table:style-name="ro1">
          <table:table-cell office:value-type="float" office:value="6528">
            <text:p>6528</text:p>
          </table:table-cell>
          <table:table-cell table:formula="of:=470000/(65536*2/[.A205]-1)" office:value-type="float" office:value="24635.1490236382">
            <text:p>2.46E+4</text:p>
          </table:table-cell>
          <table:table-cell table:formula="of:=3735/LN([.B205]/0.772)-273" office:value-type="float" office:value="87.1492578916291">
            <text:p>87</text:p>
          </table:table-cell>
        </table:table-row>
        <table:table-row table:style-name="ro1">
          <table:table-cell office:value-type="float" office:value="6560">
            <text:p>6560</text:p>
          </table:table-cell>
          <table:table-cell table:formula="of:=470000/(65536*2/[.A206]-1)" office:value-type="float" office:value="24762.2719095348">
            <text:p>2.48E+4</text:p>
          </table:table-cell>
          <table:table-cell table:formula="of:=3735/LN([.B206]/0.772)-273" office:value-type="float" office:value="86.9706052757961">
            <text:p>87</text:p>
          </table:table-cell>
        </table:table-row>
        <table:table-row table:style-name="ro1">
          <table:table-cell office:value-type="float" office:value="6592">
            <text:p>6592</text:p>
          </table:table-cell>
          <table:table-cell table:formula="of:=470000/(65536*2/[.A207]-1)" office:value-type="float" office:value="24889.4601542416">
            <text:p>2.49E+4</text:p>
          </table:table-cell>
          <table:table-cell table:formula="of:=3735/LN([.B207]/0.772)-273" office:value-type="float" office:value="86.792952253458">
            <text:p>87</text:p>
          </table:table-cell>
        </table:table-row>
        <table:table-row table:style-name="ro1">
          <table:table-cell office:value-type="float" office:value="6624">
            <text:p>6624</text:p>
          </table:table-cell>
          <table:table-cell table:formula="of:=470000/(65536*2/[.A208]-1)" office:value-type="float" office:value="25016.7138081769">
            <text:p>2.50E+4</text:p>
          </table:table-cell>
          <table:table-cell table:formula="of:=3735/LN([.B208]/0.772)-273" office:value-type="float" office:value="86.6162881466142">
            <text:p>87</text:p>
          </table:table-cell>
        </table:table-row>
        <table:table-row table:style-name="ro1">
          <table:table-cell office:value-type="float" office:value="6656">
            <text:p>6656</text:p>
          </table:table-cell>
          <table:table-cell table:formula="of:=470000/(65536*2/[.A209]-1)" office:value-type="float" office:value="25144.0329218107">
            <text:p>2.51E+4</text:p>
          </table:table-cell>
          <table:table-cell table:formula="of:=3735/LN([.B209]/0.772)-273" office:value-type="float" office:value="86.4406024426722">
            <text:p>86</text:p>
          </table:table-cell>
        </table:table-row>
        <table:table-row table:style-name="ro1">
          <table:table-cell office:value-type="float" office:value="6688">
            <text:p>6688</text:p>
          </table:table-cell>
          <table:table-cell table:formula="of:=470000/(65536*2/[.A210]-1)" office:value-type="float" office:value="25271.417545665">
            <text:p>2.53E+4</text:p>
          </table:table-cell>
          <table:table-cell table:formula="of:=3735/LN([.B210]/0.772)-273" office:value-type="float" office:value="86.2658847910978">
            <text:p>86</text:p>
          </table:table-cell>
        </table:table-row>
        <table:table-row table:style-name="ro1">
          <table:table-cell office:value-type="float" office:value="6720">
            <text:p>6720</text:p>
          </table:table-cell>
          <table:table-cell table:formula="of:=470000/(65536*2/[.A211]-1)" office:value-type="float" office:value="25398.8677303139">
            <text:p>2.54E+4</text:p>
          </table:table-cell>
          <table:table-cell table:formula="of:=3735/LN([.B211]/0.772)-273" office:value-type="float" office:value="86.0921250001496">
            <text:p>86</text:p>
          </table:table-cell>
        </table:table-row>
        <table:table-row table:style-name="ro1">
          <table:table-cell office:value-type="float" office:value="6752">
            <text:p>6752</text:p>
          </table:table-cell>
          <table:table-cell table:formula="of:=470000/(65536*2/[.A212]-1)" office:value-type="float" office:value="25526.3835263835">
            <text:p>2.55E+4</text:p>
          </table:table-cell>
          <table:table-cell table:formula="of:=3735/LN([.B212]/0.772)-273" office:value-type="float" office:value="85.9193130336944">
            <text:p>86</text:p>
          </table:table-cell>
        </table:table-row>
        <table:table-row table:style-name="ro1">
          <table:table-cell office:value-type="float" office:value="6784">
            <text:p>6784</text:p>
          </table:table-cell>
          <table:table-cell table:formula="of:=470000/(65536*2/[.A213]-1)" office:value-type="float" office:value="25653.964984552">
            <text:p>2.57E+4</text:p>
          </table:table-cell>
          <table:table-cell table:formula="of:=3735/LN([.B213]/0.772)-273" office:value-type="float" office:value="85.7474390081009">
            <text:p>86</text:p>
          </table:table-cell>
        </table:table-row>
        <table:table-row table:style-name="ro1">
          <table:table-cell office:value-type="float" office:value="6816">
            <text:p>6816</text:p>
          </table:table-cell>
          <table:table-cell table:formula="of:=470000/(65536*2/[.A214]-1)" office:value-type="float" office:value="25781.6121555498">
            <text:p>2.58E+4</text:p>
          </table:table-cell>
          <table:table-cell table:formula="of:=3735/LN([.B214]/0.772)-273" office:value-type="float" office:value="85.5764931892104">
            <text:p>86</text:p>
          </table:table-cell>
        </table:table-row>
        <table:table-row table:style-name="ro1">
          <table:table-cell office:value-type="float" office:value="6848">
            <text:p>6848</text:p>
          </table:table-cell>
          <table:table-cell table:formula="of:=470000/(65536*2/[.A215]-1)" office:value-type="float" office:value="25909.3250901597">
            <text:p>2.59E+4</text:p>
          </table:table-cell>
          <table:table-cell table:formula="of:=3735/LN([.B215]/0.772)-273" office:value-type="float" office:value="85.4064659893814">
            <text:p>85</text:p>
          </table:table-cell>
        </table:table-row>
        <table:table-row table:style-name="ro1">
          <table:table-cell office:value-type="float" office:value="6880">
            <text:p>6880</text:p>
          </table:table-cell>
          <table:table-cell table:formula="of:=470000/(65536*2/[.A216]-1)" office:value-type="float" office:value="26037.1038392167">
            <text:p>2.60E+4</text:p>
          </table:table-cell>
          <table:table-cell table:formula="of:=3735/LN([.B216]/0.772)-273" office:value-type="float" office:value="85.2373479646064">
            <text:p>85</text:p>
          </table:table-cell>
        </table:table-row>
        <table:table-row table:style-name="ro1">
          <table:table-cell office:value-type="float" office:value="6912">
            <text:p>6912</text:p>
          </table:table-cell>
          <table:table-cell table:formula="of:=470000/(65536*2/[.A217]-1)" office:value-type="float" office:value="26164.9484536082">
            <text:p>2.62E+4</text:p>
          </table:table-cell>
          <table:table-cell table:formula="of:=3735/LN([.B217]/0.772)-273" office:value-type="float" office:value="85.0691298116977">
            <text:p>85</text:p>
          </table:table-cell>
        </table:table-row>
        <table:table-row table:style-name="ro1">
          <table:table-cell office:value-type="float" office:value="6944">
            <text:p>6944</text:p>
          </table:table-cell>
          <table:table-cell table:formula="of:=470000/(65536*2/[.A218]-1)" office:value-type="float" office:value="26292.8589842743">
            <text:p>2.63E+4</text:p>
          </table:table-cell>
          <table:table-cell table:formula="of:=3735/LN([.B218]/0.772)-273" office:value-type="float" office:value="84.901802365543">
            <text:p>85</text:p>
          </table:table-cell>
        </table:table-row>
        <table:table-row table:style-name="ro1">
          <table:table-cell office:value-type="float" office:value="6976">
            <text:p>6976</text:p>
          </table:table-cell>
          <table:table-cell table:formula="of:=470000/(65536*2/[.A219]-1)" office:value-type="float" office:value="26420.8354822073">
            <text:p>2.64E+4</text:p>
          </table:table-cell>
          <table:table-cell table:formula="of:=3735/LN([.B219]/0.772)-273" office:value-type="float" office:value="84.7353565964248">
            <text:p>85</text:p>
          </table:table-cell>
        </table:table-row>
        <table:table-row table:style-name="ro1">
          <table:table-cell office:value-type="float" office:value="7008">
            <text:p>7008</text:p>
          </table:table-cell>
          <table:table-cell table:formula="of:=470000/(65536*2/[.A220]-1)" office:value-type="float" office:value="26548.8779984524">
            <text:p>2.65E+4</text:p>
          </table:table-cell>
          <table:table-cell table:formula="of:=3735/LN([.B220]/0.772)-273" office:value-type="float" office:value="84.5697836074056">
            <text:p>85</text:p>
          </table:table-cell>
        </table:table-row>
        <table:table-row table:style-name="ro1">
          <table:table-cell office:value-type="float" office:value="7040">
            <text:p>7040</text:p>
          </table:table-cell>
          <table:table-cell table:formula="of:=470000/(65536*2/[.A221]-1)" office:value-type="float" office:value="26676.9865841073">
            <text:p>2.67E+4</text:p>
          </table:table-cell>
          <table:table-cell table:formula="of:=3735/LN([.B221]/0.772)-273" office:value-type="float" office:value="84.4050746317748">
            <text:p>84</text:p>
          </table:table-cell>
        </table:table-row>
        <table:table-row table:style-name="ro1">
          <table:table-cell office:value-type="float" office:value="7072">
            <text:p>7072</text:p>
          </table:table-cell>
          <table:table-cell table:formula="of:=470000/(65536*2/[.A222]-1)" office:value-type="float" office:value="26805.1612903226">
            <text:p>2.68E+4</text:p>
          </table:table-cell>
          <table:table-cell table:formula="of:=3735/LN([.B222]/0.772)-273" office:value-type="float" office:value="84.2412210305554">
            <text:p>84</text:p>
          </table:table-cell>
        </table:table-row>
        <table:table-row table:style-name="ro1">
          <table:table-cell office:value-type="float" office:value="7104">
            <text:p>7104</text:p>
          </table:table-cell>
          <table:table-cell table:formula="of:=470000/(65536*2/[.A223]-1)" office:value-type="float" office:value="26933.4021683015">
            <text:p>2.69E+4</text:p>
          </table:table-cell>
          <table:table-cell table:formula="of:=3735/LN([.B223]/0.772)-273" office:value-type="float" office:value="84.0782142900711">
            <text:p>84</text:p>
          </table:table-cell>
        </table:table-row>
        <table:table-row table:style-name="ro1">
          <table:table-cell office:value-type="float" office:value="7136">
            <text:p>7136</text:p>
          </table:table-cell>
          <table:table-cell table:formula="of:=470000/(65536*2/[.A224]-1)" office:value-type="float" office:value="27061.7092693003">
            <text:p>2.71E+4</text:p>
          </table:table-cell>
          <table:table-cell table:formula="of:=3735/LN([.B224]/0.772)-273" office:value-type="float" office:value="83.9160460195685">
            <text:p>84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table:formula="of:=470000/(65536*2/[.A225]-1)" office:value-type="float" office:value="27190.0826446281">
            <text:p>2.72E+4</text:p>
          </table:table-cell>
          <table:table-cell table:formula="of:=3735/LN([.B225]/0.772)-273" office:value-type="float" office:value="83.7547079488971">
            <text:p>84</text:p>
          </table:table-cell>
        </table:table-row>
        <table:table-row table:style-name="ro1">
          <table:table-cell office:value-type="float" office:value="7200">
            <text:p>7200</text:p>
          </table:table-cell>
          <table:table-cell table:formula="of:=470000/(65536*2/[.A226]-1)" office:value-type="float" office:value="27318.5223456471">
            <text:p>2.73E+4</text:p>
          </table:table-cell>
          <table:table-cell table:formula="of:=3735/LN([.B226]/0.772)-273" office:value-type="float" office:value="83.5941919262415">
            <text:p>84</text:p>
          </table:table-cell>
        </table:table-row>
        <table:table-row table:style-name="ro1">
          <table:table-cell office:value-type="float" office:value="7232">
            <text:p>7232</text:p>
          </table:table-cell>
          <table:table-cell table:formula="of:=470000/(65536*2/[.A227]-1)" office:value-type="float" office:value="27447.0284237726">
            <text:p>2.74E+4</text:p>
          </table:table-cell>
          <table:table-cell table:formula="of:=3735/LN([.B227]/0.772)-273" office:value-type="float" office:value="83.4344899159072">
            <text:p>83</text:p>
          </table:table-cell>
        </table:table-row>
        <table:table-row table:style-name="ro1">
          <table:table-cell office:value-type="float" office:value="7264">
            <text:p>7264</text:p>
          </table:table-cell>
          <table:table-cell table:formula="of:=470000/(65536*2/[.A228]-1)" office:value-type="float" office:value="27575.600930473">
            <text:p>2.76E+4</text:p>
          </table:table-cell>
          <table:table-cell table:formula="of:=3735/LN([.B228]/0.772)-273" office:value-type="float" office:value="83.2755939961572">
            <text:p>83</text:p>
          </table:table-cell>
        </table:table-row>
        <table:table-row table:style-name="ro1">
          <table:table-cell office:value-type="float" office:value="7296">
            <text:p>7296</text:p>
          </table:table-cell>
          <table:table-cell table:formula="of:=470000/(65536*2/[.A229]-1)" office:value-type="float" office:value="27704.2399172699">
            <text:p>2.77E+4</text:p>
          </table:table-cell>
          <table:table-cell table:formula="of:=3735/LN([.B229]/0.772)-273" office:value-type="float" office:value="83.1174963570977">
            <text:p>83</text:p>
          </table:table-cell>
        </table:table-row>
        <table:table-row table:style-name="ro1">
          <table:table-cell office:value-type="float" office:value="7328">
            <text:p>7328</text:p>
          </table:table-cell>
          <table:table-cell table:formula="of:=470000/(65536*2/[.A230]-1)" office:value-type="float" office:value="27832.9454357383">
            <text:p>2.78E+4</text:p>
          </table:table-cell>
          <table:table-cell table:formula="of:=3735/LN([.B230]/0.772)-273" office:value-type="float" office:value="82.9601892986136">
            <text:p>83</text:p>
          </table:table-cell>
        </table:table-row>
        <table:table-row table:style-name="ro1">
          <table:table-cell office:value-type="float" office:value="7360">
            <text:p>7360</text:p>
          </table:table-cell>
          <table:table-cell table:formula="of:=470000/(65536*2/[.A231]-1)" office:value-type="float" office:value="27961.7175375065">
            <text:p>2.80E+4</text:p>
          </table:table-cell>
          <table:table-cell table:formula="of:=3735/LN([.B231]/0.772)-273" office:value-type="float" office:value="82.8036652283494">
            <text:p>83</text:p>
          </table:table-cell>
        </table:table-row>
        <table:table-row table:style-name="ro1">
          <table:table-cell office:value-type="float" office:value="7392">
            <text:p>7392</text:p>
          </table:table-cell>
          <table:table-cell table:formula="of:=470000/(65536*2/[.A232]-1)" office:value-type="float" office:value="28090.5562742561">
            <text:p>2.81E+4</text:p>
          </table:table-cell>
          <table:table-cell table:formula="of:=3735/LN([.B232]/0.772)-273" office:value-type="float" office:value="82.6479166597368">
            <text:p>83</text:p>
          </table:table-cell>
        </table:table-row>
        <table:table-row table:style-name="ro1">
          <table:table-cell office:value-type="float" office:value="7424">
            <text:p>7424</text:p>
          </table:table-cell>
          <table:table-cell table:formula="of:=470000/(65536*2/[.A233]-1)" office:value-type="float" office:value="28219.4616977226">
            <text:p>2.82E+4</text:p>
          </table:table-cell>
          <table:table-cell table:formula="of:=3735/LN([.B233]/0.772)-273" office:value-type="float" office:value="82.4929362100668">
            <text:p>82</text:p>
          </table:table-cell>
        </table:table-row>
        <table:table-row table:style-name="ro1">
          <table:table-cell office:value-type="float" office:value="7456">
            <text:p>7456</text:p>
          </table:table-cell>
          <table:table-cell table:formula="of:=470000/(65536*2/[.A234]-1)" office:value-type="float" office:value="28348.4338596945">
            <text:p>2.83E+4</text:p>
          </table:table-cell>
          <table:table-cell table:formula="of:=3735/LN([.B234]/0.772)-273" office:value-type="float" office:value="82.3387165986044">
            <text:p>82</text:p>
          </table:table-cell>
        </table:table-row>
        <table:table-row table:style-name="ro1">
          <table:table-cell office:value-type="float" office:value="7488">
            <text:p>7488</text:p>
          </table:table-cell>
          <table:table-cell table:formula="of:=470000/(65536*2/[.A235]-1)" office:value-type="float" office:value="28477.4728120145">
            <text:p>2.85E+4</text:p>
          </table:table-cell>
          <table:table-cell table:formula="of:=3735/LN([.B235]/0.772)-273" office:value-type="float" office:value="82.1852506447468">
            <text:p>82</text:p>
          </table:table-cell>
        </table:table-row>
        <table:table-row table:style-name="ro1">
          <table:table-cell office:value-type="float" office:value="7520">
            <text:p>7520</text:p>
          </table:table-cell>
          <table:table-cell table:formula="of:=470000/(65536*2/[.A236]-1)" office:value-type="float" office:value="28606.5786065786">
            <text:p>2.86E+4</text:p>
          </table:table-cell>
          <table:table-cell table:formula="of:=3735/LN([.B236]/0.772)-273" office:value-type="float" office:value="82.0325312662209">
            <text:p>82</text:p>
          </table:table-cell>
        </table:table-row>
        <table:table-row table:style-name="ro1">
          <table:table-cell office:value-type="float" office:value="7552">
            <text:p>7552</text:p>
          </table:table-cell>
          <table:table-cell table:formula="of:=470000/(65536*2/[.A237]-1)" office:value-type="float" office:value="28735.7512953368">
            <text:p>2.87E+4</text:p>
          </table:table-cell>
          <table:table-cell table:formula="of:=3735/LN([.B237]/0.772)-273" office:value-type="float" office:value="81.8805514773228">
            <text:p>82</text:p>
          </table:table-cell>
        </table:table-row>
        <table:table-row table:style-name="ro1">
          <table:table-cell office:value-type="float" office:value="7584">
            <text:p>7584</text:p>
          </table:table-cell>
          <table:table-cell table:formula="of:=470000/(65536*2/[.A238]-1)" office:value-type="float" office:value="28864.9909302928">
            <text:p>2.89E+4</text:p>
          </table:table-cell>
          <table:table-cell table:formula="of:=3735/LN([.B238]/0.772)-273" office:value-type="float" office:value="81.729304387194">
            <text:p>82</text:p>
          </table:table-cell>
        </table:table-row>
        <table:table-row table:style-name="ro1">
          <table:table-cell office:value-type="float" office:value="7616">
            <text:p>7616</text:p>
          </table:table-cell>
          <table:table-cell table:formula="of:=470000/(65536*2/[.A239]-1)" office:value-type="float" office:value="28994.2975635044">
            <text:p>2.90E+4</text:p>
          </table:table-cell>
          <table:table-cell table:formula="of:=3735/LN([.B239]/0.772)-273" office:value-type="float" office:value="81.5787831981376">
            <text:p>82</text:p>
          </table:table-cell>
        </table:table-row>
        <table:table-row table:style-name="ro1">
          <table:table-cell office:value-type="float" office:value="7648">
            <text:p>7648</text:p>
          </table:table-cell>
          <table:table-cell table:formula="of:=470000/(65536*2/[.A240]-1)" office:value-type="float" office:value="29123.6712470832">
            <text:p>2.91E+4</text:p>
          </table:table-cell>
          <table:table-cell table:formula="of:=3735/LN([.B240]/0.772)-273" office:value-type="float" office:value="81.4289812039698">
            <text:p>81</text:p>
          </table:table-cell>
        </table:table-row>
        <table:table-row table:style-name="ro1">
          <table:table-cell office:value-type="float" office:value="7680">
            <text:p>7680</text:p>
          </table:table-cell>
          <table:table-cell table:formula="of:=470000/(65536*2/[.A241]-1)" office:value-type="float" office:value="29253.112033195">
            <text:p>2.93E+4</text:p>
          </table:table-cell>
          <table:table-cell table:formula="of:=3735/LN([.B241]/0.772)-273" office:value-type="float" office:value="81.2798917884086">
            <text:p>81</text:p>
          </table:table-cell>
        </table:table-row>
        <table:table-row table:style-name="ro1">
          <table:table-cell office:value-type="float" office:value="7712">
            <text:p>7712</text:p>
          </table:table-cell>
          <table:table-cell table:formula="of:=470000/(65536*2/[.A242]-1)" office:value-type="float" office:value="29382.6199740597">
            <text:p>2.94E+4</text:p>
          </table:table-cell>
          <table:table-cell table:formula="of:=3735/LN([.B242]/0.772)-273" office:value-type="float" office:value="81.1315084234963">
            <text:p>81</text:p>
          </table:table-cell>
        </table:table-row>
        <table:table-row table:style-name="ro1">
          <table:table-cell office:value-type="float" office:value="7744">
            <text:p>7744</text:p>
          </table:table-cell>
          <table:table-cell table:formula="of:=470000/(65536*2/[.A243]-1)" office:value-type="float" office:value="29512.1951219512">
            <text:p>2.95E+4</text:p>
          </table:table-cell>
          <table:table-cell table:formula="of:=3735/LN([.B243]/0.772)-273" office:value-type="float" office:value="80.9838246680568">
            <text:p>81</text:p>
          </table:table-cell>
        </table:table-row>
        <table:table-row table:style-name="ro1">
          <table:table-cell office:value-type="float" office:value="7776">
            <text:p>7776</text:p>
          </table:table-cell>
          <table:table-cell table:formula="of:=470000/(65536*2/[.A244]-1)" office:value-type="float" office:value="29641.837529198">
            <text:p>2.96E+4</text:p>
          </table:table-cell>
          <table:table-cell table:formula="of:=3735/LN([.B244]/0.772)-273" office:value-type="float" office:value="80.8368341661865">
            <text:p>81</text:p>
          </table:table-cell>
        </table:table-row>
        <table:table-row table:style-name="ro1">
          <table:table-cell office:value-type="float" office:value="7808">
            <text:p>7808</text:p>
          </table:table-cell>
          <table:table-cell table:formula="of:=470000/(65536*2/[.A245]-1)" office:value-type="float" office:value="29771.5472481828">
            <text:p>2.98E+4</text:p>
          </table:table-cell>
          <table:table-cell table:formula="of:=3735/LN([.B245]/0.772)-273" office:value-type="float" office:value="80.6905306457767">
            <text:p>81</text:p>
          </table:table-cell>
        </table:table-row>
        <table:table-row table:style-name="ro1">
          <table:table-cell office:value-type="float" office:value="7840">
            <text:p>7840</text:p>
          </table:table-cell>
          <table:table-cell table:formula="of:=470000/(65536*2/[.A246]-1)" office:value-type="float" office:value="29901.3243313425">
            <text:p>2.99E+4</text:p>
          </table:table-cell>
          <table:table-cell table:formula="of:=3735/LN([.B246]/0.772)-273" office:value-type="float" office:value="80.5449079170681">
            <text:p>81</text:p>
          </table:table-cell>
        </table:table-row>
        <table:table-row table:style-name="ro1">
          <table:table-cell office:value-type="float" office:value="7872">
            <text:p>7872</text:p>
          </table:table-cell>
          <table:table-cell table:formula="of:=470000/(65536*2/[.A247]-1)" office:value-type="float" office:value="30031.1688311688">
            <text:p>3.00E+4</text:p>
          </table:table-cell>
          <table:table-cell table:formula="of:=3735/LN([.B247]/0.772)-273" office:value-type="float" office:value="80.3999598712361">
            <text:p>80</text:p>
          </table:table-cell>
        </table:table-row>
        <table:table-row table:style-name="ro1">
          <table:table-cell office:value-type="float" office:value="7904">
            <text:p>7904</text:p>
          </table:table-cell>
          <table:table-cell table:formula="of:=470000/(65536*2/[.A248]-1)" office:value-type="float" office:value="30161.0808002078">
            <text:p>3.02E+4</text:p>
          </table:table-cell>
          <table:table-cell table:formula="of:=3735/LN([.B248]/0.772)-273" office:value-type="float" office:value="80.2556804790058">
            <text:p>80</text:p>
          </table:table-cell>
        </table:table-row>
        <table:table-row table:style-name="ro1">
          <table:table-cell office:value-type="float" office:value="7936">
            <text:p>7936</text:p>
          </table:table-cell>
          <table:table-cell table:formula="of:=470000/(65536*2/[.A249]-1)" office:value-type="float" office:value="30291.0602910603">
            <text:p>3.03E+4</text:p>
          </table:table-cell>
          <table:table-cell table:formula="of:=3735/LN([.B249]/0.772)-273" office:value-type="float" office:value="80.1120637892962">
            <text:p>80</text:p>
          </table:table-cell>
        </table:table-row>
        <table:table-row table:style-name="ro1">
          <table:table-cell office:value-type="float" office:value="7968">
            <text:p>7968</text:p>
          </table:table-cell>
          <table:table-cell table:formula="of:=470000/(65536*2/[.A250]-1)" office:value-type="float" office:value="30421.1073563816">
            <text:p>3.04E+4</text:p>
          </table:table-cell>
          <table:table-cell table:formula="of:=3735/LN([.B250]/0.772)-273" office:value-type="float" office:value="79.9691039278935">
            <text:p>8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table:formula="of:=470000/(65536*2/[.A251]-1)" office:value-type="float" office:value="30551.222048882">
            <text:p>3.06E+4</text:p>
          </table:table-cell>
          <table:table-cell table:formula="of:=3735/LN([.B251]/0.772)-273" office:value-type="float" office:value="79.8267950961513">
            <text:p>80</text:p>
          </table:table-cell>
        </table:table-row>
        <table:table-row table:style-name="ro1">
          <table:table-cell office:value-type="float" office:value="8032">
            <text:p>8032</text:p>
          </table:table-cell>
          <table:table-cell table:formula="of:=470000/(65536*2/[.A252]-1)" office:value-type="float" office:value="30681.4044213264">
            <text:p>3.07E+4</text:p>
          </table:table-cell>
          <table:table-cell table:formula="of:=3735/LN([.B252]/0.772)-273" office:value-type="float" office:value="79.6851315697187">
            <text:p>80</text:p>
          </table:table-cell>
        </table:table-row>
        <table:table-row table:style-name="ro1">
          <table:table-cell office:value-type="float" office:value="8064">
            <text:p>8064</text:p>
          </table:table-cell>
          <table:table-cell table:formula="of:=470000/(65536*2/[.A253]-1)" office:value-type="float" office:value="30811.6545265349">
            <text:p>3.08E+4</text:p>
          </table:table-cell>
          <table:table-cell table:formula="of:=3735/LN([.B253]/0.772)-273" office:value-type="float" office:value="79.544107697294">
            <text:p>80</text:p>
          </table:table-cell>
        </table:table-row>
        <table:table-row table:style-name="ro1">
          <table:table-cell office:value-type="float" office:value="8096">
            <text:p>8096</text:p>
          </table:table-cell>
          <table:table-cell table:formula="of:=470000/(65536*2/[.A254]-1)" office:value-type="float" office:value="30941.9724173823">
            <text:p>3.09E+4</text:p>
          </table:table-cell>
          <table:table-cell table:formula="of:=3735/LN([.B254]/0.772)-273" office:value-type="float" office:value="79.4037178994052">
            <text:p>79</text:p>
          </table:table-cell>
        </table:table-row>
        <table:table-row table:style-name="ro1">
          <table:table-cell office:value-type="float" office:value="8128">
            <text:p>8128</text:p>
          </table:table-cell>
          <table:table-cell table:formula="of:=470000/(65536*2/[.A255]-1)" office:value-type="float" office:value="31072.3581467985">
            <text:p>3.11E+4</text:p>
          </table:table-cell>
          <table:table-cell table:formula="of:=3735/LN([.B255]/0.772)-273" office:value-type="float" office:value="79.2639566672145">
            <text:p>79</text:p>
          </table:table-cell>
        </table:table-row>
        <table:table-row table:style-name="ro1">
          <table:table-cell office:value-type="float" office:value="8160">
            <text:p>8160</text:p>
          </table:table-cell>
          <table:table-cell table:formula="of:=470000/(65536*2/[.A256]-1)" office:value-type="float" office:value="31202.8117677688">
            <text:p>3.12E+4</text:p>
          </table:table-cell>
          <table:table-cell table:formula="of:=3735/LN([.B256]/0.772)-273" office:value-type="float" office:value="79.1248185613483">
            <text:p>7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table:formula="of:=470000/(65536*2/[.A257]-1)" office:value-type="float" office:value="31333.3333333333">
            <text:p>3.13E+4</text:p>
          </table:table-cell>
          <table:table-cell table:formula="of:=3735/LN([.B257]/0.772)-273" office:value-type="float" office:value="78.9862982107505">
            <text:p>79</text:p>
          </table:table-cell>
        </table:table-row>
        <table:table-row table:style-name="ro1">
          <table:table-cell office:value-type="float" office:value="8224">
            <text:p>8224</text:p>
          </table:table-cell>
          <table:table-cell table:formula="of:=470000/(65536*2/[.A258]-1)" office:value-type="float" office:value="31463.9228965877">
            <text:p>3.15E+4</text:p>
          </table:table-cell>
          <table:table-cell table:formula="of:=3735/LN([.B258]/0.772)-273" office:value-type="float" office:value="78.8483903115596">
            <text:p>79</text:p>
          </table:table-cell>
        </table:table-row>
        <table:table-row table:style-name="ro1">
          <table:table-cell office:value-type="float" office:value="8256">
            <text:p>8256</text:p>
          </table:table-cell>
          <table:table-cell table:formula="of:=470000/(65536*2/[.A259]-1)" office:value-type="float" office:value="31594.5805106826">
            <text:p>3.16E+4</text:p>
          </table:table-cell>
          <table:table-cell table:formula="of:=3735/LN([.B259]/0.772)-273" office:value-type="float" office:value="78.711089626008">
            <text:p>79</text:p>
          </table:table-cell>
        </table:table-row>
        <table:table-row table:style-name="ro1">
          <table:table-cell office:value-type="float" office:value="8288">
            <text:p>8288</text:p>
          </table:table-cell>
          <table:table-cell table:formula="of:=470000/(65536*2/[.A260]-1)" office:value-type="float" office:value="31725.3062288246">
            <text:p>3.17E+4</text:p>
          </table:table-cell>
          <table:table-cell table:formula="of:=3735/LN([.B260]/0.772)-273" office:value-type="float" office:value="78.5743909813438">
            <text:p>79</text:p>
          </table:table-cell>
        </table:table-row>
        <table:table-row table:style-name="ro1">
          <table:table-cell office:value-type="float" office:value="8320">
            <text:p>8320</text:p>
          </table:table-cell>
          <table:table-cell table:formula="of:=470000/(65536*2/[.A261]-1)" office:value-type="float" office:value="31856.1001042753">
            <text:p>3.19E+4</text:p>
          </table:table-cell>
          <table:table-cell table:formula="of:=3735/LN([.B261]/0.772)-273" office:value-type="float" office:value="78.438289268775">
            <text:p>78</text:p>
          </table:table-cell>
        </table:table-row>
        <table:table-row table:style-name="ro1">
          <table:table-cell office:value-type="float" office:value="8352">
            <text:p>8352</text:p>
          </table:table-cell>
          <table:table-cell table:formula="of:=470000/(65536*2/[.A262]-1)" office:value-type="float" office:value="31986.962190352">
            <text:p>3.20E+4</text:p>
          </table:table-cell>
          <table:table-cell table:formula="of:=3735/LN([.B262]/0.772)-273" office:value-type="float" office:value="78.3027794424336">
            <text:p>78</text:p>
          </table:table-cell>
        </table:table-row>
        <table:table-row table:style-name="ro1">
          <table:table-cell office:value-type="float" office:value="8384">
            <text:p>8384</text:p>
          </table:table-cell>
          <table:table-cell table:formula="of:=470000/(65536*2/[.A263]-1)" office:value-type="float" office:value="32117.8925404278">
            <text:p>3.21E+4</text:p>
          </table:table-cell>
          <table:table-cell table:formula="of:=3735/LN([.B263]/0.772)-273" office:value-type="float" office:value="78.1678565183613">
            <text:p>78</text:p>
          </table:table-cell>
        </table:table-row>
        <table:table-row table:style-name="ro1">
          <table:table-cell office:value-type="float" office:value="8416">
            <text:p>8416</text:p>
          </table:table-cell>
          <table:table-cell table:formula="of:=470000/(65536*2/[.A264]-1)" office:value-type="float" office:value="32248.8912079311">
            <text:p>3.22E+4</text:p>
          </table:table-cell>
          <table:table-cell table:formula="of:=3735/LN([.B264]/0.772)-273" office:value-type="float" office:value="78.0335155735149">
            <text:p>78</text:p>
          </table:table-cell>
        </table:table-row>
        <table:table-row table:style-name="ro1">
          <table:table-cell office:value-type="float" office:value="8448">
            <text:p>8448</text:p>
          </table:table-cell>
          <table:table-cell table:formula="of:=470000/(65536*2/[.A265]-1)" office:value-type="float" office:value="32379.9582463466">
            <text:p>3.24E+4</text:p>
          </table:table-cell>
          <table:table-cell table:formula="of:=3735/LN([.B265]/0.772)-273" office:value-type="float" office:value="77.8997517447918">
            <text:p>78</text:p>
          </table:table-cell>
        </table:table-row>
        <table:table-row table:style-name="ro1">
          <table:table-cell office:value-type="float" office:value="8480">
            <text:p>8480</text:p>
          </table:table-cell>
          <table:table-cell table:formula="of:=470000/(65536*2/[.A266]-1)" office:value-type="float" office:value="32511.0937092143">
            <text:p>3.25E+4</text:p>
          </table:table-cell>
          <table:table-cell table:formula="of:=3735/LN([.B266]/0.772)-273" office:value-type="float" office:value="77.7665602280747">
            <text:p>78</text:p>
          </table:table-cell>
        </table:table-row>
        <table:table-row table:style-name="ro1">
          <table:table-cell office:value-type="float" office:value="8512">
            <text:p>8512</text:p>
          </table:table-cell>
          <table:table-cell table:formula="of:=470000/(65536*2/[.A267]-1)" office:value-type="float" office:value="32642.2976501305">
            <text:p>3.26E+4</text:p>
          </table:table-cell>
          <table:table-cell table:formula="of:=3735/LN([.B267]/0.772)-273" office:value-type="float" office:value="77.6339362772944">
            <text:p>78</text:p>
          </table:table-cell>
        </table:table-row>
        <table:table-row table:style-name="ro1">
          <table:table-cell office:value-type="float" office:value="8544">
            <text:p>8544</text:p>
          </table:table-cell>
          <table:table-cell table:formula="of:=470000/(65536*2/[.A268]-1)" office:value-type="float" office:value="32773.5701227475">
            <text:p>3.28E+4</text:p>
          </table:table-cell>
          <table:table-cell table:formula="of:=3735/LN([.B268]/0.772)-273" office:value-type="float" office:value="77.501875203512">
            <text:p>78</text:p>
          </table:table-cell>
        </table:table-row>
        <table:table-row table:style-name="ro1">
          <table:table-cell office:value-type="float" office:value="8576">
            <text:p>8576</text:p>
          </table:table-cell>
          <table:table-cell table:formula="of:=470000/(65536*2/[.A269]-1)" office:value-type="float" office:value="32904.9111807732">
            <text:p>3.29E+4</text:p>
          </table:table-cell>
          <table:table-cell table:formula="of:=3735/LN([.B269]/0.772)-273" office:value-type="float" office:value="77.3703723740182">
            <text:p>77</text:p>
          </table:table-cell>
        </table:table-row>
        <table:table-row table:style-name="ro1">
          <table:table-cell office:value-type="float" office:value="8608">
            <text:p>8608</text:p>
          </table:table-cell>
          <table:table-cell table:formula="of:=470000/(65536*2/[.A270]-1)" office:value-type="float" office:value="33036.3208779723">
            <text:p>3.30E+4</text:p>
          </table:table-cell>
          <table:table-cell table:formula="of:=3735/LN([.B270]/0.772)-273" office:value-type="float" office:value="77.2394232114508">
            <text:p>77</text:p>
          </table:table-cell>
        </table:table-row>
        <table:table-row table:style-name="ro1">
          <table:table-cell office:value-type="float" office:value="8640">
            <text:p>8640</text:p>
          </table:table-cell>
          <table:table-cell table:formula="of:=470000/(65536*2/[.A271]-1)" office:value-type="float" office:value="33167.7992681652">
            <text:p>3.32E+4</text:p>
          </table:table-cell>
          <table:table-cell table:formula="of:=3735/LN([.B271]/0.772)-273" office:value-type="float" office:value="77.1090231929285">
            <text:p>77</text:p>
          </table:table-cell>
        </table:table-row>
        <table:table-row table:style-name="ro1">
          <table:table-cell office:value-type="float" office:value="8672">
            <text:p>8672</text:p>
          </table:table-cell>
          <table:table-cell table:formula="of:=470000/(65536*2/[.A272]-1)" office:value-type="float" office:value="33299.3464052288">
            <text:p>3.33E+4</text:p>
          </table:table-cell>
          <table:table-cell table:formula="of:=3735/LN([.B272]/0.772)-273" office:value-type="float" office:value="76.979167849202">
            <text:p>77</text:p>
          </table:table-cell>
        </table:table-row>
        <table:table-row table:style-name="ro1">
          <table:table-cell office:value-type="float" office:value="8704">
            <text:p>8704</text:p>
          </table:table-cell>
          <table:table-cell table:formula="of:=470000/(65536*2/[.A273]-1)" office:value-type="float" office:value="33430.9623430962">
            <text:p>3.34E+4</text:p>
          </table:table-cell>
          <table:table-cell table:formula="of:=3735/LN([.B273]/0.772)-273" office:value-type="float" office:value="76.8498527638215">
            <text:p>77</text:p>
          </table:table-cell>
        </table:table-row>
        <table:table-row table:style-name="ro1">
          <table:table-cell office:value-type="float" office:value="8736">
            <text:p>8736</text:p>
          </table:table-cell>
          <table:table-cell table:formula="of:=470000/(65536*2/[.A274]-1)" office:value-type="float" office:value="33562.6471357573">
            <text:p>3.36E+4</text:p>
          </table:table-cell>
          <table:table-cell table:formula="of:=3735/LN([.B274]/0.772)-273" office:value-type="float" office:value="76.7210735723195">
            <text:p>77</text:p>
          </table:table-cell>
        </table:table-row>
        <table:table-row table:style-name="ro1">
          <table:table-cell office:value-type="float" office:value="8768">
            <text:p>8768</text:p>
          </table:table-cell>
          <table:table-cell table:formula="of:=470000/(65536*2/[.A275]-1)" office:value-type="float" office:value="33694.400837258">
            <text:p>3.37E+4</text:p>
          </table:table-cell>
          <table:table-cell table:formula="of:=3735/LN([.B275]/0.772)-273" office:value-type="float" office:value="76.5928259614101">
            <text:p>77</text:p>
          </table:table-cell>
        </table:table-row>
        <table:table-row table:style-name="ro1">
          <table:table-cell office:value-type="float" office:value="8800">
            <text:p>8800</text:p>
          </table:table-cell>
          <table:table-cell table:formula="of:=470000/(65536*2/[.A276]-1)" office:value-type="float" office:value="33826.2235017011">
            <text:p>3.38E+4</text:p>
          </table:table-cell>
          <table:table-cell table:formula="of:=3735/LN([.B276]/0.772)-273" office:value-type="float" office:value="76.4651056682025">
            <text:p>76</text:p>
          </table:table-cell>
        </table:table-row>
        <table:table-row table:style-name="ro1">
          <table:table-cell office:value-type="float" office:value="8832">
            <text:p>8832</text:p>
          </table:table-cell>
          <table:table-cell table:formula="of:=470000/(65536*2/[.A277]-1)" office:value-type="float" office:value="33958.1151832461">
            <text:p>3.40E+4</text:p>
          </table:table-cell>
          <table:table-cell table:formula="of:=3735/LN([.B277]/0.772)-273" office:value-type="float" office:value="76.3379084794305">
            <text:p>76</text:p>
          </table:table-cell>
        </table:table-row>
        <table:table-row table:style-name="ro1">
          <table:table-cell office:value-type="float" office:value="8864">
            <text:p>8864</text:p>
          </table:table-cell>
          <table:table-cell table:formula="of:=470000/(65536*2/[.A278]-1)" office:value-type="float" office:value="34090.0759361089">
            <text:p>3.41E+4</text:p>
          </table:table-cell>
          <table:table-cell table:formula="of:=3735/LN([.B278]/0.772)-273" office:value-type="float" office:value="76.2112302306958">
            <text:p>76</text:p>
          </table:table-cell>
        </table:table-row>
        <table:table-row table:style-name="ro1">
          <table:table-cell office:value-type="float" office:value="8896">
            <text:p>8896</text:p>
          </table:table-cell>
          <table:table-cell table:formula="of:=470000/(65536*2/[.A279]-1)" office:value-type="float" office:value="34222.1058145626">
            <text:p>3.42E+4</text:p>
          </table:table-cell>
          <table:table-cell table:formula="of:=3735/LN([.B279]/0.772)-273" office:value-type="float" office:value="76.0850668057255">
            <text:p>76</text:p>
          </table:table-cell>
        </table:table-row>
        <table:table-row table:style-name="ro1">
          <table:table-cell office:value-type="float" office:value="8928">
            <text:p>8928</text:p>
          </table:table-cell>
          <table:table-cell table:formula="of:=470000/(65536*2/[.A280]-1)" office:value-type="float" office:value="34354.2048729369">
            <text:p>3.44E+4</text:p>
          </table:table-cell>
          <table:table-cell table:formula="of:=3735/LN([.B280]/0.772)-273" office:value-type="float" office:value="75.9594141356441">
            <text:p>76</text:p>
          </table:table-cell>
        </table:table-row>
        <table:table-row table:style-name="ro1">
          <table:table-cell office:value-type="float" office:value="8960">
            <text:p>8960</text:p>
          </table:table-cell>
          <table:table-cell table:formula="of:=470000/(65536*2/[.A281]-1)" office:value-type="float" office:value="34486.3731656184">
            <text:p>3.45E+4</text:p>
          </table:table-cell>
          <table:table-cell table:formula="of:=3735/LN([.B281]/0.772)-273" office:value-type="float" office:value="75.8342681982587">
            <text:p>76</text:p>
          </table:table-cell>
        </table:table-row>
        <table:table-row table:style-name="ro1">
          <table:table-cell office:value-type="float" office:value="8992">
            <text:p>8992</text:p>
          </table:table-cell>
          <table:table-cell table:formula="of:=470000/(65536*2/[.A282]-1)" office:value-type="float" office:value="34618.6107470511">
            <text:p>3.46E+4</text:p>
          </table:table-cell>
          <table:table-cell table:formula="of:=3735/LN([.B282]/0.772)-273" office:value-type="float" office:value="75.7096250173573">
            <text:p>76</text:p>
          </table:table-cell>
        </table:table-row>
        <table:table-row table:style-name="ro1">
          <table:table-cell office:value-type="float" office:value="9024">
            <text:p>9024</text:p>
          </table:table-cell>
          <table:table-cell table:formula="of:=470000/(65536*2/[.A283]-1)" office:value-type="float" office:value="34750.9176717357">
            <text:p>3.48E+4</text:p>
          </table:table-cell>
          <table:table-cell table:formula="of:=3735/LN([.B283]/0.772)-273" office:value-type="float" office:value="75.5854806620206">
            <text:p>76</text:p>
          </table:table-cell>
        </table:table-row>
        <table:table-row table:style-name="ro1">
          <table:table-cell office:value-type="float" office:value="9056">
            <text:p>9056</text:p>
          </table:table-cell>
          <table:table-cell table:formula="of:=470000/(65536*2/[.A284]-1)" office:value-type="float" office:value="34883.2939942303">
            <text:p>3.49E+4</text:p>
          </table:table-cell>
          <table:table-cell table:formula="of:=3735/LN([.B284]/0.772)-273" office:value-type="float" office:value="75.4618312459465">
            <text:p>75</text:p>
          </table:table-cell>
        </table:table-row>
        <table:table-row table:style-name="ro1">
          <table:table-cell office:value-type="float" office:value="9088">
            <text:p>9088</text:p>
          </table:table-cell>
          <table:table-cell table:formula="of:=470000/(65536*2/[.A285]-1)" office:value-type="float" office:value="35015.7397691501">
            <text:p>3.50E+4</text:p>
          </table:table-cell>
          <table:table-cell table:formula="of:=3735/LN([.B285]/0.772)-273" office:value-type="float" office:value="75.3386729267863">
            <text:p>75</text:p>
          </table:table-cell>
        </table:table-row>
        <table:table-row table:style-name="ro1">
          <table:table-cell office:value-type="float" office:value="9120">
            <text:p>9120</text:p>
          </table:table-cell>
          <table:table-cell table:formula="of:=470000/(65536*2/[.A286]-1)" office:value-type="float" office:value="35148.2550511677">
            <text:p>3.51E+4</text:p>
          </table:table-cell>
          <table:table-cell table:formula="of:=3735/LN([.B286]/0.772)-273" office:value-type="float" office:value="75.2160019054938">
            <text:p>75</text:p>
          </table:table-cell>
        </table:table-row>
        <table:table-row table:style-name="ro1">
          <table:table-cell office:value-type="float" office:value="9152">
            <text:p>9152</text:p>
          </table:table-cell>
          <table:table-cell table:formula="of:=470000/(65536*2/[.A287]-1)" office:value-type="float" office:value="35280.8398950131">
            <text:p>3.53E+4</text:p>
          </table:table-cell>
          <table:table-cell table:formula="of:=3735/LN([.B287]/0.772)-273" office:value-type="float" office:value="75.0938144256866">
            <text:p>75</text:p>
          </table:table-cell>
        </table:table-row>
        <table:table-row table:style-name="ro1">
          <table:table-cell office:value-type="float" office:value="9184">
            <text:p>9184</text:p>
          </table:table-cell>
          <table:table-cell table:formula="of:=470000/(65536*2/[.A288]-1)" office:value-type="float" office:value="35413.4943554739">
            <text:p>3.54E+4</text:p>
          </table:table-cell>
          <table:table-cell table:formula="of:=3735/LN([.B288]/0.772)-273" office:value-type="float" office:value="74.9721067730177">
            <text:p>75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table:formula="of:=470000/(65536*2/[.A289]-1)" office:value-type="float" office:value="35546.218487395">
            <text:p>3.55E+4</text:p>
          </table:table-cell>
          <table:table-cell table:formula="of:=3735/LN([.B289]/0.772)-273" office:value-type="float" office:value="74.8508752745601">
            <text:p>75</text:p>
          </table:table-cell>
        </table:table-row>
        <table:table-row table:style-name="ro1">
          <table:table-cell office:value-type="float" office:value="9248">
            <text:p>9248</text:p>
          </table:table-cell>
          <table:table-cell table:formula="of:=470000/(65536*2/[.A290]-1)" office:value-type="float" office:value="35679.012345679">
            <text:p>3.57E+4</text:p>
          </table:table-cell>
          <table:table-cell table:formula="of:=3735/LN([.B290]/0.772)-273" office:value-type="float" office:value="74.7301162982015">
            <text:p>75</text:p>
          </table:table-cell>
        </table:table-row>
        <table:table-row table:style-name="ro1">
          <table:table-cell office:value-type="float" office:value="9280">
            <text:p>9280</text:p>
          </table:table-cell>
          <table:table-cell table:formula="of:=470000/(65536*2/[.A291]-1)" office:value-type="float" office:value="35811.8759852864">
            <text:p>3.58E+4</text:p>
          </table:table-cell>
          <table:table-cell table:formula="of:=3735/LN([.B291]/0.772)-273" office:value-type="float" office:value="74.6098262520499">
            <text:p>75</text:p>
          </table:table-cell>
        </table:table-row>
        <table:table-row table:style-name="ro1">
          <table:table-cell office:value-type="float" office:value="9312">
            <text:p>9312</text:p>
          </table:table-cell>
          <table:table-cell table:formula="of:=470000/(65536*2/[.A292]-1)" office:value-type="float" office:value="35944.8094612352">
            <text:p>3.59E+4</text:p>
          </table:table-cell>
          <table:table-cell table:formula="of:=3735/LN([.B292]/0.772)-273" office:value-type="float" office:value="74.4900015838506">
            <text:p>74</text:p>
          </table:table-cell>
        </table:table-row>
        <table:table-row table:style-name="ro1">
          <table:table-cell office:value-type="float" office:value="9344">
            <text:p>9344</text:p>
          </table:table-cell>
          <table:table-cell table:formula="of:=470000/(65536*2/[.A293]-1)" office:value-type="float" office:value="36077.8128286015">
            <text:p>3.61E+4</text:p>
          </table:table-cell>
          <table:table-cell table:formula="of:=3735/LN([.B293]/0.772)-273" office:value-type="float" office:value="74.3706387804133">
            <text:p>74</text:p>
          </table:table-cell>
        </table:table-row>
        <table:table-row table:style-name="ro1">
          <table:table-cell office:value-type="float" office:value="9376">
            <text:p>9376</text:p>
          </table:table-cell>
          <table:table-cell table:formula="of:=470000/(65536*2/[.A294]-1)" office:value-type="float" office:value="36210.8861425191">
            <text:p>3.62E+4</text:p>
          </table:table-cell>
          <table:table-cell table:formula="of:=3735/LN([.B294]/0.772)-273" office:value-type="float" office:value="74.251734367049">
            <text:p>74</text:p>
          </table:table-cell>
        </table:table-row>
        <table:table-row table:style-name="ro1">
          <table:table-cell office:value-type="float" office:value="9408">
            <text:p>9408</text:p>
          </table:table-cell>
          <table:table-cell table:formula="of:=470000/(65536*2/[.A295]-1)" office:value-type="float" office:value="36344.0294581799">
            <text:p>3.63E+4</text:p>
          </table:table-cell>
          <table:table-cell table:formula="of:=3735/LN([.B295]/0.772)-273" office:value-type="float" office:value="74.1332849070172">
            <text:p>74</text:p>
          </table:table-cell>
        </table:table-row>
        <table:table-row table:style-name="ro1">
          <table:table-cell office:value-type="float" office:value="9440">
            <text:p>9440</text:p>
          </table:table-cell>
          <table:table-cell table:formula="of:=470000/(65536*2/[.A296]-1)" office:value-type="float" office:value="36477.242830834">
            <text:p>3.65E+4</text:p>
          </table:table-cell>
          <table:table-cell table:formula="of:=3735/LN([.B296]/0.772)-273" office:value-type="float" office:value="74.0152870009834">
            <text:p>74</text:p>
          </table:table-cell>
        </table:table-row>
        <table:table-row table:style-name="ro1">
          <table:table-cell office:value-type="float" office:value="9472">
            <text:p>9472</text:p>
          </table:table-cell>
          <table:table-cell table:formula="of:=470000/(65536*2/[.A297]-1)" office:value-type="float" office:value="36610.5263157895">
            <text:p>3.66E+4</text:p>
          </table:table-cell>
          <table:table-cell table:formula="of:=3735/LN([.B297]/0.772)-273" office:value-type="float" office:value="73.8977372864854">
            <text:p>74</text:p>
          </table:table-cell>
        </table:table-row>
        <table:table-row table:style-name="ro1">
          <table:table-cell office:value-type="float" office:value="9504">
            <text:p>9504</text:p>
          </table:table-cell>
          <table:table-cell table:formula="of:=470000/(65536*2/[.A298]-1)" office:value-type="float" office:value="36743.8799684127">
            <text:p>3.67E+4</text:p>
          </table:table-cell>
          <table:table-cell table:formula="of:=3735/LN([.B298]/0.772)-273" office:value-type="float" office:value="73.7806324374095">
            <text:p>74</text:p>
          </table:table-cell>
        </table:table-row>
        <table:table-row table:style-name="ro1">
          <table:table-cell office:value-type="float" office:value="9536">
            <text:p>9536</text:p>
          </table:table-cell>
          <table:table-cell table:formula="of:=470000/(65536*2/[.A299]-1)" office:value-type="float" office:value="36877.3038441285">
            <text:p>3.69E+4</text:p>
          </table:table-cell>
          <table:table-cell table:formula="of:=3735/LN([.B299]/0.772)-273" office:value-type="float" office:value="73.6639691634753">
            <text:p>74</text:p>
          </table:table-cell>
        </table:table-row>
        <table:table-row table:style-name="ro1">
          <table:table-cell office:value-type="float" office:value="9568">
            <text:p>9568</text:p>
          </table:table-cell>
          <table:table-cell table:formula="of:=470000/(65536*2/[.A300]-1)" office:value-type="float" office:value="37010.7979984198">
            <text:p>3.70E+4</text:p>
          </table:table-cell>
          <table:table-cell table:formula="of:=3735/LN([.B300]/0.772)-273" office:value-type="float" office:value="73.5477442097308">
            <text:p>74</text:p>
          </table:table-cell>
        </table:table-row>
        <table:table-row table:style-name="ro1">
          <table:table-cell office:value-type="float" office:value="9600">
            <text:p>9600</text:p>
          </table:table-cell>
          <table:table-cell table:formula="of:=470000/(65536*2/[.A301]-1)" office:value-type="float" office:value="37144.3624868282">
            <text:p>3.71E+4</text:p>
          </table:table-cell>
          <table:table-cell table:formula="of:=3735/LN([.B301]/0.772)-273" office:value-type="float" office:value="73.4319543560545">
            <text:p>73</text:p>
          </table:table-cell>
        </table:table-row>
        <table:table-row table:style-name="ro1">
          <table:table-cell office:value-type="float" office:value="9632">
            <text:p>9632</text:p>
          </table:table-cell>
          <table:table-cell table:formula="of:=470000/(65536*2/[.A302]-1)" office:value-type="float" office:value="37277.9973649539">
            <text:p>3.73E+4</text:p>
          </table:table-cell>
          <table:table-cell table:formula="of:=3735/LN([.B302]/0.772)-273" office:value-type="float" office:value="73.3165964166676">
            <text:p>73</text:p>
          </table:table-cell>
        </table:table-row>
        <table:table-row table:style-name="ro1">
          <table:table-cell office:value-type="float" office:value="9664">
            <text:p>9664</text:p>
          </table:table-cell>
          <table:table-cell table:formula="of:=470000/(65536*2/[.A303]-1)" office:value-type="float" office:value="37411.7026884555">
            <text:p>3.74E+4</text:p>
          </table:table-cell>
          <table:table-cell table:formula="of:=3735/LN([.B303]/0.772)-273" office:value-type="float" office:value="73.2016672396538">
            <text:p>73</text:p>
          </table:table-cell>
        </table:table-row>
        <table:table-row table:style-name="ro1">
          <table:table-cell office:value-type="float" office:value="9696">
            <text:p>9696</text:p>
          </table:table-cell>
          <table:table-cell table:formula="of:=470000/(65536*2/[.A304]-1)" office:value-type="float" office:value="37545.4785130504">
            <text:p>3.75E+4</text:p>
          </table:table-cell>
          <table:table-cell table:formula="of:=3735/LN([.B304]/0.772)-273" office:value-type="float" office:value="73.0871637064882">
            <text:p>73</text:p>
          </table:table-cell>
        </table:table-row>
        <table:table-row table:style-name="ro1">
          <table:table-cell office:value-type="float" office:value="9728">
            <text:p>9728</text:p>
          </table:table-cell>
          <table:table-cell table:formula="of:=470000/(65536*2/[.A305]-1)" office:value-type="float" office:value="37679.3248945148">
            <text:p>3.77E+4</text:p>
          </table:table-cell>
          <table:table-cell table:formula="of:=3735/LN([.B305]/0.772)-273" office:value-type="float" office:value="72.9730827315733">
            <text:p>73</text:p>
          </table:table-cell>
        </table:table-row>
        <table:table-row table:style-name="ro1">
          <table:table-cell office:value-type="float" office:value="9760">
            <text:p>9760</text:p>
          </table:table-cell>
          <table:table-cell table:formula="of:=470000/(65536*2/[.A306]-1)" office:value-type="float" office:value="37813.2418886837">
            <text:p>3.78E+4</text:p>
          </table:table-cell>
          <table:table-cell table:formula="of:=3735/LN([.B306]/0.772)-273" office:value-type="float" office:value="72.8594212617836">
            <text:p>73</text:p>
          </table:table-cell>
        </table:table-row>
        <table:table-row table:style-name="ro1">
          <table:table-cell office:value-type="float" office:value="9792">
            <text:p>9792</text:p>
          </table:table-cell>
          <table:table-cell table:formula="of:=470000/(65536*2/[.A307]-1)" office:value-type="float" office:value="37947.2295514512">
            <text:p>3.79E+4</text:p>
          </table:table-cell>
          <table:table-cell table:formula="of:=3735/LN([.B307]/0.772)-273" office:value-type="float" office:value="72.7461762760178">
            <text:p>73</text:p>
          </table:table-cell>
        </table:table-row>
        <table:table-row table:style-name="ro1">
          <table:table-cell office:value-type="float" office:value="9824">
            <text:p>9824</text:p>
          </table:table-cell>
          <table:table-cell table:formula="of:=470000/(65536*2/[.A308]-1)" office:value-type="float" office:value="38081.2879387701">
            <text:p>3.81E+4</text:p>
          </table:table-cell>
          <table:table-cell table:formula="of:=3735/LN([.B308]/0.772)-273" office:value-type="float" office:value="72.633344784759">
            <text:p>73</text:p>
          </table:table-cell>
        </table:table-row>
        <table:table-row table:style-name="ro1">
          <table:table-cell office:value-type="float" office:value="9856">
            <text:p>9856</text:p>
          </table:table-cell>
          <table:table-cell table:formula="of:=470000/(65536*2/[.A309]-1)" office:value-type="float" office:value="38215.4171066526">
            <text:p>3.82E+4</text:p>
          </table:table-cell>
          <table:table-cell table:formula="of:=3735/LN([.B309]/0.772)-273" office:value-type="float" office:value="72.5209238296413">
            <text:p>73</text:p>
          </table:table-cell>
        </table:table-row>
        <table:table-row table:style-name="ro1">
          <table:table-cell office:value-type="float" office:value="9888">
            <text:p>9888</text:p>
          </table:table-cell>
          <table:table-cell table:formula="of:=470000/(65536*2/[.A310]-1)" office:value-type="float" office:value="38349.6171111698">
            <text:p>3.83E+4</text:p>
          </table:table-cell>
          <table:table-cell table:formula="of:=3735/LN([.B310]/0.772)-273" office:value-type="float" office:value="72.4089104830253">
            <text:p>72</text:p>
          </table:table-cell>
        </table:table-row>
        <table:table-row table:style-name="ro1">
          <table:table-cell office:value-type="float" office:value="9920">
            <text:p>9920</text:p>
          </table:table-cell>
          <table:table-cell table:formula="of:=470000/(65536*2/[.A311]-1)" office:value-type="float" office:value="38483.8880084522">
            <text:p>3.85E+4</text:p>
          </table:table-cell>
          <table:table-cell table:formula="of:=3735/LN([.B311]/0.772)-273" office:value-type="float" office:value="72.2973018475793">
            <text:p>72</text:p>
          </table:table-cell>
        </table:table-row>
        <table:table-row table:style-name="ro1">
          <table:table-cell office:value-type="float" office:value="9952">
            <text:p>9952</text:p>
          </table:table-cell>
          <table:table-cell table:formula="of:=470000/(65536*2/[.A312]-1)" office:value-type="float" office:value="38618.2298546896">
            <text:p>3.86E+4</text:p>
          </table:table-cell>
          <table:table-cell table:formula="of:=3735/LN([.B312]/0.772)-273" office:value-type="float" office:value="72.1860950558682">
            <text:p>72</text:p>
          </table:table-cell>
        </table:table-row>
        <table:table-row table:style-name="ro1">
          <table:table-cell office:value-type="float" office:value="9984">
            <text:p>9984</text:p>
          </table:table-cell>
          <table:table-cell table:formula="of:=470000/(65536*2/[.A313]-1)" office:value-type="float" office:value="38752.6427061311">
            <text:p>3.88E+4</text:p>
          </table:table-cell>
          <table:table-cell table:formula="of:=3735/LN([.B313]/0.772)-273" office:value-type="float" office:value="72.0752872699497">
            <text:p>72</text:p>
          </table:table-cell>
        </table:table-row>
        <table:table-row table:style-name="ro1">
          <table:table-cell office:value-type="float" office:value="10016">
            <text:p>10016</text:p>
          </table:table-cell>
          <table:table-cell table:formula="of:=470000/(65536*2/[.A314]-1)" office:value-type="float" office:value="38887.1266190854">
            <text:p>3.89E+4</text:p>
          </table:table-cell>
          <table:table-cell table:formula="of:=3735/LN([.B314]/0.772)-273" office:value-type="float" office:value="71.9648756809761">
            <text:p>72</text:p>
          </table:table-cell>
        </table:table-row>
        <table:table-row table:style-name="ro1">
          <table:table-cell office:value-type="float" office:value="10048">
            <text:p>10048</text:p>
          </table:table-cell>
          <table:table-cell table:formula="of:=470000/(65536*2/[.A315]-1)" office:value-type="float" office:value="39021.6816499207">
            <text:p>3.90E+4</text:p>
          </table:table-cell>
          <table:table-cell table:formula="of:=3735/LN([.B315]/0.772)-273" office:value-type="float" office:value="71.8548575088039">
            <text:p>72</text:p>
          </table:table-cell>
        </table:table-row>
        <table:table-row table:style-name="ro1">
          <table:table-cell office:value-type="float" office:value="10080">
            <text:p>10080</text:p>
          </table:table-cell>
          <table:table-cell table:formula="of:=470000/(65536*2/[.A316]-1)" office:value-type="float" office:value="39156.3078550648">
            <text:p>3.92E+4</text:p>
          </table:table-cell>
          <table:table-cell table:formula="of:=3735/LN([.B316]/0.772)-273" office:value-type="float" office:value="71.7452300016092">
            <text:p>72</text:p>
          </table:table-cell>
        </table:table-row>
        <table:table-row table:style-name="ro1">
          <table:table-cell office:value-type="float" office:value="10112">
            <text:p>10112</text:p>
          </table:table-cell>
          <table:table-cell table:formula="of:=470000/(65536*2/[.A317]-1)" office:value-type="float" office:value="39291.0052910053">
            <text:p>3.93E+4</text:p>
          </table:table-cell>
          <table:table-cell table:formula="of:=3735/LN([.B317]/0.772)-273" office:value-type="float" office:value="71.6359904355096">
            <text:p>72</text:p>
          </table:table-cell>
        </table:table-row>
        <table:table-row table:style-name="ro1">
          <table:table-cell office:value-type="float" office:value="10144">
            <text:p>10144</text:p>
          </table:table-cell>
          <table:table-cell table:formula="of:=470000/(65536*2/[.A318]-1)" office:value-type="float" office:value="39425.7740142895">
            <text:p>3.94E+4</text:p>
          </table:table-cell>
          <table:table-cell table:formula="of:=3735/LN([.B318]/0.772)-273" office:value-type="float" office:value="71.5271361141924">
            <text:p>72</text:p>
          </table:table-cell>
        </table:table-row>
        <table:table-row table:style-name="ro1">
          <table:table-cell office:value-type="float" office:value="10176">
            <text:p>10176</text:p>
          </table:table-cell>
          <table:table-cell table:formula="of:=470000/(65536*2/[.A319]-1)" office:value-type="float" office:value="39560.6140815246">
            <text:p>3.96E+4</text:p>
          </table:table-cell>
          <table:table-cell table:formula="of:=3735/LN([.B319]/0.772)-273" office:value-type="float" office:value="71.418664368549">
            <text:p>71</text:p>
          </table:table-cell>
        </table:table-row>
        <table:table-row table:style-name="ro1">
          <table:table-cell office:value-type="float" office:value="10208">
            <text:p>10208</text:p>
          </table:table-cell>
          <table:table-cell table:formula="of:=470000/(65536*2/[.A320]-1)" office:value-type="float" office:value="39695.5255493778">
            <text:p>3.97E+4</text:p>
          </table:table-cell>
          <table:table-cell table:formula="of:=3735/LN([.B320]/0.772)-273" office:value-type="float" office:value="71.3105725563149">
            <text:p>71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table:formula="of:=470000/(65536*2/[.A321]-1)" office:value-type="float" office:value="39830.5084745763">
            <text:p>3.98E+4</text:p>
          </table:table-cell>
          <table:table-cell table:formula="of:=3735/LN([.B321]/0.772)-273" office:value-type="float" office:value="71.2028580617162">
            <text:p>71</text:p>
          </table:table-cell>
        </table:table-row>
        <table:table-row table:style-name="ro1">
          <table:table-cell office:value-type="float" office:value="10272">
            <text:p>10272</text:p>
          </table:table-cell>
          <table:table-cell table:formula="of:=470000/(65536*2/[.A322]-1)" office:value-type="float" office:value="39965.5629139073">
            <text:p>4.00E+4</text:p>
          </table:table-cell>
          <table:table-cell table:formula="of:=3735/LN([.B322]/0.772)-273" office:value-type="float" office:value="71.0955182951211">
            <text:p>71</text:p>
          </table:table-cell>
        </table:table-row>
        <table:table-row table:style-name="ro1">
          <table:table-cell office:value-type="float" office:value="10304">
            <text:p>10304</text:p>
          </table:table-cell>
          <table:table-cell table:formula="of:=470000/(65536*2/[.A323]-1)" office:value-type="float" office:value="40100.6889242183">
            <text:p>4.01E+4</text:p>
          </table:table-cell>
          <table:table-cell table:formula="of:=3735/LN([.B323]/0.772)-273" office:value-type="float" office:value="70.9885506926978">
            <text:p>71</text:p>
          </table:table-cell>
        </table:table-row>
        <table:table-row table:style-name="ro1">
          <table:table-cell office:value-type="float" office:value="10336">
            <text:p>10336</text:p>
          </table:table-cell>
          <table:table-cell table:formula="of:=470000/(65536*2/[.A324]-1)" office:value-type="float" office:value="40235.8865624172">
            <text:p>4.02E+4</text:p>
          </table:table-cell>
          <table:table-cell table:formula="of:=3735/LN([.B324]/0.772)-273" office:value-type="float" office:value="70.8819527160774">
            <text:p>71</text:p>
          </table:table-cell>
        </table:table-row>
        <table:table-row table:style-name="ro1">
          <table:table-cell office:value-type="float" office:value="10368">
            <text:p>10368</text:p>
          </table:table-cell>
          <table:table-cell table:formula="of:=470000/(65536*2/[.A325]-1)" office:value-type="float" office:value="40371.1558854719">
            <text:p>4.04E+4</text:p>
          </table:table-cell>
          <table:table-cell table:formula="of:=3735/LN([.B325]/0.772)-273" office:value-type="float" office:value="70.7757218520226">
            <text:p>71</text:p>
          </table:table-cell>
        </table:table-row>
        <table:table-row table:style-name="ro1">
          <table:table-cell office:value-type="float" office:value="10400">
            <text:p>10400</text:p>
          </table:table-cell>
          <table:table-cell table:formula="of:=470000/(65536*2/[.A326]-1)" office:value-type="float" office:value="40506.496950411">
            <text:p>4.05E+4</text:p>
          </table:table-cell>
          <table:table-cell table:formula="of:=3735/LN([.B326]/0.772)-273" office:value-type="float" office:value="70.6698556121012">
            <text:p>71</text:p>
          </table:table-cell>
        </table:table-row>
        <table:table-row table:style-name="ro1">
          <table:table-cell office:value-type="float" office:value="10432">
            <text:p>10432</text:p>
          </table:table-cell>
          <table:table-cell table:formula="of:=470000/(65536*2/[.A327]-1)" office:value-type="float" office:value="40641.9098143236">
            <text:p>4.06E+4</text:p>
          </table:table-cell>
          <table:table-cell table:formula="of:=3735/LN([.B327]/0.772)-273" office:value-type="float" office:value="70.5643515323656">
            <text:p>71</text:p>
          </table:table-cell>
        </table:table-row>
        <table:table-row table:style-name="ro1">
          <table:table-cell office:value-type="float" office:value="10464">
            <text:p>10464</text:p>
          </table:table-cell>
          <table:table-cell table:formula="of:=470000/(65536*2/[.A328]-1)" office:value-type="float" office:value="40777.3945343592">
            <text:p>4.08E+4</text:p>
          </table:table-cell>
          <table:table-cell table:formula="of:=3735/LN([.B328]/0.772)-273" office:value-type="float" office:value="70.4592071730368">
            <text:p>70</text:p>
          </table:table-cell>
        </table:table-row>
        <table:table-row table:style-name="ro1">
          <table:table-cell office:value-type="float" office:value="10496">
            <text:p>10496</text:p>
          </table:table-cell>
          <table:table-cell table:formula="of:=470000/(65536*2/[.A329]-1)" office:value-type="float" office:value="40912.9511677282">
            <text:p>4.09E+4</text:p>
          </table:table-cell>
          <table:table-cell table:formula="of:=3735/LN([.B329]/0.772)-273" office:value-type="float" office:value="70.3544201181937">
            <text:p>70</text:p>
          </table:table-cell>
        </table:table-row>
        <table:table-row table:style-name="ro1">
          <table:table-cell office:value-type="float" office:value="10528">
            <text:p>10528</text:p>
          </table:table-cell>
          <table:table-cell table:formula="of:=470000/(65536*2/[.A330]-1)" office:value-type="float" office:value="41048.5797717016">
            <text:p>4.10E+4</text:p>
          </table:table-cell>
          <table:table-cell table:formula="of:=3735/LN([.B330]/0.772)-273" office:value-type="float" office:value="70.249987975467">
            <text:p>70</text:p>
          </table:table-cell>
        </table:table-row>
        <table:table-row table:style-name="ro1">
          <table:table-cell office:value-type="float" office:value="10560">
            <text:p>10560</text:p>
          </table:table-cell>
          <table:table-cell table:formula="of:=470000/(65536*2/[.A331]-1)" office:value-type="float" office:value="41184.2804036113">
            <text:p>4.12E+4</text:p>
          </table:table-cell>
          <table:table-cell table:formula="of:=3735/LN([.B331]/0.772)-273" office:value-type="float" office:value="70.1459083757388">
            <text:p>70</text:p>
          </table:table-cell>
        </table:table-row>
        <table:table-row table:style-name="ro1">
          <table:table-cell office:value-type="float" office:value="10592">
            <text:p>10592</text:p>
          </table:table-cell>
          <table:table-cell table:formula="of:=470000/(65536*2/[.A332]-1)" office:value-type="float" office:value="41320.0531208499">
            <text:p>4.13E+4</text:p>
          </table:table-cell>
          <table:table-cell table:formula="of:=3735/LN([.B332]/0.772)-273" office:value-type="float" office:value="70.0421789728459">
            <text:p>70</text:p>
          </table:table-cell>
        </table:table-row>
        <table:table-row table:style-name="ro1">
          <table:table-cell office:value-type="float" office:value="10624">
            <text:p>10624</text:p>
          </table:table-cell>
          <table:table-cell table:formula="of:=470000/(65536*2/[.A333]-1)" office:value-type="float" office:value="41455.8979808714">
            <text:p>4.15E+4</text:p>
          </table:table-cell>
          <table:table-cell table:formula="of:=3735/LN([.B333]/0.772)-273" office:value-type="float" office:value="69.9387974432883">
            <text:p>70</text:p>
          </table:table-cell>
        </table:table-row>
        <table:table-row table:style-name="ro1">
          <table:table-cell office:value-type="float" office:value="10656">
            <text:p>10656</text:p>
          </table:table-cell>
          <table:table-cell table:formula="of:=470000/(65536*2/[.A334]-1)" office:value-type="float" office:value="41591.8150411905">
            <text:p>4.16E+4</text:p>
          </table:table-cell>
          <table:table-cell table:formula="of:=3735/LN([.B334]/0.772)-273" office:value-type="float" office:value="69.8357614859421">
            <text:p>70</text:p>
          </table:table-cell>
        </table:table-row>
        <table:table-row table:style-name="ro1">
          <table:table-cell office:value-type="float" office:value="10688">
            <text:p>10688</text:p>
          </table:table-cell>
          <table:table-cell table:formula="of:=470000/(65536*2/[.A335]-1)" office:value-type="float" office:value="41727.8043593833">
            <text:p>4.17E+4</text:p>
          </table:table-cell>
          <table:table-cell table:formula="of:=3735/LN([.B335]/0.772)-273" office:value-type="float" office:value="69.7330688217774">
            <text:p>70</text:p>
          </table:table-cell>
        </table:table-row>
        <table:table-row table:style-name="ro1">
          <table:table-cell office:value-type="float" office:value="10720">
            <text:p>10720</text:p>
          </table:table-cell>
          <table:table-cell table:formula="of:=470000/(65536*2/[.A336]-1)" office:value-type="float" office:value="41863.865993087">
            <text:p>4.19E+4</text:p>
          </table:table-cell>
          <table:table-cell table:formula="of:=3735/LN([.B336]/0.772)-273" office:value-type="float" office:value="69.6307171935799">
            <text:p>70</text:p>
          </table:table-cell>
        </table:table-row>
        <table:table-row table:style-name="ro1">
          <table:table-cell office:value-type="float" office:value="10752">
            <text:p>10752</text:p>
          </table:table-cell>
          <table:table-cell table:formula="of:=470000/(65536*2/[.A337]-1)" office:value-type="float" office:value="42000">
            <text:p>4.20E+4</text:p>
          </table:table-cell>
          <table:table-cell table:formula="of:=3735/LN([.B337]/0.772)-273" office:value-type="float" office:value="69.528704365677">
            <text:p>70</text:p>
          </table:table-cell>
        </table:table-row>
        <table:table-row table:style-name="ro1">
          <table:table-cell office:value-type="float" office:value="10784">
            <text:p>10784</text:p>
          </table:table-cell>
          <table:table-cell table:formula="of:=470000/(65536*2/[.A338]-1)" office:value-type="float" office:value="42136.2064378824">
            <text:p>4.21E+4</text:p>
          </table:table-cell>
          <table:table-cell table:formula="of:=3735/LN([.B338]/0.772)-273" office:value-type="float" office:value="69.4270281236686">
            <text:p>69</text:p>
          </table:table-cell>
        </table:table-row>
        <table:table-row table:style-name="ro1">
          <table:table-cell office:value-type="float" office:value="10816">
            <text:p>10816</text:p>
          </table:table-cell>
          <table:table-cell table:formula="of:=470000/(65536*2/[.A339]-1)" office:value-type="float" office:value="42272.4853645556">
            <text:p>4.23E+4</text:p>
          </table:table-cell>
          <table:table-cell table:formula="of:=3735/LN([.B339]/0.772)-273" office:value-type="float" office:value="69.3256862741615">
            <text:p>69</text:p>
          </table:table-cell>
        </table:table-row>
        <table:table-row table:style-name="ro1">
          <table:table-cell office:value-type="float" office:value="10848">
            <text:p>10848</text:p>
          </table:table-cell>
          <table:table-cell table:formula="of:=470000/(65536*2/[.A340]-1)" office:value-type="float" office:value="42408.8368379026">
            <text:p>4.24E+4</text:p>
          </table:table-cell>
          <table:table-cell table:formula="of:=3735/LN([.B340]/0.772)-273" office:value-type="float" office:value="69.2246766445081">
            <text:p>69</text:p>
          </table:table-cell>
        </table:table-row>
        <table:table-row table:style-name="ro1">
          <table:table-cell office:value-type="float" office:value="10880">
            <text:p>10880</text:p>
          </table:table-cell>
          <table:table-cell table:formula="of:=470000/(65536*2/[.A341]-1)" office:value-type="float" office:value="42545.2609158679">
            <text:p>4.25E+4</text:p>
          </table:table-cell>
          <table:table-cell table:formula="of:=3735/LN([.B341]/0.772)-273" office:value-type="float" office:value="69.1239970825493">
            <text:p>69</text:p>
          </table:table-cell>
        </table:table-row>
        <table:table-row table:style-name="ro1">
          <table:table-cell office:value-type="float" office:value="10912">
            <text:p>10912</text:p>
          </table:table-cell>
          <table:table-cell table:formula="of:=470000/(65536*2/[.A342]-1)" office:value-type="float" office:value="42681.7576564581">
            <text:p>4.27E+4</text:p>
          </table:table-cell>
          <table:table-cell table:formula="of:=3735/LN([.B342]/0.772)-273" office:value-type="float" office:value="69.023645456361">
            <text:p>69</text:p>
          </table:table-cell>
        </table:table-row>
        <table:table-row table:style-name="ro1">
          <table:table-cell office:value-type="float" office:value="10944">
            <text:p>10944</text:p>
          </table:table-cell>
          <table:table-cell table:formula="of:=470000/(65536*2/[.A343]-1)" office:value-type="float" office:value="42818.3271177411">
            <text:p>4.28E+4</text:p>
          </table:table-cell>
          <table:table-cell table:formula="of:=3735/LN([.B343]/0.772)-273" office:value-type="float" office:value="68.9236196540048">
            <text:p>69</text:p>
          </table:table-cell>
        </table:table-row>
        <table:table-row table:style-name="ro1">
          <table:table-cell office:value-type="float" office:value="10976">
            <text:p>10976</text:p>
          </table:table-cell>
          <table:table-cell table:formula="of:=470000/(65536*2/[.A344]-1)" office:value-type="float" office:value="42954.9693578471">
            <text:p>4.30E+4</text:p>
          </table:table-cell>
          <table:table-cell table:formula="of:=3735/LN([.B344]/0.772)-273" office:value-type="float" office:value="68.8239175832821">
            <text:p>69</text:p>
          </table:table-cell>
        </table:table-row>
        <table:table-row table:style-name="ro1">
          <table:table-cell office:value-type="float" office:value="11008">
            <text:p>11008</text:p>
          </table:table-cell>
          <table:table-cell table:formula="of:=470000/(65536*2/[.A345]-1)" office:value-type="float" office:value="43091.684434968">
            <text:p>4.31E+4</text:p>
          </table:table-cell>
          <table:table-cell table:formula="of:=3735/LN([.B345]/0.772)-273" office:value-type="float" office:value="68.7245371714925">
            <text:p>69</text:p>
          </table:table-cell>
        </table:table-row>
        <table:table-row table:style-name="ro1">
          <table:table-cell office:value-type="float" office:value="11040">
            <text:p>11040</text:p>
          </table:table-cell>
          <table:table-cell table:formula="of:=470000/(65536*2/[.A346]-1)" office:value-type="float" office:value="43228.472407358">
            <text:p>4.32E+4</text:p>
          </table:table-cell>
          <table:table-cell table:formula="of:=3735/LN([.B346]/0.772)-273" office:value-type="float" office:value="68.6254763651953">
            <text:p>69</text:p>
          </table:table-cell>
        </table:table-row>
        <table:table-row table:style-name="ro1">
          <table:table-cell office:value-type="float" office:value="11072">
            <text:p>11072</text:p>
          </table:table-cell>
          <table:table-cell table:formula="of:=470000/(65536*2/[.A347]-1)" office:value-type="float" office:value="43365.3333333333">
            <text:p>4.34E+4</text:p>
          </table:table-cell>
          <table:table-cell table:formula="of:=3735/LN([.B347]/0.772)-273" office:value-type="float" office:value="68.526733129975">
            <text:p>69</text:p>
          </table:table-cell>
        </table:table-row>
        <table:table-row table:style-name="ro1">
          <table:table-cell office:value-type="float" office:value="11104">
            <text:p>11104</text:p>
          </table:table-cell>
          <table:table-cell table:formula="of:=470000/(65536*2/[.A348]-1)" office:value-type="float" office:value="43502.2672712723">
            <text:p>4.35E+4</text:p>
          </table:table-cell>
          <table:table-cell table:formula="of:=3735/LN([.B348]/0.772)-273" office:value-type="float" office:value="68.4283054502099">
            <text:p>68</text:p>
          </table:table-cell>
        </table:table-row>
        <table:table-row table:style-name="ro1">
          <table:table-cell office:value-type="float" office:value="11136">
            <text:p>11136</text:p>
          </table:table-cell>
          <table:table-cell table:formula="of:=470000/(65536*2/[.A349]-1)" office:value-type="float" office:value="43639.2742796158">
            <text:p>4.36E+4</text:p>
          </table:table-cell>
          <table:table-cell table:formula="of:=3735/LN([.B349]/0.772)-273" office:value-type="float" office:value="68.3301913288445">
            <text:p>68</text:p>
          </table:table-cell>
        </table:table-row>
        <table:table-row table:style-name="ro1">
          <table:table-cell office:value-type="float" office:value="11168">
            <text:p>11168</text:p>
          </table:table-cell>
          <table:table-cell table:formula="of:=470000/(65536*2/[.A350]-1)" office:value-type="float" office:value="43776.3544168668">
            <text:p>4.38E+4</text:p>
          </table:table-cell>
          <table:table-cell table:formula="of:=3735/LN([.B350]/0.772)-273" office:value-type="float" office:value="68.2323887871655">
            <text:p>68</text:p>
          </table:table-cell>
        </table:table-row>
        <table:table-row table:style-name="ro1">
          <table:table-cell office:value-type="float" office:value="11200">
            <text:p>11200</text:p>
          </table:table-cell>
          <table:table-cell table:formula="of:=470000/(65536*2/[.A351]-1)" office:value-type="float" office:value="43913.507741591">
            <text:p>4.39E+4</text:p>
          </table:table-cell>
          <table:table-cell table:formula="of:=3735/LN([.B351]/0.772)-273" office:value-type="float" office:value="68.1348958645809">
            <text:p>68</text:p>
          </table:table-cell>
        </table:table-row>
        <table:table-row table:style-name="ro1">
          <table:table-cell office:value-type="float" office:value="11232">
            <text:p>11232</text:p>
          </table:table-cell>
          <table:table-cell table:formula="of:=470000/(65536*2/[.A352]-1)" office:value-type="float" office:value="44050.7343124166">
            <text:p>4.41E+4</text:p>
          </table:table-cell>
          <table:table-cell table:formula="of:=3735/LN([.B352]/0.772)-273" office:value-type="float" office:value="68.0377106184017">
            <text:p>68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table:formula="of:=470000/(65536*2/[.A353]-1)" office:value-type="float" office:value="44188.0341880342">
            <text:p>4.42E+4</text:p>
          </table:table-cell>
          <table:table-cell table:formula="of:=3735/LN([.B353]/0.772)-273" office:value-type="float" office:value="67.9408311236285">
            <text:p>68</text:p>
          </table:table-cell>
        </table:table-row>
        <table:table-row table:style-name="ro1">
          <table:table-cell office:value-type="float" office:value="11296">
            <text:p>11296</text:p>
          </table:table-cell>
          <table:table-cell table:formula="of:=470000/(65536*2/[.A354]-1)" office:value-type="float" office:value="44325.4074271974">
            <text:p>4.43E+4</text:p>
          </table:table-cell>
          <table:table-cell table:formula="of:=3735/LN([.B354]/0.772)-273" office:value-type="float" office:value="67.8442554727392">
            <text:p>68</text:p>
          </table:table-cell>
        </table:table-row>
        <table:table-row table:style-name="ro1">
          <table:table-cell office:value-type="float" office:value="11328">
            <text:p>11328</text:p>
          </table:table-cell>
          <table:table-cell table:formula="of:=470000/(65536*2/[.A355]-1)" office:value-type="float" office:value="44462.8540887226">
            <text:p>4.45E+4</text:p>
          </table:table-cell>
          <table:table-cell table:formula="of:=3735/LN([.B355]/0.772)-273" office:value-type="float" office:value="67.7479817754818">
            <text:p>68</text:p>
          </table:table-cell>
        </table:table-row>
        <table:table-row table:style-name="ro1">
          <table:table-cell office:value-type="float" office:value="11360">
            <text:p>11360</text:p>
          </table:table-cell>
          <table:table-cell table:formula="of:=470000/(65536*2/[.A356]-1)" office:value-type="float" office:value="44600.3742314889">
            <text:p>4.46E+4</text:p>
          </table:table-cell>
          <table:table-cell table:formula="of:=3735/LN([.B356]/0.772)-273" office:value-type="float" office:value="67.6520081586691">
            <text:p>68</text:p>
          </table:table-cell>
        </table:table-row>
        <table:table-row table:style-name="ro1">
          <table:table-cell office:value-type="float" office:value="11392">
            <text:p>11392</text:p>
          </table:table-cell>
          <table:table-cell table:formula="of:=470000/(65536*2/[.A357]-1)" office:value-type="float" office:value="44737.9679144385">
            <text:p>4.47E+4</text:p>
          </table:table-cell>
          <table:table-cell table:formula="of:=3735/LN([.B357]/0.772)-273" office:value-type="float" office:value="67.5563327659763">
            <text:p>68</text:p>
          </table:table-cell>
        </table:table-row>
        <table:table-row table:style-name="ro1">
          <table:table-cell office:value-type="float" office:value="11424">
            <text:p>11424</text:p>
          </table:table-cell>
          <table:table-cell table:formula="of:=470000/(65536*2/[.A358]-1)" office:value-type="float" office:value="44875.6351965766">
            <text:p>4.49E+4</text:p>
          </table:table-cell>
          <table:table-cell table:formula="of:=3735/LN([.B358]/0.772)-273" office:value-type="float" office:value="67.4609537577421">
            <text:p>67</text:p>
          </table:table-cell>
        </table:table-row>
        <table:table-row table:style-name="ro1">
          <table:table-cell office:value-type="float" office:value="11456">
            <text:p>11456</text:p>
          </table:table-cell>
          <table:table-cell table:formula="of:=470000/(65536*2/[.A359]-1)" office:value-type="float" office:value="45013.3761369716">
            <text:p>4.50E+4</text:p>
          </table:table-cell>
          <table:table-cell table:formula="of:=3735/LN([.B359]/0.772)-273" office:value-type="float" office:value="67.3658693107727">
            <text:p>67</text:p>
          </table:table-cell>
        </table:table-row>
        <table:table-row table:style-name="ro1">
          <table:table-cell office:value-type="float" office:value="11488">
            <text:p>11488</text:p>
          </table:table-cell>
          <table:table-cell table:formula="of:=470000/(65536*2/[.A360]-1)" office:value-type="float" office:value="45151.1907947552">
            <text:p>4.52E+4</text:p>
          </table:table-cell>
          <table:table-cell table:formula="of:=3735/LN([.B360]/0.772)-273" office:value-type="float" office:value="67.2710776181486">
            <text:p>67</text:p>
          </table:table-cell>
        </table:table-row>
        <table:table-row table:style-name="ro1">
          <table:table-cell office:value-type="float" office:value="11520">
            <text:p>11520</text:p>
          </table:table-cell>
          <table:table-cell table:formula="of:=470000/(65536*2/[.A361]-1)" office:value-type="float" office:value="45289.0792291221">
            <text:p>4.53E+4</text:p>
          </table:table-cell>
          <table:table-cell table:formula="of:=3735/LN([.B361]/0.772)-273" office:value-type="float" office:value="67.1765768890332">
            <text:p>67</text:p>
          </table:table-cell>
        </table:table-row>
        <table:table-row table:style-name="ro1">
          <table:table-cell office:value-type="float" office:value="11552">
            <text:p>11552</text:p>
          </table:table-cell>
          <table:table-cell table:formula="of:=470000/(65536*2/[.A362]-1)" office:value-type="float" office:value="45427.0414993307">
            <text:p>4.54E+4</text:p>
          </table:table-cell>
          <table:table-cell table:formula="of:=3735/LN([.B362]/0.772)-273" office:value-type="float" office:value="67.0823653484863">
            <text:p>67</text:p>
          </table:table-cell>
        </table:table-row>
        <table:table-row table:style-name="ro1">
          <table:table-cell office:value-type="float" office:value="11584">
            <text:p>11584</text:p>
          </table:table-cell>
          <table:table-cell table:formula="of:=470000/(65536*2/[.A363]-1)" office:value-type="float" office:value="45565.0776647027">
            <text:p>4.56E+4</text:p>
          </table:table-cell>
          <table:table-cell table:formula="of:=3735/LN([.B363]/0.772)-273" office:value-type="float" office:value="66.988441237278">
            <text:p>67</text:p>
          </table:table-cell>
        </table:table-row>
        <table:table-row table:style-name="ro1">
          <table:table-cell office:value-type="float" office:value="11616">
            <text:p>11616</text:p>
          </table:table-cell>
          <table:table-cell table:formula="of:=470000/(65536*2/[.A364]-1)" office:value-type="float" office:value="45703.1877846236">
            <text:p>4.57E+4</text:p>
          </table:table-cell>
          <table:table-cell table:formula="of:=3735/LN([.B364]/0.772)-273" office:value-type="float" office:value="66.8948028117068">
            <text:p>67</text:p>
          </table:table-cell>
        </table:table-row>
        <table:table-row table:style-name="ro1">
          <table:table-cell office:value-type="float" office:value="11648">
            <text:p>11648</text:p>
          </table:table-cell>
          <table:table-cell table:formula="of:=470000/(65536*2/[.A365]-1)" office:value-type="float" office:value="45841.3719185423">
            <text:p>4.58E+4</text:p>
          </table:table-cell>
          <table:table-cell table:formula="of:=3735/LN([.B365]/0.772)-273" office:value-type="float" office:value="66.8014483434196">
            <text:p>67</text:p>
          </table:table-cell>
        </table:table-row>
        <table:table-row table:style-name="ro1">
          <table:table-cell office:value-type="float" office:value="11680">
            <text:p>11680</text:p>
          </table:table-cell>
          <table:table-cell table:formula="of:=470000/(65536*2/[.A366]-1)" office:value-type="float" office:value="45979.6301259716">
            <text:p>4.60E+4</text:p>
          </table:table-cell>
          <table:table-cell table:formula="of:=3735/LN([.B366]/0.772)-273" office:value-type="float" office:value="66.7083761192348">
            <text:p>67</text:p>
          </table:table-cell>
        </table:table-row>
        <table:table-row table:style-name="ro1">
          <table:table-cell office:value-type="float" office:value="11712">
            <text:p>11712</text:p>
          </table:table-cell>
          <table:table-cell table:formula="of:=470000/(65536*2/[.A367]-1)" office:value-type="float" office:value="46117.9624664879">
            <text:p>4.61E+4</text:p>
          </table:table-cell>
          <table:table-cell table:formula="of:=3735/LN([.B367]/0.772)-273" office:value-type="float" office:value="66.6155844409672">
            <text:p>67</text:p>
          </table:table-cell>
        </table:table-row>
        <table:table-row table:style-name="ro1">
          <table:table-cell office:value-type="float" office:value="11744">
            <text:p>11744</text:p>
          </table:table-cell>
          <table:table-cell table:formula="of:=470000/(65536*2/[.A368]-1)" office:value-type="float" office:value="46256.3689997318">
            <text:p>4.63E+4</text:p>
          </table:table-cell>
          <table:table-cell table:formula="of:=3735/LN([.B368]/0.772)-273" office:value-type="float" office:value="66.5230716252561">
            <text:p>67</text:p>
          </table:table-cell>
        </table:table-row>
        <table:table-row table:style-name="ro1">
          <table:table-cell office:value-type="float" office:value="11776">
            <text:p>11776</text:p>
          </table:table-cell>
          <table:table-cell table:formula="of:=470000/(65536*2/[.A369]-1)" office:value-type="float" office:value="46394.8497854077">
            <text:p>4.64E+4</text:p>
          </table:table-cell>
          <table:table-cell table:formula="of:=3735/LN([.B369]/0.772)-273" office:value-type="float" office:value="66.4308360033955">
            <text:p>66</text:p>
          </table:table-cell>
        </table:table-row>
        <table:table-row table:style-name="ro1">
          <table:table-cell office:value-type="float" office:value="11808">
            <text:p>11808</text:p>
          </table:table-cell>
          <table:table-cell table:formula="of:=470000/(65536*2/[.A370]-1)" office:value-type="float" office:value="46533.4048832841">
            <text:p>4.65E+4</text:p>
          </table:table-cell>
          <table:table-cell table:formula="of:=3735/LN([.B370]/0.772)-273" office:value-type="float" office:value="66.3388759211667">
            <text:p>66</text:p>
          </table:table-cell>
        </table:table-row>
        <table:table-row table:style-name="ro1">
          <table:table-cell office:value-type="float" office:value="11840">
            <text:p>11840</text:p>
          </table:table-cell>
          <table:table-cell table:formula="of:=470000/(65536*2/[.A371]-1)" office:value-type="float" office:value="46672.0343531938">
            <text:p>4.67E+4</text:p>
          </table:table-cell>
          <table:table-cell table:formula="of:=3735/LN([.B371]/0.772)-273" office:value-type="float" office:value="66.2471897386731">
            <text:p>66</text:p>
          </table:table-cell>
        </table:table-row>
        <table:table-row table:style-name="ro1">
          <table:table-cell office:value-type="float" office:value="11872">
            <text:p>11872</text:p>
          </table:table-cell>
          <table:table-cell table:formula="of:=470000/(65536*2/[.A372]-1)" office:value-type="float" office:value="46810.7382550336">
            <text:p>4.68E+4</text:p>
          </table:table-cell>
          <table:table-cell table:formula="of:=3735/LN([.B372]/0.772)-273" office:value-type="float" office:value="66.1557758301779">
            <text:p>66</text:p>
          </table:table-cell>
        </table:table-row>
        <table:table-row table:style-name="ro1">
          <table:table-cell office:value-type="float" office:value="11904">
            <text:p>11904</text:p>
          </table:table-cell>
          <table:table-cell table:formula="of:=470000/(65536*2/[.A373]-1)" office:value-type="float" office:value="46949.5166487648">
            <text:p>4.69E+4</text:p>
          </table:table-cell>
          <table:table-cell table:formula="of:=3735/LN([.B373]/0.772)-273" office:value-type="float" office:value="66.0646325839437">
            <text:p>66</text:p>
          </table:table-cell>
        </table:table-row>
        <table:table-row table:style-name="ro1">
          <table:table-cell office:value-type="float" office:value="11936">
            <text:p>11936</text:p>
          </table:table-cell>
          <table:table-cell table:formula="of:=470000/(65536*2/[.A374]-1)" office:value-type="float" office:value="47088.3695944131">
            <text:p>4.71E+4</text:p>
          </table:table-cell>
          <table:table-cell table:formula="of:=3735/LN([.B374]/0.772)-273" office:value-type="float" office:value="65.9737584020738">
            <text:p>66</text:p>
          </table:table-cell>
        </table:table-row>
        <table:table-row table:style-name="ro1">
          <table:table-cell office:value-type="float" office:value="11968">
            <text:p>11968</text:p>
          </table:table-cell>
          <table:table-cell table:formula="of:=470000/(65536*2/[.A375]-1)" office:value-type="float" office:value="47227.2971520688">
            <text:p>4.72E+4</text:p>
          </table:table-cell>
          <table:table-cell table:formula="of:=3735/LN([.B375]/0.772)-273" office:value-type="float" office:value="65.883151700357">
            <text:p>66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table:formula="of:=470000/(65536*2/[.A376]-1)" office:value-type="float" office:value="47366.2993818866">
            <text:p>4.74E+4</text:p>
          </table:table-cell>
          <table:table-cell table:formula="of:=3735/LN([.B376]/0.772)-273" office:value-type="float" office:value="65.7928109081135">
            <text:p>66</text:p>
          </table:table-cell>
        </table:table-row>
        <table:table-row table:style-name="ro1">
          <table:table-cell office:value-type="float" office:value="12032">
            <text:p>12032</text:p>
          </table:table-cell>
          <table:table-cell table:formula="of:=470000/(65536*2/[.A377]-1)" office:value-type="float" office:value="47505.376344086">
            <text:p>4.75E+4</text:p>
          </table:table-cell>
          <table:table-cell table:formula="of:=3735/LN([.B377]/0.772)-273" office:value-type="float" office:value="65.7027344680431">
            <text:p>66</text:p>
          </table:table-cell>
        </table:table-row>
        <table:table-row table:style-name="ro1">
          <table:table-cell office:value-type="float" office:value="12064">
            <text:p>12064</text:p>
          </table:table-cell>
          <table:table-cell table:formula="of:=470000/(65536*2/[.A378]-1)" office:value-type="float" office:value="47644.5280989513">
            <text:p>4.76E+4</text:p>
          </table:table-cell>
          <table:table-cell table:formula="of:=3735/LN([.B378]/0.772)-273" office:value-type="float" office:value="65.6129208360758">
            <text:p>66</text:p>
          </table:table-cell>
        </table:table-row>
        <table:table-row table:style-name="ro1">
          <table:table-cell office:value-type="float" office:value="12096">
            <text:p>12096</text:p>
          </table:table-cell>
          <table:table-cell table:formula="of:=470000/(65536*2/[.A379]-1)" office:value-type="float" office:value="47783.7547068316">
            <text:p>4.78E+4</text:p>
          </table:table-cell>
          <table:table-cell table:formula="of:=3735/LN([.B379]/0.772)-273" office:value-type="float" office:value="65.5233684812247">
            <text:p>66</text:p>
          </table:table-cell>
        </table:table-row>
        <table:table-row table:style-name="ro1">
          <table:table-cell office:value-type="float" office:value="12128">
            <text:p>12128</text:p>
          </table:table-cell>
          <table:table-cell table:formula="of:=470000/(65536*2/[.A380]-1)" office:value-type="float" office:value="47923.056228141">
            <text:p>4.79E+4</text:p>
          </table:table-cell>
          <table:table-cell table:formula="of:=3735/LN([.B380]/0.772)-273" office:value-type="float" office:value="65.43407588544">
            <text:p>65</text:p>
          </table:table-cell>
        </table:table-row>
        <table:table-row table:style-name="ro1">
          <table:table-cell office:value-type="float" office:value="12160">
            <text:p>12160</text:p>
          </table:table-cell>
          <table:table-cell table:formula="of:=470000/(65536*2/[.A381]-1)" office:value-type="float" office:value="48062.4327233585">
            <text:p>4.81E+4</text:p>
          </table:table-cell>
          <table:table-cell table:formula="of:=3735/LN([.B381]/0.772)-273" office:value-type="float" office:value="65.3450415434657">
            <text:p>65</text:p>
          </table:table-cell>
        </table:table-row>
        <table:table-row table:style-name="ro1">
          <table:table-cell office:value-type="float" office:value="12192">
            <text:p>12192</text:p>
          </table:table-cell>
          <table:table-cell table:formula="of:=470000/(65536*2/[.A382]-1)" office:value-type="float" office:value="48201.8842530283">
            <text:p>4.82E+4</text:p>
          </table:table-cell>
          <table:table-cell table:formula="of:=3735/LN([.B382]/0.772)-273" office:value-type="float" office:value="65.2562639626985">
            <text:p>65</text:p>
          </table:table-cell>
        </table:table-row>
        <table:table-row table:style-name="ro1">
          <table:table-cell office:value-type="float" office:value="12224">
            <text:p>12224</text:p>
          </table:table-cell>
          <table:table-cell table:formula="of:=470000/(65536*2/[.A383]-1)" office:value-type="float" office:value="48341.4108777598">
            <text:p>4.83E+4</text:p>
          </table:table-cell>
          <table:table-cell table:formula="of:=3735/LN([.B383]/0.772)-273" office:value-type="float" office:value="65.1677416630479">
            <text:p>65</text:p>
          </table:table-cell>
        </table:table-row>
        <table:table-row table:style-name="ro1">
          <table:table-cell office:value-type="float" office:value="12256">
            <text:p>12256</text:p>
          </table:table-cell>
          <table:table-cell table:formula="of:=470000/(65536*2/[.A384]-1)" office:value-type="float" office:value="48481.0126582279">
            <text:p>4.85E+4</text:p>
          </table:table-cell>
          <table:table-cell table:formula="of:=3735/LN([.B384]/0.772)-273" office:value-type="float" office:value="65.0794731767985">
            <text:p>65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table:formula="of:=470000/(65536*2/[.A385]-1)" office:value-type="float" office:value="48620.6896551724">
            <text:p>4.86E+4</text:p>
          </table:table-cell>
          <table:table-cell table:formula="of:=3735/LN([.B385]/0.772)-273" office:value-type="float" office:value="64.9914570484747">
            <text:p>65</text:p>
          </table:table-cell>
        </table:table-row>
        <table:table-row table:style-name="ro1">
          <table:table-cell office:value-type="float" office:value="12320">
            <text:p>12320</text:p>
          </table:table-cell>
          <table:table-cell table:formula="of:=470000/(65536*2/[.A386]-1)" office:value-type="float" office:value="48760.4419293991">
            <text:p>4.88E+4</text:p>
          </table:table-cell>
          <table:table-cell table:formula="of:=3735/LN([.B386]/0.772)-273" office:value-type="float" office:value="64.9036918347061">
            <text:p>65</text:p>
          </table:table-cell>
        </table:table-row>
        <table:table-row table:style-name="ro1">
          <table:table-cell office:value-type="float" office:value="12352">
            <text:p>12352</text:p>
          </table:table-cell>
          <table:table-cell table:formula="of:=470000/(65536*2/[.A387]-1)" office:value-type="float" office:value="48900.269541779">
            <text:p>4.89E+4</text:p>
          </table:table-cell>
          <table:table-cell table:formula="of:=3735/LN([.B387]/0.772)-273" office:value-type="float" office:value="64.8161761040961">
            <text:p>65</text:p>
          </table:table-cell>
        </table:table-row>
        <table:table-row table:style-name="ro1">
          <table:table-cell office:value-type="float" office:value="12384">
            <text:p>12384</text:p>
          </table:table-cell>
          <table:table-cell table:formula="of:=470000/(65536*2/[.A388]-1)" office:value-type="float" office:value="49040.1725532489">
            <text:p>4.90E+4</text:p>
          </table:table-cell>
          <table:table-cell table:formula="of:=3735/LN([.B388]/0.772)-273" office:value-type="float" office:value="64.7289084370909">
            <text:p>65</text:p>
          </table:table-cell>
        </table:table-row>
        <table:table-row table:style-name="ro1">
          <table:table-cell office:value-type="float" office:value="12416">
            <text:p>12416</text:p>
          </table:table-cell>
          <table:table-cell table:formula="of:=470000/(65536*2/[.A389]-1)" office:value-type="float" office:value="49180.1510248112">
            <text:p>4.92E+4</text:p>
          </table:table-cell>
          <table:table-cell table:formula="of:=3735/LN([.B389]/0.772)-273" office:value-type="float" office:value="64.6418874258516">
            <text:p>65</text:p>
          </table:table-cell>
        </table:table-row>
        <table:table-row table:style-name="ro1">
          <table:table-cell office:value-type="float" office:value="12448">
            <text:p>12448</text:p>
          </table:table-cell>
          <table:table-cell table:formula="of:=470000/(65536*2/[.A390]-1)" office:value-type="float" office:value="49320.2050175344">
            <text:p>4.93E+4</text:p>
          </table:table-cell>
          <table:table-cell table:formula="of:=3735/LN([.B390]/0.772)-273" office:value-type="float" office:value="64.5551116741267">
            <text:p>65</text:p>
          </table:table-cell>
        </table:table-row>
        <table:table-row table:style-name="ro1">
          <table:table-cell office:value-type="float" office:value="12480">
            <text:p>12480</text:p>
          </table:table-cell>
          <table:table-cell table:formula="of:=470000/(65536*2/[.A391]-1)" office:value-type="float" office:value="49460.3345925526">
            <text:p>4.95E+4</text:p>
          </table:table-cell>
          <table:table-cell table:formula="of:=3735/LN([.B391]/0.772)-273" office:value-type="float" office:value="64.4685797971272">
            <text:p>64</text:p>
          </table:table-cell>
        </table:table-row>
        <table:table-row table:style-name="ro1">
          <table:table-cell office:value-type="float" office:value="12512">
            <text:p>12512</text:p>
          </table:table-cell>
          <table:table-cell table:formula="of:=470000/(65536*2/[.A392]-1)" office:value-type="float" office:value="49600.5398110661">
            <text:p>4.96E+4</text:p>
          </table:table-cell>
          <table:table-cell table:formula="of:=3735/LN([.B392]/0.772)-273" office:value-type="float" office:value="64.3822904214035">
            <text:p>64</text:p>
          </table:table-cell>
        </table:table-row>
        <table:table-row table:style-name="ro1">
          <table:table-cell office:value-type="float" office:value="12544">
            <text:p>12544</text:p>
          </table:table-cell>
          <table:table-cell table:formula="of:=470000/(65536*2/[.A393]-1)" office:value-type="float" office:value="49740.8207343413">
            <text:p>4.97E+4</text:p>
          </table:table-cell>
          <table:table-cell table:formula="of:=3735/LN([.B393]/0.772)-273" office:value-type="float" office:value="64.2962421847229">
            <text:p>64</text:p>
          </table:table-cell>
        </table:table-row>
        <table:table-row table:style-name="ro1">
          <table:table-cell office:value-type="float" office:value="12576">
            <text:p>12576</text:p>
          </table:table-cell>
          <table:table-cell table:formula="of:=470000/(65536*2/[.A394]-1)" office:value-type="float" office:value="49881.1774237105">
            <text:p>4.99E+4</text:p>
          </table:table-cell>
          <table:table-cell table:formula="of:=3735/LN([.B394]/0.772)-273" office:value-type="float" office:value="64.2104337359496">
            <text:p>64</text:p>
          </table:table-cell>
        </table:table-row>
        <table:table-row table:style-name="ro1">
          <table:table-cell office:value-type="float" office:value="12608">
            <text:p>12608</text:p>
          </table:table-cell>
          <table:table-cell table:formula="of:=470000/(65536*2/[.A395]-1)" office:value-type="float" office:value="50021.6099405727">
            <text:p>5.00E+4</text:p>
          </table:table-cell>
          <table:table-cell table:formula="of:=3735/LN([.B395]/0.772)-273" office:value-type="float" office:value="64.1248637349264">
            <text:p>64</text:p>
          </table:table-cell>
        </table:table-row>
        <table:table-row table:style-name="ro1">
          <table:table-cell office:value-type="float" office:value="12640">
            <text:p>12640</text:p>
          </table:table-cell>
          <table:table-cell table:formula="of:=470000/(65536*2/[.A396]-1)" office:value-type="float" office:value="50162.1183463929">
            <text:p>5.02E+4</text:p>
          </table:table-cell>
          <table:table-cell table:formula="of:=3735/LN([.B396]/0.772)-273" office:value-type="float" office:value="64.0395308523571">
            <text:p>64</text:p>
          </table:table-cell>
        </table:table-row>
        <table:table-row table:style-name="ro1">
          <table:table-cell office:value-type="float" office:value="12672">
            <text:p>12672</text:p>
          </table:table-cell>
          <table:table-cell table:formula="of:=470000/(65536*2/[.A397]-1)" office:value-type="float" office:value="50302.7027027027">
            <text:p>5.03E+4</text:p>
          </table:table-cell>
          <table:table-cell table:formula="of:=3735/LN([.B397]/0.772)-273" office:value-type="float" office:value="63.9544337696918">
            <text:p>64</text:p>
          </table:table-cell>
        </table:table-row>
        <table:table-row table:style-name="ro1">
          <table:table-cell office:value-type="float" office:value="12704">
            <text:p>12704</text:p>
          </table:table-cell>
          <table:table-cell table:formula="of:=470000/(65536*2/[.A398]-1)" office:value-type="float" office:value="50443.3630711003">
            <text:p>5.04E+4</text:p>
          </table:table-cell>
          <table:table-cell table:formula="of:=3735/LN([.B398]/0.772)-273" office:value-type="float" office:value="63.8695711790116">
            <text:p>64</text:p>
          </table:table-cell>
        </table:table-row>
        <table:table-row table:style-name="ro1">
          <table:table-cell office:value-type="float" office:value="12736">
            <text:p>12736</text:p>
          </table:table-cell>
          <table:table-cell table:formula="of:=470000/(65536*2/[.A399]-1)" office:value-type="float" office:value="50584.0995132504">
            <text:p>5.06E+4</text:p>
          </table:table-cell>
          <table:table-cell table:formula="of:=3735/LN([.B399]/0.772)-273" office:value-type="float" office:value="63.7849417829175">
            <text:p>64</text:p>
          </table:table-cell>
        </table:table-row>
        <table:table-row table:style-name="ro1">
          <table:table-cell office:value-type="float" office:value="12768">
            <text:p>12768</text:p>
          </table:table-cell>
          <table:table-cell table:formula="of:=470000/(65536*2/[.A400]-1)" office:value-type="float" office:value="50724.9120908845">
            <text:p>5.07E+4</text:p>
          </table:table-cell>
          <table:table-cell table:formula="of:=3735/LN([.B400]/0.772)-273" office:value-type="float" office:value="63.7005442944184">
            <text:p>64</text:p>
          </table:table-cell>
        </table:table-row>
        <table:table-row table:style-name="ro1">
          <table:table-cell office:value-type="float" office:value="12800">
            <text:p>12800</text:p>
          </table:table-cell>
          <table:table-cell table:formula="of:=470000/(65536*2/[.A401]-1)" office:value-type="float" office:value="50865.8008658009">
            <text:p>5.09E+4</text:p>
          </table:table-cell>
          <table:table-cell table:formula="of:=3735/LN([.B401]/0.772)-273" office:value-type="float" office:value="63.6163774368218">
            <text:p>64</text:p>
          </table:table-cell>
        </table:table-row>
        <table:table-row table:style-name="ro1">
          <table:table-cell office:value-type="float" office:value="12832">
            <text:p>12832</text:p>
          </table:table-cell>
          <table:table-cell table:formula="of:=470000/(65536*2/[.A402]-1)" office:value-type="float" office:value="51006.7658998647">
            <text:p>5.10E+4</text:p>
          </table:table-cell>
          <table:table-cell table:formula="of:=3735/LN([.B402]/0.772)-273" office:value-type="float" office:value="63.5324399436257">
            <text:p>64</text:p>
          </table:table-cell>
        </table:table-row>
        <table:table-row table:style-name="ro1">
          <table:table-cell office:value-type="float" office:value="12864">
            <text:p>12864</text:p>
          </table:table-cell>
          <table:table-cell table:formula="of:=470000/(65536*2/[.A403]-1)" office:value-type="float" office:value="51147.8072550081">
            <text:p>5.11E+4</text:p>
          </table:table-cell>
          <table:table-cell table:formula="of:=3735/LN([.B403]/0.772)-273" office:value-type="float" office:value="63.448730558412">
            <text:p>63</text:p>
          </table:table-cell>
        </table:table-row>
        <table:table-row table:style-name="ro1">
          <table:table-cell office:value-type="float" office:value="12896">
            <text:p>12896</text:p>
          </table:table-cell>
          <table:table-cell table:formula="of:=470000/(65536*2/[.A404]-1)" office:value-type="float" office:value="51288.9249932304">
            <text:p>5.13E+4</text:p>
          </table:table-cell>
          <table:table-cell table:formula="of:=3735/LN([.B404]/0.772)-273" office:value-type="float" office:value="63.3652480347407">
            <text:p>63</text:p>
          </table:table-cell>
        </table:table-row>
        <table:table-row table:style-name="ro1">
          <table:table-cell office:value-type="float" office:value="12928">
            <text:p>12928</text:p>
          </table:table-cell>
          <table:table-cell table:formula="of:=470000/(65536*2/[.A405]-1)" office:value-type="float" office:value="51430.119176598">
            <text:p>5.14E+4</text:p>
          </table:table-cell>
          <table:table-cell table:formula="of:=3735/LN([.B405]/0.772)-273" office:value-type="float" office:value="63.2819911360461">
            <text:p>63</text:p>
          </table:table-cell>
        </table:table-row>
        <table:table-row table:style-name="ro1">
          <table:table-cell office:value-type="float" office:value="12960">
            <text:p>12960</text:p>
          </table:table-cell>
          <table:table-cell table:formula="of:=470000/(65536*2/[.A406]-1)" office:value-type="float" office:value="51571.3898672447">
            <text:p>5.16E+4</text:p>
          </table:table-cell>
          <table:table-cell table:formula="of:=3735/LN([.B406]/0.772)-273" office:value-type="float" office:value="63.1989586355343">
            <text:p>63</text:p>
          </table:table-cell>
        </table:table-row>
        <table:table-row table:style-name="ro1">
          <table:table-cell office:value-type="float" office:value="12992">
            <text:p>12992</text:p>
          </table:table-cell>
          <table:table-cell table:formula="of:=470000/(65536*2/[.A407]-1)" office:value-type="float" office:value="51712.7371273713">
            <text:p>5.17E+4</text:p>
          </table:table-cell>
          <table:table-cell table:formula="of:=3735/LN([.B407]/0.772)-273" office:value-type="float" office:value="63.1161493160816">
            <text:p>63</text:p>
          </table:table-cell>
        </table:table-row>
        <table:table-row table:style-name="ro1">
          <table:table-cell office:value-type="float" office:value="13024">
            <text:p>13024</text:p>
          </table:table-cell>
          <table:table-cell table:formula="of:=470000/(65536*2/[.A408]-1)" office:value-type="float" office:value="51854.1610192464">
            <text:p>5.19E+4</text:p>
          </table:table-cell>
          <table:table-cell table:formula="of:=3735/LN([.B408]/0.772)-273" office:value-type="float" office:value="63.0335619701344">
            <text:p>63</text:p>
          </table:table-cell>
        </table:table-row>
        <table:table-row table:style-name="ro1">
          <table:table-cell office:value-type="float" office:value="13056">
            <text:p>13056</text:p>
          </table:table-cell>
          <table:table-cell table:formula="of:=470000/(65536*2/[.A409]-1)" office:value-type="float" office:value="51995.6616052061">
            <text:p>5.20E+4</text:p>
          </table:table-cell>
          <table:table-cell table:formula="of:=3735/LN([.B409]/0.772)-273" office:value-type="float" office:value="62.9511953996109">
            <text:p>63</text:p>
          </table:table-cell>
        </table:table-row>
        <table:table-row table:style-name="ro1">
          <table:table-cell office:value-type="float" office:value="13088">
            <text:p>13088</text:p>
          </table:table-cell>
          <table:table-cell table:formula="of:=470000/(65536*2/[.A410]-1)" office:value-type="float" office:value="52137.2389476539">
            <text:p>5.21E+4</text:p>
          </table:table-cell>
          <table:table-cell table:formula="of:=3735/LN([.B410]/0.772)-273" office:value-type="float" office:value="62.869048415803">
            <text:p>63</text:p>
          </table:table-cell>
        </table:table-row>
        <table:table-row table:style-name="ro1">
          <table:table-cell office:value-type="float" office:value="13120">
            <text:p>13120</text:p>
          </table:table-cell>
          <table:table-cell table:formula="of:=470000/(65536*2/[.A411]-1)" office:value-type="float" office:value="52278.8931090613">
            <text:p>5.23E+4</text:p>
          </table:table-cell>
          <table:table-cell table:formula="of:=3735/LN([.B411]/0.772)-273" office:value-type="float" office:value="62.7871198392801">
            <text:p>63</text:p>
          </table:table-cell>
        </table:table-row>
        <table:table-row table:style-name="ro1">
          <table:table-cell office:value-type="float" office:value="13152">
            <text:p>13152</text:p>
          </table:table-cell>
          <table:table-cell table:formula="of:=470000/(65536*2/[.A412]-1)" office:value-type="float" office:value="52420.6241519674">
            <text:p>5.24E+4</text:p>
          </table:table-cell>
          <table:table-cell table:formula="of:=3735/LN([.B412]/0.772)-273" office:value-type="float" office:value="62.7054084997946">
            <text:p>63</text:p>
          </table:table-cell>
        </table:table-row>
        <table:table-row table:style-name="ro1">
          <table:table-cell office:value-type="float" office:value="13184">
            <text:p>13184</text:p>
          </table:table-cell>
          <table:table-cell table:formula="of:=470000/(65536*2/[.A413]-1)" office:value-type="float" office:value="52562.4321389794">
            <text:p>5.26E+4</text:p>
          </table:table-cell>
          <table:table-cell table:formula="of:=3735/LN([.B413]/0.772)-273" office:value-type="float" office:value="62.6239132361873">
            <text:p>63</text:p>
          </table:table-cell>
        </table:table-row>
        <table:table-row table:style-name="ro1">
          <table:table-cell office:value-type="float" office:value="13216">
            <text:p>13216</text:p>
          </table:table-cell>
          <table:table-cell table:formula="of:=470000/(65536*2/[.A414]-1)" office:value-type="float" office:value="52704.3171327722">
            <text:p>5.27E+4</text:p>
          </table:table-cell>
          <table:table-cell table:formula="of:=3735/LN([.B414]/0.772)-273" office:value-type="float" office:value="62.5426328962953">
            <text:p>63</text:p>
          </table:table-cell>
        </table:table-row>
        <table:table-row table:style-name="ro1">
          <table:table-cell office:value-type="float" office:value="13248">
            <text:p>13248</text:p>
          </table:table-cell>
          <table:table-cell table:formula="of:=470000/(65536*2/[.A415]-1)" office:value-type="float" office:value="52846.2791960891">
            <text:p>5.28E+4</text:p>
          </table:table-cell>
          <table:table-cell table:formula="of:=3735/LN([.B415]/0.772)-273" office:value-type="float" office:value="62.4615663368604">
            <text:p>62</text:p>
          </table:table-cell>
        </table:table-row>
        <table:table-row table:style-name="ro1">
          <table:table-cell office:value-type="float" office:value="13280">
            <text:p>13280</text:p>
          </table:table-cell>
          <table:table-cell table:formula="of:=470000/(65536*2/[.A416]-1)" office:value-type="float" office:value="52988.3183917414">
            <text:p>5.30E+4</text:p>
          </table:table-cell>
          <table:table-cell table:formula="of:=3735/LN([.B416]/0.772)-273" office:value-type="float" office:value="62.3807124234382">
            <text:p>62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table:formula="of:=470000/(65536*2/[.A417]-1)" office:value-type="float" office:value="53130.4347826087">
            <text:p>5.31E+4</text:p>
          </table:table-cell>
          <table:table-cell table:formula="of:=3735/LN([.B417]/0.772)-273" office:value-type="float" office:value="62.3000700303098">
            <text:p>62</text:p>
          </table:table-cell>
        </table:table-row>
        <table:table-row table:style-name="ro1">
          <table:table-cell office:value-type="float" office:value="13344">
            <text:p>13344</text:p>
          </table:table-cell>
          <table:table-cell table:formula="of:=470000/(65536*2/[.A418]-1)" office:value-type="float" office:value="53272.628431639">
            <text:p>5.33E+4</text:p>
          </table:table-cell>
          <table:table-cell table:formula="of:=3735/LN([.B418]/0.772)-273" office:value-type="float" office:value="62.2196380403931">
            <text:p>62</text:p>
          </table:table-cell>
        </table:table-row>
        <table:table-row table:style-name="ro1">
          <table:table-cell office:value-type="float" office:value="13376">
            <text:p>13376</text:p>
          </table:table-cell>
          <table:table-cell table:formula="of:=470000/(65536*2/[.A419]-1)" office:value-type="float" office:value="53414.8994018488">
            <text:p>5.34E+4</text:p>
          </table:table-cell>
          <table:table-cell table:formula="of:=3735/LN([.B419]/0.772)-273" office:value-type="float" office:value="62.139415345156">
            <text:p>62</text:p>
          </table:table-cell>
        </table:table-row>
        <table:table-row table:style-name="ro1">
          <table:table-cell office:value-type="float" office:value="13408">
            <text:p>13408</text:p>
          </table:table-cell>
          <table:table-cell table:formula="of:=470000/(65536*2/[.A420]-1)" office:value-type="float" office:value="53557.2477563231">
            <text:p>5.36E+4</text:p>
          </table:table-cell>
          <table:table-cell table:formula="of:=3735/LN([.B420]/0.772)-273" office:value-type="float" office:value="62.0594008445302">
            <text:p>62</text:p>
          </table:table-cell>
        </table:table-row>
        <table:table-row table:style-name="ro1">
          <table:table-cell office:value-type="float" office:value="13440">
            <text:p>13440</text:p>
          </table:table-cell>
          <table:table-cell table:formula="of:=470000/(65536*2/[.A421]-1)" office:value-type="float" office:value="53699.6735582154">
            <text:p>5.37E+4</text:p>
          </table:table-cell>
          <table:table-cell table:formula="of:=3735/LN([.B421]/0.772)-273" office:value-type="float" office:value="61.9795934468269">
            <text:p>62</text:p>
          </table:table-cell>
        </table:table-row>
        <table:table-row table:style-name="ro1">
          <table:table-cell office:value-type="float" office:value="13472">
            <text:p>13472</text:p>
          </table:table-cell>
          <table:table-cell table:formula="of:=470000/(65536*2/[.A422]-1)" office:value-type="float" office:value="53842.1768707483">
            <text:p>5.38E+4</text:p>
          </table:table-cell>
          <table:table-cell table:formula="of:=3735/LN([.B422]/0.772)-273" office:value-type="float" office:value="61.8999920686525">
            <text:p>62</text:p>
          </table:table-cell>
        </table:table-row>
        <table:table-row table:style-name="ro1">
          <table:table-cell office:value-type="float" office:value="13504">
            <text:p>13504</text:p>
          </table:table-cell>
          <table:table-cell table:formula="of:=470000/(65536*2/[.A423]-1)" office:value-type="float" office:value="53984.7577572128">
            <text:p>5.40E+4</text:p>
          </table:table-cell>
          <table:table-cell table:formula="of:=3735/LN([.B423]/0.772)-273" office:value-type="float" office:value="61.8205956348261">
            <text:p>62</text:p>
          </table:table-cell>
        </table:table-row>
        <table:table-row table:style-name="ro1">
          <table:table-cell office:value-type="float" office:value="13536">
            <text:p>13536</text:p>
          </table:table-cell>
          <table:table-cell table:formula="of:=470000/(65536*2/[.A424]-1)" office:value-type="float" office:value="54127.4162809692">
            <text:p>5.41E+4</text:p>
          </table:table-cell>
          <table:table-cell table:formula="of:=3735/LN([.B424]/0.772)-273" office:value-type="float" office:value="61.7414030782976">
            <text:p>62</text:p>
          </table:table-cell>
        </table:table-row>
        <table:table-row table:style-name="ro1">
          <table:table-cell office:value-type="float" office:value="13568">
            <text:p>13568</text:p>
          </table:table-cell>
          <table:table-cell table:formula="of:=470000/(65536*2/[.A425]-1)" office:value-type="float" office:value="54270.1525054466">
            <text:p>5.43E+4</text:p>
          </table:table-cell>
          <table:table-cell table:formula="of:=3735/LN([.B425]/0.772)-273" office:value-type="float" office:value="61.6624133400673">
            <text:p>62</text:p>
          </table:table-cell>
        </table:table-row>
        <table:table-row table:style-name="ro1">
          <table:table-cell office:value-type="float" office:value="13600">
            <text:p>13600</text:p>
          </table:table-cell>
          <table:table-cell table:formula="of:=470000/(65536*2/[.A426]-1)" office:value-type="float" office:value="54412.9664941433">
            <text:p>5.44E+4</text:p>
          </table:table-cell>
          <table:table-cell table:formula="of:=3735/LN([.B426]/0.772)-273" office:value-type="float" office:value="61.5836253691056">
            <text:p>62</text:p>
          </table:table-cell>
        </table:table-row>
        <table:table-row table:style-name="ro1">
          <table:table-cell office:value-type="float" office:value="13632">
            <text:p>13632</text:p>
          </table:table-cell>
          <table:table-cell table:formula="of:=470000/(65536*2/[.A427]-1)" office:value-type="float" office:value="54555.8583106267">
            <text:p>5.46E+4</text:p>
          </table:table-cell>
          <table:table-cell table:formula="of:=3735/LN([.B427]/0.772)-273" office:value-type="float" office:value="61.5050381222749">
            <text:p>62</text:p>
          </table:table-cell>
        </table:table-row>
        <table:table-row table:style-name="ro1">
          <table:table-cell office:value-type="float" office:value="13664">
            <text:p>13664</text:p>
          </table:table-cell>
          <table:table-cell table:formula="of:=470000/(65536*2/[.A428]-1)" office:value-type="float" office:value="54698.8280185337">
            <text:p>5.47E+4</text:p>
          </table:table-cell>
          <table:table-cell table:formula="of:=3735/LN([.B428]/0.772)-273" office:value-type="float" office:value="61.4266505642511">
            <text:p>61</text:p>
          </table:table-cell>
        </table:table-row>
        <table:table-row table:style-name="ro1">
          <table:table-cell office:value-type="float" office:value="13696">
            <text:p>13696</text:p>
          </table:table-cell>
          <table:table-cell table:formula="of:=470000/(65536*2/[.A429]-1)" office:value-type="float" office:value="54841.8756815704">
            <text:p>5.48E+4</text:p>
          </table:table-cell>
          <table:table-cell table:formula="of:=3735/LN([.B429]/0.772)-273" office:value-type="float" office:value="61.3484616674475">
            <text:p>61</text:p>
          </table:table-cell>
        </table:table-row>
        <table:table-row table:style-name="ro1">
          <table:table-cell office:value-type="float" office:value="13728">
            <text:p>13728</text:p>
          </table:table-cell>
          <table:table-cell table:formula="of:=470000/(65536*2/[.A430]-1)" office:value-type="float" office:value="54985.0013635124">
            <text:p>5.50E+4</text:p>
          </table:table-cell>
          <table:table-cell table:formula="of:=3735/LN([.B430]/0.772)-273" office:value-type="float" office:value="61.2704704119379">
            <text:p>61</text:p>
          </table:table-cell>
        </table:table-row>
        <table:table-row table:style-name="ro1">
          <table:table-cell office:value-type="float" office:value="13760">
            <text:p>13760</text:p>
          </table:table-cell>
          <table:table-cell table:formula="of:=470000/(65536*2/[.A431]-1)" office:value-type="float" office:value="55128.2051282051">
            <text:p>5.51E+4</text:p>
          </table:table-cell>
          <table:table-cell table:formula="of:=3735/LN([.B431]/0.772)-273" office:value-type="float" office:value="61.1926757853828">
            <text:p>61</text:p>
          </table:table-cell>
        </table:table-row>
        <table:table-row table:style-name="ro1">
          <table:table-cell office:value-type="float" office:value="13792">
            <text:p>13792</text:p>
          </table:table-cell>
          <table:table-cell table:formula="of:=470000/(65536*2/[.A432]-1)" office:value-type="float" office:value="55271.4870395634">
            <text:p>5.53E+4</text:p>
          </table:table-cell>
          <table:table-cell table:formula="of:=3735/LN([.B432]/0.772)-273" office:value-type="float" office:value="61.1150767829542">
            <text:p>61</text:p>
          </table:table-cell>
        </table:table-row>
        <table:table-row table:style-name="ro1">
          <table:table-cell office:value-type="float" office:value="13824">
            <text:p>13824</text:p>
          </table:table-cell>
          <table:table-cell table:formula="of:=470000/(65536*2/[.A433]-1)" office:value-type="float" office:value="55414.8471615721">
            <text:p>5.54E+4</text:p>
          </table:table-cell>
          <table:table-cell table:formula="of:=3735/LN([.B433]/0.772)-273" office:value-type="float" office:value="61.0376724072632">
            <text:p>61</text:p>
          </table:table-cell>
        </table:table-row>
        <table:table-row table:style-name="ro1">
          <table:table-cell office:value-type="float" office:value="13856">
            <text:p>13856</text:p>
          </table:table-cell>
          <table:table-cell table:formula="of:=470000/(65536*2/[.A434]-1)" office:value-type="float" office:value="55558.2855582856">
            <text:p>5.56E+4</text:p>
          </table:table-cell>
          <table:table-cell table:formula="of:=3735/LN([.B434]/0.772)-273" office:value-type="float" office:value="60.9604616682873">
            <text:p>61</text:p>
          </table:table-cell>
        </table:table-row>
        <table:table-row table:style-name="ro1">
          <table:table-cell office:value-type="float" office:value="13888">
            <text:p>13888</text:p>
          </table:table-cell>
          <table:table-cell table:formula="of:=470000/(65536*2/[.A435]-1)" office:value-type="float" office:value="55701.8022938285">
            <text:p>5.57E+4</text:p>
          </table:table-cell>
          <table:table-cell table:formula="of:=3735/LN([.B435]/0.772)-273" office:value-type="float" office:value="60.8834435832989">
            <text:p>61</text:p>
          </table:table-cell>
        </table:table-row>
        <table:table-row table:style-name="ro1">
          <table:table-cell office:value-type="float" office:value="13920">
            <text:p>13920</text:p>
          </table:table-cell>
          <table:table-cell table:formula="of:=470000/(65536*2/[.A436]-1)" office:value-type="float" office:value="55845.3974323955">
            <text:p>5.58E+4</text:p>
          </table:table-cell>
          <table:table-cell table:formula="of:=3735/LN([.B436]/0.772)-273" office:value-type="float" office:value="60.8066171767949">
            <text:p>61</text:p>
          </table:table-cell>
        </table:table-row>
        <table:table-row table:style-name="ro1">
          <table:table-cell office:value-type="float" office:value="13952">
            <text:p>13952</text:p>
          </table:table-cell>
          <table:table-cell table:formula="of:=470000/(65536*2/[.A437]-1)" office:value-type="float" office:value="55989.0710382514">
            <text:p>5.60E+4</text:p>
          </table:table-cell>
          <table:table-cell table:formula="of:=3735/LN([.B437]/0.772)-273" office:value-type="float" office:value="60.729981480427">
            <text:p>61</text:p>
          </table:table-cell>
        </table:table-row>
        <table:table-row table:style-name="ro1">
          <table:table-cell office:value-type="float" office:value="13984">
            <text:p>13984</text:p>
          </table:table-cell>
          <table:table-cell table:formula="of:=470000/(65536*2/[.A438]-1)" office:value-type="float" office:value="56132.8231757311">
            <text:p>5.61E+4</text:p>
          </table:table-cell>
          <table:table-cell table:formula="of:=3735/LN([.B438]/0.772)-273" office:value-type="float" office:value="60.6535355329324">
            <text:p>61</text:p>
          </table:table-cell>
        </table:table-row>
        <table:table-row table:style-name="ro1">
          <table:table-cell office:value-type="float" office:value="14016">
            <text:p>14016</text:p>
          </table:table-cell>
          <table:table-cell table:formula="of:=470000/(65536*2/[.A439]-1)" office:value-type="float" office:value="56276.65390924">
            <text:p>5.63E+4</text:p>
          </table:table-cell>
          <table:table-cell table:formula="of:=3735/LN([.B439]/0.772)-273" office:value-type="float" office:value="60.5772783800663">
            <text:p>61</text:p>
          </table:table-cell>
        </table:table-row>
        <table:table-row table:style-name="ro1">
          <table:table-cell office:value-type="float" office:value="14048">
            <text:p>14048</text:p>
          </table:table-cell>
          <table:table-cell table:formula="of:=470000/(65536*2/[.A440]-1)" office:value-type="float" office:value="56420.563303254">
            <text:p>5.64E+4</text:p>
          </table:table-cell>
          <table:table-cell table:formula="of:=3735/LN([.B440]/0.772)-273" office:value-type="float" office:value="60.501209074534">
            <text:p>61</text:p>
          </table:table-cell>
        </table:table-row>
        <table:table-row table:style-name="ro1">
          <table:table-cell office:value-type="float" office:value="14080">
            <text:p>14080</text:p>
          </table:table-cell>
          <table:table-cell table:formula="of:=470000/(65536*2/[.A441]-1)" office:value-type="float" office:value="56564.5514223195">
            <text:p>5.66E+4</text:p>
          </table:table-cell>
          <table:table-cell table:formula="of:=3735/LN([.B441]/0.772)-273" office:value-type="float" office:value="60.425326675925">
            <text:p>60</text:p>
          </table:table-cell>
        </table:table-row>
        <table:table-row table:style-name="ro1">
          <table:table-cell office:value-type="float" office:value="14112">
            <text:p>14112</text:p>
          </table:table-cell>
          <table:table-cell table:formula="of:=470000/(65536*2/[.A442]-1)" office:value-type="float" office:value="56708.6183310534">
            <text:p>5.67E+4</text:p>
          </table:table-cell>
          <table:table-cell table:formula="of:=3735/LN([.B442]/0.772)-273" office:value-type="float" office:value="60.3496302506469">
            <text:p>60</text:p>
          </table:table-cell>
        </table:table-row>
        <table:table-row table:style-name="ro1">
          <table:table-cell office:value-type="float" office:value="14144">
            <text:p>14144</text:p>
          </table:table-cell>
          <table:table-cell table:formula="of:=470000/(65536*2/[.A443]-1)" office:value-type="float" office:value="56852.7640941434">
            <text:p>5.69E+4</text:p>
          </table:table-cell>
          <table:table-cell table:formula="of:=3735/LN([.B443]/0.772)-273" office:value-type="float" office:value="60.2741188718605">
            <text:p>60</text:p>
          </table:table-cell>
        </table:table-row>
        <table:table-row table:style-name="ro1">
          <table:table-cell office:value-type="float" office:value="14176">
            <text:p>14176</text:p>
          </table:table-cell>
          <table:table-cell table:formula="of:=470000/(65536*2/[.A444]-1)" office:value-type="float" office:value="56996.9887763482">
            <text:p>5.70E+4</text:p>
          </table:table-cell>
          <table:table-cell table:formula="of:=3735/LN([.B444]/0.772)-273" office:value-type="float" office:value="60.1987916194157">
            <text:p>60</text:p>
          </table:table-cell>
        </table:table-row>
        <table:table-row table:style-name="ro1">
          <table:table-cell office:value-type="float" office:value="14208">
            <text:p>14208</text:p>
          </table:table-cell>
          <table:table-cell table:formula="of:=470000/(65536*2/[.A445]-1)" office:value-type="float" office:value="57141.2924424973">
            <text:p>5.71E+4</text:p>
          </table:table-cell>
          <table:table-cell table:formula="of:=3735/LN([.B445]/0.772)-273" office:value-type="float" office:value="60.1236475797884">
            <text:p>60</text:p>
          </table:table-cell>
        </table:table-row>
        <table:table-row table:style-name="ro1">
          <table:table-cell office:value-type="float" office:value="14240">
            <text:p>14240</text:p>
          </table:table-cell>
          <table:table-cell table:formula="of:=470000/(65536*2/[.A446]-1)" office:value-type="float" office:value="57285.6751574911">
            <text:p>5.73E+4</text:p>
          </table:table-cell>
          <table:table-cell table:formula="of:=3735/LN([.B446]/0.772)-273" office:value-type="float" office:value="60.0486858460172">
            <text:p>60</text:p>
          </table:table-cell>
        </table:table-row>
        <table:table-row table:style-name="ro1">
          <table:table-cell office:value-type="float" office:value="14272">
            <text:p>14272</text:p>
          </table:table-cell>
          <table:table-cell table:formula="of:=470000/(65536*2/[.A447]-1)" office:value-type="float" office:value="57430.1369863014">
            <text:p>5.74E+4</text:p>
          </table:table-cell>
          <table:table-cell table:formula="of:=3735/LN([.B447]/0.772)-273" office:value-type="float" office:value="59.9739055176422">
            <text:p>60</text:p>
          </table:table-cell>
        </table:table-row>
        <table:table-row table:style-name="ro1">
          <table:table-cell office:value-type="float" office:value="14304">
            <text:p>14304</text:p>
          </table:table-cell>
          <table:table-cell table:formula="of:=470000/(65536*2/[.A448]-1)" office:value-type="float" office:value="57574.677993971">
            <text:p>5.76E+4</text:p>
          </table:table-cell>
          <table:table-cell table:formula="of:=3735/LN([.B448]/0.772)-273" office:value-type="float" office:value="59.8993057006429">
            <text:p>60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table:formula="of:=470000/(65536*2/[.A449]-1)" office:value-type="float" office:value="57719.298245614">
            <text:p>5.77E+4</text:p>
          </table:table-cell>
          <table:table-cell table:formula="of:=3735/LN([.B449]/0.772)-273" office:value-type="float" office:value="59.8248855073788">
            <text:p>60</text:p>
          </table:table-cell>
        </table:table-row>
        <table:table-row table:style-name="ro1">
          <table:table-cell office:value-type="float" office:value="14368">
            <text:p>14368</text:p>
          </table:table-cell>
          <table:table-cell table:formula="of:=470000/(65536*2/[.A450]-1)" office:value-type="float" office:value="57863.9978064162">
            <text:p>5.79E+4</text:p>
          </table:table-cell>
          <table:table-cell table:formula="of:=3735/LN([.B450]/0.772)-273" office:value-type="float" office:value="59.7506440565287">
            <text:p>60</text:p>
          </table:table-cell>
        </table:table-row>
        <table:table-row table:style-name="ro1">
          <table:table-cell office:value-type="float" office:value="14400">
            <text:p>14400</text:p>
          </table:table-cell>
          <table:table-cell table:formula="of:=470000/(65536*2/[.A451]-1)" office:value-type="float" office:value="58008.7767416347">
            <text:p>5.80E+4</text:p>
          </table:table-cell>
          <table:table-cell table:formula="of:=3735/LN([.B451]/0.772)-273" office:value-type="float" office:value="59.6765804730319">
            <text:p>60</text:p>
          </table:table-cell>
        </table:table-row>
        <table:table-row table:style-name="ro1">
          <table:table-cell office:value-type="float" office:value="14432">
            <text:p>14432</text:p>
          </table:table-cell>
          <table:table-cell table:formula="of:=470000/(65536*2/[.A452]-1)" office:value-type="float" office:value="58153.6351165981">
            <text:p>5.82E+4</text:p>
          </table:table-cell>
          <table:table-cell table:formula="of:=3735/LN([.B452]/0.772)-273" office:value-type="float" office:value="59.6026938880301">
            <text:p>60</text:p>
          </table:table-cell>
        </table:table-row>
        <table:table-row table:style-name="ro1">
          <table:table-cell office:value-type="float" office:value="14464">
            <text:p>14464</text:p>
          </table:table-cell>
          <table:table-cell table:formula="of:=470000/(65536*2/[.A453]-1)" office:value-type="float" office:value="58298.5729967069">
            <text:p>5.83E+4</text:p>
          </table:table-cell>
          <table:table-cell table:formula="of:=3735/LN([.B453]/0.772)-273" office:value-type="float" office:value="59.528983438809">
            <text:p>60</text:p>
          </table:table-cell>
        </table:table-row>
        <table:table-row table:style-name="ro1">
          <table:table-cell office:value-type="float" office:value="14496">
            <text:p>14496</text:p>
          </table:table-cell>
          <table:table-cell table:formula="of:=470000/(65536*2/[.A454]-1)" office:value-type="float" office:value="58443.5904474334">
            <text:p>5.84E+4</text:p>
          </table:table-cell>
          <table:table-cell table:formula="of:=3735/LN([.B454]/0.772)-273" office:value-type="float" office:value="59.4554482687418">
            <text:p>59</text:p>
          </table:table-cell>
        </table:table-row>
        <table:table-row table:style-name="ro1">
          <table:table-cell office:value-type="float" office:value="14528">
            <text:p>14528</text:p>
          </table:table-cell>
          <table:table-cell table:formula="of:=470000/(65536*2/[.A455]-1)" office:value-type="float" office:value="58588.6875343218">
            <text:p>5.86E+4</text:p>
          </table:table-cell>
          <table:table-cell table:formula="of:=3735/LN([.B455]/0.772)-273" office:value-type="float" office:value="59.3820875272326">
            <text:p>59</text:p>
          </table:table-cell>
        </table:table-row>
        <table:table-row table:style-name="ro1">
          <table:table-cell office:value-type="float" office:value="14560">
            <text:p>14560</text:p>
          </table:table-cell>
          <table:table-cell table:formula="of:=470000/(65536*2/[.A456]-1)" office:value-type="float" office:value="58733.8643229882">
            <text:p>5.87E+4</text:p>
          </table:table-cell>
          <table:table-cell table:formula="of:=3735/LN([.B456]/0.772)-273" office:value-type="float" office:value="59.3089003696604">
            <text:p>59</text:p>
          </table:table-cell>
        </table:table-row>
        <table:table-row table:style-name="ro1">
          <table:table-cell office:value-type="float" office:value="14592">
            <text:p>14592</text:p>
          </table:table-cell>
          <table:table-cell table:formula="of:=470000/(65536*2/[.A457]-1)" office:value-type="float" office:value="58879.1208791209">
            <text:p>5.89E+4</text:p>
          </table:table-cell>
          <table:table-cell table:formula="of:=3735/LN([.B457]/0.772)-273" office:value-type="float" office:value="59.2358859573243">
            <text:p>59</text:p>
          </table:table-cell>
        </table:table-row>
        <table:table-row table:style-name="ro1">
          <table:table-cell office:value-type="float" office:value="14624">
            <text:p>14624</text:p>
          </table:table-cell>
          <table:table-cell table:formula="of:=470000/(65536*2/[.A458]-1)" office:value-type="float" office:value="59024.4572684804">
            <text:p>5.90E+4</text:p>
          </table:table-cell>
          <table:table-cell table:formula="of:=3735/LN([.B458]/0.772)-273" office:value-type="float" office:value="59.1630434573889">
            <text:p>59</text:p>
          </table:table-cell>
        </table:table-row>
        <table:table-row table:style-name="ro1">
          <table:table-cell office:value-type="float" office:value="14656">
            <text:p>14656</text:p>
          </table:table-cell>
          <table:table-cell table:formula="of:=470000/(65536*2/[.A459]-1)" office:value-type="float" office:value="59169.8735568994">
            <text:p>5.92E+4</text:p>
          </table:table-cell>
          <table:table-cell table:formula="of:=3735/LN([.B459]/0.772)-273" office:value-type="float" office:value="59.0903720428303">
            <text:p>59</text:p>
          </table:table-cell>
        </table:table-row>
        <table:table-row table:style-name="ro1">
          <table:table-cell office:value-type="float" office:value="14688">
            <text:p>14688</text:p>
          </table:table-cell>
          <table:table-cell table:formula="of:=470000/(65536*2/[.A460]-1)" office:value-type="float" office:value="59315.3698102832">
            <text:p>5.93E+4</text:p>
          </table:table-cell>
          <table:table-cell table:formula="of:=3735/LN([.B460]/0.772)-273" office:value-type="float" office:value="59.0178708923827">
            <text:p>59</text:p>
          </table:table-cell>
        </table:table-row>
        <table:table-row table:style-name="ro1">
          <table:table-cell office:value-type="float" office:value="14720">
            <text:p>14720</text:p>
          </table:table-cell>
          <table:table-cell table:formula="of:=470000/(65536*2/[.A461]-1)" office:value-type="float" office:value="59460.9460946095">
            <text:p>5.95E+4</text:p>
          </table:table-cell>
          <table:table-cell table:formula="of:=3735/LN([.B461]/0.772)-273" office:value-type="float" office:value="58.9455391904862">
            <text:p>59</text:p>
          </table:table-cell>
        </table:table-row>
        <table:table-row table:style-name="ro1">
          <table:table-cell office:value-type="float" office:value="14752">
            <text:p>14752</text:p>
          </table:table-cell>
          <table:table-cell table:formula="of:=470000/(65536*2/[.A462]-1)" office:value-type="float" office:value="59606.6024759285">
            <text:p>5.96E+4</text:p>
          </table:table-cell>
          <table:table-cell table:formula="of:=3735/LN([.B462]/0.772)-273" office:value-type="float" office:value="58.8733761272342">
            <text:p>59</text:p>
          </table:table-cell>
        </table:table-row>
        <table:table-row table:style-name="ro1">
          <table:table-cell office:value-type="float" office:value="14784">
            <text:p>14784</text:p>
          </table:table-cell>
          <table:table-cell table:formula="of:=470000/(65536*2/[.A463]-1)" office:value-type="float" office:value="59752.3390203632">
            <text:p>5.98E+4</text:p>
          </table:table-cell>
          <table:table-cell table:formula="of:=3735/LN([.B463]/0.772)-273" office:value-type="float" office:value="58.8013808983223">
            <text:p>59</text:p>
          </table:table-cell>
        </table:table-row>
        <table:table-row table:style-name="ro1">
          <table:table-cell office:value-type="float" office:value="14816">
            <text:p>14816</text:p>
          </table:table-cell>
          <table:table-cell table:formula="of:=470000/(65536*2/[.A464]-1)" office:value-type="float" office:value="59898.1557941096">
            <text:p>5.99E+4</text:p>
          </table:table-cell>
          <table:table-cell table:formula="of:=3735/LN([.B464]/0.772)-273" office:value-type="float" office:value="58.7295527049971">
            <text:p>59</text:p>
          </table:table-cell>
        </table:table-row>
        <table:table-row table:style-name="ro1">
          <table:table-cell office:value-type="float" office:value="14848">
            <text:p>14848</text:p>
          </table:table-cell>
          <table:table-cell table:formula="of:=470000/(65536*2/[.A465]-1)" office:value-type="float" office:value="60044.0528634361">
            <text:p>6.00E+4</text:p>
          </table:table-cell>
          <table:table-cell table:formula="of:=3735/LN([.B465]/0.772)-273" office:value-type="float" office:value="58.657890754006">
            <text:p>59</text:p>
          </table:table-cell>
        </table:table-row>
        <table:table-row table:style-name="ro1">
          <table:table-cell office:value-type="float" office:value="14880">
            <text:p>14880</text:p>
          </table:table-cell>
          <table:table-cell table:formula="of:=470000/(65536*2/[.A466]-1)" office:value-type="float" office:value="60190.0302946847">
            <text:p>6.02E+4</text:p>
          </table:table-cell>
          <table:table-cell table:formula="of:=3735/LN([.B466]/0.772)-273" office:value-type="float" office:value="58.5863942575477">
            <text:p>59</text:p>
          </table:table-cell>
        </table:table-row>
        <table:table-row table:style-name="ro1">
          <table:table-cell office:value-type="float" office:value="14912">
            <text:p>14912</text:p>
          </table:table-cell>
          <table:table-cell table:formula="of:=470000/(65536*2/[.A467]-1)" office:value-type="float" office:value="60336.08815427">
            <text:p>6.03E+4</text:p>
          </table:table-cell>
          <table:table-cell table:formula="of:=3735/LN([.B467]/0.772)-273" office:value-type="float" office:value="58.5150624332222">
            <text:p>59</text:p>
          </table:table-cell>
        </table:table-row>
        <table:table-row table:style-name="ro1">
          <table:table-cell office:value-type="float" office:value="14944">
            <text:p>14944</text:p>
          </table:table-cell>
          <table:table-cell table:formula="of:=470000/(65536*2/[.A468]-1)" office:value-type="float" office:value="60482.2265086801">
            <text:p>6.05E+4</text:p>
          </table:table-cell>
          <table:table-cell table:formula="of:=3735/LN([.B468]/0.772)-273" office:value-type="float" office:value="58.443894503983">
            <text:p>58</text:p>
          </table:table-cell>
        </table:table-row>
        <table:table-row table:style-name="ro1">
          <table:table-cell office:value-type="float" office:value="14976">
            <text:p>14976</text:p>
          </table:table-cell>
          <table:table-cell table:formula="of:=470000/(65536*2/[.A469]-1)" office:value-type="float" office:value="60628.4454244763">
            <text:p>6.06E+4</text:p>
          </table:table-cell>
          <table:table-cell table:formula="of:=3735/LN([.B469]/0.772)-273" office:value-type="float" office:value="58.3728896980886">
            <text:p>58</text:p>
          </table:table-cell>
        </table:table-row>
        <table:table-row table:style-name="ro1">
          <table:table-cell office:value-type="float" office:value="15008">
            <text:p>15008</text:p>
          </table:table-cell>
          <table:table-cell table:formula="of:=470000/(65536*2/[.A470]-1)" office:value-type="float" office:value="60774.7449682934">
            <text:p>6.08E+4</text:p>
          </table:table-cell>
          <table:table-cell table:formula="of:=3735/LN([.B470]/0.772)-273" office:value-type="float" office:value="58.3020472490547">
            <text:p>58</text:p>
          </table:table-cell>
        </table:table-row>
        <table:table-row table:style-name="ro1">
          <table:table-cell office:value-type="float" office:value="15040">
            <text:p>15040</text:p>
          </table:table-cell>
          <table:table-cell table:formula="of:=470000/(65536*2/[.A471]-1)" office:value-type="float" office:value="60921.1252068395">
            <text:p>6.09E+4</text:p>
          </table:table-cell>
          <table:table-cell table:formula="of:=3735/LN([.B471]/0.772)-273" office:value-type="float" office:value="58.2313663956078">
            <text:p>58</text:p>
          </table:table-cell>
        </table:table-row>
        <table:table-row table:style-name="ro1">
          <table:table-cell office:value-type="float" office:value="15072">
            <text:p>15072</text:p>
          </table:table-cell>
          <table:table-cell table:formula="of:=470000/(65536*2/[.A472]-1)" office:value-type="float" office:value="61067.5862068966">
            <text:p>6.11E+4</text:p>
          </table:table-cell>
          <table:table-cell table:formula="of:=3735/LN([.B472]/0.772)-273" office:value-type="float" office:value="58.1608463816376">
            <text:p>58</text:p>
          </table:table-cell>
        </table:table-row>
        <table:table-row table:style-name="ro1">
          <table:table-cell office:value-type="float" office:value="15104">
            <text:p>15104</text:p>
          </table:table-cell>
          <table:table-cell table:formula="of:=470000/(65536*2/[.A473]-1)" office:value-type="float" office:value="61214.1280353201">
            <text:p>6.12E+4</text:p>
          </table:table-cell>
          <table:table-cell table:formula="of:=3735/LN([.B473]/0.772)-273" office:value-type="float" office:value="58.0904864561521">
            <text:p>58</text:p>
          </table:table-cell>
        </table:table-row>
        <table:table-row table:style-name="ro1">
          <table:table-cell office:value-type="float" office:value="15136">
            <text:p>15136</text:p>
          </table:table-cell>
          <table:table-cell table:formula="of:=470000/(65536*2/[.A474]-1)" office:value-type="float" office:value="61360.7507590395">
            <text:p>6.14E+4</text:p>
          </table:table-cell>
          <table:table-cell table:formula="of:=3735/LN([.B474]/0.772)-273" office:value-type="float" office:value="58.0202858732315">
            <text:p>58</text:p>
          </table:table-cell>
        </table:table-row>
        <table:table-row table:style-name="ro1">
          <table:table-cell office:value-type="float" office:value="15168">
            <text:p>15168</text:p>
          </table:table-cell>
          <table:table-cell table:formula="of:=470000/(65536*2/[.A475]-1)" office:value-type="float" office:value="61507.454445058">
            <text:p>6.15E+4</text:p>
          </table:table-cell>
          <table:table-cell table:formula="of:=3735/LN([.B475]/0.772)-273" office:value-type="float" office:value="57.9502438919829">
            <text:p>58</text:p>
          </table:table-cell>
        </table:table-row>
        <table:table-row table:style-name="ro1">
          <table:table-cell office:value-type="float" office:value="15200">
            <text:p>15200</text:p>
          </table:table-cell>
          <table:table-cell table:formula="of:=470000/(65536*2/[.A476]-1)" office:value-type="float" office:value="61654.2391604529">
            <text:p>6.17E+4</text:p>
          </table:table-cell>
          <table:table-cell table:formula="of:=3735/LN([.B476]/0.772)-273" office:value-type="float" office:value="57.8803597764967">
            <text:p>58</text:p>
          </table:table-cell>
        </table:table-row>
        <table:table-row table:style-name="ro1">
          <table:table-cell office:value-type="float" office:value="15232">
            <text:p>15232</text:p>
          </table:table-cell>
          <table:table-cell table:formula="of:=470000/(65536*2/[.A477]-1)" office:value-type="float" office:value="61801.1049723757">
            <text:p>6.18E+4</text:p>
          </table:table-cell>
          <table:table-cell table:formula="of:=3735/LN([.B477]/0.772)-273" office:value-type="float" office:value="57.8106327958014">
            <text:p>58</text:p>
          </table:table-cell>
        </table:table-row>
        <table:table-row table:style-name="ro1">
          <table:table-cell office:value-type="float" office:value="15264">
            <text:p>15264</text:p>
          </table:table-cell>
          <table:table-cell table:formula="of:=470000/(65536*2/[.A478]-1)" office:value-type="float" office:value="61948.051948052">
            <text:p>6.19E+4</text:p>
          </table:table-cell>
          <table:table-cell table:formula="of:=3735/LN([.B478]/0.772)-273" office:value-type="float" office:value="57.7410622238212">
            <text:p>58</text:p>
          </table:table-cell>
        </table:table-row>
        <table:table-row table:style-name="ro1">
          <table:table-cell office:value-type="float" office:value="15296">
            <text:p>15296</text:p>
          </table:table-cell>
          <table:table-cell table:formula="of:=470000/(65536*2/[.A479]-1)" office:value-type="float" office:value="62095.0801547817">
            <text:p>6.21E+4</text:p>
          </table:table-cell>
          <table:table-cell table:formula="of:=3735/LN([.B479]/0.772)-273" office:value-type="float" office:value="57.6716473393319">
            <text:p>58</text:p>
          </table:table-cell>
        </table:table-row>
        <table:table-row table:style-name="ro1">
          <table:table-cell office:value-type="float" office:value="15328">
            <text:p>15328</text:p>
          </table:table-cell>
          <table:table-cell table:formula="of:=470000/(65536*2/[.A480]-1)" office:value-type="float" office:value="62242.1896599392">
            <text:p>6.22E+4</text:p>
          </table:table-cell>
          <table:table-cell table:formula="of:=3735/LN([.B480]/0.772)-273" office:value-type="float" office:value="57.602387425919">
            <text:p>58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table:formula="of:=470000/(65536*2/[.A481]-1)" office:value-type="float" office:value="62389.3805309735">
            <text:p>6.24E+4</text:p>
          </table:table-cell>
          <table:table-cell table:formula="of:=3735/LN([.B481]/0.772)-273" office:value-type="float" office:value="57.5332817719352">
            <text:p>58</text:p>
          </table:table-cell>
        </table:table-row>
        <table:table-row table:style-name="ro1">
          <table:table-cell office:value-type="float" office:value="15392">
            <text:p>15392</text:p>
          </table:table-cell>
          <table:table-cell table:formula="of:=470000/(65536*2/[.A482]-1)" office:value-type="float" office:value="62536.652835408">
            <text:p>6.25E+4</text:p>
          </table:table-cell>
          <table:table-cell table:formula="of:=3735/LN([.B482]/0.772)-273" office:value-type="float" office:value="57.4643296704589">
            <text:p>57</text:p>
          </table:table-cell>
        </table:table-row>
        <table:table-row table:style-name="ro1">
          <table:table-cell office:value-type="float" office:value="15424">
            <text:p>15424</text:p>
          </table:table-cell>
          <table:table-cell table:formula="of:=470000/(65536*2/[.A483]-1)" office:value-type="float" office:value="62684.0066408412">
            <text:p>6.27E+4</text:p>
          </table:table-cell>
          <table:table-cell table:formula="of:=3735/LN([.B483]/0.772)-273" office:value-type="float" office:value="57.3955304192527">
            <text:p>57</text:p>
          </table:table-cell>
        </table:table-row>
        <table:table-row table:style-name="ro1">
          <table:table-cell office:value-type="float" office:value="15456">
            <text:p>15456</text:p>
          </table:table-cell>
          <table:table-cell table:formula="of:=470000/(65536*2/[.A484]-1)" office:value-type="float" office:value="62831.442014946">
            <text:p>6.28E+4</text:p>
          </table:table-cell>
          <table:table-cell table:formula="of:=3735/LN([.B484]/0.772)-273" office:value-type="float" office:value="57.3268833207231">
            <text:p>57</text:p>
          </table:table-cell>
        </table:table-row>
        <table:table-row table:style-name="ro1">
          <table:table-cell office:value-type="float" office:value="15488">
            <text:p>15488</text:p>
          </table:table-cell>
          <table:table-cell table:formula="of:=470000/(65536*2/[.A485]-1)" office:value-type="float" office:value="62978.9590254707">
            <text:p>6.30E+4</text:p>
          </table:table-cell>
          <table:table-cell table:formula="of:=3735/LN([.B485]/0.772)-273" office:value-type="float" office:value="57.2583876818794">
            <text:p>57</text:p>
          </table:table-cell>
        </table:table-row>
        <table:table-row table:style-name="ro1">
          <table:table-cell office:value-type="float" office:value="15520">
            <text:p>15520</text:p>
          </table:table-cell>
          <table:table-cell table:formula="of:=470000/(65536*2/[.A486]-1)" office:value-type="float" office:value="63126.5577402382">
            <text:p>6.31E+4</text:p>
          </table:table-cell>
          <table:table-cell table:formula="of:=3735/LN([.B486]/0.772)-273" office:value-type="float" office:value="57.1900428142943">
            <text:p>57</text:p>
          </table:table-cell>
        </table:table-row>
        <table:table-row table:style-name="ro1">
          <table:table-cell office:value-type="float" office:value="15552">
            <text:p>15552</text:p>
          </table:table-cell>
          <table:table-cell table:formula="of:=470000/(65536*2/[.A487]-1)" office:value-type="float" office:value="63274.2382271468">
            <text:p>6.33E+4</text:p>
          </table:table-cell>
          <table:table-cell table:formula="of:=3735/LN([.B487]/0.772)-273" office:value-type="float" office:value="57.1218480340647">
            <text:p>57</text:p>
          </table:table-cell>
        </table:table-row>
        <table:table-row table:style-name="ro1">
          <table:table-cell office:value-type="float" office:value="15584">
            <text:p>15584</text:p>
          </table:table-cell>
          <table:table-cell table:formula="of:=470000/(65536*2/[.A488]-1)" office:value-type="float" office:value="63422.0005541701">
            <text:p>6.34E+4</text:p>
          </table:table-cell>
          <table:table-cell table:formula="of:=3735/LN([.B488]/0.772)-273" office:value-type="float" office:value="57.0538026617715">
            <text:p>57</text:p>
          </table:table-cell>
        </table:table-row>
        <table:table-row table:style-name="ro1">
          <table:table-cell office:value-type="float" office:value="15616">
            <text:p>15616</text:p>
          </table:table-cell>
          <table:table-cell table:formula="of:=470000/(65536*2/[.A489]-1)" office:value-type="float" office:value="63569.844789357">
            <text:p>6.36E+4</text:p>
          </table:table-cell>
          <table:table-cell table:formula="of:=3735/LN([.B489]/0.772)-273" office:value-type="float" office:value="56.9859060224422">
            <text:p>57</text:p>
          </table:table-cell>
        </table:table-row>
        <table:table-row table:style-name="ro1">
          <table:table-cell office:value-type="float" office:value="15648">
            <text:p>15648</text:p>
          </table:table-cell>
          <table:table-cell table:formula="of:=470000/(65536*2/[.A490]-1)" office:value-type="float" office:value="63717.7710008317">
            <text:p>6.37E+4</text:p>
          </table:table-cell>
          <table:table-cell table:formula="of:=3735/LN([.B490]/0.772)-273" office:value-type="float" office:value="56.9181574455121">
            <text:p>57</text:p>
          </table:table-cell>
        </table:table-row>
        <table:table-row table:style-name="ro1">
          <table:table-cell office:value-type="float" office:value="15680">
            <text:p>15680</text:p>
          </table:table-cell>
          <table:table-cell table:formula="of:=470000/(65536*2/[.A491]-1)" office:value-type="float" office:value="63865.7792567942">
            <text:p>6.39E+4</text:p>
          </table:table-cell>
          <table:table-cell table:formula="of:=3735/LN([.B491]/0.772)-273" office:value-type="float" office:value="56.8505562647862">
            <text:p>57</text:p>
          </table:table-cell>
        </table:table-row>
        <table:table-row table:style-name="ro1">
          <table:table-cell office:value-type="float" office:value="15712">
            <text:p>15712</text:p>
          </table:table-cell>
          <table:table-cell table:formula="of:=470000/(65536*2/[.A492]-1)" office:value-type="float" office:value="64013.8696255201">
            <text:p>6.40E+4</text:p>
          </table:table-cell>
          <table:table-cell table:formula="of:=3735/LN([.B492]/0.772)-273" office:value-type="float" office:value="56.7831018184023">
            <text:p>57</text:p>
          </table:table-cell>
        </table:table-row>
        <table:table-row table:style-name="ro1">
          <table:table-cell office:value-type="float" office:value="15744">
            <text:p>15744</text:p>
          </table:table-cell>
          <table:table-cell table:formula="of:=470000/(65536*2/[.A493]-1)" office:value-type="float" office:value="64162.0421753607">
            <text:p>6.42E+4</text:p>
          </table:table-cell>
          <table:table-cell table:formula="of:=3735/LN([.B493]/0.772)-273" office:value-type="float" office:value="56.7157934487935">
            <text:p>57</text:p>
          </table:table-cell>
        </table:table-row>
        <table:table-row table:style-name="ro1">
          <table:table-cell office:value-type="float" office:value="15776">
            <text:p>15776</text:p>
          </table:table-cell>
          <table:table-cell table:formula="of:=470000/(65536*2/[.A494]-1)" office:value-type="float" office:value="64310.2969747433">
            <text:p>6.43E+4</text:p>
          </table:table-cell>
          <table:table-cell table:formula="of:=3735/LN([.B494]/0.772)-273" office:value-type="float" office:value="56.6486305026521">
            <text:p>57</text:p>
          </table:table-cell>
        </table:table-row>
        <table:table-row table:style-name="ro1">
          <table:table-cell office:value-type="float" office:value="15808">
            <text:p>15808</text:p>
          </table:table-cell>
          <table:table-cell table:formula="of:=470000/(65536*2/[.A495]-1)" office:value-type="float" office:value="64458.634092171">
            <text:p>6.45E+4</text:p>
          </table:table-cell>
          <table:table-cell table:formula="of:=3735/LN([.B495]/0.772)-273" office:value-type="float" office:value="56.5816123308927">
            <text:p>57</text:p>
          </table:table-cell>
        </table:table-row>
        <table:table-row table:style-name="ro1">
          <table:table-cell office:value-type="float" office:value="15840">
            <text:p>15840</text:p>
          </table:table-cell>
          <table:table-cell table:formula="of:=470000/(65536*2/[.A496]-1)" office:value-type="float" office:value="64607.0535962233">
            <text:p>6.46E+4</text:p>
          </table:table-cell>
          <table:table-cell table:formula="of:=3735/LN([.B496]/0.772)-273" office:value-type="float" office:value="56.5147382886166">
            <text:p>57</text:p>
          </table:table-cell>
        </table:table-row>
        <table:table-row table:style-name="ro1">
          <table:table-cell office:value-type="float" office:value="15872">
            <text:p>15872</text:p>
          </table:table-cell>
          <table:table-cell table:formula="of:=470000/(65536*2/[.A497]-1)" office:value-type="float" office:value="64755.5555555556">
            <text:p>6.48E+4</text:p>
          </table:table-cell>
          <table:table-cell table:formula="of:=3735/LN([.B497]/0.772)-273" office:value-type="float" office:value="56.4480077350767">
            <text:p>56</text:p>
          </table:table-cell>
        </table:table-row>
        <table:table-row table:style-name="ro1">
          <table:table-cell office:value-type="float" office:value="15904">
            <text:p>15904</text:p>
          </table:table-cell>
          <table:table-cell table:formula="of:=470000/(65536*2/[.A498]-1)" office:value-type="float" office:value="64904.1400388997">
            <text:p>6.49E+4</text:p>
          </table:table-cell>
          <table:table-cell table:formula="of:=3735/LN([.B498]/0.772)-273" office:value-type="float" office:value="56.3814200336416">
            <text:p>56</text:p>
          </table:table-cell>
        </table:table-row>
        <table:table-row table:style-name="ro1">
          <table:table-cell office:value-type="float" office:value="15936">
            <text:p>15936</text:p>
          </table:table-cell>
          <table:table-cell table:formula="of:=470000/(65536*2/[.A499]-1)" office:value-type="float" office:value="65052.8071150639">
            <text:p>6.51E+4</text:p>
          </table:table-cell>
          <table:table-cell table:formula="of:=3735/LN([.B499]/0.772)-273" office:value-type="float" office:value="56.3149745517614">
            <text:p>56</text:p>
          </table:table-cell>
        </table:table-row>
        <table:table-row table:style-name="ro1">
          <table:table-cell office:value-type="float" office:value="15968">
            <text:p>15968</text:p>
          </table:table-cell>
          <table:table-cell table:formula="of:=470000/(65536*2/[.A500]-1)" office:value-type="float" office:value="65201.556852933">
            <text:p>6.52E+4</text:p>
          </table:table-cell>
          <table:table-cell table:formula="of:=3735/LN([.B500]/0.772)-273" office:value-type="float" office:value="56.2486706609332">
            <text:p>56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table:formula="of:=470000/(65536*2/[.A501]-1)" office:value-type="float" office:value="65350.3893214683">
            <text:p>6.54E+4</text:p>
          </table:table-cell>
          <table:table-cell table:formula="of:=3735/LN([.B501]/0.772)-273" office:value-type="float" office:value="56.1825077366669">
            <text:p>56</text:p>
          </table:table-cell>
        </table:table-row>
        <table:table-row table:style-name="ro1">
          <table:table-cell office:value-type="float" office:value="16032">
            <text:p>16032</text:p>
          </table:table-cell>
          <table:table-cell table:formula="of:=470000/(65536*2/[.A502]-1)" office:value-type="float" office:value="65499.3045897079">
            <text:p>6.55E+4</text:p>
          </table:table-cell>
          <table:table-cell table:formula="of:=3735/LN([.B502]/0.772)-273" office:value-type="float" office:value="56.1164851584517">
            <text:p>56</text:p>
          </table:table-cell>
        </table:table-row>
        <table:table-row table:style-name="ro1">
          <table:table-cell office:value-type="float" office:value="16064">
            <text:p>16064</text:p>
          </table:table-cell>
          <table:table-cell table:formula="of:=470000/(65536*2/[.A503]-1)" office:value-type="float" office:value="65648.3027267668">
            <text:p>6.56E+4</text:p>
          </table:table-cell>
          <table:table-cell table:formula="of:=3735/LN([.B503]/0.772)-273" office:value-type="float" office:value="56.0506023097226">
            <text:p>56</text:p>
          </table:table-cell>
        </table:table-row>
        <table:table-row table:style-name="ro1">
          <table:table-cell office:value-type="float" office:value="16096">
            <text:p>16096</text:p>
          </table:table-cell>
          <table:table-cell table:formula="of:=470000/(65536*2/[.A504]-1)" office:value-type="float" office:value="65797.3838018369">
            <text:p>6.58E+4</text:p>
          </table:table-cell>
          <table:table-cell table:formula="of:=3735/LN([.B504]/0.772)-273" office:value-type="float" office:value="55.9848585778275">
            <text:p>56</text:p>
          </table:table-cell>
        </table:table-row>
        <table:table-row table:style-name="ro1">
          <table:table-cell office:value-type="float" office:value="16128">
            <text:p>16128</text:p>
          </table:table-cell>
          <table:table-cell table:formula="of:=470000/(65536*2/[.A505]-1)" office:value-type="float" office:value="65946.5478841871">
            <text:p>6.59E+4</text:p>
          </table:table-cell>
          <table:table-cell table:formula="of:=3735/LN([.B505]/0.772)-273" office:value-type="float" office:value="55.9192533539946">
            <text:p>56</text:p>
          </table:table-cell>
        </table:table-row>
        <table:table-row table:style-name="ro1">
          <table:table-cell office:value-type="float" office:value="16160">
            <text:p>16160</text:p>
          </table:table-cell>
          <table:table-cell table:formula="of:=470000/(65536*2/[.A506]-1)" office:value-type="float" office:value="66095.7950431635">
            <text:p>6.61E+4</text:p>
          </table:table-cell>
          <table:table-cell table:formula="of:=3735/LN([.B506]/0.772)-273" office:value-type="float" office:value="55.8537860333">
            <text:p>56</text:p>
          </table:table-cell>
        </table:table-row>
        <table:table-row table:style-name="ro1">
          <table:table-cell office:value-type="float" office:value="16192">
            <text:p>16192</text:p>
          </table:table-cell>
          <table:table-cell table:formula="of:=470000/(65536*2/[.A507]-1)" office:value-type="float" office:value="66245.1253481894">
            <text:p>6.62E+4</text:p>
          </table:table-cell>
          <table:table-cell table:formula="of:=3735/LN([.B507]/0.772)-273" office:value-type="float" office:value="55.7884560146358">
            <text:p>56</text:p>
          </table:table-cell>
        </table:table-row>
        <table:table-row table:style-name="ro1">
          <table:table-cell office:value-type="float" office:value="16224">
            <text:p>16224</text:p>
          </table:table-cell>
          <table:table-cell table:formula="of:=470000/(65536*2/[.A508]-1)" office:value-type="float" office:value="66394.5388687657">
            <text:p>6.64E+4</text:p>
          </table:table-cell>
          <table:table-cell table:formula="of:=3735/LN([.B508]/0.772)-273" office:value-type="float" office:value="55.7232627006782">
            <text:p>56</text:p>
          </table:table-cell>
        </table:table-row>
        <table:table-row table:style-name="ro1">
          <table:table-cell office:value-type="float" office:value="16256">
            <text:p>16256</text:p>
          </table:table-cell>
          <table:table-cell table:formula="of:=470000/(65536*2/[.A509]-1)" office:value-type="float" office:value="66544.0356744705">
            <text:p>6.65E+4</text:p>
          </table:table-cell>
          <table:table-cell table:formula="of:=3735/LN([.B509]/0.772)-273" office:value-type="float" office:value="55.6582054978566">
            <text:p>56</text:p>
          </table:table-cell>
        </table:table-row>
        <table:table-row table:style-name="ro1">
          <table:table-cell office:value-type="float" office:value="16288">
            <text:p>16288</text:p>
          </table:table-cell>
          <table:table-cell table:formula="of:=470000/(65536*2/[.A510]-1)" office:value-type="float" office:value="66693.6158349596">
            <text:p>6.67E+4</text:p>
          </table:table-cell>
          <table:table-cell table:formula="of:=3735/LN([.B510]/0.772)-273" office:value-type="float" office:value="55.5932838163222">
            <text:p>56</text:p>
          </table:table-cell>
        </table:table-row>
        <table:table-row table:style-name="ro1">
          <table:table-cell office:value-type="float" office:value="16320">
            <text:p>16320</text:p>
          </table:table-cell>
          <table:table-cell table:formula="of:=470000/(65536*2/[.A511]-1)" office:value-type="float" office:value="66843.2794199665">
            <text:p>6.68E+4</text:p>
          </table:table-cell>
          <table:table-cell table:formula="of:=3735/LN([.B511]/0.772)-273" office:value-type="float" office:value="55.5284970699177">
            <text:p>56</text:p>
          </table:table-cell>
        </table:table-row>
        <table:table-row table:style-name="ro1">
          <table:table-cell office:value-type="float" office:value="16352">
            <text:p>16352</text:p>
          </table:table-cell>
          <table:table-cell table:formula="of:=470000/(65536*2/[.A512]-1)" office:value-type="float" office:value="66993.0264993027">
            <text:p>6.70E+4</text:p>
          </table:table-cell>
          <table:table-cell table:formula="of:=3735/LN([.B512]/0.772)-273" office:value-type="float" office:value="55.4638446761464">
            <text:p>5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table:formula="of:=470000/(65536*2/[.A513]-1)" office:value-type="float" office:value="67142.8571428571">
            <text:p>6.71E+4</text:p>
          </table:table-cell>
          <table:table-cell table:formula="of:=3735/LN([.B513]/0.772)-273" office:value-type="float" office:value="55.3993260561428">
            <text:p>55</text:p>
          </table:table-cell>
        </table:table-row>
        <table:table-row table:style-name="ro1">
          <table:table-cell office:value-type="float" office:value="16416">
            <text:p>16416</text:p>
          </table:table-cell>
          <table:table-cell table:formula="of:=470000/(65536*2/[.A514]-1)" office:value-type="float" office:value="67292.7714205973">
            <text:p>6.73E+4</text:p>
          </table:table-cell>
          <table:table-cell table:formula="of:=3735/LN([.B514]/0.772)-273" office:value-type="float" office:value="55.334940634642">
            <text:p>55</text:p>
          </table:table-cell>
        </table:table-row>
        <table:table-row table:style-name="ro1">
          <table:table-cell office:value-type="float" office:value="16448">
            <text:p>16448</text:p>
          </table:table-cell>
          <table:table-cell table:formula="of:=470000/(65536*2/[.A515]-1)" office:value-type="float" office:value="67442.7694025684">
            <text:p>6.74E+4</text:p>
          </table:table-cell>
          <table:table-cell table:formula="of:=3735/LN([.B515]/0.772)-273" office:value-type="float" office:value="55.2706878399512">
            <text:p>55</text:p>
          </table:table-cell>
        </table:table-row>
        <table:table-row table:style-name="ro1">
          <table:table-cell office:value-type="float" office:value="16480">
            <text:p>16480</text:p>
          </table:table-cell>
          <table:table-cell table:formula="of:=470000/(65536*2/[.A516]-1)" office:value-type="float" office:value="67592.8511588942">
            <text:p>6.76E+4</text:p>
          </table:table-cell>
          <table:table-cell table:formula="of:=3735/LN([.B516]/0.772)-273" office:value-type="float" office:value="55.2065671039197">
            <text:p>55</text:p>
          </table:table-cell>
        </table:table-row>
        <table:table-row table:style-name="ro1">
          <table:table-cell office:value-type="float" office:value="16512">
            <text:p>16512</text:p>
          </table:table-cell>
          <table:table-cell table:formula="of:=470000/(65536*2/[.A517]-1)" office:value-type="float" office:value="67743.0167597765">
            <text:p>6.77E+4</text:p>
          </table:table-cell>
          <table:table-cell table:formula="of:=3735/LN([.B517]/0.772)-273" office:value-type="float" office:value="55.1425778619106">
            <text:p>55</text:p>
          </table:table-cell>
        </table:table-row>
        <table:table-row table:style-name="ro1">
          <table:table-cell office:value-type="float" office:value="16544">
            <text:p>16544</text:p>
          </table:table-cell>
          <table:table-cell table:formula="of:=470000/(65536*2/[.A518]-1)" office:value-type="float" office:value="67893.2662754959">
            <text:p>6.79E+4</text:p>
          </table:table-cell>
          <table:table-cell table:formula="of:=3735/LN([.B518]/0.772)-273" office:value-type="float" office:value="55.0787195527719">
            <text:p>55</text:p>
          </table:table-cell>
        </table:table-row>
        <table:table-row table:style-name="ro1">
          <table:table-cell office:value-type="float" office:value="16576">
            <text:p>16576</text:p>
          </table:table-cell>
          <table:table-cell table:formula="of:=470000/(65536*2/[.A519]-1)" office:value-type="float" office:value="68043.5997764114">
            <text:p>6.80E+4</text:p>
          </table:table-cell>
          <table:table-cell table:formula="of:=3735/LN([.B519]/0.772)-273" office:value-type="float" office:value="55.0149916188084">
            <text:p>55</text:p>
          </table:table-cell>
        </table:table-row>
        <table:table-row table:style-name="ro1">
          <table:table-cell office:value-type="float" office:value="16608">
            <text:p>16608</text:p>
          </table:table-cell>
          <table:table-cell table:formula="of:=470000/(65536*2/[.A520]-1)" office:value-type="float" office:value="68194.0173329606">
            <text:p>6.82E+4</text:p>
          </table:table-cell>
          <table:table-cell table:formula="of:=3735/LN([.B520]/0.772)-273" office:value-type="float" office:value="54.9513935057535">
            <text:p>55</text:p>
          </table:table-cell>
        </table:table-row>
        <table:table-row table:style-name="ro1">
          <table:table-cell office:value-type="float" office:value="16640">
            <text:p>16640</text:p>
          </table:table-cell>
          <table:table-cell table:formula="of:=470000/(65536*2/[.A521]-1)" office:value-type="float" office:value="68344.51901566">
            <text:p>6.83E+4</text:p>
          </table:table-cell>
          <table:table-cell table:formula="of:=3735/LN([.B521]/0.772)-273" office:value-type="float" office:value="54.8879246627417">
            <text:p>55</text:p>
          </table:table-cell>
        </table:table-row>
        <table:table-row table:style-name="ro1">
          <table:table-cell office:value-type="float" office:value="16672">
            <text:p>16672</text:p>
          </table:table-cell>
          <table:table-cell table:formula="of:=470000/(65536*2/[.A522]-1)" office:value-type="float" office:value="68495.1048951049">
            <text:p>6.85E+4</text:p>
          </table:table-cell>
          <table:table-cell table:formula="of:=3735/LN([.B522]/0.772)-273" office:value-type="float" office:value="54.824584542281">
            <text:p>55</text:p>
          </table:table-cell>
        </table:table-row>
        <table:table-row table:style-name="ro1">
          <table:table-cell office:value-type="float" office:value="16704">
            <text:p>16704</text:p>
          </table:table-cell>
          <table:table-cell table:formula="of:=470000/(65536*2/[.A523]-1)" office:value-type="float" office:value="68645.7750419698">
            <text:p>6.86E+4</text:p>
          </table:table-cell>
          <table:table-cell table:formula="of:=3735/LN([.B523]/0.772)-273" office:value-type="float" office:value="54.7613726002259">
            <text:p>55</text:p>
          </table:table-cell>
        </table:table-row>
        <table:table-row table:style-name="ro1">
          <table:table-cell office:value-type="float" office:value="16736">
            <text:p>16736</text:p>
          </table:table-cell>
          <table:table-cell table:formula="of:=470000/(65536*2/[.A524]-1)" office:value-type="float" office:value="68796.5295270081">
            <text:p>6.88E+4</text:p>
          </table:table-cell>
          <table:table-cell table:formula="of:=3735/LN([.B524]/0.772)-273" office:value-type="float" office:value="54.6982882957501">
            <text:p>55</text:p>
          </table:table-cell>
        </table:table-row>
        <table:table-row table:style-name="ro1">
          <table:table-cell office:value-type="float" office:value="16768">
            <text:p>16768</text:p>
          </table:table-cell>
          <table:table-cell table:formula="of:=470000/(65536*2/[.A525]-1)" office:value-type="float" office:value="68947.3684210526">
            <text:p>6.89E+4</text:p>
          </table:table-cell>
          <table:table-cell table:formula="of:=3735/LN([.B525]/0.772)-273" office:value-type="float" office:value="54.6353310913203">
            <text:p>55</text:p>
          </table:table-cell>
        </table:table-row>
        <table:table-row table:style-name="ro1">
          <table:table-cell office:value-type="float" office:value="16800">
            <text:p>16800</text:p>
          </table:table-cell>
          <table:table-cell table:formula="of:=470000/(65536*2/[.A526]-1)" office:value-type="float" office:value="69098.2917950154">
            <text:p>6.91E+4</text:p>
          </table:table-cell>
          <table:table-cell table:formula="of:=3735/LN([.B526]/0.772)-273" office:value-type="float" office:value="54.5725004526698">
            <text:p>55</text:p>
          </table:table-cell>
        </table:table-row>
        <table:table-row table:style-name="ro1">
          <table:table-cell office:value-type="float" office:value="16832">
            <text:p>16832</text:p>
          </table:table-cell>
          <table:table-cell table:formula="of:=470000/(65536*2/[.A527]-1)" office:value-type="float" office:value="69249.299719888">
            <text:p>6.92E+4</text:p>
          </table:table-cell>
          <table:table-cell table:formula="of:=3735/LN([.B527]/0.772)-273" office:value-type="float" office:value="54.509795848772">
            <text:p>55</text:p>
          </table:table-cell>
        </table:table-row>
        <table:table-row table:style-name="ro1">
          <table:table-cell office:value-type="float" office:value="16864">
            <text:p>16864</text:p>
          </table:table-cell>
          <table:table-cell table:formula="of:=470000/(65536*2/[.A528]-1)" office:value-type="float" office:value="69400.3922667414">
            <text:p>6.94E+4</text:p>
          </table:table-cell>
          <table:table-cell table:formula="of:=3735/LN([.B528]/0.772)-273" office:value-type="float" office:value="54.4472167518151">
            <text:p>54</text:p>
          </table:table-cell>
        </table:table-row>
        <table:table-row table:style-name="ro1">
          <table:table-cell office:value-type="float" office:value="16896">
            <text:p>16896</text:p>
          </table:table-cell>
          <table:table-cell table:formula="of:=470000/(65536*2/[.A529]-1)" office:value-type="float" office:value="69551.5695067265">
            <text:p>6.96E+4</text:p>
          </table:table-cell>
          <table:table-cell table:formula="of:=3735/LN([.B529]/0.772)-273" office:value-type="float" office:value="54.3847626371758">
            <text:p>54</text:p>
          </table:table-cell>
        </table:table-row>
        <table:table-row table:style-name="ro1">
          <table:table-cell office:value-type="float" office:value="16928">
            <text:p>16928</text:p>
          </table:table-cell>
          <table:table-cell table:formula="of:=470000/(65536*2/[.A530]-1)" office:value-type="float" office:value="69702.8315110737">
            <text:p>6.97E+4</text:p>
          </table:table-cell>
          <table:table-cell table:formula="of:=3735/LN([.B530]/0.772)-273" office:value-type="float" office:value="54.3224329833949">
            <text:p>54</text:p>
          </table:table-cell>
        </table:table-row>
        <table:table-row table:style-name="ro1">
          <table:table-cell office:value-type="float" office:value="16960">
            <text:p>16960</text:p>
          </table:table-cell>
          <table:table-cell table:formula="of:=470000/(65536*2/[.A531]-1)" office:value-type="float" office:value="69854.1783510937">
            <text:p>6.99E+4</text:p>
          </table:table-cell>
          <table:table-cell table:formula="of:=3735/LN([.B531]/0.772)-273" office:value-type="float" office:value="54.2602272721511">
            <text:p>54</text:p>
          </table:table-cell>
        </table:table-row>
        <table:table-row table:style-name="ro1">
          <table:table-cell office:value-type="float" office:value="16992">
            <text:p>16992</text:p>
          </table:table-cell>
          <table:table-cell table:formula="of:=470000/(65536*2/[.A532]-1)" office:value-type="float" office:value="70005.6100981767">
            <text:p>7.00E+4</text:p>
          </table:table-cell>
          <table:table-cell table:formula="of:=3735/LN([.B532]/0.772)-273" office:value-type="float" office:value="54.1981449882372">
            <text:p>54</text:p>
          </table:table-cell>
        </table:table-row>
        <table:table-row table:style-name="ro1">
          <table:table-cell office:value-type="float" office:value="17024">
            <text:p>17024</text:p>
          </table:table-cell>
          <table:table-cell table:formula="of:=470000/(65536*2/[.A533]-1)" office:value-type="float" office:value="70157.1268237935">
            <text:p>7.02E+4</text:p>
          </table:table-cell>
          <table:table-cell table:formula="of:=3735/LN([.B533]/0.772)-273" office:value-type="float" office:value="54.1361856195348">
            <text:p>54</text:p>
          </table:table-cell>
        </table:table-row>
        <table:table-row table:style-name="ro1">
          <table:table-cell office:value-type="float" office:value="17056">
            <text:p>17056</text:p>
          </table:table-cell>
          <table:table-cell table:formula="of:=470000/(65536*2/[.A534]-1)" office:value-type="float" office:value="70308.7285994948">
            <text:p>7.03E+4</text:p>
          </table:table-cell>
          <table:table-cell table:formula="of:=3735/LN([.B534]/0.772)-273" office:value-type="float" office:value="54.0743486569901">
            <text:p>54</text:p>
          </table:table-cell>
        </table:table-row>
        <table:table-row table:style-name="ro1">
          <table:table-cell office:value-type="float" office:value="17088">
            <text:p>17088</text:p>
          </table:table-cell>
          <table:table-cell table:formula="of:=470000/(65536*2/[.A535]-1)" office:value-type="float" office:value="70460.4154969119">
            <text:p>7.05E+4</text:p>
          </table:table-cell>
          <table:table-cell table:formula="of:=3735/LN([.B535]/0.772)-273" office:value-type="float" office:value="54.0126335945901">
            <text:p>54</text:p>
          </table:table-cell>
        </table:table-row>
        <table:table-row table:style-name="ro1">
          <table:table-cell office:value-type="float" office:value="17120">
            <text:p>17120</text:p>
          </table:table-cell>
          <table:table-cell table:formula="of:=470000/(65536*2/[.A536]-1)" office:value-type="float" office:value="70612.1875877562">
            <text:p>7.06E+4</text:p>
          </table:table-cell>
          <table:table-cell table:formula="of:=3735/LN([.B536]/0.772)-273" office:value-type="float" office:value="53.9510399293381">
            <text:p>54</text:p>
          </table:table-cell>
        </table:table-row>
        <table:table-row table:style-name="ro1">
          <table:table-cell office:value-type="float" office:value="17152">
            <text:p>17152</text:p>
          </table:table-cell>
          <table:table-cell table:formula="of:=470000/(65536*2/[.A537]-1)" office:value-type="float" office:value="70764.0449438202">
            <text:p>7.08E+4</text:p>
          </table:table-cell>
          <table:table-cell table:formula="of:=3735/LN([.B537]/0.772)-273" office:value-type="float" office:value="53.8895671612306">
            <text:p>54</text:p>
          </table:table-cell>
        </table:table-row>
        <table:table-row table:style-name="ro1">
          <table:table-cell office:value-type="float" office:value="17184">
            <text:p>17184</text:p>
          </table:table-cell>
          <table:table-cell table:formula="of:=470000/(65536*2/[.A538]-1)" office:value-type="float" office:value="70915.9876369767">
            <text:p>7.09E+4</text:p>
          </table:table-cell>
          <table:table-cell table:formula="of:=3735/LN([.B538]/0.772)-273" office:value-type="float" office:value="53.8282147932335">
            <text:p>54</text:p>
          </table:table-cell>
        </table:table-row>
        <table:table-row table:style-name="ro1">
          <table:table-cell office:value-type="float" office:value="17216">
            <text:p>17216</text:p>
          </table:table-cell>
          <table:table-cell table:formula="of:=470000/(65536*2/[.A539]-1)" office:value-type="float" office:value="71068.0157391793">
            <text:p>7.11E+4</text:p>
          </table:table-cell>
          <table:table-cell table:formula="of:=3735/LN([.B539]/0.772)-273" office:value-type="float" office:value="53.7669823312592">
            <text:p>54</text:p>
          </table:table-cell>
        </table:table-row>
        <table:table-row table:style-name="ro1">
          <table:table-cell office:value-type="float" office:value="17248">
            <text:p>17248</text:p>
          </table:table-cell>
          <table:table-cell table:formula="of:=470000/(65536*2/[.A540]-1)" office:value-type="float" office:value="71220.1293224627">
            <text:p>7.12E+4</text:p>
          </table:table-cell>
          <table:table-cell table:formula="of:=3735/LN([.B540]/0.772)-273" office:value-type="float" office:value="53.7058692841434">
            <text:p>54</text:p>
          </table:table-cell>
        </table:table-row>
        <table:table-row table:style-name="ro1">
          <table:table-cell office:value-type="float" office:value="17280">
            <text:p>17280</text:p>
          </table:table-cell>
          <table:table-cell table:formula="of:=470000/(65536*2/[.A541]-1)" office:value-type="float" office:value="71372.3284589426">
            <text:p>7.14E+4</text:p>
          </table:table-cell>
          <table:table-cell table:formula="of:=3735/LN([.B541]/0.772)-273" office:value-type="float" office:value="53.6448751636224">
            <text:p>54</text:p>
          </table:table-cell>
        </table:table-row>
        <table:table-row table:style-name="ro1">
          <table:table-cell office:value-type="float" office:value="17312">
            <text:p>17312</text:p>
          </table:table-cell>
          <table:table-cell table:formula="of:=470000/(65536*2/[.A542]-1)" office:value-type="float" office:value="71524.6132208158">
            <text:p>7.15E+4</text:p>
          </table:table-cell>
          <table:table-cell table:formula="of:=3735/LN([.B542]/0.772)-273" office:value-type="float" office:value="53.5839994843105">
            <text:p>54</text:p>
          </table:table-cell>
        </table:table-row>
        <table:table-row table:style-name="ro1">
          <table:table-cell office:value-type="float" office:value="17344">
            <text:p>17344</text:p>
          </table:table-cell>
          <table:table-cell table:formula="of:=470000/(65536*2/[.A543]-1)" office:value-type="float" office:value="71676.9836803602">
            <text:p>7.17E+4</text:p>
          </table:table-cell>
          <table:table-cell table:formula="of:=3735/LN([.B543]/0.772)-273" office:value-type="float" office:value="53.5232417636779">
            <text:p>54</text:p>
          </table:table-cell>
        </table:table-row>
        <table:table-row table:style-name="ro1">
          <table:table-cell office:value-type="float" office:value="17376">
            <text:p>17376</text:p>
          </table:table-cell>
          <table:table-cell table:formula="of:=470000/(65536*2/[.A544]-1)" office:value-type="float" office:value="71829.4399099353">
            <text:p>7.18E+4</text:p>
          </table:table-cell>
          <table:table-cell table:formula="of:=3735/LN([.B544]/0.772)-273" office:value-type="float" office:value="53.4626015220283">
            <text:p>53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table:formula="of:=470000/(65536*2/[.A545]-1)" office:value-type="float" office:value="71981.981981982">
            <text:p>7.20E+4</text:p>
          </table:table-cell>
          <table:table-cell table:formula="of:=3735/LN([.B545]/0.772)-273" office:value-type="float" office:value="53.4020782824773">
            <text:p>53</text:p>
          </table:table-cell>
        </table:table-row>
        <table:table-row table:style-name="ro1">
          <table:table-cell office:value-type="float" office:value="17440">
            <text:p>17440</text:p>
          </table:table-cell>
          <table:table-cell table:formula="of:=470000/(65536*2/[.A546]-1)" office:value-type="float" office:value="72134.6099690228">
            <text:p>7.21E+4</text:p>
          </table:table-cell>
          <table:table-cell table:formula="of:=3735/LN([.B546]/0.772)-273" office:value-type="float" office:value="53.3416715709302">
            <text:p>53</text:p>
          </table:table-cell>
        </table:table-row>
        <table:table-row table:style-name="ro1">
          <table:table-cell office:value-type="float" office:value="17472">
            <text:p>17472</text:p>
          </table:table-cell>
          <table:table-cell table:formula="of:=470000/(65536*2/[.A547]-1)" office:value-type="float" office:value="72287.323943662">
            <text:p>7.23E+4</text:p>
          </table:table-cell>
          <table:table-cell table:formula="of:=3735/LN([.B547]/0.772)-273" office:value-type="float" office:value="53.2813809160614">
            <text:p>53</text:p>
          </table:table-cell>
        </table:table-row>
        <table:table-row table:style-name="ro1">
          <table:table-cell office:value-type="float" office:value="17504">
            <text:p>17504</text:p>
          </table:table-cell>
          <table:table-cell table:formula="of:=470000/(65536*2/[.A548]-1)" office:value-type="float" office:value="72440.1239785855">
            <text:p>7.24E+4</text:p>
          </table:table-cell>
          <table:table-cell table:formula="of:=3735/LN([.B548]/0.772)-273" office:value-type="float" office:value="53.2212058492923">
            <text:p>53</text:p>
          </table:table-cell>
        </table:table-row>
        <table:table-row table:style-name="ro1">
          <table:table-cell office:value-type="float" office:value="17536">
            <text:p>17536</text:p>
          </table:table-cell>
          <table:table-cell table:formula="of:=470000/(65536*2/[.A549]-1)" office:value-type="float" office:value="72593.0101465614">
            <text:p>7.26E+4</text:p>
          </table:table-cell>
          <table:table-cell table:formula="of:=3735/LN([.B549]/0.772)-273" office:value-type="float" office:value="53.1611459047705">
            <text:p>53</text:p>
          </table:table-cell>
        </table:table-row>
        <table:table-row table:style-name="ro1">
          <table:table-cell office:value-type="float" office:value="17568">
            <text:p>17568</text:p>
          </table:table-cell>
          <table:table-cell table:formula="of:=470000/(65536*2/[.A550]-1)" office:value-type="float" office:value="72745.9825204398">
            <text:p>7.27E+4</text:p>
          </table:table-cell>
          <table:table-cell table:formula="of:=3735/LN([.B550]/0.772)-273" office:value-type="float" office:value="53.1012006193491">
            <text:p>53</text:p>
          </table:table-cell>
        </table:table-row>
        <table:table-row table:style-name="ro1">
          <table:table-cell office:value-type="float" office:value="17600">
            <text:p>17600</text:p>
          </table:table-cell>
          <table:table-cell table:formula="of:=470000/(65536*2/[.A551]-1)" office:value-type="float" office:value="72899.0411731528">
            <text:p>7.29E+4</text:p>
          </table:table-cell>
          <table:table-cell table:formula="of:=3735/LN([.B551]/0.772)-273" office:value-type="float" office:value="53.0413695325657">
            <text:p>53</text:p>
          </table:table-cell>
        </table:table-row>
        <table:table-row table:style-name="ro1">
          <table:table-cell office:value-type="float" office:value="17632">
            <text:p>17632</text:p>
          </table:table-cell>
          <table:table-cell table:formula="of:=470000/(65536*2/[.A552]-1)" office:value-type="float" office:value="73052.1861777151">
            <text:p>7.31E+4</text:p>
          </table:table-cell>
          <table:table-cell table:formula="of:=3735/LN([.B552]/0.772)-273" office:value-type="float" office:value="52.9816521866223">
            <text:p>53</text:p>
          </table:table-cell>
        </table:table-row>
        <table:table-row table:style-name="ro1">
          <table:table-cell office:value-type="float" office:value="17664">
            <text:p>17664</text:p>
          </table:table-cell>
          <table:table-cell table:formula="of:=470000/(65536*2/[.A553]-1)" office:value-type="float" office:value="73205.4176072235">
            <text:p>7.32E+4</text:p>
          </table:table-cell>
          <table:table-cell table:formula="of:=3735/LN([.B553]/0.772)-273" office:value-type="float" office:value="52.9220481263647">
            <text:p>53</text:p>
          </table:table-cell>
        </table:table-row>
        <table:table-row table:style-name="ro1">
          <table:table-cell office:value-type="float" office:value="17696">
            <text:p>17696</text:p>
          </table:table-cell>
          <table:table-cell table:formula="of:=470000/(65536*2/[.A554]-1)" office:value-type="float" office:value="73358.7355348575">
            <text:p>7.34E+4</text:p>
          </table:table-cell>
          <table:table-cell table:formula="of:=3735/LN([.B554]/0.772)-273" office:value-type="float" office:value="52.8625568992626">
            <text:p>53</text:p>
          </table:table-cell>
        </table:table-row>
        <table:table-row table:style-name="ro1">
          <table:table-cell office:value-type="float" office:value="17728">
            <text:p>17728</text:p>
          </table:table-cell>
          <table:table-cell table:formula="of:=470000/(65536*2/[.A555]-1)" office:value-type="float" office:value="73512.1400338792">
            <text:p>7.35E+4</text:p>
          </table:table-cell>
          <table:table-cell table:formula="of:=3735/LN([.B555]/0.772)-273" office:value-type="float" office:value="52.8031780553895">
            <text:p>53</text:p>
          </table:table-cell>
        </table:table-row>
        <table:table-row table:style-name="ro1">
          <table:table-cell office:value-type="float" office:value="17760">
            <text:p>17760</text:p>
          </table:table-cell>
          <table:table-cell table:formula="of:=470000/(65536*2/[.A556]-1)" office:value-type="float" office:value="73665.6311776334">
            <text:p>7.37E+4</text:p>
          </table:table-cell>
          <table:table-cell table:formula="of:=3735/LN([.B556]/0.772)-273" office:value-type="float" office:value="52.7439111474032">
            <text:p>53</text:p>
          </table:table-cell>
        </table:table-row>
        <table:table-row table:style-name="ro1">
          <table:table-cell office:value-type="float" office:value="17792">
            <text:p>17792</text:p>
          </table:table-cell>
          <table:table-cell table:formula="of:=470000/(65536*2/[.A557]-1)" office:value-type="float" office:value="73819.209039548">
            <text:p>7.38E+4</text:p>
          </table:table-cell>
          <table:table-cell table:formula="of:=3735/LN([.B557]/0.772)-273" office:value-type="float" office:value="52.6847557305262">
            <text:p>53</text:p>
          </table:table-cell>
        </table:table-row>
        <table:table-row table:style-name="ro1">
          <table:table-cell office:value-type="float" office:value="17824">
            <text:p>17824</text:p>
          </table:table-cell>
          <table:table-cell table:formula="of:=470000/(65536*2/[.A558]-1)" office:value-type="float" office:value="73972.8736931336">
            <text:p>7.40E+4</text:p>
          </table:table-cell>
          <table:table-cell table:formula="of:=3735/LN([.B558]/0.772)-273" office:value-type="float" office:value="52.625711362526">
            <text:p>53</text:p>
          </table:table-cell>
        </table:table-row>
        <table:table-row table:style-name="ro1">
          <table:table-cell office:value-type="float" office:value="17856">
            <text:p>17856</text:p>
          </table:table-cell>
          <table:table-cell table:formula="of:=470000/(65536*2/[.A559]-1)" office:value-type="float" office:value="74126.6252119842">
            <text:p>7.41E+4</text:p>
          </table:table-cell>
          <table:table-cell table:formula="of:=3735/LN([.B559]/0.772)-273" office:value-type="float" office:value="52.5667776036966">
            <text:p>53</text:p>
          </table:table-cell>
        </table:table-row>
        <table:table-row table:style-name="ro1">
          <table:table-cell office:value-type="float" office:value="17888">
            <text:p>17888</text:p>
          </table:table-cell>
          <table:table-cell table:formula="of:=470000/(65536*2/[.A560]-1)" office:value-type="float" office:value="74280.4636697766">
            <text:p>7.43E+4</text:p>
          </table:table-cell>
          <table:table-cell table:formula="of:=3735/LN([.B560]/0.772)-273" office:value-type="float" office:value="52.507954016839">
            <text:p>53</text:p>
          </table:table-cell>
        </table:table-row>
        <table:table-row table:style-name="ro1">
          <table:table-cell office:value-type="float" office:value="17920">
            <text:p>17920</text:p>
          </table:table-cell>
          <table:table-cell table:formula="of:=470000/(65536*2/[.A561]-1)" office:value-type="float" office:value="74434.3891402715">
            <text:p>7.44E+4</text:p>
          </table:table-cell>
          <table:table-cell table:formula="of:=3735/LN([.B561]/0.772)-273" office:value-type="float" office:value="52.4492401672426">
            <text:p>52</text:p>
          </table:table-cell>
        </table:table-row>
        <table:table-row table:style-name="ro1">
          <table:table-cell office:value-type="float" office:value="17952">
            <text:p>17952</text:p>
          </table:table-cell>
          <table:table-cell table:formula="of:=470000/(65536*2/[.A562]-1)" office:value-type="float" office:value="74588.4016973126">
            <text:p>7.46E+4</text:p>
          </table:table-cell>
          <table:table-cell table:formula="of:=3735/LN([.B562]/0.772)-273" office:value-type="float" office:value="52.3906356226663">
            <text:p>52</text:p>
          </table:table-cell>
        </table:table-row>
        <table:table-row table:style-name="ro1">
          <table:table-cell office:value-type="float" office:value="17984">
            <text:p>17984</text:p>
          </table:table-cell>
          <table:table-cell table:formula="of:=470000/(65536*2/[.A563]-1)" office:value-type="float" office:value="74742.5014148274">
            <text:p>7.47E+4</text:p>
          </table:table-cell>
          <table:table-cell table:formula="of:=3735/LN([.B563]/0.772)-273" office:value-type="float" office:value="52.3321399533203">
            <text:p>52</text:p>
          </table:table-cell>
        </table:table-row>
        <table:table-row table:style-name="ro1">
          <table:table-cell office:value-type="float" office:value="18016">
            <text:p>18016</text:p>
          </table:table-cell>
          <table:table-cell table:formula="of:=470000/(65536*2/[.A564]-1)" office:value-type="float" office:value="74896.6883668271">
            <text:p>7.49E+4</text:p>
          </table:table-cell>
          <table:table-cell table:formula="of:=3735/LN([.B564]/0.772)-273" office:value-type="float" office:value="52.2737527318479">
            <text:p>52</text:p>
          </table:table-cell>
        </table:table-row>
        <table:table-row table:style-name="ro1">
          <table:table-cell office:value-type="float" office:value="18048">
            <text:p>18048</text:p>
          </table:table-cell>
          <table:table-cell table:formula="of:=470000/(65536*2/[.A565]-1)" office:value-type="float" office:value="75050.9626274066">
            <text:p>7.51E+4</text:p>
          </table:table-cell>
          <table:table-cell table:formula="of:=3735/LN([.B565]/0.772)-273" office:value-type="float" office:value="52.215473533307">
            <text:p>52</text:p>
          </table:table-cell>
        </table:table-row>
        <table:table-row table:style-name="ro1">
          <table:table-cell office:value-type="float" office:value="18080">
            <text:p>18080</text:p>
          </table:table-cell>
          <table:table-cell table:formula="of:=470000/(65536*2/[.A566]-1)" office:value-type="float" office:value="75205.3242707448">
            <text:p>7.52E+4</text:p>
          </table:table-cell>
          <table:table-cell table:formula="of:=3735/LN([.B566]/0.772)-273" office:value-type="float" office:value="52.1573019351522">
            <text:p>52</text:p>
          </table:table-cell>
        </table:table-row>
        <table:table-row table:style-name="ro1">
          <table:table-cell office:value-type="float" office:value="18112">
            <text:p>18112</text:p>
          </table:table-cell>
          <table:table-cell table:formula="of:=470000/(65536*2/[.A567]-1)" office:value-type="float" office:value="75359.7733711048">
            <text:p>7.54E+4</text:p>
          </table:table-cell>
          <table:table-cell table:formula="of:=3735/LN([.B567]/0.772)-273" office:value-type="float" office:value="52.0992375172174">
            <text:p>52</text:p>
          </table:table-cell>
        </table:table-row>
        <table:table-row table:style-name="ro1">
          <table:table-cell office:value-type="float" office:value="18144">
            <text:p>18144</text:p>
          </table:table-cell>
          <table:table-cell table:formula="of:=470000/(65536*2/[.A568]-1)" office:value-type="float" office:value="75514.3100028337">
            <text:p>7.55E+4</text:p>
          </table:table-cell>
          <table:table-cell table:formula="of:=3735/LN([.B568]/0.772)-273" office:value-type="float" office:value="52.0412798616978">
            <text:p>52</text:p>
          </table:table-cell>
        </table:table-row>
        <table:table-row table:style-name="ro1">
          <table:table-cell office:value-type="float" office:value="18176">
            <text:p>18176</text:p>
          </table:table-cell>
          <table:table-cell table:formula="of:=470000/(65536*2/[.A569]-1)" office:value-type="float" office:value="75668.9342403628">
            <text:p>7.57E+4</text:p>
          </table:table-cell>
          <table:table-cell table:formula="of:=3735/LN([.B569]/0.772)-273" office:value-type="float" office:value="51.9834285531326">
            <text:p>52</text:p>
          </table:table-cell>
        </table:table-row>
        <table:table-row table:style-name="ro1">
          <table:table-cell office:value-type="float" office:value="18208">
            <text:p>18208</text:p>
          </table:table-cell>
          <table:table-cell table:formula="of:=470000/(65536*2/[.A570]-1)" office:value-type="float" office:value="75823.6461582081">
            <text:p>7.58E+4</text:p>
          </table:table-cell>
          <table:table-cell table:formula="of:=3735/LN([.B570]/0.772)-273" office:value-type="float" office:value="51.9256831783872">
            <text:p>52</text:p>
          </table:table-cell>
        </table:table-row>
        <table:table-row table:style-name="ro1">
          <table:table-cell office:value-type="float" office:value="18240">
            <text:p>18240</text:p>
          </table:table-cell>
          <table:table-cell table:formula="of:=470000/(65536*2/[.A571]-1)" office:value-type="float" office:value="75978.4458309699">
            <text:p>7.60E+4</text:p>
          </table:table-cell>
          <table:table-cell table:formula="of:=3735/LN([.B571]/0.772)-273" office:value-type="float" office:value="51.8680433266371">
            <text:p>52</text:p>
          </table:table-cell>
        </table:table-row>
        <table:table-row table:style-name="ro1">
          <table:table-cell office:value-type="float" office:value="18272">
            <text:p>18272</text:p>
          </table:table-cell>
          <table:table-cell table:formula="of:=470000/(65536*2/[.A572]-1)" office:value-type="float" office:value="76133.3333333333">
            <text:p>7.61E+4</text:p>
          </table:table-cell>
          <table:table-cell table:formula="of:=3735/LN([.B572]/0.772)-273" office:value-type="float" office:value="51.8105085893498">
            <text:p>52</text:p>
          </table:table-cell>
        </table:table-row>
        <table:table-row table:style-name="ro1">
          <table:table-cell office:value-type="float" office:value="18304">
            <text:p>18304</text:p>
          </table:table-cell>
          <table:table-cell table:formula="of:=470000/(65536*2/[.A573]-1)" office:value-type="float" office:value="76288.3087400681">
            <text:p>7.63E+4</text:p>
          </table:table-cell>
          <table:table-cell table:formula="of:=3735/LN([.B573]/0.772)-273" office:value-type="float" office:value="51.7530785602685">
            <text:p>52</text:p>
          </table:table-cell>
        </table:table-row>
        <table:table-row table:style-name="ro1">
          <table:table-cell office:value-type="float" office:value="18336">
            <text:p>18336</text:p>
          </table:table-cell>
          <table:table-cell table:formula="of:=470000/(65536*2/[.A574]-1)" office:value-type="float" office:value="76443.3721260289">
            <text:p>7.64E+4</text:p>
          </table:table-cell>
          <table:table-cell table:formula="of:=3735/LN([.B574]/0.772)-273" office:value-type="float" office:value="51.6957528353955">
            <text:p>52</text:p>
          </table:table-cell>
        </table:table-row>
        <table:table-row table:style-name="ro1">
          <table:table-cell office:value-type="float" office:value="18368">
            <text:p>18368</text:p>
          </table:table-cell>
          <table:table-cell table:formula="of:=470000/(65536*2/[.A575]-1)" office:value-type="float" office:value="76598.5235661556">
            <text:p>7.66E+4</text:p>
          </table:table-cell>
          <table:table-cell table:formula="of:=3735/LN([.B575]/0.772)-273" office:value-type="float" office:value="51.6385310129753">
            <text:p>52</text:p>
          </table:table-cell>
        </table:table-row>
        <table:table-row table:style-name="ro1">
          <table:table-cell office:value-type="float" office:value="18400">
            <text:p>18400</text:p>
          </table:table-cell>
          <table:table-cell table:formula="of:=470000/(65536*2/[.A576]-1)" office:value-type="float" office:value="76753.7631354729">
            <text:p>7.68E+4</text:p>
          </table:table-cell>
          <table:table-cell table:formula="of:=3735/LN([.B576]/0.772)-273" office:value-type="float" office:value="51.5814126934786">
            <text:p>52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table:formula="of:=470000/(65536*2/[.A577]-1)" office:value-type="float" office:value="76909.0909090909">
            <text:p>7.69E+4</text:p>
          </table:table-cell>
          <table:table-cell table:formula="of:=3735/LN([.B577]/0.772)-273" office:value-type="float" office:value="51.5243974795856">
            <text:p>52</text:p>
          </table:table-cell>
        </table:table-row>
        <table:table-row table:style-name="ro1">
          <table:table-cell office:value-type="float" office:value="18464">
            <text:p>18464</text:p>
          </table:table-cell>
          <table:table-cell table:formula="of:=470000/(65536*2/[.A578]-1)" office:value-type="float" office:value="77064.5069622052">
            <text:p>7.71E+4</text:p>
          </table:table-cell>
          <table:table-cell table:formula="of:=3735/LN([.B578]/0.772)-273" office:value-type="float" office:value="51.4674849761705">
            <text:p>51</text:p>
          </table:table-cell>
        </table:table-row>
        <table:table-row table:style-name="ro1">
          <table:table-cell office:value-type="float" office:value="18496">
            <text:p>18496</text:p>
          </table:table-cell>
          <table:table-cell table:formula="of:=470000/(65536*2/[.A579]-1)" office:value-type="float" office:value="77220.0113700966">
            <text:p>7.72E+4</text:p>
          </table:table-cell>
          <table:table-cell table:formula="of:=3735/LN([.B579]/0.772)-273" office:value-type="float" office:value="51.4106747902848">
            <text:p>51</text:p>
          </table:table-cell>
        </table:table-row>
        <table:table-row table:style-name="ro1">
          <table:table-cell office:value-type="float" office:value="18528">
            <text:p>18528</text:p>
          </table:table-cell>
          <table:table-cell table:formula="of:=470000/(65536*2/[.A580]-1)" office:value-type="float" office:value="77375.6042081319">
            <text:p>7.74E+4</text:p>
          </table:table-cell>
          <table:table-cell table:formula="of:=3735/LN([.B580]/0.772)-273" office:value-type="float" office:value="51.3539665311423">
            <text:p>51</text:p>
          </table:table-cell>
        </table:table-row>
        <table:table-row table:style-name="ro1">
          <table:table-cell office:value-type="float" office:value="18560">
            <text:p>18560</text:p>
          </table:table-cell>
          <table:table-cell table:formula="of:=470000/(65536*2/[.A581]-1)" office:value-type="float" office:value="77531.2855517634">
            <text:p>7.75E+4</text:p>
          </table:table-cell>
          <table:table-cell table:formula="of:=3735/LN([.B581]/0.772)-273" office:value-type="float" office:value="51.2973598101029">
            <text:p>51</text:p>
          </table:table-cell>
        </table:table-row>
        <table:table-row table:style-name="ro1">
          <table:table-cell office:value-type="float" office:value="18592">
            <text:p>18592</text:p>
          </table:table-cell>
          <table:table-cell table:formula="of:=470000/(65536*2/[.A582]-1)" office:value-type="float" office:value="77687.0554765292">
            <text:p>7.77E+4</text:p>
          </table:table-cell>
          <table:table-cell table:formula="of:=3735/LN([.B582]/0.772)-273" office:value-type="float" office:value="51.2408542406572">
            <text:p>51</text:p>
          </table:table-cell>
        </table:table-row>
        <table:table-row table:style-name="ro1">
          <table:table-cell office:value-type="float" office:value="18624">
            <text:p>18624</text:p>
          </table:table-cell>
          <table:table-cell table:formula="of:=470000/(65536*2/[.A583]-1)" office:value-type="float" office:value="77842.9140580535">
            <text:p>7.78E+4</text:p>
          </table:table-cell>
          <table:table-cell table:formula="of:=3735/LN([.B583]/0.772)-273" office:value-type="float" office:value="51.1844494384112">
            <text:p>51</text:p>
          </table:table-cell>
        </table:table-row>
        <table:table-row table:style-name="ro1">
          <table:table-cell office:value-type="float" office:value="18656">
            <text:p>18656</text:p>
          </table:table-cell>
          <table:table-cell table:formula="of:=470000/(65536*2/[.A584]-1)" office:value-type="float" office:value="77998.8613720467">
            <text:p>7.80E+4</text:p>
          </table:table-cell>
          <table:table-cell table:formula="of:=3735/LN([.B584]/0.772)-273" office:value-type="float" office:value="51.128145021071">
            <text:p>51</text:p>
          </table:table-cell>
        </table:table-row>
        <table:table-row table:style-name="ro1">
          <table:table-cell office:value-type="float" office:value="18688">
            <text:p>18688</text:p>
          </table:table-cell>
          <table:table-cell table:formula="of:=470000/(65536*2/[.A585]-1)" office:value-type="float" office:value="78154.8974943052">
            <text:p>7.82E+4</text:p>
          </table:table-cell>
          <table:table-cell table:formula="of:=3735/LN([.B585]/0.772)-273" office:value-type="float" office:value="51.0719406084277">
            <text:p>51</text:p>
          </table:table-cell>
        </table:table-row>
        <table:table-row table:style-name="ro1">
          <table:table-cell office:value-type="float" office:value="18720">
            <text:p>18720</text:p>
          </table:table-cell>
          <table:table-cell table:formula="of:=470000/(65536*2/[.A586]-1)" office:value-type="float" office:value="78311.022500712">
            <text:p>7.83E+4</text:p>
          </table:table-cell>
          <table:table-cell table:formula="of:=3735/LN([.B586]/0.772)-273" office:value-type="float" office:value="51.0158358223423">
            <text:p>51</text:p>
          </table:table-cell>
        </table:table-row>
        <table:table-row table:style-name="ro1">
          <table:table-cell office:value-type="float" office:value="18752">
            <text:p>18752</text:p>
          </table:table-cell>
          <table:table-cell table:formula="of:=470000/(65536*2/[.A587]-1)" office:value-type="float" office:value="78467.2364672365">
            <text:p>7.85E+4</text:p>
          </table:table-cell>
          <table:table-cell table:formula="of:=3735/LN([.B587]/0.772)-273" office:value-type="float" office:value="50.9598302867311">
            <text:p>51</text:p>
          </table:table-cell>
        </table:table-row>
        <table:table-row table:style-name="ro1">
          <table:table-cell office:value-type="float" office:value="18784">
            <text:p>18784</text:p>
          </table:table-cell>
          <table:table-cell table:formula="of:=470000/(65536*2/[.A588]-1)" office:value-type="float" office:value="78623.5394699344">
            <text:p>7.86E+4</text:p>
          </table:table-cell>
          <table:table-cell table:formula="of:=3735/LN([.B588]/0.772)-273" office:value-type="float" office:value="50.9039236275509">
            <text:p>51</text:p>
          </table:table-cell>
        </table:table-row>
        <table:table-row table:style-name="ro1">
          <table:table-cell office:value-type="float" office:value="18816">
            <text:p>18816</text:p>
          </table:table-cell>
          <table:table-cell table:formula="of:=470000/(65536*2/[.A589]-1)" office:value-type="float" office:value="78779.9315849487">
            <text:p>7.88E+4</text:p>
          </table:table-cell>
          <table:table-cell table:formula="of:=3735/LN([.B589]/0.772)-273" office:value-type="float" office:value="50.8481154727842">
            <text:p>51</text:p>
          </table:table-cell>
        </table:table-row>
        <table:table-row table:style-name="ro1">
          <table:table-cell office:value-type="float" office:value="18848">
            <text:p>18848</text:p>
          </table:table-cell>
          <table:table-cell table:formula="of:=470000/(65536*2/[.A590]-1)" office:value-type="float" office:value="78936.4128885087">
            <text:p>7.89E+4</text:p>
          </table:table-cell>
          <table:table-cell table:formula="of:=3735/LN([.B590]/0.772)-273" office:value-type="float" office:value="50.792405452425">
            <text:p>51</text:p>
          </table:table-cell>
        </table:table-row>
        <table:table-row table:style-name="ro1">
          <table:table-cell office:value-type="float" office:value="18880">
            <text:p>18880</text:p>
          </table:table-cell>
          <table:table-cell table:formula="of:=470000/(65536*2/[.A591]-1)" office:value-type="float" office:value="79092.983456931">
            <text:p>7.91E+4</text:p>
          </table:table-cell>
          <table:table-cell table:formula="of:=3735/LN([.B591]/0.772)-273" office:value-type="float" office:value="50.7367931984646">
            <text:p>51</text:p>
          </table:table-cell>
        </table:table-row>
        <table:table-row table:style-name="ro1">
          <table:table-cell office:value-type="float" office:value="18912">
            <text:p>18912</text:p>
          </table:table-cell>
          <table:table-cell table:formula="of:=470000/(65536*2/[.A592]-1)" office:value-type="float" office:value="79249.6433666191">
            <text:p>7.92E+4</text:p>
          </table:table-cell>
          <table:table-cell table:formula="of:=3735/LN([.B592]/0.772)-273" office:value-type="float" office:value="50.6812783448768">
            <text:p>51</text:p>
          </table:table-cell>
        </table:table-row>
        <table:table-row table:style-name="ro1">
          <table:table-cell office:value-type="float" office:value="18944">
            <text:p>18944</text:p>
          </table:table-cell>
          <table:table-cell table:formula="of:=470000/(65536*2/[.A593]-1)" office:value-type="float" office:value="79406.3926940639">
            <text:p>7.94E+4</text:p>
          </table:table-cell>
          <table:table-cell table:formula="of:=3735/LN([.B593]/0.772)-273" office:value-type="float" office:value="50.6258605276047">
            <text:p>51</text:p>
          </table:table-cell>
        </table:table-row>
        <table:table-row table:style-name="ro1">
          <table:table-cell office:value-type="float" office:value="18976">
            <text:p>18976</text:p>
          </table:table-cell>
          <table:table-cell table:formula="of:=470000/(65536*2/[.A594]-1)" office:value-type="float" office:value="79563.2315158436">
            <text:p>7.96E+4</text:p>
          </table:table-cell>
          <table:table-cell table:formula="of:=3735/LN([.B594]/0.772)-273" office:value-type="float" office:value="50.5705393845458">
            <text:p>51</text:p>
          </table:table-cell>
        </table:table-row>
        <table:table-row table:style-name="ro1">
          <table:table-cell office:value-type="float" office:value="19008">
            <text:p>19008</text:p>
          </table:table-cell>
          <table:table-cell table:formula="of:=470000/(65536*2/[.A595]-1)" office:value-type="float" office:value="79720.1599086237">
            <text:p>7.97E+4</text:p>
          </table:table-cell>
          <table:table-cell table:formula="of:=3735/LN([.B595]/0.772)-273" office:value-type="float" office:value="50.515314555539">
            <text:p>51</text:p>
          </table:table-cell>
        </table:table-row>
        <table:table-row table:style-name="ro1">
          <table:table-cell office:value-type="float" office:value="19040">
            <text:p>19040</text:p>
          </table:table-cell>
          <table:table-cell table:formula="of:=470000/(65536*2/[.A596]-1)" office:value-type="float" office:value="79877.1779491574">
            <text:p>7.99E+4</text:p>
          </table:table-cell>
          <table:table-cell table:formula="of:=3735/LN([.B596]/0.772)-273" office:value-type="float" office:value="50.4601856823505">
            <text:p>50</text:p>
          </table:table-cell>
        </table:table-row>
        <table:table-row table:style-name="ro1">
          <table:table-cell office:value-type="float" office:value="19072">
            <text:p>19072</text:p>
          </table:table-cell>
          <table:table-cell table:formula="of:=470000/(65536*2/[.A597]-1)" office:value-type="float" office:value="80034.2857142857">
            <text:p>8.00E+4</text:p>
          </table:table-cell>
          <table:table-cell table:formula="of:=3735/LN([.B597]/0.772)-273" office:value-type="float" office:value="50.4051524086601">
            <text:p>50</text:p>
          </table:table-cell>
        </table:table-row>
        <table:table-row table:style-name="ro1">
          <table:table-cell office:value-type="float" office:value="19104">
            <text:p>19104</text:p>
          </table:table-cell>
          <table:table-cell table:formula="of:=470000/(65536*2/[.A598]-1)" office:value-type="float" office:value="80191.4832809374">
            <text:p>8.02E+4</text:p>
          </table:table-cell>
          <table:table-cell table:formula="of:=3735/LN([.B598]/0.772)-273" office:value-type="float" office:value="50.3502143800481">
            <text:p>50</text:p>
          </table:table-cell>
        </table:table-row>
        <table:table-row table:style-name="ro1">
          <table:table-cell office:value-type="float" office:value="19136">
            <text:p>19136</text:p>
          </table:table-cell>
          <table:table-cell table:formula="of:=470000/(65536*2/[.A599]-1)" office:value-type="float" office:value="80348.7707261292">
            <text:p>8.03E+4</text:p>
          </table:table-cell>
          <table:table-cell table:formula="of:=3735/LN([.B599]/0.772)-273" office:value-type="float" office:value="50.2953712439815">
            <text:p>50</text:p>
          </table:table-cell>
        </table:table-row>
        <table:table-row table:style-name="ro1">
          <table:table-cell office:value-type="float" office:value="19168">
            <text:p>19168</text:p>
          </table:table-cell>
          <table:table-cell table:formula="of:=470000/(65536*2/[.A600]-1)" office:value-type="float" office:value="80506.148126966">
            <text:p>8.05E+4</text:p>
          </table:table-cell>
          <table:table-cell table:formula="of:=3735/LN([.B600]/0.772)-273" office:value-type="float" office:value="50.2406226498012">
            <text:p>50</text:p>
          </table:table-cell>
        </table:table-row>
        <table:table-row table:style-name="ro1">
          <table:table-cell office:value-type="float" office:value="19200">
            <text:p>19200</text:p>
          </table:table-cell>
          <table:table-cell table:formula="of:=470000/(65536*2/[.A601]-1)" office:value-type="float" office:value="80663.6155606407">
            <text:p>8.07E+4</text:p>
          </table:table-cell>
          <table:table-cell table:formula="of:=3735/LN([.B601]/0.772)-273" office:value-type="float" office:value="50.1859682487086">
            <text:p>50</text:p>
          </table:table-cell>
        </table:table-row>
        <table:table-row table:style-name="ro1">
          <table:table-cell office:value-type="float" office:value="19232">
            <text:p>19232</text:p>
          </table:table-cell>
          <table:table-cell table:formula="of:=470000/(65536*2/[.A602]-1)" office:value-type="float" office:value="80821.1731044349">
            <text:p>8.08E+4</text:p>
          </table:table-cell>
          <table:table-cell table:formula="of:=3735/LN([.B602]/0.772)-273" office:value-type="float" office:value="50.1314076937526">
            <text:p>50</text:p>
          </table:table-cell>
        </table:table-row>
        <table:table-row table:style-name="ro1">
          <table:table-cell office:value-type="float" office:value="19264">
            <text:p>19264</text:p>
          </table:table-cell>
          <table:table-cell table:formula="of:=470000/(65536*2/[.A603]-1)" office:value-type="float" office:value="80978.8208357184">
            <text:p>8.10E+4</text:p>
          </table:table-cell>
          <table:table-cell table:formula="of:=3735/LN([.B603]/0.772)-273" office:value-type="float" office:value="50.0769406398169">
            <text:p>50</text:p>
          </table:table-cell>
        </table:table-row>
        <table:table-row table:style-name="ro1">
          <table:table-cell office:value-type="float" office:value="19296">
            <text:p>19296</text:p>
          </table:table-cell>
          <table:table-cell table:formula="of:=470000/(65536*2/[.A604]-1)" office:value-type="float" office:value="81136.5588319496">
            <text:p>8.11E+4</text:p>
          </table:table-cell>
          <table:table-cell table:formula="of:=3735/LN([.B604]/0.772)-273" office:value-type="float" office:value="50.0225667436072">
            <text:p>50</text:p>
          </table:table-cell>
        </table:table-row>
        <table:table-row table:style-name="ro1">
          <table:table-cell office:value-type="float" office:value="19328">
            <text:p>19328</text:p>
          </table:table-cell>
          <table:table-cell table:formula="of:=470000/(65536*2/[.A605]-1)" office:value-type="float" office:value="81294.3871706758">
            <text:p>8.13E+4</text:p>
          </table:table-cell>
          <table:table-cell table:formula="of:=3735/LN([.B605]/0.772)-273" office:value-type="float" office:value="49.9682856636383">
            <text:p>50</text:p>
          </table:table-cell>
        </table:table-row>
        <table:table-row table:style-name="ro1">
          <table:table-cell office:value-type="float" office:value="19360">
            <text:p>19360</text:p>
          </table:table-cell>
          <table:table-cell table:formula="of:=470000/(65536*2/[.A606]-1)" office:value-type="float" office:value="81452.3059295331">
            <text:p>8.15E+4</text:p>
          </table:table-cell>
          <table:table-cell table:formula="of:=3735/LN([.B606]/0.772)-273" office:value-type="float" office:value="49.9140970602214">
            <text:p>50</text:p>
          </table:table-cell>
        </table:table-row>
        <table:table-row table:style-name="ro1">
          <table:table-cell office:value-type="float" office:value="19392">
            <text:p>19392</text:p>
          </table:table-cell>
          <table:table-cell table:formula="of:=470000/(65536*2/[.A607]-1)" office:value-type="float" office:value="81610.3151862464">
            <text:p>8.16E+4</text:p>
          </table:table-cell>
          <table:table-cell table:formula="of:=3735/LN([.B607]/0.772)-273" office:value-type="float" office:value="49.8600005954525">
            <text:p>50</text:p>
          </table:table-cell>
        </table:table-row>
        <table:table-row table:style-name="ro1">
          <table:table-cell office:value-type="float" office:value="19424">
            <text:p>19424</text:p>
          </table:table-cell>
          <table:table-cell table:formula="of:=470000/(65536*2/[.A608]-1)" office:value-type="float" office:value="81768.41501863">
            <text:p>8.18E+4</text:p>
          </table:table-cell>
          <table:table-cell table:formula="of:=3735/LN([.B608]/0.772)-273" office:value-type="float" office:value="49.8059959331989">
            <text:p>50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table:formula="of:=470000/(65536*2/[.A609]-1)" office:value-type="float" office:value="81926.6055045872">
            <text:p>8.19E+4</text:p>
          </table:table-cell>
          <table:table-cell table:formula="of:=3735/LN([.B609]/0.772)-273" office:value-type="float" office:value="49.7520827390878">
            <text:p>50</text:p>
          </table:table-cell>
        </table:table-row>
        <table:table-row table:style-name="ro1">
          <table:table-cell office:value-type="float" office:value="19488">
            <text:p>19488</text:p>
          </table:table-cell>
          <table:table-cell table:formula="of:=470000/(65536*2/[.A610]-1)" office:value-type="float" office:value="82084.8867221107">
            <text:p>8.21E+4</text:p>
          </table:table-cell>
          <table:table-cell table:formula="of:=3735/LN([.B610]/0.772)-273" office:value-type="float" office:value="49.6982606804938">
            <text:p>50</text:p>
          </table:table-cell>
        </table:table-row>
        <table:table-row table:style-name="ro1">
          <table:table-cell office:value-type="float" office:value="19520">
            <text:p>19520</text:p>
          </table:table-cell>
          <table:table-cell table:formula="of:=470000/(65536*2/[.A611]-1)" office:value-type="float" office:value="82243.2587492829">
            <text:p>8.22E+4</text:p>
          </table:table-cell>
          <table:table-cell table:formula="of:=3735/LN([.B611]/0.772)-273" office:value-type="float" office:value="49.644529426527">
            <text:p>50</text:p>
          </table:table-cell>
        </table:table-row>
        <table:table-row table:style-name="ro1">
          <table:table-cell office:value-type="float" office:value="19552">
            <text:p>19552</text:p>
          </table:table-cell>
          <table:table-cell table:formula="of:=470000/(65536*2/[.A612]-1)" office:value-type="float" office:value="82401.7216642755">
            <text:p>8.24E+4</text:p>
          </table:table-cell>
          <table:table-cell table:formula="of:=3735/LN([.B612]/0.772)-273" office:value-type="float" office:value="49.590888648021">
            <text:p>50</text:p>
          </table:table-cell>
        </table:table-row>
        <table:table-row table:style-name="ro1">
          <table:table-cell office:value-type="float" office:value="19584">
            <text:p>19584</text:p>
          </table:table-cell>
          <table:table-cell table:formula="of:=470000/(65536*2/[.A613]-1)" office:value-type="float" office:value="82560.2755453502">
            <text:p>8.26E+4</text:p>
          </table:table-cell>
          <table:table-cell table:formula="of:=3735/LN([.B613]/0.772)-273" office:value-type="float" office:value="49.5373380175209">
            <text:p>50</text:p>
          </table:table-cell>
        </table:table-row>
        <table:table-row table:style-name="ro1">
          <table:table-cell office:value-type="float" office:value="19616">
            <text:p>19616</text:p>
          </table:table-cell>
          <table:table-cell table:formula="of:=470000/(65536*2/[.A614]-1)" office:value-type="float" office:value="82718.9204708584">
            <text:p>8.27E+4</text:p>
          </table:table-cell>
          <table:table-cell table:formula="of:=3735/LN([.B614]/0.772)-273" office:value-type="float" office:value="49.4838772092721">
            <text:p>49</text:p>
          </table:table-cell>
        </table:table-row>
        <table:table-row table:style-name="ro1">
          <table:table-cell office:value-type="float" office:value="19648">
            <text:p>19648</text:p>
          </table:table-cell>
          <table:table-cell table:formula="of:=470000/(65536*2/[.A615]-1)" office:value-type="float" office:value="82877.6565192418">
            <text:p>8.29E+4</text:p>
          </table:table-cell>
          <table:table-cell table:formula="of:=3735/LN([.B615]/0.772)-273" office:value-type="float" office:value="49.430505899208">
            <text:p>49</text:p>
          </table:table-cell>
        </table:table-row>
        <table:table-row table:style-name="ro1">
          <table:table-cell office:value-type="float" office:value="19680">
            <text:p>19680</text:p>
          </table:table-cell>
          <table:table-cell table:formula="of:=470000/(65536*2/[.A616]-1)" office:value-type="float" office:value="83036.4837690319">
            <text:p>8.30E+4</text:p>
          </table:table-cell>
          <table:table-cell table:formula="of:=3735/LN([.B616]/0.772)-273" office:value-type="float" office:value="49.3772237649389">
            <text:p>49</text:p>
          </table:table-cell>
        </table:table-row>
        <table:table-row table:style-name="ro1">
          <table:table-cell office:value-type="float" office:value="19712">
            <text:p>19712</text:p>
          </table:table-cell>
          <table:table-cell table:formula="of:=470000/(65536*2/[.A617]-1)" office:value-type="float" office:value="83195.4022988506">
            <text:p>8.32E+4</text:p>
          </table:table-cell>
          <table:table-cell table:formula="of:=3735/LN([.B617]/0.772)-273" office:value-type="float" office:value="49.3240304857404">
            <text:p>49</text:p>
          </table:table-cell>
        </table:table-row>
        <table:table-row table:style-name="ro1">
          <table:table-cell office:value-type="float" office:value="19744">
            <text:p>19744</text:p>
          </table:table-cell>
          <table:table-cell table:formula="of:=470000/(65536*2/[.A618]-1)" office:value-type="float" office:value="83354.4121874102">
            <text:p>8.34E+4</text:p>
          </table:table-cell>
          <table:table-cell table:formula="of:=3735/LN([.B618]/0.772)-273" office:value-type="float" office:value="49.2709257425423">
            <text:p>49</text:p>
          </table:table-cell>
        </table:table-row>
        <table:table-row table:style-name="ro1">
          <table:table-cell office:value-type="float" office:value="19776">
            <text:p>19776</text:p>
          </table:table-cell>
          <table:table-cell table:formula="of:=470000/(65536*2/[.A619]-1)" office:value-type="float" office:value="83513.5135135135">
            <text:p>8.35E+4</text:p>
          </table:table-cell>
          <table:table-cell table:formula="of:=3735/LN([.B619]/0.772)-273" office:value-type="float" office:value="49.2179092179168">
            <text:p>49</text:p>
          </table:table-cell>
        </table:table-row>
        <table:table-row table:style-name="ro1">
          <table:table-cell office:value-type="float" office:value="19808">
            <text:p>19808</text:p>
          </table:table-cell>
          <table:table-cell table:formula="of:=470000/(65536*2/[.A620]-1)" office:value-type="float" office:value="83672.7063560541">
            <text:p>8.37E+4</text:p>
          </table:table-cell>
          <table:table-cell table:formula="of:=3735/LN([.B620]/0.772)-273" office:value-type="float" office:value="49.1649805960682">
            <text:p>49</text:p>
          </table:table-cell>
        </table:table-row>
        <table:table-row table:style-name="ro1">
          <table:table-cell office:value-type="float" office:value="19840">
            <text:p>19840</text:p>
          </table:table-cell>
          <table:table-cell table:formula="of:=470000/(65536*2/[.A621]-1)" office:value-type="float" office:value="83831.9907940161">
            <text:p>8.38E+4</text:p>
          </table:table-cell>
          <table:table-cell table:formula="of:=3735/LN([.B621]/0.772)-273" office:value-type="float" office:value="49.112139562821">
            <text:p>49</text:p>
          </table:table-cell>
        </table:table-row>
        <table:table-row table:style-name="ro1">
          <table:table-cell office:value-type="float" office:value="19872">
            <text:p>19872</text:p>
          </table:table-cell>
          <table:table-cell table:formula="of:=470000/(65536*2/[.A622]-1)" office:value-type="float" office:value="83991.3669064748">
            <text:p>8.40E+4</text:p>
          </table:table-cell>
          <table:table-cell table:formula="of:=3735/LN([.B622]/0.772)-273" office:value-type="float" office:value="49.0593858056093">
            <text:p>49</text:p>
          </table:table-cell>
        </table:table-row>
        <table:table-row table:style-name="ro1">
          <table:table-cell office:value-type="float" office:value="19904">
            <text:p>19904</text:p>
          </table:table-cell>
          <table:table-cell table:formula="of:=470000/(65536*2/[.A623]-1)" office:value-type="float" office:value="84150.8347725964">
            <text:p>8.42E+4</text:p>
          </table:table-cell>
          <table:table-cell table:formula="of:=3735/LN([.B623]/0.772)-273" office:value-type="float" office:value="49.0067190134662">
            <text:p>49</text:p>
          </table:table-cell>
        </table:table-row>
        <table:table-row table:style-name="ro1">
          <table:table-cell office:value-type="float" office:value="19936">
            <text:p>19936</text:p>
          </table:table-cell>
          <table:table-cell table:formula="of:=470000/(65536*2/[.A624]-1)" office:value-type="float" office:value="84310.3944716384">
            <text:p>8.43E+4</text:p>
          </table:table-cell>
          <table:table-cell table:formula="of:=3735/LN([.B624]/0.772)-273" office:value-type="float" office:value="48.9541388770126">
            <text:p>49</text:p>
          </table:table-cell>
        </table:table-row>
        <table:table-row table:style-name="ro1">
          <table:table-cell office:value-type="float" office:value="19968">
            <text:p>19968</text:p>
          </table:table-cell>
          <table:table-cell table:formula="of:=470000/(65536*2/[.A625]-1)" office:value-type="float" office:value="84470.0460829493">
            <text:p>8.45E+4</text:p>
          </table:table-cell>
          <table:table-cell table:formula="of:=3735/LN([.B625]/0.772)-273" office:value-type="float" office:value="48.9016450884465">
            <text:p>49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table:formula="of:=470000/(65536*2/[.A626]-1)" office:value-type="float" office:value="84629.7896859695">
            <text:p>8.46E+4</text:p>
          </table:table-cell>
          <table:table-cell table:formula="of:=3735/LN([.B626]/0.772)-273" office:value-type="float" office:value="48.8492373415328">
            <text:p>49</text:p>
          </table:table-cell>
        </table:table-row>
        <table:table-row table:style-name="ro1">
          <table:table-cell office:value-type="float" office:value="20032">
            <text:p>20032</text:p>
          </table:table-cell>
          <table:table-cell table:formula="of:=470000/(65536*2/[.A627]-1)" office:value-type="float" office:value="84789.6253602305">
            <text:p>8.48E+4</text:p>
          </table:table-cell>
          <table:table-cell table:formula="of:=3735/LN([.B627]/0.772)-273" office:value-type="float" office:value="48.7969153315925">
            <text:p>49</text:p>
          </table:table-cell>
        </table:table-row>
        <table:table-row table:style-name="ro1">
          <table:table-cell office:value-type="float" office:value="20064">
            <text:p>20064</text:p>
          </table:table-cell>
          <table:table-cell table:formula="of:=470000/(65536*2/[.A628]-1)" office:value-type="float" office:value="84949.553185356">
            <text:p>8.49E+4</text:p>
          </table:table-cell>
          <table:table-cell table:formula="of:=3735/LN([.B628]/0.772)-273" office:value-type="float" office:value="48.7446787554923">
            <text:p>49</text:p>
          </table:table-cell>
        </table:table-row>
        <table:table-row table:style-name="ro1">
          <table:table-cell office:value-type="float" office:value="20096">
            <text:p>20096</text:p>
          </table:table-cell>
          <table:table-cell table:formula="of:=470000/(65536*2/[.A629]-1)" office:value-type="float" office:value="85109.5732410611">
            <text:p>8.51E+4</text:p>
          </table:table-cell>
          <table:table-cell table:formula="of:=3735/LN([.B629]/0.772)-273" office:value-type="float" office:value="48.6925273116341">
            <text:p>49</text:p>
          </table:table-cell>
        </table:table-row>
        <table:table-row table:style-name="ro1">
          <table:table-cell office:value-type="float" office:value="20128">
            <text:p>20128</text:p>
          </table:table-cell>
          <table:table-cell table:formula="of:=470000/(65536*2/[.A630]-1)" office:value-type="float" office:value="85269.6856071531">
            <text:p>8.53E+4</text:p>
          </table:table-cell>
          <table:table-cell table:formula="of:=3735/LN([.B630]/0.772)-273" office:value-type="float" office:value="48.6404606999453">
            <text:p>49</text:p>
          </table:table-cell>
        </table:table-row>
        <table:table-row table:style-name="ro1">
          <table:table-cell office:value-type="float" office:value="20160">
            <text:p>20160</text:p>
          </table:table-cell>
          <table:table-cell table:formula="of:=470000/(65536*2/[.A631]-1)" office:value-type="float" office:value="85429.8903635315">
            <text:p>8.54E+4</text:p>
          </table:table-cell>
          <table:table-cell table:formula="of:=3735/LN([.B631]/0.772)-273" office:value-type="float" office:value="48.588478621868">
            <text:p>49</text:p>
          </table:table-cell>
        </table:table-row>
        <table:table-row table:style-name="ro1">
          <table:table-cell office:value-type="float" office:value="20192">
            <text:p>20192</text:p>
          </table:table-cell>
          <table:table-cell table:formula="of:=470000/(65536*2/[.A632]-1)" office:value-type="float" office:value="85590.1875901876">
            <text:p>8.56E+4</text:p>
          </table:table-cell>
          <table:table-cell table:formula="of:=3735/LN([.B632]/0.772)-273" office:value-type="float" office:value="48.5365807803492">
            <text:p>49</text:p>
          </table:table-cell>
        </table:table-row>
        <table:table-row table:style-name="ro1">
          <table:table-cell office:value-type="float" office:value="20224">
            <text:p>20224</text:p>
          </table:table-cell>
          <table:table-cell table:formula="of:=470000/(65536*2/[.A633]-1)" office:value-type="float" office:value="85750.5773672056">
            <text:p>8.58E+4</text:p>
          </table:table-cell>
          <table:table-cell table:formula="of:=3735/LN([.B633]/0.772)-273" office:value-type="float" office:value="48.4847668798308">
            <text:p>48</text:p>
          </table:table-cell>
        </table:table-row>
        <table:table-row table:style-name="ro1">
          <table:table-cell office:value-type="float" office:value="20256">
            <text:p>20256</text:p>
          </table:table-cell>
          <table:table-cell table:formula="of:=470000/(65536*2/[.A634]-1)" office:value-type="float" office:value="85911.0597747618">
            <text:p>8.59E+4</text:p>
          </table:table-cell>
          <table:table-cell table:formula="of:=3735/LN([.B634]/0.772)-273" office:value-type="float" office:value="48.4330366262398">
            <text:p>48</text:p>
          </table:table-cell>
        </table:table-row>
        <table:table-row table:style-name="ro1">
          <table:table-cell office:value-type="float" office:value="20288">
            <text:p>20288</text:p>
          </table:table-cell>
          <table:table-cell table:formula="of:=470000/(65536*2/[.A635]-1)" office:value-type="float" office:value="86071.6348931254">
            <text:p>8.61E+4</text:p>
          </table:table-cell>
          <table:table-cell table:formula="of:=3735/LN([.B635]/0.772)-273" office:value-type="float" office:value="48.3813897269779">
            <text:p>48</text:p>
          </table:table-cell>
        </table:table-row>
        <table:table-row table:style-name="ro1">
          <table:table-cell office:value-type="float" office:value="20320">
            <text:p>20320</text:p>
          </table:table-cell>
          <table:table-cell table:formula="of:=470000/(65536*2/[.A636]-1)" office:value-type="float" office:value="86232.3028026582">
            <text:p>8.62E+4</text:p>
          </table:table-cell>
          <table:table-cell table:formula="of:=3735/LN([.B636]/0.772)-273" office:value-type="float" office:value="48.3298258909128">
            <text:p>48</text:p>
          </table:table-cell>
        </table:table-row>
        <table:table-row table:style-name="ro1">
          <table:table-cell office:value-type="float" office:value="20352">
            <text:p>20352</text:p>
          </table:table-cell>
          <table:table-cell table:formula="of:=470000/(65536*2/[.A637]-1)" office:value-type="float" office:value="86393.063583815">
            <text:p>8.64E+4</text:p>
          </table:table-cell>
          <table:table-cell table:formula="of:=3735/LN([.B637]/0.772)-273" office:value-type="float" office:value="48.2783448283673">
            <text:p>48</text:p>
          </table:table-cell>
        </table:table-row>
        <table:table-row table:style-name="ro1">
          <table:table-cell office:value-type="float" office:value="20384">
            <text:p>20384</text:p>
          </table:table-cell>
          <table:table-cell table:formula="of:=470000/(65536*2/[.A638]-1)" office:value-type="float" office:value="86553.9173171437">
            <text:p>8.66E+4</text:p>
          </table:table-cell>
          <table:table-cell table:formula="of:=3735/LN([.B638]/0.772)-273" office:value-type="float" office:value="48.2269462511106">
            <text:p>48</text:p>
          </table:table-cell>
        </table:table-row>
        <table:table-row table:style-name="ro1">
          <table:table-cell office:value-type="float" office:value="20416">
            <text:p>20416</text:p>
          </table:table-cell>
          <table:table-cell table:formula="of:=470000/(65536*2/[.A639]-1)" office:value-type="float" office:value="86714.8640832851">
            <text:p>8.67E+4</text:p>
          </table:table-cell>
          <table:table-cell table:formula="of:=3735/LN([.B639]/0.772)-273" office:value-type="float" office:value="48.1756298723482">
            <text:p>48</text:p>
          </table:table-cell>
        </table:table-row>
        <table:table-row table:style-name="ro1">
          <table:table-cell office:value-type="float" office:value="20448">
            <text:p>20448</text:p>
          </table:table-cell>
          <table:table-cell table:formula="of:=470000/(65536*2/[.A640]-1)" office:value-type="float" office:value="86875.9039629737">
            <text:p>8.69E+4</text:p>
          </table:table-cell>
          <table:table-cell table:formula="of:=3735/LN([.B640]/0.772)-273" office:value-type="float" office:value="48.1243954067131">
            <text:p>48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table:formula="of:=470000/(65536*2/[.A641]-1)" office:value-type="float" office:value="87037.037037037">
            <text:p>8.70E+4</text:p>
          </table:table-cell>
          <table:table-cell table:formula="of:=3735/LN([.B641]/0.772)-273" office:value-type="float" office:value="48.0732425702558">
            <text:p>48</text:p>
          </table:table-cell>
        </table:table-row>
        <table:table-row table:style-name="ro1">
          <table:table-cell office:value-type="float" office:value="20512">
            <text:p>20512</text:p>
          </table:table-cell>
          <table:table-cell table:formula="of:=470000/(65536*2/[.A642]-1)" office:value-type="float" office:value="87198.2633863965">
            <text:p>8.72E+4</text:p>
          </table:table-cell>
          <table:table-cell table:formula="of:=3735/LN([.B642]/0.772)-273" office:value-type="float" office:value="48.0221710804352">
            <text:p>48</text:p>
          </table:table-cell>
        </table:table-row>
        <table:table-row table:style-name="ro1">
          <table:table-cell office:value-type="float" office:value="20544">
            <text:p>20544</text:p>
          </table:table-cell>
          <table:table-cell table:formula="of:=470000/(65536*2/[.A643]-1)" office:value-type="float" office:value="87359.5830920672">
            <text:p>8.74E+4</text:p>
          </table:table-cell>
          <table:table-cell table:formula="of:=3735/LN([.B643]/0.772)-273" office:value-type="float" office:value="47.9711806561097">
            <text:p>48</text:p>
          </table:table-cell>
        </table:table-row>
        <table:table-row table:style-name="ro1">
          <table:table-cell office:value-type="float" office:value="20576">
            <text:p>20576</text:p>
          </table:table-cell>
          <table:table-cell table:formula="of:=470000/(65536*2/[.A644]-1)" office:value-type="float" office:value="87520.9962351578">
            <text:p>8.75E+4</text:p>
          </table:table-cell>
          <table:table-cell table:formula="of:=3735/LN([.B644]/0.772)-273" office:value-type="float" office:value="47.9202710175276">
            <text:p>48</text:p>
          </table:table-cell>
        </table:table-row>
        <table:table-row table:style-name="ro1">
          <table:table-cell office:value-type="float" office:value="20608">
            <text:p>20608</text:p>
          </table:table-cell>
          <table:table-cell table:formula="of:=470000/(65536*2/[.A645]-1)" office:value-type="float" office:value="87682.5028968714">
            <text:p>8.77E+4</text:p>
          </table:table-cell>
          <table:table-cell table:formula="of:=3735/LN([.B645]/0.772)-273" office:value-type="float" office:value="47.8694418863183">
            <text:p>48</text:p>
          </table:table-cell>
        </table:table-row>
        <table:table-row table:style-name="ro1">
          <table:table-cell office:value-type="float" office:value="20640">
            <text:p>20640</text:p>
          </table:table-cell>
          <table:table-cell table:formula="of:=470000/(65536*2/[.A646]-1)" office:value-type="float" office:value="87844.1031585048">
            <text:p>8.78E+4</text:p>
          </table:table-cell>
          <table:table-cell table:formula="of:=3735/LN([.B646]/0.772)-273" office:value-type="float" office:value="47.8186929854833">
            <text:p>48</text:p>
          </table:table-cell>
        </table:table-row>
        <table:table-row table:style-name="ro1">
          <table:table-cell office:value-type="float" office:value="20672">
            <text:p>20672</text:p>
          </table:table-cell>
          <table:table-cell table:formula="of:=470000/(65536*2/[.A647]-1)" office:value-type="float" office:value="88005.7971014493">
            <text:p>8.80E+4</text:p>
          </table:table-cell>
          <table:table-cell table:formula="of:=3735/LN([.B647]/0.772)-273" office:value-type="float" office:value="47.7680240393871">
            <text:p>48</text:p>
          </table:table-cell>
        </table:table-row>
        <table:table-row table:style-name="ro1">
          <table:table-cell office:value-type="float" office:value="20704">
            <text:p>20704</text:p>
          </table:table-cell>
          <table:table-cell table:formula="of:=470000/(65536*2/[.A648]-1)" office:value-type="float" office:value="88167.5848071905">
            <text:p>8.82E+4</text:p>
          </table:table-cell>
          <table:table-cell table:formula="of:=3735/LN([.B648]/0.772)-273" office:value-type="float" office:value="47.7174347737486">
            <text:p>48</text:p>
          </table:table-cell>
        </table:table-row>
        <table:table-row table:style-name="ro1">
          <table:table-cell office:value-type="float" office:value="20736">
            <text:p>20736</text:p>
          </table:table-cell>
          <table:table-cell table:formula="of:=470000/(65536*2/[.A649]-1)" office:value-type="float" office:value="88329.4663573086">
            <text:p>8.83E+4</text:p>
          </table:table-cell>
          <table:table-cell table:formula="of:=3735/LN([.B649]/0.772)-273" office:value-type="float" office:value="47.6669249156323">
            <text:p>48</text:p>
          </table:table-cell>
        </table:table-row>
        <table:table-row table:style-name="ro1">
          <table:table-cell office:value-type="float" office:value="20768">
            <text:p>20768</text:p>
          </table:table-cell>
          <table:table-cell table:formula="of:=470000/(65536*2/[.A650]-1)" office:value-type="float" office:value="88491.4418334784">
            <text:p>8.85E+4</text:p>
          </table:table-cell>
          <table:table-cell table:formula="of:=3735/LN([.B650]/0.772)-273" office:value-type="float" office:value="47.6164941934392">
            <text:p>48</text:p>
          </table:table-cell>
        </table:table-row>
        <table:table-row table:style-name="ro1">
          <table:table-cell office:value-type="float" office:value="20800">
            <text:p>20800</text:p>
          </table:table-cell>
          <table:table-cell table:formula="of:=470000/(65536*2/[.A651]-1)" office:value-type="float" office:value="88653.5113174695">
            <text:p>8.87E+4</text:p>
          </table:table-cell>
          <table:table-cell table:formula="of:=3735/LN([.B651]/0.772)-273" office:value-type="float" office:value="47.5661423368987">
            <text:p>48</text:p>
          </table:table-cell>
        </table:table-row>
        <table:table-row table:style-name="ro1">
          <table:table-cell office:value-type="float" office:value="20832">
            <text:p>20832</text:p>
          </table:table-cell>
          <table:table-cell table:formula="of:=470000/(65536*2/[.A652]-1)" office:value-type="float" office:value="88815.6748911466">
            <text:p>8.88E+4</text:p>
          </table:table-cell>
          <table:table-cell table:formula="of:=3735/LN([.B652]/0.772)-273" office:value-type="float" office:value="47.5158690770597">
            <text:p>48</text:p>
          </table:table-cell>
        </table:table-row>
        <table:table-row table:style-name="ro1">
          <table:table-cell office:value-type="float" office:value="20864">
            <text:p>20864</text:p>
          </table:table-cell>
          <table:table-cell table:formula="of:=470000/(65536*2/[.A653]-1)" office:value-type="float" office:value="88977.9326364692">
            <text:p>8.90E+4</text:p>
          </table:table-cell>
          <table:table-cell table:formula="of:=3735/LN([.B653]/0.772)-273" office:value-type="float" office:value="47.4656741462823">
            <text:p>47</text:p>
          </table:table-cell>
        </table:table-row>
        <table:table-row table:style-name="ro1">
          <table:table-cell office:value-type="float" office:value="20896">
            <text:p>20896</text:p>
          </table:table-cell>
          <table:table-cell table:formula="of:=470000/(65536*2/[.A654]-1)" office:value-type="float" office:value="89140.2846354923">
            <text:p>8.91E+4</text:p>
          </table:table-cell>
          <table:table-cell table:formula="of:=3735/LN([.B654]/0.772)-273" office:value-type="float" office:value="47.4155572782289">
            <text:p>47</text:p>
          </table:table-cell>
        </table:table-row>
        <table:table-row table:style-name="ro1">
          <table:table-cell office:value-type="float" office:value="20928">
            <text:p>20928</text:p>
          </table:table-cell>
          <table:table-cell table:formula="of:=470000/(65536*2/[.A655]-1)" office:value-type="float" office:value="89302.7309703661">
            <text:p>8.93E+4</text:p>
          </table:table-cell>
          <table:table-cell table:formula="of:=3735/LN([.B655]/0.772)-273" office:value-type="float" office:value="47.3655182078567">
            <text:p>47</text:p>
          </table:table-cell>
        </table:table-row>
        <table:table-row table:style-name="ro1">
          <table:table-cell office:value-type="float" office:value="20960">
            <text:p>20960</text:p>
          </table:table-cell>
          <table:table-cell table:formula="of:=470000/(65536*2/[.A656]-1)" office:value-type="float" office:value="89465.2717233362">
            <text:p>8.95E+4</text:p>
          </table:table-cell>
          <table:table-cell table:formula="of:=3735/LN([.B656]/0.772)-273" office:value-type="float" office:value="47.3155566714086">
            <text:p>47</text:p>
          </table:table-cell>
        </table:table-row>
        <table:table-row table:style-name="ro1">
          <table:table-cell office:value-type="float" office:value="20992">
            <text:p>20992</text:p>
          </table:table-cell>
          <table:table-cell table:formula="of:=470000/(65536*2/[.A657]-1)" office:value-type="float" office:value="89627.9069767442">
            <text:p>8.96E+4</text:p>
          </table:table-cell>
          <table:table-cell table:formula="of:=3735/LN([.B657]/0.772)-273" office:value-type="float" office:value="47.2656724064052">
            <text:p>47</text:p>
          </table:table-cell>
        </table:table-row>
        <table:table-row table:style-name="ro1">
          <table:table-cell office:value-type="float" office:value="21024">
            <text:p>21024</text:p>
          </table:table-cell>
          <table:table-cell table:formula="of:=470000/(65536*2/[.A658]-1)" office:value-type="float" office:value="89790.6368130271">
            <text:p>8.98E+4</text:p>
          </table:table-cell>
          <table:table-cell table:formula="of:=3735/LN([.B658]/0.772)-273" office:value-type="float" office:value="47.2158651516368">
            <text:p>47</text:p>
          </table:table-cell>
        </table:table-row>
        <table:table-row table:style-name="ro1">
          <table:table-cell office:value-type="float" office:value="21056">
            <text:p>21056</text:p>
          </table:table-cell>
          <table:table-cell table:formula="of:=470000/(65536*2/[.A659]-1)" office:value-type="float" office:value="89953.4613147179">
            <text:p>9.00E+4</text:p>
          </table:table-cell>
          <table:table-cell table:formula="of:=3735/LN([.B659]/0.772)-273" office:value-type="float" office:value="47.1661346471553">
            <text:p>47</text:p>
          </table:table-cell>
        </table:table-row>
        <table:table-row table:style-name="ro1">
          <table:table-cell office:value-type="float" office:value="21088">
            <text:p>21088</text:p>
          </table:table-cell>
          <table:table-cell table:formula="of:=470000/(65536*2/[.A660]-1)" office:value-type="float" office:value="90116.3805644457">
            <text:p>9.01E+4</text:p>
          </table:table-cell>
          <table:table-cell table:formula="of:=3735/LN([.B660]/0.772)-273" office:value-type="float" office:value="47.1164806342657">
            <text:p>47</text:p>
          </table:table-cell>
        </table:table-row>
        <table:table-row table:style-name="ro1">
          <table:table-cell office:value-type="float" office:value="21120">
            <text:p>21120</text:p>
          </table:table-cell>
          <table:table-cell table:formula="of:=470000/(65536*2/[.A661]-1)" office:value-type="float" office:value="90279.394644936">
            <text:p>9.03E+4</text:p>
          </table:table-cell>
          <table:table-cell table:formula="of:=3735/LN([.B661]/0.772)-273" office:value-type="float" office:value="47.066902855519">
            <text:p>47</text:p>
          </table:table-cell>
        </table:table-row>
        <table:table-row table:style-name="ro1">
          <table:table-cell office:value-type="float" office:value="21152">
            <text:p>21152</text:p>
          </table:table-cell>
          <table:table-cell table:formula="of:=470000/(65536*2/[.A662]-1)" office:value-type="float" office:value="90442.5036390102">
            <text:p>9.04E+4</text:p>
          </table:table-cell>
          <table:table-cell table:formula="of:=3735/LN([.B662]/0.772)-273" office:value-type="float" office:value="47.0174010547031">
            <text:p>47</text:p>
          </table:table-cell>
        </table:table-row>
        <table:table-row table:style-name="ro1">
          <table:table-cell office:value-type="float" office:value="21184">
            <text:p>21184</text:p>
          </table:table-cell>
          <table:table-cell table:formula="of:=470000/(65536*2/[.A663]-1)" office:value-type="float" office:value="90605.7076295865">
            <text:p>9.06E+4</text:p>
          </table:table-cell>
          <table:table-cell table:formula="of:=3735/LN([.B663]/0.772)-273" office:value-type="float" office:value="46.9679749768362">
            <text:p>47</text:p>
          </table:table-cell>
        </table:table-row>
        <table:table-row table:style-name="ro1">
          <table:table-cell office:value-type="float" office:value="21216">
            <text:p>21216</text:p>
          </table:table-cell>
          <table:table-cell table:formula="of:=470000/(65536*2/[.A664]-1)" office:value-type="float" office:value="90769.0066996796">
            <text:p>9.08E+4</text:p>
          </table:table-cell>
          <table:table-cell table:formula="of:=3735/LN([.B664]/0.772)-273" office:value-type="float" office:value="46.9186243681581">
            <text:p>47</text:p>
          </table:table-cell>
        </table:table-row>
        <table:table-row table:style-name="ro1">
          <table:table-cell office:value-type="float" office:value="21248">
            <text:p>21248</text:p>
          </table:table-cell>
          <table:table-cell table:formula="of:=470000/(65536*2/[.A665]-1)" office:value-type="float" office:value="90932.4009324009">
            <text:p>9.09E+4</text:p>
          </table:table-cell>
          <table:table-cell table:formula="of:=3735/LN([.B665]/0.772)-273" office:value-type="float" office:value="46.8693489761228">
            <text:p>47</text:p>
          </table:table-cell>
        </table:table-row>
        <table:table-row table:style-name="ro1">
          <table:table-cell office:value-type="float" office:value="21280">
            <text:p>21280</text:p>
          </table:table-cell>
          <table:table-cell table:formula="of:=470000/(65536*2/[.A666]-1)" office:value-type="float" office:value="91095.8904109589">
            <text:p>9.11E+4</text:p>
          </table:table-cell>
          <table:table-cell table:formula="of:=3735/LN([.B666]/0.772)-273" office:value-type="float" office:value="46.820148549391">
            <text:p>47</text:p>
          </table:table-cell>
        </table:table-row>
        <table:table-row table:style-name="ro1">
          <table:table-cell office:value-type="float" office:value="21312">
            <text:p>21312</text:p>
          </table:table-cell>
          <table:table-cell table:formula="of:=470000/(65536*2/[.A667]-1)" office:value-type="float" office:value="91259.4752186589">
            <text:p>9.13E+4</text:p>
          </table:table-cell>
          <table:table-cell table:formula="of:=3735/LN([.B667]/0.772)-273" office:value-type="float" office:value="46.7710228378222">
            <text:p>47</text:p>
          </table:table-cell>
        </table:table-row>
        <table:table-row table:style-name="ro1">
          <table:table-cell office:value-type="float" office:value="21344">
            <text:p>21344</text:p>
          </table:table-cell>
          <table:table-cell table:formula="of:=470000/(65536*2/[.A668]-1)" office:value-type="float" office:value="91423.1554389035">
            <text:p>9.14E+4</text:p>
          </table:table-cell>
          <table:table-cell table:formula="of:=3735/LN([.B668]/0.772)-273" office:value-type="float" office:value="46.7219715924672">
            <text:p>47</text:p>
          </table:table-cell>
        </table:table-row>
        <table:table-row table:style-name="ro1">
          <table:table-cell office:value-type="float" office:value="21376">
            <text:p>21376</text:p>
          </table:table-cell>
          <table:table-cell table:formula="of:=470000/(65536*2/[.A669]-1)" office:value-type="float" office:value="91586.9311551925">
            <text:p>9.16E+4</text:p>
          </table:table-cell>
          <table:table-cell table:formula="of:=3735/LN([.B669]/0.772)-273" office:value-type="float" office:value="46.6729945655607">
            <text:p>47</text:p>
          </table:table-cell>
        </table:table-row>
        <table:table-row table:style-name="ro1">
          <table:table-cell office:value-type="float" office:value="21408">
            <text:p>21408</text:p>
          </table:table-cell>
          <table:table-cell table:formula="of:=470000/(65536*2/[.A670]-1)" office:value-type="float" office:value="91750.8024511234">
            <text:p>9.18E+4</text:p>
          </table:table-cell>
          <table:table-cell table:formula="of:=3735/LN([.B670]/0.772)-273" office:value-type="float" office:value="46.6240915105139">
            <text:p>47</text:p>
          </table:table-cell>
        </table:table-row>
        <table:table-row table:style-name="ro1">
          <table:table-cell office:value-type="float" office:value="21440">
            <text:p>21440</text:p>
          </table:table-cell>
          <table:table-cell table:formula="of:=470000/(65536*2/[.A671]-1)" office:value-type="float" office:value="91914.7694103911">
            <text:p>9.19E+4</text:p>
          </table:table-cell>
          <table:table-cell table:formula="of:=3735/LN([.B671]/0.772)-273" office:value-type="float" office:value="46.5752621819071">
            <text:p>47</text:p>
          </table:table-cell>
        </table:table-row>
        <table:table-row table:style-name="ro1">
          <table:table-cell office:value-type="float" office:value="21472">
            <text:p>21472</text:p>
          </table:table-cell>
          <table:table-cell table:formula="of:=470000/(65536*2/[.A672]-1)" office:value-type="float" office:value="92078.8321167883">
            <text:p>9.21E+4</text:p>
          </table:table-cell>
          <table:table-cell table:formula="of:=3735/LN([.B672]/0.772)-273" office:value-type="float" office:value="46.5265063354823">
            <text:p>47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table:formula="of:=470000/(65536*2/[.A673]-1)" office:value-type="float" office:value="92242.9906542056">
            <text:p>9.22E+4</text:p>
          </table:table-cell>
          <table:table-cell table:formula="of:=3735/LN([.B673]/0.772)-273" office:value-type="float" office:value="46.4778237281359">
            <text:p>46</text:p>
          </table:table-cell>
        </table:table-row>
        <table:table-row table:style-name="ro1">
          <table:table-cell office:value-type="float" office:value="21536">
            <text:p>21536</text:p>
          </table:table-cell>
          <table:table-cell table:formula="of:=470000/(65536*2/[.A674]-1)" office:value-type="float" office:value="92407.2451066316">
            <text:p>9.24E+4</text:p>
          </table:table-cell>
          <table:table-cell table:formula="of:=3735/LN([.B674]/0.772)-273" office:value-type="float" office:value="46.4292141179118">
            <text:p>46</text:p>
          </table:table-cell>
        </table:table-row>
        <table:table-row table:style-name="ro1">
          <table:table-cell office:value-type="float" office:value="21568">
            <text:p>21568</text:p>
          </table:table-cell>
          <table:table-cell table:formula="of:=470000/(65536*2/[.A675]-1)" office:value-type="float" office:value="92571.5955581531">
            <text:p>9.26E+4</text:p>
          </table:table-cell>
          <table:table-cell table:formula="of:=3735/LN([.B675]/0.772)-273" office:value-type="float" office:value="46.3806772639939">
            <text:p>46</text:p>
          </table:table-cell>
        </table:table-row>
        <table:table-row table:style-name="ro1">
          <table:table-cell office:value-type="float" office:value="21600">
            <text:p>21600</text:p>
          </table:table-cell>
          <table:table-cell table:formula="of:=470000/(65536*2/[.A676]-1)" office:value-type="float" office:value="92736.0420929553">
            <text:p>9.27E+4</text:p>
          </table:table-cell>
          <table:table-cell table:formula="of:=3735/LN([.B676]/0.772)-273" office:value-type="float" office:value="46.3322129266991">
            <text:p>46</text:p>
          </table:table-cell>
        </table:table-row>
        <table:table-row table:style-name="ro1">
          <table:table-cell office:value-type="float" office:value="21632">
            <text:p>21632</text:p>
          </table:table-cell>
          <table:table-cell table:formula="of:=470000/(65536*2/[.A677]-1)" office:value-type="float" office:value="92900.5847953216">
            <text:p>9.29E+4</text:p>
          </table:table-cell>
          <table:table-cell table:formula="of:=3735/LN([.B677]/0.772)-273" office:value-type="float" office:value="46.2838208674704">
            <text:p>46</text:p>
          </table:table-cell>
        </table:table-row>
        <table:table-row table:style-name="ro1">
          <table:table-cell office:value-type="float" office:value="21664">
            <text:p>21664</text:p>
          </table:table-cell>
          <table:table-cell table:formula="of:=470000/(65536*2/[.A678]-1)" office:value-type="float" office:value="93065.2237496344">
            <text:p>9.31E+4</text:p>
          </table:table-cell>
          <table:table-cell table:formula="of:=3735/LN([.B678]/0.772)-273" office:value-type="float" office:value="46.2355008488698">
            <text:p>46</text:p>
          </table:table-cell>
        </table:table-row>
        <table:table-row table:style-name="ro1">
          <table:table-cell office:value-type="float" office:value="21696">
            <text:p>21696</text:p>
          </table:table-cell>
          <table:table-cell table:formula="of:=470000/(65536*2/[.A679]-1)" office:value-type="float" office:value="93229.9590403745">
            <text:p>9.32E+4</text:p>
          </table:table-cell>
          <table:table-cell table:formula="of:=3735/LN([.B679]/0.772)-273" office:value-type="float" office:value="46.1872526345713">
            <text:p>46</text:p>
          </table:table-cell>
        </table:table-row>
        <table:table-row table:style-name="ro1">
          <table:table-cell office:value-type="float" office:value="21728">
            <text:p>21728</text:p>
          </table:table-cell>
          <table:table-cell table:formula="of:=470000/(65536*2/[.A680]-1)" office:value-type="float" office:value="93394.7907521218">
            <text:p>9.34E+4</text:p>
          </table:table-cell>
          <table:table-cell table:formula="of:=3735/LN([.B680]/0.772)-273" office:value-type="float" office:value="46.1390759893544">
            <text:p>46</text:p>
          </table:table-cell>
        </table:table-row>
        <table:table-row table:style-name="ro1">
          <table:table-cell office:value-type="float" office:value="21760">
            <text:p>21760</text:p>
          </table:table-cell>
          <table:table-cell table:formula="of:=470000/(65536*2/[.A681]-1)" office:value-type="float" office:value="93559.718969555">
            <text:p>9.36E+4</text:p>
          </table:table-cell>
          <table:table-cell table:formula="of:=3735/LN([.B681]/0.772)-273" office:value-type="float" office:value="46.0909706790967">
            <text:p>46</text:p>
          </table:table-cell>
        </table:table-row>
        <table:table-row table:style-name="ro1">
          <table:table-cell office:value-type="float" office:value="21792">
            <text:p>21792</text:p>
          </table:table-cell>
          <table:table-cell table:formula="of:=470000/(65536*2/[.A682]-1)" office:value-type="float" office:value="93724.7437774524">
            <text:p>9.37E+4</text:p>
          </table:table-cell>
          <table:table-cell table:formula="of:=3735/LN([.B682]/0.772)-273" office:value-type="float" office:value="46.0429364707674">
            <text:p>46</text:p>
          </table:table-cell>
        </table:table-row>
        <table:table-row table:style-name="ro1">
          <table:table-cell office:value-type="float" office:value="21824">
            <text:p>21824</text:p>
          </table:table-cell>
          <table:table-cell table:formula="of:=470000/(65536*2/[.A683]-1)" office:value-type="float" office:value="93889.8652606913">
            <text:p>9.39E+4</text:p>
          </table:table-cell>
          <table:table-cell table:formula="of:=3735/LN([.B683]/0.772)-273" office:value-type="float" office:value="45.9949731324209">
            <text:p>46</text:p>
          </table:table-cell>
        </table:table-row>
        <table:table-row table:style-name="ro1">
          <table:table-cell office:value-type="float" office:value="21856">
            <text:p>21856</text:p>
          </table:table-cell>
          <table:table-cell table:formula="of:=470000/(65536*2/[.A684]-1)" office:value-type="float" office:value="94055.0835042485">
            <text:p>9.41E+4</text:p>
          </table:table-cell>
          <table:table-cell table:formula="of:=3735/LN([.B684]/0.772)-273" office:value-type="float" office:value="45.9470804331895">
            <text:p>46</text:p>
          </table:table-cell>
        </table:table-row>
        <table:table-row table:style-name="ro1">
          <table:table-cell office:value-type="float" office:value="21888">
            <text:p>21888</text:p>
          </table:table-cell>
          <table:table-cell table:formula="of:=470000/(65536*2/[.A685]-1)" office:value-type="float" office:value="94220.3985932005">
            <text:p>9.42E+4</text:p>
          </table:table-cell>
          <table:table-cell table:formula="of:=3735/LN([.B685]/0.772)-273" office:value-type="float" office:value="45.8992581432772">
            <text:p>46</text:p>
          </table:table-cell>
        </table:table-row>
        <table:table-row table:style-name="ro1">
          <table:table-cell office:value-type="float" office:value="21920">
            <text:p>21920</text:p>
          </table:table-cell>
          <table:table-cell table:formula="of:=470000/(65536*2/[.A686]-1)" office:value-type="float" office:value="94385.8106127236">
            <text:p>9.44E+4</text:p>
          </table:table-cell>
          <table:table-cell table:formula="of:=3735/LN([.B686]/0.772)-273" office:value-type="float" office:value="45.8515060339531">
            <text:p>46</text:p>
          </table:table-cell>
        </table:table-row>
        <table:table-row table:style-name="ro1">
          <table:table-cell office:value-type="float" office:value="21952">
            <text:p>21952</text:p>
          </table:table-cell>
          <table:table-cell table:formula="of:=470000/(65536*2/[.A687]-1)" office:value-type="float" office:value="94551.3196480938">
            <text:p>9.46E+4</text:p>
          </table:table-cell>
          <table:table-cell table:formula="of:=3735/LN([.B687]/0.772)-273" office:value-type="float" office:value="45.8038238775449">
            <text:p>46</text:p>
          </table:table-cell>
        </table:table-row>
        <table:table-row table:style-name="ro1">
          <table:table-cell office:value-type="float" office:value="21984">
            <text:p>21984</text:p>
          </table:table-cell>
          <table:table-cell table:formula="of:=470000/(65536*2/[.A688]-1)" office:value-type="float" office:value="94716.9257846876">
            <text:p>9.47E+4</text:p>
          </table:table-cell>
          <table:table-cell table:formula="of:=3735/LN([.B688]/0.772)-273" office:value-type="float" office:value="45.756211447432">
            <text:p>46</text:p>
          </table:table-cell>
        </table:table-row>
        <table:table-row table:style-name="ro1">
          <table:table-cell office:value-type="float" office:value="22016">
            <text:p>22016</text:p>
          </table:table-cell>
          <table:table-cell table:formula="of:=470000/(65536*2/[.A689]-1)" office:value-type="float" office:value="94882.6291079812">
            <text:p>9.49E+4</text:p>
          </table:table-cell>
          <table:table-cell table:formula="of:=3735/LN([.B689]/0.772)-273" office:value-type="float" office:value="45.7086685180398">
            <text:p>46</text:p>
          </table:table-cell>
        </table:table-row>
        <table:table-row table:style-name="ro1">
          <table:table-cell office:value-type="float" office:value="22048">
            <text:p>22048</text:p>
          </table:table-cell>
          <table:table-cell table:formula="of:=470000/(65536*2/[.A690]-1)" office:value-type="float" office:value="95048.4297035515">
            <text:p>9.50E+4</text:p>
          </table:table-cell>
          <table:table-cell table:formula="of:=3735/LN([.B690]/0.772)-273" office:value-type="float" office:value="45.6611948648327">
            <text:p>46</text:p>
          </table:table-cell>
        </table:table-row>
        <table:table-row table:style-name="ro1">
          <table:table-cell office:value-type="float" office:value="22080">
            <text:p>22080</text:p>
          </table:table-cell>
          <table:table-cell table:formula="of:=470000/(65536*2/[.A691]-1)" office:value-type="float" office:value="95214.3276570757">
            <text:p>9.52E+4</text:p>
          </table:table-cell>
          <table:table-cell table:formula="of:=3735/LN([.B691]/0.772)-273" office:value-type="float" office:value="45.6137902643083">
            <text:p>46</text:p>
          </table:table-cell>
        </table:table-row>
        <table:table-row table:style-name="ro1">
          <table:table-cell office:value-type="float" office:value="22112">
            <text:p>22112</text:p>
          </table:table-cell>
          <table:table-cell table:formula="of:=470000/(65536*2/[.A692]-1)" office:value-type="float" office:value="95380.3230543319">
            <text:p>9.54E+4</text:p>
          </table:table-cell>
          <table:table-cell table:formula="of:=3735/LN([.B692]/0.772)-273" office:value-type="float" office:value="45.5664544939906">
            <text:p>46</text:p>
          </table:table-cell>
        </table:table-row>
        <table:table-row table:style-name="ro1">
          <table:table-cell office:value-type="float" office:value="22144">
            <text:p>22144</text:p>
          </table:table-cell>
          <table:table-cell table:formula="of:=470000/(65536*2/[.A693]-1)" office:value-type="float" office:value="95546.4159811986">
            <text:p>9.55E+4</text:p>
          </table:table-cell>
          <table:table-cell table:formula="of:=3735/LN([.B693]/0.772)-273" office:value-type="float" office:value="45.519187332424">
            <text:p>46</text:p>
          </table:table-cell>
        </table:table-row>
        <table:table-row table:style-name="ro1">
          <table:table-cell office:value-type="float" office:value="22176">
            <text:p>22176</text:p>
          </table:table-cell>
          <table:table-cell table:formula="of:=470000/(65536*2/[.A694]-1)" office:value-type="float" office:value="95712.6065236556">
            <text:p>9.57E+4</text:p>
          </table:table-cell>
          <table:table-cell table:formula="of:=3735/LN([.B694]/0.772)-273" office:value-type="float" office:value="45.4719885591672">
            <text:p>45</text:p>
          </table:table-cell>
        </table:table-row>
        <table:table-row table:style-name="ro1">
          <table:table-cell office:value-type="float" office:value="22208">
            <text:p>22208</text:p>
          </table:table-cell>
          <table:table-cell table:formula="of:=470000/(65536*2/[.A695]-1)" office:value-type="float" office:value="95878.8947677837">
            <text:p>9.59E+4</text:p>
          </table:table-cell>
          <table:table-cell table:formula="of:=3735/LN([.B695]/0.772)-273" office:value-type="float" office:value="45.4248579547873">
            <text:p>45</text:p>
          </table:table-cell>
        </table:table-row>
        <table:table-row table:style-name="ro1">
          <table:table-cell office:value-type="float" office:value="22240">
            <text:p>22240</text:p>
          </table:table-cell>
          <table:table-cell table:formula="of:=470000/(65536*2/[.A696]-1)" office:value-type="float" office:value="96045.2807997648">
            <text:p>9.60E+4</text:p>
          </table:table-cell>
          <table:table-cell table:formula="of:=3735/LN([.B696]/0.772)-273" office:value-type="float" office:value="45.3777953008529">
            <text:p>45</text:p>
          </table:table-cell>
        </table:table-row>
        <table:table-row table:style-name="ro1">
          <table:table-cell office:value-type="float" office:value="22272">
            <text:p>22272</text:p>
          </table:table-cell>
          <table:table-cell table:formula="of:=470000/(65536*2/[.A697]-1)" office:value-type="float" office:value="96211.7647058824">
            <text:p>9.62E+4</text:p>
          </table:table-cell>
          <table:table-cell table:formula="of:=3735/LN([.B697]/0.772)-273" office:value-type="float" office:value="45.330800379929">
            <text:p>45</text:p>
          </table:table-cell>
        </table:table-row>
        <table:table-row table:style-name="ro1">
          <table:table-cell office:value-type="float" office:value="22304">
            <text:p>22304</text:p>
          </table:table-cell>
          <table:table-cell table:formula="of:=470000/(65536*2/[.A698]-1)" office:value-type="float" office:value="96378.3465725213">
            <text:p>9.64E+4</text:p>
          </table:table-cell>
          <table:table-cell table:formula="of:=3735/LN([.B698]/0.772)-273" office:value-type="float" office:value="45.2838729755702">
            <text:p>45</text:p>
          </table:table-cell>
        </table:table-row>
        <table:table-row table:style-name="ro1">
          <table:table-cell office:value-type="float" office:value="22336">
            <text:p>22336</text:p>
          </table:table-cell>
          <table:table-cell table:formula="of:=470000/(65536*2/[.A699]-1)" office:value-type="float" office:value="96545.0264861683">
            <text:p>9.65E+4</text:p>
          </table:table-cell>
          <table:table-cell table:formula="of:=3735/LN([.B699]/0.772)-273" office:value-type="float" office:value="45.2370128723152">
            <text:p>45</text:p>
          </table:table-cell>
        </table:table-row>
        <table:table-row table:style-name="ro1">
          <table:table-cell office:value-type="float" office:value="22368">
            <text:p>22368</text:p>
          </table:table-cell>
          <table:table-cell table:formula="of:=470000/(65536*2/[.A700]-1)" office:value-type="float" office:value="96711.8045334118">
            <text:p>9.67E+4</text:p>
          </table:table-cell>
          <table:table-cell table:formula="of:=3735/LN([.B700]/0.772)-273" office:value-type="float" office:value="45.1902198556811">
            <text:p>45</text:p>
          </table:table-cell>
        </table:table-row>
        <table:table-row table:style-name="ro1">
          <table:table-cell office:value-type="float" office:value="22400">
            <text:p>22400</text:p>
          </table:table-cell>
          <table:table-cell table:formula="of:=470000/(65536*2/[.A701]-1)" office:value-type="float" office:value="96878.6808009423">
            <text:p>9.69E+4</text:p>
          </table:table-cell>
          <table:table-cell table:formula="of:=3735/LN([.B701]/0.772)-273" office:value-type="float" office:value="45.143493712157">
            <text:p>45</text:p>
          </table:table-cell>
        </table:table-row>
        <table:table-row table:style-name="ro1">
          <table:table-cell office:value-type="float" office:value="22432">
            <text:p>22432</text:p>
          </table:table-cell>
          <table:table-cell table:formula="of:=470000/(65536*2/[.A702]-1)" office:value-type="float" office:value="97045.6553755523">
            <text:p>9.70E+4</text:p>
          </table:table-cell>
          <table:table-cell table:formula="of:=3735/LN([.B702]/0.772)-273" office:value-type="float" office:value="45.0968342291982">
            <text:p>45</text:p>
          </table:table-cell>
        </table:table-row>
        <table:table-row table:style-name="ro1">
          <table:table-cell office:value-type="float" office:value="22464">
            <text:p>22464</text:p>
          </table:table-cell>
          <table:table-cell table:formula="of:=470000/(65536*2/[.A703]-1)" office:value-type="float" office:value="97212.7283441367">
            <text:p>9.72E+4</text:p>
          </table:table-cell>
          <table:table-cell table:formula="of:=3735/LN([.B703]/0.772)-273" office:value-type="float" office:value="45.050241195221">
            <text:p>45</text:p>
          </table:table-cell>
        </table:table-row>
        <table:table-row table:style-name="ro1">
          <table:table-cell office:value-type="float" office:value="22496">
            <text:p>22496</text:p>
          </table:table-cell>
          <table:table-cell table:formula="of:=470000/(65536*2/[.A704]-1)" office:value-type="float" office:value="97379.8997936929">
            <text:p>9.74E+4</text:p>
          </table:table-cell>
          <table:table-cell table:formula="of:=3735/LN([.B704]/0.772)-273" office:value-type="float" office:value="45.0037143995963">
            <text:p>45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table:formula="of:=470000/(65536*2/[.A705]-1)" office:value-type="float" office:value="97547.1698113208">
            <text:p>9.75E+4</text:p>
          </table:table-cell>
          <table:table-cell table:formula="of:=3735/LN([.B705]/0.772)-273" office:value-type="float" office:value="44.9572536326444">
            <text:p>45</text:p>
          </table:table-cell>
        </table:table-row>
        <table:table-row table:style-name="ro1">
          <table:table-cell office:value-type="float" office:value="22560">
            <text:p>22560</text:p>
          </table:table-cell>
          <table:table-cell table:formula="of:=470000/(65536*2/[.A706]-1)" office:value-type="float" office:value="97714.5384842229">
            <text:p>9.77E+4</text:p>
          </table:table-cell>
          <table:table-cell table:formula="of:=3735/LN([.B706]/0.772)-273" office:value-type="float" office:value="44.9108586856291">
            <text:p>45</text:p>
          </table:table-cell>
        </table:table-row>
        <table:table-row table:style-name="ro1">
          <table:table-cell office:value-type="float" office:value="22592">
            <text:p>22592</text:p>
          </table:table-cell>
          <table:table-cell table:formula="of:=470000/(65536*2/[.A707]-1)" office:value-type="float" office:value="97882.005899705">
            <text:p>9.79E+4</text:p>
          </table:table-cell>
          <table:table-cell table:formula="of:=3735/LN([.B707]/0.772)-273" office:value-type="float" office:value="44.864529350752">
            <text:p>45</text:p>
          </table:table-cell>
        </table:table-row>
        <table:table-row table:style-name="ro1">
          <table:table-cell office:value-type="float" office:value="22624">
            <text:p>22624</text:p>
          </table:table-cell>
          <table:table-cell table:formula="of:=470000/(65536*2/[.A708]-1)" office:value-type="float" office:value="98049.5721451756">
            <text:p>9.80E+4</text:p>
          </table:table-cell>
          <table:table-cell table:formula="of:=3735/LN([.B708]/0.772)-273" office:value-type="float" office:value="44.8182654211472">
            <text:p>45</text:p>
          </table:table-cell>
        </table:table-row>
        <table:table-row table:style-name="ro1">
          <table:table-cell office:value-type="float" office:value="22656">
            <text:p>22656</text:p>
          </table:table-cell>
          <table:table-cell table:formula="of:=470000/(65536*2/[.A709]-1)" office:value-type="float" office:value="98217.2373081464">
            <text:p>9.82E+4</text:p>
          </table:table-cell>
          <table:table-cell table:formula="of:=3735/LN([.B709]/0.772)-273" office:value-type="float" office:value="44.7720666908755">
            <text:p>45</text:p>
          </table:table-cell>
        </table:table-row>
        <table:table-row table:style-name="ro1">
          <table:table-cell office:value-type="float" office:value="22688">
            <text:p>22688</text:p>
          </table:table-cell>
          <table:table-cell table:formula="of:=470000/(65536*2/[.A710]-1)" office:value-type="float" office:value="98385.0014762327">
            <text:p>9.84E+4</text:p>
          </table:table-cell>
          <table:table-cell table:formula="of:=3735/LN([.B710]/0.772)-273" office:value-type="float" office:value="44.725932954919">
            <text:p>45</text:p>
          </table:table-cell>
        </table:table-row>
        <table:table-row table:style-name="ro1">
          <table:table-cell office:value-type="float" office:value="22720">
            <text:p>22720</text:p>
          </table:table-cell>
          <table:table-cell table:formula="of:=470000/(65536*2/[.A711]-1)" office:value-type="float" office:value="98552.864737153">
            <text:p>9.86E+4</text:p>
          </table:table-cell>
          <table:table-cell table:formula="of:=3735/LN([.B711]/0.772)-273" office:value-type="float" office:value="44.679864009176">
            <text:p>45</text:p>
          </table:table-cell>
        </table:table-row>
        <table:table-row table:style-name="ro1">
          <table:table-cell office:value-type="float" office:value="22752">
            <text:p>22752</text:p>
          </table:table-cell>
          <table:table-cell table:formula="of:=470000/(65536*2/[.A712]-1)" office:value-type="float" office:value="98720.8271787297">
            <text:p>9.87E+4</text:p>
          </table:table-cell>
          <table:table-cell table:formula="of:=3735/LN([.B712]/0.772)-273" office:value-type="float" office:value="44.633859650455">
            <text:p>45</text:p>
          </table:table-cell>
        </table:table-row>
        <table:table-row table:style-name="ro1">
          <table:table-cell office:value-type="float" office:value="22784">
            <text:p>22784</text:p>
          </table:table-cell>
          <table:table-cell table:formula="of:=470000/(65536*2/[.A713]-1)" office:value-type="float" office:value="98888.8888888889">
            <text:p>9.89E+4</text:p>
          </table:table-cell>
          <table:table-cell table:formula="of:=3735/LN([.B713]/0.772)-273" office:value-type="float" office:value="44.5879196764697">
            <text:p>45</text:p>
          </table:table-cell>
        </table:table-row>
        <table:table-row table:style-name="ro1">
          <table:table-cell office:value-type="float" office:value="22816">
            <text:p>22816</text:p>
          </table:table-cell>
          <table:table-cell table:formula="of:=470000/(65536*2/[.A714]-1)" office:value-type="float" office:value="99057.0499556607">
            <text:p>9.91E+4</text:p>
          </table:table-cell>
          <table:table-cell table:formula="of:=3735/LN([.B714]/0.772)-273" office:value-type="float" office:value="44.5420438858334">
            <text:p>45</text:p>
          </table:table-cell>
        </table:table-row>
        <table:table-row table:style-name="ro1">
          <table:table-cell office:value-type="float" office:value="22848">
            <text:p>22848</text:p>
          </table:table-cell>
          <table:table-cell table:formula="of:=470000/(65536*2/[.A715]-1)" office:value-type="float" office:value="99225.3104671792">
            <text:p>9.92E+4</text:p>
          </table:table-cell>
          <table:table-cell table:formula="of:=3735/LN([.B715]/0.772)-273" office:value-type="float" office:value="44.4962320780542">
            <text:p>44</text:p>
          </table:table-cell>
        </table:table-row>
        <table:table-row table:style-name="ro1">
          <table:table-cell office:value-type="float" office:value="22880">
            <text:p>22880</text:p>
          </table:table-cell>
          <table:table-cell table:formula="of:=470000/(65536*2/[.A716]-1)" office:value-type="float" office:value="99393.6705116829">
            <text:p>9.94E+4</text:p>
          </table:table-cell>
          <table:table-cell table:formula="of:=3735/LN([.B716]/0.772)-273" office:value-type="float" office:value="44.4504840535292">
            <text:p>44</text:p>
          </table:table-cell>
        </table:table-row>
        <table:table-row table:style-name="ro1">
          <table:table-cell office:value-type="float" office:value="22912">
            <text:p>22912</text:p>
          </table:table-cell>
          <table:table-cell table:formula="of:=470000/(65536*2/[.A717]-1)" office:value-type="float" office:value="99562.1301775148">
            <text:p>9.96E+4</text:p>
          </table:table-cell>
          <table:table-cell table:formula="of:=3735/LN([.B717]/0.772)-273" office:value-type="float" office:value="44.4047996135397">
            <text:p>44</text:p>
          </table:table-cell>
        </table:table-row>
        <table:table-row table:style-name="ro1">
          <table:table-cell office:value-type="float" office:value="22944">
            <text:p>22944</text:p>
          </table:table-cell>
          <table:table-cell table:formula="of:=470000/(65536*2/[.A718]-1)" office:value-type="float" office:value="99730.6895531222">
            <text:p>9.97E+4</text:p>
          </table:table-cell>
          <table:table-cell table:formula="of:=3735/LN([.B718]/0.772)-273" office:value-type="float" office:value="44.3591785602457">
            <text:p>44</text:p>
          </table:table-cell>
        </table:table-row>
        <table:table-row table:style-name="ro1">
          <table:table-cell office:value-type="float" office:value="22976">
            <text:p>22976</text:p>
          </table:table-cell>
          <table:table-cell table:formula="of:=470000/(65536*2/[.A719]-1)" office:value-type="float" office:value="99899.3487270574">
            <text:p>9.99E+4</text:p>
          </table:table-cell>
          <table:table-cell table:formula="of:=3735/LN([.B719]/0.772)-273" office:value-type="float" office:value="44.3136206966809">
            <text:p>44</text:p>
          </table:table-cell>
        </table:table-row>
        <table:table-row table:style-name="ro1">
          <table:table-cell office:value-type="float" office:value="23008">
            <text:p>23008</text:p>
          </table:table-cell>
          <table:table-cell table:formula="of:=470000/(65536*2/[.A720]-1)" office:value-type="float" office:value="100068.107787978">
            <text:p>1.00E+5</text:p>
          </table:table-cell>
          <table:table-cell table:formula="of:=3735/LN([.B720]/0.772)-273" office:value-type="float" office:value="44.2681258267478">
            <text:p>44</text:p>
          </table:table-cell>
        </table:table-row>
        <table:table-row table:style-name="ro1">
          <table:table-cell office:value-type="float" office:value="23040">
            <text:p>23040</text:p>
          </table:table-cell>
          <table:table-cell table:formula="of:=470000/(65536*2/[.A721]-1)" office:value-type="float" office:value="100236.966824645">
            <text:p>1.00E+5</text:p>
          </table:table-cell>
          <table:table-cell table:formula="of:=3735/LN([.B721]/0.772)-273" office:value-type="float" office:value="44.2226937552122">
            <text:p>44</text:p>
          </table:table-cell>
        </table:table-row>
        <table:table-row table:style-name="ro1">
          <table:table-cell office:value-type="float" office:value="23072">
            <text:p>23072</text:p>
          </table:table-cell>
          <table:table-cell table:formula="of:=470000/(65536*2/[.A722]-1)" office:value-type="float" office:value="100405.925925926">
            <text:p>1.00E+5</text:p>
          </table:table-cell>
          <table:table-cell table:formula="of:=3735/LN([.B722]/0.772)-273" office:value-type="float" office:value="44.1773242876985">
            <text:p>44</text:p>
          </table:table-cell>
        </table:table-row>
        <table:table-row table:style-name="ro1">
          <table:table-cell office:value-type="float" office:value="23104">
            <text:p>23104</text:p>
          </table:table-cell>
          <table:table-cell table:formula="of:=470000/(65536*2/[.A723]-1)" office:value-type="float" office:value="100574.985180794">
            <text:p>1.01E+5</text:p>
          </table:table-cell>
          <table:table-cell table:formula="of:=3735/LN([.B723]/0.772)-273" office:value-type="float" office:value="44.1320172306845">
            <text:p>44</text:p>
          </table:table-cell>
        </table:table-row>
        <table:table-row table:style-name="ro1">
          <table:table-cell office:value-type="float" office:value="23136">
            <text:p>23136</text:p>
          </table:table-cell>
          <table:table-cell table:formula="of:=470000/(65536*2/[.A724]-1)" office:value-type="float" office:value="100744.144678328">
            <text:p>1.01E+5</text:p>
          </table:table-cell>
          <table:table-cell table:formula="of:=3735/LN([.B724]/0.772)-273" office:value-type="float" office:value="44.0867723914969">
            <text:p>44</text:p>
          </table:table-cell>
        </table:table-row>
        <table:table-row table:style-name="ro1">
          <table:table-cell office:value-type="float" office:value="23168">
            <text:p>23168</text:p>
          </table:table-cell>
          <table:table-cell table:formula="of:=470000/(65536*2/[.A725]-1)" office:value-type="float" office:value="100913.404507711">
            <text:p>1.01E+5</text:p>
          </table:table-cell>
          <table:table-cell table:formula="of:=3735/LN([.B725]/0.772)-273" office:value-type="float" office:value="44.0415895783058">
            <text:p>44</text:p>
          </table:table-cell>
        </table:table-row>
        <table:table-row table:style-name="ro1">
          <table:table-cell office:value-type="float" office:value="23200">
            <text:p>23200</text:p>
          </table:table-cell>
          <table:table-cell table:formula="of:=470000/(65536*2/[.A726]-1)" office:value-type="float" office:value="101082.764758232">
            <text:p>1.01E+5</text:p>
          </table:table-cell>
          <table:table-cell table:formula="of:=3735/LN([.B726]/0.772)-273" office:value-type="float" office:value="43.9964686001198">
            <text:p>44</text:p>
          </table:table-cell>
        </table:table-row>
        <table:table-row table:style-name="ro1">
          <table:table-cell office:value-type="float" office:value="23232">
            <text:p>23232</text:p>
          </table:table-cell>
          <table:table-cell table:formula="of:=470000/(65536*2/[.A727]-1)" office:value-type="float" office:value="101252.225519288">
            <text:p>1.01E+5</text:p>
          </table:table-cell>
          <table:table-cell table:formula="of:=3735/LN([.B727]/0.772)-273" office:value-type="float" office:value="43.951409266782">
            <text:p>44</text:p>
          </table:table-cell>
        </table:table-row>
        <table:table-row table:style-name="ro1">
          <table:table-cell office:value-type="float" office:value="23264">
            <text:p>23264</text:p>
          </table:table-cell>
          <table:table-cell table:formula="of:=470000/(65536*2/[.A728]-1)" office:value-type="float" office:value="101421.78688038">
            <text:p>1.01E+5</text:p>
          </table:table-cell>
          <table:table-cell table:formula="of:=3735/LN([.B728]/0.772)-273" office:value-type="float" office:value="43.9064113889641">
            <text:p>44</text:p>
          </table:table-cell>
        </table:table-row>
        <table:table-row table:style-name="ro1">
          <table:table-cell office:value-type="float" office:value="23296">
            <text:p>23296</text:p>
          </table:table-cell>
          <table:table-cell table:formula="of:=470000/(65536*2/[.A729]-1)" office:value-type="float" office:value="101591.448931116">
            <text:p>1.02E+5</text:p>
          </table:table-cell>
          <table:table-cell table:formula="of:=3735/LN([.B729]/0.772)-273" office:value-type="float" office:value="43.8614747781622">
            <text:p>44</text:p>
          </table:table-cell>
        </table:table-row>
        <table:table-row table:style-name="ro1">
          <table:table-cell office:value-type="float" office:value="23328">
            <text:p>23328</text:p>
          </table:table-cell>
          <table:table-cell table:formula="of:=470000/(65536*2/[.A730]-1)" office:value-type="float" office:value="101761.211761212">
            <text:p>1.02E+5</text:p>
          </table:table-cell>
          <table:table-cell table:formula="of:=3735/LN([.B730]/0.772)-273" office:value-type="float" office:value="43.816599246692">
            <text:p>44</text:p>
          </table:table-cell>
        </table:table-row>
        <table:table-row table:style-name="ro1">
          <table:table-cell office:value-type="float" office:value="23360">
            <text:p>23360</text:p>
          </table:table-cell>
          <table:table-cell table:formula="of:=470000/(65536*2/[.A731]-1)" office:value-type="float" office:value="101931.075460487">
            <text:p>1.02E+5</text:p>
          </table:table-cell>
          <table:table-cell table:formula="of:=3735/LN([.B731]/0.772)-273" office:value-type="float" office:value="43.7717846076841">
            <text:p>44</text:p>
          </table:table-cell>
        </table:table-row>
        <table:table-row table:style-name="ro1">
          <table:table-cell office:value-type="float" office:value="23392">
            <text:p>23392</text:p>
          </table:table-cell>
          <table:table-cell table:formula="of:=470000/(65536*2/[.A732]-1)" office:value-type="float" office:value="102101.040118871">
            <text:p>1.02E+5</text:p>
          </table:table-cell>
          <table:table-cell table:formula="of:=3735/LN([.B732]/0.772)-273" office:value-type="float" office:value="43.7270306750793">
            <text:p>44</text:p>
          </table:table-cell>
        </table:table-row>
        <table:table-row table:style-name="ro1">
          <table:table-cell office:value-type="float" office:value="23424">
            <text:p>23424</text:p>
          </table:table-cell>
          <table:table-cell table:formula="of:=470000/(65536*2/[.A733]-1)" office:value-type="float" office:value="102271.105826397">
            <text:p>1.02E+5</text:p>
          </table:table-cell>
          <table:table-cell table:formula="of:=3735/LN([.B733]/0.772)-273" office:value-type="float" office:value="43.6823372636237">
            <text:p>44</text:p>
          </table:table-cell>
        </table:table-row>
        <table:table-row table:style-name="ro1">
          <table:table-cell office:value-type="float" office:value="23456">
            <text:p>23456</text:p>
          </table:table-cell>
          <table:table-cell table:formula="of:=470000/(65536*2/[.A734]-1)" office:value-type="float" office:value="102441.272673208">
            <text:p>1.02E+5</text:p>
          </table:table-cell>
          <table:table-cell table:formula="of:=3735/LN([.B734]/0.772)-273" office:value-type="float" office:value="43.6377041888644">
            <text:p>44</text:p>
          </table:table-cell>
        </table:table-row>
        <table:table-row table:style-name="ro1">
          <table:table-cell office:value-type="float" office:value="23488">
            <text:p>23488</text:p>
          </table:table-cell>
          <table:table-cell table:formula="of:=470000/(65536*2/[.A735]-1)" office:value-type="float" office:value="102611.540749554">
            <text:p>1.03E+5</text:p>
          </table:table-cell>
          <table:table-cell table:formula="of:=3735/LN([.B735]/0.772)-273" office:value-type="float" office:value="43.593131267145">
            <text:p>44</text:p>
          </table:table-cell>
        </table:table-row>
        <table:table-row table:style-name="ro1">
          <table:table-cell office:value-type="float" office:value="23520">
            <text:p>23520</text:p>
          </table:table-cell>
          <table:table-cell table:formula="of:=470000/(65536*2/[.A736]-1)" office:value-type="float" office:value="102781.91014579">
            <text:p>1.03E+5</text:p>
          </table:table-cell>
          <table:table-cell table:formula="of:=3735/LN([.B736]/0.772)-273" office:value-type="float" office:value="43.5486183156006">
            <text:p>44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table:formula="of:=470000/(65536*2/[.A737]-1)" office:value-type="float" office:value="102952.380952381">
            <text:p>1.03E+5</text:p>
          </table:table-cell>
          <table:table-cell table:formula="of:=3735/LN([.B737]/0.772)-273" office:value-type="float" office:value="43.5041651521536">
            <text:p>44</text:p>
          </table:table-cell>
        </table:table-row>
        <table:table-row table:style-name="ro1">
          <table:table-cell office:value-type="float" office:value="23584">
            <text:p>23584</text:p>
          </table:table-cell>
          <table:table-cell table:formula="of:=470000/(65536*2/[.A738]-1)" office:value-type="float" office:value="103122.953259899">
            <text:p>1.03E+5</text:p>
          </table:table-cell>
          <table:table-cell table:formula="of:=3735/LN([.B738]/0.772)-273" office:value-type="float" office:value="43.4597715955093">
            <text:p>43</text:p>
          </table:table-cell>
        </table:table-row>
        <table:table-row table:style-name="ro1">
          <table:table-cell office:value-type="float" office:value="23616">
            <text:p>23616</text:p>
          </table:table-cell>
          <table:table-cell table:formula="of:=470000/(65536*2/[.A739]-1)" office:value-type="float" office:value="103293.627159023">
            <text:p>1.03E+5</text:p>
          </table:table-cell>
          <table:table-cell table:formula="of:=3735/LN([.B739]/0.772)-273" office:value-type="float" office:value="43.4154374651513">
            <text:p>43</text:p>
          </table:table-cell>
        </table:table-row>
        <table:table-row table:style-name="ro1">
          <table:table-cell office:value-type="float" office:value="23648">
            <text:p>23648</text:p>
          </table:table-cell>
          <table:table-cell table:formula="of:=470000/(65536*2/[.A740]-1)" office:value-type="float" office:value="103464.402740542">
            <text:p>1.03E+5</text:p>
          </table:table-cell>
          <table:table-cell table:formula="of:=3735/LN([.B740]/0.772)-273" office:value-type="float" office:value="43.3711625813369">
            <text:p>43</text:p>
          </table:table-cell>
        </table:table-row>
        <table:table-row table:style-name="ro1">
          <table:table-cell office:value-type="float" office:value="23680">
            <text:p>23680</text:p>
          </table:table-cell>
          <table:table-cell table:formula="of:=470000/(65536*2/[.A741]-1)" office:value-type="float" office:value="103635.280095352">
            <text:p>1.04E+5</text:p>
          </table:table-cell>
          <table:table-cell table:formula="of:=3735/LN([.B741]/0.772)-273" office:value-type="float" office:value="43.3269467650932">
            <text:p>43</text:p>
          </table:table-cell>
        </table:table-row>
        <table:table-row table:style-name="ro1">
          <table:table-cell office:value-type="float" office:value="23712">
            <text:p>23712</text:p>
          </table:table-cell>
          <table:table-cell table:formula="of:=470000/(65536*2/[.A742]-1)" office:value-type="float" office:value="103806.259314456">
            <text:p>1.04E+5</text:p>
          </table:table-cell>
          <table:table-cell table:formula="of:=3735/LN([.B742]/0.772)-273" office:value-type="float" office:value="43.2827898382122">
            <text:p>43</text:p>
          </table:table-cell>
        </table:table-row>
        <table:table-row table:style-name="ro1">
          <table:table-cell office:value-type="float" office:value="23744">
            <text:p>23744</text:p>
          </table:table-cell>
          <table:table-cell table:formula="of:=470000/(65536*2/[.A743]-1)" office:value-type="float" office:value="103977.340488968">
            <text:p>1.04E+5</text:p>
          </table:table-cell>
          <table:table-cell table:formula="of:=3735/LN([.B743]/0.772)-273" office:value-type="float" office:value="43.2386916232467">
            <text:p>43</text:p>
          </table:table-cell>
        </table:table-row>
        <table:table-row table:style-name="ro1">
          <table:table-cell office:value-type="float" office:value="23776">
            <text:p>23776</text:p>
          </table:table-cell>
          <table:table-cell table:formula="of:=470000/(65536*2/[.A744]-1)" office:value-type="float" office:value="104148.52371011">
            <text:p>1.04E+5</text:p>
          </table:table-cell>
          <table:table-cell table:formula="of:=3735/LN([.B744]/0.772)-273" office:value-type="float" office:value="43.1946519435062">
            <text:p>43</text:p>
          </table:table-cell>
        </table:table-row>
        <table:table-row table:style-name="ro1">
          <table:table-cell office:value-type="float" office:value="23808">
            <text:p>23808</text:p>
          </table:table-cell>
          <table:table-cell table:formula="of:=470000/(65536*2/[.A745]-1)" office:value-type="float" office:value="104319.809069212">
            <text:p>1.04E+5</text:p>
          </table:table-cell>
          <table:table-cell table:formula="of:=3735/LN([.B745]/0.772)-273" office:value-type="float" office:value="43.1506706230524">
            <text:p>43</text:p>
          </table:table-cell>
        </table:table-row>
        <table:table-row table:style-name="ro1">
          <table:table-cell office:value-type="float" office:value="23840">
            <text:p>23840</text:p>
          </table:table-cell>
          <table:table-cell table:formula="of:=470000/(65536*2/[.A746]-1)" office:value-type="float" office:value="104491.196657714">
            <text:p>1.04E+5</text:p>
          </table:table-cell>
          <table:table-cell table:formula="of:=3735/LN([.B746]/0.772)-273" office:value-type="float" office:value="43.1067474866947">
            <text:p>43</text:p>
          </table:table-cell>
        </table:table-row>
        <table:table-row table:style-name="ro1">
          <table:table-cell office:value-type="float" office:value="23872">
            <text:p>23872</text:p>
          </table:table-cell>
          <table:table-cell table:formula="of:=470000/(65536*2/[.A747]-1)" office:value-type="float" office:value="104662.686567164">
            <text:p>1.05E+5</text:p>
          </table:table-cell>
          <table:table-cell table:formula="of:=3735/LN([.B747]/0.772)-273" office:value-type="float" office:value="43.0628823599868">
            <text:p>43</text:p>
          </table:table-cell>
        </table:table-row>
        <table:table-row table:style-name="ro1">
          <table:table-cell office:value-type="float" office:value="23904">
            <text:p>23904</text:p>
          </table:table-cell>
          <table:table-cell table:formula="of:=470000/(65536*2/[.A748]-1)" office:value-type="float" office:value="104834.278889221">
            <text:p>1.05E+5</text:p>
          </table:table-cell>
          <table:table-cell table:formula="of:=3735/LN([.B748]/0.772)-273" office:value-type="float" office:value="43.0190750692216">
            <text:p>43</text:p>
          </table:table-cell>
        </table:table-row>
        <table:table-row table:style-name="ro1">
          <table:table-cell office:value-type="float" office:value="23936">
            <text:p>23936</text:p>
          </table:table-cell>
          <table:table-cell table:formula="of:=470000/(65536*2/[.A749]-1)" office:value-type="float" office:value="105005.973715651">
            <text:p>1.05E+5</text:p>
          </table:table-cell>
          <table:table-cell table:formula="of:=3735/LN([.B749]/0.772)-273" office:value-type="float" office:value="42.9753254414277">
            <text:p>43</text:p>
          </table:table-cell>
        </table:table-row>
        <table:table-row table:style-name="ro1">
          <table:table-cell office:value-type="float" office:value="23968">
            <text:p>23968</text:p>
          </table:table-cell>
          <table:table-cell table:formula="of:=470000/(65536*2/[.A750]-1)" office:value-type="float" office:value="105177.771138333">
            <text:p>1.05E+5</text:p>
          </table:table-cell>
          <table:table-cell table:formula="of:=3735/LN([.B750]/0.772)-273" office:value-type="float" office:value="42.931633304365">
            <text:p>43</text:p>
          </table:table-cell>
        </table:table-row>
        <table:table-row table:style-name="ro1">
          <table:table-cell office:value-type="float" office:value="24000">
            <text:p>24000</text:p>
          </table:table-cell>
          <table:table-cell table:formula="of:=470000/(65536*2/[.A751]-1)" office:value-type="float" office:value="105349.671249253">
            <text:p>1.05E+5</text:p>
          </table:table-cell>
          <table:table-cell table:formula="of:=3735/LN([.B751]/0.772)-273" office:value-type="float" office:value="42.8879984865204">
            <text:p>43</text:p>
          </table:table-cell>
        </table:table-row>
        <table:table-row table:style-name="ro1">
          <table:table-cell office:value-type="float" office:value="24032">
            <text:p>24032</text:p>
          </table:table-cell>
          <table:table-cell table:formula="of:=470000/(65536*2/[.A752]-1)" office:value-type="float" office:value="105521.674140508">
            <text:p>1.06E+5</text:p>
          </table:table-cell>
          <table:table-cell table:formula="of:=3735/LN([.B752]/0.772)-273" office:value-type="float" office:value="42.8444208171042">
            <text:p>43</text:p>
          </table:table-cell>
        </table:table-row>
        <table:table-row table:style-name="ro1">
          <table:table-cell office:value-type="float" office:value="24064">
            <text:p>24064</text:p>
          </table:table-cell>
          <table:table-cell table:formula="of:=470000/(65536*2/[.A753]-1)" office:value-type="float" office:value="105693.779904306">
            <text:p>1.06E+5</text:p>
          </table:table-cell>
          <table:table-cell table:formula="of:=3735/LN([.B753]/0.772)-273" office:value-type="float" office:value="42.8009001260459">
            <text:p>43</text:p>
          </table:table-cell>
        </table:table-row>
        <table:table-row table:style-name="ro1">
          <table:table-cell office:value-type="float" office:value="24096">
            <text:p>24096</text:p>
          </table:table-cell>
          <table:table-cell table:formula="of:=470000/(65536*2/[.A754]-1)" office:value-type="float" office:value="105865.988632964">
            <text:p>1.06E+5</text:p>
          </table:table-cell>
          <table:table-cell table:formula="of:=3735/LN([.B754]/0.772)-273" office:value-type="float" office:value="42.75743624399">
            <text:p>43</text:p>
          </table:table-cell>
        </table:table-row>
        <table:table-row table:style-name="ro1">
          <table:table-cell office:value-type="float" office:value="24128">
            <text:p>24128</text:p>
          </table:table-cell>
          <table:table-cell table:formula="of:=470000/(65536*2/[.A755]-1)" office:value-type="float" office:value="106038.300418911">
            <text:p>1.06E+5</text:p>
          </table:table-cell>
          <table:table-cell table:formula="of:=3735/LN([.B755]/0.772)-273" office:value-type="float" office:value="42.7140290022922">
            <text:p>43</text:p>
          </table:table-cell>
        </table:table-row>
        <table:table-row table:style-name="ro1">
          <table:table-cell office:value-type="float" office:value="24160">
            <text:p>24160</text:p>
          </table:table-cell>
          <table:table-cell table:formula="of:=470000/(65536*2/[.A756]-1)" office:value-type="float" office:value="106210.715354684">
            <text:p>1.06E+5</text:p>
          </table:table-cell>
          <table:table-cell table:formula="of:=3735/LN([.B756]/0.772)-273" office:value-type="float" office:value="42.6706782330155">
            <text:p>43</text:p>
          </table:table-cell>
        </table:table-row>
        <table:table-row table:style-name="ro1">
          <table:table-cell office:value-type="float" office:value="24192">
            <text:p>24192</text:p>
          </table:table-cell>
          <table:table-cell table:formula="of:=470000/(65536*2/[.A757]-1)" office:value-type="float" office:value="106383.233532934">
            <text:p>1.06E+5</text:p>
          </table:table-cell>
          <table:table-cell table:formula="of:=3735/LN([.B757]/0.772)-273" office:value-type="float" office:value="42.6273837689257">
            <text:p>43</text:p>
          </table:table-cell>
        </table:table-row>
        <table:table-row table:style-name="ro1">
          <table:table-cell office:value-type="float" office:value="24224">
            <text:p>24224</text:p>
          </table:table-cell>
          <table:table-cell table:formula="of:=470000/(65536*2/[.A758]-1)" office:value-type="float" office:value="106555.855046421">
            <text:p>1.07E+5</text:p>
          </table:table-cell>
          <table:table-cell table:formula="of:=3735/LN([.B758]/0.772)-273" office:value-type="float" office:value="42.5841454434887">
            <text:p>43</text:p>
          </table:table-cell>
        </table:table-row>
        <table:table-row table:style-name="ro1">
          <table:table-cell office:value-type="float" office:value="24256">
            <text:p>24256</text:p>
          </table:table-cell>
          <table:table-cell table:formula="of:=470000/(65536*2/[.A759]-1)" office:value-type="float" office:value="106728.579988017">
            <text:p>1.07E+5</text:p>
          </table:table-cell>
          <table:table-cell table:formula="of:=3735/LN([.B759]/0.772)-273" office:value-type="float" office:value="42.5409630908652">
            <text:p>43</text:p>
          </table:table-cell>
        </table:table-row>
        <table:table-row table:style-name="ro1">
          <table:table-cell office:value-type="float" office:value="24288">
            <text:p>24288</text:p>
          </table:table-cell>
          <table:table-cell table:formula="of:=470000/(65536*2/[.A760]-1)" office:value-type="float" office:value="106901.408450704">
            <text:p>1.07E+5</text:p>
          </table:table-cell>
          <table:table-cell table:formula="of:=3735/LN([.B760]/0.772)-273" office:value-type="float" office:value="42.497836545908">
            <text:p>42</text:p>
          </table:table-cell>
        </table:table-row>
        <table:table-row table:style-name="ro1">
          <table:table-cell office:value-type="float" office:value="24320">
            <text:p>24320</text:p>
          </table:table-cell>
          <table:table-cell table:formula="of:=470000/(65536*2/[.A761]-1)" office:value-type="float" office:value="107074.340527578">
            <text:p>1.07E+5</text:p>
          </table:table-cell>
          <table:table-cell table:formula="of:=3735/LN([.B761]/0.772)-273" office:value-type="float" office:value="42.4547656441576">
            <text:p>42</text:p>
          </table:table-cell>
        </table:table-row>
        <table:table-row table:style-name="ro1">
          <table:table-cell office:value-type="float" office:value="24352">
            <text:p>24352</text:p>
          </table:table-cell>
          <table:table-cell table:formula="of:=470000/(65536*2/[.A762]-1)" office:value-type="float" office:value="107247.376311844">
            <text:p>1.07E+5</text:p>
          </table:table-cell>
          <table:table-cell table:formula="of:=3735/LN([.B762]/0.772)-273" office:value-type="float" office:value="42.4117502218383">
            <text:p>42</text:p>
          </table:table-cell>
        </table:table-row>
        <table:table-row table:style-name="ro1">
          <table:table-cell office:value-type="float" office:value="24384">
            <text:p>24384</text:p>
          </table:table-cell>
          <table:table-cell table:formula="of:=470000/(65536*2/[.A763]-1)" office:value-type="float" office:value="107420.515896821">
            <text:p>1.07E+5</text:p>
          </table:table-cell>
          <table:table-cell table:formula="of:=3735/LN([.B763]/0.772)-273" office:value-type="float" office:value="42.3687901158551">
            <text:p>42</text:p>
          </table:table-cell>
        </table:table-row>
        <table:table-row table:style-name="ro1">
          <table:table-cell office:value-type="float" office:value="24416">
            <text:p>24416</text:p>
          </table:table-cell>
          <table:table-cell table:formula="of:=470000/(65536*2/[.A764]-1)" office:value-type="float" office:value="107593.759375938">
            <text:p>1.08E+5</text:p>
          </table:table-cell>
          <table:table-cell table:formula="of:=3735/LN([.B764]/0.772)-273" office:value-type="float" office:value="42.325885163789">
            <text:p>42</text:p>
          </table:table-cell>
        </table:table-row>
        <table:table-row table:style-name="ro1">
          <table:table-cell office:value-type="float" office:value="24448">
            <text:p>24448</text:p>
          </table:table-cell>
          <table:table-cell table:formula="of:=470000/(65536*2/[.A765]-1)" office:value-type="float" office:value="107767.106842737">
            <text:p>1.08E+5</text:p>
          </table:table-cell>
          <table:table-cell table:formula="of:=3735/LN([.B765]/0.772)-273" office:value-type="float" office:value="42.2830352038943">
            <text:p>42</text:p>
          </table:table-cell>
        </table:table-row>
        <table:table-row table:style-name="ro1">
          <table:table-cell office:value-type="float" office:value="24480">
            <text:p>24480</text:p>
          </table:table-cell>
          <table:table-cell table:formula="of:=470000/(65536*2/[.A766]-1)" office:value-type="float" office:value="107940.558390874">
            <text:p>1.08E+5</text:p>
          </table:table-cell>
          <table:table-cell table:formula="of:=3735/LN([.B766]/0.772)-273" office:value-type="float" office:value="42.240240075094">
            <text:p>42</text:p>
          </table:table-cell>
        </table:table-row>
        <table:table-row table:style-name="ro1">
          <table:table-cell office:value-type="float" office:value="24512">
            <text:p>24512</text:p>
          </table:table-cell>
          <table:table-cell table:formula="of:=470000/(65536*2/[.A767]-1)" office:value-type="float" office:value="108114.114114114">
            <text:p>1.08E+5</text:p>
          </table:table-cell>
          <table:table-cell table:formula="of:=3735/LN([.B767]/0.772)-273" office:value-type="float" office:value="42.1974996169768">
            <text:p>42</text:p>
          </table:table-cell>
        </table:table-row>
        <table:table-row table:style-name="ro1">
          <table:table-cell office:value-type="float" office:value="24544">
            <text:p>24544</text:p>
          </table:table-cell>
          <table:table-cell table:formula="of:=470000/(65536*2/[.A768]-1)" office:value-type="float" office:value="108287.774106338">
            <text:p>1.08E+5</text:p>
          </table:table-cell>
          <table:table-cell table:formula="of:=3735/LN([.B768]/0.772)-273" office:value-type="float" office:value="42.154813669793">
            <text:p>42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table:formula="of:=470000/(65536*2/[.A769]-1)" office:value-type="float" office:value="108461.538461538">
            <text:p>1.08E+5</text:p>
          </table:table-cell>
          <table:table-cell table:formula="of:=3735/LN([.B769]/0.772)-273" office:value-type="float" office:value="42.1121820744514">
            <text:p>42</text:p>
          </table:table-cell>
        </table:table-row>
        <table:table-row table:style-name="ro1">
          <table:table-cell office:value-type="float" office:value="24608">
            <text:p>24608</text:p>
          </table:table-cell>
          <table:table-cell table:formula="of:=470000/(65536*2/[.A770]-1)" office:value-type="float" office:value="108635.40727382">
            <text:p>1.09E+5</text:p>
          </table:table-cell>
          <table:table-cell table:formula="of:=3735/LN([.B770]/0.772)-273" office:value-type="float" office:value="42.0696046725149">
            <text:p>42</text:p>
          </table:table-cell>
        </table:table-row>
        <table:table-row table:style-name="ro1">
          <table:table-cell office:value-type="float" office:value="24640">
            <text:p>24640</text:p>
          </table:table-cell>
          <table:table-cell table:formula="of:=470000/(65536*2/[.A771]-1)" office:value-type="float" office:value="108809.380637402">
            <text:p>1.09E+5</text:p>
          </table:table-cell>
          <table:table-cell table:formula="of:=3735/LN([.B771]/0.772)-273" office:value-type="float" office:value="42.0270813061978">
            <text:p>42</text:p>
          </table:table-cell>
        </table:table-row>
        <table:table-row table:style-name="ro1">
          <table:table-cell office:value-type="float" office:value="24672">
            <text:p>24672</text:p>
          </table:table-cell>
          <table:table-cell table:formula="of:=470000/(65536*2/[.A772]-1)" office:value-type="float" office:value="108983.458646617">
            <text:p>1.09E+5</text:p>
          </table:table-cell>
          <table:table-cell table:formula="of:=3735/LN([.B772]/0.772)-273" office:value-type="float" office:value="41.9846118183617">
            <text:p>42</text:p>
          </table:table-cell>
        </table:table-row>
        <table:table-row table:style-name="ro1">
          <table:table-cell office:value-type="float" office:value="24704">
            <text:p>24704</text:p>
          </table:table-cell>
          <table:table-cell table:formula="of:=470000/(65536*2/[.A773]-1)" office:value-type="float" office:value="109157.641395909">
            <text:p>1.09E+5</text:p>
          </table:table-cell>
          <table:table-cell table:formula="of:=3735/LN([.B773]/0.772)-273" office:value-type="float" office:value="41.9421960525122">
            <text:p>42</text:p>
          </table:table-cell>
        </table:table-row>
        <table:table-row table:style-name="ro1">
          <table:table-cell office:value-type="float" office:value="24736">
            <text:p>24736</text:p>
          </table:table-cell>
          <table:table-cell table:formula="of:=470000/(65536*2/[.A774]-1)" office:value-type="float" office:value="109331.928979837">
            <text:p>1.09E+5</text:p>
          </table:table-cell>
          <table:table-cell table:formula="of:=3735/LN([.B774]/0.772)-273" office:value-type="float" office:value="41.8998338527952">
            <text:p>42</text:p>
          </table:table-cell>
        </table:table-row>
        <table:table-row table:style-name="ro1">
          <table:table-cell office:value-type="float" office:value="24768">
            <text:p>24768</text:p>
          </table:table-cell>
          <table:table-cell table:formula="of:=470000/(65536*2/[.A775]-1)" office:value-type="float" office:value="109506.321493076">
            <text:p>1.10E+5</text:p>
          </table:table-cell>
          <table:table-cell table:formula="of:=3735/LN([.B775]/0.772)-273" office:value-type="float" office:value="41.8575250639939">
            <text:p>42</text:p>
          </table:table-cell>
        </table:table-row>
        <table:table-row table:style-name="ro1">
          <table:table-cell office:value-type="float" office:value="24800">
            <text:p>24800</text:p>
          </table:table-cell>
          <table:table-cell table:formula="of:=470000/(65536*2/[.A776]-1)" office:value-type="float" office:value="109680.819030413">
            <text:p>1.10E+5</text:p>
          </table:table-cell>
          <table:table-cell table:formula="of:=3735/LN([.B776]/0.772)-273" office:value-type="float" office:value="41.8152695315248">
            <text:p>42</text:p>
          </table:table-cell>
        </table:table-row>
        <table:table-row table:style-name="ro1">
          <table:table-cell office:value-type="float" office:value="24832">
            <text:p>24832</text:p>
          </table:table-cell>
          <table:table-cell table:formula="of:=470000/(65536*2/[.A777]-1)" office:value-type="float" office:value="109855.421686747">
            <text:p>1.10E+5</text:p>
          </table:table-cell>
          <table:table-cell table:formula="of:=3735/LN([.B777]/0.772)-273" office:value-type="float" office:value="41.7730671014344">
            <text:p>42</text:p>
          </table:table-cell>
        </table:table-row>
        <table:table-row table:style-name="ro1">
          <table:table-cell office:value-type="float" office:value="24864">
            <text:p>24864</text:p>
          </table:table-cell>
          <table:table-cell table:formula="of:=470000/(65536*2/[.A778]-1)" office:value-type="float" office:value="110030.129557096">
            <text:p>1.10E+5</text:p>
          </table:table-cell>
          <table:table-cell table:formula="of:=3735/LN([.B778]/0.772)-273" office:value-type="float" office:value="41.7309176203962">
            <text:p>42</text:p>
          </table:table-cell>
        </table:table-row>
        <table:table-row table:style-name="ro1">
          <table:table-cell office:value-type="float" office:value="24896">
            <text:p>24896</text:p>
          </table:table-cell>
          <table:table-cell table:formula="of:=470000/(65536*2/[.A779]-1)" office:value-type="float" office:value="110204.942736588">
            <text:p>1.10E+5</text:p>
          </table:table-cell>
          <table:table-cell table:formula="of:=3735/LN([.B779]/0.772)-273" office:value-type="float" office:value="41.6888209357067">
            <text:p>42</text:p>
          </table:table-cell>
        </table:table-row>
        <table:table-row table:style-name="ro1">
          <table:table-cell office:value-type="float" office:value="24928">
            <text:p>24928</text:p>
          </table:table-cell>
          <table:table-cell table:formula="of:=470000/(65536*2/[.A780]-1)" office:value-type="float" office:value="110379.86132047">
            <text:p>1.10E+5</text:p>
          </table:table-cell>
          <table:table-cell table:formula="of:=3735/LN([.B780]/0.772)-273" office:value-type="float" office:value="41.6467768952825">
            <text:p>42</text:p>
          </table:table-cell>
        </table:table-row>
        <table:table-row table:style-name="ro1">
          <table:table-cell office:value-type="float" office:value="24960">
            <text:p>24960</text:p>
          </table:table-cell>
          <table:table-cell table:formula="of:=470000/(65536*2/[.A781]-1)" office:value-type="float" office:value="110554.885404101">
            <text:p>1.11E+5</text:p>
          </table:table-cell>
          <table:table-cell table:formula="of:=3735/LN([.B781]/0.772)-273" office:value-type="float" office:value="41.6047853476567">
            <text:p>42</text:p>
          </table:table-cell>
        </table:table-row>
        <table:table-row table:style-name="ro1">
          <table:table-cell office:value-type="float" office:value="24992">
            <text:p>24992</text:p>
          </table:table-cell>
          <table:table-cell table:formula="of:=470000/(65536*2/[.A782]-1)" office:value-type="float" office:value="110730.015082956">
            <text:p>1.11E+5</text:p>
          </table:table-cell>
          <table:table-cell table:formula="of:=3735/LN([.B782]/0.772)-273" office:value-type="float" office:value="41.562846141976">
            <text:p>42</text:p>
          </table:table-cell>
        </table:table-row>
        <table:table-row table:style-name="ro1">
          <table:table-cell office:value-type="float" office:value="25024">
            <text:p>25024</text:p>
          </table:table-cell>
          <table:table-cell table:formula="of:=470000/(65536*2/[.A783]-1)" office:value-type="float" office:value="110905.250452625">
            <text:p>1.11E+5</text:p>
          </table:table-cell>
          <table:table-cell table:formula="of:=3735/LN([.B783]/0.772)-273" office:value-type="float" office:value="41.5209591279967">
            <text:p>42</text:p>
          </table:table-cell>
        </table:table-row>
        <table:table-row table:style-name="ro1">
          <table:table-cell office:value-type="float" office:value="25056">
            <text:p>25056</text:p>
          </table:table-cell>
          <table:table-cell table:formula="of:=470000/(65536*2/[.A784]-1)" office:value-type="float" office:value="111080.591608814">
            <text:p>1.11E+5</text:p>
          </table:table-cell>
          <table:table-cell table:formula="of:=3735/LN([.B784]/0.772)-273" office:value-type="float" office:value="41.479124156082">
            <text:p>41</text:p>
          </table:table-cell>
        </table:table-row>
        <table:table-row table:style-name="ro1">
          <table:table-cell office:value-type="float" office:value="25088">
            <text:p>25088</text:p>
          </table:table-cell>
          <table:table-cell table:formula="of:=470000/(65536*2/[.A785]-1)" office:value-type="float" office:value="111256.038647343">
            <text:p>1.11E+5</text:p>
          </table:table-cell>
          <table:table-cell table:formula="of:=3735/LN([.B785]/0.772)-273" office:value-type="float" office:value="41.4373410771987">
            <text:p>41</text:p>
          </table:table-cell>
        </table:table-row>
        <table:table-row table:style-name="ro1">
          <table:table-cell office:value-type="float" office:value="25120">
            <text:p>25120</text:p>
          </table:table-cell>
          <table:table-cell table:formula="of:=470000/(65536*2/[.A786]-1)" office:value-type="float" office:value="111431.59166415">
            <text:p>1.11E+5</text:p>
          </table:table-cell>
          <table:table-cell table:formula="of:=3735/LN([.B786]/0.772)-273" office:value-type="float" office:value="41.3956097429138">
            <text:p>41</text:p>
          </table:table-cell>
        </table:table-row>
        <table:table-row table:style-name="ro1">
          <table:table-cell office:value-type="float" office:value="25152">
            <text:p>25152</text:p>
          </table:table-cell>
          <table:table-cell table:formula="of:=470000/(65536*2/[.A787]-1)" office:value-type="float" office:value="111607.250755287">
            <text:p>1.12E+5</text:p>
          </table:table-cell>
          <table:table-cell table:formula="of:=3735/LN([.B787]/0.772)-273" office:value-type="float" office:value="41.3539300053913">
            <text:p>41</text:p>
          </table:table-cell>
        </table:table-row>
        <table:table-row table:style-name="ro1">
          <table:table-cell office:value-type="float" office:value="25184">
            <text:p>25184</text:p>
          </table:table-cell>
          <table:table-cell table:formula="of:=470000/(65536*2/[.A788]-1)" office:value-type="float" office:value="111783.016016924">
            <text:p>1.12E+5</text:p>
          </table:table-cell>
          <table:table-cell table:formula="of:=3735/LN([.B788]/0.772)-273" office:value-type="float" office:value="41.3123017173888">
            <text:p>41</text:p>
          </table:table-cell>
        </table:table-row>
        <table:table-row table:style-name="ro1">
          <table:table-cell office:value-type="float" office:value="25216">
            <text:p>25216</text:p>
          </table:table-cell>
          <table:table-cell table:formula="of:=470000/(65536*2/[.A789]-1)" office:value-type="float" office:value="111958.887545345">
            <text:p>1.12E+5</text:p>
          </table:table-cell>
          <table:table-cell table:formula="of:=3735/LN([.B789]/0.772)-273" office:value-type="float" office:value="41.2707247322551">
            <text:p>41</text:p>
          </table:table-cell>
        </table:table-row>
        <table:table-row table:style-name="ro1">
          <table:table-cell office:value-type="float" office:value="25248">
            <text:p>25248</text:p>
          </table:table-cell>
          <table:table-cell table:formula="of:=470000/(65536*2/[.A790]-1)" office:value-type="float" office:value="112134.865436952">
            <text:p>1.12E+5</text:p>
          </table:table-cell>
          <table:table-cell table:formula="of:=3735/LN([.B790]/0.772)-273" office:value-type="float" office:value="41.2291989039264">
            <text:p>41</text:p>
          </table:table-cell>
        </table:table-row>
        <table:table-row table:style-name="ro1">
          <table:table-cell office:value-type="float" office:value="25280">
            <text:p>25280</text:p>
          </table:table-cell>
          <table:table-cell table:formula="of:=470000/(65536*2/[.A791]-1)" office:value-type="float" office:value="112310.949788264">
            <text:p>1.12E+5</text:p>
          </table:table-cell>
          <table:table-cell table:formula="of:=3735/LN([.B791]/0.772)-273" office:value-type="float" office:value="41.1877240869231">
            <text:p>41</text:p>
          </table:table-cell>
        </table:table-row>
        <table:table-row table:style-name="ro1">
          <table:table-cell office:value-type="float" office:value="25312">
            <text:p>25312</text:p>
          </table:table-cell>
          <table:table-cell table:formula="of:=470000/(65536*2/[.A792]-1)" office:value-type="float" office:value="112487.140695915">
            <text:p>1.12E+5</text:p>
          </table:table-cell>
          <table:table-cell table:formula="of:=3735/LN([.B792]/0.772)-273" office:value-type="float" office:value="41.1463001363471">
            <text:p>41</text:p>
          </table:table-cell>
        </table:table-row>
        <table:table-row table:style-name="ro1">
          <table:table-cell office:value-type="float" office:value="25344">
            <text:p>25344</text:p>
          </table:table-cell>
          <table:table-cell table:formula="of:=470000/(65536*2/[.A793]-1)" office:value-type="float" office:value="112663.438256659">
            <text:p>1.13E+5</text:p>
          </table:table-cell>
          <table:table-cell table:formula="of:=3735/LN([.B793]/0.772)-273" office:value-type="float" office:value="41.1049269078786">
            <text:p>41</text:p>
          </table:table-cell>
        </table:table-row>
        <table:table-row table:style-name="ro1">
          <table:table-cell office:value-type="float" office:value="25376">
            <text:p>25376</text:p>
          </table:table-cell>
          <table:table-cell table:formula="of:=470000/(65536*2/[.A794]-1)" office:value-type="float" office:value="112839.842567363">
            <text:p>1.13E+5</text:p>
          </table:table-cell>
          <table:table-cell table:formula="of:=3735/LN([.B794]/0.772)-273" office:value-type="float" office:value="41.0636042577729">
            <text:p>41</text:p>
          </table:table-cell>
        </table:table-row>
        <table:table-row table:style-name="ro1">
          <table:table-cell office:value-type="float" office:value="25408">
            <text:p>25408</text:p>
          </table:table-cell>
          <table:table-cell table:formula="of:=470000/(65536*2/[.A795]-1)" office:value-type="float" office:value="113016.353725015">
            <text:p>1.13E+5</text:p>
          </table:table-cell>
          <table:table-cell table:formula="of:=3735/LN([.B795]/0.772)-273" office:value-type="float" office:value="41.0223320428574">
            <text:p>41</text:p>
          </table:table-cell>
        </table:table-row>
        <table:table-row table:style-name="ro1">
          <table:table-cell office:value-type="float" office:value="25440">
            <text:p>25440</text:p>
          </table:table-cell>
          <table:table-cell table:formula="of:=470000/(65536*2/[.A796]-1)" office:value-type="float" office:value="113192.971826719">
            <text:p>1.13E+5</text:p>
          </table:table-cell>
          <table:table-cell table:formula="of:=3735/LN([.B796]/0.772)-273" office:value-type="float" office:value="40.9811101205289">
            <text:p>41</text:p>
          </table:table-cell>
        </table:table-row>
        <table:table-row table:style-name="ro1">
          <table:table-cell office:value-type="float" office:value="25472">
            <text:p>25472</text:p>
          </table:table-cell>
          <table:table-cell table:formula="of:=470000/(65536*2/[.A797]-1)" office:value-type="float" office:value="113369.696969697">
            <text:p>1.13E+5</text:p>
          </table:table-cell>
          <table:table-cell table:formula="of:=3735/LN([.B797]/0.772)-273" office:value-type="float" office:value="40.9399383487498">
            <text:p>41</text:p>
          </table:table-cell>
        </table:table-row>
        <table:table-row table:style-name="ro1">
          <table:table-cell office:value-type="float" office:value="25504">
            <text:p>25504</text:p>
          </table:table-cell>
          <table:table-cell table:formula="of:=470000/(65536*2/[.A798]-1)" office:value-type="float" office:value="113546.529251288">
            <text:p>1.14E+5</text:p>
          </table:table-cell>
          <table:table-cell table:formula="of:=3735/LN([.B798]/0.772)-273" office:value-type="float" office:value="40.8988165860461">
            <text:p>41</text:p>
          </table:table-cell>
        </table:table-row>
        <table:table-row table:style-name="ro1">
          <table:table-cell office:value-type="float" office:value="25536">
            <text:p>25536</text:p>
          </table:table-cell>
          <table:table-cell table:formula="of:=470000/(65536*2/[.A799]-1)" office:value-type="float" office:value="113723.468768951">
            <text:p>1.14E+5</text:p>
          </table:table-cell>
          <table:table-cell table:formula="of:=3735/LN([.B799]/0.772)-273" office:value-type="float" office:value="40.8577446915039">
            <text:p>41</text:p>
          </table:table-cell>
        </table:table-row>
        <table:table-row table:style-name="ro1">
          <table:table-cell office:value-type="float" office:value="25568">
            <text:p>25568</text:p>
          </table:table-cell>
          <table:table-cell table:formula="of:=470000/(65536*2/[.A800]-1)" office:value-type="float" office:value="113900.515620261">
            <text:p>1.14E+5</text:p>
          </table:table-cell>
          <table:table-cell table:formula="of:=3735/LN([.B800]/0.772)-273" office:value-type="float" office:value="40.8167225247663">
            <text:p>41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table:formula="of:=470000/(65536*2/[.A801]-1)" office:value-type="float" office:value="114077.669902913">
            <text:p>1.14E+5</text:p>
          </table:table-cell>
          <table:table-cell table:formula="of:=3735/LN([.B801]/0.772)-273" office:value-type="float" office:value="40.7757499460309">
            <text:p>41</text:p>
          </table:table-cell>
        </table:table-row>
        <table:table-row table:style-name="ro1">
          <table:table-cell office:value-type="float" office:value="25632">
            <text:p>25632</text:p>
          </table:table-cell>
          <table:table-cell table:formula="of:=470000/(65536*2/[.A802]-1)" office:value-type="float" office:value="114254.931714719">
            <text:p>1.14E+5</text:p>
          </table:table-cell>
          <table:table-cell table:formula="of:=3735/LN([.B802]/0.772)-273" office:value-type="float" office:value="40.7348268160467">
            <text:p>41</text:p>
          </table:table-cell>
        </table:table-row>
        <table:table-row table:style-name="ro1">
          <table:table-cell office:value-type="float" office:value="25664">
            <text:p>25664</text:p>
          </table:table-cell>
          <table:table-cell table:formula="of:=470000/(65536*2/[.A803]-1)" office:value-type="float" office:value="114432.301153613">
            <text:p>1.14E+5</text:p>
          </table:table-cell>
          <table:table-cell table:formula="of:=3735/LN([.B803]/0.772)-273" office:value-type="float" office:value="40.6939529961111">
            <text:p>41</text:p>
          </table:table-cell>
        </table:table-row>
        <table:table-row table:style-name="ro1">
          <table:table-cell office:value-type="float" office:value="25696">
            <text:p>25696</text:p>
          </table:table-cell>
          <table:table-cell table:formula="of:=470000/(65536*2/[.A804]-1)" office:value-type="float" office:value="114609.778317644">
            <text:p>1.15E+5</text:p>
          </table:table-cell>
          <table:table-cell table:formula="of:=3735/LN([.B804]/0.772)-273" office:value-type="float" office:value="40.6531283480674">
            <text:p>41</text:p>
          </table:table-cell>
        </table:table-row>
        <table:table-row table:style-name="ro1">
          <table:table-cell office:value-type="float" office:value="25728">
            <text:p>25728</text:p>
          </table:table-cell>
          <table:table-cell table:formula="of:=470000/(65536*2/[.A805]-1)" office:value-type="float" office:value="114787.363304982">
            <text:p>1.15E+5</text:p>
          </table:table-cell>
          <table:table-cell table:formula="of:=3735/LN([.B805]/0.772)-273" office:value-type="float" office:value="40.6123527343013">
            <text:p>41</text:p>
          </table:table-cell>
        </table:table-row>
        <table:table-row table:style-name="ro1">
          <table:table-cell office:value-type="float" office:value="25760">
            <text:p>25760</text:p>
          </table:table-cell>
          <table:table-cell table:formula="of:=470000/(65536*2/[.A806]-1)" office:value-type="float" office:value="114965.056213917">
            <text:p>1.15E+5</text:p>
          </table:table-cell>
          <table:table-cell table:formula="of:=3735/LN([.B806]/0.772)-273" office:value-type="float" office:value="40.5716260177388">
            <text:p>41</text:p>
          </table:table-cell>
        </table:table-row>
        <table:table-row table:style-name="ro1">
          <table:table-cell office:value-type="float" office:value="25792">
            <text:p>25792</text:p>
          </table:table-cell>
          <table:table-cell table:formula="of:=470000/(65536*2/[.A807]-1)" office:value-type="float" office:value="115142.857142857">
            <text:p>1.15E+5</text:p>
          </table:table-cell>
          <table:table-cell table:formula="of:=3735/LN([.B807]/0.772)-273" office:value-type="float" office:value="40.5309480618429">
            <text:p>41</text:p>
          </table:table-cell>
        </table:table-row>
        <table:table-row table:style-name="ro1">
          <table:table-cell office:value-type="float" office:value="25824">
            <text:p>25824</text:p>
          </table:table-cell>
          <table:table-cell table:formula="of:=470000/(65536*2/[.A808]-1)" office:value-type="float" office:value="115320.766190331">
            <text:p>1.15E+5</text:p>
          </table:table-cell>
          <table:table-cell table:formula="of:=3735/LN([.B808]/0.772)-273" office:value-type="float" office:value="40.490318730611">
            <text:p>40</text:p>
          </table:table-cell>
        </table:table-row>
        <table:table-row table:style-name="ro1">
          <table:table-cell office:value-type="float" office:value="25856">
            <text:p>25856</text:p>
          </table:table-cell>
          <table:table-cell table:formula="of:=470000/(65536*2/[.A809]-1)" office:value-type="float" office:value="115498.783454988">
            <text:p>1.15E+5</text:p>
          </table:table-cell>
          <table:table-cell table:formula="of:=3735/LN([.B809]/0.772)-273" office:value-type="float" office:value="40.449737888572">
            <text:p>40</text:p>
          </table:table-cell>
        </table:table-row>
        <table:table-row table:style-name="ro1">
          <table:table-cell office:value-type="float" office:value="25888">
            <text:p>25888</text:p>
          </table:table-cell>
          <table:table-cell table:formula="of:=470000/(65536*2/[.A810]-1)" office:value-type="float" office:value="115676.909035595">
            <text:p>1.16E+5</text:p>
          </table:table-cell>
          <table:table-cell table:formula="of:=3735/LN([.B810]/0.772)-273" office:value-type="float" office:value="40.4092054007838">
            <text:p>40</text:p>
          </table:table-cell>
        </table:table-row>
        <table:table-row table:style-name="ro1">
          <table:table-cell office:value-type="float" office:value="25920">
            <text:p>25920</text:p>
          </table:table-cell>
          <table:table-cell table:formula="of:=470000/(65536*2/[.A811]-1)" office:value-type="float" office:value="115855.143031041">
            <text:p>1.16E+5</text:p>
          </table:table-cell>
          <table:table-cell table:formula="of:=3735/LN([.B811]/0.772)-273" office:value-type="float" office:value="40.3687211328301">
            <text:p>40</text:p>
          </table:table-cell>
        </table:table-row>
        <table:table-row table:style-name="ro1">
          <table:table-cell office:value-type="float" office:value="25952">
            <text:p>25952</text:p>
          </table:table-cell>
          <table:table-cell table:formula="of:=470000/(65536*2/[.A812]-1)" office:value-type="float" office:value="116033.485540335">
            <text:p>1.16E+5</text:p>
          </table:table-cell>
          <table:table-cell table:formula="of:=3735/LN([.B812]/0.772)-273" office:value-type="float" office:value="40.3282849508183">
            <text:p>40</text:p>
          </table:table-cell>
        </table:table-row>
        <table:table-row table:style-name="ro1">
          <table:table-cell office:value-type="float" office:value="25984">
            <text:p>25984</text:p>
          </table:table-cell>
          <table:table-cell table:formula="of:=470000/(65536*2/[.A813]-1)" office:value-type="float" office:value="116211.936662607">
            <text:p>1.16E+5</text:p>
          </table:table-cell>
          <table:table-cell table:formula="of:=3735/LN([.B813]/0.772)-273" office:value-type="float" office:value="40.2878967213761">
            <text:p>40</text:p>
          </table:table-cell>
        </table:table-row>
        <table:table-row table:style-name="ro1">
          <table:table-cell office:value-type="float" office:value="26016">
            <text:p>26016</text:p>
          </table:table-cell>
          <table:table-cell table:formula="of:=470000/(65536*2/[.A814]-1)" office:value-type="float" office:value="116390.496497106">
            <text:p>1.16E+5</text:p>
          </table:table-cell>
          <table:table-cell table:formula="of:=3735/LN([.B814]/0.772)-273" office:value-type="float" office:value="40.2475563116494">
            <text:p>40</text:p>
          </table:table-cell>
        </table:table-row>
        <table:table-row table:style-name="ro1">
          <table:table-cell office:value-type="float" office:value="26048">
            <text:p>26048</text:p>
          </table:table-cell>
          <table:table-cell table:formula="of:=470000/(65536*2/[.A815]-1)" office:value-type="float" office:value="116569.165143205">
            <text:p>1.17E+5</text:p>
          </table:table-cell>
          <table:table-cell table:formula="of:=3735/LN([.B815]/0.772)-273" office:value-type="float" office:value="40.2072635892993">
            <text:p>40</text:p>
          </table:table-cell>
        </table:table-row>
        <table:table-row table:style-name="ro1">
          <table:table-cell office:value-type="float" office:value="26080">
            <text:p>26080</text:p>
          </table:table-cell>
          <table:table-cell table:formula="of:=470000/(65536*2/[.A816]-1)" office:value-type="float" office:value="116747.942700396">
            <text:p>1.17E+5</text:p>
          </table:table-cell>
          <table:table-cell table:formula="of:=3735/LN([.B816]/0.772)-273" office:value-type="float" office:value="40.1670184224996">
            <text:p>40</text:p>
          </table:table-cell>
        </table:table-row>
        <table:table-row table:style-name="ro1">
          <table:table-cell office:value-type="float" office:value="26112">
            <text:p>26112</text:p>
          </table:table-cell>
          <table:table-cell table:formula="of:=470000/(65536*2/[.A817]-1)" office:value-type="float" office:value="116926.829268293">
            <text:p>1.17E+5</text:p>
          </table:table-cell>
          <table:table-cell table:formula="of:=3735/LN([.B817]/0.772)-273" office:value-type="float" office:value="40.126820679934">
            <text:p>40</text:p>
          </table:table-cell>
        </table:table-row>
        <table:table-row table:style-name="ro1">
          <table:table-cell office:value-type="float" office:value="26144">
            <text:p>26144</text:p>
          </table:table-cell>
          <table:table-cell table:formula="of:=470000/(65536*2/[.A818]-1)" office:value-type="float" office:value="117105.82494663">
            <text:p>1.17E+5</text:p>
          </table:table-cell>
          <table:table-cell table:formula="of:=3735/LN([.B818]/0.772)-273" office:value-type="float" office:value="40.0866702307936">
            <text:p>40</text:p>
          </table:table-cell>
        </table:table-row>
        <table:table-row table:style-name="ro1">
          <table:table-cell office:value-type="float" office:value="26176">
            <text:p>26176</text:p>
          </table:table-cell>
          <table:table-cell table:formula="of:=470000/(65536*2/[.A819]-1)" office:value-type="float" office:value="117284.929835265">
            <text:p>1.17E+5</text:p>
          </table:table-cell>
          <table:table-cell table:formula="of:=3735/LN([.B819]/0.772)-273" office:value-type="float" office:value="40.0465669447743">
            <text:p>40</text:p>
          </table:table-cell>
        </table:table-row>
        <table:table-row table:style-name="ro1">
          <table:table-cell office:value-type="float" office:value="26208">
            <text:p>26208</text:p>
          </table:table-cell>
          <table:table-cell table:formula="of:=470000/(65536*2/[.A820]-1)" office:value-type="float" office:value="117464.144034178">
            <text:p>1.17E+5</text:p>
          </table:table-cell>
          <table:table-cell table:formula="of:=3735/LN([.B820]/0.772)-273" office:value-type="float" office:value="40.006510692074">
            <text:p>40</text:p>
          </table:table-cell>
        </table:table-row>
        <table:table-row table:style-name="ro1">
          <table:table-cell office:value-type="float" office:value="26240">
            <text:p>26240</text:p>
          </table:table-cell>
          <table:table-cell table:formula="of:=470000/(65536*2/[.A821]-1)" office:value-type="float" office:value="117643.467643468">
            <text:p>1.18E+5</text:p>
          </table:table-cell>
          <table:table-cell table:formula="of:=3735/LN([.B821]/0.772)-273" office:value-type="float" office:value="39.9665013433907">
            <text:p>40</text:p>
          </table:table-cell>
        </table:table-row>
        <table:table-row table:style-name="ro1">
          <table:table-cell office:value-type="float" office:value="26272">
            <text:p>26272</text:p>
          </table:table-cell>
          <table:table-cell table:formula="of:=470000/(65536*2/[.A822]-1)" office:value-type="float" office:value="117822.900763359">
            <text:p>1.18E+5</text:p>
          </table:table-cell>
          <table:table-cell table:formula="of:=3735/LN([.B822]/0.772)-273" office:value-type="float" office:value="39.9265387699187">
            <text:p>40</text:p>
          </table:table-cell>
        </table:table-row>
        <table:table-row table:style-name="ro1">
          <table:table-cell office:value-type="float" office:value="26304">
            <text:p>26304</text:p>
          </table:table-cell>
          <table:table-cell table:formula="of:=470000/(65536*2/[.A823]-1)" office:value-type="float" office:value="118002.443494197">
            <text:p>1.18E+5</text:p>
          </table:table-cell>
          <table:table-cell table:formula="of:=3735/LN([.B823]/0.772)-273" office:value-type="float" office:value="39.8866228433477">
            <text:p>40</text:p>
          </table:table-cell>
        </table:table-row>
        <table:table-row table:style-name="ro1">
          <table:table-cell office:value-type="float" office:value="26336">
            <text:p>26336</text:p>
          </table:table-cell>
          <table:table-cell table:formula="of:=470000/(65536*2/[.A824]-1)" office:value-type="float" office:value="118182.09593645">
            <text:p>1.18E+5</text:p>
          </table:table-cell>
          <table:table-cell table:formula="of:=3735/LN([.B824]/0.772)-273" office:value-type="float" office:value="39.8467534358586">
            <text:p>40</text:p>
          </table:table-cell>
        </table:table-row>
        <table:table-row table:style-name="ro1">
          <table:table-cell office:value-type="float" office:value="26368">
            <text:p>26368</text:p>
          </table:table-cell>
          <table:table-cell table:formula="of:=470000/(65536*2/[.A825]-1)" office:value-type="float" office:value="118361.858190709">
            <text:p>1.18E+5</text:p>
          </table:table-cell>
          <table:table-cell table:formula="of:=3735/LN([.B825]/0.772)-273" office:value-type="float" office:value="39.8069304201222">
            <text:p>40</text:p>
          </table:table-cell>
        </table:table-row>
        <table:table-row table:style-name="ro1">
          <table:table-cell office:value-type="float" office:value="26400">
            <text:p>26400</text:p>
          </table:table-cell>
          <table:table-cell table:formula="of:=470000/(65536*2/[.A826]-1)" office:value-type="float" office:value="118541.730357689">
            <text:p>1.19E+5</text:p>
          </table:table-cell>
          <table:table-cell table:formula="of:=3735/LN([.B826]/0.772)-273" office:value-type="float" office:value="39.7671536692961">
            <text:p>40</text:p>
          </table:table-cell>
        </table:table-row>
        <table:table-row table:style-name="ro1">
          <table:table-cell office:value-type="float" office:value="26432">
            <text:p>26432</text:p>
          </table:table-cell>
          <table:table-cell table:formula="of:=470000/(65536*2/[.A827]-1)" office:value-type="float" office:value="118721.712538226">
            <text:p>1.19E+5</text:p>
          </table:table-cell>
          <table:table-cell table:formula="of:=3735/LN([.B827]/0.772)-273" office:value-type="float" office:value="39.7274230570227">
            <text:p>40</text:p>
          </table:table-cell>
        </table:table-row>
        <table:table-row table:style-name="ro1">
          <table:table-cell office:value-type="float" office:value="26464">
            <text:p>26464</text:p>
          </table:table-cell>
          <table:table-cell table:formula="of:=470000/(65536*2/[.A828]-1)" office:value-type="float" office:value="118901.804833282">
            <text:p>1.19E+5</text:p>
          </table:table-cell>
          <table:table-cell table:formula="of:=3735/LN([.B828]/0.772)-273" office:value-type="float" office:value="39.6877384574261">
            <text:p>40</text:p>
          </table:table-cell>
        </table:table-row>
        <table:table-row table:style-name="ro1">
          <table:table-cell office:value-type="float" office:value="26496">
            <text:p>26496</text:p>
          </table:table-cell>
          <table:table-cell table:formula="of:=470000/(65536*2/[.A829]-1)" office:value-type="float" office:value="119082.007343941">
            <text:p>1.19E+5</text:p>
          </table:table-cell>
          <table:table-cell table:formula="of:=3735/LN([.B829]/0.772)-273" office:value-type="float" office:value="39.6480997451104">
            <text:p>40</text:p>
          </table:table-cell>
        </table:table-row>
        <table:table-row table:style-name="ro1">
          <table:table-cell office:value-type="float" office:value="26528">
            <text:p>26528</text:p>
          </table:table-cell>
          <table:table-cell table:formula="of:=470000/(65536*2/[.A830]-1)" office:value-type="float" office:value="119262.320171411">
            <text:p>1.19E+5</text:p>
          </table:table-cell>
          <table:table-cell table:formula="of:=3735/LN([.B830]/0.772)-273" office:value-type="float" office:value="39.6085067951564">
            <text:p>40</text:p>
          </table:table-cell>
        </table:table-row>
        <table:table-row table:style-name="ro1">
          <table:table-cell office:value-type="float" office:value="26560">
            <text:p>26560</text:p>
          </table:table-cell>
          <table:table-cell table:formula="of:=470000/(65536*2/[.A831]-1)" office:value-type="float" office:value="119442.743417024">
            <text:p>1.19E+5</text:p>
          </table:table-cell>
          <table:table-cell table:formula="of:=3735/LN([.B831]/0.772)-273" office:value-type="float" office:value="39.56895948312">
            <text:p>40</text:p>
          </table:table-cell>
        </table:table-row>
        <table:table-row table:style-name="ro1">
          <table:table-cell office:value-type="float" office:value="26592">
            <text:p>26592</text:p>
          </table:table-cell>
          <table:table-cell table:formula="of:=470000/(65536*2/[.A832]-1)" office:value-type="float" office:value="119623.277182236">
            <text:p>1.20E+5</text:p>
          </table:table-cell>
          <table:table-cell table:formula="of:=3735/LN([.B832]/0.772)-273" office:value-type="float" office:value="39.5294576850295">
            <text:p>40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table:formula="of:=470000/(65536*2/[.A833]-1)" office:value-type="float" office:value="119803.921568627">
            <text:p>1.20E+5</text:p>
          </table:table-cell>
          <table:table-cell table:formula="of:=3735/LN([.B833]/0.772)-273" office:value-type="float" office:value="39.4900012773829">
            <text:p>39</text:p>
          </table:table-cell>
        </table:table-row>
        <table:table-row table:style-name="ro1">
          <table:table-cell office:value-type="float" office:value="26656">
            <text:p>26656</text:p>
          </table:table-cell>
          <table:table-cell table:formula="of:=470000/(65536*2/[.A834]-1)" office:value-type="float" office:value="119984.676677904">
            <text:p>1.20E+5</text:p>
          </table:table-cell>
          <table:table-cell table:formula="of:=3735/LN([.B834]/0.772)-273" office:value-type="float" office:value="39.4505901371463">
            <text:p>39</text:p>
          </table:table-cell>
        </table:table-row>
        <table:table-row table:style-name="ro1">
          <table:table-cell office:value-type="float" office:value="26688">
            <text:p>26688</text:p>
          </table:table-cell>
          <table:table-cell table:formula="of:=470000/(65536*2/[.A835]-1)" office:value-type="float" office:value="120165.542611895">
            <text:p>1.20E+5</text:p>
          </table:table-cell>
          <table:table-cell table:formula="of:=3735/LN([.B835]/0.772)-273" office:value-type="float" office:value="39.4112241417504">
            <text:p>39</text:p>
          </table:table-cell>
        </table:table-row>
        <table:table-row table:style-name="ro1">
          <table:table-cell office:value-type="float" office:value="26720">
            <text:p>26720</text:p>
          </table:table-cell>
          <table:table-cell table:formula="of:=470000/(65536*2/[.A836]-1)" office:value-type="float" office:value="120346.519472554">
            <text:p>1.20E+5</text:p>
          </table:table-cell>
          <table:table-cell table:formula="of:=3735/LN([.B836]/0.772)-273" office:value-type="float" office:value="39.3719031690893">
            <text:p>39</text:p>
          </table:table-cell>
        </table:table-row>
        <table:table-row table:style-name="ro1">
          <table:table-cell office:value-type="float" office:value="26752">
            <text:p>26752</text:p>
          </table:table-cell>
          <table:table-cell table:formula="of:=470000/(65536*2/[.A837]-1)" office:value-type="float" office:value="120527.607361963">
            <text:p>1.21E+5</text:p>
          </table:table-cell>
          <table:table-cell table:formula="of:=3735/LN([.B837]/0.772)-273" office:value-type="float" office:value="39.3326270975176">
            <text:p>39</text:p>
          </table:table-cell>
        </table:table-row>
        <table:table-row table:style-name="ro1">
          <table:table-cell office:value-type="float" office:value="26784">
            <text:p>26784</text:p>
          </table:table-cell>
          <table:table-cell table:formula="of:=470000/(65536*2/[.A838]-1)" office:value-type="float" office:value="120708.806382326">
            <text:p>1.21E+5</text:p>
          </table:table-cell>
          <table:table-cell table:formula="of:=3735/LN([.B838]/0.772)-273" office:value-type="float" office:value="39.2933958058481">
            <text:p>39</text:p>
          </table:table-cell>
        </table:table-row>
        <table:table-row table:style-name="ro1">
          <table:table-cell office:value-type="float" office:value="26816">
            <text:p>26816</text:p>
          </table:table-cell>
          <table:table-cell table:formula="of:=470000/(65536*2/[.A839]-1)" office:value-type="float" office:value="120890.116635973">
            <text:p>1.21E+5</text:p>
          </table:table-cell>
          <table:table-cell table:formula="of:=3735/LN([.B839]/0.772)-273" office:value-type="float" office:value="39.2542091733496">
            <text:p>39</text:p>
          </table:table-cell>
        </table:table-row>
        <table:table-row table:style-name="ro1">
          <table:table-cell office:value-type="float" office:value="26848">
            <text:p>26848</text:p>
          </table:table-cell>
          <table:table-cell table:formula="of:=470000/(65536*2/[.A840]-1)" office:value-type="float" office:value="121071.538225361">
            <text:p>1.21E+5</text:p>
          </table:table-cell>
          <table:table-cell table:formula="of:=3735/LN([.B840]/0.772)-273" office:value-type="float" office:value="39.2150670797447">
            <text:p>39</text:p>
          </table:table-cell>
        </table:table-row>
        <table:table-row table:style-name="ro1">
          <table:table-cell office:value-type="float" office:value="26880">
            <text:p>26880</text:p>
          </table:table-cell>
          <table:table-cell table:formula="of:=470000/(65536*2/[.A841]-1)" office:value-type="float" office:value="121253.071253071">
            <text:p>1.21E+5</text:p>
          </table:table-cell>
          <table:table-cell table:formula="of:=3735/LN([.B841]/0.772)-273" office:value-type="float" office:value="39.1759694052074">
            <text:p>39</text:p>
          </table:table-cell>
        </table:table-row>
        <table:table-row table:style-name="ro1">
          <table:table-cell office:value-type="float" office:value="26912">
            <text:p>26912</text:p>
          </table:table-cell>
          <table:table-cell table:formula="of:=470000/(65536*2/[.A842]-1)" office:value-type="float" office:value="121434.715821813">
            <text:p>1.21E+5</text:p>
          </table:table-cell>
          <table:table-cell table:formula="of:=3735/LN([.B842]/0.772)-273" office:value-type="float" office:value="39.1369160303606">
            <text:p>39</text:p>
          </table:table-cell>
        </table:table-row>
        <table:table-row table:style-name="ro1">
          <table:table-cell office:value-type="float" office:value="26944">
            <text:p>26944</text:p>
          </table:table-cell>
          <table:table-cell table:formula="of:=470000/(65536*2/[.A843]-1)" office:value-type="float" office:value="121616.472034419">
            <text:p>1.22E+5</text:p>
          </table:table-cell>
          <table:table-cell table:formula="of:=3735/LN([.B843]/0.772)-273" office:value-type="float" office:value="39.0979068362747">
            <text:p>39</text:p>
          </table:table-cell>
        </table:table-row>
        <table:table-row table:style-name="ro1">
          <table:table-cell office:value-type="float" office:value="26976">
            <text:p>26976</text:p>
          </table:table-cell>
          <table:table-cell table:formula="of:=470000/(65536*2/[.A844]-1)" office:value-type="float" office:value="121798.339993852">
            <text:p>1.22E+5</text:p>
          </table:table-cell>
          <table:table-cell table:formula="of:=3735/LN([.B844]/0.772)-273" office:value-type="float" office:value="39.0589417044643">
            <text:p>39</text:p>
          </table:table-cell>
        </table:table-row>
        <table:table-row table:style-name="ro1">
          <table:table-cell office:value-type="float" office:value="27008">
            <text:p>27008</text:p>
          </table:table-cell>
          <table:table-cell table:formula="of:=470000/(65536*2/[.A845]-1)" office:value-type="float" office:value="121980.319803198">
            <text:p>1.22E+5</text:p>
          </table:table-cell>
          <table:table-cell table:formula="of:=3735/LN([.B845]/0.772)-273" office:value-type="float" office:value="39.0200205168868">
            <text:p>39</text:p>
          </table:table-cell>
        </table:table-row>
        <table:table-row table:style-name="ro1">
          <table:table-cell office:value-type="float" office:value="27040">
            <text:p>27040</text:p>
          </table:table-cell>
          <table:table-cell table:formula="of:=470000/(65536*2/[.A846]-1)" office:value-type="float" office:value="122162.411565672">
            <text:p>1.22E+5</text:p>
          </table:table-cell>
          <table:table-cell table:formula="of:=3735/LN([.B846]/0.772)-273" office:value-type="float" office:value="38.9811431559397">
            <text:p>39</text:p>
          </table:table-cell>
        </table:table-row>
        <table:table-row table:style-name="ro1">
          <table:table-cell office:value-type="float" office:value="27072">
            <text:p>27072</text:p>
          </table:table-cell>
          <table:table-cell table:formula="of:=470000/(65536*2/[.A847]-1)" office:value-type="float" office:value="122344.615384615">
            <text:p>1.22E+5</text:p>
          </table:table-cell>
          <table:table-cell table:formula="of:=3735/LN([.B847]/0.772)-273" office:value-type="float" office:value="38.9423095044588">
            <text:p>39</text:p>
          </table:table-cell>
        </table:table-row>
        <table:table-row table:style-name="ro1">
          <table:table-cell office:value-type="float" office:value="27104">
            <text:p>27104</text:p>
          </table:table-cell>
          <table:table-cell table:formula="of:=470000/(65536*2/[.A848]-1)" office:value-type="float" office:value="122526.931363496">
            <text:p>1.23E+5</text:p>
          </table:table-cell>
          <table:table-cell table:formula="of:=3735/LN([.B848]/0.772)-273" office:value-type="float" office:value="38.9035194457156">
            <text:p>39</text:p>
          </table:table-cell>
        </table:table-row>
        <table:table-row table:style-name="ro1">
          <table:table-cell office:value-type="float" office:value="27136">
            <text:p>27136</text:p>
          </table:table-cell>
          <table:table-cell table:formula="of:=470000/(65536*2/[.A849]-1)" office:value-type="float" office:value="122709.359605911">
            <text:p>1.23E+5</text:p>
          </table:table-cell>
          <table:table-cell table:formula="of:=3735/LN([.B849]/0.772)-273" office:value-type="float" office:value="38.8647728634158">
            <text:p>39</text:p>
          </table:table-cell>
        </table:table-row>
        <table:table-row table:style-name="ro1">
          <table:table-cell office:value-type="float" office:value="27168">
            <text:p>27168</text:p>
          </table:table-cell>
          <table:table-cell table:formula="of:=470000/(65536*2/[.A850]-1)" office:value-type="float" office:value="122891.900215584">
            <text:p>1.23E+5</text:p>
          </table:table-cell>
          <table:table-cell table:formula="of:=3735/LN([.B850]/0.772)-273" office:value-type="float" office:value="38.8260696416962">
            <text:p>39</text:p>
          </table:table-cell>
        </table:table-row>
        <table:table-row table:style-name="ro1">
          <table:table-cell office:value-type="float" office:value="27200">
            <text:p>27200</text:p>
          </table:table-cell>
          <table:table-cell table:formula="of:=470000/(65536*2/[.A851]-1)" office:value-type="float" office:value="123074.553296365">
            <text:p>1.23E+5</text:p>
          </table:table-cell>
          <table:table-cell table:formula="of:=3735/LN([.B851]/0.772)-273" office:value-type="float" office:value="38.7874096651236">
            <text:p>39</text:p>
          </table:table-cell>
        </table:table-row>
        <table:table-row table:style-name="ro1">
          <table:table-cell office:value-type="float" office:value="27232">
            <text:p>27232</text:p>
          </table:table-cell>
          <table:table-cell table:formula="of:=470000/(65536*2/[.A852]-1)" office:value-type="float" office:value="123257.318952234">
            <text:p>1.23E+5</text:p>
          </table:table-cell>
          <table:table-cell table:formula="of:=3735/LN([.B852]/0.772)-273" office:value-type="float" office:value="38.7487928186918">
            <text:p>39</text:p>
          </table:table-cell>
        </table:table-row>
        <table:table-row table:style-name="ro1">
          <table:table-cell office:value-type="float" office:value="27264">
            <text:p>27264</text:p>
          </table:table-cell>
          <table:table-cell table:formula="of:=470000/(65536*2/[.A853]-1)" office:value-type="float" office:value="123440.1972873">
            <text:p>1.23E+5</text:p>
          </table:table-cell>
          <table:table-cell table:formula="of:=3735/LN([.B853]/0.772)-273" office:value-type="float" office:value="38.7102189878201">
            <text:p>39</text:p>
          </table:table-cell>
        </table:table-row>
        <table:table-row table:style-name="ro1">
          <table:table-cell office:value-type="float" office:value="27296">
            <text:p>27296</text:p>
          </table:table-cell>
          <table:table-cell table:formula="of:=470000/(65536*2/[.A854]-1)" office:value-type="float" office:value="123623.188405797">
            <text:p>1.24E+5</text:p>
          </table:table-cell>
          <table:table-cell table:formula="of:=3735/LN([.B854]/0.772)-273" office:value-type="float" office:value="38.6716880583509">
            <text:p>39</text:p>
          </table:table-cell>
        </table:table-row>
        <table:table-row table:style-name="ro1">
          <table:table-cell office:value-type="float" office:value="27328">
            <text:p>27328</text:p>
          </table:table-cell>
          <table:table-cell table:formula="of:=470000/(65536*2/[.A855]-1)" office:value-type="float" office:value="123806.292412091">
            <text:p>1.24E+5</text:p>
          </table:table-cell>
          <table:table-cell table:formula="of:=3735/LN([.B855]/0.772)-273" office:value-type="float" office:value="38.6331999165479">
            <text:p>39</text:p>
          </table:table-cell>
        </table:table-row>
        <table:table-row table:style-name="ro1">
          <table:table-cell office:value-type="float" office:value="27360">
            <text:p>27360</text:p>
          </table:table-cell>
          <table:table-cell table:formula="of:=470000/(65536*2/[.A856]-1)" office:value-type="float" office:value="123989.509410676">
            <text:p>1.24E+5</text:p>
          </table:table-cell>
          <table:table-cell table:formula="of:=3735/LN([.B856]/0.772)-273" office:value-type="float" office:value="38.5947544490933">
            <text:p>39</text:p>
          </table:table-cell>
        </table:table-row>
        <table:table-row table:style-name="ro1">
          <table:table-cell office:value-type="float" office:value="27392">
            <text:p>27392</text:p>
          </table:table-cell>
          <table:table-cell table:formula="of:=470000/(65536*2/[.A857]-1)" office:value-type="float" office:value="124172.839506173">
            <text:p>1.24E+5</text:p>
          </table:table-cell>
          <table:table-cell table:formula="of:=3735/LN([.B857]/0.772)-273" office:value-type="float" office:value="38.556351543087">
            <text:p>39</text:p>
          </table:table-cell>
        </table:table-row>
        <table:table-row table:style-name="ro1">
          <table:table-cell office:value-type="float" office:value="27424">
            <text:p>27424</text:p>
          </table:table-cell>
          <table:table-cell table:formula="of:=470000/(65536*2/[.A858]-1)" office:value-type="float" office:value="124356.282803334">
            <text:p>1.24E+5</text:p>
          </table:table-cell>
          <table:table-cell table:formula="of:=3735/LN([.B858]/0.772)-273" office:value-type="float" office:value="38.5179910860433">
            <text:p>39</text:p>
          </table:table-cell>
        </table:table-row>
        <table:table-row table:style-name="ro1">
          <table:table-cell office:value-type="float" office:value="27456">
            <text:p>27456</text:p>
          </table:table-cell>
          <table:table-cell table:formula="of:=470000/(65536*2/[.A859]-1)" office:value-type="float" office:value="124539.839407041">
            <text:p>1.25E+5</text:p>
          </table:table-cell>
          <table:table-cell table:formula="of:=3735/LN([.B859]/0.772)-273" office:value-type="float" office:value="38.4796729658896">
            <text:p>38</text:p>
          </table:table-cell>
        </table:table-row>
        <table:table-row table:style-name="ro1">
          <table:table-cell office:value-type="float" office:value="27488">
            <text:p>27488</text:p>
          </table:table-cell>
          <table:table-cell table:formula="of:=470000/(65536*2/[.A860]-1)" office:value-type="float" office:value="124723.509422305">
            <text:p>1.25E+5</text:p>
          </table:table-cell>
          <table:table-cell table:formula="of:=3735/LN([.B860]/0.772)-273" office:value-type="float" office:value="38.4413970709642">
            <text:p>38</text:p>
          </table:table-cell>
        </table:table-row>
        <table:table-row table:style-name="ro1">
          <table:table-cell office:value-type="float" office:value="27520">
            <text:p>27520</text:p>
          </table:table-cell>
          <table:table-cell table:formula="of:=470000/(65536*2/[.A861]-1)" office:value-type="float" office:value="124907.292954265">
            <text:p>1.25E+5</text:p>
          </table:table-cell>
          <table:table-cell table:formula="of:=3735/LN([.B861]/0.772)-273" office:value-type="float" office:value="38.4031632900141">
            <text:p>38</text:p>
          </table:table-cell>
        </table:table-row>
        <table:table-row table:style-name="ro1">
          <table:table-cell office:value-type="float" office:value="27552">
            <text:p>27552</text:p>
          </table:table-cell>
          <table:table-cell table:formula="of:=470000/(65536*2/[.A862]-1)" office:value-type="float" office:value="125091.190108192">
            <text:p>1.25E+5</text:p>
          </table:table-cell>
          <table:table-cell table:formula="of:=3735/LN([.B862]/0.772)-273" office:value-type="float" office:value="38.3649715121934">
            <text:p>38</text:p>
          </table:table-cell>
        </table:table-row>
        <table:table-row table:style-name="ro1">
          <table:table-cell office:value-type="float" office:value="27584">
            <text:p>27584</text:p>
          </table:table-cell>
          <table:table-cell table:formula="of:=470000/(65536*2/[.A863]-1)" office:value-type="float" office:value="125275.200989487">
            <text:p>1.25E+5</text:p>
          </table:table-cell>
          <table:table-cell table:formula="of:=3735/LN([.B863]/0.772)-273" office:value-type="float" office:value="38.3268216270611">
            <text:p>38</text:p>
          </table:table-cell>
        </table:table-row>
        <table:table-row table:style-name="ro1">
          <table:table-cell office:value-type="float" office:value="27616">
            <text:p>27616</text:p>
          </table:table-cell>
          <table:table-cell table:formula="of:=470000/(65536*2/[.A864]-1)" office:value-type="float" office:value="125459.325703681">
            <text:p>1.25E+5</text:p>
          </table:table-cell>
          <table:table-cell table:formula="of:=3735/LN([.B864]/0.772)-273" office:value-type="float" office:value="38.288713524579">
            <text:p>38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table:formula="of:=470000/(65536*2/[.A865]-1)" office:value-type="float" office:value="125643.564356436">
            <text:p>1.26E+5</text:p>
          </table:table-cell>
          <table:table-cell table:formula="of:=3735/LN([.B865]/0.772)-273" office:value-type="float" office:value="38.2506470951097">
            <text:p>38</text:p>
          </table:table-cell>
        </table:table-row>
        <table:table-row table:style-name="ro1">
          <table:table-cell office:value-type="float" office:value="27680">
            <text:p>27680</text:p>
          </table:table-cell>
          <table:table-cell table:formula="of:=470000/(65536*2/[.A866]-1)" office:value-type="float" office:value="125827.917053544">
            <text:p>1.26E+5</text:p>
          </table:table-cell>
          <table:table-cell table:formula="of:=3735/LN([.B866]/0.772)-273" office:value-type="float" office:value="38.2126222294154">
            <text:p>38</text:p>
          </table:table-cell>
        </table:table-row>
        <table:table-row table:style-name="ro1">
          <table:table-cell office:value-type="float" office:value="27712">
            <text:p>27712</text:p>
          </table:table-cell>
          <table:table-cell table:formula="of:=470000/(65536*2/[.A867]-1)" office:value-type="float" office:value="126012.383900929">
            <text:p>1.26E+5</text:p>
          </table:table-cell>
          <table:table-cell table:formula="of:=3735/LN([.B867]/0.772)-273" office:value-type="float" office:value="38.1746388186548">
            <text:p>38</text:p>
          </table:table-cell>
        </table:table-row>
        <table:table-row table:style-name="ro1">
          <table:table-cell office:value-type="float" office:value="27744">
            <text:p>27744</text:p>
          </table:table-cell>
          <table:table-cell table:formula="of:=470000/(65536*2/[.A868]-1)" office:value-type="float" office:value="126196.965004645">
            <text:p>1.26E+5</text:p>
          </table:table-cell>
          <table:table-cell table:formula="of:=3735/LN([.B868]/0.772)-273" office:value-type="float" office:value="38.1366967543819">
            <text:p>38</text:p>
          </table:table-cell>
        </table:table-row>
        <table:table-row table:style-name="ro1">
          <table:table-cell office:value-type="float" office:value="27776">
            <text:p>27776</text:p>
          </table:table-cell>
          <table:table-cell table:formula="of:=470000/(65536*2/[.A869]-1)" office:value-type="float" office:value="126381.66047088">
            <text:p>1.26E+5</text:p>
          </table:table-cell>
          <table:table-cell table:formula="of:=3735/LN([.B869]/0.772)-273" office:value-type="float" office:value="38.0987959285443">
            <text:p>38</text:p>
          </table:table-cell>
        </table:table-row>
        <table:table-row table:style-name="ro1">
          <table:table-cell office:value-type="float" office:value="27808">
            <text:p>27808</text:p>
          </table:table-cell>
          <table:table-cell table:formula="of:=470000/(65536*2/[.A870]-1)" office:value-type="float" office:value="126566.47040595">
            <text:p>1.27E+5</text:p>
          </table:table-cell>
          <table:table-cell table:formula="of:=3735/LN([.B870]/0.772)-273" office:value-type="float" office:value="38.0609362334804">
            <text:p>38</text:p>
          </table:table-cell>
        </table:table-row>
        <table:table-row table:style-name="ro1">
          <table:table-cell office:value-type="float" office:value="27840">
            <text:p>27840</text:p>
          </table:table-cell>
          <table:table-cell table:formula="of:=470000/(65536*2/[.A871]-1)" office:value-type="float" office:value="126751.394916305">
            <text:p>1.27E+5</text:p>
          </table:table-cell>
          <table:table-cell table:formula="of:=3735/LN([.B871]/0.772)-273" office:value-type="float" office:value="38.0231175619186">
            <text:p>38</text:p>
          </table:table-cell>
        </table:table-row>
        <table:table-row table:style-name="ro1">
          <table:table-cell office:value-type="float" office:value="27872">
            <text:p>27872</text:p>
          </table:table-cell>
          <table:table-cell table:formula="of:=470000/(65536*2/[.A872]-1)" office:value-type="float" office:value="126936.434108527">
            <text:p>1.27E+5</text:p>
          </table:table-cell>
          <table:table-cell table:formula="of:=3735/LN([.B872]/0.772)-273" office:value-type="float" office:value="37.9853398069745">
            <text:p>38</text:p>
          </table:table-cell>
        </table:table-row>
        <table:table-row table:style-name="ro1">
          <table:table-cell office:value-type="float" office:value="27904">
            <text:p>27904</text:p>
          </table:table-cell>
          <table:table-cell table:formula="of:=470000/(65536*2/[.A873]-1)" office:value-type="float" office:value="127121.58808933">
            <text:p>1.27E+5</text:p>
          </table:table-cell>
          <table:table-cell table:formula="of:=3735/LN([.B873]/0.772)-273" office:value-type="float" office:value="37.9476028621495">
            <text:p>38</text:p>
          </table:table-cell>
        </table:table-row>
        <table:table-row table:style-name="ro1">
          <table:table-cell office:value-type="float" office:value="27936">
            <text:p>27936</text:p>
          </table:table-cell>
          <table:table-cell table:formula="of:=470000/(65536*2/[.A874]-1)" office:value-type="float" office:value="127306.85696556">
            <text:p>1.27E+5</text:p>
          </table:table-cell>
          <table:table-cell table:formula="of:=3735/LN([.B874]/0.772)-273" office:value-type="float" office:value="37.909906621329">
            <text:p>38</text:p>
          </table:table-cell>
        </table:table-row>
        <table:table-row table:style-name="ro1">
          <table:table-cell office:value-type="float" office:value="27968">
            <text:p>27968</text:p>
          </table:table-cell>
          <table:table-cell table:formula="of:=470000/(65536*2/[.A875]-1)" office:value-type="float" office:value="127492.240844196">
            <text:p>1.27E+5</text:p>
          </table:table-cell>
          <table:table-cell table:formula="of:=3735/LN([.B875]/0.772)-273" office:value-type="float" office:value="37.8722509787803">
            <text:p>38</text:p>
          </table:table-cell>
        </table:table-row>
        <table:table-row table:style-name="ro1">
          <table:table-cell office:value-type="float" office:value="28000">
            <text:p>28000</text:p>
          </table:table-cell>
          <table:table-cell table:formula="of:=470000/(65536*2/[.A876]-1)" office:value-type="float" office:value="127677.73983235">
            <text:p>1.28E+5</text:p>
          </table:table-cell>
          <table:table-cell table:formula="of:=3735/LN([.B876]/0.772)-273" office:value-type="float" office:value="37.8346358291508">
            <text:p>38</text:p>
          </table:table-cell>
        </table:table-row>
        <table:table-row table:style-name="ro1">
          <table:table-cell office:value-type="float" office:value="28032">
            <text:p>28032</text:p>
          </table:table-cell>
          <table:table-cell table:formula="of:=470000/(65536*2/[.A877]-1)" office:value-type="float" office:value="127863.354037267">
            <text:p>1.28E+5</text:p>
          </table:table-cell>
          <table:table-cell table:formula="of:=3735/LN([.B877]/0.772)-273" office:value-type="float" office:value="37.7970610674665">
            <text:p>38</text:p>
          </table:table-cell>
        </table:table-row>
        <table:table-row table:style-name="ro1">
          <table:table-cell office:value-type="float" office:value="28064">
            <text:p>28064</text:p>
          </table:table-cell>
          <table:table-cell table:formula="of:=470000/(65536*2/[.A878]-1)" office:value-type="float" office:value="128049.083566325">
            <text:p>1.28E+5</text:p>
          </table:table-cell>
          <table:table-cell table:formula="of:=3735/LN([.B878]/0.772)-273" office:value-type="float" office:value="37.7595265891296">
            <text:p>38</text:p>
          </table:table-cell>
        </table:table-row>
        <table:table-row table:style-name="ro1">
          <table:table-cell office:value-type="float" office:value="28096">
            <text:p>28096</text:p>
          </table:table-cell>
          <table:table-cell table:formula="of:=470000/(65536*2/[.A879]-1)" office:value-type="float" office:value="128234.928527035">
            <text:p>1.28E+5</text:p>
          </table:table-cell>
          <table:table-cell table:formula="of:=3735/LN([.B879]/0.772)-273" office:value-type="float" office:value="37.7220322899174">
            <text:p>38</text:p>
          </table:table-cell>
        </table:table-row>
        <table:table-row table:style-name="ro1">
          <table:table-cell office:value-type="float" office:value="28128">
            <text:p>28128</text:p>
          </table:table-cell>
          <table:table-cell table:formula="of:=470000/(65536*2/[.A880]-1)" office:value-type="float" office:value="128420.889027044">
            <text:p>1.28E+5</text:p>
          </table:table-cell>
          <table:table-cell table:formula="of:=3735/LN([.B880]/0.772)-273" office:value-type="float" office:value="37.6845780659798">
            <text:p>38</text:p>
          </table:table-cell>
        </table:table-row>
        <table:table-row table:style-name="ro1">
          <table:table-cell office:value-type="float" office:value="28160">
            <text:p>28160</text:p>
          </table:table-cell>
          <table:table-cell table:formula="of:=470000/(65536*2/[.A881]-1)" office:value-type="float" office:value="128606.965174129">
            <text:p>1.29E+5</text:p>
          </table:table-cell>
          <table:table-cell table:formula="of:=3735/LN([.B881]/0.772)-273" office:value-type="float" office:value="37.6471638138383">
            <text:p>38</text:p>
          </table:table-cell>
        </table:table-row>
        <table:table-row table:style-name="ro1">
          <table:table-cell office:value-type="float" office:value="28192">
            <text:p>28192</text:p>
          </table:table-cell>
          <table:table-cell table:formula="of:=470000/(65536*2/[.A882]-1)" office:value-type="float" office:value="128793.157076205">
            <text:p>1.29E+5</text:p>
          </table:table-cell>
          <table:table-cell table:formula="of:=3735/LN([.B882]/0.772)-273" office:value-type="float" office:value="37.6097894303834">
            <text:p>38</text:p>
          </table:table-cell>
        </table:table-row>
        <table:table-row table:style-name="ro1">
          <table:table-cell office:value-type="float" office:value="28224">
            <text:p>28224</text:p>
          </table:table-cell>
          <table:table-cell table:formula="of:=470000/(65536*2/[.A883]-1)" office:value-type="float" office:value="128979.464841319">
            <text:p>1.29E+5</text:p>
          </table:table-cell>
          <table:table-cell table:formula="of:=3735/LN([.B883]/0.772)-273" office:value-type="float" office:value="37.5724548128734">
            <text:p>38</text:p>
          </table:table-cell>
        </table:table-row>
        <table:table-row table:style-name="ro1">
          <table:table-cell office:value-type="float" office:value="28256">
            <text:p>28256</text:p>
          </table:table-cell>
          <table:table-cell table:formula="of:=470000/(65536*2/[.A884]-1)" office:value-type="float" office:value="129165.888577653">
            <text:p>1.29E+5</text:p>
          </table:table-cell>
          <table:table-cell table:formula="of:=3735/LN([.B884]/0.772)-273" office:value-type="float" office:value="37.5351598589326">
            <text:p>38</text:p>
          </table:table-cell>
        </table:table-row>
        <table:table-row table:style-name="ro1">
          <table:table-cell office:value-type="float" office:value="28288">
            <text:p>28288</text:p>
          </table:table-cell>
          <table:table-cell table:formula="of:=470000/(65536*2/[.A885]-1)" office:value-type="float" office:value="129352.428393524">
            <text:p>1.29E+5</text:p>
          </table:table-cell>
          <table:table-cell table:formula="of:=3735/LN([.B885]/0.772)-273" office:value-type="float" office:value="37.4979044665492">
            <text:p>37</text:p>
          </table:table-cell>
        </table:table-row>
        <table:table-row table:style-name="ro1">
          <table:table-cell office:value-type="float" office:value="28320">
            <text:p>28320</text:p>
          </table:table-cell>
          <table:table-cell table:formula="of:=470000/(65536*2/[.A886]-1)" office:value-type="float" office:value="129539.084397384">
            <text:p>1.30E+5</text:p>
          </table:table-cell>
          <table:table-cell table:formula="of:=3735/LN([.B886]/0.772)-273" office:value-type="float" office:value="37.4606885340741">
            <text:p>37</text:p>
          </table:table-cell>
        </table:table-row>
        <table:table-row table:style-name="ro1">
          <table:table-cell office:value-type="float" office:value="28352">
            <text:p>28352</text:p>
          </table:table-cell>
          <table:table-cell table:formula="of:=470000/(65536*2/[.A887]-1)" office:value-type="float" office:value="129725.856697819">
            <text:p>1.30E+5</text:p>
          </table:table-cell>
          <table:table-cell table:formula="of:=3735/LN([.B887]/0.772)-273" office:value-type="float" office:value="37.4235119602185">
            <text:p>37</text:p>
          </table:table-cell>
        </table:table-row>
        <table:table-row table:style-name="ro1">
          <table:table-cell office:value-type="float" office:value="28384">
            <text:p>28384</text:p>
          </table:table-cell>
          <table:table-cell table:formula="of:=470000/(65536*2/[.A888]-1)" office:value-type="float" office:value="129912.745403553">
            <text:p>1.30E+5</text:p>
          </table:table-cell>
          <table:table-cell table:formula="of:=3735/LN([.B888]/0.772)-273" office:value-type="float" office:value="37.3863746440533">
            <text:p>37</text:p>
          </table:table-cell>
        </table:table-row>
        <table:table-row table:style-name="ro1">
          <table:table-cell office:value-type="float" office:value="28416">
            <text:p>28416</text:p>
          </table:table-cell>
          <table:table-cell table:formula="of:=470000/(65536*2/[.A889]-1)" office:value-type="float" office:value="130099.750623441">
            <text:p>1.30E+5</text:p>
          </table:table-cell>
          <table:table-cell table:formula="of:=3735/LN([.B889]/0.772)-273" office:value-type="float" office:value="37.3492764850059">
            <text:p>37</text:p>
          </table:table-cell>
        </table:table-row>
        <table:table-row table:style-name="ro1">
          <table:table-cell office:value-type="float" office:value="28448">
            <text:p>28448</text:p>
          </table:table-cell>
          <table:table-cell table:formula="of:=470000/(65536*2/[.A890]-1)" office:value-type="float" office:value="130286.87246648">
            <text:p>1.30E+5</text:p>
          </table:table-cell>
          <table:table-cell table:formula="of:=3735/LN([.B890]/0.772)-273" office:value-type="float" office:value="37.3122173828598">
            <text:p>37</text:p>
          </table:table-cell>
        </table:table-row>
        <table:table-row table:style-name="ro1">
          <table:table-cell office:value-type="float" office:value="28480">
            <text:p>28480</text:p>
          </table:table-cell>
          <table:table-cell table:formula="of:=470000/(65536*2/[.A891]-1)" office:value-type="float" office:value="130474.111041797">
            <text:p>1.30E+5</text:p>
          </table:table-cell>
          <table:table-cell table:formula="of:=3735/LN([.B891]/0.772)-273" office:value-type="float" office:value="37.2751972377523">
            <text:p>37</text:p>
          </table:table-cell>
        </table:table-row>
        <table:table-row table:style-name="ro1">
          <table:table-cell office:value-type="float" office:value="28512">
            <text:p>28512</text:p>
          </table:table-cell>
          <table:table-cell table:formula="of:=470000/(65536*2/[.A892]-1)" office:value-type="float" office:value="130661.466458658">
            <text:p>1.31E+5</text:p>
          </table:table-cell>
          <table:table-cell table:formula="of:=3735/LN([.B892]/0.772)-273" office:value-type="float" office:value="37.238215950173">
            <text:p>37</text:p>
          </table:table-cell>
        </table:table-row>
        <table:table-row table:style-name="ro1">
          <table:table-cell office:value-type="float" office:value="28544">
            <text:p>28544</text:p>
          </table:table-cell>
          <table:table-cell table:formula="of:=470000/(65536*2/[.A893]-1)" office:value-type="float" office:value="130848.938826467">
            <text:p>1.31E+5</text:p>
          </table:table-cell>
          <table:table-cell table:formula="of:=3735/LN([.B893]/0.772)-273" office:value-type="float" office:value="37.201273420962">
            <text:p>37</text:p>
          </table:table-cell>
        </table:table-row>
        <table:table-row table:style-name="ro1">
          <table:table-cell office:value-type="float" office:value="28576">
            <text:p>28576</text:p>
          </table:table-cell>
          <table:table-cell table:formula="of:=470000/(65536*2/[.A894]-1)" office:value-type="float" office:value="131036.528254761">
            <text:p>1.31E+5</text:p>
          </table:table-cell>
          <table:table-cell table:formula="of:=3735/LN([.B894]/0.772)-273" office:value-type="float" office:value="37.1643695513085">
            <text:p>37</text:p>
          </table:table-cell>
        </table:table-row>
        <table:table-row table:style-name="ro1">
          <table:table-cell office:value-type="float" office:value="28608">
            <text:p>28608</text:p>
          </table:table-cell>
          <table:table-cell table:formula="of:=470000/(65536*2/[.A895]-1)" office:value-type="float" office:value="131224.234853217">
            <text:p>1.31E+5</text:p>
          </table:table-cell>
          <table:table-cell table:formula="of:=3735/LN([.B895]/0.772)-273" office:value-type="float" office:value="37.127504242749">
            <text:p>37</text:p>
          </table:table-cell>
        </table:table-row>
        <table:table-row table:style-name="ro1">
          <table:table-cell office:value-type="float" office:value="28640">
            <text:p>28640</text:p>
          </table:table-cell>
          <table:table-cell table:formula="of:=470000/(65536*2/[.A896]-1)" office:value-type="float" office:value="131412.058731646">
            <text:p>1.31E+5</text:p>
          </table:table-cell>
          <table:table-cell table:formula="of:=3735/LN([.B896]/0.772)-273" office:value-type="float" office:value="37.0906773971653">
            <text:p>37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table:formula="of:=470000/(65536*2/[.A897]-1)" office:value-type="float" office:value="131600">
            <text:p>1.32E+5</text:p>
          </table:table-cell>
          <table:table-cell table:formula="of:=3735/LN([.B897]/0.772)-273" office:value-type="float" office:value="37.053888916784">
            <text:p>37</text:p>
          </table:table-cell>
        </table:table-row>
        <table:table-row table:style-name="ro1">
          <table:table-cell office:value-type="float" office:value="28704">
            <text:p>28704</text:p>
          </table:table-cell>
          <table:table-cell table:formula="of:=470000/(65536*2/[.A898]-1)" office:value-type="float" office:value="131788.058768365">
            <text:p>1.32E+5</text:p>
          </table:table-cell>
          <table:table-cell table:formula="of:=3735/LN([.B898]/0.772)-273" office:value-type="float" office:value="37.0171387041734">
            <text:p>37</text:p>
          </table:table-cell>
        </table:table-row>
        <table:table-row table:style-name="ro1">
          <table:table-cell office:value-type="float" office:value="28736">
            <text:p>28736</text:p>
          </table:table-cell>
          <table:table-cell table:formula="of:=470000/(65536*2/[.A899]-1)" office:value-type="float" office:value="131976.235146967">
            <text:p>1.32E+5</text:p>
          </table:table-cell>
          <table:table-cell table:formula="of:=3735/LN([.B899]/0.772)-273" office:value-type="float" office:value="36.9804266622431">
            <text:p>37</text:p>
          </table:table-cell>
        </table:table-row>
        <table:table-row table:style-name="ro1">
          <table:table-cell office:value-type="float" office:value="28768">
            <text:p>28768</text:p>
          </table:table-cell>
          <table:table-cell table:formula="of:=470000/(65536*2/[.A900]-1)" office:value-type="float" office:value="132164.529246168">
            <text:p>1.32E+5</text:p>
          </table:table-cell>
          <table:table-cell table:formula="of:=3735/LN([.B900]/0.772)-273" office:value-type="float" office:value="36.9437526942419">
            <text:p>37</text:p>
          </table:table-cell>
        </table:table-row>
        <table:table-row table:style-name="ro1">
          <table:table-cell office:value-type="float" office:value="28800">
            <text:p>28800</text:p>
          </table:table-cell>
          <table:table-cell table:formula="of:=470000/(65536*2/[.A901]-1)" office:value-type="float" office:value="132352.941176471">
            <text:p>1.32E+5</text:p>
          </table:table-cell>
          <table:table-cell table:formula="of:=3735/LN([.B901]/0.772)-273" office:value-type="float" office:value="36.907116703756">
            <text:p>37</text:p>
          </table:table-cell>
        </table:table-row>
        <table:table-row table:style-name="ro1">
          <table:table-cell office:value-type="float" office:value="28832">
            <text:p>28832</text:p>
          </table:table-cell>
          <table:table-cell table:formula="of:=470000/(65536*2/[.A902]-1)" office:value-type="float" office:value="132541.471048513">
            <text:p>1.33E+5</text:p>
          </table:table-cell>
          <table:table-cell table:formula="of:=3735/LN([.B902]/0.772)-273" office:value-type="float" office:value="36.8705185947081">
            <text:p>37</text:p>
          </table:table-cell>
        </table:table-row>
        <table:table-row table:style-name="ro1">
          <table:table-cell office:value-type="float" office:value="28864">
            <text:p>28864</text:p>
          </table:table-cell>
          <table:table-cell table:formula="of:=470000/(65536*2/[.A903]-1)" office:value-type="float" office:value="132730.118973075">
            <text:p>1.33E+5</text:p>
          </table:table-cell>
          <table:table-cell table:formula="of:=3735/LN([.B903]/0.772)-273" office:value-type="float" office:value="36.8339582713551">
            <text:p>37</text:p>
          </table:table-cell>
        </table:table-row>
        <table:table-row table:style-name="ro1">
          <table:table-cell office:value-type="float" office:value="28896">
            <text:p>28896</text:p>
          </table:table-cell>
          <table:table-cell table:formula="of:=470000/(65536*2/[.A904]-1)" office:value-type="float" office:value="132918.885061071">
            <text:p>1.33E+5</text:p>
          </table:table-cell>
          <table:table-cell table:formula="of:=3735/LN([.B904]/0.772)-273" office:value-type="float" office:value="36.797435638287">
            <text:p>37</text:p>
          </table:table-cell>
        </table:table-row>
        <table:table-row table:style-name="ro1">
          <table:table-cell office:value-type="float" office:value="28928">
            <text:p>28928</text:p>
          </table:table-cell>
          <table:table-cell table:formula="of:=470000/(65536*2/[.A905]-1)" office:value-type="float" office:value="133107.769423559">
            <text:p>1.33E+5</text:p>
          </table:table-cell>
          <table:table-cell table:formula="of:=3735/LN([.B905]/0.772)-273" office:value-type="float" office:value="36.7609506004252">
            <text:p>37</text:p>
          </table:table-cell>
        </table:table-row>
        <table:table-row table:style-name="ro1">
          <table:table-cell office:value-type="float" office:value="28960">
            <text:p>28960</text:p>
          </table:table-cell>
          <table:table-cell table:formula="of:=470000/(65536*2/[.A906]-1)" office:value-type="float" office:value="133296.772171733">
            <text:p>1.33E+5</text:p>
          </table:table-cell>
          <table:table-cell table:formula="of:=3735/LN([.B906]/0.772)-273" office:value-type="float" office:value="36.7245030630211">
            <text:p>37</text:p>
          </table:table-cell>
        </table:table-row>
        <table:table-row table:style-name="ro1">
          <table:table-cell office:value-type="float" office:value="28992">
            <text:p>28992</text:p>
          </table:table-cell>
          <table:table-cell table:formula="of:=470000/(65536*2/[.A907]-1)" office:value-type="float" office:value="133485.893416928">
            <text:p>1.33E+5</text:p>
          </table:table-cell>
          <table:table-cell table:formula="of:=3735/LN([.B907]/0.772)-273" office:value-type="float" office:value="36.6880929316542">
            <text:p>37</text:p>
          </table:table-cell>
        </table:table-row>
        <table:table-row table:style-name="ro1">
          <table:table-cell office:value-type="float" office:value="29024">
            <text:p>29024</text:p>
          </table:table-cell>
          <table:table-cell table:formula="of:=470000/(65536*2/[.A908]-1)" office:value-type="float" office:value="133675.133270618">
            <text:p>1.34E+5</text:p>
          </table:table-cell>
          <table:table-cell table:formula="of:=3735/LN([.B908]/0.772)-273" office:value-type="float" office:value="36.6517201122311">
            <text:p>37</text:p>
          </table:table-cell>
        </table:table-row>
        <table:table-row table:style-name="ro1">
          <table:table-cell office:value-type="float" office:value="29056">
            <text:p>29056</text:p>
          </table:table-cell>
          <table:table-cell table:formula="of:=470000/(65536*2/[.A909]-1)" office:value-type="float" office:value="133864.491844417">
            <text:p>1.34E+5</text:p>
          </table:table-cell>
          <table:table-cell table:formula="of:=3735/LN([.B909]/0.772)-273" office:value-type="float" office:value="36.6153845109837">
            <text:p>37</text:p>
          </table:table-cell>
        </table:table-row>
        <table:table-row table:style-name="ro1">
          <table:table-cell office:value-type="float" office:value="29088">
            <text:p>29088</text:p>
          </table:table-cell>
          <table:table-cell table:formula="of:=470000/(65536*2/[.A910]-1)" office:value-type="float" office:value="134053.969250078">
            <text:p>1.34E+5</text:p>
          </table:table-cell>
          <table:table-cell table:formula="of:=3735/LN([.B910]/0.772)-273" office:value-type="float" office:value="36.5790860344674">
            <text:p>37</text:p>
          </table:table-cell>
        </table:table-row>
        <table:table-row table:style-name="ro1">
          <table:table-cell office:value-type="float" office:value="29120">
            <text:p>29120</text:p>
          </table:table-cell>
          <table:table-cell table:formula="of:=470000/(65536*2/[.A911]-1)" office:value-type="float" office:value="134243.565599498">
            <text:p>1.34E+5</text:p>
          </table:table-cell>
          <table:table-cell table:formula="of:=3735/LN([.B911]/0.772)-273" office:value-type="float" office:value="36.5428245895603">
            <text:p>37</text:p>
          </table:table-cell>
        </table:table-row>
        <table:table-row table:style-name="ro1">
          <table:table-cell office:value-type="float" office:value="29152">
            <text:p>29152</text:p>
          </table:table-cell>
          <table:table-cell table:formula="of:=470000/(65536*2/[.A912]-1)" office:value-type="float" office:value="134433.28100471">
            <text:p>1.34E+5</text:p>
          </table:table-cell>
          <table:table-cell table:formula="of:=3735/LN([.B912]/0.772)-273" office:value-type="float" office:value="36.5066000834612">
            <text:p>37</text:p>
          </table:table-cell>
        </table:table-row>
        <table:table-row table:style-name="ro1">
          <table:table-cell office:value-type="float" office:value="29184">
            <text:p>29184</text:p>
          </table:table-cell>
          <table:table-cell table:formula="of:=470000/(65536*2/[.A913]-1)" office:value-type="float" office:value="134623.115577889">
            <text:p>1.35E+5</text:p>
          </table:table-cell>
          <table:table-cell table:formula="of:=3735/LN([.B913]/0.772)-273" office:value-type="float" office:value="36.4704124236882">
            <text:p>36</text:p>
          </table:table-cell>
        </table:table-row>
        <table:table-row table:style-name="ro1">
          <table:table-cell office:value-type="float" office:value="29216">
            <text:p>29216</text:p>
          </table:table-cell>
          <table:table-cell table:formula="of:=470000/(65536*2/[.A914]-1)" office:value-type="float" office:value="134813.069431354">
            <text:p>1.35E+5</text:p>
          </table:table-cell>
          <table:table-cell table:formula="of:=3735/LN([.B914]/0.772)-273" office:value-type="float" office:value="36.4342615180772">
            <text:p>36</text:p>
          </table:table-cell>
        </table:table-row>
        <table:table-row table:style-name="ro1">
          <table:table-cell office:value-type="float" office:value="29248">
            <text:p>29248</text:p>
          </table:table-cell>
          <table:table-cell table:formula="of:=470000/(65536*2/[.A915]-1)" office:value-type="float" office:value="135003.142677561">
            <text:p>1.35E+5</text:p>
          </table:table-cell>
          <table:table-cell table:formula="of:=3735/LN([.B915]/0.772)-273" office:value-type="float" office:value="36.3981472747809">
            <text:p>36</text:p>
          </table:table-cell>
        </table:table-row>
        <table:table-row table:style-name="ro1">
          <table:table-cell office:value-type="float" office:value="29280">
            <text:p>29280</text:p>
          </table:table-cell>
          <table:table-cell table:formula="of:=470000/(65536*2/[.A916]-1)" office:value-type="float" office:value="135193.33542911">
            <text:p>1.35E+5</text:p>
          </table:table-cell>
          <table:table-cell table:formula="of:=3735/LN([.B916]/0.772)-273" office:value-type="float" office:value="36.3620696022666">
            <text:p>36</text:p>
          </table:table-cell>
        </table:table-row>
        <table:table-row table:style-name="ro1">
          <table:table-cell office:value-type="float" office:value="29312">
            <text:p>29312</text:p>
          </table:table-cell>
          <table:table-cell table:formula="of:=470000/(65536*2/[.A917]-1)" office:value-type="float" office:value="135383.647798742">
            <text:p>1.35E+5</text:p>
          </table:table-cell>
          <table:table-cell table:formula="of:=3735/LN([.B917]/0.772)-273" office:value-type="float" office:value="36.3260284093151">
            <text:p>36</text:p>
          </table:table-cell>
        </table:table-row>
        <table:table-row table:style-name="ro1">
          <table:table-cell office:value-type="float" office:value="29344">
            <text:p>29344</text:p>
          </table:table-cell>
          <table:table-cell table:formula="of:=470000/(65536*2/[.A918]-1)" office:value-type="float" office:value="135574.079899339">
            <text:p>1.36E+5</text:p>
          </table:table-cell>
          <table:table-cell table:formula="of:=3735/LN([.B918]/0.772)-273" office:value-type="float" office:value="36.2900236050196">
            <text:p>36</text:p>
          </table:table-cell>
        </table:table-row>
        <table:table-row table:style-name="ro1">
          <table:table-cell office:value-type="float" office:value="29376">
            <text:p>29376</text:p>
          </table:table-cell>
          <table:table-cell table:formula="of:=470000/(65536*2/[.A919]-1)" office:value-type="float" office:value="135764.631843927">
            <text:p>1.36E+5</text:p>
          </table:table-cell>
          <table:table-cell table:formula="of:=3735/LN([.B919]/0.772)-273" office:value-type="float" office:value="36.2540550987838">
            <text:p>36</text:p>
          </table:table-cell>
        </table:table-row>
        <table:table-row table:style-name="ro1">
          <table:table-cell office:value-type="float" office:value="29408">
            <text:p>29408</text:p>
          </table:table-cell>
          <table:table-cell table:formula="of:=470000/(65536*2/[.A920]-1)" office:value-type="float" office:value="135955.303745672">
            <text:p>1.36E+5</text:p>
          </table:table-cell>
          <table:table-cell table:formula="of:=3735/LN([.B920]/0.772)-273" office:value-type="float" office:value="36.2181228003205">
            <text:p>36</text:p>
          </table:table-cell>
        </table:table-row>
        <table:table-row table:style-name="ro1">
          <table:table-cell office:value-type="float" office:value="29440">
            <text:p>29440</text:p>
          </table:table-cell>
          <table:table-cell table:formula="of:=470000/(65536*2/[.A921]-1)" office:value-type="float" office:value="136146.095717884">
            <text:p>1.36E+5</text:p>
          </table:table-cell>
          <table:table-cell table:formula="of:=3735/LN([.B921]/0.772)-273" office:value-type="float" office:value="36.1822266196507">
            <text:p>36</text:p>
          </table:table-cell>
        </table:table-row>
        <table:table-row table:style-name="ro1">
          <table:table-cell office:value-type="float" office:value="29472">
            <text:p>29472</text:p>
          </table:table-cell>
          <table:table-cell table:formula="of:=470000/(65536*2/[.A922]-1)" office:value-type="float" office:value="136337.007874016">
            <text:p>1.36E+5</text:p>
          </table:table-cell>
          <table:table-cell table:formula="of:=3735/LN([.B922]/0.772)-273" office:value-type="float" office:value="36.1463664671013">
            <text:p>36</text:p>
          </table:table-cell>
        </table:table-row>
        <table:table-row table:style-name="ro1">
          <table:table-cell office:value-type="float" office:value="29504">
            <text:p>29504</text:p>
          </table:table-cell>
          <table:table-cell table:formula="of:=470000/(65536*2/[.A923]-1)" office:value-type="float" office:value="136528.040327662">
            <text:p>1.37E+5</text:p>
          </table:table-cell>
          <table:table-cell table:formula="of:=3735/LN([.B923]/0.772)-273" office:value-type="float" office:value="36.1105422533047">
            <text:p>36</text:p>
          </table:table-cell>
        </table:table-row>
        <table:table-row table:style-name="ro1">
          <table:table-cell office:value-type="float" office:value="29536">
            <text:p>29536</text:p>
          </table:table-cell>
          <table:table-cell table:formula="of:=470000/(65536*2/[.A924]-1)" office:value-type="float" office:value="136719.193192562">
            <text:p>1.37E+5</text:p>
          </table:table-cell>
          <table:table-cell table:formula="of:=3735/LN([.B924]/0.772)-273" office:value-type="float" office:value="36.0747538891966">
            <text:p>36</text:p>
          </table:table-cell>
        </table:table-row>
        <table:table-row table:style-name="ro1">
          <table:table-cell office:value-type="float" office:value="29568">
            <text:p>29568</text:p>
          </table:table-cell>
          <table:table-cell table:formula="of:=470000/(65536*2/[.A925]-1)" office:value-type="float" office:value="136910.466582598">
            <text:p>1.37E+5</text:p>
          </table:table-cell>
          <table:table-cell table:formula="of:=3735/LN([.B925]/0.772)-273" office:value-type="float" office:value="36.0390012860152">
            <text:p>36</text:p>
          </table:table-cell>
        </table:table-row>
        <table:table-row table:style-name="ro1">
          <table:table-cell office:value-type="float" office:value="29600">
            <text:p>29600</text:p>
          </table:table-cell>
          <table:table-cell table:formula="of:=470000/(65536*2/[.A926]-1)" office:value-type="float" office:value="137101.860611794">
            <text:p>1.37E+5</text:p>
          </table:table-cell>
          <table:table-cell table:formula="of:=3735/LN([.B926]/0.772)-273" office:value-type="float" office:value="36.0032843552994">
            <text:p>36</text:p>
          </table:table-cell>
        </table:table-row>
        <table:table-row table:style-name="ro1">
          <table:table-cell office:value-type="float" office:value="29632">
            <text:p>29632</text:p>
          </table:table-cell>
          <table:table-cell table:formula="of:=470000/(65536*2/[.A927]-1)" office:value-type="float" office:value="137293.375394322">
            <text:p>1.37E+5</text:p>
          </table:table-cell>
          <table:table-cell table:formula="of:=3735/LN([.B927]/0.772)-273" office:value-type="float" office:value="35.9676030088877">
            <text:p>36</text:p>
          </table:table-cell>
        </table:table-row>
        <table:table-row table:style-name="ro1">
          <table:table-cell office:value-type="float" office:value="29664">
            <text:p>29664</text:p>
          </table:table-cell>
          <table:table-cell table:formula="of:=470000/(65536*2/[.A928]-1)" office:value-type="float" office:value="137485.011044494">
            <text:p>1.37E+5</text:p>
          </table:table-cell>
          <table:table-cell table:formula="of:=3735/LN([.B928]/0.772)-273" office:value-type="float" office:value="35.9319571589168">
            <text:p>36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table:formula="of:=470000/(65536*2/[.A929]-1)" office:value-type="float" office:value="137676.767676768">
            <text:p>1.38E+5</text:p>
          </table:table-cell>
          <table:table-cell table:formula="of:=3735/LN([.B929]/0.772)-273" office:value-type="float" office:value="35.8963467178201">
            <text:p>36</text:p>
          </table:table-cell>
        </table:table-row>
        <table:table-row table:style-name="ro1">
          <table:table-cell office:value-type="float" office:value="29728">
            <text:p>29728</text:p>
          </table:table-cell>
          <table:table-cell table:formula="of:=470000/(65536*2/[.A930]-1)" office:value-type="float" office:value="137868.645405747">
            <text:p>1.38E+5</text:p>
          </table:table-cell>
          <table:table-cell table:formula="of:=3735/LN([.B930]/0.772)-273" office:value-type="float" office:value="35.8607715983264">
            <text:p>36</text:p>
          </table:table-cell>
        </table:table-row>
        <table:table-row table:style-name="ro1">
          <table:table-cell office:value-type="float" office:value="29760">
            <text:p>29760</text:p>
          </table:table-cell>
          <table:table-cell table:formula="of:=470000/(65536*2/[.A931]-1)" office:value-type="float" office:value="138060.644346178">
            <text:p>1.38E+5</text:p>
          </table:table-cell>
          <table:table-cell table:formula="of:=3735/LN([.B931]/0.772)-273" office:value-type="float" office:value="35.8252317134588">
            <text:p>36</text:p>
          </table:table-cell>
        </table:table-row>
        <table:table-row table:style-name="ro1">
          <table:table-cell office:value-type="float" office:value="29792">
            <text:p>29792</text:p>
          </table:table-cell>
          <table:table-cell table:formula="of:=470000/(65536*2/[.A932]-1)" office:value-type="float" office:value="138252.764612954">
            <text:p>1.38E+5</text:p>
          </table:table-cell>
          <table:table-cell table:formula="of:=3735/LN([.B932]/0.772)-273" office:value-type="float" office:value="35.7897269765333">
            <text:p>36</text:p>
          </table:table-cell>
        </table:table-row>
        <table:table-row table:style-name="ro1">
          <table:table-cell office:value-type="float" office:value="29824">
            <text:p>29824</text:p>
          </table:table-cell>
          <table:table-cell table:formula="of:=470000/(65536*2/[.A933]-1)" office:value-type="float" office:value="138445.006321113">
            <text:p>1.38E+5</text:p>
          </table:table-cell>
          <table:table-cell table:formula="of:=3735/LN([.B933]/0.772)-273" office:value-type="float" office:value="35.754257301157">
            <text:p>36</text:p>
          </table:table-cell>
        </table:table-row>
        <table:table-row table:style-name="ro1">
          <table:table-cell office:value-type="float" office:value="29856">
            <text:p>29856</text:p>
          </table:table-cell>
          <table:table-cell table:formula="of:=470000/(65536*2/[.A934]-1)" office:value-type="float" office:value="138637.369585836">
            <text:p>1.39E+5</text:p>
          </table:table-cell>
          <table:table-cell table:formula="of:=3735/LN([.B934]/0.772)-273" office:value-type="float" office:value="35.7188226012274">
            <text:p>36</text:p>
          </table:table-cell>
        </table:table-row>
        <table:table-row table:style-name="ro1">
          <table:table-cell office:value-type="float" office:value="29888">
            <text:p>29888</text:p>
          </table:table-cell>
          <table:table-cell table:formula="of:=470000/(65536*2/[.A935]-1)" office:value-type="float" office:value="138829.854522454">
            <text:p>1.39E+5</text:p>
          </table:table-cell>
          <table:table-cell table:formula="of:=3735/LN([.B935]/0.772)-273" office:value-type="float" office:value="35.6834227909309">
            <text:p>36</text:p>
          </table:table-cell>
        </table:table-row>
        <table:table-row table:style-name="ro1">
          <table:table-cell office:value-type="float" office:value="29920">
            <text:p>29920</text:p>
          </table:table-cell>
          <table:table-cell table:formula="of:=470000/(65536*2/[.A936]-1)" office:value-type="float" office:value="139022.461246441">
            <text:p>1.39E+5</text:p>
          </table:table-cell>
          <table:table-cell table:formula="of:=3735/LN([.B936]/0.772)-273" office:value-type="float" office:value="35.6480577847414">
            <text:p>36</text:p>
          </table:table-cell>
        </table:table-row>
        <table:table-row table:style-name="ro1">
          <table:table-cell office:value-type="float" office:value="29952">
            <text:p>29952</text:p>
          </table:table-cell>
          <table:table-cell table:formula="of:=470000/(65536*2/[.A937]-1)" office:value-type="float" office:value="139215.189873418">
            <text:p>1.39E+5</text:p>
          </table:table-cell>
          <table:table-cell table:formula="of:=3735/LN([.B937]/0.772)-273" office:value-type="float" office:value="35.612727497419">
            <text:p>36</text:p>
          </table:table-cell>
        </table:table-row>
        <table:table-row table:style-name="ro1">
          <table:table-cell office:value-type="float" office:value="29984">
            <text:p>29984</text:p>
          </table:table-cell>
          <table:table-cell table:formula="of:=470000/(65536*2/[.A938]-1)" office:value-type="float" office:value="139408.040519152">
            <text:p>1.39E+5</text:p>
          </table:table-cell>
          <table:table-cell table:formula="of:=3735/LN([.B938]/0.772)-273" office:value-type="float" office:value="35.5774318440087">
            <text:p>36</text:p>
          </table:table-cell>
        </table:table-row>
        <table:table-row table:style-name="ro1">
          <table:table-cell office:value-type="float" office:value="30016">
            <text:p>30016</text:p>
          </table:table-cell>
          <table:table-cell table:formula="of:=470000/(65536*2/[.A939]-1)" office:value-type="float" office:value="139601.013299557">
            <text:p>1.40E+5</text:p>
          </table:table-cell>
          <table:table-cell table:formula="of:=3735/LN([.B939]/0.772)-273" office:value-type="float" office:value="35.5421707398397">
            <text:p>36</text:p>
          </table:table-cell>
        </table:table-row>
        <table:table-row table:style-name="ro1">
          <table:table-cell office:value-type="float" office:value="30048">
            <text:p>30048</text:p>
          </table:table-cell>
          <table:table-cell table:formula="of:=470000/(65536*2/[.A940]-1)" office:value-type="float" office:value="139794.108330694">
            <text:p>1.40E+5</text:p>
          </table:table-cell>
          <table:table-cell table:formula="of:=3735/LN([.B940]/0.772)-273" office:value-type="float" office:value="35.506944100523">
            <text:p>36</text:p>
          </table:table-cell>
        </table:table-row>
        <table:table-row table:style-name="ro1">
          <table:table-cell office:value-type="float" office:value="30080">
            <text:p>30080</text:p>
          </table:table-cell>
          <table:table-cell table:formula="of:=470000/(65536*2/[.A941]-1)" office:value-type="float" office:value="139987.325728771">
            <text:p>1.40E+5</text:p>
          </table:table-cell>
          <table:table-cell table:formula="of:=3735/LN([.B941]/0.772)-273" office:value-type="float" office:value="35.4717518419512">
            <text:p>35</text:p>
          </table:table-cell>
        </table:table-row>
        <table:table-row table:style-name="ro1">
          <table:table-cell office:value-type="float" office:value="30112">
            <text:p>30112</text:p>
          </table:table-cell>
          <table:table-cell table:formula="of:=470000/(65536*2/[.A942]-1)" office:value-type="float" office:value="140180.665610143">
            <text:p>1.40E+5</text:p>
          </table:table-cell>
          <table:table-cell table:formula="of:=3735/LN([.B942]/0.772)-273" office:value-type="float" office:value="35.4365938802965">
            <text:p>35</text:p>
          </table:table-cell>
        </table:table-row>
        <table:table-row table:style-name="ro1">
          <table:table-cell office:value-type="float" office:value="30144">
            <text:p>30144</text:p>
          </table:table-cell>
          <table:table-cell table:formula="of:=470000/(65536*2/[.A943]-1)" office:value-type="float" office:value="140374.128091313">
            <text:p>1.40E+5</text:p>
          </table:table-cell>
          <table:table-cell table:formula="of:=3735/LN([.B943]/0.772)-273" office:value-type="float" office:value="35.4014701320101">
            <text:p>35</text:p>
          </table:table-cell>
        </table:table-row>
        <table:table-row table:style-name="ro1">
          <table:table-cell office:value-type="float" office:value="30176">
            <text:p>30176</text:p>
          </table:table-cell>
          <table:table-cell table:formula="of:=470000/(65536*2/[.A944]-1)" office:value-type="float" office:value="140567.713288931">
            <text:p>1.41E+5</text:p>
          </table:table-cell>
          <table:table-cell table:formula="of:=3735/LN([.B944]/0.772)-273" office:value-type="float" office:value="35.3663805138203">
            <text:p>35</text:p>
          </table:table-cell>
        </table:table-row>
        <table:table-row table:style-name="ro1">
          <table:table-cell office:value-type="float" office:value="30208">
            <text:p>30208</text:p>
          </table:table-cell>
          <table:table-cell table:formula="of:=470000/(65536*2/[.A945]-1)" office:value-type="float" office:value="140761.421319797">
            <text:p>1.41E+5</text:p>
          </table:table-cell>
          <table:table-cell table:formula="of:=3735/LN([.B945]/0.772)-273" office:value-type="float" office:value="35.331324942732">
            <text:p>35</text:p>
          </table:table-cell>
        </table:table-row>
        <table:table-row table:style-name="ro1">
          <table:table-cell office:value-type="float" office:value="30240">
            <text:p>30240</text:p>
          </table:table-cell>
          <table:table-cell table:formula="of:=470000/(65536*2/[.A946]-1)" office:value-type="float" office:value="140955.252300857">
            <text:p>1.41E+5</text:p>
          </table:table-cell>
          <table:table-cell table:formula="of:=3735/LN([.B946]/0.772)-273" office:value-type="float" office:value="35.2963033360245">
            <text:p>35</text:p>
          </table:table-cell>
        </table:table-row>
        <table:table-row table:style-name="ro1">
          <table:table-cell office:value-type="float" office:value="30272">
            <text:p>30272</text:p>
          </table:table-cell>
          <table:table-cell table:formula="of:=470000/(65536*2/[.A947]-1)" office:value-type="float" office:value="141149.206349206">
            <text:p>1.41E+5</text:p>
          </table:table-cell>
          <table:table-cell table:formula="of:=3735/LN([.B947]/0.772)-273" office:value-type="float" office:value="35.2613156112513">
            <text:p>35</text:p>
          </table:table-cell>
        </table:table-row>
        <table:table-row table:style-name="ro1">
          <table:table-cell office:value-type="float" office:value="30304">
            <text:p>30304</text:p>
          </table:table-cell>
          <table:table-cell table:formula="of:=470000/(65536*2/[.A948]-1)" office:value-type="float" office:value="141343.28358209">
            <text:p>1.41E+5</text:p>
          </table:table-cell>
          <table:table-cell table:formula="of:=3735/LN([.B948]/0.772)-273" office:value-type="float" office:value="35.2263616862382">
            <text:p>35</text:p>
          </table:table-cell>
        </table:table-row>
        <table:table-row table:style-name="ro1">
          <table:table-cell office:value-type="float" office:value="30336">
            <text:p>30336</text:p>
          </table:table-cell>
          <table:table-cell table:formula="of:=470000/(65536*2/[.A949]-1)" office:value-type="float" office:value="141537.4841169">
            <text:p>1.42E+5</text:p>
          </table:table-cell>
          <table:table-cell table:formula="of:=3735/LN([.B949]/0.772)-273" office:value-type="float" office:value="35.1914414790825">
            <text:p>35</text:p>
          </table:table-cell>
        </table:table-row>
        <table:table-row table:style-name="ro1">
          <table:table-cell office:value-type="float" office:value="30368">
            <text:p>30368</text:p>
          </table:table-cell>
          <table:table-cell table:formula="of:=470000/(65536*2/[.A950]-1)" office:value-type="float" office:value="141731.808071179">
            <text:p>1.42E+5</text:p>
          </table:table-cell>
          <table:table-cell table:formula="of:=3735/LN([.B950]/0.772)-273" office:value-type="float" office:value="35.1565549081513">
            <text:p>35</text:p>
          </table:table-cell>
        </table:table-row>
        <table:table-row table:style-name="ro1">
          <table:table-cell office:value-type="float" office:value="30400">
            <text:p>30400</text:p>
          </table:table-cell>
          <table:table-cell table:formula="of:=470000/(65536*2/[.A951]-1)" office:value-type="float" office:value="141926.255562619">
            <text:p>1.42E+5</text:p>
          </table:table-cell>
          <table:table-cell table:formula="of:=3735/LN([.B951]/0.772)-273" office:value-type="float" office:value="35.1217018920809">
            <text:p>35</text:p>
          </table:table-cell>
        </table:table-row>
        <table:table-row table:style-name="ro1">
          <table:table-cell office:value-type="float" office:value="30432">
            <text:p>30432</text:p>
          </table:table-cell>
          <table:table-cell table:formula="of:=470000/(65536*2/[.A952]-1)" office:value-type="float" office:value="142120.826709062">
            <text:p>1.42E+5</text:p>
          </table:table-cell>
          <table:table-cell table:formula="of:=3735/LN([.B952]/0.772)-273" office:value-type="float" office:value="35.0868823497752">
            <text:p>35</text:p>
          </table:table-cell>
        </table:table-row>
        <table:table-row table:style-name="ro1">
          <table:table-cell office:value-type="float" office:value="30464">
            <text:p>30464</text:p>
          </table:table-cell>
          <table:table-cell table:formula="of:=470000/(65536*2/[.A953]-1)" office:value-type="float" office:value="142315.521628499">
            <text:p>1.42E+5</text:p>
          </table:table-cell>
          <table:table-cell table:formula="of:=3735/LN([.B953]/0.772)-273" office:value-type="float" office:value="35.0520962004048">
            <text:p>35</text:p>
          </table:table-cell>
        </table:table-row>
        <table:table-row table:style-name="ro1">
          <table:table-cell office:value-type="float" office:value="30496">
            <text:p>30496</text:p>
          </table:table-cell>
          <table:table-cell table:formula="of:=470000/(65536*2/[.A954]-1)" office:value-type="float" office:value="142510.340439071">
            <text:p>1.43E+5</text:p>
          </table:table-cell>
          <table:table-cell table:formula="of:=3735/LN([.B954]/0.772)-273" office:value-type="float" office:value="35.0173433634052">
            <text:p>35</text:p>
          </table:table-cell>
        </table:table-row>
        <table:table-row table:style-name="ro1">
          <table:table-cell office:value-type="float" office:value="30528">
            <text:p>30528</text:p>
          </table:table-cell>
          <table:table-cell table:formula="of:=470000/(65536*2/[.A955]-1)" office:value-type="float" office:value="142705.283259071">
            <text:p>1.43E+5</text:p>
          </table:table-cell>
          <table:table-cell table:formula="of:=3735/LN([.B955]/0.772)-273" office:value-type="float" office:value="34.9826237584767">
            <text:p>35</text:p>
          </table:table-cell>
        </table:table-row>
        <table:table-row table:style-name="ro1">
          <table:table-cell office:value-type="float" office:value="30560">
            <text:p>30560</text:p>
          </table:table-cell>
          <table:table-cell table:formula="of:=470000/(65536*2/[.A956]-1)" office:value-type="float" office:value="142900.35020694">
            <text:p>1.43E+5</text:p>
          </table:table-cell>
          <table:table-cell table:formula="of:=3735/LN([.B956]/0.772)-273" office:value-type="float" office:value="34.9479373055823">
            <text:p>35</text:p>
          </table:table-cell>
        </table:table-row>
        <table:table-row table:style-name="ro1">
          <table:table-cell office:value-type="float" office:value="30592">
            <text:p>30592</text:p>
          </table:table-cell>
          <table:table-cell table:formula="of:=470000/(65536*2/[.A957]-1)" office:value-type="float" office:value="143095.541401274">
            <text:p>1.43E+5</text:p>
          </table:table-cell>
          <table:table-cell table:formula="of:=3735/LN([.B957]/0.772)-273" office:value-type="float" office:value="34.9132839249469">
            <text:p>35</text:p>
          </table:table-cell>
        </table:table-row>
        <table:table-row table:style-name="ro1">
          <table:table-cell office:value-type="float" office:value="30624">
            <text:p>30624</text:p>
          </table:table-cell>
          <table:table-cell table:formula="of:=470000/(65536*2/[.A958]-1)" office:value-type="float" office:value="143290.856960816">
            <text:p>1.43E+5</text:p>
          </table:table-cell>
          <table:table-cell table:formula="of:=3735/LN([.B958]/0.772)-273" office:value-type="float" office:value="34.8786635370562">
            <text:p>35</text:p>
          </table:table-cell>
        </table:table-row>
        <table:table-row table:style-name="ro1">
          <table:table-cell office:value-type="float" office:value="30656">
            <text:p>30656</text:p>
          </table:table-cell>
          <table:table-cell table:formula="of:=470000/(65536*2/[.A959]-1)" office:value-type="float" office:value="143486.297004461">
            <text:p>1.43E+5</text:p>
          </table:table-cell>
          <table:table-cell table:formula="of:=3735/LN([.B959]/0.772)-273" office:value-type="float" office:value="34.8440760626554">
            <text:p>35</text:p>
          </table:table-cell>
        </table:table-row>
        <table:table-row table:style-name="ro1">
          <table:table-cell office:value-type="float" office:value="30688">
            <text:p>30688</text:p>
          </table:table-cell>
          <table:table-cell table:formula="of:=470000/(65536*2/[.A960]-1)" office:value-type="float" office:value="143681.861651259">
            <text:p>1.44E+5</text:p>
          </table:table-cell>
          <table:table-cell table:formula="of:=3735/LN([.B960]/0.772)-273" office:value-type="float" office:value="34.8095214227482">
            <text:p>35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table:formula="of:=470000/(65536*2/[.A961]-1)" office:value-type="float" office:value="143877.551020408">
            <text:p>1.44E+5</text:p>
          </table:table-cell>
          <table:table-cell table:formula="of:=3735/LN([.B961]/0.772)-273" office:value-type="float" office:value="34.7749995385955">
            <text:p>35</text:p>
          </table:table-cell>
        </table:table-row>
        <table:table-row table:style-name="ro1">
          <table:table-cell office:value-type="float" office:value="30752">
            <text:p>30752</text:p>
          </table:table-cell>
          <table:table-cell table:formula="of:=470000/(65536*2/[.A962]-1)" office:value-type="float" office:value="144073.36523126">
            <text:p>1.44E+5</text:p>
          </table:table-cell>
          <table:table-cell table:formula="of:=3735/LN([.B962]/0.772)-273" office:value-type="float" office:value="34.7405103317145">
            <text:p>35</text:p>
          </table:table-cell>
        </table:table-row>
        <table:table-row table:style-name="ro1">
          <table:table-cell office:value-type="float" office:value="30784">
            <text:p>30784</text:p>
          </table:table-cell>
          <table:table-cell table:formula="of:=470000/(65536*2/[.A963]-1)" office:value-type="float" office:value="144269.304403318">
            <text:p>1.44E+5</text:p>
          </table:table-cell>
          <table:table-cell table:formula="of:=3735/LN([.B963]/0.772)-273" office:value-type="float" office:value="34.7060537238776">
            <text:p>35</text:p>
          </table:table-cell>
        </table:table-row>
        <table:table-row table:style-name="ro1">
          <table:table-cell office:value-type="float" office:value="30816">
            <text:p>30816</text:p>
          </table:table-cell>
          <table:table-cell table:formula="of:=470000/(65536*2/[.A964]-1)" office:value-type="float" office:value="144465.36865624">
            <text:p>1.44E+5</text:p>
          </table:table-cell>
          <table:table-cell table:formula="of:=3735/LN([.B964]/0.772)-273" office:value-type="float" office:value="34.6716296371108">
            <text:p>35</text:p>
          </table:table-cell>
        </table:table-row>
        <table:table-row table:style-name="ro1">
          <table:table-cell office:value-type="float" office:value="30848">
            <text:p>30848</text:p>
          </table:table-cell>
          <table:table-cell table:formula="of:=470000/(65536*2/[.A965]-1)" office:value-type="float" office:value="144661.558109834">
            <text:p>1.45E+5</text:p>
          </table:table-cell>
          <table:table-cell table:formula="of:=3735/LN([.B965]/0.772)-273" office:value-type="float" office:value="34.6372379936931">
            <text:p>35</text:p>
          </table:table-cell>
        </table:table-row>
        <table:table-row table:style-name="ro1">
          <table:table-cell office:value-type="float" office:value="30880">
            <text:p>30880</text:p>
          </table:table-cell>
          <table:table-cell table:formula="of:=470000/(65536*2/[.A966]-1)" office:value-type="float" office:value="144857.872884063">
            <text:p>1.45E+5</text:p>
          </table:table-cell>
          <table:table-cell table:formula="of:=3735/LN([.B966]/0.772)-273" office:value-type="float" office:value="34.6028787161554">
            <text:p>35</text:p>
          </table:table-cell>
        </table:table-row>
        <table:table-row table:style-name="ro1">
          <table:table-cell office:value-type="float" office:value="30912">
            <text:p>30912</text:p>
          </table:table-cell>
          <table:table-cell table:formula="of:=470000/(65536*2/[.A967]-1)" office:value-type="float" office:value="145054.313099042">
            <text:p>1.45E+5</text:p>
          </table:table-cell>
          <table:table-cell table:formula="of:=3735/LN([.B967]/0.772)-273" office:value-type="float" office:value="34.568551727279">
            <text:p>35</text:p>
          </table:table-cell>
        </table:table-row>
        <table:table-row table:style-name="ro1">
          <table:table-cell office:value-type="float" office:value="30944">
            <text:p>30944</text:p>
          </table:table-cell>
          <table:table-cell table:formula="of:=470000/(65536*2/[.A968]-1)" office:value-type="float" office:value="145250.87887504">
            <text:p>1.45E+5</text:p>
          </table:table-cell>
          <table:table-cell table:formula="of:=3735/LN([.B968]/0.772)-273" office:value-type="float" office:value="34.5342569500948">
            <text:p>35</text:p>
          </table:table-cell>
        </table:table-row>
        <table:table-row table:style-name="ro1">
          <table:table-cell office:value-type="float" office:value="30976">
            <text:p>30976</text:p>
          </table:table-cell>
          <table:table-cell table:formula="of:=470000/(65536*2/[.A969]-1)" office:value-type="float" office:value="145447.570332481">
            <text:p>1.45E+5</text:p>
          </table:table-cell>
          <table:table-cell table:formula="of:=3735/LN([.B969]/0.772)-273" office:value-type="float" office:value="34.4999943078824">
            <text:p>34</text:p>
          </table:table-cell>
        </table:table-row>
        <table:table-row table:style-name="ro1">
          <table:table-cell office:value-type="float" office:value="31008">
            <text:p>31008</text:p>
          </table:table-cell>
          <table:table-cell table:formula="of:=470000/(65536*2/[.A970]-1)" office:value-type="float" office:value="145644.387591941">
            <text:p>1.46E+5</text:p>
          </table:table-cell>
          <table:table-cell table:formula="of:=3735/LN([.B970]/0.772)-273" office:value-type="float" office:value="34.4657637241684">
            <text:p>34</text:p>
          </table:table-cell>
        </table:table-row>
        <table:table-row table:style-name="ro1">
          <table:table-cell office:value-type="float" office:value="31040">
            <text:p>31040</text:p>
          </table:table-cell>
          <table:table-cell table:formula="of:=470000/(65536*2/[.A971]-1)" office:value-type="float" office:value="145841.330774152">
            <text:p>1.46E+5</text:p>
          </table:table-cell>
          <table:table-cell table:formula="of:=3735/LN([.B971]/0.772)-273" office:value-type="float" office:value="34.4315651227261">
            <text:p>34</text:p>
          </table:table-cell>
        </table:table-row>
        <table:table-row table:style-name="ro1">
          <table:table-cell office:value-type="float" office:value="31072">
            <text:p>31072</text:p>
          </table:table-cell>
          <table:table-cell table:formula="of:=470000/(65536*2/[.A972]-1)" office:value-type="float" office:value="146038.4">
            <text:p>1.46E+5</text:p>
          </table:table-cell>
          <table:table-cell table:formula="of:=3735/LN([.B972]/0.772)-273" office:value-type="float" office:value="34.3973984275737">
            <text:p>34</text:p>
          </table:table-cell>
        </table:table-row>
        <table:table-row table:style-name="ro1">
          <table:table-cell office:value-type="float" office:value="31104">
            <text:p>31104</text:p>
          </table:table-cell>
          <table:table-cell table:formula="of:=470000/(65536*2/[.A973]-1)" office:value-type="float" office:value="146235.595390525">
            <text:p>1.46E+5</text:p>
          </table:table-cell>
          <table:table-cell table:formula="of:=3735/LN([.B973]/0.772)-273" office:value-type="float" office:value="34.3632635629738">
            <text:p>34</text:p>
          </table:table-cell>
        </table:table-row>
        <table:table-row table:style-name="ro1">
          <table:table-cell office:value-type="float" office:value="31136">
            <text:p>31136</text:p>
          </table:table-cell>
          <table:table-cell table:formula="of:=470000/(65536*2/[.A974]-1)" office:value-type="float" office:value="146432.917066923">
            <text:p>1.46E+5</text:p>
          </table:table-cell>
          <table:table-cell table:formula="of:=3735/LN([.B974]/0.772)-273" office:value-type="float" office:value="34.3291604534323">
            <text:p>34</text:p>
          </table:table-cell>
        </table:table-row>
        <table:table-row table:style-name="ro1">
          <table:table-cell office:value-type="float" office:value="31168">
            <text:p>31168</text:p>
          </table:table-cell>
          <table:table-cell table:formula="of:=470000/(65536*2/[.A975]-1)" office:value-type="float" office:value="146630.365150545">
            <text:p>1.47E+5</text:p>
          </table:table-cell>
          <table:table-cell table:formula="of:=3735/LN([.B975]/0.772)-273" office:value-type="float" office:value="34.2950890236966">
            <text:p>34</text:p>
          </table:table-cell>
        </table:table-row>
        <table:table-row table:style-name="ro1">
          <table:table-cell office:value-type="float" office:value="31200">
            <text:p>31200</text:p>
          </table:table-cell>
          <table:table-cell table:formula="of:=470000/(65536*2/[.A976]-1)" office:value-type="float" office:value="146827.939762897">
            <text:p>1.47E+5</text:p>
          </table:table-cell>
          <table:table-cell table:formula="of:=3735/LN([.B976]/0.772)-273" office:value-type="float" office:value="34.2610491987558">
            <text:p>34</text:p>
          </table:table-cell>
        </table:table-row>
        <table:table-row table:style-name="ro1">
          <table:table-cell office:value-type="float" office:value="31232">
            <text:p>31232</text:p>
          </table:table-cell>
          <table:table-cell table:formula="of:=470000/(65536*2/[.A977]-1)" office:value-type="float" office:value="147025.641025641">
            <text:p>1.47E+5</text:p>
          </table:table-cell>
          <table:table-cell table:formula="of:=3735/LN([.B977]/0.772)-273" office:value-type="float" office:value="34.2270409038384">
            <text:p>34</text:p>
          </table:table-cell>
        </table:table-row>
        <table:table-row table:style-name="ro1">
          <table:table-cell office:value-type="float" office:value="31264">
            <text:p>31264</text:p>
          </table:table-cell>
          <table:table-cell table:formula="of:=470000/(65536*2/[.A978]-1)" office:value-type="float" office:value="147223.469060596">
            <text:p>1.47E+5</text:p>
          </table:table-cell>
          <table:table-cell table:formula="of:=3735/LN([.B978]/0.772)-273" office:value-type="float" office:value="34.1930640644125">
            <text:p>34</text:p>
          </table:table-cell>
        </table:table-row>
        <table:table-row table:style-name="ro1">
          <table:table-cell office:value-type="float" office:value="31296">
            <text:p>31296</text:p>
          </table:table-cell>
          <table:table-cell table:formula="of:=470000/(65536*2/[.A979]-1)" office:value-type="float" office:value="147421.423989737">
            <text:p>1.47E+5</text:p>
          </table:table-cell>
          <table:table-cell table:formula="of:=3735/LN([.B979]/0.772)-273" office:value-type="float" office:value="34.1591186061835">
            <text:p>34</text:p>
          </table:table-cell>
        </table:table-row>
        <table:table-row table:style-name="ro1">
          <table:table-cell office:value-type="float" office:value="31328">
            <text:p>31328</text:p>
          </table:table-cell>
          <table:table-cell table:formula="of:=470000/(65536*2/[.A980]-1)" office:value-type="float" office:value="147619.505935194">
            <text:p>1.48E+5</text:p>
          </table:table-cell>
          <table:table-cell table:formula="of:=3735/LN([.B980]/0.772)-273" office:value-type="float" office:value="34.1252044550941">
            <text:p>34</text:p>
          </table:table-cell>
        </table:table-row>
        <table:table-row table:style-name="ro1">
          <table:table-cell office:value-type="float" office:value="31360">
            <text:p>31360</text:p>
          </table:table-cell>
          <table:table-cell table:formula="of:=470000/(65536*2/[.A981]-1)" office:value-type="float" office:value="147817.715019255">
            <text:p>1.48E+5</text:p>
          </table:table-cell>
          <table:table-cell table:formula="of:=3735/LN([.B981]/0.772)-273" office:value-type="float" office:value="34.0913215373229">
            <text:p>34</text:p>
          </table:table-cell>
        </table:table-row>
        <table:table-row table:style-name="ro1">
          <table:table-cell office:value-type="float" office:value="31392">
            <text:p>31392</text:p>
          </table:table-cell>
          <table:table-cell table:formula="of:=470000/(65536*2/[.A982]-1)" office:value-type="float" office:value="148016.051364366">
            <text:p>1.48E+5</text:p>
          </table:table-cell>
          <table:table-cell table:formula="of:=3735/LN([.B982]/0.772)-273" office:value-type="float" office:value="34.0574697792832">
            <text:p>34</text:p>
          </table:table-cell>
        </table:table-row>
        <table:table-row table:style-name="ro1">
          <table:table-cell office:value-type="float" office:value="31424">
            <text:p>31424</text:p>
          </table:table-cell>
          <table:table-cell table:formula="of:=470000/(65536*2/[.A983]-1)" office:value-type="float" office:value="148214.515093128">
            <text:p>1.48E+5</text:p>
          </table:table-cell>
          <table:table-cell table:formula="of:=3735/LN([.B983]/0.772)-273" office:value-type="float" office:value="34.0236491076222">
            <text:p>34</text:p>
          </table:table-cell>
        </table:table-row>
        <table:table-row table:style-name="ro1">
          <table:table-cell office:value-type="float" office:value="31456">
            <text:p>31456</text:p>
          </table:table-cell>
          <table:table-cell table:formula="of:=470000/(65536*2/[.A984]-1)" office:value-type="float" office:value="148413.106328301">
            <text:p>1.48E+5</text:p>
          </table:table-cell>
          <table:table-cell table:formula="of:=3735/LN([.B984]/0.772)-273" office:value-type="float" office:value="33.9898594492201">
            <text:p>34</text:p>
          </table:table-cell>
        </table:table-row>
        <table:table-row table:style-name="ro1">
          <table:table-cell office:value-type="float" office:value="31488">
            <text:p>31488</text:p>
          </table:table-cell>
          <table:table-cell table:formula="of:=470000/(65536*2/[.A985]-1)" office:value-type="float" office:value="148611.825192802">
            <text:p>1.49E+5</text:p>
          </table:table-cell>
          <table:table-cell table:formula="of:=3735/LN([.B985]/0.772)-273" office:value-type="float" office:value="33.9561007311889">
            <text:p>34</text:p>
          </table:table-cell>
        </table:table-row>
        <table:table-row table:style-name="ro1">
          <table:table-cell office:value-type="float" office:value="31520">
            <text:p>31520</text:p>
          </table:table-cell>
          <table:table-cell table:formula="of:=470000/(65536*2/[.A986]-1)" office:value-type="float" office:value="148810.671809707">
            <text:p>1.49E+5</text:p>
          </table:table-cell>
          <table:table-cell table:formula="of:=3735/LN([.B986]/0.772)-273" office:value-type="float" office:value="33.9223728808715">
            <text:p>34</text:p>
          </table:table-cell>
        </table:table-row>
        <table:table-row table:style-name="ro1">
          <table:table-cell office:value-type="float" office:value="31552">
            <text:p>31552</text:p>
          </table:table-cell>
          <table:table-cell table:formula="of:=470000/(65536*2/[.A987]-1)" office:value-type="float" office:value="149009.646302251">
            <text:p>1.49E+5</text:p>
          </table:table-cell>
          <table:table-cell table:formula="of:=3735/LN([.B987]/0.772)-273" office:value-type="float" office:value="33.8886758258407">
            <text:p>34</text:p>
          </table:table-cell>
        </table:table-row>
        <table:table-row table:style-name="ro1">
          <table:table-cell office:value-type="float" office:value="31584">
            <text:p>31584</text:p>
          </table:table-cell>
          <table:table-cell table:formula="of:=470000/(65536*2/[.A988]-1)" office:value-type="float" office:value="149208.748793824">
            <text:p>1.49E+5</text:p>
          </table:table-cell>
          <table:table-cell table:formula="of:=3735/LN([.B988]/0.772)-273" office:value-type="float" office:value="33.8550094938981">
            <text:p>34</text:p>
          </table:table-cell>
        </table:table-row>
        <table:table-row table:style-name="ro1">
          <table:table-cell office:value-type="float" office:value="31616">
            <text:p>31616</text:p>
          </table:table-cell>
          <table:table-cell table:formula="of:=470000/(65536*2/[.A989]-1)" office:value-type="float" office:value="149407.979407979">
            <text:p>1.49E+5</text:p>
          </table:table-cell>
          <table:table-cell table:formula="of:=3735/LN([.B989]/0.772)-273" office:value-type="float" office:value="33.8213738130735">
            <text:p>34</text:p>
          </table:table-cell>
        </table:table-row>
        <table:table-row table:style-name="ro1">
          <table:table-cell office:value-type="float" office:value="31648">
            <text:p>31648</text:p>
          </table:table-cell>
          <table:table-cell table:formula="of:=470000/(65536*2/[.A990]-1)" office:value-type="float" office:value="149607.338268426">
            <text:p>1.50E+5</text:p>
          </table:table-cell>
          <table:table-cell table:formula="of:=3735/LN([.B990]/0.772)-273" office:value-type="float" office:value="33.7877687116235">
            <text:p>34</text:p>
          </table:table-cell>
        </table:table-row>
        <table:table-row table:style-name="ro1">
          <table:table-cell office:value-type="float" office:value="31680">
            <text:p>31680</text:p>
          </table:table-cell>
          <table:table-cell table:formula="of:=470000/(65536*2/[.A991]-1)" office:value-type="float" office:value="149806.825499034">
            <text:p>1.50E+5</text:p>
          </table:table-cell>
          <table:table-cell table:formula="of:=3735/LN([.B991]/0.772)-273" office:value-type="float" office:value="33.7541941180308">
            <text:p>34</text:p>
          </table:table-cell>
        </table:table-row>
        <table:table-row table:style-name="ro1">
          <table:table-cell office:value-type="float" office:value="31712">
            <text:p>31712</text:p>
          </table:table-cell>
          <table:table-cell table:formula="of:=470000/(65536*2/[.A992]-1)" office:value-type="float" office:value="150006.441223833">
            <text:p>1.50E+5</text:p>
          </table:table-cell>
          <table:table-cell table:formula="of:=3735/LN([.B992]/0.772)-273" office:value-type="float" office:value="33.7206499610031">
            <text:p>34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table:formula="of:=470000/(65536*2/[.A993]-1)" office:value-type="float" office:value="150206.18556701">
            <text:p>1.50E+5</text:p>
          </table:table-cell>
          <table:table-cell table:formula="of:=3735/LN([.B993]/0.772)-273" office:value-type="float" office:value="33.6871361694721">
            <text:p>34</text:p>
          </table:table-cell>
        </table:table-row>
        <table:table-row table:style-name="ro1">
          <table:table-cell office:value-type="float" office:value="31776">
            <text:p>31776</text:p>
          </table:table-cell>
          <table:table-cell table:formula="of:=470000/(65536*2/[.A994]-1)" office:value-type="float" office:value="150406.058652917">
            <text:p>1.50E+5</text:p>
          </table:table-cell>
          <table:table-cell table:formula="of:=3735/LN([.B994]/0.772)-273" office:value-type="float" office:value="33.6536526725929">
            <text:p>34</text:p>
          </table:table-cell>
        </table:table-row>
        <table:table-row table:style-name="ro1">
          <table:table-cell office:value-type="float" office:value="31808">
            <text:p>31808</text:p>
          </table:table-cell>
          <table:table-cell table:formula="of:=470000/(65536*2/[.A995]-1)" office:value-type="float" office:value="150606.060606061">
            <text:p>1.51E+5</text:p>
          </table:table-cell>
          <table:table-cell table:formula="of:=3735/LN([.B995]/0.772)-273" office:value-type="float" office:value="33.6201993997425">
            <text:p>34</text:p>
          </table:table-cell>
        </table:table-row>
        <table:table-row table:style-name="ro1">
          <table:table-cell office:value-type="float" office:value="31840">
            <text:p>31840</text:p>
          </table:table-cell>
          <table:table-cell table:formula="of:=470000/(65536*2/[.A996]-1)" office:value-type="float" office:value="150806.191551113">
            <text:p>1.51E+5</text:p>
          </table:table-cell>
          <table:table-cell table:formula="of:=3735/LN([.B996]/0.772)-273" office:value-type="float" office:value="33.5867762805195">
            <text:p>34</text:p>
          </table:table-cell>
        </table:table-row>
        <table:table-row table:style-name="ro1">
          <table:table-cell office:value-type="float" office:value="31872">
            <text:p>31872</text:p>
          </table:table-cell>
          <table:table-cell table:formula="of:=470000/(65536*2/[.A997]-1)" office:value-type="float" office:value="151006.451612903">
            <text:p>1.51E+5</text:p>
          </table:table-cell>
          <table:table-cell table:formula="of:=3735/LN([.B997]/0.772)-273" office:value-type="float" office:value="33.5533832447424">
            <text:p>34</text:p>
          </table:table-cell>
        </table:table-row>
        <table:table-row table:style-name="ro1">
          <table:table-cell office:value-type="float" office:value="31904">
            <text:p>31904</text:p>
          </table:table-cell>
          <table:table-cell table:formula="of:=470000/(65536*2/[.A998]-1)" office:value-type="float" office:value="151206.840916425">
            <text:p>1.51E+5</text:p>
          </table:table-cell>
          <table:table-cell table:formula="of:=3735/LN([.B998]/0.772)-273" office:value-type="float" office:value="33.5200202224495">
            <text:p>34</text:p>
          </table:table-cell>
        </table:table-row>
        <table:table-row table:style-name="ro1">
          <table:table-cell office:value-type="float" office:value="31936">
            <text:p>31936</text:p>
          </table:table-cell>
          <table:table-cell table:formula="of:=470000/(65536*2/[.A999]-1)" office:value-type="float" office:value="151407.35958683">
            <text:p>1.51E+5</text:p>
          </table:table-cell>
          <table:table-cell table:formula="of:=3735/LN([.B999]/0.772)-273" office:value-type="float" office:value="33.4866871438974">
            <text:p>33</text:p>
          </table:table-cell>
        </table:table-row>
        <table:table-row table:style-name="ro1">
          <table:table-cell office:value-type="float" office:value="31968">
            <text:p>31968</text:p>
          </table:table-cell>
          <table:table-cell table:formula="of:=470000/(65536*2/[.A1000]-1)" office:value-type="float" office:value="151608.007749435">
            <text:p>1.52E+5</text:p>
          </table:table-cell>
          <table:table-cell table:formula="of:=3735/LN([.B1000]/0.772)-273" office:value-type="float" office:value="33.4533839395603">
            <text:p>33</text:p>
          </table:table-cell>
        </table:table-row>
        <table:table-row table:style-name="ro1">
          <table:table-cell office:value-type="float" office:value="32000">
            <text:p>32000</text:p>
          </table:table-cell>
          <table:table-cell table:formula="of:=470000/(65536*2/[.A1001]-1)" office:value-type="float" office:value="151808.785529716">
            <text:p>1.52E+5</text:p>
          </table:table-cell>
          <table:table-cell table:formula="of:=3735/LN([.B1001]/0.772)-273" office:value-type="float" office:value="33.4201105401288">
            <text:p>33</text:p>
          </table:table-cell>
        </table:table-row>
        <table:table-row table:style-name="ro1">
          <table:table-cell office:value-type="float" office:value="32032">
            <text:p>32032</text:p>
          </table:table-cell>
          <table:table-cell table:formula="of:=470000/(65536*2/[.A1002]-1)" office:value-type="float" office:value="152009.693053312">
            <text:p>1.52E+5</text:p>
          </table:table-cell>
          <table:table-cell table:formula="of:=3735/LN([.B1002]/0.772)-273" office:value-type="float" office:value="33.3868668765095">
            <text:p>33</text:p>
          </table:table-cell>
        </table:table-row>
        <table:table-row table:style-name="ro1">
          <table:table-cell office:value-type="float" office:value="32064">
            <text:p>32064</text:p>
          </table:table-cell>
          <table:table-cell table:formula="of:=470000/(65536*2/[.A1003]-1)" office:value-type="float" office:value="152210.730446025">
            <text:p>1.52E+5</text:p>
          </table:table-cell>
          <table:table-cell table:formula="of:=3735/LN([.B1003]/0.772)-273" office:value-type="float" office:value="33.3536528798239">
            <text:p>33</text:p>
          </table:table-cell>
        </table:table-row>
        <table:table-row table:style-name="ro1">
          <table:table-cell office:value-type="float" office:value="32096">
            <text:p>32096</text:p>
          </table:table-cell>
          <table:table-cell table:formula="of:=470000/(65536*2/[.A1004]-1)" office:value-type="float" office:value="152411.897833818">
            <text:p>1.52E+5</text:p>
          </table:table-cell>
          <table:table-cell table:formula="of:=3735/LN([.B1004]/0.772)-273" office:value-type="float" office:value="33.320468481407">
            <text:p>33</text:p>
          </table:table-cell>
        </table:table-row>
        <table:table-row table:style-name="ro1">
          <table:table-cell office:value-type="float" office:value="32128">
            <text:p>32128</text:p>
          </table:table-cell>
          <table:table-cell table:formula="of:=470000/(65536*2/[.A1005]-1)" office:value-type="float" office:value="152613.19534282">
            <text:p>1.53E+5</text:p>
          </table:table-cell>
          <table:table-cell table:formula="of:=3735/LN([.B1005]/0.772)-273" office:value-type="float" office:value="33.2873136128072">
            <text:p>33</text:p>
          </table:table-cell>
        </table:table-row>
        <table:table-row table:style-name="ro1">
          <table:table-cell office:value-type="float" office:value="32160">
            <text:p>32160</text:p>
          </table:table-cell>
          <table:table-cell table:formula="of:=470000/(65536*2/[.A1006]-1)" office:value-type="float" office:value="152814.623099321">
            <text:p>1.53E+5</text:p>
          </table:table-cell>
          <table:table-cell table:formula="of:=3735/LN([.B1006]/0.772)-273" office:value-type="float" office:value="33.2541882057848">
            <text:p>33</text:p>
          </table:table-cell>
        </table:table-row>
        <table:table-row table:style-name="ro1">
          <table:table-cell office:value-type="float" office:value="32192">
            <text:p>32192</text:p>
          </table:table-cell>
          <table:table-cell table:formula="of:=470000/(65536*2/[.A1007]-1)" office:value-type="float" office:value="153016.181229773">
            <text:p>1.53E+5</text:p>
          </table:table-cell>
          <table:table-cell table:formula="of:=3735/LN([.B1007]/0.772)-273" office:value-type="float" office:value="33.2210921923116">
            <text:p>33</text:p>
          </table:table-cell>
        </table:table-row>
        <table:table-row table:style-name="ro1">
          <table:table-cell office:value-type="float" office:value="32224">
            <text:p>32224</text:p>
          </table:table-cell>
          <table:table-cell table:formula="of:=470000/(65536*2/[.A1008]-1)" office:value-type="float" office:value="153217.869860796">
            <text:p>1.53E+5</text:p>
          </table:table-cell>
          <table:table-cell table:formula="of:=3735/LN([.B1008]/0.772)-273" office:value-type="float" office:value="33.1880255045693">
            <text:p>33</text:p>
          </table:table-cell>
        </table:table-row>
        <table:table-row table:style-name="ro1">
          <table:table-cell office:value-type="float" office:value="32256">
            <text:p>32256</text:p>
          </table:table-cell>
          <table:table-cell table:formula="of:=470000/(65536*2/[.A1009]-1)" office:value-type="float" office:value="153419.689119171">
            <text:p>1.53E+5</text:p>
          </table:table-cell>
          <table:table-cell table:formula="of:=3735/LN([.B1009]/0.772)-273" office:value-type="float" office:value="33.1549880749496">
            <text:p>33</text:p>
          </table:table-cell>
        </table:table-row>
        <table:table-row table:style-name="ro1">
          <table:table-cell office:value-type="float" office:value="32288">
            <text:p>32288</text:p>
          </table:table-cell>
          <table:table-cell table:formula="of:=470000/(65536*2/[.A1010]-1)" office:value-type="float" office:value="153621.639131843">
            <text:p>1.54E+5</text:p>
          </table:table-cell>
          <table:table-cell table:formula="of:=3735/LN([.B1010]/0.772)-273" office:value-type="float" office:value="33.1219798360524">
            <text:p>33</text:p>
          </table:table-cell>
        </table:table-row>
        <table:table-row table:style-name="ro1">
          <table:table-cell office:value-type="float" office:value="32320">
            <text:p>32320</text:p>
          </table:table-cell>
          <table:table-cell table:formula="of:=470000/(65536*2/[.A1011]-1)" office:value-type="float" office:value="153823.720025924">
            <text:p>1.54E+5</text:p>
          </table:table-cell>
          <table:table-cell table:formula="of:=3735/LN([.B1011]/0.772)-273" office:value-type="float" office:value="33.0890007206855">
            <text:p>33</text:p>
          </table:table-cell>
        </table:table-row>
        <table:table-row table:style-name="ro1">
          <table:table-cell office:value-type="float" office:value="32352">
            <text:p>32352</text:p>
          </table:table-cell>
          <table:table-cell table:formula="of:=470000/(65536*2/[.A1012]-1)" office:value-type="float" office:value="154025.931928687">
            <text:p>1.54E+5</text:p>
          </table:table-cell>
          <table:table-cell table:formula="of:=3735/LN([.B1012]/0.772)-273" office:value-type="float" office:value="33.0560506618636">
            <text:p>33</text:p>
          </table:table-cell>
        </table:table-row>
        <table:table-row table:style-name="ro1">
          <table:table-cell office:value-type="float" office:value="32384">
            <text:p>32384</text:p>
          </table:table-cell>
          <table:table-cell table:formula="of:=470000/(65536*2/[.A1013]-1)" office:value-type="float" office:value="154228.274967575">
            <text:p>1.54E+5</text:p>
          </table:table-cell>
          <table:table-cell table:formula="of:=3735/LN([.B1013]/0.772)-273" office:value-type="float" office:value="33.0231295928073">
            <text:p>33</text:p>
          </table:table-cell>
        </table:table-row>
        <table:table-row table:style-name="ro1">
          <table:table-cell office:value-type="float" office:value="32416">
            <text:p>32416</text:p>
          </table:table-cell>
          <table:table-cell table:formula="of:=470000/(65536*2/[.A1014]-1)" office:value-type="float" office:value="154430.749270191">
            <text:p>1.54E+5</text:p>
          </table:table-cell>
          <table:table-cell table:formula="of:=3735/LN([.B1014]/0.772)-273" office:value-type="float" office:value="32.9902374469424">
            <text:p>33</text:p>
          </table:table-cell>
        </table:table-row>
        <table:table-row table:style-name="ro1">
          <table:table-cell office:value-type="float" office:value="32448">
            <text:p>32448</text:p>
          </table:table-cell>
          <table:table-cell table:formula="of:=470000/(65536*2/[.A1015]-1)" office:value-type="float" office:value="154633.354964309">
            <text:p>1.55E+5</text:p>
          </table:table-cell>
          <table:table-cell table:formula="of:=3735/LN([.B1015]/0.772)-273" office:value-type="float" office:value="32.9573741578992">
            <text:p>33</text:p>
          </table:table-cell>
        </table:table-row>
        <table:table-row table:style-name="ro1">
          <table:table-cell office:value-type="float" office:value="32480">
            <text:p>32480</text:p>
          </table:table-cell>
          <table:table-cell table:formula="of:=470000/(65536*2/[.A1016]-1)" office:value-type="float" office:value="154836.092177864">
            <text:p>1.55E+5</text:p>
          </table:table-cell>
          <table:table-cell table:formula="of:=3735/LN([.B1016]/0.772)-273" office:value-type="float" office:value="32.9245396595109">
            <text:p>33</text:p>
          </table:table-cell>
        </table:table-row>
        <table:table-row table:style-name="ro1">
          <table:table-cell office:value-type="float" office:value="32512">
            <text:p>32512</text:p>
          </table:table-cell>
          <table:table-cell table:formula="of:=470000/(65536*2/[.A1017]-1)" office:value-type="float" office:value="155038.961038961">
            <text:p>1.55E+5</text:p>
          </table:table-cell>
          <table:table-cell table:formula="of:=3735/LN([.B1017]/0.772)-273" office:value-type="float" office:value="32.8917338858138">
            <text:p>33</text:p>
          </table:table-cell>
        </table:table-row>
        <table:table-row table:style-name="ro1">
          <table:table-cell office:value-type="float" office:value="32544">
            <text:p>32544</text:p>
          </table:table-cell>
          <table:table-cell table:formula="of:=470000/(65536*2/[.A1018]-1)" office:value-type="float" office:value="155241.961675869">
            <text:p>1.55E+5</text:p>
          </table:table-cell>
          <table:table-cell table:formula="of:=3735/LN([.B1018]/0.772)-273" office:value-type="float" office:value="32.8589567710459">
            <text:p>33</text:p>
          </table:table-cell>
        </table:table-row>
        <table:table-row table:style-name="ro1">
          <table:table-cell office:value-type="float" office:value="32576">
            <text:p>32576</text:p>
          </table:table-cell>
          <table:table-cell table:formula="of:=470000/(65536*2/[.A1019]-1)" office:value-type="float" office:value="155445.094217024">
            <text:p>1.55E+5</text:p>
          </table:table-cell>
          <table:table-cell table:formula="of:=3735/LN([.B1019]/0.772)-273" office:value-type="float" office:value="32.826208249646">
            <text:p>33</text:p>
          </table:table-cell>
        </table:table-row>
        <table:table-row table:style-name="ro1">
          <table:table-cell office:value-type="float" office:value="32608">
            <text:p>32608</text:p>
          </table:table-cell>
          <table:table-cell table:formula="of:=470000/(65536*2/[.A1020]-1)" office:value-type="float" office:value="155648.35879103">
            <text:p>1.56E+5</text:p>
          </table:table-cell>
          <table:table-cell table:formula="of:=3735/LN([.B1020]/0.772)-273" office:value-type="float" office:value="32.7934882562529">
            <text:p>33</text:p>
          </table:table-cell>
        </table:table-row>
        <table:table-row table:style-name="ro1">
          <table:table-cell office:value-type="float" office:value="32640">
            <text:p>32640</text:p>
          </table:table-cell>
          <table:table-cell table:formula="of:=470000/(65536*2/[.A1021]-1)" office:value-type="float" office:value="155851.755526658">
            <text:p>1.56E+5</text:p>
          </table:table-cell>
          <table:table-cell table:formula="of:=3735/LN([.B1021]/0.772)-273" office:value-type="float" office:value="32.7607967257051">
            <text:p>33</text:p>
          </table:table-cell>
        </table:table-row>
        <table:table-row table:style-name="ro1">
          <table:table-cell office:value-type="float" office:value="32672">
            <text:p>32672</text:p>
          </table:table-cell>
          <table:table-cell table:formula="of:=470000/(65536*2/[.A1022]-1)" office:value-type="float" office:value="156055.284552846">
            <text:p>1.56E+5</text:p>
          </table:table-cell>
          <table:table-cell table:formula="of:=3735/LN([.B1022]/0.772)-273" office:value-type="float" office:value="32.7281335930389">
            <text:p>33</text:p>
          </table:table-cell>
        </table:table-row>
        <table:table-row table:style-name="ro1">
          <table:table-cell office:value-type="float" office:value="32704">
            <text:p>32704</text:p>
          </table:table-cell>
          <table:table-cell table:formula="of:=470000/(65536*2/[.A1023]-1)" office:value-type="float" office:value="156258.945998699">
            <text:p>1.56E+5</text:p>
          </table:table-cell>
          <table:table-cell table:formula="of:=3735/LN([.B1023]/0.772)-273" office:value-type="float" office:value="32.6954987934889">
            <text:p>33</text:p>
          </table:table-cell>
        </table:table-row>
        <table:table-row table:style-name="ro1">
          <table:table-cell office:value-type="float" office:value="32736">
            <text:p>32736</text:p>
          </table:table-cell>
          <table:table-cell table:formula="of:=470000/(65536*2/[.A1024]-1)" office:value-type="float" office:value="156462.739993492">
            <text:p>1.56E+5</text:p>
          </table:table-cell>
          <table:table-cell table:formula="of:=3735/LN([.B1024]/0.772)-273" office:value-type="float" office:value="32.6628922624862">
            <text:p>33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table:formula="of:=470000/(65536*2/[.A1025]-1)" office:value-type="float" office:value="156666.666666667">
            <text:p>1.57E+5</text:p>
          </table:table-cell>
          <table:table-cell table:formula="of:=3735/LN([.B1025]/0.772)-273" office:value-type="float" office:value="32.6303139356577">
            <text:p>33</text:p>
          </table:table-cell>
        </table:table-row>
        <table:table-row table:style-name="ro1">
          <table:table-cell office:value-type="float" office:value="32800">
            <text:p>32800</text:p>
          </table:table-cell>
          <table:table-cell table:formula="of:=470000/(65536*2/[.A1026]-1)" office:value-type="float" office:value="156870.726147835">
            <text:p>1.57E+5</text:p>
          </table:table-cell>
          <table:table-cell table:formula="of:=3735/LN([.B1026]/0.772)-273" office:value-type="float" office:value="32.597763748826">
            <text:p>33</text:p>
          </table:table-cell>
        </table:table-row>
        <table:table-row table:style-name="ro1">
          <table:table-cell office:value-type="float" office:value="32832">
            <text:p>32832</text:p>
          </table:table-cell>
          <table:table-cell table:formula="of:=470000/(65536*2/[.A1027]-1)" office:value-type="float" office:value="157074.918566775">
            <text:p>1.57E+5</text:p>
          </table:table-cell>
          <table:table-cell table:formula="of:=3735/LN([.B1027]/0.772)-273" office:value-type="float" office:value="32.5652416380077">
            <text:p>33</text:p>
          </table:table-cell>
        </table:table-row>
        <table:table-row table:style-name="ro1">
          <table:table-cell office:value-type="float" office:value="32864">
            <text:p>32864</text:p>
          </table:table-cell>
          <table:table-cell table:formula="of:=470000/(65536*2/[.A1028]-1)" office:value-type="float" office:value="157279.244053438">
            <text:p>1.57E+5</text:p>
          </table:table-cell>
          <table:table-cell table:formula="of:=3735/LN([.B1028]/0.772)-273" office:value-type="float" office:value="32.5327475394132">
            <text:p>33</text:p>
          </table:table-cell>
        </table:table-row>
        <table:table-row table:style-name="ro1">
          <table:table-cell office:value-type="float" office:value="32896">
            <text:p>32896</text:p>
          </table:table-cell>
          <table:table-cell table:formula="of:=470000/(65536*2/[.A1029]-1)" office:value-type="float" office:value="157483.70273794">
            <text:p>1.57E+5</text:p>
          </table:table-cell>
          <table:table-cell table:formula="of:=3735/LN([.B1029]/0.772)-273" office:value-type="float" office:value="32.5002813894456">
            <text:p>33</text:p>
          </table:table-cell>
        </table:table-row>
        <table:table-row table:style-name="ro1">
          <table:table-cell office:value-type="float" office:value="32928">
            <text:p>32928</text:p>
          </table:table-cell>
          <table:table-cell table:formula="of:=470000/(65536*2/[.A1030]-1)" office:value-type="float" office:value="157688.294750571">
            <text:p>1.58E+5</text:p>
          </table:table-cell>
          <table:table-cell table:formula="of:=3735/LN([.B1030]/0.772)-273" office:value-type="float" office:value="32.4678431247">
            <text:p>32</text:p>
          </table:table-cell>
        </table:table-row>
        <table:table-row table:style-name="ro1">
          <table:table-cell office:value-type="float" office:value="32960">
            <text:p>32960</text:p>
          </table:table-cell>
          <table:table-cell table:formula="of:=470000/(65536*2/[.A1031]-1)" office:value-type="float" office:value="157893.020221787">
            <text:p>1.58E+5</text:p>
          </table:table-cell>
          <table:table-cell table:formula="of:=3735/LN([.B1031]/0.772)-273" office:value-type="float" office:value="32.435432681963">
            <text:p>32</text:p>
          </table:table-cell>
        </table:table-row>
        <table:table-row table:style-name="ro1">
          <table:table-cell office:value-type="float" office:value="32992">
            <text:p>32992</text:p>
          </table:table-cell>
          <table:table-cell table:formula="of:=470000/(65536*2/[.A1032]-1)" office:value-type="float" office:value="158097.879282219">
            <text:p>1.58E+5</text:p>
          </table:table-cell>
          <table:table-cell table:formula="of:=3735/LN([.B1032]/0.772)-273" office:value-type="float" office:value="32.4030499982114">
            <text:p>32</text:p>
          </table:table-cell>
        </table:table-row>
        <table:table-row table:style-name="ro1">
          <table:table-cell office:value-type="float" office:value="33024">
            <text:p>33024</text:p>
          </table:table-cell>
          <table:table-cell table:formula="of:=470000/(65536*2/[.A1033]-1)" office:value-type="float" office:value="158302.872062663">
            <text:p>1.58E+5</text:p>
          </table:table-cell>
          <table:table-cell table:formula="of:=3735/LN([.B1033]/0.772)-273" office:value-type="float" office:value="32.3706950106117">
            <text:p>32</text:p>
          </table:table-cell>
        </table:table-row>
        <table:table-row table:style-name="ro1">
          <table:table-cell office:value-type="float" office:value="33056">
            <text:p>33056</text:p>
          </table:table-cell>
          <table:table-cell table:formula="of:=470000/(65536*2/[.A1034]-1)" office:value-type="float" office:value="158507.998694091">
            <text:p>1.59E+5</text:p>
          </table:table-cell>
          <table:table-cell table:formula="of:=3735/LN([.B1034]/0.772)-273" office:value-type="float" office:value="32.3383676565193">
            <text:p>32</text:p>
          </table:table-cell>
        </table:table-row>
        <table:table-row table:style-name="ro1">
          <table:table-cell office:value-type="float" office:value="33088">
            <text:p>33088</text:p>
          </table:table-cell>
          <table:table-cell table:formula="of:=470000/(65536*2/[.A1035]-1)" office:value-type="float" office:value="158713.259307642">
            <text:p>1.59E+5</text:p>
          </table:table-cell>
          <table:table-cell table:formula="of:=3735/LN([.B1035]/0.772)-273" office:value-type="float" office:value="32.3060678734777">
            <text:p>32</text:p>
          </table:table-cell>
        </table:table-row>
        <table:table-row table:style-name="ro1">
          <table:table-cell office:value-type="float" office:value="33120">
            <text:p>33120</text:p>
          </table:table-cell>
          <table:table-cell table:formula="of:=470000/(65536*2/[.A1036]-1)" office:value-type="float" office:value="158918.654034629">
            <text:p>1.59E+5</text:p>
          </table:table-cell>
          <table:table-cell table:formula="of:=3735/LN([.B1036]/0.772)-273" office:value-type="float" office:value="32.2737955992181">
            <text:p>32</text:p>
          </table:table-cell>
        </table:table-row>
        <table:table-row table:style-name="ro1">
          <table:table-cell office:value-type="float" office:value="33152">
            <text:p>33152</text:p>
          </table:table-cell>
          <table:table-cell table:formula="of:=470000/(65536*2/[.A1037]-1)" office:value-type="float" office:value="159124.183006536">
            <text:p>1.59E+5</text:p>
          </table:table-cell>
          <table:table-cell table:formula="of:=3735/LN([.B1037]/0.772)-273" office:value-type="float" office:value="32.241550771658">
            <text:p>32</text:p>
          </table:table-cell>
        </table:table-row>
        <table:table-row table:style-name="ro1">
          <table:table-cell office:value-type="float" office:value="33184">
            <text:p>33184</text:p>
          </table:table-cell>
          <table:table-cell table:formula="of:=470000/(65536*2/[.A1038]-1)" office:value-type="float" office:value="159329.846355018">
            <text:p>1.59E+5</text:p>
          </table:table-cell>
          <table:table-cell table:formula="of:=3735/LN([.B1038]/0.772)-273" office:value-type="float" office:value="32.2093333289006">
            <text:p>32</text:p>
          </table:table-cell>
        </table:table-row>
        <table:table-row table:style-name="ro1">
          <table:table-cell office:value-type="float" office:value="33216">
            <text:p>33216</text:p>
          </table:table-cell>
          <table:table-cell table:formula="of:=470000/(65536*2/[.A1039]-1)" office:value-type="float" office:value="159535.644211903">
            <text:p>1.60E+5</text:p>
          </table:table-cell>
          <table:table-cell table:formula="of:=3735/LN([.B1039]/0.772)-273" office:value-type="float" office:value="32.1771432092344">
            <text:p>32</text:p>
          </table:table-cell>
        </table:table-row>
        <table:table-row table:style-name="ro1">
          <table:table-cell office:value-type="float" office:value="33248">
            <text:p>33248</text:p>
          </table:table-cell>
          <table:table-cell table:formula="of:=470000/(65536*2/[.A1040]-1)" office:value-type="float" office:value="159741.576709192">
            <text:p>1.60E+5</text:p>
          </table:table-cell>
          <table:table-cell table:formula="of:=3735/LN([.B1040]/0.772)-273" office:value-type="float" office:value="32.1449803511325">
            <text:p>32</text:p>
          </table:table-cell>
        </table:table-row>
        <table:table-row table:style-name="ro1">
          <table:table-cell office:value-type="float" office:value="33280">
            <text:p>33280</text:p>
          </table:table-cell>
          <table:table-cell table:formula="of:=470000/(65536*2/[.A1041]-1)" office:value-type="float" office:value="159947.643979058">
            <text:p>1.60E+5</text:p>
          </table:table-cell>
          <table:table-cell table:formula="of:=3735/LN([.B1041]/0.772)-273" office:value-type="float" office:value="32.112844693251">
            <text:p>32</text:p>
          </table:table-cell>
        </table:table-row>
        <table:table-row table:style-name="ro1">
          <table:table-cell office:value-type="float" office:value="33312">
            <text:p>33312</text:p>
          </table:table-cell>
          <table:table-cell table:formula="of:=470000/(65536*2/[.A1042]-1)" office:value-type="float" office:value="160153.846153846">
            <text:p>1.60E+5</text:p>
          </table:table-cell>
          <table:table-cell table:formula="of:=3735/LN([.B1042]/0.772)-273" office:value-type="float" office:value="32.0807361744293">
            <text:p>32</text:p>
          </table:table-cell>
        </table:table-row>
        <table:table-row table:style-name="ro1">
          <table:table-cell office:value-type="float" office:value="33344">
            <text:p>33344</text:p>
          </table:table-cell>
          <table:table-cell table:formula="of:=470000/(65536*2/[.A1043]-1)" office:value-type="float" office:value="160360.183366077">
            <text:p>1.60E+5</text:p>
          </table:table-cell>
          <table:table-cell table:formula="of:=3735/LN([.B1043]/0.772)-273" office:value-type="float" office:value="32.0486547336888">
            <text:p>32</text:p>
          </table:table-cell>
        </table:table-row>
        <table:table-row table:style-name="ro1">
          <table:table-cell office:value-type="float" office:value="33376">
            <text:p>33376</text:p>
          </table:table-cell>
          <table:table-cell table:formula="of:=470000/(65536*2/[.A1044]-1)" office:value-type="float" office:value="160566.655748444">
            <text:p>1.61E+5</text:p>
          </table:table-cell>
          <table:table-cell table:formula="of:=3735/LN([.B1044]/0.772)-273" office:value-type="float" office:value="32.0166003102321">
            <text:p>32</text:p>
          </table:table-cell>
        </table:table-row>
        <table:table-row table:style-name="ro1">
          <table:table-cell office:value-type="float" office:value="33408">
            <text:p>33408</text:p>
          </table:table-cell>
          <table:table-cell table:formula="of:=470000/(65536*2/[.A1045]-1)" office:value-type="float" office:value="160773.263433814">
            <text:p>1.61E+5</text:p>
          </table:table-cell>
          <table:table-cell table:formula="of:=3735/LN([.B1045]/0.772)-273" office:value-type="float" office:value="31.9845728434429">
            <text:p>32</text:p>
          </table:table-cell>
        </table:table-row>
        <table:table-row table:style-name="ro1">
          <table:table-cell office:value-type="float" office:value="33440">
            <text:p>33440</text:p>
          </table:table-cell>
          <table:table-cell table:formula="of:=470000/(65536*2/[.A1046]-1)" office:value-type="float" office:value="160980.006555228">
            <text:p>1.61E+5</text:p>
          </table:table-cell>
          <table:table-cell table:formula="of:=3735/LN([.B1046]/0.772)-273" office:value-type="float" office:value="31.9525722728842">
            <text:p>32</text:p>
          </table:table-cell>
        </table:table-row>
        <table:table-row table:style-name="ro1">
          <table:table-cell office:value-type="float" office:value="33472">
            <text:p>33472</text:p>
          </table:table-cell>
          <table:table-cell table:formula="of:=470000/(65536*2/[.A1047]-1)" office:value-type="float" office:value="161186.885245902">
            <text:p>1.61E+5</text:p>
          </table:table-cell>
          <table:table-cell table:formula="of:=3735/LN([.B1047]/0.772)-273" office:value-type="float" office:value="31.9205985382986">
            <text:p>32</text:p>
          </table:table-cell>
        </table:table-row>
        <table:table-row table:style-name="ro1">
          <table:table-cell office:value-type="float" office:value="33504">
            <text:p>33504</text:p>
          </table:table-cell>
          <table:table-cell table:formula="of:=470000/(65536*2/[.A1048]-1)" office:value-type="float" office:value="161393.899639226">
            <text:p>1.61E+5</text:p>
          </table:table-cell>
          <table:table-cell table:formula="of:=3735/LN([.B1048]/0.772)-273" office:value-type="float" office:value="31.8886515796071">
            <text:p>32</text:p>
          </table:table-cell>
        </table:table-row>
        <table:table-row table:style-name="ro1">
          <table:table-cell office:value-type="float" office:value="33536">
            <text:p>33536</text:p>
          </table:table-cell>
          <table:table-cell table:formula="of:=470000/(65536*2/[.A1049]-1)" office:value-type="float" office:value="161601.049868766">
            <text:p>1.62E+5</text:p>
          </table:table-cell>
          <table:table-cell table:formula="of:=3735/LN([.B1049]/0.772)-273" office:value-type="float" office:value="31.8567313369084">
            <text:p>32</text:p>
          </table:table-cell>
        </table:table-row>
        <table:table-row table:style-name="ro1">
          <table:table-cell office:value-type="float" office:value="33568">
            <text:p>33568</text:p>
          </table:table-cell>
          <table:table-cell table:formula="of:=470000/(65536*2/[.A1050]-1)" office:value-type="float" office:value="161808.336068264">
            <text:p>1.62E+5</text:p>
          </table:table-cell>
          <table:table-cell table:formula="of:=3735/LN([.B1050]/0.772)-273" office:value-type="float" office:value="31.8248377504781">
            <text:p>32</text:p>
          </table:table-cell>
        </table:table-row>
        <table:table-row table:style-name="ro1">
          <table:table-cell office:value-type="float" office:value="33600">
            <text:p>33600</text:p>
          </table:table-cell>
          <table:table-cell table:formula="of:=470000/(65536*2/[.A1051]-1)" office:value-type="float" office:value="162015.758371635">
            <text:p>1.62E+5</text:p>
          </table:table-cell>
          <table:table-cell table:formula="of:=3735/LN([.B1051]/0.772)-273" office:value-type="float" office:value="31.7929707607684">
            <text:p>32</text:p>
          </table:table-cell>
        </table:table-row>
        <table:table-row table:style-name="ro1">
          <table:table-cell office:value-type="float" office:value="33632">
            <text:p>33632</text:p>
          </table:table-cell>
          <table:table-cell table:formula="of:=470000/(65536*2/[.A1052]-1)" office:value-type="float" office:value="162223.316912972">
            <text:p>1.62E+5</text:p>
          </table:table-cell>
          <table:table-cell table:formula="of:=3735/LN([.B1052]/0.772)-273" office:value-type="float" office:value="31.761130308407">
            <text:p>32</text:p>
          </table:table-cell>
        </table:table-row>
        <table:table-row table:style-name="ro1">
          <table:table-cell office:value-type="float" office:value="33664">
            <text:p>33664</text:p>
          </table:table-cell>
          <table:table-cell table:formula="of:=470000/(65536*2/[.A1053]-1)" office:value-type="float" office:value="162431.011826544">
            <text:p>1.62E+5</text:p>
          </table:table-cell>
          <table:table-cell table:formula="of:=3735/LN([.B1053]/0.772)-273" office:value-type="float" office:value="31.7293163341963">
            <text:p>32</text:p>
          </table:table-cell>
        </table:table-row>
        <table:table-row table:style-name="ro1">
          <table:table-cell office:value-type="float" office:value="33696">
            <text:p>33696</text:p>
          </table:table-cell>
          <table:table-cell table:formula="of:=470000/(65536*2/[.A1054]-1)" office:value-type="float" office:value="162638.843246796">
            <text:p>1.63E+5</text:p>
          </table:table-cell>
          <table:table-cell table:formula="of:=3735/LN([.B1054]/0.772)-273" office:value-type="float" office:value="31.6975287791133">
            <text:p>32</text:p>
          </table:table-cell>
        </table:table-row>
        <table:table-row table:style-name="ro1">
          <table:table-cell office:value-type="float" office:value="33728">
            <text:p>33728</text:p>
          </table:table-cell>
          <table:table-cell table:formula="of:=470000/(65536*2/[.A1055]-1)" office:value-type="float" office:value="162846.81130835">
            <text:p>1.63E+5</text:p>
          </table:table-cell>
          <table:table-cell table:formula="of:=3735/LN([.B1055]/0.772)-273" office:value-type="float" office:value="31.6657675843081">
            <text:p>32</text:p>
          </table:table-cell>
        </table:table-row>
        <table:table-row table:style-name="ro1">
          <table:table-cell office:value-type="float" office:value="33760">
            <text:p>33760</text:p>
          </table:table-cell>
          <table:table-cell table:formula="of:=470000/(65536*2/[.A1056]-1)" office:value-type="float" office:value="163054.916146005">
            <text:p>1.63E+5</text:p>
          </table:table-cell>
          <table:table-cell table:formula="of:=3735/LN([.B1056]/0.772)-273" office:value-type="float" office:value="31.6340326911041">
            <text:p>32</text:p>
          </table:table-cell>
        </table:table-row>
        <table:table-row table:style-name="ro1">
          <table:table-cell office:value-type="float" office:value="33792">
            <text:p>33792</text:p>
          </table:table-cell>
          <table:table-cell table:formula="of:=470000/(65536*2/[.A1057]-1)" office:value-type="float" office:value="163263.157894737">
            <text:p>1.63E+5</text:p>
          </table:table-cell>
          <table:table-cell table:formula="of:=3735/LN([.B1057]/0.772)-273" office:value-type="float" office:value="31.6023240409963">
            <text:p>32</text:p>
          </table:table-cell>
        </table:table-row>
        <table:table-row table:style-name="ro1">
          <table:table-cell office:value-type="float" office:value="33824">
            <text:p>33824</text:p>
          </table:table-cell>
          <table:table-cell table:formula="of:=470000/(65536*2/[.A1058]-1)" office:value-type="float" office:value="163471.536689701">
            <text:p>1.63E+5</text:p>
          </table:table-cell>
          <table:table-cell table:formula="of:=3735/LN([.B1058]/0.772)-273" office:value-type="float" office:value="31.5706415756515">
            <text:p>32</text:p>
          </table:table-cell>
        </table:table-row>
        <table:table-row table:style-name="ro1">
          <table:table-cell office:value-type="float" office:value="33856">
            <text:p>33856</text:p>
          </table:table-cell>
          <table:table-cell table:formula="of:=470000/(65536*2/[.A1059]-1)" office:value-type="float" office:value="163680.052666228">
            <text:p>1.64E+5</text:p>
          </table:table-cell>
          <table:table-cell table:formula="of:=3735/LN([.B1059]/0.772)-273" office:value-type="float" office:value="31.5389852369072">
            <text:p>32</text:p>
          </table:table-cell>
        </table:table-row>
        <table:table-row table:style-name="ro1">
          <table:table-cell office:value-type="float" office:value="33888">
            <text:p>33888</text:p>
          </table:table-cell>
          <table:table-cell table:formula="of:=470000/(65536*2/[.A1060]-1)" office:value-type="float" office:value="163888.705959829">
            <text:p>1.64E+5</text:p>
          </table:table-cell>
          <table:table-cell table:formula="of:=3735/LN([.B1060]/0.772)-273" office:value-type="float" office:value="31.5073549667709">
            <text:p>32</text:p>
          </table:table-cell>
        </table:table-row>
        <table:table-row table:style-name="ro1">
          <table:table-cell office:value-type="float" office:value="33920">
            <text:p>33920</text:p>
          </table:table-cell>
          <table:table-cell table:formula="of:=470000/(65536*2/[.A1061]-1)" office:value-type="float" office:value="164097.496706192">
            <text:p>1.64E+5</text:p>
          </table:table-cell>
          <table:table-cell table:formula="of:=3735/LN([.B1061]/0.772)-273" office:value-type="float" office:value="31.4757507074195">
            <text:p>31</text:p>
          </table:table-cell>
        </table:table-row>
        <table:table-row table:style-name="ro1">
          <table:table-cell office:value-type="float" office:value="33952">
            <text:p>33952</text:p>
          </table:table-cell>
          <table:table-cell table:formula="of:=470000/(65536*2/[.A1062]-1)" office:value-type="float" office:value="164306.425041186">
            <text:p>1.64E+5</text:p>
          </table:table-cell>
          <table:table-cell table:formula="of:=3735/LN([.B1062]/0.772)-273" office:value-type="float" office:value="31.4441724011987">
            <text:p>31</text:p>
          </table:table-cell>
        </table:table-row>
        <table:table-row table:style-name="ro1">
          <table:table-cell office:value-type="float" office:value="33984">
            <text:p>33984</text:p>
          </table:table-cell>
          <table:table-cell table:formula="of:=470000/(65536*2/[.A1063]-1)" office:value-type="float" office:value="164515.491100857">
            <text:p>1.65E+5</text:p>
          </table:table-cell>
          <table:table-cell table:formula="of:=3735/LN([.B1063]/0.772)-273" office:value-type="float" office:value="31.4126199906221">
            <text:p>31</text:p>
          </table:table-cell>
        </table:table-row>
        <table:table-row table:style-name="ro1">
          <table:table-cell office:value-type="float" office:value="34016">
            <text:p>34016</text:p>
          </table:table-cell>
          <table:table-cell table:formula="of:=470000/(65536*2/[.A1064]-1)" office:value-type="float" office:value="164724.695021431">
            <text:p>1.65E+5</text:p>
          </table:table-cell>
          <table:table-cell table:formula="of:=3735/LN([.B1064]/0.772)-273" office:value-type="float" office:value="31.3810934183711">
            <text:p>31</text:p>
          </table:table-cell>
        </table:table-row>
        <table:table-row table:style-name="ro1">
          <table:table-cell office:value-type="float" office:value="34048">
            <text:p>34048</text:p>
          </table:table-cell>
          <table:table-cell table:formula="of:=470000/(65536*2/[.A1065]-1)" office:value-type="float" office:value="164934.036939314">
            <text:p>1.65E+5</text:p>
          </table:table-cell>
          <table:table-cell table:formula="of:=3735/LN([.B1065]/0.772)-273" office:value-type="float" office:value="31.3495926272933">
            <text:p>31</text:p>
          </table:table-cell>
        </table:table-row>
        <table:table-row table:style-name="ro1">
          <table:table-cell office:value-type="float" office:value="34080">
            <text:p>34080</text:p>
          </table:table-cell>
          <table:table-cell table:formula="of:=470000/(65536*2/[.A1066]-1)" office:value-type="float" office:value="165143.516991092">
            <text:p>1.65E+5</text:p>
          </table:table-cell>
          <table:table-cell table:formula="of:=3735/LN([.B1066]/0.772)-273" office:value-type="float" office:value="31.3181175604027">
            <text:p>31</text:p>
          </table:table-cell>
        </table:table-row>
        <table:table-row table:style-name="ro1">
          <table:table-cell office:value-type="float" office:value="34112">
            <text:p>34112</text:p>
          </table:table-cell>
          <table:table-cell table:formula="of:=470000/(65536*2/[.A1067]-1)" office:value-type="float" office:value="165353.135313531">
            <text:p>1.65E+5</text:p>
          </table:table-cell>
          <table:table-cell table:formula="of:=3735/LN([.B1067]/0.772)-273" office:value-type="float" office:value="31.2866681608786">
            <text:p>31</text:p>
          </table:table-cell>
        </table:table-row>
        <table:table-row table:style-name="ro1">
          <table:table-cell office:value-type="float" office:value="34144">
            <text:p>34144</text:p>
          </table:table-cell>
          <table:table-cell table:formula="of:=470000/(65536*2/[.A1068]-1)" office:value-type="float" office:value="165562.892043579">
            <text:p>1.66E+5</text:p>
          </table:table-cell>
          <table:table-cell table:formula="of:=3735/LN([.B1068]/0.772)-273" office:value-type="float" office:value="31.2552443720651">
            <text:p>31</text:p>
          </table:table-cell>
        </table:table-row>
        <table:table-row table:style-name="ro1">
          <table:table-cell office:value-type="float" office:value="34176">
            <text:p>34176</text:p>
          </table:table-cell>
          <table:table-cell table:formula="of:=470000/(65536*2/[.A1069]-1)" office:value-type="float" office:value="165772.787318362">
            <text:p>1.66E+5</text:p>
          </table:table-cell>
          <table:table-cell table:formula="of:=3735/LN([.B1069]/0.772)-273" office:value-type="float" office:value="31.2238461374703">
            <text:p>31</text:p>
          </table:table-cell>
        </table:table-row>
        <table:table-row table:style-name="ro1">
          <table:table-cell office:value-type="float" office:value="34208">
            <text:p>34208</text:p>
          </table:table-cell>
          <table:table-cell table:formula="of:=470000/(65536*2/[.A1070]-1)" office:value-type="float" office:value="165982.82127519">
            <text:p>1.66E+5</text:p>
          </table:table-cell>
          <table:table-cell table:formula="of:=3735/LN([.B1070]/0.772)-273" office:value-type="float" office:value="31.1924734007658">
            <text:p>31</text:p>
          </table:table-cell>
        </table:table-row>
        <table:table-row table:style-name="ro1">
          <table:table-cell office:value-type="float" office:value="34240">
            <text:p>34240</text:p>
          </table:table-cell>
          <table:table-cell table:formula="of:=470000/(65536*2/[.A1071]-1)" office:value-type="float" office:value="166192.994051553">
            <text:p>1.66E+5</text:p>
          </table:table-cell>
          <table:table-cell table:formula="of:=3735/LN([.B1071]/0.772)-273" office:value-type="float" office:value="31.1611261057862">
            <text:p>31</text:p>
          </table:table-cell>
        </table:table-row>
        <table:table-row table:style-name="ro1">
          <table:table-cell office:value-type="float" office:value="34272">
            <text:p>34272</text:p>
          </table:table-cell>
          <table:table-cell table:formula="of:=470000/(65536*2/[.A1072]-1)" office:value-type="float" office:value="166403.305785124">
            <text:p>1.66E+5</text:p>
          </table:table-cell>
          <table:table-cell table:formula="of:=3735/LN([.B1072]/0.772)-273" office:value-type="float" office:value="31.129804196528">
            <text:p>31</text:p>
          </table:table-cell>
        </table:table-row>
        <table:table-row table:style-name="ro1">
          <table:table-cell office:value-type="float" office:value="34304">
            <text:p>34304</text:p>
          </table:table-cell>
          <table:table-cell table:formula="of:=470000/(65536*2/[.A1073]-1)" office:value-type="float" office:value="166613.756613757">
            <text:p>1.67E+5</text:p>
          </table:table-cell>
          <table:table-cell table:formula="of:=3735/LN([.B1073]/0.772)-273" office:value-type="float" office:value="31.0985076171494">
            <text:p>31</text:p>
          </table:table-cell>
        </table:table-row>
        <table:table-row table:style-name="ro1">
          <table:table-cell office:value-type="float" office:value="34336">
            <text:p>34336</text:p>
          </table:table-cell>
          <table:table-cell table:formula="of:=470000/(65536*2/[.A1074]-1)" office:value-type="float" office:value="166824.346675488">
            <text:p>1.67E+5</text:p>
          </table:table-cell>
          <table:table-cell table:formula="of:=3735/LN([.B1074]/0.772)-273" office:value-type="float" office:value="31.0672363119694">
            <text:p>31</text:p>
          </table:table-cell>
        </table:table-row>
        <table:table-row table:style-name="ro1">
          <table:table-cell office:value-type="float" office:value="34368">
            <text:p>34368</text:p>
          </table:table-cell>
          <table:table-cell table:formula="of:=470000/(65536*2/[.A1075]-1)" office:value-type="float" office:value="167035.076108537">
            <text:p>1.67E+5</text:p>
          </table:table-cell>
          <table:table-cell table:formula="of:=3735/LN([.B1075]/0.772)-273" office:value-type="float" office:value="31.0359902254674">
            <text:p>31</text:p>
          </table:table-cell>
        </table:table-row>
        <table:table-row table:style-name="ro1">
          <table:table-cell office:value-type="float" office:value="34400">
            <text:p>34400</text:p>
          </table:table-cell>
          <table:table-cell table:formula="of:=470000/(65536*2/[.A1076]-1)" office:value-type="float" office:value="167245.945051308">
            <text:p>1.67E+5</text:p>
          </table:table-cell>
          <table:table-cell table:formula="of:=3735/LN([.B1076]/0.772)-273" office:value-type="float" office:value="31.0047693022822">
            <text:p>31</text:p>
          </table:table-cell>
        </table:table-row>
        <table:table-row table:style-name="ro1">
          <table:table-cell office:value-type="float" office:value="34432">
            <text:p>34432</text:p>
          </table:table-cell>
          <table:table-cell table:formula="of:=470000/(65536*2/[.A1077]-1)" office:value-type="float" office:value="167456.953642384">
            <text:p>1.67E+5</text:p>
          </table:table-cell>
          <table:table-cell table:formula="of:=3735/LN([.B1077]/0.772)-273" office:value-type="float" office:value="30.9735734872118">
            <text:p>31</text:p>
          </table:table-cell>
        </table:table-row>
        <table:table-row table:style-name="ro1">
          <table:table-cell office:value-type="float" office:value="34464">
            <text:p>34464</text:p>
          </table:table-cell>
          <table:table-cell table:formula="of:=470000/(65536*2/[.A1078]-1)" office:value-type="float" office:value="167668.102020537">
            <text:p>1.68E+5</text:p>
          </table:table-cell>
          <table:table-cell table:formula="of:=3735/LN([.B1078]/0.772)-273" office:value-type="float" office:value="30.9424027252125">
            <text:p>31</text:p>
          </table:table-cell>
        </table:table-row>
        <table:table-row table:style-name="ro1">
          <table:table-cell office:value-type="float" office:value="34496">
            <text:p>34496</text:p>
          </table:table-cell>
          <table:table-cell table:formula="of:=470000/(65536*2/[.A1079]-1)" office:value-type="float" office:value="167879.390324718">
            <text:p>1.68E+5</text:p>
          </table:table-cell>
          <table:table-cell table:formula="of:=3735/LN([.B1079]/0.772)-273" office:value-type="float" office:value="30.9112569613984">
            <text:p>31</text:p>
          </table:table-cell>
        </table:table-row>
        <table:table-row table:style-name="ro1">
          <table:table-cell office:value-type="float" office:value="34528">
            <text:p>34528</text:p>
          </table:table-cell>
          <table:table-cell table:formula="of:=470000/(65536*2/[.A1080]-1)" office:value-type="float" office:value="168090.818694067">
            <text:p>1.68E+5</text:p>
          </table:table-cell>
          <table:table-cell table:formula="of:=3735/LN([.B1080]/0.772)-273" office:value-type="float" office:value="30.8801361410408">
            <text:p>31</text:p>
          </table:table-cell>
        </table:table-row>
        <table:table-row table:style-name="ro1">
          <table:table-cell office:value-type="float" office:value="34560">
            <text:p>34560</text:p>
          </table:table-cell>
          <table:table-cell table:formula="of:=470000/(65536*2/[.A1081]-1)" office:value-type="float" office:value="168302.387267905">
            <text:p>1.68E+5</text:p>
          </table:table-cell>
          <table:table-cell table:formula="of:=3735/LN([.B1081]/0.772)-273" office:value-type="float" office:value="30.8490402095675">
            <text:p>31</text:p>
          </table:table-cell>
        </table:table-row>
        <table:table-row table:style-name="ro1">
          <table:table-cell office:value-type="float" office:value="34592">
            <text:p>34592</text:p>
          </table:table-cell>
          <table:table-cell table:formula="of:=470000/(65536*2/[.A1082]-1)" office:value-type="float" office:value="168514.096185738">
            <text:p>1.69E+5</text:p>
          </table:table-cell>
          <table:table-cell table:formula="of:=3735/LN([.B1082]/0.772)-273" office:value-type="float" office:value="30.8179691125622">
            <text:p>31</text:p>
          </table:table-cell>
        </table:table-row>
        <table:table-row table:style-name="ro1">
          <table:table-cell office:value-type="float" office:value="34624">
            <text:p>34624</text:p>
          </table:table-cell>
          <table:table-cell table:formula="of:=470000/(65536*2/[.A1083]-1)" office:value-type="float" office:value="168725.945587259">
            <text:p>1.69E+5</text:p>
          </table:table-cell>
          <table:table-cell table:formula="of:=3735/LN([.B1083]/0.772)-273" office:value-type="float" office:value="30.7869227957638">
            <text:p>31</text:p>
          </table:table-cell>
        </table:table-row>
        <table:table-row table:style-name="ro1">
          <table:table-cell office:value-type="float" office:value="34656">
            <text:p>34656</text:p>
          </table:table-cell>
          <table:table-cell table:formula="of:=470000/(65536*2/[.A1084]-1)" office:value-type="float" office:value="168937.935612347">
            <text:p>1.69E+5</text:p>
          </table:table-cell>
          <table:table-cell table:formula="of:=3735/LN([.B1084]/0.772)-273" office:value-type="float" office:value="30.7559012050661">
            <text:p>31</text:p>
          </table:table-cell>
        </table:table-row>
        <table:table-row table:style-name="ro1">
          <table:table-cell office:value-type="float" office:value="34688">
            <text:p>34688</text:p>
          </table:table-cell>
          <table:table-cell table:formula="of:=470000/(65536*2/[.A1085]-1)" office:value-type="float" office:value="169150.066401062">
            <text:p>1.69E+5</text:p>
          </table:table-cell>
          <table:table-cell table:formula="of:=3735/LN([.B1085]/0.772)-273" office:value-type="float" office:value="30.7249042865169">
            <text:p>31</text:p>
          </table:table-cell>
        </table:table-row>
        <table:table-row table:style-name="ro1">
          <table:table-cell office:value-type="float" office:value="34720">
            <text:p>34720</text:p>
          </table:table-cell>
          <table:table-cell table:formula="of:=470000/(65536*2/[.A1086]-1)" office:value-type="float" office:value="169362.338093657">
            <text:p>1.69E+5</text:p>
          </table:table-cell>
          <table:table-cell table:formula="of:=3735/LN([.B1086]/0.772)-273" office:value-type="float" office:value="30.6939319863176">
            <text:p>31</text:p>
          </table:table-cell>
        </table:table-row>
        <table:table-row table:style-name="ro1">
          <table:table-cell office:value-type="float" office:value="34752">
            <text:p>34752</text:p>
          </table:table-cell>
          <table:table-cell table:formula="of:=470000/(65536*2/[.A1087]-1)" office:value-type="float" office:value="169574.750830565">
            <text:p>1.70E+5</text:p>
          </table:table-cell>
          <table:table-cell table:formula="of:=3735/LN([.B1087]/0.772)-273" office:value-type="float" office:value="30.6629842508223">
            <text:p>31</text:p>
          </table:table-cell>
        </table:table-row>
        <table:table-row table:style-name="ro1">
          <table:table-cell office:value-type="float" office:value="34784">
            <text:p>34784</text:p>
          </table:table-cell>
          <table:table-cell table:formula="of:=470000/(65536*2/[.A1088]-1)" office:value-type="float" office:value="169787.304752409">
            <text:p>1.70E+5</text:p>
          </table:table-cell>
          <table:table-cell table:formula="of:=3735/LN([.B1088]/0.772)-273" office:value-type="float" office:value="30.6320610265377">
            <text:p>31</text:p>
          </table:table-cell>
        </table:table-row>
        <table:table-row table:style-name="ro1">
          <table:table-cell office:value-type="float" office:value="34816">
            <text:p>34816</text:p>
          </table:table-cell>
          <table:table-cell table:formula="of:=470000/(65536*2/[.A1089]-1)" office:value-type="float" office:value="170000">
            <text:p>1.70E+5</text:p>
          </table:table-cell>
          <table:table-cell table:formula="of:=3735/LN([.B1089]/0.772)-273" office:value-type="float" office:value="30.6011622601219">
            <text:p>31</text:p>
          </table:table-cell>
        </table:table-row>
        <table:table-row table:style-name="ro1">
          <table:table-cell office:value-type="float" office:value="34848">
            <text:p>34848</text:p>
          </table:table-cell>
          <table:table-cell table:formula="of:=470000/(65536*2/[.A1090]-1)" office:value-type="float" office:value="170212.836714333">
            <text:p>1.70E+5</text:p>
          </table:table-cell>
          <table:table-cell table:formula="of:=3735/LN([.B1090]/0.772)-273" office:value-type="float" office:value="30.5702878983845">
            <text:p>31</text:p>
          </table:table-cell>
        </table:table-row>
        <table:table-row table:style-name="ro1">
          <table:table-cell office:value-type="float" office:value="34880">
            <text:p>34880</text:p>
          </table:table-cell>
          <table:table-cell table:formula="of:=470000/(65536*2/[.A1091]-1)" office:value-type="float" office:value="170425.815036593">
            <text:p>1.70E+5</text:p>
          </table:table-cell>
          <table:table-cell table:formula="of:=3735/LN([.B1091]/0.772)-273" office:value-type="float" office:value="30.5394378882853">
            <text:p>31</text:p>
          </table:table-cell>
        </table:table-row>
        <table:table-row table:style-name="ro1">
          <table:table-cell office:value-type="float" office:value="34912">
            <text:p>34912</text:p>
          </table:table-cell>
          <table:table-cell table:formula="of:=470000/(65536*2/[.A1092]-1)" office:value-type="float" office:value="170638.935108153">
            <text:p>1.71E+5</text:p>
          </table:table-cell>
          <table:table-cell table:formula="of:=3735/LN([.B1092]/0.772)-273" office:value-type="float" office:value="30.5086121769344">
            <text:p>31</text:p>
          </table:table-cell>
        </table:table-row>
        <table:table-row table:style-name="ro1">
          <table:table-cell office:value-type="float" office:value="34944">
            <text:p>34944</text:p>
          </table:table-cell>
          <table:table-cell table:formula="of:=470000/(65536*2/[.A1093]-1)" office:value-type="float" office:value="170852.197070573">
            <text:p>1.71E+5</text:p>
          </table:table-cell>
          <table:table-cell table:formula="of:=3735/LN([.B1093]/0.772)-273" office:value-type="float" office:value="30.4778107115909">
            <text:p>30</text:p>
          </table:table-cell>
        </table:table-row>
        <table:table-row table:style-name="ro1">
          <table:table-cell office:value-type="float" office:value="34976">
            <text:p>34976</text:p>
          </table:table-cell>
          <table:table-cell table:formula="of:=470000/(65536*2/[.A1094]-1)" office:value-type="float" office:value="171065.601065601">
            <text:p>1.71E+5</text:p>
          </table:table-cell>
          <table:table-cell table:formula="of:=3735/LN([.B1094]/0.772)-273" office:value-type="float" office:value="30.4470334396631">
            <text:p>30</text:p>
          </table:table-cell>
        </table:table-row>
        <table:table-row table:style-name="ro1">
          <table:table-cell office:value-type="float" office:value="35008">
            <text:p>35008</text:p>
          </table:table-cell>
          <table:table-cell table:formula="of:=470000/(65536*2/[.A1095]-1)" office:value-type="float" office:value="171279.147235177">
            <text:p>1.71E+5</text:p>
          </table:table-cell>
          <table:table-cell table:formula="of:=3735/LN([.B1095]/0.772)-273" office:value-type="float" office:value="30.4162803087073">
            <text:p>30</text:p>
          </table:table-cell>
        </table:table-row>
        <table:table-row table:style-name="ro1">
          <table:table-cell office:value-type="float" office:value="35040">
            <text:p>35040</text:p>
          </table:table-cell>
          <table:table-cell table:formula="of:=470000/(65536*2/[.A1096]-1)" office:value-type="float" office:value="171492.835721426">
            <text:p>1.71E+5</text:p>
          </table:table-cell>
          <table:table-cell table:formula="of:=3735/LN([.B1096]/0.772)-273" office:value-type="float" office:value="30.3855512664274">
            <text:p>30</text:p>
          </table:table-cell>
        </table:table-row>
        <table:table-row table:style-name="ro1">
          <table:table-cell office:value-type="float" office:value="35072">
            <text:p>35072</text:p>
          </table:table-cell>
          <table:table-cell table:formula="of:=470000/(65536*2/[.A1097]-1)" office:value-type="float" office:value="171706.666666667">
            <text:p>1.72E+5</text:p>
          </table:table-cell>
          <table:table-cell table:formula="of:=3735/LN([.B1097]/0.772)-273" office:value-type="float" office:value="30.3548462606747">
            <text:p>30</text:p>
          </table:table-cell>
        </table:table-row>
        <table:table-row table:style-name="ro1">
          <table:table-cell office:value-type="float" office:value="35104">
            <text:p>35104</text:p>
          </table:table-cell>
          <table:table-cell table:formula="of:=470000/(65536*2/[.A1098]-1)" office:value-type="float" office:value="171920.640213404">
            <text:p>1.72E+5</text:p>
          </table:table-cell>
          <table:table-cell table:formula="of:=3735/LN([.B1098]/0.772)-273" office:value-type="float" office:value="30.3241652394466">
            <text:p>30</text:p>
          </table:table-cell>
        </table:table-row>
        <table:table-row table:style-name="ro1">
          <table:table-cell office:value-type="float" office:value="35136">
            <text:p>35136</text:p>
          </table:table-cell>
          <table:table-cell table:formula="of:=470000/(65536*2/[.A1099]-1)" office:value-type="float" office:value="172134.756504336">
            <text:p>1.72E+5</text:p>
          </table:table-cell>
          <table:table-cell table:formula="of:=3735/LN([.B1099]/0.772)-273" office:value-type="float" office:value="30.2935081508869">
            <text:p>30</text:p>
          </table:table-cell>
        </table:table-row>
        <table:table-row table:style-name="ro1">
          <table:table-cell office:value-type="float" office:value="35168">
            <text:p>35168</text:p>
          </table:table-cell>
          <table:table-cell table:formula="of:=470000/(65536*2/[.A1100]-1)" office:value-type="float" office:value="172349.015682349">
            <text:p>1.72E+5</text:p>
          </table:table-cell>
          <table:table-cell table:formula="of:=3735/LN([.B1100]/0.772)-273" office:value-type="float" office:value="30.2628749432845">
            <text:p>30</text:p>
          </table:table-cell>
        </table:table-row>
        <table:table-row table:style-name="ro1">
          <table:table-cell office:value-type="float" office:value="35200">
            <text:p>35200</text:p>
          </table:table-cell>
          <table:table-cell table:formula="of:=470000/(65536*2/[.A1101]-1)" office:value-type="float" office:value="172563.417890521">
            <text:p>1.73E+5</text:p>
          </table:table-cell>
          <table:table-cell table:formula="of:=3735/LN([.B1101]/0.772)-273" office:value-type="float" office:value="30.2322655650733">
            <text:p>30</text:p>
          </table:table-cell>
        </table:table-row>
        <table:table-row table:style-name="ro1">
          <table:table-cell office:value-type="float" office:value="35232">
            <text:p>35232</text:p>
          </table:table-cell>
          <table:table-cell table:formula="of:=470000/(65536*2/[.A1102]-1)" office:value-type="float" office:value="172777.96327212">
            <text:p>1.73E+5</text:p>
          </table:table-cell>
          <table:table-cell table:formula="of:=3735/LN([.B1102]/0.772)-273" office:value-type="float" office:value="30.2016799648314">
            <text:p>30</text:p>
          </table:table-cell>
        </table:table-row>
        <table:table-row table:style-name="ro1">
          <table:table-cell office:value-type="float" office:value="35264">
            <text:p>35264</text:p>
          </table:table-cell>
          <table:table-cell table:formula="of:=470000/(65536*2/[.A1103]-1)" office:value-type="float" office:value="172992.651970608">
            <text:p>1.73E+5</text:p>
          </table:table-cell>
          <table:table-cell table:formula="of:=3735/LN([.B1103]/0.772)-273" office:value-type="float" office:value="30.1711180912806">
            <text:p>30</text:p>
          </table:table-cell>
        </table:table-row>
        <table:table-row table:style-name="ro1">
          <table:table-cell office:value-type="float" office:value="35296">
            <text:p>35296</text:p>
          </table:table-cell>
          <table:table-cell table:formula="of:=470000/(65536*2/[.A1104]-1)" office:value-type="float" office:value="173207.484129636">
            <text:p>1.73E+5</text:p>
          </table:table-cell>
          <table:table-cell table:formula="of:=3735/LN([.B1104]/0.772)-273" office:value-type="float" office:value="30.140579893286">
            <text:p>30</text:p>
          </table:table-cell>
        </table:table-row>
        <table:table-row table:style-name="ro1">
          <table:table-cell office:value-type="float" office:value="35328">
            <text:p>35328</text:p>
          </table:table-cell>
          <table:table-cell table:formula="of:=470000/(65536*2/[.A1105]-1)" office:value-type="float" office:value="173422.459893048">
            <text:p>1.73E+5</text:p>
          </table:table-cell>
          <table:table-cell table:formula="of:=3735/LN([.B1105]/0.772)-273" office:value-type="float" office:value="30.1100653198552">
            <text:p>30</text:p>
          </table:table-cell>
        </table:table-row>
        <table:table-row table:style-name="ro1">
          <table:table-cell office:value-type="float" office:value="35360">
            <text:p>35360</text:p>
          </table:table-cell>
          <table:table-cell table:formula="of:=470000/(65536*2/[.A1106]-1)" office:value-type="float" office:value="173637.579404881">
            <text:p>1.74E+5</text:p>
          </table:table-cell>
          <table:table-cell table:formula="of:=3735/LN([.B1106]/0.772)-273" office:value-type="float" office:value="30.079574320138">
            <text:p>30</text:p>
          </table:table-cell>
        </table:table-row>
        <table:table-row table:style-name="ro1">
          <table:table-cell office:value-type="float" office:value="35392">
            <text:p>35392</text:p>
          </table:table-cell>
          <table:table-cell table:formula="of:=470000/(65536*2/[.A1107]-1)" office:value-type="float" office:value="173852.842809365">
            <text:p>1.74E+5</text:p>
          </table:table-cell>
          <table:table-cell table:formula="of:=3735/LN([.B1107]/0.772)-273" office:value-type="float" office:value="30.0491068434258">
            <text:p>30</text:p>
          </table:table-cell>
        </table:table-row>
        <table:table-row table:style-name="ro1">
          <table:table-cell office:value-type="float" office:value="35424">
            <text:p>35424</text:p>
          </table:table-cell>
          <table:table-cell table:formula="of:=470000/(65536*2/[.A1108]-1)" office:value-type="float" office:value="174068.25025092">
            <text:p>1.74E+5</text:p>
          </table:table-cell>
          <table:table-cell table:formula="of:=3735/LN([.B1108]/0.772)-273" office:value-type="float" office:value="30.0186628391508">
            <text:p>30</text:p>
          </table:table-cell>
        </table:table-row>
        <table:table-row table:style-name="ro1">
          <table:table-cell office:value-type="float" office:value="35456">
            <text:p>35456</text:p>
          </table:table-cell>
          <table:table-cell table:formula="of:=470000/(65536*2/[.A1109]-1)" office:value-type="float" office:value="174283.801874163">
            <text:p>1.74E+5</text:p>
          </table:table-cell>
          <table:table-cell table:formula="of:=3735/LN([.B1109]/0.772)-273" office:value-type="float" office:value="29.9882422568858">
            <text:p>30</text:p>
          </table:table-cell>
        </table:table-row>
        <table:table-row table:style-name="ro1">
          <table:table-cell office:value-type="float" office:value="35488">
            <text:p>35488</text:p>
          </table:table-cell>
          <table:table-cell table:formula="of:=470000/(65536*2/[.A1110]-1)" office:value-type="float" office:value="174499.497823904">
            <text:p>1.74E+5</text:p>
          </table:table-cell>
          <table:table-cell table:formula="of:=3735/LN([.B1110]/0.772)-273" office:value-type="float" office:value="29.9578450463435">
            <text:p>30</text:p>
          </table:table-cell>
        </table:table-row>
        <table:table-row table:style-name="ro1">
          <table:table-cell office:value-type="float" office:value="35520">
            <text:p>35520</text:p>
          </table:table-cell>
          <table:table-cell table:formula="of:=470000/(65536*2/[.A1111]-1)" office:value-type="float" office:value="174715.338245144">
            <text:p>1.75E+5</text:p>
          </table:table-cell>
          <table:table-cell table:formula="of:=3735/LN([.B1111]/0.772)-273" office:value-type="float" office:value="29.927471157376">
            <text:p>30</text:p>
          </table:table-cell>
        </table:table-row>
        <table:table-row table:style-name="ro1">
          <table:table-cell office:value-type="float" office:value="35552">
            <text:p>35552</text:p>
          </table:table-cell>
          <table:table-cell table:formula="of:=470000/(65536*2/[.A1112]-1)" office:value-type="float" office:value="174931.323283082">
            <text:p>1.75E+5</text:p>
          </table:table-cell>
          <table:table-cell table:formula="of:=3735/LN([.B1112]/0.772)-273" office:value-type="float" office:value="29.8971205399744">
            <text:p>30</text:p>
          </table:table-cell>
        </table:table-row>
        <table:table-row table:style-name="ro1">
          <table:table-cell office:value-type="float" office:value="35584">
            <text:p>35584</text:p>
          </table:table-cell>
          <table:table-cell table:formula="of:=470000/(65536*2/[.A1113]-1)" office:value-type="float" office:value="175147.45308311">
            <text:p>1.75E+5</text:p>
          </table:table-cell>
          <table:table-cell table:formula="of:=3735/LN([.B1113]/0.772)-273" office:value-type="float" office:value="29.8667931442678">
            <text:p>30</text:p>
          </table:table-cell>
        </table:table-row>
        <table:table-row table:style-name="ro1">
          <table:table-cell office:value-type="float" office:value="35616">
            <text:p>35616</text:p>
          </table:table-cell>
          <table:table-cell table:formula="of:=470000/(65536*2/[.A1114]-1)" office:value-type="float" office:value="175363.727790815">
            <text:p>1.75E+5</text:p>
          </table:table-cell>
          <table:table-cell table:formula="of:=3735/LN([.B1114]/0.772)-273" office:value-type="float" office:value="29.8364889205235">
            <text:p>30</text:p>
          </table:table-cell>
        </table:table-row>
        <table:table-row table:style-name="ro1">
          <table:table-cell office:value-type="float" office:value="35648">
            <text:p>35648</text:p>
          </table:table-cell>
          <table:table-cell table:formula="of:=470000/(65536*2/[.A1115]-1)" office:value-type="float" office:value="175580.147551979">
            <text:p>1.76E+5</text:p>
          </table:table-cell>
          <table:table-cell table:formula="of:=3735/LN([.B1115]/0.772)-273" office:value-type="float" office:value="29.8062078191459">
            <text:p>30</text:p>
          </table:table-cell>
        </table:table-row>
        <table:table-row table:style-name="ro1">
          <table:table-cell office:value-type="float" office:value="35680">
            <text:p>35680</text:p>
          </table:table-cell>
          <table:table-cell table:formula="of:=470000/(65536*2/[.A1116]-1)" office:value-type="float" office:value="175796.71251258">
            <text:p>1.76E+5</text:p>
          </table:table-cell>
          <table:table-cell table:formula="of:=3735/LN([.B1116]/0.772)-273" office:value-type="float" office:value="29.7759497906761">
            <text:p>30</text:p>
          </table:table-cell>
        </table:table-row>
        <table:table-row table:style-name="ro1">
          <table:table-cell office:value-type="float" office:value="35712">
            <text:p>35712</text:p>
          </table:table-cell>
          <table:table-cell table:formula="of:=470000/(65536*2/[.A1117]-1)" office:value-type="float" office:value="176013.422818792">
            <text:p>1.76E+5</text:p>
          </table:table-cell>
          <table:table-cell table:formula="of:=3735/LN([.B1117]/0.772)-273" office:value-type="float" office:value="29.7457147857916">
            <text:p>30</text:p>
          </table:table-cell>
        </table:table-row>
        <table:table-row table:style-name="ro1">
          <table:table-cell office:value-type="float" office:value="35744">
            <text:p>35744</text:p>
          </table:table-cell>
          <table:table-cell table:formula="of:=470000/(65536*2/[.A1118]-1)" office:value-type="float" office:value="176230.278616986">
            <text:p>1.76E+5</text:p>
          </table:table-cell>
          <table:table-cell table:formula="of:=3735/LN([.B1118]/0.772)-273" office:value-type="float" office:value="29.7155027553056">
            <text:p>30</text:p>
          </table:table-cell>
        </table:table-row>
        <table:table-row table:style-name="ro1">
          <table:table-cell office:value-type="float" office:value="35776">
            <text:p>35776</text:p>
          </table:table-cell>
          <table:table-cell table:formula="of:=470000/(65536*2/[.A1119]-1)" office:value-type="float" office:value="176447.280053727">
            <text:p>1.76E+5</text:p>
          </table:table-cell>
          <table:table-cell table:formula="of:=3735/LN([.B1119]/0.772)-273" office:value-type="float" office:value="29.6853136501665">
            <text:p>30</text:p>
          </table:table-cell>
        </table:table-row>
        <table:table-row table:style-name="ro1">
          <table:table-cell office:value-type="float" office:value="35808">
            <text:p>35808</text:p>
          </table:table-cell>
          <table:table-cell table:formula="of:=470000/(65536*2/[.A1120]-1)" office:value-type="float" office:value="176664.427275781">
            <text:p>1.77E+5</text:p>
          </table:table-cell>
          <table:table-cell table:formula="of:=3735/LN([.B1120]/0.772)-273" office:value-type="float" office:value="29.6551474214573">
            <text:p>30</text:p>
          </table:table-cell>
        </table:table-row>
        <table:table-row table:style-name="ro1">
          <table:table-cell office:value-type="float" office:value="35840">
            <text:p>35840</text:p>
          </table:table-cell>
          <table:table-cell table:formula="of:=470000/(65536*2/[.A1121]-1)" office:value-type="float" office:value="176881.720430108">
            <text:p>1.77E+5</text:p>
          </table:table-cell>
          <table:table-cell table:formula="of:=3735/LN([.B1121]/0.772)-273" office:value-type="float" office:value="29.6250040203955">
            <text:p>30</text:p>
          </table:table-cell>
        </table:table-row>
        <table:table-row table:style-name="ro1">
          <table:table-cell office:value-type="float" office:value="35872">
            <text:p>35872</text:p>
          </table:table-cell>
          <table:table-cell table:formula="of:=470000/(65536*2/[.A1122]-1)" office:value-type="float" office:value="177099.159663866">
            <text:p>1.77E+5</text:p>
          </table:table-cell>
          <table:table-cell table:formula="of:=3735/LN([.B1122]/0.772)-273" office:value-type="float" office:value="29.5948833983319">
            <text:p>30</text:p>
          </table:table-cell>
        </table:table-row>
        <table:table-row table:style-name="ro1">
          <table:table-cell office:value-type="float" office:value="35904">
            <text:p>35904</text:p>
          </table:table-cell>
          <table:table-cell table:formula="of:=470000/(65536*2/[.A1123]-1)" office:value-type="float" office:value="177316.745124412">
            <text:p>1.77E+5</text:p>
          </table:table-cell>
          <table:table-cell table:formula="of:=3735/LN([.B1123]/0.772)-273" office:value-type="float" office:value="29.5647855067509">
            <text:p>30</text:p>
          </table:table-cell>
        </table:table-row>
        <table:table-row table:style-name="ro1">
          <table:table-cell office:value-type="float" office:value="35936">
            <text:p>35936</text:p>
          </table:table-cell>
          <table:table-cell table:formula="of:=470000/(65536*2/[.A1124]-1)" office:value-type="float" office:value="177534.4769593">
            <text:p>1.78E+5</text:p>
          </table:table-cell>
          <table:table-cell table:formula="of:=3735/LN([.B1124]/0.772)-273" office:value-type="float" office:value="29.5347102972693">
            <text:p>30</text:p>
          </table:table-cell>
        </table:table-row>
        <table:table-row table:style-name="ro1">
          <table:table-cell office:value-type="float" office:value="35968">
            <text:p>35968</text:p>
          </table:table-cell>
          <table:table-cell table:formula="of:=470000/(65536*2/[.A1125]-1)" office:value-type="float" office:value="177752.355316285">
            <text:p>1.78E+5</text:p>
          </table:table-cell>
          <table:table-cell table:formula="of:=3735/LN([.B1125]/0.772)-273" office:value-type="float" office:value="29.5046577216361">
            <text:p>30</text:p>
          </table:table-cell>
        </table:table-row>
        <table:table-row table:style-name="ro1">
          <table:table-cell office:value-type="float" office:value="36000">
            <text:p>36000</text:p>
          </table:table-cell>
          <table:table-cell table:formula="of:=470000/(65536*2/[.A1126]-1)" office:value-type="float" office:value="177970.380343319">
            <text:p>1.78E+5</text:p>
          </table:table-cell>
          <table:table-cell table:formula="of:=3735/LN([.B1126]/0.772)-273" office:value-type="float" office:value="29.4746277317322">
            <text:p>29</text:p>
          </table:table-cell>
        </table:table-row>
        <table:table-row table:style-name="ro1">
          <table:table-cell office:value-type="float" office:value="36032">
            <text:p>36032</text:p>
          </table:table-cell>
          <table:table-cell table:formula="of:=470000/(65536*2/[.A1127]-1)" office:value-type="float" office:value="178188.552188552">
            <text:p>1.78E+5</text:p>
          </table:table-cell>
          <table:table-cell table:formula="of:=3735/LN([.B1127]/0.772)-273" office:value-type="float" office:value="29.4446202795696">
            <text:p>29</text:p>
          </table:table-cell>
        </table:table-row>
        <table:table-row table:style-name="ro1">
          <table:table-cell office:value-type="float" office:value="36064">
            <text:p>36064</text:p>
          </table:table-cell>
          <table:table-cell table:formula="of:=470000/(65536*2/[.A1128]-1)" office:value-type="float" office:value="178406.871000337">
            <text:p>1.78E+5</text:p>
          </table:table-cell>
          <table:table-cell table:formula="of:=3735/LN([.B1128]/0.772)-273" office:value-type="float" office:value="29.4146353172908">
            <text:p>29</text:p>
          </table:table-cell>
        </table:table-row>
        <table:table-row table:style-name="ro1">
          <table:table-cell office:value-type="float" office:value="36096">
            <text:p>36096</text:p>
          </table:table-cell>
          <table:table-cell table:formula="of:=470000/(65536*2/[.A1129]-1)" office:value-type="float" office:value="178625.336927224">
            <text:p>1.79E+5</text:p>
          </table:table-cell>
          <table:table-cell table:formula="of:=3735/LN([.B1129]/0.772)-273" office:value-type="float" office:value="29.3846727971688">
            <text:p>29</text:p>
          </table:table-cell>
        </table:table-row>
        <table:table-row table:style-name="ro1">
          <table:table-cell office:value-type="float" office:value="36128">
            <text:p>36128</text:p>
          </table:table-cell>
          <table:table-cell table:formula="of:=470000/(65536*2/[.A1130]-1)" office:value-type="float" office:value="178843.950117964">
            <text:p>1.79E+5</text:p>
          </table:table-cell>
          <table:table-cell table:formula="of:=3735/LN([.B1130]/0.772)-273" office:value-type="float" office:value="29.3547326716063">
            <text:p>29</text:p>
          </table:table-cell>
        </table:table-row>
        <table:table-row table:style-name="ro1">
          <table:table-cell office:value-type="float" office:value="36160">
            <text:p>36160</text:p>
          </table:table-cell>
          <table:table-cell table:formula="of:=470000/(65536*2/[.A1131]-1)" office:value-type="float" office:value="179062.71072151">
            <text:p>1.79E+5</text:p>
          </table:table-cell>
          <table:table-cell table:formula="of:=3735/LN([.B1131]/0.772)-273" office:value-type="float" office:value="29.3248148931351">
            <text:p>29</text:p>
          </table:table-cell>
        </table:table-row>
        <table:table-row table:style-name="ro1">
          <table:table-cell office:value-type="float" office:value="36192">
            <text:p>36192</text:p>
          </table:table-cell>
          <table:table-cell table:formula="of:=470000/(65536*2/[.A1132]-1)" office:value-type="float" office:value="179281.618887015">
            <text:p>1.79E+5</text:p>
          </table:table-cell>
          <table:table-cell table:formula="of:=3735/LN([.B1132]/0.772)-273" office:value-type="float" office:value="29.2949194144157">
            <text:p>29</text:p>
          </table:table-cell>
        </table:table-row>
        <table:table-row table:style-name="ro1">
          <table:table-cell office:value-type="float" office:value="36224">
            <text:p>36224</text:p>
          </table:table-cell>
          <table:table-cell table:formula="of:=470000/(65536*2/[.A1133]-1)" office:value-type="float" office:value="179500.674763833">
            <text:p>1.80E+5</text:p>
          </table:table-cell>
          <table:table-cell table:formula="of:=3735/LN([.B1133]/0.772)-273" office:value-type="float" office:value="29.2650461882371">
            <text:p>29</text:p>
          </table:table-cell>
        </table:table-row>
        <table:table-row table:style-name="ro1">
          <table:table-cell office:value-type="float" office:value="36256">
            <text:p>36256</text:p>
          </table:table-cell>
          <table:table-cell table:formula="of:=470000/(65536*2/[.A1134]-1)" office:value-type="float" office:value="179719.878501519">
            <text:p>1.80E+5</text:p>
          </table:table-cell>
          <table:table-cell table:formula="of:=3735/LN([.B1134]/0.772)-273" office:value-type="float" office:value="29.2351951675161">
            <text:p>29</text:p>
          </table:table-cell>
        </table:table-row>
        <table:table-row table:style-name="ro1">
          <table:table-cell office:value-type="float" office:value="36288">
            <text:p>36288</text:p>
          </table:table-cell>
          <table:table-cell table:formula="of:=470000/(65536*2/[.A1135]-1)" office:value-type="float" office:value="179939.230249831">
            <text:p>1.80E+5</text:p>
          </table:table-cell>
          <table:table-cell table:formula="of:=3735/LN([.B1135]/0.772)-273" office:value-type="float" office:value="29.2053663052965">
            <text:p>29</text:p>
          </table:table-cell>
        </table:table-row>
        <table:table-row table:style-name="ro1">
          <table:table-cell office:value-type="float" office:value="36320">
            <text:p>36320</text:p>
          </table:table-cell>
          <table:table-cell table:formula="of:=470000/(65536*2/[.A1136]-1)" office:value-type="float" office:value="180158.73015873">
            <text:p>1.80E+5</text:p>
          </table:table-cell>
          <table:table-cell table:formula="of:=3735/LN([.B1136]/0.772)-273" office:value-type="float" office:value="29.1755595547494">
            <text:p>29</text:p>
          </table:table-cell>
        </table:table-row>
        <table:table-row table:style-name="ro1">
          <table:table-cell office:value-type="float" office:value="36352">
            <text:p>36352</text:p>
          </table:table-cell>
          <table:table-cell table:formula="of:=470000/(65536*2/[.A1137]-1)" office:value-type="float" office:value="180378.378378378">
            <text:p>1.80E+5</text:p>
          </table:table-cell>
          <table:table-cell table:formula="of:=3735/LN([.B1137]/0.772)-273" office:value-type="float" office:value="29.1457748691718">
            <text:p>29</text:p>
          </table:table-cell>
        </table:table-row>
        <table:table-row table:style-name="ro1">
          <table:table-cell office:value-type="float" office:value="36384">
            <text:p>36384</text:p>
          </table:table-cell>
          <table:table-cell table:formula="of:=470000/(65536*2/[.A1138]-1)" office:value-type="float" office:value="180598.175059142">
            <text:p>1.81E+5</text:p>
          </table:table-cell>
          <table:table-cell table:formula="of:=3735/LN([.B1138]/0.772)-273" office:value-type="float" office:value="29.1160122019869">
            <text:p>29</text:p>
          </table:table-cell>
        </table:table-row>
        <table:table-row table:style-name="ro1">
          <table:table-cell office:value-type="float" office:value="36416">
            <text:p>36416</text:p>
          </table:table-cell>
          <table:table-cell table:formula="of:=470000/(65536*2/[.A1139]-1)" office:value-type="float" office:value="180818.120351589">
            <text:p>1.81E+5</text:p>
          </table:table-cell>
          <table:table-cell table:formula="of:=3735/LN([.B1139]/0.772)-273" office:value-type="float" office:value="29.0862715067433">
            <text:p>29</text:p>
          </table:table-cell>
        </table:table-row>
        <table:table-row table:style-name="ro1">
          <table:table-cell office:value-type="float" office:value="36448">
            <text:p>36448</text:p>
          </table:table-cell>
          <table:table-cell table:formula="of:=470000/(65536*2/[.A1140]-1)" office:value-type="float" office:value="181038.214406493">
            <text:p>1.81E+5</text:p>
          </table:table-cell>
          <table:table-cell table:formula="of:=3735/LN([.B1140]/0.772)-273" office:value-type="float" office:value="29.0565527371145">
            <text:p>29</text:p>
          </table:table-cell>
        </table:table-row>
        <table:table-row table:style-name="ro1">
          <table:table-cell office:value-type="float" office:value="36480">
            <text:p>36480</text:p>
          </table:table-cell>
          <table:table-cell table:formula="of:=470000/(65536*2/[.A1141]-1)" office:value-type="float" office:value="181258.457374831">
            <text:p>1.81E+5</text:p>
          </table:table-cell>
          <table:table-cell table:formula="of:=3735/LN([.B1141]/0.772)-273" office:value-type="float" office:value="29.0268558468985">
            <text:p>29</text:p>
          </table:table-cell>
        </table:table-row>
        <table:table-row table:style-name="ro1">
          <table:table-cell office:value-type="float" office:value="36512">
            <text:p>36512</text:p>
          </table:table-cell>
          <table:table-cell table:formula="of:=470000/(65536*2/[.A1142]-1)" office:value-type="float" office:value="181478.849407783">
            <text:p>1.81E+5</text:p>
          </table:table-cell>
          <table:table-cell table:formula="of:=3735/LN([.B1142]/0.772)-273" office:value-type="float" office:value="28.9971807900175">
            <text:p>29</text:p>
          </table:table-cell>
        </table:table-row>
        <table:table-row table:style-name="ro1">
          <table:table-cell office:value-type="float" office:value="36544">
            <text:p>36544</text:p>
          </table:table-cell>
          <table:table-cell table:formula="of:=470000/(65536*2/[.A1143]-1)" office:value-type="float" office:value="181699.390656737">
            <text:p>1.82E+5</text:p>
          </table:table-cell>
          <table:table-cell table:formula="of:=3735/LN([.B1143]/0.772)-273" office:value-type="float" office:value="28.967527520517">
            <text:p>29</text:p>
          </table:table-cell>
        </table:table-row>
        <table:table-row table:style-name="ro1">
          <table:table-cell office:value-type="float" office:value="36576">
            <text:p>36576</text:p>
          </table:table-cell>
          <table:table-cell table:formula="of:=470000/(65536*2/[.A1144]-1)" office:value-type="float" office:value="181920.081273281">
            <text:p>1.82E+5</text:p>
          </table:table-cell>
          <table:table-cell table:formula="of:=3735/LN([.B1144]/0.772)-273" office:value-type="float" office:value="28.9378959925658">
            <text:p>29</text:p>
          </table:table-cell>
        </table:table-row>
        <table:table-row table:style-name="ro1">
          <table:table-cell office:value-type="float" office:value="36608">
            <text:p>36608</text:p>
          </table:table-cell>
          <table:table-cell table:formula="of:=470000/(65536*2/[.A1145]-1)" office:value-type="float" office:value="182140.921409214">
            <text:p>1.82E+5</text:p>
          </table:table-cell>
          <table:table-cell table:formula="of:=3735/LN([.B1145]/0.772)-273" office:value-type="float" office:value="28.9082861604553">
            <text:p>29</text:p>
          </table:table-cell>
        </table:table-row>
        <table:table-row table:style-name="ro1">
          <table:table-cell office:value-type="float" office:value="36640">
            <text:p>36640</text:p>
          </table:table-cell>
          <table:table-cell table:formula="of:=470000/(65536*2/[.A1146]-1)" office:value-type="float" office:value="182361.911216537">
            <text:p>1.82E+5</text:p>
          </table:table-cell>
          <table:table-cell table:formula="of:=3735/LN([.B1146]/0.772)-273" office:value-type="float" office:value="28.8786979785993">
            <text:p>29</text:p>
          </table:table-cell>
        </table:table-row>
        <table:table-row table:style-name="ro1">
          <table:table-cell office:value-type="float" office:value="36672">
            <text:p>36672</text:p>
          </table:table-cell>
          <table:table-cell table:formula="of:=470000/(65536*2/[.A1147]-1)" office:value-type="float" office:value="182583.050847458">
            <text:p>1.83E+5</text:p>
          </table:table-cell>
          <table:table-cell table:formula="of:=3735/LN([.B1147]/0.772)-273" office:value-type="float" office:value="28.8491314015331">
            <text:p>29</text:p>
          </table:table-cell>
        </table:table-row>
        <table:table-row table:style-name="ro1">
          <table:table-cell office:value-type="float" office:value="36704">
            <text:p>36704</text:p>
          </table:table-cell>
          <table:table-cell table:formula="of:=470000/(65536*2/[.A1148]-1)" office:value-type="float" office:value="182804.340454391">
            <text:p>1.83E+5</text:p>
          </table:table-cell>
          <table:table-cell table:formula="of:=3735/LN([.B1148]/0.772)-273" office:value-type="float" office:value="28.8195863839134">
            <text:p>29</text:p>
          </table:table-cell>
        </table:table-row>
        <table:table-row table:style-name="ro1">
          <table:table-cell office:value-type="float" office:value="36736">
            <text:p>36736</text:p>
          </table:table-cell>
          <table:table-cell table:formula="of:=470000/(65536*2/[.A1149]-1)" office:value-type="float" office:value="183025.780189959">
            <text:p>1.83E+5</text:p>
          </table:table-cell>
          <table:table-cell table:formula="of:=3735/LN([.B1149]/0.772)-273" office:value-type="float" office:value="28.7900628805178">
            <text:p>29</text:p>
          </table:table-cell>
        </table:table-row>
        <table:table-row table:style-name="ro1">
          <table:table-cell office:value-type="float" office:value="36768">
            <text:p>36768</text:p>
          </table:table-cell>
          <table:table-cell table:formula="of:=470000/(65536*2/[.A1150]-1)" office:value-type="float" office:value="183247.37020699">
            <text:p>1.83E+5</text:p>
          </table:table-cell>
          <table:table-cell table:formula="of:=3735/LN([.B1150]/0.772)-273" office:value-type="float" office:value="28.7605608462444">
            <text:p>29</text:p>
          </table:table-cell>
        </table:table-row>
        <table:table-row table:style-name="ro1">
          <table:table-cell office:value-type="float" office:value="36800">
            <text:p>36800</text:p>
          </table:table-cell>
          <table:table-cell table:formula="of:=470000/(65536*2/[.A1151]-1)" office:value-type="float" office:value="183469.11065852">
            <text:p>1.83E+5</text:p>
          </table:table-cell>
          <table:table-cell table:formula="of:=3735/LN([.B1151]/0.772)-273" office:value-type="float" office:value="28.731080236111">
            <text:p>29</text:p>
          </table:table-cell>
        </table:table-row>
        <table:table-row table:style-name="ro1">
          <table:table-cell office:value-type="float" office:value="36832">
            <text:p>36832</text:p>
          </table:table-cell>
          <table:table-cell table:formula="of:=470000/(65536*2/[.A1152]-1)" office:value-type="float" office:value="183691.001697793">
            <text:p>1.84E+5</text:p>
          </table:table-cell>
          <table:table-cell table:formula="of:=3735/LN([.B1152]/0.772)-273" office:value-type="float" office:value="28.7016210052553">
            <text:p>29</text:p>
          </table:table-cell>
        </table:table-row>
        <table:table-row table:style-name="ro1">
          <table:table-cell office:value-type="float" office:value="36864">
            <text:p>36864</text:p>
          </table:table-cell>
          <table:table-cell table:formula="of:=470000/(65536*2/[.A1153]-1)" office:value-type="float" office:value="183913.043478261">
            <text:p>1.84E+5</text:p>
          </table:table-cell>
          <table:table-cell table:formula="of:=3735/LN([.B1153]/0.772)-273" office:value-type="float" office:value="28.6721831089337">
            <text:p>29</text:p>
          </table:table-cell>
        </table:table-row>
        <table:table-row table:style-name="ro1">
          <table:table-cell office:value-type="float" office:value="36896">
            <text:p>36896</text:p>
          </table:table-cell>
          <table:table-cell table:formula="of:=470000/(65536*2/[.A1154]-1)" office:value-type="float" office:value="184135.236153585">
            <text:p>1.84E+5</text:p>
          </table:table-cell>
          <table:table-cell table:formula="of:=3735/LN([.B1154]/0.772)-273" office:value-type="float" office:value="28.6427665025216">
            <text:p>29</text:p>
          </table:table-cell>
        </table:table-row>
        <table:table-row table:style-name="ro1">
          <table:table-cell office:value-type="float" office:value="36928">
            <text:p>36928</text:p>
          </table:table-cell>
          <table:table-cell table:formula="of:=470000/(65536*2/[.A1155]-1)" office:value-type="float" office:value="184357.579877634">
            <text:p>1.84E+5</text:p>
          </table:table-cell>
          <table:table-cell table:formula="of:=3735/LN([.B1155]/0.772)-273" office:value-type="float" office:value="28.6133711415123">
            <text:p>29</text:p>
          </table:table-cell>
        </table:table-row>
        <table:table-row table:style-name="ro1">
          <table:table-cell office:value-type="float" office:value="36960">
            <text:p>36960</text:p>
          </table:table-cell>
          <table:table-cell table:formula="of:=470000/(65536*2/[.A1156]-1)" office:value-type="float" office:value="184580.074804488">
            <text:p>1.85E+5</text:p>
          </table:table-cell>
          <table:table-cell table:formula="of:=3735/LN([.B1156]/0.772)-273" office:value-type="float" office:value="28.5839969815172">
            <text:p>29</text:p>
          </table:table-cell>
        </table:table-row>
        <table:table-row table:style-name="ro1">
          <table:table-cell office:value-type="float" office:value="36992">
            <text:p>36992</text:p>
          </table:table-cell>
          <table:table-cell table:formula="of:=470000/(65536*2/[.A1157]-1)" office:value-type="float" office:value="184802.721088435">
            <text:p>1.85E+5</text:p>
          </table:table-cell>
          <table:table-cell table:formula="of:=3735/LN([.B1157]/0.772)-273" office:value-type="float" office:value="28.5546439782648">
            <text:p>29</text:p>
          </table:table-cell>
        </table:table-row>
        <table:table-row table:style-name="ro1">
          <table:table-cell office:value-type="float" office:value="37024">
            <text:p>37024</text:p>
          </table:table-cell>
          <table:table-cell table:formula="of:=470000/(65536*2/[.A1158]-1)" office:value-type="float" office:value="185025.518883974">
            <text:p>1.85E+5</text:p>
          </table:table-cell>
          <table:table-cell table:formula="of:=3735/LN([.B1158]/0.772)-273" office:value-type="float" office:value="28.5253120876008">
            <text:p>29</text:p>
          </table:table-cell>
        </table:table-row>
        <table:table-row table:style-name="ro1">
          <table:table-cell office:value-type="float" office:value="37056">
            <text:p>37056</text:p>
          </table:table-cell>
          <table:table-cell table:formula="of:=470000/(65536*2/[.A1159]-1)" office:value-type="float" office:value="185248.468345813">
            <text:p>1.85E+5</text:p>
          </table:table-cell>
          <table:table-cell table:formula="of:=3735/LN([.B1159]/0.772)-273" office:value-type="float" office:value="28.4960012654869">
            <text:p>28</text:p>
          </table:table-cell>
        </table:table-row>
        <table:table-row table:style-name="ro1">
          <table:table-cell office:value-type="float" office:value="37088">
            <text:p>37088</text:p>
          </table:table-cell>
          <table:table-cell table:formula="of:=470000/(65536*2/[.A1160]-1)" office:value-type="float" office:value="185471.569628873">
            <text:p>1.85E+5</text:p>
          </table:table-cell>
          <table:table-cell table:formula="of:=3735/LN([.B1160]/0.772)-273" office:value-type="float" office:value="28.4667114680015">
            <text:p>28</text:p>
          </table:table-cell>
        </table:table-row>
        <table:table-row table:style-name="ro1">
          <table:table-cell office:value-type="float" office:value="37120">
            <text:p>37120</text:p>
          </table:table-cell>
          <table:table-cell table:formula="of:=470000/(65536*2/[.A1161]-1)" office:value-type="float" office:value="185694.822888283">
            <text:p>1.86E+5</text:p>
          </table:table-cell>
          <table:table-cell table:formula="of:=3735/LN([.B1161]/0.772)-273" office:value-type="float" office:value="28.4374426513382">
            <text:p>28</text:p>
          </table:table-cell>
        </table:table-row>
        <table:table-row table:style-name="ro1">
          <table:table-cell office:value-type="float" office:value="37152">
            <text:p>37152</text:p>
          </table:table-cell>
          <table:table-cell table:formula="of:=470000/(65536*2/[.A1162]-1)" office:value-type="float" office:value="185918.228279387">
            <text:p>1.86E+5</text:p>
          </table:table-cell>
          <table:table-cell table:formula="of:=3735/LN([.B1162]/0.772)-273" office:value-type="float" office:value="28.408194771806">
            <text:p>28</text:p>
          </table:table-cell>
        </table:table-row>
        <table:table-row table:style-name="ro1">
          <table:table-cell office:value-type="float" office:value="37184">
            <text:p>37184</text:p>
          </table:table-cell>
          <table:table-cell table:formula="of:=470000/(65536*2/[.A1163]-1)" office:value-type="float" office:value="186141.785957737">
            <text:p>1.86E+5</text:p>
          </table:table-cell>
          <table:table-cell table:formula="of:=3735/LN([.B1163]/0.772)-273" office:value-type="float" office:value="28.3789677858285">
            <text:p>28</text:p>
          </table:table-cell>
        </table:table-row>
        <table:table-row table:style-name="ro1">
          <table:table-cell office:value-type="float" office:value="37216">
            <text:p>37216</text:p>
          </table:table-cell>
          <table:table-cell table:formula="of:=470000/(65536*2/[.A1164]-1)" office:value-type="float" office:value="186365.4960791">
            <text:p>1.86E+5</text:p>
          </table:table-cell>
          <table:table-cell table:formula="of:=3735/LN([.B1164]/0.772)-273" office:value-type="float" office:value="28.349761649944">
            <text:p>28</text:p>
          </table:table-cell>
        </table:table-row>
        <table:table-row table:style-name="ro1">
          <table:table-cell office:value-type="float" office:value="37248">
            <text:p>37248</text:p>
          </table:table-cell>
          <table:table-cell table:formula="of:=470000/(65536*2/[.A1165]-1)" office:value-type="float" office:value="186589.358799454">
            <text:p>1.87E+5</text:p>
          </table:table-cell>
          <table:table-cell table:formula="of:=3735/LN([.B1165]/0.772)-273" office:value-type="float" office:value="28.3205763208044">
            <text:p>28</text:p>
          </table:table-cell>
        </table:table-row>
        <table:table-row table:style-name="ro1">
          <table:table-cell office:value-type="float" office:value="37280">
            <text:p>37280</text:p>
          </table:table-cell>
          <table:table-cell table:formula="of:=470000/(65536*2/[.A1166]-1)" office:value-type="float" office:value="186813.374274991">
            <text:p>1.87E+5</text:p>
          </table:table-cell>
          <table:table-cell table:formula="of:=3735/LN([.B1166]/0.772)-273" office:value-type="float" office:value="28.2914117551757">
            <text:p>28</text:p>
          </table:table-cell>
        </table:table-row>
        <table:table-row table:style-name="ro1">
          <table:table-cell office:value-type="float" office:value="37312">
            <text:p>37312</text:p>
          </table:table-cell>
          <table:table-cell table:formula="of:=470000/(65536*2/[.A1167]-1)" office:value-type="float" office:value="187037.542662116">
            <text:p>1.87E+5</text:p>
          </table:table-cell>
          <table:table-cell table:formula="of:=3735/LN([.B1167]/0.772)-273" office:value-type="float" office:value="28.2622679099363">
            <text:p>28</text:p>
          </table:table-cell>
        </table:table-row>
        <table:table-row table:style-name="ro1">
          <table:table-cell office:value-type="float" office:value="37344">
            <text:p>37344</text:p>
          </table:table-cell>
          <table:table-cell table:formula="of:=470000/(65536*2/[.A1168]-1)" office:value-type="float" office:value="187261.864117446">
            <text:p>1.87E+5</text:p>
          </table:table-cell>
          <table:table-cell table:formula="of:=3735/LN([.B1168]/0.772)-273" office:value-type="float" office:value="28.2331447420779">
            <text:p>28</text:p>
          </table:table-cell>
        </table:table-row>
        <table:table-row table:style-name="ro1">
          <table:table-cell office:value-type="float" office:value="37376">
            <text:p>37376</text:p>
          </table:table-cell>
          <table:table-cell table:formula="of:=470000/(65536*2/[.A1169]-1)" office:value-type="float" office:value="187486.338797814">
            <text:p>1.87E+5</text:p>
          </table:table-cell>
          <table:table-cell table:formula="of:=3735/LN([.B1169]/0.772)-273" office:value-type="float" office:value="28.2040422087042">
            <text:p>28</text:p>
          </table:table-cell>
        </table:table-row>
        <table:table-row table:style-name="ro1">
          <table:table-cell office:value-type="float" office:value="37408">
            <text:p>37408</text:p>
          </table:table-cell>
          <table:table-cell table:formula="of:=470000/(65536*2/[.A1170]-1)" office:value-type="float" office:value="187710.966860267">
            <text:p>1.88E+5</text:p>
          </table:table-cell>
          <table:table-cell table:formula="of:=3735/LN([.B1170]/0.772)-273" office:value-type="float" office:value="28.1749602670311">
            <text:p>28</text:p>
          </table:table-cell>
        </table:table-row>
        <table:table-row table:style-name="ro1">
          <table:table-cell office:value-type="float" office:value="37440">
            <text:p>37440</text:p>
          </table:table-cell>
          <table:table-cell table:formula="of:=470000/(65536*2/[.A1171]-1)" office:value-type="float" office:value="187935.748462064">
            <text:p>1.88E+5</text:p>
          </table:table-cell>
          <table:table-cell table:formula="of:=3735/LN([.B1171]/0.772)-273" office:value-type="float" office:value="28.1458988743856">
            <text:p>28</text:p>
          </table:table-cell>
        </table:table-row>
        <table:table-row table:style-name="ro1">
          <table:table-cell office:value-type="float" office:value="37472">
            <text:p>37472</text:p>
          </table:table-cell>
          <table:table-cell table:formula="of:=470000/(65536*2/[.A1172]-1)" office:value-type="float" office:value="188160.683760684">
            <text:p>1.88E+5</text:p>
          </table:table-cell>
          <table:table-cell table:formula="of:=3735/LN([.B1172]/0.772)-273" office:value-type="float" office:value="28.1168579882064">
            <text:p>28</text:p>
          </table:table-cell>
        </table:table-row>
        <table:table-row table:style-name="ro1">
          <table:table-cell office:value-type="float" office:value="37504">
            <text:p>37504</text:p>
          </table:table-cell>
          <table:table-cell table:formula="of:=470000/(65536*2/[.A1173]-1)" office:value-type="float" office:value="188385.772913817">
            <text:p>1.88E+5</text:p>
          </table:table-cell>
          <table:table-cell table:formula="of:=3735/LN([.B1173]/0.772)-273" office:value-type="float" office:value="28.0878375660422">
            <text:p>28</text:p>
          </table:table-cell>
        </table:table-row>
        <table:table-row table:style-name="ro1">
          <table:table-cell office:value-type="float" office:value="37536">
            <text:p>37536</text:p>
          </table:table-cell>
          <table:table-cell table:formula="of:=470000/(65536*2/[.A1174]-1)" office:value-type="float" office:value="188611.016079371">
            <text:p>1.89E+5</text:p>
          </table:table-cell>
          <table:table-cell table:formula="of:=3735/LN([.B1174]/0.772)-273" office:value-type="float" office:value="28.0588375655524">
            <text:p>28</text:p>
          </table:table-cell>
        </table:table-row>
        <table:table-row table:style-name="ro1">
          <table:table-cell office:value-type="float" office:value="37568">
            <text:p>37568</text:p>
          </table:table-cell>
          <table:table-cell table:formula="of:=470000/(65536*2/[.A1175]-1)" office:value-type="float" office:value="188836.413415469">
            <text:p>1.89E+5</text:p>
          </table:table-cell>
          <table:table-cell table:formula="of:=3735/LN([.B1175]/0.772)-273" office:value-type="float" office:value="28.0298579445063">
            <text:p>28</text:p>
          </table:table-cell>
        </table:table-row>
        <table:table-row table:style-name="ro1">
          <table:table-cell office:value-type="float" office:value="37600">
            <text:p>37600</text:p>
          </table:table-cell>
          <table:table-cell table:formula="of:=470000/(65536*2/[.A1176]-1)" office:value-type="float" office:value="189061.965080452">
            <text:p>1.89E+5</text:p>
          </table:table-cell>
          <table:table-cell table:formula="of:=3735/LN([.B1176]/0.772)-273" office:value-type="float" office:value="28.0008986607826">
            <text:p>28</text:p>
          </table:table-cell>
        </table:table-row>
        <table:table-row table:style-name="ro1">
          <table:table-cell office:value-type="float" office:value="37632">
            <text:p>37632</text:p>
          </table:table-cell>
          <table:table-cell table:formula="of:=470000/(65536*2/[.A1177]-1)" office:value-type="float" office:value="189287.671232877">
            <text:p>1.89E+5</text:p>
          </table:table-cell>
          <table:table-cell table:formula="of:=3735/LN([.B1177]/0.772)-273" office:value-type="float" office:value="27.971959672369">
            <text:p>28</text:p>
          </table:table-cell>
        </table:table-row>
        <table:table-row table:style-name="ro1">
          <table:table-cell office:value-type="float" office:value="37664">
            <text:p>37664</text:p>
          </table:table-cell>
          <table:table-cell table:formula="of:=470000/(65536*2/[.A1178]-1)" office:value-type="float" office:value="189513.532031518">
            <text:p>1.90E+5</text:p>
          </table:table-cell>
          <table:table-cell table:formula="of:=3735/LN([.B1178]/0.772)-273" office:value-type="float" office:value="27.9430409373622">
            <text:p>28</text:p>
          </table:table-cell>
        </table:table-row>
        <table:table-row table:style-name="ro1">
          <table:table-cell office:value-type="float" office:value="37696">
            <text:p>37696</text:p>
          </table:table-cell>
          <table:table-cell table:formula="of:=470000/(65536*2/[.A1179]-1)" office:value-type="float" office:value="189739.547635367">
            <text:p>1.90E+5</text:p>
          </table:table-cell>
          <table:table-cell table:formula="of:=3735/LN([.B1179]/0.772)-273" office:value-type="float" office:value="27.9141424139669">
            <text:p>28</text:p>
          </table:table-cell>
        </table:table-row>
        <table:table-row table:style-name="ro1">
          <table:table-cell office:value-type="float" office:value="37728">
            <text:p>37728</text:p>
          </table:table-cell>
          <table:table-cell table:formula="of:=470000/(65536*2/[.A1180]-1)" office:value-type="float" office:value="189965.718203634">
            <text:p>1.90E+5</text:p>
          </table:table-cell>
          <table:table-cell table:formula="of:=3735/LN([.B1180]/0.772)-273" office:value-type="float" office:value="27.885264060496">
            <text:p>28</text:p>
          </table:table-cell>
        </table:table-row>
        <table:table-row table:style-name="ro1">
          <table:table-cell office:value-type="float" office:value="37760">
            <text:p>37760</text:p>
          </table:table-cell>
          <table:table-cell table:formula="of:=470000/(65536*2/[.A1181]-1)" office:value-type="float" office:value="190192.043895748">
            <text:p>1.90E+5</text:p>
          </table:table-cell>
          <table:table-cell table:formula="of:=3735/LN([.B1181]/0.772)-273" office:value-type="float" office:value="27.8564058353697">
            <text:p>28</text:p>
          </table:table-cell>
        </table:table-row>
        <table:table-row table:style-name="ro1">
          <table:table-cell office:value-type="float" office:value="37792">
            <text:p>37792</text:p>
          </table:table-cell>
          <table:table-cell table:formula="of:=470000/(65536*2/[.A1182]-1)" office:value-type="float" office:value="190418.524871355">
            <text:p>1.90E+5</text:p>
          </table:table-cell>
          <table:table-cell table:formula="of:=3735/LN([.B1182]/0.772)-273" office:value-type="float" office:value="27.8275676971156">
            <text:p>28</text:p>
          </table:table-cell>
        </table:table-row>
        <table:table-row table:style-name="ro1">
          <table:table-cell office:value-type="float" office:value="37824">
            <text:p>37824</text:p>
          </table:table-cell>
          <table:table-cell table:formula="of:=470000/(65536*2/[.A1183]-1)" office:value-type="float" office:value="190645.161290323">
            <text:p>1.91E+5</text:p>
          </table:table-cell>
          <table:table-cell table:formula="of:=3735/LN([.B1183]/0.772)-273" office:value-type="float" office:value="27.7987496043679">
            <text:p>28</text:p>
          </table:table-cell>
        </table:table-row>
        <table:table-row table:style-name="ro1">
          <table:table-cell office:value-type="float" office:value="37856">
            <text:p>37856</text:p>
          </table:table-cell>
          <table:table-cell table:formula="of:=470000/(65536*2/[.A1184]-1)" office:value-type="float" office:value="190871.953312736">
            <text:p>1.91E+5</text:p>
          </table:table-cell>
          <table:table-cell table:formula="of:=3735/LN([.B1184]/0.772)-273" office:value-type="float" office:value="27.7699515158671">
            <text:p>28</text:p>
          </table:table-cell>
        </table:table-row>
        <table:table-row table:style-name="ro1">
          <table:table-cell office:value-type="float" office:value="37888">
            <text:p>37888</text:p>
          </table:table-cell>
          <table:table-cell table:formula="of:=470000/(65536*2/[.A1185]-1)" office:value-type="float" office:value="191098.901098901">
            <text:p>1.91E+5</text:p>
          </table:table-cell>
          <table:table-cell table:formula="of:=3735/LN([.B1185]/0.772)-273" office:value-type="float" office:value="27.7411733904601">
            <text:p>28</text:p>
          </table:table-cell>
        </table:table-row>
        <table:table-row table:style-name="ro1">
          <table:table-cell office:value-type="float" office:value="37920">
            <text:p>37920</text:p>
          </table:table-cell>
          <table:table-cell table:formula="of:=470000/(65536*2/[.A1186]-1)" office:value-type="float" office:value="191326.004809344">
            <text:p>1.91E+5</text:p>
          </table:table-cell>
          <table:table-cell table:formula="of:=3735/LN([.B1186]/0.772)-273" office:value-type="float" office:value="27.7124151870989">
            <text:p>28</text:p>
          </table:table-cell>
        </table:table-row>
        <table:table-row table:style-name="ro1">
          <table:table-cell office:value-type="float" office:value="37952">
            <text:p>37952</text:p>
          </table:table-cell>
          <table:table-cell table:formula="of:=470000/(65536*2/[.A1187]-1)" office:value-type="float" office:value="191553.264604811">
            <text:p>1.92E+5</text:p>
          </table:table-cell>
          <table:table-cell table:formula="of:=3735/LN([.B1187]/0.772)-273" office:value-type="float" office:value="27.6836768648411">
            <text:p>28</text:p>
          </table:table-cell>
        </table:table-row>
        <table:table-row table:style-name="ro1">
          <table:table-cell office:value-type="float" office:value="37984">
            <text:p>37984</text:p>
          </table:table-cell>
          <table:table-cell table:formula="of:=470000/(65536*2/[.A1188]-1)" office:value-type="float" office:value="191780.68064627">
            <text:p>1.92E+5</text:p>
          </table:table-cell>
          <table:table-cell table:formula="of:=3735/LN([.B1188]/0.772)-273" office:value-type="float" office:value="27.654958382849">
            <text:p>28</text:p>
          </table:table-cell>
        </table:table-row>
        <table:table-row table:style-name="ro1">
          <table:table-cell office:value-type="float" office:value="38016">
            <text:p>38016</text:p>
          </table:table-cell>
          <table:table-cell table:formula="of:=470000/(65536*2/[.A1189]-1)" office:value-type="float" office:value="192008.253094911">
            <text:p>1.92E+5</text:p>
          </table:table-cell>
          <table:table-cell table:formula="of:=3735/LN([.B1189]/0.772)-273" office:value-type="float" office:value="27.6262597003896">
            <text:p>28</text:p>
          </table:table-cell>
        </table:table-row>
        <table:table-row table:style-name="ro1">
          <table:table-cell office:value-type="float" office:value="38048">
            <text:p>38048</text:p>
          </table:table-cell>
          <table:table-cell table:formula="of:=470000/(65536*2/[.A1190]-1)" office:value-type="float" office:value="192235.982112143">
            <text:p>1.92E+5</text:p>
          </table:table-cell>
          <table:table-cell table:formula="of:=3735/LN([.B1190]/0.772)-273" office:value-type="float" office:value="27.5975807768337">
            <text:p>28</text:p>
          </table:table-cell>
        </table:table-row>
        <table:table-row table:style-name="ro1">
          <table:table-cell office:value-type="float" office:value="38080">
            <text:p>38080</text:p>
          </table:table-cell>
          <table:table-cell table:formula="of:=470000/(65536*2/[.A1191]-1)" office:value-type="float" office:value="192463.867859601">
            <text:p>1.92E+5</text:p>
          </table:table-cell>
          <table:table-cell table:formula="of:=3735/LN([.B1191]/0.772)-273" office:value-type="float" office:value="27.5689215716562">
            <text:p>28</text:p>
          </table:table-cell>
        </table:table-row>
        <table:table-row table:style-name="ro1">
          <table:table-cell office:value-type="float" office:value="38112">
            <text:p>38112</text:p>
          </table:table-cell>
          <table:table-cell table:formula="of:=470000/(65536*2/[.A1192]-1)" office:value-type="float" office:value="192691.910499139">
            <text:p>1.93E+5</text:p>
          </table:table-cell>
          <table:table-cell table:formula="of:=3735/LN([.B1192]/0.772)-273" office:value-type="float" office:value="27.5402820444351">
            <text:p>28</text:p>
          </table:table-cell>
        </table:table-row>
        <table:table-row table:style-name="ro1">
          <table:table-cell office:value-type="float" office:value="38144">
            <text:p>38144</text:p>
          </table:table-cell>
          <table:table-cell table:formula="of:=470000/(65536*2/[.A1193]-1)" office:value-type="float" office:value="192920.110192837">
            <text:p>1.93E+5</text:p>
          </table:table-cell>
          <table:table-cell table:formula="of:=3735/LN([.B1193]/0.772)-273" office:value-type="float" office:value="27.5116621548514">
            <text:p>28</text:p>
          </table:table-cell>
        </table:table-row>
        <table:table-row table:style-name="ro1">
          <table:table-cell office:value-type="float" office:value="38176">
            <text:p>38176</text:p>
          </table:table-cell>
          <table:table-cell table:formula="of:=470000/(65536*2/[.A1194]-1)" office:value-type="float" office:value="193148.467102997">
            <text:p>1.93E+5</text:p>
          </table:table-cell>
          <table:table-cell table:formula="of:=3735/LN([.B1194]/0.772)-273" office:value-type="float" office:value="27.4830618626891">
            <text:p>27</text:p>
          </table:table-cell>
        </table:table-row>
        <table:table-row table:style-name="ro1">
          <table:table-cell office:value-type="float" office:value="38208">
            <text:p>38208</text:p>
          </table:table-cell>
          <table:table-cell table:formula="of:=470000/(65536*2/[.A1195]-1)" office:value-type="float" office:value="193376.981392143">
            <text:p>1.93E+5</text:p>
          </table:table-cell>
          <table:table-cell table:formula="of:=3735/LN([.B1195]/0.772)-273" office:value-type="float" office:value="27.454481127834">
            <text:p>27</text:p>
          </table:table-cell>
        </table:table-row>
        <table:table-row table:style-name="ro1">
          <table:table-cell office:value-type="float" office:value="38240">
            <text:p>38240</text:p>
          </table:table-cell>
          <table:table-cell table:formula="of:=470000/(65536*2/[.A1196]-1)" office:value-type="float" office:value="193605.653223027">
            <text:p>1.94E+5</text:p>
          </table:table-cell>
          <table:table-cell table:formula="of:=3735/LN([.B1196]/0.772)-273" office:value-type="float" office:value="27.4259199102742">
            <text:p>27</text:p>
          </table:table-cell>
        </table:table-row>
        <table:table-row table:style-name="ro1">
          <table:table-cell office:value-type="float" office:value="38272">
            <text:p>38272</text:p>
          </table:table-cell>
          <table:table-cell table:formula="of:=470000/(65536*2/[.A1197]-1)" office:value-type="float" office:value="193834.482758621">
            <text:p>1.94E+5</text:p>
          </table:table-cell>
          <table:table-cell table:formula="of:=3735/LN([.B1197]/0.772)-273" office:value-type="float" office:value="27.3973781700992">
            <text:p>27</text:p>
          </table:table-cell>
        </table:table-row>
        <table:table-row table:style-name="ro1">
          <table:table-cell office:value-type="float" office:value="38304">
            <text:p>38304</text:p>
          </table:table-cell>
          <table:table-cell table:formula="of:=470000/(65536*2/[.A1198]-1)" office:value-type="float" office:value="194063.470162125">
            <text:p>1.94E+5</text:p>
          </table:table-cell>
          <table:table-cell table:formula="of:=3735/LN([.B1198]/0.772)-273" office:value-type="float" office:value="27.3688558674995">
            <text:p>27</text:p>
          </table:table-cell>
        </table:table-row>
        <table:table-row table:style-name="ro1">
          <table:table-cell office:value-type="float" office:value="38336">
            <text:p>38336</text:p>
          </table:table-cell>
          <table:table-cell table:formula="of:=470000/(65536*2/[.A1199]-1)" office:value-type="float" office:value="194292.615596963">
            <text:p>1.94E+5</text:p>
          </table:table-cell>
          <table:table-cell table:formula="of:=3735/LN([.B1199]/0.772)-273" office:value-type="float" office:value="27.3403529627667">
            <text:p>27</text:p>
          </table:table-cell>
        </table:table-row>
        <table:table-row table:style-name="ro1">
          <table:table-cell office:value-type="float" office:value="38368">
            <text:p>38368</text:p>
          </table:table-cell>
          <table:table-cell table:formula="of:=470000/(65536*2/[.A1200]-1)" office:value-type="float" office:value="194521.919226786">
            <text:p>1.95E+5</text:p>
          </table:table-cell>
          <table:table-cell table:formula="of:=3735/LN([.B1200]/0.772)-273" office:value-type="float" office:value="27.3118694162928">
            <text:p>27</text:p>
          </table:table-cell>
        </table:table-row>
        <table:table-row table:style-name="ro1">
          <table:table-cell office:value-type="float" office:value="38400">
            <text:p>38400</text:p>
          </table:table-cell>
          <table:table-cell table:formula="of:=470000/(65536*2/[.A1201]-1)" office:value-type="float" office:value="194751.38121547">
            <text:p>1.95E+5</text:p>
          </table:table-cell>
          <table:table-cell table:formula="of:=3735/LN([.B1201]/0.772)-273" office:value-type="float" office:value="27.28340518857">
            <text:p>27</text:p>
          </table:table-cell>
        </table:table-row>
        <table:table-row table:style-name="ro1">
          <table:table-cell office:value-type="float" office:value="38432">
            <text:p>38432</text:p>
          </table:table-cell>
          <table:table-cell table:formula="of:=470000/(65536*2/[.A1202]-1)" office:value-type="float" office:value="194981.001727116">
            <text:p>1.95E+5</text:p>
          </table:table-cell>
          <table:table-cell table:formula="of:=3735/LN([.B1202]/0.772)-273" office:value-type="float" office:value="27.25496024019">
            <text:p>27</text:p>
          </table:table-cell>
        </table:table-row>
        <table:table-row table:style-name="ro1">
          <table:table-cell office:value-type="float" office:value="38464">
            <text:p>38464</text:p>
          </table:table-cell>
          <table:table-cell table:formula="of:=470000/(65536*2/[.A1203]-1)" office:value-type="float" office:value="195210.780926054">
            <text:p>1.95E+5</text:p>
          </table:table-cell>
          <table:table-cell table:formula="of:=3735/LN([.B1203]/0.772)-273" office:value-type="float" office:value="27.226534531844">
            <text:p>27</text:p>
          </table:table-cell>
        </table:table-row>
        <table:table-row table:style-name="ro1">
          <table:table-cell office:value-type="float" office:value="38496">
            <text:p>38496</text:p>
          </table:table-cell>
          <table:table-cell table:formula="of:=470000/(65536*2/[.A1204]-1)" office:value-type="float" office:value="195440.718976841">
            <text:p>1.95E+5</text:p>
          </table:table-cell>
          <table:table-cell table:formula="of:=3735/LN([.B1204]/0.772)-273" office:value-type="float" office:value="27.1981280243226">
            <text:p>27</text:p>
          </table:table-cell>
        </table:table-row>
        <table:table-row table:style-name="ro1">
          <table:table-cell office:value-type="float" office:value="38528">
            <text:p>38528</text:p>
          </table:table-cell>
          <table:table-cell table:formula="of:=470000/(65536*2/[.A1205]-1)" office:value-type="float" office:value="195670.81604426">
            <text:p>1.96E+5</text:p>
          </table:table-cell>
          <table:table-cell table:formula="of:=3735/LN([.B1205]/0.772)-273" office:value-type="float" office:value="27.1697406785146">
            <text:p>27</text:p>
          </table:table-cell>
        </table:table-row>
        <table:table-row table:style-name="ro1">
          <table:table-cell office:value-type="float" office:value="38560">
            <text:p>38560</text:p>
          </table:table-cell>
          <table:table-cell table:formula="of:=470000/(65536*2/[.A1206]-1)" office:value-type="float" office:value="195901.072293324">
            <text:p>1.96E+5</text:p>
          </table:table-cell>
          <table:table-cell table:formula="of:=3735/LN([.B1206]/0.772)-273" office:value-type="float" office:value="27.1413724554075">
            <text:p>27</text:p>
          </table:table-cell>
        </table:table-row>
        <table:table-row table:style-name="ro1">
          <table:table-cell office:value-type="float" office:value="38592">
            <text:p>38592</text:p>
          </table:table-cell>
          <table:table-cell table:formula="of:=470000/(65536*2/[.A1207]-1)" office:value-type="float" office:value="196131.487889273">
            <text:p>1.96E+5</text:p>
          </table:table-cell>
          <table:table-cell table:formula="of:=3735/LN([.B1207]/0.772)-273" office:value-type="float" office:value="27.1130233160866">
            <text:p>27</text:p>
          </table:table-cell>
        </table:table-row>
        <table:table-row table:style-name="ro1">
          <table:table-cell office:value-type="float" office:value="38624">
            <text:p>38624</text:p>
          </table:table-cell>
          <table:table-cell table:formula="of:=470000/(65536*2/[.A1208]-1)" office:value-type="float" office:value="196362.062997577">
            <text:p>1.96E+5</text:p>
          </table:table-cell>
          <table:table-cell table:formula="of:=3735/LN([.B1208]/0.772)-273" office:value-type="float" office:value="27.0846932217351">
            <text:p>27</text:p>
          </table:table-cell>
        </table:table-row>
        <table:table-row table:style-name="ro1">
          <table:table-cell office:value-type="float" office:value="38656">
            <text:p>38656</text:p>
          </table:table-cell>
          <table:table-cell table:formula="of:=470000/(65536*2/[.A1209]-1)" office:value-type="float" office:value="196592.797783934">
            <text:p>1.97E+5</text:p>
          </table:table-cell>
          <table:table-cell table:formula="of:=3735/LN([.B1209]/0.772)-273" office:value-type="float" office:value="27.0563821336332">
            <text:p>27</text:p>
          </table:table-cell>
        </table:table-row>
        <table:table-row table:style-name="ro1">
          <table:table-cell office:value-type="float" office:value="38688">
            <text:p>38688</text:p>
          </table:table-cell>
          <table:table-cell table:formula="of:=470000/(65536*2/[.A1210]-1)" office:value-type="float" office:value="196823.692414271">
            <text:p>1.97E+5</text:p>
          </table:table-cell>
          <table:table-cell table:formula="of:=3735/LN([.B1210]/0.772)-273" office:value-type="float" office:value="27.0280900131585">
            <text:p>27</text:p>
          </table:table-cell>
        </table:table-row>
        <table:table-row table:style-name="ro1">
          <table:table-cell office:value-type="float" office:value="38720">
            <text:p>38720</text:p>
          </table:table-cell>
          <table:table-cell table:formula="of:=470000/(65536*2/[.A1211]-1)" office:value-type="float" office:value="197054.747054747">
            <text:p>1.97E+5</text:p>
          </table:table-cell>
          <table:table-cell table:formula="of:=3735/LN([.B1211]/0.772)-273" office:value-type="float" office:value="26.9998168217848">
            <text:p>27</text:p>
          </table:table-cell>
        </table:table-row>
        <table:table-row table:style-name="ro1">
          <table:table-cell office:value-type="float" office:value="38752">
            <text:p>38752</text:p>
          </table:table-cell>
          <table:table-cell table:formula="of:=470000/(65536*2/[.A1212]-1)" office:value-type="float" office:value="197285.96187175">
            <text:p>1.97E+5</text:p>
          </table:table-cell>
          <table:table-cell table:formula="of:=3735/LN([.B1212]/0.772)-273" office:value-type="float" office:value="26.9715625210825">
            <text:p>27</text:p>
          </table:table-cell>
        </table:table-row>
        <table:table-row table:style-name="ro1">
          <table:table-cell office:value-type="float" office:value="38784">
            <text:p>38784</text:p>
          </table:table-cell>
          <table:table-cell table:formula="of:=470000/(65536*2/[.A1213]-1)" office:value-type="float" office:value="197517.3370319">
            <text:p>1.98E+5</text:p>
          </table:table-cell>
          <table:table-cell table:formula="of:=3735/LN([.B1213]/0.772)-273" office:value-type="float" office:value="26.9433270727178">
            <text:p>27</text:p>
          </table:table-cell>
        </table:table-row>
        <table:table-row table:style-name="ro1">
          <table:table-cell office:value-type="float" office:value="38816">
            <text:p>38816</text:p>
          </table:table-cell>
          <table:table-cell table:formula="of:=470000/(65536*2/[.A1214]-1)" office:value-type="float" office:value="197748.872702046">
            <text:p>1.98E+5</text:p>
          </table:table-cell>
          <table:table-cell table:formula="of:=3735/LN([.B1214]/0.772)-273" office:value-type="float" office:value="26.9151104384526">
            <text:p>27</text:p>
          </table:table-cell>
        </table:table-row>
        <table:table-row table:style-name="ro1">
          <table:table-cell office:value-type="float" office:value="38848">
            <text:p>38848</text:p>
          </table:table-cell>
          <table:table-cell table:formula="of:=470000/(65536*2/[.A1215]-1)" office:value-type="float" office:value="197980.569049271">
            <text:p>1.98E+5</text:p>
          </table:table-cell>
          <table:table-cell table:formula="of:=3735/LN([.B1215]/0.772)-273" office:value-type="float" office:value="26.8869125801441">
            <text:p>27</text:p>
          </table:table-cell>
        </table:table-row>
        <table:table-row table:style-name="ro1">
          <table:table-cell office:value-type="float" office:value="38880">
            <text:p>38880</text:p>
          </table:table-cell>
          <table:table-cell table:formula="of:=470000/(65536*2/[.A1216]-1)" office:value-type="float" office:value="198212.426240889">
            <text:p>1.98E+5</text:p>
          </table:table-cell>
          <table:table-cell table:formula="of:=3735/LN([.B1216]/0.772)-273" office:value-type="float" office:value="26.8587334597444">
            <text:p>27</text:p>
          </table:table-cell>
        </table:table-row>
        <table:table-row table:style-name="ro1">
          <table:table-cell office:value-type="float" office:value="38912">
            <text:p>38912</text:p>
          </table:table-cell>
          <table:table-cell table:formula="of:=470000/(65536*2/[.A1217]-1)" office:value-type="float" office:value="198444.444444444">
            <text:p>1.98E+5</text:p>
          </table:table-cell>
          <table:table-cell table:formula="of:=3735/LN([.B1217]/0.772)-273" office:value-type="float" office:value="26.8305730393003">
            <text:p>27</text:p>
          </table:table-cell>
        </table:table-row>
        <table:table-row table:style-name="ro1">
          <table:table-cell office:value-type="float" office:value="38944">
            <text:p>38944</text:p>
          </table:table-cell>
          <table:table-cell table:formula="of:=470000/(65536*2/[.A1218]-1)" office:value-type="float" office:value="198676.623827718">
            <text:p>1.99E+5</text:p>
          </table:table-cell>
          <table:table-cell table:formula="of:=3735/LN([.B1218]/0.772)-273" office:value-type="float" office:value="26.8024312809527">
            <text:p>27</text:p>
          </table:table-cell>
        </table:table-row>
        <table:table-row table:style-name="ro1">
          <table:table-cell office:value-type="float" office:value="38976">
            <text:p>38976</text:p>
          </table:table-cell>
          <table:table-cell table:formula="of:=470000/(65536*2/[.A1219]-1)" office:value-type="float" office:value="198908.964558721">
            <text:p>1.99E+5</text:p>
          </table:table-cell>
          <table:table-cell table:formula="of:=3735/LN([.B1219]/0.772)-273" office:value-type="float" office:value="26.7743081469367">
            <text:p>27</text:p>
          </table:table-cell>
        </table:table-row>
        <table:table-row table:style-name="ro1">
          <table:table-cell office:value-type="float" office:value="39008">
            <text:p>39008</text:p>
          </table:table-cell>
          <table:table-cell table:formula="of:=470000/(65536*2/[.A1220]-1)" office:value-type="float" office:value="199141.4668057">
            <text:p>1.99E+5</text:p>
          </table:table-cell>
          <table:table-cell table:formula="of:=3735/LN([.B1220]/0.772)-273" office:value-type="float" office:value="26.7462035995808">
            <text:p>27</text:p>
          </table:table-cell>
        </table:table-row>
        <table:table-row table:style-name="ro1">
          <table:table-cell office:value-type="float" office:value="39040">
            <text:p>39040</text:p>
          </table:table-cell>
          <table:table-cell table:formula="of:=470000/(65536*2/[.A1221]-1)" office:value-type="float" office:value="199374.130737135">
            <text:p>1.99E+5</text:p>
          </table:table-cell>
          <table:table-cell table:formula="of:=3735/LN([.B1221]/0.772)-273" office:value-type="float" office:value="26.7181176013071">
            <text:p>27</text:p>
          </table:table-cell>
        </table:table-row>
        <table:table-row table:style-name="ro1">
          <table:table-cell office:value-type="float" office:value="39072">
            <text:p>39072</text:p>
          </table:table-cell>
          <table:table-cell table:formula="of:=470000/(65536*2/[.A1222]-1)" office:value-type="float" office:value="199606.956521739">
            <text:p>2.00E+5</text:p>
          </table:table-cell>
          <table:table-cell table:formula="of:=3735/LN([.B1222]/0.772)-273" office:value-type="float" office:value="26.6900501146304">
            <text:p>27</text:p>
          </table:table-cell>
        </table:table-row>
        <table:table-row table:style-name="ro1">
          <table:table-cell office:value-type="float" office:value="39104">
            <text:p>39104</text:p>
          </table:table-cell>
          <table:table-cell table:formula="of:=470000/(65536*2/[.A1223]-1)" office:value-type="float" office:value="199839.944328462">
            <text:p>2.00E+5</text:p>
          </table:table-cell>
          <table:table-cell table:formula="of:=3735/LN([.B1223]/0.772)-273" office:value-type="float" office:value="26.6620011021582">
            <text:p>27</text:p>
          </table:table-cell>
        </table:table-row>
        <table:table-row table:style-name="ro1">
          <table:table-cell office:value-type="float" office:value="39136">
            <text:p>39136</text:p>
          </table:table-cell>
          <table:table-cell table:formula="of:=470000/(65536*2/[.A1224]-1)" office:value-type="float" office:value="200073.094326488">
            <text:p>2.00E+5</text:p>
          </table:table-cell>
          <table:table-cell table:formula="of:=3735/LN([.B1224]/0.772)-273" office:value-type="float" office:value="26.6339705265905">
            <text:p>27</text:p>
          </table:table-cell>
        </table:table-row>
        <table:table-row table:style-name="ro1">
          <table:table-cell office:value-type="float" office:value="39168">
            <text:p>39168</text:p>
          </table:table-cell>
          <table:table-cell table:formula="of:=470000/(65536*2/[.A1225]-1)" office:value-type="float" office:value="200306.406685237">
            <text:p>2.00E+5</text:p>
          </table:table-cell>
          <table:table-cell table:formula="of:=3735/LN([.B1225]/0.772)-273" office:value-type="float" office:value="26.6059583507191">
            <text:p>27</text:p>
          </table:table-cell>
        </table:table-row>
        <table:table-row table:style-name="ro1">
          <table:table-cell office:value-type="float" office:value="39200">
            <text:p>39200</text:p>
          </table:table-cell>
          <table:table-cell table:formula="of:=470000/(65536*2/[.A1226]-1)" office:value-type="float" office:value="200539.881574364">
            <text:p>2.01E+5</text:p>
          </table:table-cell>
          <table:table-cell table:formula="of:=3735/LN([.B1226]/0.772)-273" office:value-type="float" office:value="26.5779645374277">
            <text:p>27</text:p>
          </table:table-cell>
        </table:table-row>
        <table:table-row table:style-name="ro1">
          <table:table-cell office:value-type="float" office:value="39232">
            <text:p>39232</text:p>
          </table:table-cell>
          <table:table-cell table:formula="of:=470000/(65536*2/[.A1227]-1)" office:value-type="float" office:value="200773.519163763">
            <text:p>2.01E+5</text:p>
          </table:table-cell>
          <table:table-cell table:formula="of:=3735/LN([.B1227]/0.772)-273" office:value-type="float" office:value="26.5499890496912">
            <text:p>27</text:p>
          </table:table-cell>
        </table:table-row>
        <table:table-row table:style-name="ro1">
          <table:table-cell office:value-type="float" office:value="39264">
            <text:p>39264</text:p>
          </table:table-cell>
          <table:table-cell table:formula="of:=470000/(65536*2/[.A1228]-1)" office:value-type="float" office:value="201007.319623562">
            <text:p>2.01E+5</text:p>
          </table:table-cell>
          <table:table-cell table:formula="of:=3735/LN([.B1228]/0.772)-273" office:value-type="float" office:value="26.5220318505756">
            <text:p>27</text:p>
          </table:table-cell>
        </table:table-row>
        <table:table-row table:style-name="ro1">
          <table:table-cell office:value-type="float" office:value="39296">
            <text:p>39296</text:p>
          </table:table-cell>
          <table:table-cell table:formula="of:=470000/(65536*2/[.A1229]-1)" office:value-type="float" office:value="201241.283124128">
            <text:p>2.01E+5</text:p>
          </table:table-cell>
          <table:table-cell table:formula="of:=3735/LN([.B1229]/0.772)-273" office:value-type="float" office:value="26.4940929032376">
            <text:p>26</text:p>
          </table:table-cell>
        </table:table-row>
        <table:table-row table:style-name="ro1">
          <table:table-cell office:value-type="float" office:value="39328">
            <text:p>39328</text:p>
          </table:table-cell>
          <table:table-cell table:formula="of:=470000/(65536*2/[.A1230]-1)" office:value-type="float" office:value="201475.409836066">
            <text:p>2.01E+5</text:p>
          </table:table-cell>
          <table:table-cell table:formula="of:=3735/LN([.B1230]/0.772)-273" office:value-type="float" office:value="26.4661721709244">
            <text:p>26</text:p>
          </table:table-cell>
        </table:table-row>
        <table:table-row table:style-name="ro1">
          <table:table-cell office:value-type="float" office:value="39360">
            <text:p>39360</text:p>
          </table:table-cell>
          <table:table-cell table:formula="of:=470000/(65536*2/[.A1231]-1)" office:value-type="float" office:value="201709.699930216">
            <text:p>2.02E+5</text:p>
          </table:table-cell>
          <table:table-cell table:formula="of:=3735/LN([.B1231]/0.772)-273" office:value-type="float" office:value="26.4382696169733">
            <text:p>26</text:p>
          </table:table-cell>
        </table:table-row>
        <table:table-row table:style-name="ro1">
          <table:table-cell office:value-type="float" office:value="39392">
            <text:p>39392</text:p>
          </table:table-cell>
          <table:table-cell table:formula="of:=470000/(65536*2/[.A1232]-1)" office:value-type="float" office:value="201944.153577661">
            <text:p>2.02E+5</text:p>
          </table:table-cell>
          <table:table-cell table:formula="of:=3735/LN([.B1232]/0.772)-273" office:value-type="float" office:value="26.4103852048115">
            <text:p>26</text:p>
          </table:table-cell>
        </table:table-row>
        <table:table-row table:style-name="ro1">
          <table:table-cell office:value-type="float" office:value="39424">
            <text:p>39424</text:p>
          </table:table-cell>
          <table:table-cell table:formula="of:=470000/(65536*2/[.A1233]-1)" office:value-type="float" office:value="202178.770949721">
            <text:p>2.02E+5</text:p>
          </table:table-cell>
          <table:table-cell table:formula="of:=3735/LN([.B1233]/0.772)-273" office:value-type="float" office:value="26.3825188979553">
            <text:p>26</text:p>
          </table:table-cell>
        </table:table-row>
        <table:table-row table:style-name="ro1">
          <table:table-cell office:value-type="float" office:value="39456">
            <text:p>39456</text:p>
          </table:table-cell>
          <table:table-cell table:formula="of:=470000/(65536*2/[.A1234]-1)" office:value-type="float" office:value="202413.552217953">
            <text:p>2.02E+5</text:p>
          </table:table-cell>
          <table:table-cell table:formula="of:=3735/LN([.B1234]/0.772)-273" office:value-type="float" office:value="26.3546706600106">
            <text:p>26</text:p>
          </table:table-cell>
        </table:table-row>
        <table:table-row table:style-name="ro1">
          <table:table-cell office:value-type="float" office:value="39488">
            <text:p>39488</text:p>
          </table:table-cell>
          <table:table-cell table:formula="of:=470000/(65536*2/[.A1235]-1)" office:value-type="float" office:value="202648.497554158">
            <text:p>2.03E+5</text:p>
          </table:table-cell>
          <table:table-cell table:formula="of:=3735/LN([.B1235]/0.772)-273" office:value-type="float" office:value="26.3268404546719">
            <text:p>26</text:p>
          </table:table-cell>
        </table:table-row>
        <table:table-row table:style-name="ro1">
          <table:table-cell office:value-type="float" office:value="39520">
            <text:p>39520</text:p>
          </table:table-cell>
          <table:table-cell table:formula="of:=470000/(65536*2/[.A1236]-1)" office:value-type="float" office:value="202883.607130374">
            <text:p>2.03E+5</text:p>
          </table:table-cell>
          <table:table-cell table:formula="of:=3735/LN([.B1236]/0.772)-273" office:value-type="float" office:value="26.2990282457225">
            <text:p>26</text:p>
          </table:table-cell>
        </table:table-row>
        <table:table-row table:style-name="ro1">
          <table:table-cell office:value-type="float" office:value="39552">
            <text:p>39552</text:p>
          </table:table-cell>
          <table:table-cell table:formula="of:=470000/(65536*2/[.A1237]-1)" office:value-type="float" office:value="203118.881118881">
            <text:p>2.03E+5</text:p>
          </table:table-cell>
          <table:table-cell table:formula="of:=3735/LN([.B1237]/0.772)-273" office:value-type="float" office:value="26.2712339970337">
            <text:p>26</text:p>
          </table:table-cell>
        </table:table-row>
        <table:table-row table:style-name="ro1">
          <table:table-cell office:value-type="float" office:value="39584">
            <text:p>39584</text:p>
          </table:table-cell>
          <table:table-cell table:formula="of:=470000/(65536*2/[.A1238]-1)" office:value-type="float" office:value="203354.3196922">
            <text:p>2.03E+5</text:p>
          </table:table-cell>
          <table:table-cell table:formula="of:=3735/LN([.B1238]/0.772)-273" office:value-type="float" office:value="26.2434576725649">
            <text:p>26</text:p>
          </table:table-cell>
        </table:table-row>
        <table:table-row table:style-name="ro1">
          <table:table-cell office:value-type="float" office:value="39616">
            <text:p>39616</text:p>
          </table:table-cell>
          <table:table-cell table:formula="of:=470000/(65536*2/[.A1239]-1)" office:value-type="float" office:value="203589.923023093">
            <text:p>2.04E+5</text:p>
          </table:table-cell>
          <table:table-cell table:formula="of:=3735/LN([.B1239]/0.772)-273" office:value-type="float" office:value="26.2156992363631">
            <text:p>26</text:p>
          </table:table-cell>
        </table:table-row>
        <table:table-row table:style-name="ro1">
          <table:table-cell office:value-type="float" office:value="39648">
            <text:p>39648</text:p>
          </table:table-cell>
          <table:table-cell table:formula="of:=470000/(65536*2/[.A1240]-1)" office:value-type="float" office:value="203825.691284564">
            <text:p>2.04E+5</text:p>
          </table:table-cell>
          <table:table-cell table:formula="of:=3735/LN([.B1240]/0.772)-273" office:value-type="float" office:value="26.1879586525627">
            <text:p>26</text:p>
          </table:table-cell>
        </table:table-row>
        <table:table-row table:style-name="ro1">
          <table:table-cell office:value-type="float" office:value="39680">
            <text:p>39680</text:p>
          </table:table-cell>
          <table:table-cell table:formula="of:=470000/(65536*2/[.A1241]-1)" office:value-type="float" office:value="204061.62464986">
            <text:p>2.04E+5</text:p>
          </table:table-cell>
          <table:table-cell table:formula="of:=3735/LN([.B1241]/0.772)-273" office:value-type="float" office:value="26.160235885385">
            <text:p>26</text:p>
          </table:table-cell>
        </table:table-row>
        <table:table-row table:style-name="ro1">
          <table:table-cell office:value-type="float" office:value="39712">
            <text:p>39712</text:p>
          </table:table-cell>
          <table:table-cell table:formula="of:=470000/(65536*2/[.A1242]-1)" office:value-type="float" office:value="204297.723292469">
            <text:p>2.04E+5</text:p>
          </table:table-cell>
          <table:table-cell table:formula="of:=3735/LN([.B1242]/0.772)-273" office:value-type="float" office:value="26.1325308991383">
            <text:p>26</text:p>
          </table:table-cell>
        </table:table-row>
        <table:table-row table:style-name="ro1">
          <table:table-cell office:value-type="float" office:value="39744">
            <text:p>39744</text:p>
          </table:table-cell>
          <table:table-cell table:formula="of:=470000/(65536*2/[.A1243]-1)" office:value-type="float" office:value="204533.987386125">
            <text:p>2.05E+5</text:p>
          </table:table-cell>
          <table:table-cell table:formula="of:=3735/LN([.B1243]/0.772)-273" office:value-type="float" office:value="26.1048436582171">
            <text:p>26</text:p>
          </table:table-cell>
        </table:table-row>
        <table:table-row table:style-name="ro1">
          <table:table-cell office:value-type="float" office:value="39776">
            <text:p>39776</text:p>
          </table:table-cell>
          <table:table-cell table:formula="of:=470000/(65536*2/[.A1244]-1)" office:value-type="float" office:value="204770.417104802">
            <text:p>2.05E+5</text:p>
          </table:table-cell>
          <table:table-cell table:formula="of:=3735/LN([.B1244]/0.772)-273" office:value-type="float" office:value="26.0771741271021">
            <text:p>26</text:p>
          </table:table-cell>
        </table:table-row>
        <table:table-row table:style-name="ro1">
          <table:table-cell office:value-type="float" office:value="39808">
            <text:p>39808</text:p>
          </table:table-cell>
          <table:table-cell table:formula="of:=470000/(65536*2/[.A1245]-1)" office:value-type="float" office:value="205007.012622721">
            <text:p>2.05E+5</text:p>
          </table:table-cell>
          <table:table-cell table:formula="of:=3735/LN([.B1245]/0.772)-273" office:value-type="float" office:value="26.0495222703599">
            <text:p>26</text:p>
          </table:table-cell>
        </table:table-row>
        <table:table-row table:style-name="ro1">
          <table:table-cell office:value-type="float" office:value="39840">
            <text:p>39840</text:p>
          </table:table-cell>
          <table:table-cell table:formula="of:=470000/(65536*2/[.A1246]-1)" office:value-type="float" office:value="205243.774114346">
            <text:p>2.05E+5</text:p>
          </table:table-cell>
          <table:table-cell table:formula="of:=3735/LN([.B1246]/0.772)-273" office:value-type="float" office:value="26.0218880526427">
            <text:p>26</text:p>
          </table:table-cell>
        </table:table-row>
        <table:table-row table:style-name="ro1">
          <table:table-cell office:value-type="float" office:value="39872">
            <text:p>39872</text:p>
          </table:table-cell>
          <table:table-cell table:formula="of:=470000/(65536*2/[.A1247]-1)" office:value-type="float" office:value="205480.701754386">
            <text:p>2.05E+5</text:p>
          </table:table-cell>
          <table:table-cell table:formula="of:=3735/LN([.B1247]/0.772)-273" office:value-type="float" office:value="25.994271438688">
            <text:p>26</text:p>
          </table:table-cell>
        </table:table-row>
        <table:table-row table:style-name="ro1">
          <table:table-cell office:value-type="float" office:value="39904">
            <text:p>39904</text:p>
          </table:table-cell>
          <table:table-cell table:formula="of:=470000/(65536*2/[.A1248]-1)" office:value-type="float" office:value="205717.795717796">
            <text:p>2.06E+5</text:p>
          </table:table-cell>
          <table:table-cell table:formula="of:=3735/LN([.B1248]/0.772)-273" office:value-type="float" office:value="25.966672393318">
            <text:p>26</text:p>
          </table:table-cell>
        </table:table-row>
        <table:table-row table:style-name="ro1">
          <table:table-cell office:value-type="float" office:value="39936">
            <text:p>39936</text:p>
          </table:table-cell>
          <table:table-cell table:formula="of:=470000/(65536*2/[.A1249]-1)" office:value-type="float" office:value="205955.056179775">
            <text:p>2.06E+5</text:p>
          </table:table-cell>
          <table:table-cell table:formula="of:=3735/LN([.B1249]/0.772)-273" office:value-type="float" office:value="25.9390908814399">
            <text:p>26</text:p>
          </table:table-cell>
        </table:table-row>
        <table:table-row table:style-name="ro1">
          <table:table-cell office:value-type="float" office:value="39968">
            <text:p>39968</text:p>
          </table:table-cell>
          <table:table-cell table:formula="of:=470000/(65536*2/[.A1250]-1)" office:value-type="float" office:value="206192.483315771">
            <text:p>2.06E+5</text:p>
          </table:table-cell>
          <table:table-cell table:formula="of:=3735/LN([.B1250]/0.772)-273" office:value-type="float" office:value="25.9115268680451">
            <text:p>26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table:formula="of:=470000/(65536*2/[.A1251]-1)" office:value-type="float" office:value="206430.077301476">
            <text:p>2.06E+5</text:p>
          </table:table-cell>
          <table:table-cell table:formula="of:=3735/LN([.B1251]/0.772)-273" office:value-type="float" office:value="25.8839803182092">
            <text:p>26</text:p>
          </table:table-cell>
        </table:table-row>
        <table:table-row table:style-name="ro1">
          <table:table-cell office:value-type="float" office:value="40032">
            <text:p>40032</text:p>
          </table:table-cell>
          <table:table-cell table:formula="of:=470000/(65536*2/[.A1252]-1)" office:value-type="float" office:value="206667.83831283">
            <text:p>2.07E+5</text:p>
          </table:table-cell>
          <table:table-cell table:formula="of:=3735/LN([.B1252]/0.772)-273" office:value-type="float" office:value="25.8564511970916">
            <text:p>26</text:p>
          </table:table-cell>
        </table:table-row>
        <table:table-row table:style-name="ro1">
          <table:table-cell office:value-type="float" office:value="40064">
            <text:p>40064</text:p>
          </table:table-cell>
          <table:table-cell table:formula="of:=470000/(65536*2/[.A1253]-1)" office:value-type="float" office:value="206905.76652602">
            <text:p>2.07E+5</text:p>
          </table:table-cell>
          <table:table-cell table:formula="of:=3735/LN([.B1253]/0.772)-273" office:value-type="float" office:value="25.8289394699352">
            <text:p>26</text:p>
          </table:table-cell>
        </table:table-row>
        <table:table-row table:style-name="ro1">
          <table:table-cell office:value-type="float" office:value="40096">
            <text:p>40096</text:p>
          </table:table-cell>
          <table:table-cell table:formula="of:=470000/(65536*2/[.A1254]-1)" office:value-type="float" office:value="207143.862117482">
            <text:p>2.07E+5</text:p>
          </table:table-cell>
          <table:table-cell table:formula="of:=3735/LN([.B1254]/0.772)-273" office:value-type="float" office:value="25.8014451020662">
            <text:p>26</text:p>
          </table:table-cell>
        </table:table-row>
        <table:table-row table:style-name="ro1">
          <table:table-cell office:value-type="float" office:value="40128">
            <text:p>40128</text:p>
          </table:table-cell>
          <table:table-cell table:formula="of:=470000/(65536*2/[.A1255]-1)" office:value-type="float" office:value="207382.125263899">
            <text:p>2.07E+5</text:p>
          </table:table-cell>
          <table:table-cell table:formula="of:=3735/LN([.B1255]/0.772)-273" office:value-type="float" office:value="25.7739680588937">
            <text:p>26</text:p>
          </table:table-cell>
        </table:table-row>
        <table:table-row table:style-name="ro1">
          <table:table-cell office:value-type="float" office:value="40160">
            <text:p>40160</text:p>
          </table:table-cell>
          <table:table-cell table:formula="of:=470000/(65536*2/[.A1256]-1)" office:value-type="float" office:value="207620.556142203">
            <text:p>2.08E+5</text:p>
          </table:table-cell>
          <table:table-cell table:formula="of:=3735/LN([.B1256]/0.772)-273" office:value-type="float" office:value="25.7465083059094">
            <text:p>26</text:p>
          </table:table-cell>
        </table:table-row>
        <table:table-row table:style-name="ro1">
          <table:table-cell office:value-type="float" office:value="40192">
            <text:p>40192</text:p>
          </table:table-cell>
          <table:table-cell table:formula="of:=470000/(65536*2/[.A1257]-1)" office:value-type="float" office:value="207859.154929577">
            <text:p>2.08E+5</text:p>
          </table:table-cell>
          <table:table-cell table:formula="of:=3735/LN([.B1257]/0.772)-273" office:value-type="float" office:value="25.7190658086877">
            <text:p>26</text:p>
          </table:table-cell>
        </table:table-row>
        <table:table-row table:style-name="ro1">
          <table:table-cell office:value-type="float" office:value="40224">
            <text:p>40224</text:p>
          </table:table-cell>
          <table:table-cell table:formula="of:=470000/(65536*2/[.A1258]-1)" office:value-type="float" office:value="208097.921803452">
            <text:p>2.08E+5</text:p>
          </table:table-cell>
          <table:table-cell table:formula="of:=3735/LN([.B1258]/0.772)-273" office:value-type="float" office:value="25.6916405328847">
            <text:p>26</text:p>
          </table:table-cell>
        </table:table-row>
        <table:table-row table:style-name="ro1">
          <table:table-cell office:value-type="float" office:value="40256">
            <text:p>40256</text:p>
          </table:table-cell>
          <table:table-cell table:formula="of:=470000/(65536*2/[.A1259]-1)" office:value-type="float" office:value="208336.856941508">
            <text:p>2.08E+5</text:p>
          </table:table-cell>
          <table:table-cell table:formula="of:=3735/LN([.B1259]/0.772)-273" office:value-type="float" office:value="25.6642324442387">
            <text:p>26</text:p>
          </table:table-cell>
        </table:table-row>
        <table:table-row table:style-name="ro1">
          <table:table-cell office:value-type="float" office:value="40288">
            <text:p>40288</text:p>
          </table:table-cell>
          <table:table-cell table:formula="of:=470000/(65536*2/[.A1260]-1)" office:value-type="float" office:value="208575.960521678">
            <text:p>2.09E+5</text:p>
          </table:table-cell>
          <table:table-cell table:formula="of:=3735/LN([.B1260]/0.772)-273" office:value-type="float" office:value="25.6368415085694">
            <text:p>26</text:p>
          </table:table-cell>
        </table:table-row>
        <table:table-row table:style-name="ro1">
          <table:table-cell office:value-type="float" office:value="40320">
            <text:p>40320</text:p>
          </table:table-cell>
          <table:table-cell table:formula="of:=470000/(65536*2/[.A1261]-1)" office:value-type="float" office:value="208815.232722144">
            <text:p>2.09E+5</text:p>
          </table:table-cell>
          <table:table-cell table:formula="of:=3735/LN([.B1261]/0.772)-273" office:value-type="float" office:value="25.6094676917778">
            <text:p>26</text:p>
          </table:table-cell>
        </table:table-row>
        <table:table-row table:style-name="ro1">
          <table:table-cell office:value-type="float" office:value="40352">
            <text:p>40352</text:p>
          </table:table-cell>
          <table:table-cell table:formula="of:=470000/(65536*2/[.A1262]-1)" office:value-type="float" office:value="209054.67372134">
            <text:p>2.09E+5</text:p>
          </table:table-cell>
          <table:table-cell table:formula="of:=3735/LN([.B1262]/0.772)-273" office:value-type="float" office:value="25.5821109598458">
            <text:p>26</text:p>
          </table:table-cell>
        </table:table-row>
        <table:table-row table:style-name="ro1">
          <table:table-cell office:value-type="float" office:value="40384">
            <text:p>40384</text:p>
          </table:table-cell>
          <table:table-cell table:formula="of:=470000/(65536*2/[.A1263]-1)" office:value-type="float" office:value="209294.283697953">
            <text:p>2.09E+5</text:p>
          </table:table-cell>
          <table:table-cell table:formula="of:=3735/LN([.B1263]/0.772)-273" office:value-type="float" office:value="25.5547712788363">
            <text:p>26</text:p>
          </table:table-cell>
        </table:table-row>
        <table:table-row table:style-name="ro1">
          <table:table-cell office:value-type="float" office:value="40416">
            <text:p>40416</text:p>
          </table:table-cell>
          <table:table-cell table:formula="of:=470000/(65536*2/[.A1264]-1)" office:value-type="float" office:value="209534.062830921">
            <text:p>2.10E+5</text:p>
          </table:table-cell>
          <table:table-cell table:formula="of:=3735/LN([.B1264]/0.772)-273" office:value-type="float" office:value="25.5274486148923">
            <text:p>26</text:p>
          </table:table-cell>
        </table:table-row>
        <table:table-row table:style-name="ro1">
          <table:table-cell office:value-type="float" office:value="40448">
            <text:p>40448</text:p>
          </table:table-cell>
          <table:table-cell table:formula="of:=470000/(65536*2/[.A1265]-1)" office:value-type="float" office:value="209774.011299435">
            <text:p>2.10E+5</text:p>
          </table:table-cell>
          <table:table-cell table:formula="of:=3735/LN([.B1265]/0.772)-273" office:value-type="float" office:value="25.5001429342374">
            <text:p>26</text:p>
          </table:table-cell>
        </table:table-row>
        <table:table-row table:style-name="ro1">
          <table:table-cell office:value-type="float" office:value="40480">
            <text:p>40480</text:p>
          </table:table-cell>
          <table:table-cell table:formula="of:=470000/(65536*2/[.A1266]-1)" office:value-type="float" office:value="210014.129282939">
            <text:p>2.10E+5</text:p>
          </table:table-cell>
          <table:table-cell table:formula="of:=3735/LN([.B1266]/0.772)-273" office:value-type="float" office:value="25.4728542031747">
            <text:p>25</text:p>
          </table:table-cell>
        </table:table-row>
        <table:table-row table:style-name="ro1">
          <table:table-cell office:value-type="float" office:value="40512">
            <text:p>40512</text:p>
          </table:table-cell>
          <table:table-cell table:formula="of:=470000/(65536*2/[.A1267]-1)" office:value-type="float" office:value="210254.416961131">
            <text:p>2.10E+5</text:p>
          </table:table-cell>
          <table:table-cell table:formula="of:=3735/LN([.B1267]/0.772)-273" office:value-type="float" office:value="25.4455823880872">
            <text:p>25</text:p>
          </table:table-cell>
        </table:table-row>
        <table:table-row table:style-name="ro1">
          <table:table-cell office:value-type="float" office:value="40544">
            <text:p>40544</text:p>
          </table:table-cell>
          <table:table-cell table:formula="of:=470000/(65536*2/[.A1268]-1)" office:value-type="float" office:value="210494.874513963">
            <text:p>2.10E+5</text:p>
          </table:table-cell>
          <table:table-cell table:formula="of:=3735/LN([.B1268]/0.772)-273" office:value-type="float" office:value="25.4183274554373">
            <text:p>25</text:p>
          </table:table-cell>
        </table:table-row>
        <table:table-row table:style-name="ro1">
          <table:table-cell office:value-type="float" office:value="40576">
            <text:p>40576</text:p>
          </table:table-cell>
          <table:table-cell table:formula="of:=470000/(65536*2/[.A1269]-1)" office:value-type="float" office:value="210735.502121641">
            <text:p>2.11E+5</text:p>
          </table:table-cell>
          <table:table-cell table:formula="of:=3735/LN([.B1269]/0.772)-273" office:value-type="float" office:value="25.3910893717664">
            <text:p>25</text:p>
          </table:table-cell>
        </table:table-row>
        <table:table-row table:style-name="ro1">
          <table:table-cell office:value-type="float" office:value="40608">
            <text:p>40608</text:p>
          </table:table-cell>
          <table:table-cell table:formula="of:=470000/(65536*2/[.A1270]-1)" office:value-type="float" office:value="210976.299964627">
            <text:p>2.11E+5</text:p>
          </table:table-cell>
          <table:table-cell table:formula="of:=3735/LN([.B1270]/0.772)-273" office:value-type="float" office:value="25.3638681036947">
            <text:p>25</text:p>
          </table:table-cell>
        </table:table-row>
        <table:table-row table:style-name="ro1">
          <table:table-cell office:value-type="float" office:value="40640">
            <text:p>40640</text:p>
          </table:table-cell>
          <table:table-cell table:formula="of:=470000/(65536*2/[.A1271]-1)" office:value-type="float" office:value="211217.268223638">
            <text:p>2.11E+5</text:p>
          </table:table-cell>
          <table:table-cell table:formula="of:=3735/LN([.B1271]/0.772)-273" office:value-type="float" office:value="25.336663617921">
            <text:p>25</text:p>
          </table:table-cell>
        </table:table-row>
        <table:table-row table:style-name="ro1">
          <table:table-cell office:value-type="float" office:value="40672">
            <text:p>40672</text:p>
          </table:table-cell>
          <table:table-cell table:formula="of:=470000/(65536*2/[.A1272]-1)" office:value-type="float" office:value="211458.407079646">
            <text:p>2.11E+5</text:p>
          </table:table-cell>
          <table:table-cell table:formula="of:=3735/LN([.B1272]/0.772)-273" office:value-type="float" office:value="25.3094758812226">
            <text:p>25</text:p>
          </table:table-cell>
        </table:table-row>
        <table:table-row table:style-name="ro1">
          <table:table-cell office:value-type="float" office:value="40704">
            <text:p>40704</text:p>
          </table:table-cell>
          <table:table-cell table:formula="of:=470000/(65536*2/[.A1273]-1)" office:value-type="float" office:value="211699.716713881">
            <text:p>2.12E+5</text:p>
          </table:table-cell>
          <table:table-cell table:formula="of:=3735/LN([.B1273]/0.772)-273" office:value-type="float" office:value="25.2823048604546">
            <text:p>25</text:p>
          </table:table-cell>
        </table:table-row>
        <table:table-row table:style-name="ro1">
          <table:table-cell office:value-type="float" office:value="40736">
            <text:p>40736</text:p>
          </table:table-cell>
          <table:table-cell table:formula="of:=470000/(65536*2/[.A1274]-1)" office:value-type="float" office:value="211941.197307829">
            <text:p>2.12E+5</text:p>
          </table:table-cell>
          <table:table-cell table:formula="of:=3735/LN([.B1274]/0.772)-273" office:value-type="float" office:value="25.2551505225499">
            <text:p>25</text:p>
          </table:table-cell>
        </table:table-row>
        <table:table-row table:style-name="ro1">
          <table:table-cell office:value-type="float" office:value="40768">
            <text:p>40768</text:p>
          </table:table-cell>
          <table:table-cell table:formula="of:=470000/(65536*2/[.A1275]-1)" office:value-type="float" office:value="212182.849043232">
            <text:p>2.12E+5</text:p>
          </table:table-cell>
          <table:table-cell table:formula="of:=3735/LN([.B1275]/0.772)-273" office:value-type="float" office:value="25.2280128345192">
            <text:p>25</text:p>
          </table:table-cell>
        </table:table-row>
        <table:table-row table:style-name="ro1">
          <table:table-cell office:value-type="float" office:value="40800">
            <text:p>40800</text:p>
          </table:table-cell>
          <table:table-cell table:formula="of:=470000/(65536*2/[.A1276]-1)" office:value-type="float" office:value="212424.672102091">
            <text:p>2.12E+5</text:p>
          </table:table-cell>
          <table:table-cell table:formula="of:=3735/LN([.B1276]/0.772)-273" office:value-type="float" office:value="25.20089176345">
            <text:p>25</text:p>
          </table:table-cell>
        </table:table-row>
        <table:table-row table:style-name="ro1">
          <table:table-cell office:value-type="float" office:value="40832">
            <text:p>40832</text:p>
          </table:table-cell>
          <table:table-cell table:formula="of:=470000/(65536*2/[.A1277]-1)" office:value-type="float" office:value="212666.666666667">
            <text:p>2.13E+5</text:p>
          </table:table-cell>
          <table:table-cell table:formula="of:=3735/LN([.B1277]/0.772)-273" office:value-type="float" office:value="25.1737872765073">
            <text:p>25</text:p>
          </table:table-cell>
        </table:table-row>
        <table:table-row table:style-name="ro1">
          <table:table-cell office:value-type="float" office:value="40864">
            <text:p>40864</text:p>
          </table:table-cell>
          <table:table-cell table:formula="of:=470000/(65536*2/[.A1278]-1)" office:value-type="float" office:value="212908.832919475">
            <text:p>2.13E+5</text:p>
          </table:table-cell>
          <table:table-cell table:formula="of:=3735/LN([.B1278]/0.772)-273" office:value-type="float" office:value="25.1466993409325">
            <text:p>25</text:p>
          </table:table-cell>
        </table:table-row>
        <table:table-row table:style-name="ro1">
          <table:table-cell office:value-type="float" office:value="40896">
            <text:p>40896</text:p>
          </table:table-cell>
          <table:table-cell table:formula="of:=470000/(65536*2/[.A1279]-1)" office:value-type="float" office:value="213151.171043293">
            <text:p>2.13E+5</text:p>
          </table:table-cell>
          <table:table-cell table:formula="of:=3735/LN([.B1279]/0.772)-273" office:value-type="float" office:value="25.1196279240435">
            <text:p>25</text:p>
          </table:table-cell>
        </table:table-row>
        <table:table-row table:style-name="ro1">
          <table:table-cell office:value-type="float" office:value="40928">
            <text:p>40928</text:p>
          </table:table-cell>
          <table:table-cell table:formula="of:=470000/(65536*2/[.A1280]-1)" office:value-type="float" office:value="213393.681221157">
            <text:p>2.13E+5</text:p>
          </table:table-cell>
          <table:table-cell table:formula="of:=3735/LN([.B1280]/0.772)-273" office:value-type="float" office:value="25.0925729932347">
            <text:p>25</text:p>
          </table:table-cell>
        </table:table-row>
        <table:table-row table:style-name="ro1">
          <table:table-cell office:value-type="float" office:value="40960">
            <text:p>40960</text:p>
          </table:table-cell>
          <table:table-cell table:formula="of:=470000/(65536*2/[.A1281]-1)" office:value-type="float" office:value="213636.363636364">
            <text:p>2.14E+5</text:p>
          </table:table-cell>
          <table:table-cell table:formula="of:=3735/LN([.B1281]/0.772)-273" office:value-type="float" office:value="25.0655345159761">
            <text:p>25</text:p>
          </table:table-cell>
        </table:table-row>
        <table:table-row table:style-name="ro1">
          <table:table-cell office:value-type="float" office:value="40992">
            <text:p>40992</text:p>
          </table:table-cell>
          <table:table-cell table:formula="of:=470000/(65536*2/[.A1282]-1)" office:value-type="float" office:value="213879.218472469">
            <text:p>2.14E+5</text:p>
          </table:table-cell>
          <table:table-cell table:formula="of:=3735/LN([.B1282]/0.772)-273" office:value-type="float" office:value="25.0385124598137">
            <text:p>25</text:p>
          </table:table-cell>
        </table:table-row>
        <table:table-row table:style-name="ro1">
          <table:table-cell office:value-type="float" office:value="41024">
            <text:p>41024</text:p>
          </table:table-cell>
          <table:table-cell table:formula="of:=470000/(65536*2/[.A1283]-1)" office:value-type="float" office:value="214122.245913291">
            <text:p>2.14E+5</text:p>
          </table:table-cell>
          <table:table-cell table:formula="of:=3735/LN([.B1283]/0.772)-273" office:value-type="float" office:value="25.0115067923689">
            <text:p>25</text:p>
          </table:table-cell>
        </table:table-row>
        <table:table-row table:style-name="ro1">
          <table:table-cell office:value-type="float" office:value="41056">
            <text:p>41056</text:p>
          </table:table-cell>
          <table:table-cell table:formula="of:=470000/(65536*2/[.A1284]-1)" office:value-type="float" office:value="214365.446142908">
            <text:p>2.14E+5</text:p>
          </table:table-cell>
          <table:table-cell table:formula="of:=3735/LN([.B1284]/0.772)-273" office:value-type="float" office:value="24.9845174813383">
            <text:p>25</text:p>
          </table:table-cell>
        </table:table-row>
        <table:table-row table:style-name="ro1">
          <table:table-cell office:value-type="float" office:value="41088">
            <text:p>41088</text:p>
          </table:table-cell>
          <table:table-cell table:formula="of:=470000/(65536*2/[.A1285]-1)" office:value-type="float" office:value="214608.819345661">
            <text:p>2.15E+5</text:p>
          </table:table-cell>
          <table:table-cell table:formula="of:=3735/LN([.B1285]/0.772)-273" office:value-type="float" office:value="24.9575444944934">
            <text:p>25</text:p>
          </table:table-cell>
        </table:table-row>
        <table:table-row table:style-name="ro1">
          <table:table-cell office:value-type="float" office:value="41120">
            <text:p>41120</text:p>
          </table:table-cell>
          <table:table-cell table:formula="of:=470000/(65536*2/[.A1286]-1)" office:value-type="float" office:value="214852.365706154">
            <text:p>2.15E+5</text:p>
          </table:table-cell>
          <table:table-cell table:formula="of:=3735/LN([.B1286]/0.772)-273" office:value-type="float" office:value="24.9305877996804">
            <text:p>25</text:p>
          </table:table-cell>
        </table:table-row>
        <table:table-row table:style-name="ro1">
          <table:table-cell office:value-type="float" office:value="41152">
            <text:p>41152</text:p>
          </table:table-cell>
          <table:table-cell table:formula="of:=470000/(65536*2/[.A1287]-1)" office:value-type="float" office:value="215096.085409253">
            <text:p>2.15E+5</text:p>
          </table:table-cell>
          <table:table-cell table:formula="of:=3735/LN([.B1287]/0.772)-273" office:value-type="float" office:value="24.9036473648202">
            <text:p>25</text:p>
          </table:table-cell>
        </table:table-row>
        <table:table-row table:style-name="ro1">
          <table:table-cell office:value-type="float" office:value="41184">
            <text:p>41184</text:p>
          </table:table-cell>
          <table:table-cell table:formula="of:=470000/(65536*2/[.A1288]-1)" office:value-type="float" office:value="215339.978640085">
            <text:p>2.15E+5</text:p>
          </table:table-cell>
          <table:table-cell table:formula="of:=3735/LN([.B1288]/0.772)-273" office:value-type="float" office:value="24.8767231579075">
            <text:p>25</text:p>
          </table:table-cell>
        </table:table-row>
        <table:table-row table:style-name="ro1">
          <table:table-cell office:value-type="float" office:value="41216">
            <text:p>41216</text:p>
          </table:table-cell>
          <table:table-cell table:formula="of:=470000/(65536*2/[.A1289]-1)" office:value-type="float" office:value="215584.045584046">
            <text:p>2.16E+5</text:p>
          </table:table-cell>
          <table:table-cell table:formula="of:=3735/LN([.B1289]/0.772)-273" office:value-type="float" office:value="24.8498151470114">
            <text:p>25</text:p>
          </table:table-cell>
        </table:table-row>
        <table:table-row table:style-name="ro1">
          <table:table-cell office:value-type="float" office:value="41248">
            <text:p>41248</text:p>
          </table:table-cell>
          <table:table-cell table:formula="of:=470000/(65536*2/[.A1290]-1)" office:value-type="float" office:value="215828.28642679">
            <text:p>2.16E+5</text:p>
          </table:table-cell>
          <table:table-cell table:formula="of:=3735/LN([.B1290]/0.772)-273" office:value-type="float" office:value="24.8229233002745">
            <text:p>25</text:p>
          </table:table-cell>
        </table:table-row>
        <table:table-row table:style-name="ro1">
          <table:table-cell office:value-type="float" office:value="41280">
            <text:p>41280</text:p>
          </table:table-cell>
          <table:table-cell table:formula="of:=470000/(65536*2/[.A1291]-1)" office:value-type="float" office:value="216072.701354241">
            <text:p>2.16E+5</text:p>
          </table:table-cell>
          <table:table-cell table:formula="of:=3735/LN([.B1291]/0.772)-273" office:value-type="float" office:value="24.7960475859127">
            <text:p>25</text:p>
          </table:table-cell>
        </table:table-row>
        <table:table-row table:style-name="ro1">
          <table:table-cell office:value-type="float" office:value="41312">
            <text:p>41312</text:p>
          </table:table-cell>
          <table:table-cell table:formula="of:=470000/(65536*2/[.A1292]-1)" office:value-type="float" office:value="216317.290552585">
            <text:p>2.16E+5</text:p>
          </table:table-cell>
          <table:table-cell table:formula="of:=3735/LN([.B1292]/0.772)-273" office:value-type="float" office:value="24.7691879722156">
            <text:p>25</text:p>
          </table:table-cell>
        </table:table-row>
        <table:table-row table:style-name="ro1">
          <table:table-cell office:value-type="float" office:value="41344">
            <text:p>41344</text:p>
          </table:table-cell>
          <table:table-cell table:formula="of:=470000/(65536*2/[.A1293]-1)" office:value-type="float" office:value="216562.054208274">
            <text:p>2.17E+5</text:p>
          </table:table-cell>
          <table:table-cell table:formula="of:=3735/LN([.B1293]/0.772)-273" office:value-type="float" office:value="24.7423444275454">
            <text:p>25</text:p>
          </table:table-cell>
        </table:table-row>
        <table:table-row table:style-name="ro1">
          <table:table-cell office:value-type="float" office:value="41376">
            <text:p>41376</text:p>
          </table:table-cell>
          <table:table-cell table:formula="of:=470000/(65536*2/[.A1294]-1)" office:value-type="float" office:value="216806.992508027">
            <text:p>2.17E+5</text:p>
          </table:table-cell>
          <table:table-cell table:formula="of:=3735/LN([.B1294]/0.772)-273" office:value-type="float" office:value="24.7155169203371">
            <text:p>25</text:p>
          </table:table-cell>
        </table:table-row>
        <table:table-row table:style-name="ro1">
          <table:table-cell office:value-type="float" office:value="41408">
            <text:p>41408</text:p>
          </table:table-cell>
          <table:table-cell table:formula="of:=470000/(65536*2/[.A1295]-1)" office:value-type="float" office:value="217052.105638829">
            <text:p>2.17E+5</text:p>
          </table:table-cell>
          <table:table-cell table:formula="of:=3735/LN([.B1295]/0.772)-273" office:value-type="float" office:value="24.6887054190983">
            <text:p>25</text:p>
          </table:table-cell>
        </table:table-row>
        <table:table-row table:style-name="ro1">
          <table:table-cell office:value-type="float" office:value="41440">
            <text:p>41440</text:p>
          </table:table-cell>
          <table:table-cell table:formula="of:=470000/(65536*2/[.A1296]-1)" office:value-type="float" office:value="217297.393787933">
            <text:p>2.17E+5</text:p>
          </table:table-cell>
          <table:table-cell table:formula="of:=3735/LN([.B1296]/0.772)-273" office:value-type="float" office:value="24.6619098924089">
            <text:p>25</text:p>
          </table:table-cell>
        </table:table-row>
        <table:table-row table:style-name="ro1">
          <table:table-cell office:value-type="float" office:value="41472">
            <text:p>41472</text:p>
          </table:table-cell>
          <table:table-cell table:formula="of:=470000/(65536*2/[.A1297]-1)" office:value-type="float" office:value="217542.857142857">
            <text:p>2.18E+5</text:p>
          </table:table-cell>
          <table:table-cell table:formula="of:=3735/LN([.B1297]/0.772)-273" office:value-type="float" office:value="24.6351303089206">
            <text:p>25</text:p>
          </table:table-cell>
        </table:table-row>
        <table:table-row table:style-name="ro1">
          <table:table-cell office:value-type="float" office:value="41504">
            <text:p>41504</text:p>
          </table:table-cell>
          <table:table-cell table:formula="of:=470000/(65536*2/[.A1298]-1)" office:value-type="float" office:value="217788.49589139">
            <text:p>2.18E+5</text:p>
          </table:table-cell>
          <table:table-cell table:formula="of:=3735/LN([.B1298]/0.772)-273" office:value-type="float" office:value="24.6083666373571">
            <text:p>25</text:p>
          </table:table-cell>
        </table:table-row>
        <table:table-row table:style-name="ro1">
          <table:table-cell office:value-type="float" office:value="41536">
            <text:p>41536</text:p>
          </table:table-cell>
          <table:table-cell table:formula="of:=470000/(65536*2/[.A1299]-1)" office:value-type="float" office:value="218034.310221587">
            <text:p>2.18E+5</text:p>
          </table:table-cell>
          <table:table-cell table:formula="of:=3735/LN([.B1299]/0.772)-273" office:value-type="float" office:value="24.5816188465137">
            <text:p>25</text:p>
          </table:table-cell>
        </table:table-row>
        <table:table-row table:style-name="ro1">
          <table:table-cell office:value-type="float" office:value="41568">
            <text:p>41568</text:p>
          </table:table-cell>
          <table:table-cell table:formula="of:=470000/(65536*2/[.A1300]-1)" office:value-type="float" office:value="218280.300321773">
            <text:p>2.18E+5</text:p>
          </table:table-cell>
          <table:table-cell table:formula="of:=3735/LN([.B1300]/0.772)-273" office:value-type="float" office:value="24.5548869052566">
            <text:p>25</text:p>
          </table:table-cell>
        </table:table-row>
        <table:table-row table:style-name="ro1">
          <table:table-cell office:value-type="float" office:value="41600">
            <text:p>41600</text:p>
          </table:table-cell>
          <table:table-cell table:formula="of:=470000/(65536*2/[.A1301]-1)" office:value-type="float" office:value="218526.466380544">
            <text:p>2.19E+5</text:p>
          </table:table-cell>
          <table:table-cell table:formula="of:=3735/LN([.B1301]/0.772)-273" office:value-type="float" office:value="24.5281707825237">
            <text:p>25</text:p>
          </table:table-cell>
        </table:table-row>
        <table:table-row table:style-name="ro1">
          <table:table-cell office:value-type="float" office:value="41632">
            <text:p>41632</text:p>
          </table:table-cell>
          <table:table-cell table:formula="of:=470000/(65536*2/[.A1302]-1)" office:value-type="float" office:value="218772.808586762">
            <text:p>2.19E+5</text:p>
          </table:table-cell>
          <table:table-cell table:formula="of:=3735/LN([.B1302]/0.772)-273" office:value-type="float" office:value="24.5014704473232">
            <text:p>25</text:p>
          </table:table-cell>
        </table:table-row>
        <table:table-row table:style-name="ro1">
          <table:table-cell office:value-type="float" office:value="41664">
            <text:p>41664</text:p>
          </table:table-cell>
          <table:table-cell table:formula="of:=470000/(65536*2/[.A1303]-1)" office:value-type="float" office:value="219019.327129563">
            <text:p>2.19E+5</text:p>
          </table:table-cell>
          <table:table-cell table:formula="of:=3735/LN([.B1303]/0.772)-273" office:value-type="float" office:value="24.474785868734">
            <text:p>24</text:p>
          </table:table-cell>
        </table:table-row>
        <table:table-row table:style-name="ro1">
          <table:table-cell office:value-type="float" office:value="41696">
            <text:p>41696</text:p>
          </table:table-cell>
          <table:table-cell table:formula="of:=470000/(65536*2/[.A1304]-1)" office:value-type="float" office:value="219266.022198353">
            <text:p>2.19E+5</text:p>
          </table:table-cell>
          <table:table-cell table:formula="of:=3735/LN([.B1304]/0.772)-273" office:value-type="float" office:value="24.4481170159057">
            <text:p>24</text:p>
          </table:table-cell>
        </table:table-row>
        <table:table-row table:style-name="ro1">
          <table:table-cell office:value-type="float" office:value="41728">
            <text:p>41728</text:p>
          </table:table-cell>
          <table:table-cell table:formula="of:=470000/(65536*2/[.A1305]-1)" office:value-type="float" office:value="219512.893982808">
            <text:p>2.20E+5</text:p>
          </table:table-cell>
          <table:table-cell table:formula="of:=3735/LN([.B1305]/0.772)-273" office:value-type="float" office:value="24.4214638580577">
            <text:p>24</text:p>
          </table:table-cell>
        </table:table-row>
        <table:table-row table:style-name="ro1">
          <table:table-cell office:value-type="float" office:value="41760">
            <text:p>41760</text:p>
          </table:table-cell>
          <table:table-cell table:formula="of:=470000/(65536*2/[.A1306]-1)" office:value-type="float" office:value="219759.942672877">
            <text:p>2.20E+5</text:p>
          </table:table-cell>
          <table:table-cell table:formula="of:=3735/LN([.B1306]/0.772)-273" office:value-type="float" office:value="24.3948263644795">
            <text:p>24</text:p>
          </table:table-cell>
        </table:table-row>
        <table:table-row table:style-name="ro1">
          <table:table-cell office:value-type="float" office:value="41792">
            <text:p>41792</text:p>
          </table:table-cell>
          <table:table-cell table:formula="of:=470000/(65536*2/[.A1307]-1)" office:value-type="float" office:value="220007.168458781">
            <text:p>2.20E+5</text:p>
          </table:table-cell>
          <table:table-cell table:formula="of:=3735/LN([.B1307]/0.772)-273" office:value-type="float" office:value="24.36820450453">
            <text:p>24</text:p>
          </table:table-cell>
        </table:table-row>
        <table:table-row table:style-name="ro1">
          <table:table-cell office:value-type="float" office:value="41824">
            <text:p>41824</text:p>
          </table:table-cell>
          <table:table-cell table:formula="of:=470000/(65536*2/[.A1308]-1)" office:value-type="float" office:value="220254.571531015">
            <text:p>2.20E+5</text:p>
          </table:table-cell>
          <table:table-cell table:formula="of:=3735/LN([.B1308]/0.772)-273" office:value-type="float" office:value="24.3415982476379">
            <text:p>24</text:p>
          </table:table-cell>
        </table:table-row>
        <table:table-row table:style-name="ro1">
          <table:table-cell office:value-type="float" office:value="41856">
            <text:p>41856</text:p>
          </table:table-cell>
          <table:table-cell table:formula="of:=470000/(65536*2/[.A1309]-1)" office:value-type="float" office:value="220502.152080344">
            <text:p>2.21E+5</text:p>
          </table:table-cell>
          <table:table-cell table:formula="of:=3735/LN([.B1309]/0.772)-273" office:value-type="float" office:value="24.315007563301">
            <text:p>24</text:p>
          </table:table-cell>
        </table:table-row>
        <table:table-row table:style-name="ro1">
          <table:table-cell office:value-type="float" office:value="41888">
            <text:p>41888</text:p>
          </table:table-cell>
          <table:table-cell table:formula="of:=470000/(65536*2/[.A1310]-1)" office:value-type="float" office:value="220749.910297811">
            <text:p>2.21E+5</text:p>
          </table:table-cell>
          <table:table-cell table:formula="of:=3735/LN([.B1310]/0.772)-273" office:value-type="float" office:value="24.2884324210859">
            <text:p>24</text:p>
          </table:table-cell>
        </table:table-row>
        <table:table-row table:style-name="ro1">
          <table:table-cell office:value-type="float" office:value="41920">
            <text:p>41920</text:p>
          </table:table-cell>
          <table:table-cell table:formula="of:=470000/(65536*2/[.A1311]-1)" office:value-type="float" office:value="220997.846374731">
            <text:p>2.21E+5</text:p>
          </table:table-cell>
          <table:table-cell table:formula="of:=3735/LN([.B1311]/0.772)-273" office:value-type="float" office:value="24.2618727906283">
            <text:p>24</text:p>
          </table:table-cell>
        </table:table-row>
        <table:table-row table:style-name="ro1">
          <table:table-cell office:value-type="float" office:value="41952">
            <text:p>41952</text:p>
          </table:table-cell>
          <table:table-cell table:formula="of:=470000/(65536*2/[.A1312]-1)" office:value-type="float" office:value="221245.960502693">
            <text:p>2.21E+5</text:p>
          </table:table-cell>
          <table:table-cell table:formula="of:=3735/LN([.B1312]/0.772)-273" office:value-type="float" office:value="24.2353286416322">
            <text:p>24</text:p>
          </table:table-cell>
        </table:table-row>
        <table:table-row table:style-name="ro1">
          <table:table-cell office:value-type="float" office:value="41984">
            <text:p>41984</text:p>
          </table:table-cell>
          <table:table-cell table:formula="of:=470000/(65536*2/[.A1313]-1)" office:value-type="float" office:value="221494.252873563">
            <text:p>2.21E+5</text:p>
          </table:table-cell>
          <table:table-cell table:formula="of:=3735/LN([.B1313]/0.772)-273" office:value-type="float" office:value="24.2087999438699">
            <text:p>24</text:p>
          </table:table-cell>
        </table:table-row>
        <table:table-row table:style-name="ro1">
          <table:table-cell office:value-type="float" office:value="42016">
            <text:p>42016</text:p>
          </table:table-cell>
          <table:table-cell table:formula="of:=470000/(65536*2/[.A1314]-1)" office:value-type="float" office:value="221742.723679483">
            <text:p>2.22E+5</text:p>
          </table:table-cell>
          <table:table-cell table:formula="of:=3735/LN([.B1314]/0.772)-273" office:value-type="float" office:value="24.1822866671819">
            <text:p>24</text:p>
          </table:table-cell>
        </table:table-row>
        <table:table-row table:style-name="ro1">
          <table:table-cell office:value-type="float" office:value="42048">
            <text:p>42048</text:p>
          </table:table-cell>
          <table:table-cell table:formula="of:=470000/(65536*2/[.A1315]-1)" office:value-type="float" office:value="221991.373112868">
            <text:p>2.22E+5</text:p>
          </table:table-cell>
          <table:table-cell table:formula="of:=3735/LN([.B1315]/0.772)-273" office:value-type="float" office:value="24.1557887814766">
            <text:p>24</text:p>
          </table:table-cell>
        </table:table-row>
        <table:table-row table:style-name="ro1">
          <table:table-cell office:value-type="float" office:value="42080">
            <text:p>42080</text:p>
          </table:table-cell>
          <table:table-cell table:formula="of:=470000/(65536*2/[.A1316]-1)" office:value-type="float" office:value="222240.201366415">
            <text:p>2.22E+5</text:p>
          </table:table-cell>
          <table:table-cell table:formula="of:=3735/LN([.B1316]/0.772)-273" office:value-type="float" office:value="24.1293062567299">
            <text:p>24</text:p>
          </table:table-cell>
        </table:table-row>
        <table:table-row table:style-name="ro1">
          <table:table-cell office:value-type="float" office:value="42112">
            <text:p>42112</text:p>
          </table:table-cell>
          <table:table-cell table:formula="of:=470000/(65536*2/[.A1317]-1)" office:value-type="float" office:value="222489.208633093">
            <text:p>2.22E+5</text:p>
          </table:table-cell>
          <table:table-cell table:formula="of:=3735/LN([.B1317]/0.772)-273" office:value-type="float" office:value="24.1028390629851">
            <text:p>24</text:p>
          </table:table-cell>
        </table:table-row>
        <table:table-row table:style-name="ro1">
          <table:table-cell office:value-type="float" office:value="42144">
            <text:p>42144</text:p>
          </table:table-cell>
          <table:table-cell table:formula="of:=470000/(65536*2/[.A1318]-1)" office:value-type="float" office:value="222738.395106153">
            <text:p>2.23E+5</text:p>
          </table:table-cell>
          <table:table-cell table:formula="of:=3735/LN([.B1318]/0.772)-273" office:value-type="float" office:value="24.0763871703531">
            <text:p>24</text:p>
          </table:table-cell>
        </table:table-row>
        <table:table-row table:style-name="ro1">
          <table:table-cell office:value-type="float" office:value="42176">
            <text:p>42176</text:p>
          </table:table-cell>
          <table:table-cell table:formula="of:=470000/(65536*2/[.A1319]-1)" office:value-type="float" office:value="222987.760979122">
            <text:p>2.23E+5</text:p>
          </table:table-cell>
          <table:table-cell table:formula="of:=3735/LN([.B1319]/0.772)-273" office:value-type="float" office:value="24.0499505490112">
            <text:p>24</text:p>
          </table:table-cell>
        </table:table-row>
        <table:table-row table:style-name="ro1">
          <table:table-cell office:value-type="float" office:value="42208">
            <text:p>42208</text:p>
          </table:table-cell>
          <table:table-cell table:formula="of:=470000/(65536*2/[.A1320]-1)" office:value-type="float" office:value="223237.306445805">
            <text:p>2.23E+5</text:p>
          </table:table-cell>
          <table:table-cell table:formula="of:=3735/LN([.B1320]/0.772)-273" office:value-type="float" office:value="24.0235291692039">
            <text:p>24</text:p>
          </table:table-cell>
        </table:table-row>
        <table:table-row table:style-name="ro1">
          <table:table-cell office:value-type="float" office:value="42240">
            <text:p>42240</text:p>
          </table:table-cell>
          <table:table-cell table:formula="of:=470000/(65536*2/[.A1321]-1)" office:value-type="float" office:value="223487.031700288">
            <text:p>2.23E+5</text:p>
          </table:table-cell>
          <table:table-cell table:formula="of:=3735/LN([.B1321]/0.772)-273" office:value-type="float" office:value="23.997123001242">
            <text:p>24</text:p>
          </table:table-cell>
        </table:table-row>
        <table:table-row table:style-name="ro1">
          <table:table-cell office:value-type="float" office:value="42272">
            <text:p>42272</text:p>
          </table:table-cell>
          <table:table-cell table:formula="of:=470000/(65536*2/[.A1322]-1)" office:value-type="float" office:value="223736.936936937">
            <text:p>2.24E+5</text:p>
          </table:table-cell>
          <table:table-cell table:formula="of:=3735/LN([.B1322]/0.772)-273" office:value-type="float" office:value="23.9707320155027">
            <text:p>24</text:p>
          </table:table-cell>
        </table:table-row>
        <table:table-row table:style-name="ro1">
          <table:table-cell office:value-type="float" office:value="42304">
            <text:p>42304</text:p>
          </table:table-cell>
          <table:table-cell table:formula="of:=470000/(65536*2/[.A1323]-1)" office:value-type="float" office:value="223987.022350397">
            <text:p>2.24E+5</text:p>
          </table:table-cell>
          <table:table-cell table:formula="of:=3735/LN([.B1323]/0.772)-273" office:value-type="float" office:value="23.9443561824295">
            <text:p>24</text:p>
          </table:table-cell>
        </table:table-row>
        <table:table-row table:style-name="ro1">
          <table:table-cell office:value-type="float" office:value="42336">
            <text:p>42336</text:p>
          </table:table-cell>
          <table:table-cell table:formula="of:=470000/(65536*2/[.A1324]-1)" office:value-type="float" office:value="224237.288135593">
            <text:p>2.24E+5</text:p>
          </table:table-cell>
          <table:table-cell table:formula="of:=3735/LN([.B1324]/0.772)-273" office:value-type="float" office:value="23.9179954725315">
            <text:p>24</text:p>
          </table:table-cell>
        </table:table-row>
        <table:table-row table:style-name="ro1">
          <table:table-cell office:value-type="float" office:value="42368">
            <text:p>42368</text:p>
          </table:table-cell>
          <table:table-cell table:formula="of:=470000/(65536*2/[.A1325]-1)" office:value-type="float" office:value="224487.734487735">
            <text:p>2.24E+5</text:p>
          </table:table-cell>
          <table:table-cell table:formula="of:=3735/LN([.B1325]/0.772)-273" office:value-type="float" office:value="23.8916498563835">
            <text:p>24</text:p>
          </table:table-cell>
        </table:table-row>
        <table:table-row table:style-name="ro1">
          <table:table-cell office:value-type="float" office:value="42400">
            <text:p>42400</text:p>
          </table:table-cell>
          <table:table-cell table:formula="of:=470000/(65536*2/[.A1326]-1)" office:value-type="float" office:value="224738.36160231">
            <text:p>2.25E+5</text:p>
          </table:table-cell>
          <table:table-cell table:formula="of:=3735/LN([.B1326]/0.772)-273" office:value-type="float" office:value="23.8653193046261">
            <text:p>24</text:p>
          </table:table-cell>
        </table:table-row>
        <table:table-row table:style-name="ro1">
          <table:table-cell office:value-type="float" office:value="42432">
            <text:p>42432</text:p>
          </table:table-cell>
          <table:table-cell table:formula="of:=470000/(65536*2/[.A1327]-1)" office:value-type="float" office:value="224989.16967509">
            <text:p>2.25E+5</text:p>
          </table:table-cell>
          <table:table-cell table:formula="of:=3735/LN([.B1327]/0.772)-273" office:value-type="float" office:value="23.8390037879648">
            <text:p>24</text:p>
          </table:table-cell>
        </table:table-row>
        <table:table-row table:style-name="ro1">
          <table:table-cell office:value-type="float" office:value="42464">
            <text:p>42464</text:p>
          </table:table-cell>
          <table:table-cell table:formula="of:=470000/(65536*2/[.A1328]-1)" office:value-type="float" office:value="225240.158902131">
            <text:p>2.25E+5</text:p>
          </table:table-cell>
          <table:table-cell table:formula="of:=3735/LN([.B1328]/0.772)-273" office:value-type="float" office:value="23.8127032771703">
            <text:p>24</text:p>
          </table:table-cell>
        </table:table-row>
        <table:table-row table:style-name="ro1">
          <table:table-cell office:value-type="float" office:value="42496">
            <text:p>42496</text:p>
          </table:table-cell>
          <table:table-cell table:formula="of:=470000/(65536*2/[.A1329]-1)" office:value-type="float" office:value="225491.329479769">
            <text:p>2.25E+5</text:p>
          </table:table-cell>
          <table:table-cell table:formula="of:=3735/LN([.B1329]/0.772)-273" office:value-type="float" office:value="23.7864177430781">
            <text:p>24</text:p>
          </table:table-cell>
        </table:table-row>
        <table:table-row table:style-name="ro1">
          <table:table-cell office:value-type="float" office:value="42528">
            <text:p>42528</text:p>
          </table:table-cell>
          <table:table-cell table:formula="of:=470000/(65536*2/[.A1330]-1)" office:value-type="float" office:value="225742.681604626">
            <text:p>2.26E+5</text:p>
          </table:table-cell>
          <table:table-cell table:formula="of:=3735/LN([.B1330]/0.772)-273" office:value-type="float" office:value="23.7601471565883">
            <text:p>24</text:p>
          </table:table-cell>
        </table:table-row>
        <table:table-row table:style-name="ro1">
          <table:table-cell office:value-type="float" office:value="42560">
            <text:p>42560</text:p>
          </table:table-cell>
          <table:table-cell table:formula="of:=470000/(65536*2/[.A1331]-1)" office:value-type="float" office:value="225994.215473608">
            <text:p>2.26E+5</text:p>
          </table:table-cell>
          <table:table-cell table:formula="of:=3735/LN([.B1331]/0.772)-273" office:value-type="float" office:value="23.7338914886654">
            <text:p>24</text:p>
          </table:table-cell>
        </table:table-row>
        <table:table-row table:style-name="ro1">
          <table:table-cell office:value-type="float" office:value="42592">
            <text:p>42592</text:p>
          </table:table-cell>
          <table:table-cell table:formula="of:=470000/(65536*2/[.A1332]-1)" office:value-type="float" office:value="226245.931283906">
            <text:p>2.26E+5</text:p>
          </table:table-cell>
          <table:table-cell table:formula="of:=3735/LN([.B1332]/0.772)-273" office:value-type="float" office:value="23.7076507103383">
            <text:p>24</text:p>
          </table:table-cell>
        </table:table-row>
        <table:table-row table:style-name="ro1">
          <table:table-cell office:value-type="float" office:value="42624">
            <text:p>42624</text:p>
          </table:table-cell>
          <table:table-cell table:formula="of:=470000/(65536*2/[.A1333]-1)" office:value-type="float" office:value="226497.829232996">
            <text:p>2.26E+5</text:p>
          </table:table-cell>
          <table:table-cell table:formula="of:=3735/LN([.B1333]/0.772)-273" office:value-type="float" office:value="23.6814247926995">
            <text:p>24</text:p>
          </table:table-cell>
        </table:table-row>
        <table:table-row table:style-name="ro1">
          <table:table-cell office:value-type="float" office:value="42656">
            <text:p>42656</text:p>
          </table:table-cell>
          <table:table-cell table:formula="of:=470000/(65536*2/[.A1334]-1)" office:value-type="float" office:value="226749.909518639">
            <text:p>2.27E+5</text:p>
          </table:table-cell>
          <table:table-cell table:formula="of:=3735/LN([.B1334]/0.772)-273" office:value-type="float" office:value="23.6552137069056">
            <text:p>24</text:p>
          </table:table-cell>
        </table:table-row>
        <table:table-row table:style-name="ro1">
          <table:table-cell office:value-type="float" office:value="42688">
            <text:p>42688</text:p>
          </table:table-cell>
          <table:table-cell table:formula="of:=470000/(65536*2/[.A1335]-1)" office:value-type="float" office:value="227002.172338885">
            <text:p>2.27E+5</text:p>
          </table:table-cell>
          <table:table-cell table:formula="of:=3735/LN([.B1335]/0.772)-273" office:value-type="float" office:value="23.6290174241768">
            <text:p>24</text:p>
          </table:table-cell>
        </table:table-row>
        <table:table-row table:style-name="ro1">
          <table:table-cell office:value-type="float" office:value="42720">
            <text:p>42720</text:p>
          </table:table-cell>
          <table:table-cell table:formula="of:=470000/(65536*2/[.A1336]-1)" office:value-type="float" office:value="227254.617892068">
            <text:p>2.27E+5</text:p>
          </table:table-cell>
          <table:table-cell table:formula="of:=3735/LN([.B1336]/0.772)-273" office:value-type="float" office:value="23.6028359157963">
            <text:p>24</text:p>
          </table:table-cell>
        </table:table-row>
        <table:table-row table:style-name="ro1">
          <table:table-cell office:value-type="float" office:value="42752">
            <text:p>42752</text:p>
          </table:table-cell>
          <table:table-cell table:formula="of:=470000/(65536*2/[.A1337]-1)" office:value-type="float" office:value="227507.246376812">
            <text:p>2.28E+5</text:p>
          </table:table-cell>
          <table:table-cell table:formula="of:=3735/LN([.B1337]/0.772)-273" office:value-type="float" office:value="23.5766691531109">
            <text:p>24</text:p>
          </table:table-cell>
        </table:table-row>
        <table:table-row table:style-name="ro1">
          <table:table-cell office:value-type="float" office:value="42784">
            <text:p>42784</text:p>
          </table:table-cell>
          <table:table-cell table:formula="of:=470000/(65536*2/[.A1338]-1)" office:value-type="float" office:value="227760.057992026">
            <text:p>2.28E+5</text:p>
          </table:table-cell>
          <table:table-cell table:formula="of:=3735/LN([.B1338]/0.772)-273" office:value-type="float" office:value="23.5505171075303">
            <text:p>24</text:p>
          </table:table-cell>
        </table:table-row>
        <table:table-row table:style-name="ro1">
          <table:table-cell office:value-type="float" office:value="42816">
            <text:p>42816</text:p>
          </table:table-cell>
          <table:table-cell table:formula="of:=470000/(65536*2/[.A1339]-1)" office:value-type="float" office:value="228013.052936911">
            <text:p>2.28E+5</text:p>
          </table:table-cell>
          <table:table-cell table:formula="of:=3735/LN([.B1339]/0.772)-273" office:value-type="float" office:value="23.5243797505266">
            <text:p>24</text:p>
          </table:table-cell>
        </table:table-row>
        <table:table-row table:style-name="ro1">
          <table:table-cell office:value-type="float" office:value="42848">
            <text:p>42848</text:p>
          </table:table-cell>
          <table:table-cell table:formula="of:=470000/(65536*2/[.A1340]-1)" office:value-type="float" office:value="228266.231410954">
            <text:p>2.28E+5</text:p>
          </table:table-cell>
          <table:table-cell table:formula="of:=3735/LN([.B1340]/0.772)-273" office:value-type="float" office:value="23.4982570536348">
            <text:p>23</text:p>
          </table:table-cell>
        </table:table-row>
        <table:table-row table:style-name="ro1">
          <table:table-cell office:value-type="float" office:value="42880">
            <text:p>42880</text:p>
          </table:table-cell>
          <table:table-cell table:formula="of:=470000/(65536*2/[.A1341]-1)" office:value-type="float" office:value="228519.593613933">
            <text:p>2.29E+5</text:p>
          </table:table-cell>
          <table:table-cell table:formula="of:=3735/LN([.B1341]/0.772)-273" office:value-type="float" office:value="23.4721489884522">
            <text:p>23</text:p>
          </table:table-cell>
        </table:table-row>
        <table:table-row table:style-name="ro1">
          <table:table-cell office:value-type="float" office:value="42912">
            <text:p>42912</text:p>
          </table:table-cell>
          <table:table-cell table:formula="of:=470000/(65536*2/[.A1342]-1)" office:value-type="float" office:value="228773.139745916">
            <text:p>2.29E+5</text:p>
          </table:table-cell>
          <table:table-cell table:formula="of:=3735/LN([.B1342]/0.772)-273" office:value-type="float" office:value="23.4460555266383">
            <text:p>23</text:p>
          </table:table-cell>
        </table:table-row>
        <table:table-row table:style-name="ro1">
          <table:table-cell office:value-type="float" office:value="42944">
            <text:p>42944</text:p>
          </table:table-cell>
          <table:table-cell table:formula="of:=470000/(65536*2/[.A1343]-1)" office:value-type="float" office:value="229026.870007262">
            <text:p>2.29E+5</text:p>
          </table:table-cell>
          <table:table-cell table:formula="of:=3735/LN([.B1343]/0.772)-273" office:value-type="float" office:value="23.4199766399143">
            <text:p>23</text:p>
          </table:table-cell>
        </table:table-row>
        <table:table-row table:style-name="ro1">
          <table:table-cell office:value-type="float" office:value="42976">
            <text:p>42976</text:p>
          </table:table-cell>
          <table:table-cell table:formula="of:=470000/(65536*2/[.A1344]-1)" office:value-type="float" office:value="229280.78459862">
            <text:p>2.29E+5</text:p>
          </table:table-cell>
          <table:table-cell table:formula="of:=3735/LN([.B1344]/0.772)-273" office:value-type="float" office:value="23.3939123000633">
            <text:p>23</text:p>
          </table:table-cell>
        </table:table-row>
        <table:table-row table:style-name="ro1">
          <table:table-cell office:value-type="float" office:value="43008">
            <text:p>43008</text:p>
          </table:table-cell>
          <table:table-cell table:formula="of:=470000/(65536*2/[.A1345]-1)" office:value-type="float" office:value="229534.88372093">
            <text:p>2.30E+5</text:p>
          </table:table-cell>
          <table:table-cell table:formula="of:=3735/LN([.B1345]/0.772)-273" office:value-type="float" office:value="23.3678624789302">
            <text:p>23</text:p>
          </table:table-cell>
        </table:table-row>
        <table:table-row table:style-name="ro1">
          <table:table-cell office:value-type="float" office:value="43040">
            <text:p>43040</text:p>
          </table:table-cell>
          <table:table-cell table:formula="of:=470000/(65536*2/[.A1346]-1)" office:value-type="float" office:value="229789.167575427">
            <text:p>2.30E+5</text:p>
          </table:table-cell>
          <table:table-cell table:formula="of:=3735/LN([.B1346]/0.772)-273" office:value-type="float" office:value="23.3418271484208">
            <text:p>23</text:p>
          </table:table-cell>
        </table:table-row>
        <table:table-row table:style-name="ro1">
          <table:table-cell office:value-type="float" office:value="43072">
            <text:p>43072</text:p>
          </table:table-cell>
          <table:table-cell table:formula="of:=470000/(65536*2/[.A1347]-1)" office:value-type="float" office:value="230043.636363636">
            <text:p>2.30E+5</text:p>
          </table:table-cell>
          <table:table-cell table:formula="of:=3735/LN([.B1347]/0.772)-273" office:value-type="float" office:value="23.3158062805024">
            <text:p>23</text:p>
          </table:table-cell>
        </table:table-row>
        <table:table-row table:style-name="ro1">
          <table:table-cell office:value-type="float" office:value="43104">
            <text:p>43104</text:p>
          </table:table-cell>
          <table:table-cell table:formula="of:=470000/(65536*2/[.A1348]-1)" office:value-type="float" office:value="230298.290287377">
            <text:p>2.30E+5</text:p>
          </table:table-cell>
          <table:table-cell table:formula="of:=3735/LN([.B1348]/0.772)-273" office:value-type="float" office:value="23.2897998472033">
            <text:p>23</text:p>
          </table:table-cell>
        </table:table-row>
        <table:table-row table:style-name="ro1">
          <table:table-cell office:value-type="float" office:value="43136">
            <text:p>43136</text:p>
          </table:table-cell>
          <table:table-cell table:formula="of:=470000/(65536*2/[.A1349]-1)" office:value-type="float" office:value="230553.129548763">
            <text:p>2.31E+5</text:p>
          </table:table-cell>
          <table:table-cell table:formula="of:=3735/LN([.B1349]/0.772)-273" office:value-type="float" office:value="23.2638078206121">
            <text:p>23</text:p>
          </table:table-cell>
        </table:table-row>
        <table:table-row table:style-name="ro1">
          <table:table-cell office:value-type="float" office:value="43168">
            <text:p>43168</text:p>
          </table:table-cell>
          <table:table-cell table:formula="of:=470000/(65536*2/[.A1350]-1)" office:value-type="float" office:value="230808.1543502">
            <text:p>2.31E+5</text:p>
          </table:table-cell>
          <table:table-cell table:formula="of:=3735/LN([.B1350]/0.772)-273" office:value-type="float" office:value="23.2378301728785">
            <text:p>23</text:p>
          </table:table-cell>
        </table:table-row>
        <table:table-row table:style-name="ro1">
          <table:table-cell office:value-type="float" office:value="43200">
            <text:p>43200</text:p>
          </table:table-cell>
          <table:table-cell table:formula="of:=470000/(65536*2/[.A1351]-1)" office:value-type="float" office:value="231063.364894392">
            <text:p>2.31E+5</text:p>
          </table:table-cell>
          <table:table-cell table:formula="of:=3735/LN([.B1351]/0.772)-273" office:value-type="float" office:value="23.2118668762123">
            <text:p>23</text:p>
          </table:table-cell>
        </table:table-row>
        <table:table-row table:style-name="ro1">
          <table:table-cell office:value-type="float" office:value="43232">
            <text:p>43232</text:p>
          </table:table-cell>
          <table:table-cell table:formula="of:=470000/(65536*2/[.A1352]-1)" office:value-type="float" office:value="231318.761384335">
            <text:p>2.31E+5</text:p>
          </table:table-cell>
          <table:table-cell table:formula="of:=3735/LN([.B1352]/0.772)-273" office:value-type="float" office:value="23.1859179028836">
            <text:p>23</text:p>
          </table:table-cell>
        </table:table-row>
        <table:table-row table:style-name="ro1">
          <table:table-cell office:value-type="float" office:value="43264">
            <text:p>43264</text:p>
          </table:table-cell>
          <table:table-cell table:formula="of:=470000/(65536*2/[.A1353]-1)" office:value-type="float" office:value="231574.344023324">
            <text:p>2.32E+5</text:p>
          </table:table-cell>
          <table:table-cell table:formula="of:=3735/LN([.B1353]/0.772)-273" office:value-type="float" office:value="23.1599832252224">
            <text:p>23</text:p>
          </table:table-cell>
        </table:table-row>
        <table:table-row table:style-name="ro1">
          <table:table-cell office:value-type="float" office:value="43296">
            <text:p>43296</text:p>
          </table:table-cell>
          <table:table-cell table:formula="of:=470000/(65536*2/[.A1354]-1)" office:value-type="float" office:value="231830.113014947">
            <text:p>2.32E+5</text:p>
          </table:table-cell>
          <table:table-cell table:formula="of:=3735/LN([.B1354]/0.772)-273" office:value-type="float" office:value="23.1340628156187">
            <text:p>23</text:p>
          </table:table-cell>
        </table:table-row>
        <table:table-row table:style-name="ro1">
          <table:table-cell office:value-type="float" office:value="43328">
            <text:p>43328</text:p>
          </table:table-cell>
          <table:table-cell table:formula="of:=470000/(65536*2/[.A1355]-1)" office:value-type="float" office:value="232086.068563093">
            <text:p>2.32E+5</text:p>
          </table:table-cell>
          <table:table-cell table:formula="of:=3735/LN([.B1355]/0.772)-273" office:value-type="float" office:value="23.1081566465217">
            <text:p>23</text:p>
          </table:table-cell>
        </table:table-row>
        <table:table-row table:style-name="ro1">
          <table:table-cell office:value-type="float" office:value="43360">
            <text:p>43360</text:p>
          </table:table-cell>
          <table:table-cell table:formula="of:=470000/(65536*2/[.A1356]-1)" office:value-type="float" office:value="232342.210871945">
            <text:p>2.32E+5</text:p>
          </table:table-cell>
          <table:table-cell table:formula="of:=3735/LN([.B1356]/0.772)-273" office:value-type="float" office:value="23.0822646904404">
            <text:p>23</text:p>
          </table:table-cell>
        </table:table-row>
        <table:table-row table:style-name="ro1">
          <table:table-cell office:value-type="float" office:value="43392">
            <text:p>43392</text:p>
          </table:table-cell>
          <table:table-cell table:formula="of:=470000/(65536*2/[.A1357]-1)" office:value-type="float" office:value="232598.540145985">
            <text:p>2.33E+5</text:p>
          </table:table-cell>
          <table:table-cell table:formula="of:=3735/LN([.B1357]/0.772)-273" office:value-type="float" office:value="23.0563869199428">
            <text:p>23</text:p>
          </table:table-cell>
        </table:table-row>
        <table:table-row table:style-name="ro1">
          <table:table-cell office:value-type="float" office:value="43424">
            <text:p>43424</text:p>
          </table:table-cell>
          <table:table-cell table:formula="of:=470000/(65536*2/[.A1358]-1)" office:value-type="float" office:value="232855.056589996">
            <text:p>2.33E+5</text:p>
          </table:table-cell>
          <table:table-cell table:formula="of:=3735/LN([.B1358]/0.772)-273" office:value-type="float" office:value="23.0305233076562">
            <text:p>23</text:p>
          </table:table-cell>
        </table:table-row>
        <table:table-row table:style-name="ro1">
          <table:table-cell office:value-type="float" office:value="43456">
            <text:p>43456</text:p>
          </table:table-cell>
          <table:table-cell table:formula="of:=470000/(65536*2/[.A1359]-1)" office:value-type="float" office:value="233111.760409058">
            <text:p>2.33E+5</text:p>
          </table:table-cell>
          <table:table-cell table:formula="of:=3735/LN([.B1359]/0.772)-273" office:value-type="float" office:value="23.0046738262664">
            <text:p>23</text:p>
          </table:table-cell>
        </table:table-row>
        <table:table-row table:style-name="ro1">
          <table:table-cell office:value-type="float" office:value="43488">
            <text:p>43488</text:p>
          </table:table-cell>
          <table:table-cell table:formula="of:=470000/(65536*2/[.A1360]-1)" office:value-type="float" office:value="233368.651808549">
            <text:p>2.33E+5</text:p>
          </table:table-cell>
          <table:table-cell table:formula="of:=3735/LN([.B1360]/0.772)-273" office:value-type="float" office:value="22.9788384485181">
            <text:p>23</text:p>
          </table:table-cell>
        </table:table-row>
        <table:table-row table:style-name="ro1">
          <table:table-cell office:value-type="float" office:value="43520">
            <text:p>43520</text:p>
          </table:table-cell>
          <table:table-cell table:formula="of:=470000/(65536*2/[.A1361]-1)" office:value-type="float" office:value="233625.730994152">
            <text:p>2.34E+5</text:p>
          </table:table-cell>
          <table:table-cell table:formula="of:=3735/LN([.B1361]/0.772)-273" office:value-type="float" office:value="22.9530171472144">
            <text:p>23</text:p>
          </table:table-cell>
        </table:table-row>
        <table:table-row table:style-name="ro1">
          <table:table-cell office:value-type="float" office:value="43552">
            <text:p>43552</text:p>
          </table:table-cell>
          <table:table-cell table:formula="of:=470000/(65536*2/[.A1362]-1)" office:value-type="float" office:value="233882.998171846">
            <text:p>2.34E+5</text:p>
          </table:table-cell>
          <table:table-cell table:formula="of:=3735/LN([.B1362]/0.772)-273" office:value-type="float" office:value="22.9272098952167">
            <text:p>23</text:p>
          </table:table-cell>
        </table:table-row>
        <table:table-row table:style-name="ro1">
          <table:table-cell office:value-type="float" office:value="43584">
            <text:p>43584</text:p>
          </table:table-cell>
          <table:table-cell table:formula="of:=470000/(65536*2/[.A1363]-1)" office:value-type="float" office:value="234140.453547915">
            <text:p>2.34E+5</text:p>
          </table:table-cell>
          <table:table-cell table:formula="of:=3735/LN([.B1363]/0.772)-273" office:value-type="float" office:value="22.9014166654445">
            <text:p>23</text:p>
          </table:table-cell>
        </table:table-row>
        <table:table-row table:style-name="ro1">
          <table:table-cell office:value-type="float" office:value="43616">
            <text:p>43616</text:p>
          </table:table-cell>
          <table:table-cell table:formula="of:=470000/(65536*2/[.A1364]-1)" office:value-type="float" office:value="234398.097328943">
            <text:p>2.34E+5</text:p>
          </table:table-cell>
          <table:table-cell table:formula="of:=3735/LN([.B1364]/0.772)-273" office:value-type="float" office:value="22.8756374308753">
            <text:p>23</text:p>
          </table:table-cell>
        </table:table-row>
        <table:table-row table:style-name="ro1">
          <table:table-cell office:value-type="float" office:value="43648">
            <text:p>43648</text:p>
          </table:table-cell>
          <table:table-cell table:formula="of:=470000/(65536*2/[.A1365]-1)" office:value-type="float" office:value="234655.929721815">
            <text:p>2.35E+5</text:p>
          </table:table-cell>
          <table:table-cell table:formula="of:=3735/LN([.B1365]/0.772)-273" office:value-type="float" office:value="22.849872164544">
            <text:p>23</text:p>
          </table:table-cell>
        </table:table-row>
        <table:table-row table:style-name="ro1">
          <table:table-cell office:value-type="float" office:value="43680">
            <text:p>43680</text:p>
          </table:table-cell>
          <table:table-cell table:formula="of:=470000/(65536*2/[.A1366]-1)" office:value-type="float" office:value="234913.950933724">
            <text:p>2.35E+5</text:p>
          </table:table-cell>
          <table:table-cell table:formula="of:=3735/LN([.B1366]/0.772)-273" office:value-type="float" office:value="22.8241208395434">
            <text:p>23</text:p>
          </table:table-cell>
        </table:table-row>
        <table:table-row table:style-name="ro1">
          <table:table-cell office:value-type="float" office:value="43712">
            <text:p>43712</text:p>
          </table:table-cell>
          <table:table-cell table:formula="of:=470000/(65536*2/[.A1367]-1)" office:value-type="float" office:value="235172.161172161">
            <text:p>2.35E+5</text:p>
          </table:table-cell>
          <table:table-cell table:formula="of:=3735/LN([.B1367]/0.772)-273" office:value-type="float" office:value="22.7983834290235">
            <text:p>23</text:p>
          </table:table-cell>
        </table:table-row>
        <table:table-row table:style-name="ro1">
          <table:table-cell office:value-type="float" office:value="43744">
            <text:p>43744</text:p>
          </table:table-cell>
          <table:table-cell table:formula="of:=470000/(65536*2/[.A1368]-1)" office:value-type="float" office:value="235430.560644925">
            <text:p>2.35E+5</text:p>
          </table:table-cell>
          <table:table-cell table:formula="of:=3735/LN([.B1368]/0.772)-273" office:value-type="float" office:value="22.7726599061917">
            <text:p>23</text:p>
          </table:table-cell>
        </table:table-row>
        <table:table-row table:style-name="ro1">
          <table:table-cell office:value-type="float" office:value="43776">
            <text:p>43776</text:p>
          </table:table-cell>
          <table:table-cell table:formula="of:=470000/(65536*2/[.A1369]-1)" office:value-type="float" office:value="235689.149560117">
            <text:p>2.36E+5</text:p>
          </table:table-cell>
          <table:table-cell table:formula="of:=3735/LN([.B1369]/0.772)-273" office:value-type="float" office:value="22.7469502443121">
            <text:p>23</text:p>
          </table:table-cell>
        </table:table-row>
        <table:table-row table:style-name="ro1">
          <table:table-cell office:value-type="float" office:value="43808">
            <text:p>43808</text:p>
          </table:table-cell>
          <table:table-cell table:formula="of:=470000/(65536*2/[.A1370]-1)" office:value-type="float" office:value="235947.928126146">
            <text:p>2.36E+5</text:p>
          </table:table-cell>
          <table:table-cell table:formula="of:=3735/LN([.B1370]/0.772)-273" office:value-type="float" office:value="22.7212544167058">
            <text:p>23</text:p>
          </table:table-cell>
        </table:table-row>
        <table:table-row table:style-name="ro1">
          <table:table-cell office:value-type="float" office:value="43840">
            <text:p>43840</text:p>
          </table:table-cell>
          <table:table-cell table:formula="of:=470000/(65536*2/[.A1371]-1)" office:value-type="float" office:value="236206.896551724">
            <text:p>2.36E+5</text:p>
          </table:table-cell>
          <table:table-cell table:formula="of:=3735/LN([.B1371]/0.772)-273" office:value-type="float" office:value="22.6955723967504">
            <text:p>23</text:p>
          </table:table-cell>
        </table:table-row>
        <table:table-row table:style-name="ro1">
          <table:table-cell office:value-type="float" office:value="43872">
            <text:p>43872</text:p>
          </table:table-cell>
          <table:table-cell table:formula="of:=470000/(65536*2/[.A1372]-1)" office:value-type="float" office:value="236466.055045872">
            <text:p>2.36E+5</text:p>
          </table:table-cell>
          <table:table-cell table:formula="of:=3735/LN([.B1372]/0.772)-273" office:value-type="float" office:value="22.6699041578801">
            <text:p>23</text:p>
          </table:table-cell>
        </table:table-row>
        <table:table-row table:style-name="ro1">
          <table:table-cell office:value-type="float" office:value="43904">
            <text:p>43904</text:p>
          </table:table-cell>
          <table:table-cell table:formula="of:=470000/(65536*2/[.A1373]-1)" office:value-type="float" office:value="236725.403817915">
            <text:p>2.37E+5</text:p>
          </table:table-cell>
          <table:table-cell table:formula="of:=3735/LN([.B1373]/0.772)-273" office:value-type="float" office:value="22.6442496735852">
            <text:p>23</text:p>
          </table:table-cell>
        </table:table-row>
        <table:table-row table:style-name="ro1">
          <table:table-cell office:value-type="float" office:value="43936">
            <text:p>43936</text:p>
          </table:table-cell>
          <table:table-cell table:formula="of:=470000/(65536*2/[.A1374]-1)" office:value-type="float" office:value="236984.943077488">
            <text:p>2.37E+5</text:p>
          </table:table-cell>
          <table:table-cell table:formula="of:=3735/LN([.B1374]/0.772)-273" office:value-type="float" office:value="22.6186089174125">
            <text:p>23</text:p>
          </table:table-cell>
        </table:table-row>
        <table:table-row table:style-name="ro1">
          <table:table-cell office:value-type="float" office:value="43968">
            <text:p>43968</text:p>
          </table:table-cell>
          <table:table-cell table:formula="of:=470000/(65536*2/[.A1375]-1)" office:value-type="float" office:value="237244.673034533">
            <text:p>2.37E+5</text:p>
          </table:table-cell>
          <table:table-cell table:formula="of:=3735/LN([.B1375]/0.772)-273" office:value-type="float" office:value="22.5929818629642">
            <text:p>23</text:p>
          </table:table-cell>
        </table:table-row>
        <table:table-row table:style-name="ro1">
          <table:table-cell office:value-type="float" office:value="44000">
            <text:p>44000</text:p>
          </table:table-cell>
          <table:table-cell table:formula="of:=470000/(65536*2/[.A1376]-1)" office:value-type="float" office:value="237504.593899302">
            <text:p>2.38E+5</text:p>
          </table:table-cell>
          <table:table-cell table:formula="of:=3735/LN([.B1376]/0.772)-273" office:value-type="float" office:value="22.5673684838985">
            <text:p>23</text:p>
          </table:table-cell>
        </table:table-row>
        <table:table-row table:style-name="ro1">
          <table:table-cell office:value-type="float" office:value="44032">
            <text:p>44032</text:p>
          </table:table-cell>
          <table:table-cell table:formula="of:=470000/(65536*2/[.A1377]-1)" office:value-type="float" office:value="237764.705882353">
            <text:p>2.38E+5</text:p>
          </table:table-cell>
          <table:table-cell table:formula="of:=3735/LN([.B1377]/0.772)-273" office:value-type="float" office:value="22.5417687539293">
            <text:p>23</text:p>
          </table:table-cell>
        </table:table-row>
        <table:table-row table:style-name="ro1">
          <table:table-cell office:value-type="float" office:value="44064">
            <text:p>44064</text:p>
          </table:table-cell>
          <table:table-cell table:formula="of:=470000/(65536*2/[.A1378]-1)" office:value-type="float" office:value="238025.009194557">
            <text:p>2.38E+5</text:p>
          </table:table-cell>
          <table:table-cell table:formula="of:=3735/LN([.B1378]/0.772)-273" office:value-type="float" office:value="22.5161826468257">
            <text:p>23</text:p>
          </table:table-cell>
        </table:table-row>
        <table:table-row table:style-name="ro1">
          <table:table-cell office:value-type="float" office:value="44096">
            <text:p>44096</text:p>
          </table:table-cell>
          <table:table-cell table:formula="of:=470000/(65536*2/[.A1379]-1)" office:value-type="float" office:value="238285.504047093">
            <text:p>2.38E+5</text:p>
          </table:table-cell>
          <table:table-cell table:formula="of:=3735/LN([.B1379]/0.772)-273" office:value-type="float" office:value="22.4906101364119">
            <text:p>22</text:p>
          </table:table-cell>
        </table:table-row>
        <table:table-row table:style-name="ro1">
          <table:table-cell office:value-type="float" office:value="44128">
            <text:p>44128</text:p>
          </table:table-cell>
          <table:table-cell table:formula="of:=470000/(65536*2/[.A1380]-1)" office:value-type="float" office:value="238546.190651454">
            <text:p>2.39E+5</text:p>
          </table:table-cell>
          <table:table-cell table:formula="of:=3735/LN([.B1380]/0.772)-273" office:value-type="float" office:value="22.4650511965676">
            <text:p>22</text:p>
          </table:table-cell>
        </table:table-row>
        <table:table-row table:style-name="ro1">
          <table:table-cell office:value-type="float" office:value="44160">
            <text:p>44160</text:p>
          </table:table-cell>
          <table:table-cell table:formula="of:=470000/(65536*2/[.A1381]-1)" office:value-type="float" office:value="238807.06921944">
            <text:p>2.39E+5</text:p>
          </table:table-cell>
          <table:table-cell table:formula="of:=3735/LN([.B1381]/0.772)-273" office:value-type="float" office:value="22.4395058012269">
            <text:p>22</text:p>
          </table:table-cell>
        </table:table-row>
        <table:table-row table:style-name="ro1">
          <table:table-cell office:value-type="float" office:value="44192">
            <text:p>44192</text:p>
          </table:table-cell>
          <table:table-cell table:formula="of:=470000/(65536*2/[.A1382]-1)" office:value-type="float" office:value="239068.139963168">
            <text:p>2.39E+5</text:p>
          </table:table-cell>
          <table:table-cell table:formula="of:=3735/LN([.B1382]/0.772)-273" office:value-type="float" office:value="22.4139739243789">
            <text:p>22</text:p>
          </table:table-cell>
        </table:table-row>
        <table:table-row table:style-name="ro1">
          <table:table-cell office:value-type="float" office:value="44224">
            <text:p>44224</text:p>
          </table:table-cell>
          <table:table-cell table:formula="of:=470000/(65536*2/[.A1383]-1)" office:value-type="float" office:value="239329.403095063">
            <text:p>2.39E+5</text:p>
          </table:table-cell>
          <table:table-cell table:formula="of:=3735/LN([.B1383]/0.772)-273" office:value-type="float" office:value="22.388455540067">
            <text:p>22</text:p>
          </table:table-cell>
        </table:table-row>
        <table:table-row table:style-name="ro1">
          <table:table-cell office:value-type="float" office:value="44256">
            <text:p>44256</text:p>
          </table:table-cell>
          <table:table-cell table:formula="of:=470000/(65536*2/[.A1384]-1)" office:value-type="float" office:value="239590.858827866">
            <text:p>2.40E+5</text:p>
          </table:table-cell>
          <table:table-cell table:formula="of:=3735/LN([.B1384]/0.772)-273" office:value-type="float" office:value="22.3629506223891">
            <text:p>22</text:p>
          </table:table-cell>
        </table:table-row>
        <table:table-row table:style-name="ro1">
          <table:table-cell office:value-type="float" office:value="44288">
            <text:p>44288</text:p>
          </table:table-cell>
          <table:table-cell table:formula="of:=470000/(65536*2/[.A1385]-1)" office:value-type="float" office:value="239852.507374631">
            <text:p>2.40E+5</text:p>
          </table:table-cell>
          <table:table-cell table:formula="of:=3735/LN([.B1385]/0.772)-273" office:value-type="float" office:value="22.3374591454973">
            <text:p>22</text:p>
          </table:table-cell>
        </table:table-row>
        <table:table-row table:style-name="ro1">
          <table:table-cell office:value-type="float" office:value="44320">
            <text:p>44320</text:p>
          </table:table-cell>
          <table:table-cell table:formula="of:=470000/(65536*2/[.A1386]-1)" office:value-type="float" office:value="240114.348948727">
            <text:p>2.40E+5</text:p>
          </table:table-cell>
          <table:table-cell table:formula="of:=3735/LN([.B1386]/0.772)-273" office:value-type="float" office:value="22.3119810835976">
            <text:p>22</text:p>
          </table:table-cell>
        </table:table-row>
        <table:table-row table:style-name="ro1">
          <table:table-cell office:value-type="float" office:value="44352">
            <text:p>44352</text:p>
          </table:table-cell>
          <table:table-cell table:formula="of:=470000/(65536*2/[.A1387]-1)" office:value-type="float" office:value="240376.383763838">
            <text:p>2.40E+5</text:p>
          </table:table-cell>
          <table:table-cell table:formula="of:=3735/LN([.B1387]/0.772)-273" office:value-type="float" office:value="22.2865164109498">
            <text:p>22</text:p>
          </table:table-cell>
        </table:table-row>
        <table:table-row table:style-name="ro1">
          <table:table-cell office:value-type="float" office:value="44384">
            <text:p>44384</text:p>
          </table:table-cell>
          <table:table-cell table:formula="of:=470000/(65536*2/[.A1388]-1)" office:value-type="float" office:value="240638.612033961">
            <text:p>2.41E+5</text:p>
          </table:table-cell>
          <table:table-cell table:formula="of:=3735/LN([.B1388]/0.772)-273" office:value-type="float" office:value="22.2610651018678">
            <text:p>22</text:p>
          </table:table-cell>
        </table:table-row>
        <table:table-row table:style-name="ro1">
          <table:table-cell office:value-type="float" office:value="44416">
            <text:p>44416</text:p>
          </table:table-cell>
          <table:table-cell table:formula="of:=470000/(65536*2/[.A1389]-1)" office:value-type="float" office:value="240901.033973412">
            <text:p>2.41E+5</text:p>
          </table:table-cell>
          <table:table-cell table:formula="of:=3735/LN([.B1389]/0.772)-273" office:value-type="float" office:value="22.2356271307183">
            <text:p>22</text:p>
          </table:table-cell>
        </table:table-row>
        <table:table-row table:style-name="ro1">
          <table:table-cell office:value-type="float" office:value="44448">
            <text:p>44448</text:p>
          </table:table-cell>
          <table:table-cell table:formula="of:=470000/(65536*2/[.A1390]-1)" office:value-type="float" office:value="241163.649796823">
            <text:p>2.41E+5</text:p>
          </table:table-cell>
          <table:table-cell table:formula="of:=3735/LN([.B1390]/0.772)-273" office:value-type="float" office:value="22.2102024719218">
            <text:p>22</text:p>
          </table:table-cell>
        </table:table-row>
        <table:table-row table:style-name="ro1">
          <table:table-cell office:value-type="float" office:value="44480">
            <text:p>44480</text:p>
          </table:table-cell>
          <table:table-cell table:formula="of:=470000/(65536*2/[.A1391]-1)" office:value-type="float" office:value="241426.459719143">
            <text:p>2.41E+5</text:p>
          </table:table-cell>
          <table:table-cell table:formula="of:=3735/LN([.B1391]/0.772)-273" office:value-type="float" office:value="22.184791099952">
            <text:p>22</text:p>
          </table:table-cell>
        </table:table-row>
        <table:table-row table:style-name="ro1">
          <table:table-cell office:value-type="float" office:value="44512">
            <text:p>44512</text:p>
          </table:table-cell>
          <table:table-cell table:formula="of:=470000/(65536*2/[.A1392]-1)" office:value-type="float" office:value="241689.463955638">
            <text:p>2.42E+5</text:p>
          </table:table-cell>
          <table:table-cell table:formula="of:=3735/LN([.B1392]/0.772)-273" office:value-type="float" office:value="22.1593929893353">
            <text:p>22</text:p>
          </table:table-cell>
        </table:table-row>
        <table:table-row table:style-name="ro1">
          <table:table-cell office:value-type="float" office:value="44544">
            <text:p>44544</text:p>
          </table:table-cell>
          <table:table-cell table:formula="of:=470000/(65536*2/[.A1393]-1)" office:value-type="float" office:value="241952.662721893">
            <text:p>2.42E+5</text:p>
          </table:table-cell>
          <table:table-cell table:formula="of:=3735/LN([.B1393]/0.772)-273" office:value-type="float" office:value="22.1340081146513">
            <text:p>22</text:p>
          </table:table-cell>
        </table:table-row>
        <table:table-row table:style-name="ro1">
          <table:table-cell office:value-type="float" office:value="44576">
            <text:p>44576</text:p>
          </table:table-cell>
          <table:table-cell table:formula="of:=470000/(65536*2/[.A1394]-1)" office:value-type="float" office:value="242216.056233814">
            <text:p>2.42E+5</text:p>
          </table:table-cell>
          <table:table-cell table:formula="of:=3735/LN([.B1394]/0.772)-273" office:value-type="float" office:value="22.1086364505319">
            <text:p>22</text:p>
          </table:table-cell>
        </table:table-row>
        <table:table-row table:style-name="ro1">
          <table:table-cell office:value-type="float" office:value="44608">
            <text:p>44608</text:p>
          </table:table-cell>
          <table:table-cell table:formula="of:=470000/(65536*2/[.A1395]-1)" office:value-type="float" office:value="242479.644707624">
            <text:p>2.42E+5</text:p>
          </table:table-cell>
          <table:table-cell table:formula="of:=3735/LN([.B1395]/0.772)-273" office:value-type="float" office:value="22.0832779716617">
            <text:p>22</text:p>
          </table:table-cell>
        </table:table-row>
        <table:table-row table:style-name="ro1">
          <table:table-cell office:value-type="float" office:value="44640">
            <text:p>44640</text:p>
          </table:table-cell>
          <table:table-cell table:formula="of:=470000/(65536*2/[.A1396]-1)" office:value-type="float" office:value="242743.428359867">
            <text:p>2.43E+5</text:p>
          </table:table-cell>
          <table:table-cell table:formula="of:=3735/LN([.B1396]/0.772)-273" office:value-type="float" office:value="22.0579326527777">
            <text:p>22</text:p>
          </table:table-cell>
        </table:table-row>
        <table:table-row table:style-name="ro1">
          <table:table-cell office:value-type="float" office:value="44672">
            <text:p>44672</text:p>
          </table:table-cell>
          <table:table-cell table:formula="of:=470000/(65536*2/[.A1397]-1)" office:value-type="float" office:value="243007.407407407">
            <text:p>2.43E+5</text:p>
          </table:table-cell>
          <table:table-cell table:formula="of:=3735/LN([.B1397]/0.772)-273" office:value-type="float" office:value="22.0326004686689">
            <text:p>22</text:p>
          </table:table-cell>
        </table:table-row>
        <table:table-row table:style-name="ro1">
          <table:table-cell office:value-type="float" office:value="44704">
            <text:p>44704</text:p>
          </table:table-cell>
          <table:table-cell table:formula="of:=470000/(65536*2/[.A1398]-1)" office:value-type="float" office:value="243271.582067432">
            <text:p>2.43E+5</text:p>
          </table:table-cell>
          <table:table-cell table:formula="of:=3735/LN([.B1398]/0.772)-273" office:value-type="float" office:value="22.0072813941766">
            <text:p>22</text:p>
          </table:table-cell>
        </table:table-row>
        <table:table-row table:style-name="ro1">
          <table:table-cell office:value-type="float" office:value="44736">
            <text:p>44736</text:p>
          </table:table-cell>
          <table:table-cell table:formula="of:=470000/(65536*2/[.A1399]-1)" office:value-type="float" office:value="243535.95255745">
            <text:p>2.44E+5</text:p>
          </table:table-cell>
          <table:table-cell table:formula="of:=3735/LN([.B1399]/0.772)-273" office:value-type="float" office:value="21.9819754041934">
            <text:p>22</text:p>
          </table:table-cell>
        </table:table-row>
        <table:table-row table:style-name="ro1">
          <table:table-cell office:value-type="float" office:value="44768">
            <text:p>44768</text:p>
          </table:table-cell>
          <table:table-cell table:formula="of:=470000/(65536*2/[.A1400]-1)" office:value-type="float" office:value="243800.519095291">
            <text:p>2.44E+5</text:p>
          </table:table-cell>
          <table:table-cell table:formula="of:=3735/LN([.B1400]/0.772)-273" office:value-type="float" office:value="21.9566824736642">
            <text:p>22</text:p>
          </table:table-cell>
        </table:table-row>
        <table:table-row table:style-name="ro1">
          <table:table-cell office:value-type="float" office:value="44800">
            <text:p>44800</text:p>
          </table:table-cell>
          <table:table-cell table:formula="of:=470000/(65536*2/[.A1401]-1)" office:value-type="float" office:value="244065.28189911">
            <text:p>2.44E+5</text:p>
          </table:table-cell>
          <table:table-cell table:formula="of:=3735/LN([.B1401]/0.772)-273" office:value-type="float" office:value="21.931402577585">
            <text:p>22</text:p>
          </table:table-cell>
        </table:table-row>
        <table:table-row table:style-name="ro1">
          <table:table-cell office:value-type="float" office:value="44832">
            <text:p>44832</text:p>
          </table:table-cell>
          <table:table-cell table:formula="of:=470000/(65536*2/[.A1402]-1)" office:value-type="float" office:value="244330.241187384">
            <text:p>2.44E+5</text:p>
          </table:table-cell>
          <table:table-cell table:formula="of:=3735/LN([.B1402]/0.772)-273" office:value-type="float" office:value="21.9061356910034">
            <text:p>22</text:p>
          </table:table-cell>
        </table:table-row>
        <table:table-row table:style-name="ro1">
          <table:table-cell office:value-type="float" office:value="44864">
            <text:p>44864</text:p>
          </table:table-cell>
          <table:table-cell table:formula="of:=470000/(65536*2/[.A1403]-1)" office:value-type="float" office:value="244595.397178916">
            <text:p>2.45E+5</text:p>
          </table:table-cell>
          <table:table-cell table:formula="of:=3735/LN([.B1403]/0.772)-273" office:value-type="float" office:value="21.8808817890181">
            <text:p>22</text:p>
          </table:table-cell>
        </table:table-row>
        <table:table-row table:style-name="ro1">
          <table:table-cell office:value-type="float" office:value="44896">
            <text:p>44896</text:p>
          </table:table-cell>
          <table:table-cell table:formula="of:=470000/(65536*2/[.A1404]-1)" office:value-type="float" office:value="244860.750092833">
            <text:p>2.45E+5</text:p>
          </table:table-cell>
          <table:table-cell table:formula="of:=3735/LN([.B1404]/0.772)-273" office:value-type="float" office:value="21.855640846779">
            <text:p>22</text:p>
          </table:table-cell>
        </table:table-row>
        <table:table-row table:style-name="ro1">
          <table:table-cell office:value-type="float" office:value="44928">
            <text:p>44928</text:p>
          </table:table-cell>
          <table:table-cell table:formula="of:=470000/(65536*2/[.A1405]-1)" office:value-type="float" office:value="245126.300148588">
            <text:p>2.45E+5</text:p>
          </table:table-cell>
          <table:table-cell table:formula="of:=3735/LN([.B1405]/0.772)-273" office:value-type="float" office:value="21.8304128394865">
            <text:p>22</text:p>
          </table:table-cell>
        </table:table-row>
        <table:table-row table:style-name="ro1">
          <table:table-cell office:value-type="float" office:value="44960">
            <text:p>44960</text:p>
          </table:table-cell>
          <table:table-cell table:formula="of:=470000/(65536*2/[.A1406]-1)" office:value-type="float" office:value="245392.047565961">
            <text:p>2.45E+5</text:p>
          </table:table-cell>
          <table:table-cell table:formula="of:=3735/LN([.B1406]/0.772)-273" office:value-type="float" office:value="21.8051977423922">
            <text:p>22</text:p>
          </table:table-cell>
        </table:table-row>
        <table:table-row table:style-name="ro1">
          <table:table-cell office:value-type="float" office:value="44992">
            <text:p>44992</text:p>
          </table:table-cell>
          <table:table-cell table:formula="of:=470000/(65536*2/[.A1407]-1)" office:value-type="float" office:value="245657.992565056">
            <text:p>2.46E+5</text:p>
          </table:table-cell>
          <table:table-cell table:formula="of:=3735/LN([.B1407]/0.772)-273" office:value-type="float" office:value="21.7799955307979">
            <text:p>22</text:p>
          </table:table-cell>
        </table:table-row>
        <table:table-row table:style-name="ro1">
          <table:table-cell office:value-type="float" office:value="45024">
            <text:p>45024</text:p>
          </table:table-cell>
          <table:table-cell table:formula="of:=470000/(65536*2/[.A1408]-1)" office:value-type="float" office:value="245924.135366307">
            <text:p>2.46E+5</text:p>
          </table:table-cell>
          <table:table-cell table:formula="of:=3735/LN([.B1408]/0.772)-273" office:value-type="float" office:value="21.754806180056">
            <text:p>22</text:p>
          </table:table-cell>
        </table:table-row>
        <table:table-row table:style-name="ro1">
          <table:table-cell office:value-type="float" office:value="45056">
            <text:p>45056</text:p>
          </table:table-cell>
          <table:table-cell table:formula="of:=470000/(65536*2/[.A1409]-1)" office:value-type="float" office:value="246190.476190476">
            <text:p>2.46E+5</text:p>
          </table:table-cell>
          <table:table-cell table:formula="of:=3735/LN([.B1409]/0.772)-273" office:value-type="float" office:value="21.7296296655691">
            <text:p>22</text:p>
          </table:table-cell>
        </table:table-row>
        <table:table-row table:style-name="ro1">
          <table:table-cell office:value-type="float" office:value="45088">
            <text:p>45088</text:p>
          </table:table-cell>
          <table:table-cell table:formula="of:=470000/(65536*2/[.A1410]-1)" office:value-type="float" office:value="246457.015258653">
            <text:p>2.46E+5</text:p>
          </table:table-cell>
          <table:table-cell table:formula="of:=3735/LN([.B1410]/0.772)-273" office:value-type="float" office:value="21.70446596279">
            <text:p>22</text:p>
          </table:table-cell>
        </table:table-row>
        <table:table-row table:style-name="ro1">
          <table:table-cell office:value-type="float" office:value="45120">
            <text:p>45120</text:p>
          </table:table-cell>
          <table:table-cell table:formula="of:=470000/(65536*2/[.A1411]-1)" office:value-type="float" office:value="246723.752792256">
            <text:p>2.47E+5</text:p>
          </table:table-cell>
          <table:table-cell table:formula="of:=3735/LN([.B1411]/0.772)-273" office:value-type="float" office:value="21.6793150472211">
            <text:p>22</text:p>
          </table:table-cell>
        </table:table-row>
        <table:table-row table:style-name="ro1">
          <table:table-cell office:value-type="float" office:value="45152">
            <text:p>45152</text:p>
          </table:table-cell>
          <table:table-cell table:formula="of:=470000/(65536*2/[.A1412]-1)" office:value-type="float" office:value="246990.689013035">
            <text:p>2.47E+5</text:p>
          </table:table-cell>
          <table:table-cell table:formula="of:=3735/LN([.B1412]/0.772)-273" office:value-type="float" office:value="21.6541768944151">
            <text:p>22</text:p>
          </table:table-cell>
        </table:table-row>
        <table:table-row table:style-name="ro1">
          <table:table-cell office:value-type="float" office:value="45184">
            <text:p>45184</text:p>
          </table:table-cell>
          <table:table-cell table:formula="of:=470000/(65536*2/[.A1413]-1)" office:value-type="float" office:value="247257.82414307">
            <text:p>2.47E+5</text:p>
          </table:table-cell>
          <table:table-cell table:formula="of:=3735/LN([.B1413]/0.772)-273" office:value-type="float" office:value="21.6290514799739">
            <text:p>22</text:p>
          </table:table-cell>
        </table:table-row>
        <table:table-row table:style-name="ro1">
          <table:table-cell office:value-type="float" office:value="45216">
            <text:p>45216</text:p>
          </table:table-cell>
          <table:table-cell table:formula="of:=470000/(65536*2/[.A1414]-1)" office:value-type="float" office:value="247525.158404771">
            <text:p>2.48E+5</text:p>
          </table:table-cell>
          <table:table-cell table:formula="of:=3735/LN([.B1414]/0.772)-273" office:value-type="float" office:value="21.6039387795491">
            <text:p>22</text:p>
          </table:table-cell>
        </table:table-row>
        <table:table-row table:style-name="ro1">
          <table:table-cell office:value-type="float" office:value="45248">
            <text:p>45248</text:p>
          </table:table-cell>
          <table:table-cell table:formula="of:=470000/(65536*2/[.A1415]-1)" office:value-type="float" office:value="247792.69202088">
            <text:p>2.48E+5</text:p>
          </table:table-cell>
          <table:table-cell table:formula="of:=3735/LN([.B1415]/0.772)-273" office:value-type="float" office:value="21.5788387688414">
            <text:p>22</text:p>
          </table:table-cell>
        </table:table-row>
        <table:table-row table:style-name="ro1">
          <table:table-cell office:value-type="float" office:value="45280">
            <text:p>45280</text:p>
          </table:table-cell>
          <table:table-cell table:formula="of:=470000/(65536*2/[.A1416]-1)" office:value-type="float" office:value="248060.425214472">
            <text:p>2.48E+5</text:p>
          </table:table-cell>
          <table:table-cell table:formula="of:=3735/LN([.B1416]/0.772)-273" office:value-type="float" office:value="21.5537514236011">
            <text:p>22</text:p>
          </table:table-cell>
        </table:table-row>
        <table:table-row table:style-name="ro1">
          <table:table-cell office:value-type="float" office:value="45312">
            <text:p>45312</text:p>
          </table:table-cell>
          <table:table-cell table:formula="of:=470000/(65536*2/[.A1417]-1)" office:value-type="float" office:value="248328.358208955">
            <text:p>2.48E+5</text:p>
          </table:table-cell>
          <table:table-cell table:formula="of:=3735/LN([.B1417]/0.772)-273" office:value-type="float" office:value="21.5286767196271">
            <text:p>22</text:p>
          </table:table-cell>
        </table:table-row>
        <table:table-row table:style-name="ro1">
          <table:table-cell office:value-type="float" office:value="45344">
            <text:p>45344</text:p>
          </table:table-cell>
          <table:table-cell table:formula="of:=470000/(65536*2/[.A1418]-1)" office:value-type="float" office:value="248596.49122807">
            <text:p>2.49E+5</text:p>
          </table:table-cell>
          <table:table-cell table:formula="of:=3735/LN([.B1418]/0.772)-273" office:value-type="float" office:value="21.5036146327672">
            <text:p>22</text:p>
          </table:table-cell>
        </table:table-row>
        <table:table-row table:style-name="ro1">
          <table:table-cell office:value-type="float" office:value="45376">
            <text:p>45376</text:p>
          </table:table-cell>
          <table:table-cell table:formula="of:=470000/(65536*2/[.A1419]-1)" office:value-type="float" office:value="248864.824495892">
            <text:p>2.49E+5</text:p>
          </table:table-cell>
          <table:table-cell table:formula="of:=3735/LN([.B1419]/0.772)-273" office:value-type="float" office:value="21.4785651389182">
            <text:p>21</text:p>
          </table:table-cell>
        </table:table-row>
        <table:table-row table:style-name="ro1">
          <table:table-cell office:value-type="float" office:value="45408">
            <text:p>45408</text:p>
          </table:table-cell>
          <table:table-cell table:formula="of:=470000/(65536*2/[.A1420]-1)" office:value-type="float" office:value="249133.358236832">
            <text:p>2.49E+5</text:p>
          </table:table-cell>
          <table:table-cell table:formula="of:=3735/LN([.B1420]/0.772)-273" office:value-type="float" office:value="21.4535282140252">
            <text:p>21</text:p>
          </table:table-cell>
        </table:table-row>
        <table:table-row table:style-name="ro1">
          <table:table-cell office:value-type="float" office:value="45440">
            <text:p>45440</text:p>
          </table:table-cell>
          <table:table-cell table:formula="of:=470000/(65536*2/[.A1421]-1)" office:value-type="float" office:value="249402.092675635">
            <text:p>2.49E+5</text:p>
          </table:table-cell>
          <table:table-cell table:formula="of:=3735/LN([.B1421]/0.772)-273" office:value-type="float" office:value="21.4285038340819">
            <text:p>21</text:p>
          </table:table-cell>
        </table:table-row>
        <table:table-row table:style-name="ro1">
          <table:table-cell office:value-type="float" office:value="45472">
            <text:p>45472</text:p>
          </table:table-cell>
          <table:table-cell table:formula="of:=470000/(65536*2/[.A1422]-1)" office:value-type="float" office:value="249671.028037383">
            <text:p>2.50E+5</text:p>
          </table:table-cell>
          <table:table-cell table:formula="of:=3735/LN([.B1422]/0.772)-273" office:value-type="float" office:value="21.40349197513">
            <text:p>21</text:p>
          </table:table-cell>
        </table:table-row>
        <table:table-row table:style-name="ro1">
          <table:table-cell office:value-type="float" office:value="45504">
            <text:p>45504</text:p>
          </table:table-cell>
          <table:table-cell table:formula="of:=470000/(65536*2/[.A1423]-1)" office:value-type="float" office:value="249940.164547494">
            <text:p>2.50E+5</text:p>
          </table:table-cell>
          <table:table-cell table:formula="of:=3735/LN([.B1423]/0.772)-273" office:value-type="float" office:value="21.3784926132595">
            <text:p>21</text:p>
          </table:table-cell>
        </table:table-row>
        <table:table-row table:style-name="ro1">
          <table:table-cell office:value-type="float" office:value="45536">
            <text:p>45536</text:p>
          </table:table-cell>
          <table:table-cell table:formula="of:=470000/(65536*2/[.A1424]-1)" office:value-type="float" office:value="250209.502431725">
            <text:p>2.50E+5</text:p>
          </table:table-cell>
          <table:table-cell table:formula="of:=3735/LN([.B1424]/0.772)-273" office:value-type="float" office:value="21.3535057246085">
            <text:p>21</text:p>
          </table:table-cell>
        </table:table-row>
        <table:table-row table:style-name="ro1">
          <table:table-cell office:value-type="float" office:value="45568">
            <text:p>45568</text:p>
          </table:table-cell>
          <table:table-cell table:formula="of:=470000/(65536*2/[.A1425]-1)" office:value-type="float" office:value="250479.041916168">
            <text:p>2.50E+5</text:p>
          </table:table-cell>
          <table:table-cell table:formula="of:=3735/LN([.B1425]/0.772)-273" office:value-type="float" office:value="21.3285312853625">
            <text:p>21</text:p>
          </table:table-cell>
        </table:table-row>
        <table:table-row table:style-name="ro1">
          <table:table-cell office:value-type="float" office:value="45600">
            <text:p>45600</text:p>
          </table:table-cell>
          <table:table-cell table:formula="of:=470000/(65536*2/[.A1426]-1)" office:value-type="float" office:value="250748.783227256">
            <text:p>2.51E+5</text:p>
          </table:table-cell>
          <table:table-cell table:formula="of:=3735/LN([.B1426]/0.772)-273" office:value-type="float" office:value="21.3035692717552">
            <text:p>21</text:p>
          </table:table-cell>
        </table:table-row>
        <table:table-row table:style-name="ro1">
          <table:table-cell office:value-type="float" office:value="45632">
            <text:p>45632</text:p>
          </table:table-cell>
          <table:table-cell table:formula="of:=470000/(65536*2/[.A1427]-1)" office:value-type="float" office:value="251018.72659176">
            <text:p>2.51E+5</text:p>
          </table:table-cell>
          <table:table-cell table:formula="of:=3735/LN([.B1427]/0.772)-273" office:value-type="float" office:value="21.2786196600673">
            <text:p>21</text:p>
          </table:table-cell>
        </table:table-row>
        <table:table-row table:style-name="ro1">
          <table:table-cell office:value-type="float" office:value="45664">
            <text:p>45664</text:p>
          </table:table-cell>
          <table:table-cell table:formula="of:=470000/(65536*2/[.A1428]-1)" office:value-type="float" office:value="251288.872236793">
            <text:p>2.51E+5</text:p>
          </table:table-cell>
          <table:table-cell table:formula="of:=3735/LN([.B1428]/0.772)-273" office:value-type="float" office:value="21.2536824266273">
            <text:p>21</text:p>
          </table:table-cell>
        </table:table-row>
        <table:table-row table:style-name="ro1">
          <table:table-cell office:value-type="float" office:value="45696">
            <text:p>45696</text:p>
          </table:table-cell>
          <table:table-cell table:formula="of:=470000/(65536*2/[.A1429]-1)" office:value-type="float" office:value="251559.220389805">
            <text:p>2.52E+5</text:p>
          </table:table-cell>
          <table:table-cell table:formula="of:=3735/LN([.B1429]/0.772)-273" office:value-type="float" office:value="21.2287575478107">
            <text:p>21</text:p>
          </table:table-cell>
        </table:table-row>
        <table:table-row table:style-name="ro1">
          <table:table-cell office:value-type="float" office:value="45728">
            <text:p>45728</text:p>
          </table:table-cell>
          <table:table-cell table:formula="of:=470000/(65536*2/[.A1430]-1)" office:value-type="float" office:value="251829.77127859">
            <text:p>2.52E+5</text:p>
          </table:table-cell>
          <table:table-cell table:formula="of:=3735/LN([.B1430]/0.772)-273" office:value-type="float" office:value="21.20384500004">
            <text:p>21</text:p>
          </table:table-cell>
        </table:table-row>
        <table:table-row table:style-name="ro1">
          <table:table-cell office:value-type="float" office:value="45760">
            <text:p>45760</text:p>
          </table:table-cell>
          <table:table-cell table:formula="of:=470000/(65536*2/[.A1431]-1)" office:value-type="float" office:value="252100.525131283">
            <text:p>2.52E+5</text:p>
          </table:table-cell>
          <table:table-cell table:formula="of:=3735/LN([.B1431]/0.772)-273" office:value-type="float" office:value="21.178944759785">
            <text:p>21</text:p>
          </table:table-cell>
        </table:table-row>
        <table:table-row table:style-name="ro1">
          <table:table-cell office:value-type="float" office:value="45792">
            <text:p>45792</text:p>
          </table:table-cell>
          <table:table-cell table:formula="of:=470000/(65536*2/[.A1432]-1)" office:value-type="float" office:value="252371.48217636">
            <text:p>2.52E+5</text:p>
          </table:table-cell>
          <table:table-cell table:formula="of:=3735/LN([.B1432]/0.772)-273" office:value-type="float" office:value="21.1540568035619">
            <text:p>21</text:p>
          </table:table-cell>
        </table:table-row>
        <table:table-row table:style-name="ro1">
          <table:table-cell office:value-type="float" office:value="45824">
            <text:p>45824</text:p>
          </table:table-cell>
          <table:table-cell table:formula="of:=470000/(65536*2/[.A1433]-1)" office:value-type="float" office:value="252642.642642643">
            <text:p>2.53E+5</text:p>
          </table:table-cell>
          <table:table-cell table:formula="of:=3735/LN([.B1433]/0.772)-273" office:value-type="float" office:value="21.1291811079338">
            <text:p>21</text:p>
          </table:table-cell>
        </table:table-row>
        <table:table-row table:style-name="ro1">
          <table:table-cell office:value-type="float" office:value="45856">
            <text:p>45856</text:p>
          </table:table-cell>
          <table:table-cell table:formula="of:=470000/(65536*2/[.A1434]-1)" office:value-type="float" office:value="252914.006759294">
            <text:p>2.53E+5</text:p>
          </table:table-cell>
          <table:table-cell table:formula="of:=3735/LN([.B1434]/0.772)-273" office:value-type="float" office:value="21.1043176495101">
            <text:p>21</text:p>
          </table:table-cell>
        </table:table-row>
        <table:table-row table:style-name="ro1">
          <table:table-cell office:value-type="float" office:value="45888">
            <text:p>45888</text:p>
          </table:table-cell>
          <table:table-cell table:formula="of:=470000/(65536*2/[.A1435]-1)" office:value-type="float" office:value="253185.574755823">
            <text:p>2.53E+5</text:p>
          </table:table-cell>
          <table:table-cell table:formula="of:=3735/LN([.B1435]/0.772)-273" office:value-type="float" office:value="21.0794664049467">
            <text:p>21</text:p>
          </table:table-cell>
        </table:table-row>
        <table:table-row table:style-name="ro1">
          <table:table-cell office:value-type="float" office:value="45920">
            <text:p>45920</text:p>
          </table:table-cell>
          <table:table-cell table:formula="of:=470000/(65536*2/[.A1436]-1)" office:value-type="float" office:value="253457.346862082">
            <text:p>2.53E+5</text:p>
          </table:table-cell>
          <table:table-cell table:formula="of:=3735/LN([.B1436]/0.772)-273" office:value-type="float" office:value="21.0546273509458">
            <text:p>21</text:p>
          </table:table-cell>
        </table:table-row>
        <table:table-row table:style-name="ro1">
          <table:table-cell office:value-type="float" office:value="45952">
            <text:p>45952</text:p>
          </table:table-cell>
          <table:table-cell table:formula="of:=470000/(65536*2/[.A1437]-1)" office:value-type="float" office:value="253729.323308271">
            <text:p>2.54E+5</text:p>
          </table:table-cell>
          <table:table-cell table:formula="of:=3735/LN([.B1437]/0.772)-273" office:value-type="float" office:value="21.0298004642556">
            <text:p>21</text:p>
          </table:table-cell>
        </table:table-row>
        <table:table-row table:style-name="ro1">
          <table:table-cell office:value-type="float" office:value="45984">
            <text:p>45984</text:p>
          </table:table-cell>
          <table:table-cell table:formula="of:=470000/(65536*2/[.A1438]-1)" office:value-type="float" office:value="254001.504324934">
            <text:p>2.54E+5</text:p>
          </table:table-cell>
          <table:table-cell table:formula="of:=3735/LN([.B1438]/0.772)-273" office:value-type="float" office:value="21.0049857216701">
            <text:p>21</text:p>
          </table:table-cell>
        </table:table-row>
        <table:table-row table:style-name="ro1">
          <table:table-cell office:value-type="float" office:value="46016">
            <text:p>46016</text:p>
          </table:table-cell>
          <table:table-cell table:formula="of:=470000/(65536*2/[.A1439]-1)" office:value-type="float" office:value="254273.890142965">
            <text:p>2.54E+5</text:p>
          </table:table-cell>
          <table:table-cell table:formula="of:=3735/LN([.B1439]/0.772)-273" office:value-type="float" office:value="20.9801831000293">
            <text:p>21</text:p>
          </table:table-cell>
        </table:table-row>
        <table:table-row table:style-name="ro1">
          <table:table-cell office:value-type="float" office:value="46048">
            <text:p>46048</text:p>
          </table:table-cell>
          <table:table-cell table:formula="of:=470000/(65536*2/[.A1440]-1)" office:value-type="float" office:value="254546.480993602">
            <text:p>2.55E+5</text:p>
          </table:table-cell>
          <table:table-cell table:formula="of:=3735/LN([.B1440]/0.772)-273" office:value-type="float" office:value="20.9553925762187">
            <text:p>21</text:p>
          </table:table-cell>
        </table:table-row>
        <table:table-row table:style-name="ro1">
          <table:table-cell office:value-type="float" office:value="46080">
            <text:p>46080</text:p>
          </table:table-cell>
          <table:table-cell table:formula="of:=470000/(65536*2/[.A1441]-1)" office:value-type="float" office:value="254819.277108434">
            <text:p>2.55E+5</text:p>
          </table:table-cell>
          <table:table-cell table:formula="of:=3735/LN([.B1441]/0.772)-273" office:value-type="float" office:value="20.9306141271693">
            <text:p>21</text:p>
          </table:table-cell>
        </table:table-row>
        <table:table-row table:style-name="ro1">
          <table:table-cell office:value-type="float" office:value="46112">
            <text:p>46112</text:p>
          </table:table-cell>
          <table:table-cell table:formula="of:=470000/(65536*2/[.A1442]-1)" office:value-type="float" office:value="255092.278719397">
            <text:p>2.55E+5</text:p>
          </table:table-cell>
          <table:table-cell table:formula="of:=3735/LN([.B1442]/0.772)-273" office:value-type="float" office:value="20.9058477298577">
            <text:p>21</text:p>
          </table:table-cell>
        </table:table-row>
        <table:table-row table:style-name="ro1">
          <table:table-cell office:value-type="float" office:value="46144">
            <text:p>46144</text:p>
          </table:table-cell>
          <table:table-cell table:formula="of:=470000/(65536*2/[.A1443]-1)" office:value-type="float" office:value="255365.486058779">
            <text:p>2.55E+5</text:p>
          </table:table-cell>
          <table:table-cell table:formula="of:=3735/LN([.B1443]/0.772)-273" office:value-type="float" office:value="20.8810933613056">
            <text:p>21</text:p>
          </table:table-cell>
        </table:table-row>
        <table:table-row table:style-name="ro1">
          <table:table-cell office:value-type="float" office:value="46176">
            <text:p>46176</text:p>
          </table:table-cell>
          <table:table-cell table:formula="of:=470000/(65536*2/[.A1444]-1)" office:value-type="float" office:value="255638.899359216">
            <text:p>2.56E+5</text:p>
          </table:table-cell>
          <table:table-cell table:formula="of:=3735/LN([.B1444]/0.772)-273" office:value-type="float" office:value="20.8563509985797">
            <text:p>21</text:p>
          </table:table-cell>
        </table:table-row>
        <table:table-row table:style-name="ro1">
          <table:table-cell office:value-type="float" office:value="46208">
            <text:p>46208</text:p>
          </table:table-cell>
          <table:table-cell table:formula="of:=470000/(65536*2/[.A1445]-1)" office:value-type="float" office:value="255912.518853695">
            <text:p>2.56E+5</text:p>
          </table:table-cell>
          <table:table-cell table:formula="of:=3735/LN([.B1445]/0.772)-273" office:value-type="float" office:value="20.8316206187917">
            <text:p>21</text:p>
          </table:table-cell>
        </table:table-row>
        <table:table-row table:style-name="ro1">
          <table:table-cell office:value-type="float" office:value="46240">
            <text:p>46240</text:p>
          </table:table-cell>
          <table:table-cell table:formula="of:=470000/(65536*2/[.A1446]-1)" office:value-type="float" office:value="256186.344775556">
            <text:p>2.56E+5</text:p>
          </table:table-cell>
          <table:table-cell table:formula="of:=3735/LN([.B1446]/0.772)-273" office:value-type="float" office:value="20.8069021990983">
            <text:p>21</text:p>
          </table:table-cell>
        </table:table-row>
        <table:table-row table:style-name="ro1">
          <table:table-cell office:value-type="float" office:value="46272">
            <text:p>46272</text:p>
          </table:table-cell>
          <table:table-cell table:formula="of:=470000/(65536*2/[.A1447]-1)" office:value-type="float" office:value="256460.377358491">
            <text:p>2.56E+5</text:p>
          </table:table-cell>
          <table:table-cell table:formula="of:=3735/LN([.B1447]/0.772)-273" office:value-type="float" office:value="20.7821957167006">
            <text:p>21</text:p>
          </table:table-cell>
        </table:table-row>
        <table:table-row table:style-name="ro1">
          <table:table-cell office:value-type="float" office:value="46304">
            <text:p>46304</text:p>
          </table:table-cell>
          <table:table-cell table:formula="of:=470000/(65536*2/[.A1448]-1)" office:value-type="float" office:value="256734.616836542">
            <text:p>2.57E+5</text:p>
          </table:table-cell>
          <table:table-cell table:formula="of:=3735/LN([.B1448]/0.772)-273" office:value-type="float" office:value="20.7575011488446">
            <text:p>21</text:p>
          </table:table-cell>
        </table:table-row>
        <table:table-row table:style-name="ro1">
          <table:table-cell office:value-type="float" office:value="46336">
            <text:p>46336</text:p>
          </table:table-cell>
          <table:table-cell table:formula="of:=470000/(65536*2/[.A1449]-1)" office:value-type="float" office:value="257009.063444109">
            <text:p>2.57E+5</text:p>
          </table:table-cell>
          <table:table-cell table:formula="of:=3735/LN([.B1449]/0.772)-273" office:value-type="float" office:value="20.7328184728203">
            <text:p>21</text:p>
          </table:table-cell>
        </table:table-row>
        <table:table-row table:style-name="ro1">
          <table:table-cell office:value-type="float" office:value="46368">
            <text:p>46368</text:p>
          </table:table-cell>
          <table:table-cell table:formula="of:=470000/(65536*2/[.A1450]-1)" office:value-type="float" office:value="257283.717415943">
            <text:p>2.57E+5</text:p>
          </table:table-cell>
          <table:table-cell table:formula="of:=3735/LN([.B1450]/0.772)-273" office:value-type="float" office:value="20.7081476659624">
            <text:p>21</text:p>
          </table:table-cell>
        </table:table-row>
        <table:table-row table:style-name="ro1">
          <table:table-cell office:value-type="float" office:value="46400">
            <text:p>46400</text:p>
          </table:table-cell>
          <table:table-cell table:formula="of:=470000/(65536*2/[.A1451]-1)" office:value-type="float" office:value="257558.57898715">
            <text:p>2.58E+5</text:p>
          </table:table-cell>
          <table:table-cell table:formula="of:=3735/LN([.B1451]/0.772)-273" office:value-type="float" office:value="20.6834887056493">
            <text:p>21</text:p>
          </table:table-cell>
        </table:table-row>
        <table:table-row table:style-name="ro1">
          <table:table-cell office:value-type="float" office:value="46432">
            <text:p>46432</text:p>
          </table:table-cell>
          <table:table-cell table:formula="of:=470000/(65536*2/[.A1452]-1)" office:value-type="float" office:value="257833.648393195">
            <text:p>2.58E+5</text:p>
          </table:table-cell>
          <table:table-cell table:formula="of:=3735/LN([.B1452]/0.772)-273" office:value-type="float" office:value="20.6588415693038">
            <text:p>21</text:p>
          </table:table-cell>
        </table:table-row>
        <table:table-row table:style-name="ro1">
          <table:table-cell office:value-type="float" office:value="46464">
            <text:p>46464</text:p>
          </table:table-cell>
          <table:table-cell table:formula="of:=470000/(65536*2/[.A1453]-1)" office:value-type="float" office:value="258108.925869894">
            <text:p>2.58E+5</text:p>
          </table:table-cell>
          <table:table-cell table:formula="of:=3735/LN([.B1453]/0.772)-273" office:value-type="float" office:value="20.6342062343923">
            <text:p>21</text:p>
          </table:table-cell>
        </table:table-row>
        <table:table-row table:style-name="ro1">
          <table:table-cell office:value-type="float" office:value="46496">
            <text:p>46496</text:p>
          </table:table-cell>
          <table:table-cell table:formula="of:=470000/(65536*2/[.A1454]-1)" office:value-type="float" office:value="258384.411653424">
            <text:p>2.58E+5</text:p>
          </table:table-cell>
          <table:table-cell table:formula="of:=3735/LN([.B1454]/0.772)-273" office:value-type="float" office:value="20.609582678425">
            <text:p>21</text:p>
          </table:table-cell>
        </table:table-row>
        <table:table-row table:style-name="ro1">
          <table:table-cell office:value-type="float" office:value="46528">
            <text:p>46528</text:p>
          </table:table-cell>
          <table:table-cell table:formula="of:=470000/(65536*2/[.A1455]-1)" office:value-type="float" office:value="258660.105980318">
            <text:p>2.59E+5</text:p>
          </table:table-cell>
          <table:table-cell table:formula="of:=3735/LN([.B1455]/0.772)-273" office:value-type="float" office:value="20.5849708789559">
            <text:p>21</text:p>
          </table:table-cell>
        </table:table-row>
        <table:table-row table:style-name="ro1">
          <table:table-cell office:value-type="float" office:value="46560">
            <text:p>46560</text:p>
          </table:table-cell>
          <table:table-cell table:formula="of:=470000/(65536*2/[.A1456]-1)" office:value-type="float" office:value="258936.009087467">
            <text:p>2.59E+5</text:p>
          </table:table-cell>
          <table:table-cell table:formula="of:=3735/LN([.B1456]/0.772)-273" office:value-type="float" office:value="20.5603708135822">
            <text:p>21</text:p>
          </table:table-cell>
        </table:table-row>
        <table:table-row table:style-name="ro1">
          <table:table-cell office:value-type="float" office:value="46592">
            <text:p>46592</text:p>
          </table:table-cell>
          <table:table-cell table:formula="of:=470000/(65536*2/[.A1457]-1)" office:value-type="float" office:value="259212.121212121">
            <text:p>2.59E+5</text:p>
          </table:table-cell>
          <table:table-cell table:formula="of:=3735/LN([.B1457]/0.772)-273" office:value-type="float" office:value="20.5357824599446">
            <text:p>21</text:p>
          </table:table-cell>
        </table:table-row>
        <table:table-row table:style-name="ro1">
          <table:table-cell office:value-type="float" office:value="46624">
            <text:p>46624</text:p>
          </table:table-cell>
          <table:table-cell table:formula="of:=470000/(65536*2/[.A1458]-1)" office:value-type="float" office:value="259488.442591891">
            <text:p>2.59E+5</text:p>
          </table:table-cell>
          <table:table-cell table:formula="of:=3735/LN([.B1458]/0.772)-273" office:value-type="float" office:value="20.5112057957269">
            <text:p>21</text:p>
          </table:table-cell>
        </table:table-row>
        <table:table-row table:style-name="ro1">
          <table:table-cell office:value-type="float" office:value="46656">
            <text:p>46656</text:p>
          </table:table-cell>
          <table:table-cell table:formula="of:=470000/(65536*2/[.A1459]-1)" office:value-type="float" office:value="259764.973464746">
            <text:p>2.60E+5</text:p>
          </table:table-cell>
          <table:table-cell table:formula="of:=3735/LN([.B1459]/0.772)-273" office:value-type="float" office:value="20.4866407986561">
            <text:p>20</text:p>
          </table:table-cell>
        </table:table-row>
        <table:table-row table:style-name="ro1">
          <table:table-cell office:value-type="float" office:value="46688">
            <text:p>46688</text:p>
          </table:table-cell>
          <table:table-cell table:formula="of:=470000/(65536*2/[.A1460]-1)" office:value-type="float" office:value="260041.714069018">
            <text:p>2.60E+5</text:p>
          </table:table-cell>
          <table:table-cell table:formula="of:=3735/LN([.B1460]/0.772)-273" office:value-type="float" office:value="20.462087446502">
            <text:p>20</text:p>
          </table:table-cell>
        </table:table-row>
        <table:table-row table:style-name="ro1">
          <table:table-cell office:value-type="float" office:value="46720">
            <text:p>46720</text:p>
          </table:table-cell>
          <table:table-cell table:formula="of:=470000/(65536*2/[.A1461]-1)" office:value-type="float" office:value="260318.664643399">
            <text:p>2.60E+5</text:p>
          </table:table-cell>
          <table:table-cell table:formula="of:=3735/LN([.B1461]/0.772)-273" office:value-type="float" office:value="20.4375457170774">
            <text:p>20</text:p>
          </table:table-cell>
        </table:table-row>
        <table:table-row table:style-name="ro1">
          <table:table-cell office:value-type="float" office:value="46752">
            <text:p>46752</text:p>
          </table:table-cell>
          <table:table-cell table:formula="of:=470000/(65536*2/[.A1462]-1)" office:value-type="float" office:value="260595.825426945">
            <text:p>2.61E+5</text:p>
          </table:table-cell>
          <table:table-cell table:formula="of:=3735/LN([.B1462]/0.772)-273" office:value-type="float" office:value="20.4130155882376">
            <text:p>20</text:p>
          </table:table-cell>
        </table:table-row>
        <table:table-row table:style-name="ro1">
          <table:table-cell office:value-type="float" office:value="46784">
            <text:p>46784</text:p>
          </table:table-cell>
          <table:table-cell table:formula="of:=470000/(65536*2/[.A1463]-1)" office:value-type="float" office:value="260873.196659074">
            <text:p>2.61E+5</text:p>
          </table:table-cell>
          <table:table-cell table:formula="of:=3735/LN([.B1463]/0.772)-273" office:value-type="float" office:value="20.3884970378805">
            <text:p>20</text:p>
          </table:table-cell>
        </table:table-row>
        <table:table-row table:style-name="ro1">
          <table:table-cell office:value-type="float" office:value="46816">
            <text:p>46816</text:p>
          </table:table-cell>
          <table:table-cell table:formula="of:=470000/(65536*2/[.A1464]-1)" office:value-type="float" office:value="261150.778579567">
            <text:p>2.61E+5</text:p>
          </table:table-cell>
          <table:table-cell table:formula="of:=3735/LN([.B1464]/0.772)-273" office:value-type="float" office:value="20.3639900439464">
            <text:p>20</text:p>
          </table:table-cell>
        </table:table-row>
        <table:table-row table:style-name="ro1">
          <table:table-cell office:value-type="float" office:value="46848">
            <text:p>46848</text:p>
          </table:table-cell>
          <table:table-cell table:formula="of:=470000/(65536*2/[.A1465]-1)" office:value-type="float" office:value="261428.571428571">
            <text:p>2.61E+5</text:p>
          </table:table-cell>
          <table:table-cell table:formula="of:=3735/LN([.B1465]/0.772)-273" office:value-type="float" office:value="20.339494584418">
            <text:p>20</text:p>
          </table:table-cell>
        </table:table-row>
        <table:table-row table:style-name="ro1">
          <table:table-cell office:value-type="float" office:value="46880">
            <text:p>46880</text:p>
          </table:table-cell>
          <table:table-cell table:formula="of:=470000/(65536*2/[.A1466]-1)" office:value-type="float" office:value="261706.575446598">
            <text:p>2.62E+5</text:p>
          </table:table-cell>
          <table:table-cell table:formula="of:=3735/LN([.B1466]/0.772)-273" office:value-type="float" office:value="20.3150106373203">
            <text:p>20</text:p>
          </table:table-cell>
        </table:table-row>
        <table:table-row table:style-name="ro1">
          <table:table-cell office:value-type="float" office:value="46912">
            <text:p>46912</text:p>
          </table:table-cell>
          <table:table-cell table:formula="of:=470000/(65536*2/[.A1467]-1)" office:value-type="float" office:value="261984.790874525">
            <text:p>2.62E+5</text:p>
          </table:table-cell>
          <table:table-cell table:formula="of:=3735/LN([.B1467]/0.772)-273" office:value-type="float" office:value="20.2905381807197">
            <text:p>20</text:p>
          </table:table-cell>
        </table:table-row>
        <table:table-row table:style-name="ro1">
          <table:table-cell office:value-type="float" office:value="46944">
            <text:p>46944</text:p>
          </table:table-cell>
          <table:table-cell table:formula="of:=470000/(65536*2/[.A1468]-1)" office:value-type="float" office:value="262263.217953594">
            <text:p>2.62E+5</text:p>
          </table:table-cell>
          <table:table-cell table:formula="of:=3735/LN([.B1468]/0.772)-273" office:value-type="float" office:value="20.2660771927254">
            <text:p>20</text:p>
          </table:table-cell>
        </table:table-row>
        <table:table-row table:style-name="ro1">
          <table:table-cell office:value-type="float" office:value="46976">
            <text:p>46976</text:p>
          </table:table-cell>
          <table:table-cell table:formula="of:=470000/(65536*2/[.A1469]-1)" office:value-type="float" office:value="262541.856925419">
            <text:p>2.63E+5</text:p>
          </table:table-cell>
          <table:table-cell table:formula="of:=3735/LN([.B1469]/0.772)-273" office:value-type="float" office:value="20.2416276514876">
            <text:p>20</text:p>
          </table:table-cell>
        </table:table-row>
        <table:table-row table:style-name="ro1">
          <table:table-cell office:value-type="float" office:value="47008">
            <text:p>47008</text:p>
          </table:table-cell>
          <table:table-cell table:formula="of:=470000/(65536*2/[.A1470]-1)" office:value-type="float" office:value="262820.708031976">
            <text:p>2.63E+5</text:p>
          </table:table-cell>
          <table:table-cell table:formula="of:=3735/LN([.B1470]/0.772)-273" office:value-type="float" office:value="20.2171895351988">
            <text:p>20</text:p>
          </table:table-cell>
        </table:table-row>
        <table:table-row table:style-name="ro1">
          <table:table-cell office:value-type="float" office:value="47040">
            <text:p>47040</text:p>
          </table:table-cell>
          <table:table-cell table:formula="of:=470000/(65536*2/[.A1471]-1)" office:value-type="float" office:value="263099.771515613">
            <text:p>2.63E+5</text:p>
          </table:table-cell>
          <table:table-cell table:formula="of:=3735/LN([.B1471]/0.772)-273" office:value-type="float" office:value="20.1927628220925">
            <text:p>20</text:p>
          </table:table-cell>
        </table:table-row>
        <table:table-row table:style-name="ro1">
          <table:table-cell office:value-type="float" office:value="47072">
            <text:p>47072</text:p>
          </table:table-cell>
          <table:table-cell table:formula="of:=470000/(65536*2/[.A1472]-1)" office:value-type="float" office:value="263379.047619048">
            <text:p>2.63E+5</text:p>
          </table:table-cell>
          <table:table-cell table:formula="of:=3735/LN([.B1472]/0.772)-273" office:value-type="float" office:value="20.1683474904438">
            <text:p>20</text:p>
          </table:table-cell>
        </table:table-row>
        <table:table-row table:style-name="ro1">
          <table:table-cell office:value-type="float" office:value="47104">
            <text:p>47104</text:p>
          </table:table-cell>
          <table:table-cell table:formula="of:=470000/(65536*2/[.A1473]-1)" office:value-type="float" office:value="263658.536585366">
            <text:p>2.64E+5</text:p>
          </table:table-cell>
          <table:table-cell table:formula="of:=3735/LN([.B1473]/0.772)-273" office:value-type="float" office:value="20.1439435185693">
            <text:p>20</text:p>
          </table:table-cell>
        </table:table-row>
        <table:table-row table:style-name="ro1">
          <table:table-cell office:value-type="float" office:value="47136">
            <text:p>47136</text:p>
          </table:table-cell>
          <table:table-cell table:formula="of:=470000/(65536*2/[.A1474]-1)" office:value-type="float" office:value="263938.238658025">
            <text:p>2.64E+5</text:p>
          </table:table-cell>
          <table:table-cell table:formula="of:=3735/LN([.B1474]/0.772)-273" office:value-type="float" office:value="20.1195508848264">
            <text:p>20</text:p>
          </table:table-cell>
        </table:table-row>
        <table:table-row table:style-name="ro1">
          <table:table-cell office:value-type="float" office:value="47168">
            <text:p>47168</text:p>
          </table:table-cell>
          <table:table-cell table:formula="of:=470000/(65536*2/[.A1475]-1)" office:value-type="float" office:value="264218.154080854">
            <text:p>2.64E+5</text:p>
          </table:table-cell>
          <table:table-cell table:formula="of:=3735/LN([.B1475]/0.772)-273" office:value-type="float" office:value="20.0951695676138">
            <text:p>20</text:p>
          </table:table-cell>
        </table:table-row>
        <table:table-row table:style-name="ro1">
          <table:table-cell office:value-type="float" office:value="47200">
            <text:p>47200</text:p>
          </table:table-cell>
          <table:table-cell table:formula="of:=470000/(65536*2/[.A1476]-1)" office:value-type="float" office:value="264498.283098054">
            <text:p>2.64E+5</text:p>
          </table:table-cell>
          <table:table-cell table:formula="of:=3735/LN([.B1476]/0.772)-273" office:value-type="float" office:value="20.0707995453709">
            <text:p>20</text:p>
          </table:table-cell>
        </table:table-row>
        <table:table-row table:style-name="ro1">
          <table:table-cell office:value-type="float" office:value="47232">
            <text:p>47232</text:p>
          </table:table-cell>
          <table:table-cell table:formula="of:=470000/(65536*2/[.A1477]-1)" office:value-type="float" office:value="264778.625954198">
            <text:p>2.65E+5</text:p>
          </table:table-cell>
          <table:table-cell table:formula="of:=3735/LN([.B1477]/0.772)-273" office:value-type="float" office:value="20.0464407965781">
            <text:p>20</text:p>
          </table:table-cell>
        </table:table-row>
        <table:table-row table:style-name="ro1">
          <table:table-cell office:value-type="float" office:value="47264">
            <text:p>47264</text:p>
          </table:table-cell>
          <table:table-cell table:formula="of:=470000/(65536*2/[.A1478]-1)" office:value-type="float" office:value="265059.182894234">
            <text:p>2.65E+5</text:p>
          </table:table-cell>
          <table:table-cell table:formula="of:=3735/LN([.B1478]/0.772)-273" office:value-type="float" office:value="20.0220932997561">
            <text:p>20</text:p>
          </table:table-cell>
        </table:table-row>
        <table:table-row table:style-name="ro1">
          <table:table-cell office:value-type="float" office:value="47296">
            <text:p>47296</text:p>
          </table:table-cell>
          <table:table-cell table:formula="of:=470000/(65536*2/[.A1479]-1)" office:value-type="float" office:value="265339.954163483">
            <text:p>2.65E+5</text:p>
          </table:table-cell>
          <table:table-cell table:formula="of:=3735/LN([.B1479]/0.772)-273" office:value-type="float" office:value="19.9977570334666">
            <text:p>20</text:p>
          </table:table-cell>
        </table:table-row>
        <table:table-row table:style-name="ro1">
          <table:table-cell office:value-type="float" office:value="47328">
            <text:p>47328</text:p>
          </table:table-cell>
          <table:table-cell table:formula="of:=470000/(65536*2/[.A1480]-1)" office:value-type="float" office:value="265620.940007642">
            <text:p>2.66E+5</text:p>
          </table:table-cell>
          <table:table-cell table:formula="of:=3735/LN([.B1480]/0.772)-273" office:value-type="float" office:value="19.9734319763114">
            <text:p>20</text:p>
          </table:table-cell>
        </table:table-row>
        <table:table-row table:style-name="ro1">
          <table:table-cell office:value-type="float" office:value="47360">
            <text:p>47360</text:p>
          </table:table-cell>
          <table:table-cell table:formula="of:=470000/(65536*2/[.A1481]-1)" office:value-type="float" office:value="265902.140672783">
            <text:p>2.66E+5</text:p>
          </table:table-cell>
          <table:table-cell table:formula="of:=3735/LN([.B1481]/0.772)-273" office:value-type="float" office:value="19.9491181069326">
            <text:p>20</text:p>
          </table:table-cell>
        </table:table-row>
        <table:table-row table:style-name="ro1">
          <table:table-cell office:value-type="float" office:value="47392">
            <text:p>47392</text:p>
          </table:table-cell>
          <table:table-cell table:formula="of:=470000/(65536*2/[.A1482]-1)" office:value-type="float" office:value="266183.556405354">
            <text:p>2.66E+5</text:p>
          </table:table-cell>
          <table:table-cell table:formula="of:=3735/LN([.B1482]/0.772)-273" office:value-type="float" office:value="19.9248154040127">
            <text:p>20</text:p>
          </table:table-cell>
        </table:table-row>
        <table:table-row table:style-name="ro1">
          <table:table-cell office:value-type="float" office:value="47424">
            <text:p>47424</text:p>
          </table:table-cell>
          <table:table-cell table:formula="of:=470000/(65536*2/[.A1483]-1)" office:value-type="float" office:value="266465.187452181">
            <text:p>2.66E+5</text:p>
          </table:table-cell>
          <table:table-cell table:formula="of:=3735/LN([.B1483]/0.772)-273" office:value-type="float" office:value="19.900523846274">
            <text:p>20</text:p>
          </table:table-cell>
        </table:table-row>
        <table:table-row table:style-name="ro1">
          <table:table-cell office:value-type="float" office:value="47456">
            <text:p>47456</text:p>
          </table:table-cell>
          <table:table-cell table:formula="of:=470000/(65536*2/[.A1484]-1)" office:value-type="float" office:value="266747.034060467">
            <text:p>2.67E+5</text:p>
          </table:table-cell>
          <table:table-cell table:formula="of:=3735/LN([.B1484]/0.772)-273" office:value-type="float" office:value="19.8762434124788">
            <text:p>20</text:p>
          </table:table-cell>
        </table:table-row>
        <table:table-row table:style-name="ro1">
          <table:table-cell office:value-type="float" office:value="47488">
            <text:p>47488</text:p>
          </table:table-cell>
          <table:table-cell table:formula="of:=470000/(65536*2/[.A1485]-1)" office:value-type="float" office:value="267029.096477795">
            <text:p>2.67E+5</text:p>
          </table:table-cell>
          <table:table-cell table:formula="of:=3735/LN([.B1485]/0.772)-273" office:value-type="float" office:value="19.8519740814293">
            <text:p>20</text:p>
          </table:table-cell>
        </table:table-row>
        <table:table-row table:style-name="ro1">
          <table:table-cell office:value-type="float" office:value="47520">
            <text:p>47520</text:p>
          </table:table-cell>
          <table:table-cell table:formula="of:=470000/(65536*2/[.A1486]-1)" office:value-type="float" office:value="267311.374952126">
            <text:p>2.67E+5</text:p>
          </table:table-cell>
          <table:table-cell table:formula="of:=3735/LN([.B1486]/0.772)-273" office:value-type="float" office:value="19.8277158319672">
            <text:p>20</text:p>
          </table:table-cell>
        </table:table-row>
        <table:table-row table:style-name="ro1">
          <table:table-cell office:value-type="float" office:value="47552">
            <text:p>47552</text:p>
          </table:table-cell>
          <table:table-cell table:formula="of:=470000/(65536*2/[.A1487]-1)" office:value-type="float" office:value="267593.869731801">
            <text:p>2.68E+5</text:p>
          </table:table-cell>
          <table:table-cell table:formula="of:=3735/LN([.B1487]/0.772)-273" office:value-type="float" office:value="19.8034686429738">
            <text:p>20</text:p>
          </table:table-cell>
        </table:table-row>
        <table:table-row table:style-name="ro1">
          <table:table-cell office:value-type="float" office:value="47584">
            <text:p>47584</text:p>
          </table:table-cell>
          <table:table-cell table:formula="of:=470000/(65536*2/[.A1488]-1)" office:value-type="float" office:value="267876.581065542">
            <text:p>2.68E+5</text:p>
          </table:table-cell>
          <table:table-cell table:formula="of:=3735/LN([.B1488]/0.772)-273" office:value-type="float" office:value="19.7792324933702">
            <text:p>20</text:p>
          </table:table-cell>
        </table:table-row>
        <table:table-row table:style-name="ro1">
          <table:table-cell office:value-type="float" office:value="47616">
            <text:p>47616</text:p>
          </table:table-cell>
          <table:table-cell table:formula="of:=470000/(65536*2/[.A1489]-1)" office:value-type="float" office:value="268159.509202454">
            <text:p>2.68E+5</text:p>
          </table:table-cell>
          <table:table-cell table:formula="of:=3735/LN([.B1489]/0.772)-273" office:value-type="float" office:value="19.7550073621163">
            <text:p>20</text:p>
          </table:table-cell>
        </table:table-row>
        <table:table-row table:style-name="ro1">
          <table:table-cell office:value-type="float" office:value="47648">
            <text:p>47648</text:p>
          </table:table-cell>
          <table:table-cell table:formula="of:=470000/(65536*2/[.A1490]-1)" office:value-type="float" office:value="268442.654392021">
            <text:p>2.68E+5</text:p>
          </table:table-cell>
          <table:table-cell table:formula="of:=3735/LN([.B1490]/0.772)-273" office:value-type="float" office:value="19.7307932282116">
            <text:p>20</text:p>
          </table:table-cell>
        </table:table-row>
        <table:table-row table:style-name="ro1">
          <table:table-cell office:value-type="float" office:value="47680">
            <text:p>47680</text:p>
          </table:table-cell>
          <table:table-cell table:formula="of:=470000/(65536*2/[.A1491]-1)" office:value-type="float" office:value="268726.016884114">
            <text:p>2.69E+5</text:p>
          </table:table-cell>
          <table:table-cell table:formula="of:=3735/LN([.B1491]/0.772)-273" office:value-type="float" office:value="19.7065900706945">
            <text:p>20</text:p>
          </table:table-cell>
        </table:table-row>
        <table:table-row table:style-name="ro1">
          <table:table-cell office:value-type="float" office:value="47712">
            <text:p>47712</text:p>
          </table:table-cell>
          <table:table-cell table:formula="of:=470000/(65536*2/[.A1492]-1)" office:value-type="float" office:value="269009.596928983">
            <text:p>2.69E+5</text:p>
          </table:table-cell>
          <table:table-cell table:formula="of:=3735/LN([.B1492]/0.772)-273" office:value-type="float" office:value="19.6823978686423">
            <text:p>20</text:p>
          </table:table-cell>
        </table:table-row>
        <table:table-row table:style-name="ro1">
          <table:table-cell office:value-type="float" office:value="47744">
            <text:p>47744</text:p>
          </table:table-cell>
          <table:table-cell table:formula="of:=470000/(65536*2/[.A1493]-1)" office:value-type="float" office:value="269293.394777266">
            <text:p>2.69E+5</text:p>
          </table:table-cell>
          <table:table-cell table:formula="of:=3735/LN([.B1493]/0.772)-273" office:value-type="float" office:value="19.6582166011716">
            <text:p>20</text:p>
          </table:table-cell>
        </table:table-row>
        <table:table-row table:style-name="ro1">
          <table:table-cell office:value-type="float" office:value="47776">
            <text:p>47776</text:p>
          </table:table-cell>
          <table:table-cell table:formula="of:=470000/(65536*2/[.A1494]-1)" office:value-type="float" office:value="269577.410679985">
            <text:p>2.70E+5</text:p>
          </table:table-cell>
          <table:table-cell table:formula="of:=3735/LN([.B1494]/0.772)-273" office:value-type="float" office:value="19.6340462474372">
            <text:p>20</text:p>
          </table:table-cell>
        </table:table-row>
        <table:table-row table:style-name="ro1">
          <table:table-cell office:value-type="float" office:value="47808">
            <text:p>47808</text:p>
          </table:table-cell>
          <table:table-cell table:formula="of:=470000/(65536*2/[.A1495]-1)" office:value-type="float" office:value="269861.644888547">
            <text:p>2.70E+5</text:p>
          </table:table-cell>
          <table:table-cell table:formula="of:=3735/LN([.B1495]/0.772)-273" office:value-type="float" office:value="19.6098867866327">
            <text:p>20</text:p>
          </table:table-cell>
        </table:table-row>
        <table:table-row table:style-name="ro1">
          <table:table-cell office:value-type="float" office:value="47840">
            <text:p>47840</text:p>
          </table:table-cell>
          <table:table-cell table:formula="of:=470000/(65536*2/[.A1496]-1)" office:value-type="float" office:value="270146.097654748">
            <text:p>2.70E+5</text:p>
          </table:table-cell>
          <table:table-cell table:formula="of:=3735/LN([.B1496]/0.772)-273" office:value-type="float" office:value="19.5857381979905">
            <text:p>20</text:p>
          </table:table-cell>
        </table:table-row>
        <table:table-row table:style-name="ro1">
          <table:table-cell office:value-type="float" office:value="47872">
            <text:p>47872</text:p>
          </table:table-cell>
          <table:table-cell table:formula="of:=470000/(65536*2/[.A1497]-1)" office:value-type="float" office:value="270430.769230769">
            <text:p>2.70E+5</text:p>
          </table:table-cell>
          <table:table-cell table:formula="of:=3735/LN([.B1497]/0.772)-273" office:value-type="float" office:value="19.5616004607809">
            <text:p>20</text:p>
          </table:table-cell>
        </table:table-row>
        <table:table-row table:style-name="ro1">
          <table:table-cell office:value-type="float" office:value="47904">
            <text:p>47904</text:p>
          </table:table-cell>
          <table:table-cell table:formula="of:=470000/(65536*2/[.A1498]-1)" office:value-type="float" office:value="270715.65986918">
            <text:p>2.71E+5</text:p>
          </table:table-cell>
          <table:table-cell table:formula="of:=3735/LN([.B1498]/0.772)-273" office:value-type="float" office:value="19.5374735543128">
            <text:p>20</text:p>
          </table:table-cell>
        </table:table-row>
        <table:table-row table:style-name="ro1">
          <table:table-cell office:value-type="float" office:value="47936">
            <text:p>47936</text:p>
          </table:table-cell>
          <table:table-cell table:formula="of:=470000/(65536*2/[.A1499]-1)" office:value-type="float" office:value="271000.769822941">
            <text:p>2.71E+5</text:p>
          </table:table-cell>
          <table:table-cell table:formula="of:=3735/LN([.B1499]/0.772)-273" office:value-type="float" office:value="19.5133574579332">
            <text:p>20</text:p>
          </table:table-cell>
        </table:table-row>
        <table:table-row table:style-name="ro1">
          <table:table-cell office:value-type="float" office:value="47968">
            <text:p>47968</text:p>
          </table:table-cell>
          <table:table-cell table:formula="of:=470000/(65536*2/[.A1500]-1)" office:value-type="float" office:value="271286.099345399">
            <text:p>2.71E+5</text:p>
          </table:table-cell>
          <table:table-cell table:formula="of:=3735/LN([.B1500]/0.772)-273" office:value-type="float" office:value="19.4892521510273">
            <text:p>19</text:p>
          </table:table-cell>
        </table:table-row>
        <table:table-row table:style-name="ro1">
          <table:table-cell office:value-type="float" office:value="48000">
            <text:p>48000</text:p>
          </table:table-cell>
          <table:table-cell table:formula="of:=470000/(65536*2/[.A1501]-1)" office:value-type="float" office:value="271571.648690293">
            <text:p>2.72E+5</text:p>
          </table:table-cell>
          <table:table-cell table:formula="of:=3735/LN([.B1501]/0.772)-273" office:value-type="float" office:value="19.4651576130178">
            <text:p>19</text:p>
          </table:table-cell>
        </table:table-row>
        <table:table-row table:style-name="ro1">
          <table:table-cell office:value-type="float" office:value="48032">
            <text:p>48032</text:p>
          </table:table-cell>
          <table:table-cell table:formula="of:=470000/(65536*2/[.A1502]-1)" office:value-type="float" office:value="271857.418111753">
            <text:p>2.72E+5</text:p>
          </table:table-cell>
          <table:table-cell table:formula="of:=3735/LN([.B1502]/0.772)-273" office:value-type="float" office:value="19.4410738233656">
            <text:p>19</text:p>
          </table:table-cell>
        </table:table-row>
        <table:table-row table:style-name="ro1">
          <table:table-cell office:value-type="float" office:value="48064">
            <text:p>48064</text:p>
          </table:table-cell>
          <table:table-cell table:formula="of:=470000/(65536*2/[.A1503]-1)" office:value-type="float" office:value="272143.407864302">
            <text:p>2.72E+5</text:p>
          </table:table-cell>
          <table:table-cell table:formula="of:=3735/LN([.B1503]/0.772)-273" office:value-type="float" office:value="19.4170007615693">
            <text:p>19</text:p>
          </table:table-cell>
        </table:table-row>
        <table:table-row table:style-name="ro1">
          <table:table-cell office:value-type="float" office:value="48096">
            <text:p>48096</text:p>
          </table:table-cell>
          <table:table-cell table:formula="of:=470000/(65536*2/[.A1504]-1)" office:value-type="float" office:value="272429.618202854">
            <text:p>2.72E+5</text:p>
          </table:table-cell>
          <table:table-cell table:formula="of:=3735/LN([.B1504]/0.772)-273" office:value-type="float" office:value="19.3929384071649">
            <text:p>19</text:p>
          </table:table-cell>
        </table:table-row>
        <table:table-row table:style-name="ro1">
          <table:table-cell office:value-type="float" office:value="48128">
            <text:p>48128</text:p>
          </table:table-cell>
          <table:table-cell table:formula="of:=470000/(65536*2/[.A1505]-1)" office:value-type="float" office:value="272716.049382716">
            <text:p>2.73E+5</text:p>
          </table:table-cell>
          <table:table-cell table:formula="of:=3735/LN([.B1505]/0.772)-273" office:value-type="float" office:value="19.3688867397258">
            <text:p>19</text:p>
          </table:table-cell>
        </table:table-row>
        <table:table-row table:style-name="ro1">
          <table:table-cell office:value-type="float" office:value="48160">
            <text:p>48160</text:p>
          </table:table-cell>
          <table:table-cell table:formula="of:=470000/(65536*2/[.A1506]-1)" office:value-type="float" office:value="273002.701659591">
            <text:p>2.73E+5</text:p>
          </table:table-cell>
          <table:table-cell table:formula="of:=3735/LN([.B1506]/0.772)-273" office:value-type="float" office:value="19.3448457388632">
            <text:p>19</text:p>
          </table:table-cell>
        </table:table-row>
        <table:table-row table:style-name="ro1">
          <table:table-cell office:value-type="float" office:value="48192">
            <text:p>48192</text:p>
          </table:table-cell>
          <table:table-cell table:formula="of:=470000/(65536*2/[.A1507]-1)" office:value-type="float" office:value="273289.575289575">
            <text:p>2.73E+5</text:p>
          </table:table-cell>
          <table:table-cell table:formula="of:=3735/LN([.B1507]/0.772)-273" office:value-type="float" office:value="19.3208153842252">
            <text:p>19</text:p>
          </table:table-cell>
        </table:table-row>
        <table:table-row table:style-name="ro1">
          <table:table-cell office:value-type="float" office:value="48224">
            <text:p>48224</text:p>
          </table:table-cell>
          <table:table-cell table:formula="of:=470000/(65536*2/[.A1508]-1)" office:value-type="float" office:value="273576.670529162">
            <text:p>2.74E+5</text:p>
          </table:table-cell>
          <table:table-cell table:formula="of:=3735/LN([.B1508]/0.772)-273" office:value-type="float" office:value="19.2967956554972">
            <text:p>19</text:p>
          </table:table-cell>
        </table:table-row>
        <table:table-row table:style-name="ro1">
          <table:table-cell office:value-type="float" office:value="48256">
            <text:p>48256</text:p>
          </table:table-cell>
          <table:table-cell table:formula="of:=470000/(65536*2/[.A1509]-1)" office:value-type="float" office:value="273863.98763524">
            <text:p>2.74E+5</text:p>
          </table:table-cell>
          <table:table-cell table:formula="of:=3735/LN([.B1509]/0.772)-273" office:value-type="float" office:value="19.2727865324014">
            <text:p>19</text:p>
          </table:table-cell>
        </table:table-row>
        <table:table-row table:style-name="ro1">
          <table:table-cell office:value-type="float" office:value="48288">
            <text:p>48288</text:p>
          </table:table-cell>
          <table:table-cell table:formula="of:=470000/(65536*2/[.A1510]-1)" office:value-type="float" office:value="274151.526865095">
            <text:p>2.74E+5</text:p>
          </table:table-cell>
          <table:table-cell table:formula="of:=3735/LN([.B1510]/0.772)-273" office:value-type="float" office:value="19.2487879946972">
            <text:p>19</text:p>
          </table:table-cell>
        </table:table-row>
        <table:table-row table:style-name="ro1">
          <table:table-cell office:value-type="float" office:value="48320">
            <text:p>48320</text:p>
          </table:table-cell>
          <table:table-cell table:formula="of:=470000/(65536*2/[.A1511]-1)" office:value-type="float" office:value="274439.288476411">
            <text:p>2.74E+5</text:p>
          </table:table-cell>
          <table:table-cell table:formula="of:=3735/LN([.B1511]/0.772)-273" office:value-type="float" office:value="19.2248000221808">
            <text:p>19</text:p>
          </table:table-cell>
        </table:table-row>
        <table:table-row table:style-name="ro1">
          <table:table-cell office:value-type="float" office:value="48352">
            <text:p>48352</text:p>
          </table:table-cell>
          <table:table-cell table:formula="of:=470000/(65536*2/[.A1512]-1)" office:value-type="float" office:value="274727.272727273">
            <text:p>2.75E+5</text:p>
          </table:table-cell>
          <table:table-cell table:formula="of:=3735/LN([.B1512]/0.772)-273" office:value-type="float" office:value="19.2008225946848">
            <text:p>19</text:p>
          </table:table-cell>
        </table:table-row>
        <table:table-row table:style-name="ro1">
          <table:table-cell office:value-type="float" office:value="48384">
            <text:p>48384</text:p>
          </table:table-cell>
          <table:table-cell table:formula="of:=470000/(65536*2/[.A1513]-1)" office:value-type="float" office:value="275015.479876161">
            <text:p>2.75E+5</text:p>
          </table:table-cell>
          <table:table-cell table:formula="of:=3735/LN([.B1513]/0.772)-273" office:value-type="float" office:value="19.1768556920787">
            <text:p>19</text:p>
          </table:table-cell>
        </table:table-row>
        <table:table-row table:style-name="ro1">
          <table:table-cell office:value-type="float" office:value="48416">
            <text:p>48416</text:p>
          </table:table-cell>
          <table:table-cell table:formula="of:=470000/(65536*2/[.A1514]-1)" office:value-type="float" office:value="275303.910181959">
            <text:p>2.75E+5</text:p>
          </table:table-cell>
          <table:table-cell table:formula="of:=3735/LN([.B1514]/0.772)-273" office:value-type="float" office:value="19.1528992942685">
            <text:p>19</text:p>
          </table:table-cell>
        </table:table-row>
        <table:table-row table:style-name="ro1">
          <table:table-cell office:value-type="float" office:value="48448">
            <text:p>48448</text:p>
          </table:table-cell>
          <table:table-cell table:formula="of:=470000/(65536*2/[.A1515]-1)" office:value-type="float" office:value="275592.56390395">
            <text:p>2.76E+5</text:p>
          </table:table-cell>
          <table:table-cell table:formula="of:=3735/LN([.B1515]/0.772)-273" office:value-type="float" office:value="19.1289533811964">
            <text:p>19</text:p>
          </table:table-cell>
        </table:table-row>
        <table:table-row table:style-name="ro1">
          <table:table-cell office:value-type="float" office:value="48480">
            <text:p>48480</text:p>
          </table:table-cell>
          <table:table-cell table:formula="of:=470000/(65536*2/[.A1516]-1)" office:value-type="float" office:value="275881.441301821">
            <text:p>2.76E+5</text:p>
          </table:table-cell>
          <table:table-cell table:formula="of:=3735/LN([.B1516]/0.772)-273" office:value-type="float" office:value="19.1050179328408">
            <text:p>19</text:p>
          </table:table-cell>
        </table:table-row>
        <table:table-row table:style-name="ro1">
          <table:table-cell office:value-type="float" office:value="48512">
            <text:p>48512</text:p>
          </table:table-cell>
          <table:table-cell table:formula="of:=470000/(65536*2/[.A1517]-1)" office:value-type="float" office:value="276170.542635659">
            <text:p>2.76E+5</text:p>
          </table:table-cell>
          <table:table-cell table:formula="of:=3735/LN([.B1517]/0.772)-273" office:value-type="float" office:value="19.0810929292165">
            <text:p>19</text:p>
          </table:table-cell>
        </table:table-row>
        <table:table-row table:style-name="ro1">
          <table:table-cell office:value-type="float" office:value="48544">
            <text:p>48544</text:p>
          </table:table-cell>
          <table:table-cell table:formula="of:=470000/(65536*2/[.A1518]-1)" office:value-type="float" office:value="276459.868165956">
            <text:p>2.76E+5</text:p>
          </table:table-cell>
          <table:table-cell table:formula="of:=3735/LN([.B1518]/0.772)-273" office:value-type="float" office:value="19.0571783503742">
            <text:p>19</text:p>
          </table:table-cell>
        </table:table-row>
        <table:table-row table:style-name="ro1">
          <table:table-cell office:value-type="float" office:value="48576">
            <text:p>48576</text:p>
          </table:table-cell>
          <table:table-cell table:formula="of:=470000/(65536*2/[.A1519]-1)" office:value-type="float" office:value="276749.418153607">
            <text:p>2.77E+5</text:p>
          </table:table-cell>
          <table:table-cell table:formula="of:=3735/LN([.B1519]/0.772)-273" office:value-type="float" office:value="19.0332741764006">
            <text:p>19</text:p>
          </table:table-cell>
        </table:table-row>
        <table:table-row table:style-name="ro1">
          <table:table-cell office:value-type="float" office:value="48608">
            <text:p>48608</text:p>
          </table:table-cell>
          <table:table-cell table:formula="of:=470000/(65536*2/[.A1520]-1)" office:value-type="float" office:value="277039.192859915">
            <text:p>2.77E+5</text:p>
          </table:table-cell>
          <table:table-cell table:formula="of:=3735/LN([.B1520]/0.772)-273" office:value-type="float" office:value="19.0093803874182">
            <text:p>19</text:p>
          </table:table-cell>
        </table:table-row>
        <table:table-row table:style-name="ro1">
          <table:table-cell office:value-type="float" office:value="48640">
            <text:p>48640</text:p>
          </table:table-cell>
          <table:table-cell table:formula="of:=470000/(65536*2/[.A1521]-1)" office:value-type="float" office:value="277329.192546584">
            <text:p>2.77E+5</text:p>
          </table:table-cell>
          <table:table-cell table:formula="of:=3735/LN([.B1521]/0.772)-273" office:value-type="float" office:value="18.9854969635852">
            <text:p>19</text:p>
          </table:table-cell>
        </table:table-row>
        <table:table-row table:style-name="ro1">
          <table:table-cell office:value-type="float" office:value="48672">
            <text:p>48672</text:p>
          </table:table-cell>
          <table:table-cell table:formula="of:=470000/(65536*2/[.A1522]-1)" office:value-type="float" office:value="277619.417475728">
            <text:p>2.78E+5</text:p>
          </table:table-cell>
          <table:table-cell table:formula="of:=3735/LN([.B1522]/0.772)-273" office:value-type="float" office:value="18.9616238850954">
            <text:p>19</text:p>
          </table:table-cell>
        </table:table-row>
        <table:table-row table:style-name="ro1">
          <table:table-cell office:value-type="float" office:value="48704">
            <text:p>48704</text:p>
          </table:table-cell>
          <table:table-cell table:formula="of:=470000/(65536*2/[.A1523]-1)" office:value-type="float" office:value="277909.867909868">
            <text:p>2.78E+5</text:p>
          </table:table-cell>
          <table:table-cell table:formula="of:=3735/LN([.B1523]/0.772)-273" office:value-type="float" office:value="18.9377611321784">
            <text:p>19</text:p>
          </table:table-cell>
        </table:table-row>
        <table:table-row table:style-name="ro1">
          <table:table-cell office:value-type="float" office:value="48736">
            <text:p>48736</text:p>
          </table:table-cell>
          <table:table-cell table:formula="of:=470000/(65536*2/[.A1524]-1)" office:value-type="float" office:value="278200.544111932">
            <text:p>2.78E+5</text:p>
          </table:table-cell>
          <table:table-cell table:formula="of:=3735/LN([.B1524]/0.772)-273" office:value-type="float" office:value="18.9139086850988">
            <text:p>19</text:p>
          </table:table-cell>
        </table:table-row>
        <table:table-row table:style-name="ro1">
          <table:table-cell office:value-type="float" office:value="48768">
            <text:p>48768</text:p>
          </table:table-cell>
          <table:table-cell table:formula="of:=470000/(65536*2/[.A1525]-1)" office:value-type="float" office:value="278491.446345257">
            <text:p>2.78E+5</text:p>
          </table:table-cell>
          <table:table-cell table:formula="of:=3735/LN([.B1525]/0.772)-273" office:value-type="float" office:value="18.8900665241567">
            <text:p>19</text:p>
          </table:table-cell>
        </table:table-row>
        <table:table-row table:style-name="ro1">
          <table:table-cell office:value-type="float" office:value="48800">
            <text:p>48800</text:p>
          </table:table-cell>
          <table:table-cell table:formula="of:=470000/(65536*2/[.A1526]-1)" office:value-type="float" office:value="278782.57487359">
            <text:p>2.79E+5</text:p>
          </table:table-cell>
          <table:table-cell table:formula="of:=3735/LN([.B1526]/0.772)-273" office:value-type="float" office:value="18.8662346296874">
            <text:p>19</text:p>
          </table:table-cell>
        </table:table-row>
        <table:table-row table:style-name="ro1">
          <table:table-cell office:value-type="float" office:value="48832">
            <text:p>48832</text:p>
          </table:table-cell>
          <table:table-cell table:formula="of:=470000/(65536*2/[.A1527]-1)" office:value-type="float" office:value="279073.929961089">
            <text:p>2.79E+5</text:p>
          </table:table-cell>
          <table:table-cell table:formula="of:=3735/LN([.B1527]/0.772)-273" office:value-type="float" office:value="18.8424129820613">
            <text:p>19</text:p>
          </table:table-cell>
        </table:table-row>
        <table:table-row table:style-name="ro1">
          <table:table-cell office:value-type="float" office:value="48864">
            <text:p>48864</text:p>
          </table:table-cell>
          <table:table-cell table:formula="of:=470000/(65536*2/[.A1528]-1)" office:value-type="float" office:value="279365.511872324">
            <text:p>2.79E+5</text:p>
          </table:table-cell>
          <table:table-cell table:formula="of:=3735/LN([.B1528]/0.772)-273" office:value-type="float" office:value="18.8186015616838">
            <text:p>19</text:p>
          </table:table-cell>
        </table:table-row>
        <table:table-row table:style-name="ro1">
          <table:table-cell office:value-type="float" office:value="48896">
            <text:p>48896</text:p>
          </table:table-cell>
          <table:table-cell table:formula="of:=470000/(65536*2/[.A1529]-1)" office:value-type="float" office:value="279657.320872274">
            <text:p>2.80E+5</text:p>
          </table:table-cell>
          <table:table-cell table:formula="of:=3735/LN([.B1529]/0.772)-273" office:value-type="float" office:value="18.7948003489951">
            <text:p>19</text:p>
          </table:table-cell>
        </table:table-row>
        <table:table-row table:style-name="ro1">
          <table:table-cell office:value-type="float" office:value="48928">
            <text:p>48928</text:p>
          </table:table-cell>
          <table:table-cell table:formula="of:=470000/(65536*2/[.A1530]-1)" office:value-type="float" office:value="279949.357226334">
            <text:p>2.80E+5</text:p>
          </table:table-cell>
          <table:table-cell table:formula="of:=3735/LN([.B1530]/0.772)-273" office:value-type="float" office:value="18.7710093244702">
            <text:p>19</text:p>
          </table:table-cell>
        </table:table-row>
        <table:table-row table:style-name="ro1">
          <table:table-cell office:value-type="float" office:value="48960">
            <text:p>48960</text:p>
          </table:table-cell>
          <table:table-cell table:formula="of:=470000/(65536*2/[.A1531]-1)" office:value-type="float" office:value="280241.621200312">
            <text:p>2.80E+5</text:p>
          </table:table-cell>
          <table:table-cell table:formula="of:=3735/LN([.B1531]/0.772)-273" office:value-type="float" office:value="18.7472284686188">
            <text:p>19</text:p>
          </table:table-cell>
        </table:table-row>
        <table:table-row table:style-name="ro1">
          <table:table-cell office:value-type="float" office:value="48992">
            <text:p>48992</text:p>
          </table:table-cell>
          <table:table-cell table:formula="of:=470000/(65536*2/[.A1532]-1)" office:value-type="float" office:value="280534.113060429">
            <text:p>2.81E+5</text:p>
          </table:table-cell>
          <table:table-cell table:formula="of:=3735/LN([.B1532]/0.772)-273" office:value-type="float" office:value="18.7234577619853">
            <text:p>19</text:p>
          </table:table-cell>
        </table:table-row>
        <table:table-row table:style-name="ro1">
          <table:table-cell office:value-type="float" office:value="49024">
            <text:p>49024</text:p>
          </table:table-cell>
          <table:table-cell table:formula="of:=470000/(65536*2/[.A1533]-1)" office:value-type="float" office:value="280826.833073323">
            <text:p>2.81E+5</text:p>
          </table:table-cell>
          <table:table-cell table:formula="of:=3735/LN([.B1533]/0.772)-273" office:value-type="float" office:value="18.6996971851484">
            <text:p>19</text:p>
          </table:table-cell>
        </table:table-row>
        <table:table-row table:style-name="ro1">
          <table:table-cell office:value-type="float" office:value="49056">
            <text:p>49056</text:p>
          </table:table-cell>
          <table:table-cell table:formula="of:=470000/(65536*2/[.A1534]-1)" office:value-type="float" office:value="281119.781506048">
            <text:p>2.81E+5</text:p>
          </table:table-cell>
          <table:table-cell table:formula="of:=3735/LN([.B1534]/0.772)-273" office:value-type="float" office:value="18.6759467187213">
            <text:p>19</text:p>
          </table:table-cell>
        </table:table-row>
        <table:table-row table:style-name="ro1">
          <table:table-cell office:value-type="float" office:value="49088">
            <text:p>49088</text:p>
          </table:table-cell>
          <table:table-cell table:formula="of:=470000/(65536*2/[.A1535]-1)" office:value-type="float" office:value="281412.958626073">
            <text:p>2.81E+5</text:p>
          </table:table-cell>
          <table:table-cell table:formula="of:=3735/LN([.B1535]/0.772)-273" office:value-type="float" office:value="18.6522063433512">
            <text:p>19</text:p>
          </table:table-cell>
        </table:table-row>
        <table:table-row table:style-name="ro1">
          <table:table-cell office:value-type="float" office:value="49120">
            <text:p>49120</text:p>
          </table:table-cell>
          <table:table-cell table:formula="of:=470000/(65536*2/[.A1536]-1)" office:value-type="float" office:value="281706.364701289">
            <text:p>2.82E+5</text:p>
          </table:table-cell>
          <table:table-cell table:formula="of:=3735/LN([.B1536]/0.772)-273" office:value-type="float" office:value="18.6284760397199">
            <text:p>19</text:p>
          </table:table-cell>
        </table:table-row>
        <table:table-row table:style-name="ro1">
          <table:table-cell office:value-type="float" office:value="49152">
            <text:p>49152</text:p>
          </table:table-cell>
          <table:table-cell table:formula="of:=470000/(65536*2/[.A1537]-1)" office:value-type="float" office:value="282000">
            <text:p>2.82E+5</text:p>
          </table:table-cell>
          <table:table-cell table:formula="of:=3735/LN([.B1537]/0.772)-273" office:value-type="float" office:value="18.6047557885429">
            <text:p>19</text:p>
          </table:table-cell>
        </table:table-row>
        <table:table-row table:style-name="ro1">
          <table:table-cell office:value-type="float" office:value="49184">
            <text:p>49184</text:p>
          </table:table-cell>
          <table:table-cell table:formula="of:=470000/(65536*2/[.A1538]-1)" office:value-type="float" office:value="282293.864790934">
            <text:p>2.82E+5</text:p>
          </table:table-cell>
          <table:table-cell table:formula="of:=3735/LN([.B1538]/0.772)-273" office:value-type="float" office:value="18.5810455705697">
            <text:p>19</text:p>
          </table:table-cell>
        </table:table-row>
        <table:table-row table:style-name="ro1">
          <table:table-cell office:value-type="float" office:value="49216">
            <text:p>49216</text:p>
          </table:table-cell>
          <table:table-cell table:formula="of:=470000/(65536*2/[.A1539]-1)" office:value-type="float" office:value="282587.959343237">
            <text:p>2.83E+5</text:p>
          </table:table-cell>
          <table:table-cell table:formula="of:=3735/LN([.B1539]/0.772)-273" office:value-type="float" office:value="18.5573453665839">
            <text:p>19</text:p>
          </table:table-cell>
        </table:table-row>
        <table:table-row table:style-name="ro1">
          <table:table-cell office:value-type="float" office:value="49248">
            <text:p>49248</text:p>
          </table:table-cell>
          <table:table-cell table:formula="of:=470000/(65536*2/[.A1540]-1)" office:value-type="float" office:value="282882.283926476">
            <text:p>2.83E+5</text:p>
          </table:table-cell>
          <table:table-cell table:formula="of:=3735/LN([.B1540]/0.772)-273" office:value-type="float" office:value="18.5336551574027">
            <text:p>19</text:p>
          </table:table-cell>
        </table:table-row>
        <table:table-row table:style-name="ro1">
          <table:table-cell office:value-type="float" office:value="49280">
            <text:p>49280</text:p>
          </table:table-cell>
          <table:table-cell table:formula="of:=470000/(65536*2/[.A1541]-1)" office:value-type="float" office:value="283176.838810642">
            <text:p>2.83E+5</text:p>
          </table:table-cell>
          <table:table-cell table:formula="of:=3735/LN([.B1541]/0.772)-273" office:value-type="float" office:value="18.509974923877">
            <text:p>19</text:p>
          </table:table-cell>
        </table:table-row>
        <table:table-row table:style-name="ro1">
          <table:table-cell office:value-type="float" office:value="49312">
            <text:p>49312</text:p>
          </table:table-cell>
          <table:table-cell table:formula="of:=470000/(65536*2/[.A1542]-1)" office:value-type="float" office:value="283471.624266145">
            <text:p>2.83E+5</text:p>
          </table:table-cell>
          <table:table-cell table:formula="of:=3735/LN([.B1542]/0.772)-273" office:value-type="float" office:value="18.4863046468911">
            <text:p>18</text:p>
          </table:table-cell>
        </table:table-row>
        <table:table-row table:style-name="ro1">
          <table:table-cell office:value-type="float" office:value="49344">
            <text:p>49344</text:p>
          </table:table-cell>
          <table:table-cell table:formula="of:=470000/(65536*2/[.A1543]-1)" office:value-type="float" office:value="283766.640563821">
            <text:p>2.84E+5</text:p>
          </table:table-cell>
          <table:table-cell table:formula="of:=3735/LN([.B1543]/0.772)-273" office:value-type="float" office:value="18.4626443073629">
            <text:p>18</text:p>
          </table:table-cell>
        </table:table-row>
        <table:table-row table:style-name="ro1">
          <table:table-cell office:value-type="float" office:value="49376">
            <text:p>49376</text:p>
          </table:table-cell>
          <table:table-cell table:formula="of:=470000/(65536*2/[.A1544]-1)" office:value-type="float" office:value="284061.887974931">
            <text:p>2.84E+5</text:p>
          </table:table-cell>
          <table:table-cell table:formula="of:=3735/LN([.B1544]/0.772)-273" office:value-type="float" office:value="18.4389938862439">
            <text:p>18</text:p>
          </table:table-cell>
        </table:table-row>
        <table:table-row table:style-name="ro1">
          <table:table-cell office:value-type="float" office:value="49408">
            <text:p>49408</text:p>
          </table:table-cell>
          <table:table-cell table:formula="of:=470000/(65536*2/[.A1545]-1)" office:value-type="float" office:value="284357.36677116">
            <text:p>2.84E+5</text:p>
          </table:table-cell>
          <table:table-cell table:formula="of:=3735/LN([.B1545]/0.772)-273" office:value-type="float" office:value="18.4153533645184">
            <text:p>18</text:p>
          </table:table-cell>
        </table:table-row>
        <table:table-row table:style-name="ro1">
          <table:table-cell office:value-type="float" office:value="49440">
            <text:p>49440</text:p>
          </table:table-cell>
          <table:table-cell table:formula="of:=470000/(65536*2/[.A1546]-1)" office:value-type="float" office:value="284653.077224618">
            <text:p>2.85E+5</text:p>
          </table:table-cell>
          <table:table-cell table:formula="of:=3735/LN([.B1546]/0.772)-273" office:value-type="float" office:value="18.3917227232041">
            <text:p>18</text:p>
          </table:table-cell>
        </table:table-row>
        <table:table-row table:style-name="ro1">
          <table:table-cell office:value-type="float" office:value="49472">
            <text:p>49472</text:p>
          </table:table-cell>
          <table:table-cell table:formula="of:=470000/(65536*2/[.A1547]-1)" office:value-type="float" office:value="284949.019607843">
            <text:p>2.85E+5</text:p>
          </table:table-cell>
          <table:table-cell table:formula="of:=3735/LN([.B1547]/0.772)-273" office:value-type="float" office:value="18.3681019433518">
            <text:p>18</text:p>
          </table:table-cell>
        </table:table-row>
        <table:table-row table:style-name="ro1">
          <table:table-cell office:value-type="float" office:value="49504">
            <text:p>49504</text:p>
          </table:table-cell>
          <table:table-cell table:formula="of:=470000/(65536*2/[.A1548]-1)" office:value-type="float" office:value="285245.194193801">
            <text:p>2.85E+5</text:p>
          </table:table-cell>
          <table:table-cell table:formula="of:=3735/LN([.B1548]/0.772)-273" office:value-type="float" office:value="18.3444910060452">
            <text:p>18</text:p>
          </table:table-cell>
        </table:table-row>
        <table:table-row table:style-name="ro1">
          <table:table-cell office:value-type="float" office:value="49536">
            <text:p>49536</text:p>
          </table:table-cell>
          <table:table-cell table:formula="of:=470000/(65536*2/[.A1549]-1)" office:value-type="float" office:value="285541.601255887">
            <text:p>2.86E+5</text:p>
          </table:table-cell>
          <table:table-cell table:formula="of:=3735/LN([.B1549]/0.772)-273" office:value-type="float" office:value="18.3208898924011">
            <text:p>18</text:p>
          </table:table-cell>
        </table:table-row>
        <table:table-row table:style-name="ro1">
          <table:table-cell office:value-type="float" office:value="49568">
            <text:p>49568</text:p>
          </table:table-cell>
          <table:table-cell table:formula="of:=470000/(65536*2/[.A1550]-1)" office:value-type="float" office:value="285838.241067923">
            <text:p>2.86E+5</text:p>
          </table:table-cell>
          <table:table-cell table:formula="of:=3735/LN([.B1550]/0.772)-273" office:value-type="float" office:value="18.2972985835686">
            <text:p>18</text:p>
          </table:table-cell>
        </table:table-row>
        <table:table-row table:style-name="ro1">
          <table:table-cell office:value-type="float" office:value="49600">
            <text:p>49600</text:p>
          </table:table-cell>
          <table:table-cell table:formula="of:=470000/(65536*2/[.A1551]-1)" office:value-type="float" office:value="286135.113904163">
            <text:p>2.86E+5</text:p>
          </table:table-cell>
          <table:table-cell table:formula="of:=3735/LN([.B1551]/0.772)-273" office:value-type="float" office:value="18.2737170607298">
            <text:p>18</text:p>
          </table:table-cell>
        </table:table-row>
        <table:table-row table:style-name="ro1">
          <table:table-cell office:value-type="float" office:value="49632">
            <text:p>49632</text:p>
          </table:table-cell>
          <table:table-cell table:formula="of:=470000/(65536*2/[.A1552]-1)" office:value-type="float" office:value="286432.220039293">
            <text:p>2.86E+5</text:p>
          </table:table-cell>
          <table:table-cell table:formula="of:=3735/LN([.B1552]/0.772)-273" office:value-type="float" office:value="18.2501453050995">
            <text:p>18</text:p>
          </table:table-cell>
        </table:table-row>
        <table:table-row table:style-name="ro1">
          <table:table-cell office:value-type="float" office:value="49664">
            <text:p>49664</text:p>
          </table:table-cell>
          <table:table-cell table:formula="of:=470000/(65536*2/[.A1553]-1)" office:value-type="float" office:value="286729.559748428">
            <text:p>2.87E+5</text:p>
          </table:table-cell>
          <table:table-cell table:formula="of:=3735/LN([.B1553]/0.772)-273" office:value-type="float" office:value="18.2265832979247">
            <text:p>18</text:p>
          </table:table-cell>
        </table:table-row>
        <table:table-row table:style-name="ro1">
          <table:table-cell office:value-type="float" office:value="49696">
            <text:p>49696</text:p>
          </table:table-cell>
          <table:table-cell table:formula="of:=470000/(65536*2/[.A1554]-1)" office:value-type="float" office:value="287027.133307118">
            <text:p>2.87E+5</text:p>
          </table:table-cell>
          <table:table-cell table:formula="of:=3735/LN([.B1554]/0.772)-273" office:value-type="float" office:value="18.2030310204848">
            <text:p>18</text:p>
          </table:table-cell>
        </table:table-row>
        <table:table-row table:style-name="ro1">
          <table:table-cell office:value-type="float" office:value="49728">
            <text:p>49728</text:p>
          </table:table-cell>
          <table:table-cell table:formula="of:=470000/(65536*2/[.A1555]-1)" office:value-type="float" office:value="287324.940991345">
            <text:p>2.87E+5</text:p>
          </table:table-cell>
          <table:table-cell table:formula="of:=3735/LN([.B1555]/0.772)-273" office:value-type="float" office:value="18.1794884540917">
            <text:p>18</text:p>
          </table:table-cell>
        </table:table-row>
        <table:table-row table:style-name="ro1">
          <table:table-cell office:value-type="float" office:value="49760">
            <text:p>49760</text:p>
          </table:table-cell>
          <table:table-cell table:formula="of:=470000/(65536*2/[.A1556]-1)" office:value-type="float" office:value="287622.983077529">
            <text:p>2.88E+5</text:p>
          </table:table-cell>
          <table:table-cell table:formula="of:=3735/LN([.B1556]/0.772)-273" office:value-type="float" office:value="18.1559555800894">
            <text:p>18</text:p>
          </table:table-cell>
        </table:table-row>
        <table:table-row table:style-name="ro1">
          <table:table-cell office:value-type="float" office:value="49792">
            <text:p>49792</text:p>
          </table:table-cell>
          <table:table-cell table:formula="of:=470000/(65536*2/[.A1557]-1)" office:value-type="float" office:value="287921.25984252">
            <text:p>2.88E+5</text:p>
          </table:table-cell>
          <table:table-cell table:formula="of:=3735/LN([.B1557]/0.772)-273" office:value-type="float" office:value="18.132432379854">
            <text:p>18</text:p>
          </table:table-cell>
        </table:table-row>
        <table:table-row table:style-name="ro1">
          <table:table-cell office:value-type="float" office:value="49824">
            <text:p>49824</text:p>
          </table:table-cell>
          <table:table-cell table:formula="of:=470000/(65536*2/[.A1558]-1)" office:value-type="float" office:value="288219.771563608">
            <text:p>2.88E+5</text:p>
          </table:table-cell>
          <table:table-cell table:formula="of:=3735/LN([.B1558]/0.772)-273" office:value-type="float" office:value="18.1089188347935">
            <text:p>18</text:p>
          </table:table-cell>
        </table:table-row>
        <table:table-row table:style-name="ro1">
          <table:table-cell office:value-type="float" office:value="49856">
            <text:p>49856</text:p>
          </table:table-cell>
          <table:table-cell table:formula="of:=470000/(65536*2/[.A1559]-1)" office:value-type="float" office:value="288518.518518519">
            <text:p>2.89E+5</text:p>
          </table:table-cell>
          <table:table-cell table:formula="of:=3735/LN([.B1559]/0.772)-273" office:value-type="float" office:value="18.0854149263481">
            <text:p>18</text:p>
          </table:table-cell>
        </table:table-row>
        <table:table-row table:style-name="ro1">
          <table:table-cell office:value-type="float" office:value="49888">
            <text:p>49888</text:p>
          </table:table-cell>
          <table:table-cell table:formula="of:=470000/(65536*2/[.A1560]-1)" office:value-type="float" office:value="288817.500985416">
            <text:p>2.89E+5</text:p>
          </table:table-cell>
          <table:table-cell table:formula="of:=3735/LN([.B1560]/0.772)-273" office:value-type="float" office:value="18.0619206359894">
            <text:p>18</text:p>
          </table:table-cell>
        </table:table-row>
        <table:table-row table:style-name="ro1">
          <table:table-cell office:value-type="float" office:value="49920">
            <text:p>49920</text:p>
          </table:table-cell>
          <table:table-cell table:formula="of:=470000/(65536*2/[.A1561]-1)" office:value-type="float" office:value="289116.719242902">
            <text:p>2.89E+5</text:p>
          </table:table-cell>
          <table:table-cell table:formula="of:=3735/LN([.B1561]/0.772)-273" office:value-type="float" office:value="18.0384359452211">
            <text:p>18</text:p>
          </table:table-cell>
        </table:table-row>
        <table:table-row table:style-name="ro1">
          <table:table-cell office:value-type="float" office:value="49952">
            <text:p>49952</text:p>
          </table:table-cell>
          <table:table-cell table:formula="of:=470000/(65536*2/[.A1562]-1)" office:value-type="float" office:value="289416.17357002">
            <text:p>2.89E+5</text:p>
          </table:table-cell>
          <table:table-cell table:formula="of:=3735/LN([.B1562]/0.772)-273" office:value-type="float" office:value="18.0149608355783">
            <text:p>18</text:p>
          </table:table-cell>
        </table:table-row>
        <table:table-row table:style-name="ro1">
          <table:table-cell office:value-type="float" office:value="49984">
            <text:p>49984</text:p>
          </table:table-cell>
          <table:table-cell table:formula="of:=470000/(65536*2/[.A1563]-1)" office:value-type="float" office:value="289715.864246251">
            <text:p>2.90E+5</text:p>
          </table:table-cell>
          <table:table-cell table:formula="of:=3735/LN([.B1563]/0.772)-273" office:value-type="float" office:value="17.9914952886278">
            <text:p>18</text:p>
          </table:table-cell>
        </table:table-row>
        <table:table-row table:style-name="ro1">
          <table:table-cell office:value-type="float" office:value="50016">
            <text:p>50016</text:p>
          </table:table-cell>
          <table:table-cell table:formula="of:=470000/(65536*2/[.A1564]-1)" office:value-type="float" office:value="290015.79155152">
            <text:p>2.90E+5</text:p>
          </table:table-cell>
          <table:table-cell table:formula="of:=3735/LN([.B1564]/0.772)-273" office:value-type="float" office:value="17.9680392859677">
            <text:p>18</text:p>
          </table:table-cell>
        </table:table-row>
        <table:table-row table:style-name="ro1">
          <table:table-cell office:value-type="float" office:value="50048">
            <text:p>50048</text:p>
          </table:table-cell>
          <table:table-cell table:formula="of:=470000/(65536*2/[.A1565]-1)" office:value-type="float" office:value="290315.955766193">
            <text:p>2.90E+5</text:p>
          </table:table-cell>
          <table:table-cell table:formula="of:=3735/LN([.B1565]/0.772)-273" office:value-type="float" office:value="17.9445928092275">
            <text:p>18</text:p>
          </table:table-cell>
        </table:table-row>
        <table:table-row table:style-name="ro1">
          <table:table-cell office:value-type="float" office:value="50080">
            <text:p>50080</text:p>
          </table:table-cell>
          <table:table-cell table:formula="of:=470000/(65536*2/[.A1566]-1)" office:value-type="float" office:value="290616.357171079">
            <text:p>2.91E+5</text:p>
          </table:table-cell>
          <table:table-cell table:formula="of:=3735/LN([.B1566]/0.772)-273" office:value-type="float" office:value="17.921155840068">
            <text:p>18</text:p>
          </table:table-cell>
        </table:table-row>
        <table:table-row table:style-name="ro1">
          <table:table-cell office:value-type="float" office:value="50112">
            <text:p>50112</text:p>
          </table:table-cell>
          <table:table-cell table:formula="of:=470000/(65536*2/[.A1567]-1)" office:value-type="float" office:value="290916.996047431">
            <text:p>2.91E+5</text:p>
          </table:table-cell>
          <table:table-cell table:formula="of:=3735/LN([.B1567]/0.772)-273" office:value-type="float" office:value="17.8977283601811">
            <text:p>18</text:p>
          </table:table-cell>
        </table:table-row>
        <table:table-row table:style-name="ro1">
          <table:table-cell office:value-type="float" office:value="50144">
            <text:p>50144</text:p>
          </table:table-cell>
          <table:table-cell table:formula="of:=470000/(65536*2/[.A1568]-1)" office:value-type="float" office:value="291217.872676947">
            <text:p>2.91E+5</text:p>
          </table:table-cell>
          <table:table-cell table:formula="of:=3735/LN([.B1568]/0.772)-273" office:value-type="float" office:value="17.8743103512899">
            <text:p>18</text:p>
          </table:table-cell>
        </table:table-row>
        <table:table-row table:style-name="ro1">
          <table:table-cell office:value-type="float" office:value="50176">
            <text:p>50176</text:p>
          </table:table-cell>
          <table:table-cell table:formula="of:=470000/(65536*2/[.A1569]-1)" office:value-type="float" office:value="291518.987341772">
            <text:p>2.92E+5</text:p>
          </table:table-cell>
          <table:table-cell table:formula="of:=3735/LN([.B1569]/0.772)-273" office:value-type="float" office:value="17.8509017951483">
            <text:p>18</text:p>
          </table:table-cell>
        </table:table-row>
        <table:table-row table:style-name="ro1">
          <table:table-cell office:value-type="float" office:value="50208">
            <text:p>50208</text:p>
          </table:table-cell>
          <table:table-cell table:formula="of:=470000/(65536*2/[.A1570]-1)" office:value-type="float" office:value="291820.340324495">
            <text:p>2.92E+5</text:p>
          </table:table-cell>
          <table:table-cell table:formula="of:=3735/LN([.B1570]/0.772)-273" office:value-type="float" office:value="17.8275026735412">
            <text:p>18</text:p>
          </table:table-cell>
        </table:table-row>
        <table:table-row table:style-name="ro1">
          <table:table-cell office:value-type="float" office:value="50240">
            <text:p>50240</text:p>
          </table:table-cell>
          <table:table-cell table:formula="of:=470000/(65536*2/[.A1571]-1)" office:value-type="float" office:value="292121.931908155">
            <text:p>2.92E+5</text:p>
          </table:table-cell>
          <table:table-cell table:formula="of:=3735/LN([.B1571]/0.772)-273" office:value-type="float" office:value="17.8041129682842">
            <text:p>18</text:p>
          </table:table-cell>
        </table:table-row>
        <table:table-row table:style-name="ro1">
          <table:table-cell office:value-type="float" office:value="50272">
            <text:p>50272</text:p>
          </table:table-cell>
          <table:table-cell table:formula="of:=470000/(65536*2/[.A1572]-1)" office:value-type="float" office:value="292423.762376238">
            <text:p>2.92E+5</text:p>
          </table:table-cell>
          <table:table-cell table:formula="of:=3735/LN([.B1572]/0.772)-273" office:value-type="float" office:value="17.7807326612238">
            <text:p>18</text:p>
          </table:table-cell>
        </table:table-row>
        <table:table-row table:style-name="ro1">
          <table:table-cell office:value-type="float" office:value="50304">
            <text:p>50304</text:p>
          </table:table-cell>
          <table:table-cell table:formula="of:=470000/(65536*2/[.A1573]-1)" office:value-type="float" office:value="292725.832012678">
            <text:p>2.93E+5</text:p>
          </table:table-cell>
          <table:table-cell table:formula="of:=3735/LN([.B1573]/0.772)-273" office:value-type="float" office:value="17.757361734237">
            <text:p>18</text:p>
          </table:table-cell>
        </table:table-row>
        <table:table-row table:style-name="ro1">
          <table:table-cell office:value-type="float" office:value="50336">
            <text:p>50336</text:p>
          </table:table-cell>
          <table:table-cell table:formula="of:=470000/(65536*2/[.A1574]-1)" office:value-type="float" office:value="293028.141101863">
            <text:p>2.93E+5</text:p>
          </table:table-cell>
          <table:table-cell table:formula="of:=3735/LN([.B1574]/0.772)-273" office:value-type="float" office:value="17.7340001692313">
            <text:p>18</text:p>
          </table:table-cell>
        </table:table-row>
        <table:table-row table:style-name="ro1">
          <table:table-cell office:value-type="float" office:value="50368">
            <text:p>50368</text:p>
          </table:table-cell>
          <table:table-cell table:formula="of:=470000/(65536*2/[.A1575]-1)" office:value-type="float" office:value="293330.689928628">
            <text:p>2.93E+5</text:p>
          </table:table-cell>
          <table:table-cell table:formula="of:=3735/LN([.B1575]/0.772)-273" office:value-type="float" office:value="17.7106479481446">
            <text:p>18</text:p>
          </table:table-cell>
        </table:table-row>
        <table:table-row table:style-name="ro1">
          <table:table-cell office:value-type="float" office:value="50400">
            <text:p>50400</text:p>
          </table:table-cell>
          <table:table-cell table:formula="of:=470000/(65536*2/[.A1576]-1)" office:value-type="float" office:value="293633.478778263">
            <text:p>2.94E+5</text:p>
          </table:table-cell>
          <table:table-cell table:formula="of:=3735/LN([.B1576]/0.772)-273" office:value-type="float" office:value="17.6873050529453">
            <text:p>18</text:p>
          </table:table-cell>
        </table:table-row>
        <table:table-row table:style-name="ro1">
          <table:table-cell office:value-type="float" office:value="50432">
            <text:p>50432</text:p>
          </table:table-cell>
          <table:table-cell table:formula="of:=470000/(65536*2/[.A1577]-1)" office:value-type="float" office:value="293936.507936508">
            <text:p>2.94E+5</text:p>
          </table:table-cell>
          <table:table-cell table:formula="of:=3735/LN([.B1577]/0.772)-273" office:value-type="float" office:value="17.663971465632">
            <text:p>18</text:p>
          </table:table-cell>
        </table:table-row>
        <table:table-row table:style-name="ro1">
          <table:table-cell office:value-type="float" office:value="50464">
            <text:p>50464</text:p>
          </table:table-cell>
          <table:table-cell table:formula="of:=470000/(65536*2/[.A1578]-1)" office:value-type="float" office:value="294239.777689559">
            <text:p>2.94E+5</text:p>
          </table:table-cell>
          <table:table-cell table:formula="of:=3735/LN([.B1578]/0.772)-273" office:value-type="float" office:value="17.6406471682333">
            <text:p>18</text:p>
          </table:table-cell>
        </table:table-row>
        <table:table-row table:style-name="ro1">
          <table:table-cell office:value-type="float" office:value="50496">
            <text:p>50496</text:p>
          </table:table-cell>
          <table:table-cell table:formula="of:=470000/(65536*2/[.A1579]-1)" office:value-type="float" office:value="294543.288324067">
            <text:p>2.95E+5</text:p>
          </table:table-cell>
          <table:table-cell table:formula="of:=3735/LN([.B1579]/0.772)-273" office:value-type="float" office:value="17.6173321428082">
            <text:p>18</text:p>
          </table:table-cell>
        </table:table-row>
        <table:table-row table:style-name="ro1">
          <table:table-cell office:value-type="float" office:value="50528">
            <text:p>50528</text:p>
          </table:table-cell>
          <table:table-cell table:formula="of:=470000/(65536*2/[.A1580]-1)" office:value-type="float" office:value="294847.040127135">
            <text:p>2.95E+5</text:p>
          </table:table-cell>
          <table:table-cell table:formula="of:=3735/LN([.B1580]/0.772)-273" office:value-type="float" office:value="17.5940263714455">
            <text:p>18</text:p>
          </table:table-cell>
        </table:table-row>
        <table:table-row table:style-name="ro1">
          <table:table-cell office:value-type="float" office:value="50560">
            <text:p>50560</text:p>
          </table:table-cell>
          <table:table-cell table:formula="of:=470000/(65536*2/[.A1581]-1)" office:value-type="float" office:value="295151.033386327">
            <text:p>2.95E+5</text:p>
          </table:table-cell>
          <table:table-cell table:formula="of:=3735/LN([.B1581]/0.772)-273" office:value-type="float" office:value="17.5707298362638">
            <text:p>18</text:p>
          </table:table-cell>
        </table:table-row>
        <table:table-row table:style-name="ro1">
          <table:table-cell office:value-type="float" office:value="50592">
            <text:p>50592</text:p>
          </table:table-cell>
          <table:table-cell table:formula="of:=470000/(65536*2/[.A1582]-1)" office:value-type="float" office:value="295455.268389662">
            <text:p>2.95E+5</text:p>
          </table:table-cell>
          <table:table-cell table:formula="of:=3735/LN([.B1582]/0.772)-273" office:value-type="float" office:value="17.5474425194117">
            <text:p>18</text:p>
          </table:table-cell>
        </table:table-row>
        <table:table-row table:style-name="ro1">
          <table:table-cell office:value-type="float" office:value="50624">
            <text:p>50624</text:p>
          </table:table-cell>
          <table:table-cell table:formula="of:=470000/(65536*2/[.A1583]-1)" office:value-type="float" office:value="295759.745425616">
            <text:p>2.96E+5</text:p>
          </table:table-cell>
          <table:table-cell table:formula="of:=3735/LN([.B1583]/0.772)-273" office:value-type="float" office:value="17.5241644030675">
            <text:p>18</text:p>
          </table:table-cell>
        </table:table-row>
        <table:table-row table:style-name="ro1">
          <table:table-cell office:value-type="float" office:value="50656">
            <text:p>50656</text:p>
          </table:table-cell>
          <table:table-cell table:formula="of:=470000/(65536*2/[.A1584]-1)" office:value-type="float" office:value="296064.464783128">
            <text:p>2.96E+5</text:p>
          </table:table-cell>
          <table:table-cell table:formula="of:=3735/LN([.B1584]/0.772)-273" office:value-type="float" office:value="17.5008954694391">
            <text:p>18</text:p>
          </table:table-cell>
        </table:table-row>
        <table:table-row table:style-name="ro1">
          <table:table-cell office:value-type="float" office:value="50688">
            <text:p>50688</text:p>
          </table:table-cell>
          <table:table-cell table:formula="of:=470000/(65536*2/[.A1585]-1)" office:value-type="float" office:value="296369.426751592">
            <text:p>2.96E+5</text:p>
          </table:table-cell>
          <table:table-cell table:formula="of:=3735/LN([.B1585]/0.772)-273" office:value-type="float" office:value="17.4776357007639">
            <text:p>17</text:p>
          </table:table-cell>
        </table:table-row>
        <table:table-row table:style-name="ro1">
          <table:table-cell office:value-type="float" office:value="50720">
            <text:p>50720</text:p>
          </table:table-cell>
          <table:table-cell table:formula="of:=470000/(65536*2/[.A1586]-1)" office:value-type="float" office:value="296674.631620868">
            <text:p>2.97E+5</text:p>
          </table:table-cell>
          <table:table-cell table:formula="of:=3735/LN([.B1586]/0.772)-273" office:value-type="float" office:value="17.4543850793089">
            <text:p>17</text:p>
          </table:table-cell>
        </table:table-row>
        <table:table-row table:style-name="ro1">
          <table:table-cell office:value-type="float" office:value="50752">
            <text:p>50752</text:p>
          </table:table-cell>
          <table:table-cell table:formula="of:=470000/(65536*2/[.A1587]-1)" office:value-type="float" office:value="296980.079681275">
            <text:p>2.97E+5</text:p>
          </table:table-cell>
          <table:table-cell table:formula="of:=3735/LN([.B1587]/0.772)-273" office:value-type="float" office:value="17.4311435873702">
            <text:p>17</text:p>
          </table:table-cell>
        </table:table-row>
        <table:table-row table:style-name="ro1">
          <table:table-cell office:value-type="float" office:value="50784">
            <text:p>50784</text:p>
          </table:table-cell>
          <table:table-cell table:formula="of:=470000/(65536*2/[.A1588]-1)" office:value-type="float" office:value="297285.771223595">
            <text:p>2.97E+5</text:p>
          </table:table-cell>
          <table:table-cell table:formula="of:=3735/LN([.B1588]/0.772)-273" office:value-type="float" office:value="17.4079112072737">
            <text:p>17</text:p>
          </table:table-cell>
        </table:table-row>
        <table:table-row table:style-name="ro1">
          <table:table-cell office:value-type="float" office:value="50816">
            <text:p>50816</text:p>
          </table:table-cell>
          <table:table-cell table:formula="of:=470000/(65536*2/[.A1589]-1)" office:value-type="float" office:value="297591.706539075">
            <text:p>2.98E+5</text:p>
          </table:table-cell>
          <table:table-cell table:formula="of:=3735/LN([.B1589]/0.772)-273" office:value-type="float" office:value="17.384687921374">
            <text:p>17</text:p>
          </table:table-cell>
        </table:table-row>
        <table:table-row table:style-name="ro1">
          <table:table-cell office:value-type="float" office:value="50848">
            <text:p>50848</text:p>
          </table:table-cell>
          <table:table-cell table:formula="of:=470000/(65536*2/[.A1590]-1)" office:value-type="float" office:value="297897.885919426">
            <text:p>2.98E+5</text:p>
          </table:table-cell>
          <table:table-cell table:formula="of:=3735/LN([.B1590]/0.772)-273" office:value-type="float" office:value="17.361473712055">
            <text:p>17</text:p>
          </table:table-cell>
        </table:table-row>
        <table:table-row table:style-name="ro1">
          <table:table-cell office:value-type="float" office:value="50880">
            <text:p>50880</text:p>
          </table:table-cell>
          <table:table-cell table:formula="of:=470000/(65536*2/[.A1591]-1)" office:value-type="float" office:value="298204.309656824">
            <text:p>2.98E+5</text:p>
          </table:table-cell>
          <table:table-cell table:formula="of:=3735/LN([.B1591]/0.772)-273" office:value-type="float" office:value="17.3382685617298">
            <text:p>17</text:p>
          </table:table-cell>
        </table:table-row>
        <table:table-row table:style-name="ro1">
          <table:table-cell office:value-type="float" office:value="50912">
            <text:p>50912</text:p>
          </table:table-cell>
          <table:table-cell table:formula="of:=470000/(65536*2/[.A1592]-1)" office:value-type="float" office:value="298510.978043912">
            <text:p>2.99E+5</text:p>
          </table:table-cell>
          <table:table-cell table:formula="of:=3735/LN([.B1592]/0.772)-273" office:value-type="float" office:value="17.3150724528402">
            <text:p>17</text:p>
          </table:table-cell>
        </table:table-row>
        <table:table-row table:style-name="ro1">
          <table:table-cell office:value-type="float" office:value="50944">
            <text:p>50944</text:p>
          </table:table-cell>
          <table:table-cell table:formula="of:=470000/(65536*2/[.A1593]-1)" office:value-type="float" office:value="298817.891373802">
            <text:p>2.99E+5</text:p>
          </table:table-cell>
          <table:table-cell table:formula="of:=3735/LN([.B1593]/0.772)-273" office:value-type="float" office:value="17.2918853678571">
            <text:p>17</text:p>
          </table:table-cell>
        </table:table-row>
        <table:table-row table:style-name="ro1">
          <table:table-cell office:value-type="float" office:value="50976">
            <text:p>50976</text:p>
          </table:table-cell>
          <table:table-cell table:formula="of:=470000/(65536*2/[.A1594]-1)" office:value-type="float" office:value="299125.049940072">
            <text:p>2.99E+5</text:p>
          </table:table-cell>
          <table:table-cell table:formula="of:=3735/LN([.B1594]/0.772)-273" office:value-type="float" office:value="17.2687072892799">
            <text:p>17</text:p>
          </table:table-cell>
        </table:table-row>
        <table:table-row table:style-name="ro1">
          <table:table-cell office:value-type="float" office:value="51008">
            <text:p>51008</text:p>
          </table:table-cell>
          <table:table-cell table:formula="of:=470000/(65536*2/[.A1595]-1)" office:value-type="float" office:value="299432.454036771">
            <text:p>2.99E+5</text:p>
          </table:table-cell>
          <table:table-cell table:formula="of:=3735/LN([.B1595]/0.772)-273" office:value-type="float" office:value="17.2455381996368">
            <text:p>17</text:p>
          </table:table-cell>
        </table:table-row>
        <table:table-row table:style-name="ro1">
          <table:table-cell office:value-type="float" office:value="51040">
            <text:p>51040</text:p>
          </table:table-cell>
          <table:table-cell table:formula="of:=470000/(65536*2/[.A1596]-1)" office:value-type="float" office:value="299740.103958417">
            <text:p>3.00E+5</text:p>
          </table:table-cell>
          <table:table-cell table:formula="of:=3735/LN([.B1596]/0.772)-273" office:value-type="float" office:value="17.2223780814849">
            <text:p>17</text:p>
          </table:table-cell>
        </table:table-row>
        <table:table-row table:style-name="ro1">
          <table:table-cell office:value-type="float" office:value="51072">
            <text:p>51072</text:p>
          </table:table-cell>
          <table:table-cell table:formula="of:=470000/(65536*2/[.A1597]-1)" office:value-type="float" office:value="300048">
            <text:p>3.00E+5</text:p>
          </table:table-cell>
          <table:table-cell table:formula="of:=3735/LN([.B1597]/0.772)-273" office:value-type="float" office:value="17.1992269174093">
            <text:p>17</text:p>
          </table:table-cell>
        </table:table-row>
        <table:table-row table:style-name="ro1">
          <table:table-cell office:value-type="float" office:value="51104">
            <text:p>51104</text:p>
          </table:table-cell>
          <table:table-cell table:formula="of:=470000/(65536*2/[.A1598]-1)" office:value-type="float" office:value="300356.142456983">
            <text:p>3.00E+5</text:p>
          </table:table-cell>
          <table:table-cell table:formula="of:=3735/LN([.B1598]/0.772)-273" office:value-type="float" office:value="17.176084690024">
            <text:p>17</text:p>
          </table:table-cell>
        </table:table-row>
        <table:table-row table:style-name="ro1">
          <table:table-cell office:value-type="float" office:value="51136">
            <text:p>51136</text:p>
          </table:table-cell>
          <table:table-cell table:formula="of:=470000/(65536*2/[.A1599]-1)" office:value-type="float" office:value="300664.5316253">
            <text:p>3.01E+5</text:p>
          </table:table-cell>
          <table:table-cell table:formula="of:=3735/LN([.B1599]/0.772)-273" office:value-type="float" office:value="17.1529513819711">
            <text:p>17</text:p>
          </table:table-cell>
        </table:table-row>
        <table:table-row table:style-name="ro1">
          <table:table-cell office:value-type="float" office:value="51168">
            <text:p>51168</text:p>
          </table:table-cell>
          <table:table-cell table:formula="of:=470000/(65536*2/[.A1600]-1)" office:value-type="float" office:value="300973.167801362">
            <text:p>3.01E+5</text:p>
          </table:table-cell>
          <table:table-cell table:formula="of:=3735/LN([.B1600]/0.772)-273" office:value-type="float" office:value="17.1298269759212">
            <text:p>17</text:p>
          </table:table-cell>
        </table:table-row>
        <table:table-row table:style-name="ro1">
          <table:table-cell office:value-type="float" office:value="51200">
            <text:p>51200</text:p>
          </table:table-cell>
          <table:table-cell table:formula="of:=470000/(65536*2/[.A1601]-1)" office:value-type="float" office:value="301282.051282051">
            <text:p>3.01E+5</text:p>
          </table:table-cell>
          <table:table-cell table:formula="of:=3735/LN([.B1601]/0.772)-273" office:value-type="float" office:value="17.1067114545727">
            <text:p>17</text:p>
          </table:table-cell>
        </table:table-row>
        <table:table-row table:style-name="ro1">
          <table:table-cell office:value-type="float" office:value="51232">
            <text:p>51232</text:p>
          </table:table-cell>
          <table:table-cell table:formula="of:=470000/(65536*2/[.A1602]-1)" office:value-type="float" office:value="301591.182364729">
            <text:p>3.02E+5</text:p>
          </table:table-cell>
          <table:table-cell table:formula="of:=3735/LN([.B1602]/0.772)-273" office:value-type="float" office:value="17.0836048006526">
            <text:p>17</text:p>
          </table:table-cell>
        </table:table-row>
        <table:table-row table:style-name="ro1">
          <table:table-cell office:value-type="float" office:value="51264">
            <text:p>51264</text:p>
          </table:table-cell>
          <table:table-cell table:formula="of:=470000/(65536*2/[.A1603]-1)" office:value-type="float" office:value="301900.561347233">
            <text:p>3.02E+5</text:p>
          </table:table-cell>
          <table:table-cell table:formula="of:=3735/LN([.B1603]/0.772)-273" office:value-type="float" office:value="17.0605069969155">
            <text:p>17</text:p>
          </table:table-cell>
        </table:table-row>
        <table:table-row table:style-name="ro1">
          <table:table-cell office:value-type="float" office:value="51296">
            <text:p>51296</text:p>
          </table:table-cell>
          <table:table-cell table:formula="of:=470000/(65536*2/[.A1604]-1)" office:value-type="float" office:value="302210.188527878">
            <text:p>3.02E+5</text:p>
          </table:table-cell>
          <table:table-cell table:formula="of:=3735/LN([.B1604]/0.772)-273" office:value-type="float" office:value="17.0374180261442">
            <text:p>17</text:p>
          </table:table-cell>
        </table:table-row>
        <table:table-row table:style-name="ro1">
          <table:table-cell office:value-type="float" office:value="51328">
            <text:p>51328</text:p>
          </table:table-cell>
          <table:table-cell table:formula="of:=470000/(65536*2/[.A1605]-1)" office:value-type="float" office:value="302520.064205457">
            <text:p>3.03E+5</text:p>
          </table:table-cell>
          <table:table-cell table:formula="of:=3735/LN([.B1605]/0.772)-273" office:value-type="float" office:value="17.0143378711494">
            <text:p>17</text:p>
          </table:table-cell>
        </table:table-row>
        <table:table-row table:style-name="ro1">
          <table:table-cell office:value-type="float" office:value="51360">
            <text:p>51360</text:p>
          </table:table-cell>
          <table:table-cell table:formula="of:=470000/(65536*2/[.A1606]-1)" office:value-type="float" office:value="302830.188679245">
            <text:p>3.03E+5</text:p>
          </table:table-cell>
          <table:table-cell table:formula="of:=3735/LN([.B1606]/0.772)-273" office:value-type="float" office:value="16.9912665147693">
            <text:p>17</text:p>
          </table:table-cell>
        </table:table-row>
        <table:table-row table:style-name="ro1">
          <table:table-cell office:value-type="float" office:value="51392">
            <text:p>51392</text:p>
          </table:table-cell>
          <table:table-cell table:formula="of:=470000/(65536*2/[.A1607]-1)" office:value-type="float" office:value="303140.562248996">
            <text:p>3.03E+5</text:p>
          </table:table-cell>
          <table:table-cell table:formula="of:=3735/LN([.B1607]/0.772)-273" office:value-type="float" office:value="16.9682039398701">
            <text:p>17</text:p>
          </table:table-cell>
        </table:table-row>
        <table:table-row table:style-name="ro1">
          <table:table-cell office:value-type="float" office:value="51424">
            <text:p>51424</text:p>
          </table:table-cell>
          <table:table-cell table:formula="of:=470000/(65536*2/[.A1608]-1)" office:value-type="float" office:value="303451.185214946">
            <text:p>3.03E+5</text:p>
          </table:table-cell>
          <table:table-cell table:formula="of:=3735/LN([.B1608]/0.772)-273" office:value-type="float" office:value="16.9451501293454">
            <text:p>17</text:p>
          </table:table-cell>
        </table:table-row>
        <table:table-row table:style-name="ro1">
          <table:table-cell office:value-type="float" office:value="51456">
            <text:p>51456</text:p>
          </table:table-cell>
          <table:table-cell table:formula="of:=470000/(65536*2/[.A1609]-1)" office:value-type="float" office:value="303762.057877814">
            <text:p>3.04E+5</text:p>
          </table:table-cell>
          <table:table-cell table:formula="of:=3735/LN([.B1609]/0.772)-273" office:value-type="float" office:value="16.9221050661164">
            <text:p>17</text:p>
          </table:table-cell>
        </table:table-row>
        <table:table-row table:style-name="ro1">
          <table:table-cell office:value-type="float" office:value="51488">
            <text:p>51488</text:p>
          </table:table-cell>
          <table:table-cell table:formula="of:=470000/(65536*2/[.A1610]-1)" office:value-type="float" office:value="304073.180538802">
            <text:p>3.04E+5</text:p>
          </table:table-cell>
          <table:table-cell table:formula="of:=3735/LN([.B1610]/0.772)-273" office:value-type="float" office:value="16.8990687331319">
            <text:p>17</text:p>
          </table:table-cell>
        </table:table-row>
        <table:table-row table:style-name="ro1">
          <table:table-cell office:value-type="float" office:value="51520">
            <text:p>51520</text:p>
          </table:table-cell>
          <table:table-cell table:formula="of:=470000/(65536*2/[.A1611]-1)" office:value-type="float" office:value="304384.553499598">
            <text:p>3.04E+5</text:p>
          </table:table-cell>
          <table:table-cell table:formula="of:=3735/LN([.B1611]/0.772)-273" office:value-type="float" office:value="16.8760411133679">
            <text:p>17</text:p>
          </table:table-cell>
        </table:table-row>
        <table:table-row table:style-name="ro1">
          <table:table-cell office:value-type="float" office:value="51552">
            <text:p>51552</text:p>
          </table:table-cell>
          <table:table-cell table:formula="of:=470000/(65536*2/[.A1612]-1)" office:value-type="float" office:value="304696.177062374">
            <text:p>3.05E+5</text:p>
          </table:table-cell>
          <table:table-cell table:formula="of:=3735/LN([.B1612]/0.772)-273" office:value-type="float" office:value="16.8530221898278">
            <text:p>17</text:p>
          </table:table-cell>
        </table:table-row>
        <table:table-row table:style-name="ro1">
          <table:table-cell office:value-type="float" office:value="51584">
            <text:p>51584</text:p>
          </table:table-cell>
          <table:table-cell table:formula="of:=470000/(65536*2/[.A1613]-1)" office:value-type="float" office:value="305008.051529791">
            <text:p>3.05E+5</text:p>
          </table:table-cell>
          <table:table-cell table:formula="of:=3735/LN([.B1613]/0.772)-273" office:value-type="float" office:value="16.830011945542">
            <text:p>17</text:p>
          </table:table-cell>
        </table:table-row>
        <table:table-row table:style-name="ro1">
          <table:table-cell office:value-type="float" office:value="51616">
            <text:p>51616</text:p>
          </table:table-cell>
          <table:table-cell table:formula="of:=470000/(65536*2/[.A1614]-1)" office:value-type="float" office:value="305320.177204994">
            <text:p>3.05E+5</text:p>
          </table:table-cell>
          <table:table-cell table:formula="of:=3735/LN([.B1614]/0.772)-273" office:value-type="float" office:value="16.8070103635684">
            <text:p>17</text:p>
          </table:table-cell>
        </table:table-row>
        <table:table-row table:style-name="ro1">
          <table:table-cell office:value-type="float" office:value="51648">
            <text:p>51648</text:p>
          </table:table-cell>
          <table:table-cell table:formula="of:=470000/(65536*2/[.A1615]-1)" office:value-type="float" office:value="305632.55439162">
            <text:p>3.06E+5</text:p>
          </table:table-cell>
          <table:table-cell table:formula="of:=3735/LN([.B1615]/0.772)-273" office:value-type="float" office:value="16.7840174269916">
            <text:p>17</text:p>
          </table:table-cell>
        </table:table-row>
        <table:table-row table:style-name="ro1">
          <table:table-cell office:value-type="float" office:value="51680">
            <text:p>51680</text:p>
          </table:table-cell>
          <table:table-cell table:formula="of:=470000/(65536*2/[.A1616]-1)" office:value-type="float" office:value="305945.183393793">
            <text:p>3.06E+5</text:p>
          </table:table-cell>
          <table:table-cell table:formula="of:=3735/LN([.B1616]/0.772)-273" office:value-type="float" office:value="16.7610331189234">
            <text:p>17</text:p>
          </table:table-cell>
        </table:table-row>
        <table:table-row table:style-name="ro1">
          <table:table-cell office:value-type="float" office:value="51712">
            <text:p>51712</text:p>
          </table:table-cell>
          <table:table-cell table:formula="of:=470000/(65536*2/[.A1617]-1)" office:value-type="float" office:value="306258.064516129">
            <text:p>3.06E+5</text:p>
          </table:table-cell>
          <table:table-cell table:formula="of:=3735/LN([.B1617]/0.772)-273" office:value-type="float" office:value="16.7380574225025">
            <text:p>17</text:p>
          </table:table-cell>
        </table:table-row>
        <table:table-row table:style-name="ro1">
          <table:table-cell office:value-type="float" office:value="51744">
            <text:p>51744</text:p>
          </table:table-cell>
          <table:table-cell table:formula="of:=470000/(65536*2/[.A1618]-1)" office:value-type="float" office:value="306571.198063735">
            <text:p>3.07E+5</text:p>
          </table:table-cell>
          <table:table-cell table:formula="of:=3735/LN([.B1618]/0.772)-273" office:value-type="float" office:value="16.7150903208941">
            <text:p>17</text:p>
          </table:table-cell>
        </table:table-row>
        <table:table-row table:style-name="ro1">
          <table:table-cell office:value-type="float" office:value="51776">
            <text:p>51776</text:p>
          </table:table-cell>
          <table:table-cell table:formula="of:=470000/(65536*2/[.A1619]-1)" office:value-type="float" office:value="306884.584342211">
            <text:p>3.07E+5</text:p>
          </table:table-cell>
          <table:table-cell table:formula="of:=3735/LN([.B1619]/0.772)-273" office:value-type="float" office:value="16.6921317972907">
            <text:p>17</text:p>
          </table:table-cell>
        </table:table-row>
        <table:table-row table:style-name="ro1">
          <table:table-cell office:value-type="float" office:value="51808">
            <text:p>51808</text:p>
          </table:table-cell>
          <table:table-cell table:formula="of:=470000/(65536*2/[.A1620]-1)" office:value-type="float" office:value="307198.22365765">
            <text:p>3.07E+5</text:p>
          </table:table-cell>
          <table:table-cell table:formula="of:=3735/LN([.B1620]/0.772)-273" office:value-type="float" office:value="16.6691818349109">
            <text:p>17</text:p>
          </table:table-cell>
        </table:table-row>
        <table:table-row table:style-name="ro1">
          <table:table-cell office:value-type="float" office:value="51840">
            <text:p>51840</text:p>
          </table:table-cell>
          <table:table-cell table:formula="of:=470000/(65536*2/[.A1621]-1)" office:value-type="float" office:value="307512.11631664">
            <text:p>3.08E+5</text:p>
          </table:table-cell>
          <table:table-cell table:formula="of:=3735/LN([.B1621]/0.772)-273" office:value-type="float" office:value="16.6462404170001">
            <text:p>17</text:p>
          </table:table-cell>
        </table:table-row>
        <table:table-row table:style-name="ro1">
          <table:table-cell office:value-type="float" office:value="51872">
            <text:p>51872</text:p>
          </table:table-cell>
          <table:table-cell table:formula="of:=470000/(65536*2/[.A1622]-1)" office:value-type="float" office:value="307826.262626263">
            <text:p>3.08E+5</text:p>
          </table:table-cell>
          <table:table-cell table:formula="of:=3735/LN([.B1622]/0.772)-273" office:value-type="float" office:value="16.6233075268304">
            <text:p>17</text:p>
          </table:table-cell>
        </table:table-row>
        <table:table-row table:style-name="ro1">
          <table:table-cell office:value-type="float" office:value="51904">
            <text:p>51904</text:p>
          </table:table-cell>
          <table:table-cell table:formula="of:=470000/(65536*2/[.A1623]-1)" office:value-type="float" office:value="308140.662894099">
            <text:p>3.08E+5</text:p>
          </table:table-cell>
          <table:table-cell table:formula="of:=3735/LN([.B1623]/0.772)-273" office:value-type="float" office:value="16.6003831477001">
            <text:p>17</text:p>
          </table:table-cell>
        </table:table-row>
        <table:table-row table:style-name="ro1">
          <table:table-cell office:value-type="float" office:value="51936">
            <text:p>51936</text:p>
          </table:table-cell>
          <table:table-cell table:formula="of:=470000/(65536*2/[.A1624]-1)" office:value-type="float" office:value="308455.317428225">
            <text:p>3.08E+5</text:p>
          </table:table-cell>
          <table:table-cell table:formula="of:=3735/LN([.B1624]/0.772)-273" office:value-type="float" office:value="16.5774672629339">
            <text:p>17</text:p>
          </table:table-cell>
        </table:table-row>
        <table:table-row table:style-name="ro1">
          <table:table-cell office:value-type="float" office:value="51968">
            <text:p>51968</text:p>
          </table:table-cell>
          <table:table-cell table:formula="of:=470000/(65536*2/[.A1625]-1)" office:value-type="float" office:value="308770.226537217">
            <text:p>3.09E+5</text:p>
          </table:table-cell>
          <table:table-cell table:formula="of:=3735/LN([.B1625]/0.772)-273" office:value-type="float" office:value="16.5545598558826">
            <text:p>17</text:p>
          </table:table-cell>
        </table:table-row>
        <table:table-row table:style-name="ro1">
          <table:table-cell office:value-type="float" office:value="52000">
            <text:p>52000</text:p>
          </table:table-cell>
          <table:table-cell table:formula="of:=470000/(65536*2/[.A1626]-1)" office:value-type="float" office:value="309085.39053015">
            <text:p>3.09E+5</text:p>
          </table:table-cell>
          <table:table-cell table:formula="of:=3735/LN([.B1626]/0.772)-273" office:value-type="float" office:value="16.5316609099235">
            <text:p>17</text:p>
          </table:table-cell>
        </table:table-row>
        <table:table-row table:style-name="ro1">
          <table:table-cell office:value-type="float" office:value="52032">
            <text:p>52032</text:p>
          </table:table-cell>
          <table:table-cell table:formula="of:=470000/(65536*2/[.A1627]-1)" office:value-type="float" office:value="309400.809716599">
            <text:p>3.09E+5</text:p>
          </table:table-cell>
          <table:table-cell table:formula="of:=3735/LN([.B1627]/0.772)-273" office:value-type="float" office:value="16.50877040846">
            <text:p>17</text:p>
          </table:table-cell>
        </table:table-row>
        <table:table-row table:style-name="ro1">
          <table:table-cell office:value-type="float" office:value="52064">
            <text:p>52064</text:p>
          </table:table-cell>
          <table:table-cell table:formula="of:=470000/(65536*2/[.A1628]-1)" office:value-type="float" office:value="309716.484406642">
            <text:p>3.10E+5</text:p>
          </table:table-cell>
          <table:table-cell table:formula="of:=3735/LN([.B1628]/0.772)-273" office:value-type="float" office:value="16.4858883349212">
            <text:p>16</text:p>
          </table:table-cell>
        </table:table-row>
        <table:table-row table:style-name="ro1">
          <table:table-cell office:value-type="float" office:value="52096">
            <text:p>52096</text:p>
          </table:table-cell>
          <table:table-cell table:formula="of:=470000/(65536*2/[.A1629]-1)" office:value-type="float" office:value="310032.414910859">
            <text:p>3.10E+5</text:p>
          </table:table-cell>
          <table:table-cell table:formula="of:=3735/LN([.B1629]/0.772)-273" office:value-type="float" office:value="16.4630146727624">
            <text:p>16</text:p>
          </table:table-cell>
        </table:table-row>
        <table:table-row table:style-name="ro1">
          <table:table-cell office:value-type="float" office:value="52128">
            <text:p>52128</text:p>
          </table:table-cell>
          <table:table-cell table:formula="of:=470000/(65536*2/[.A1630]-1)" office:value-type="float" office:value="310348.601540332">
            <text:p>3.10E+5</text:p>
          </table:table-cell>
          <table:table-cell table:formula="of:=3735/LN([.B1630]/0.772)-273" office:value-type="float" office:value="16.440149405465">
            <text:p>16</text:p>
          </table:table-cell>
        </table:table-row>
        <table:table-row table:style-name="ro1">
          <table:table-cell office:value-type="float" office:value="52160">
            <text:p>52160</text:p>
          </table:table-cell>
          <table:table-cell table:formula="of:=470000/(65536*2/[.A1631]-1)" office:value-type="float" office:value="310665.04460665">
            <text:p>3.11E+5</text:p>
          </table:table-cell>
          <table:table-cell table:formula="of:=3735/LN([.B1631]/0.772)-273" office:value-type="float" office:value="16.4172925165357">
            <text:p>16</text:p>
          </table:table-cell>
        </table:table-row>
        <table:table-row table:style-name="ro1">
          <table:table-cell office:value-type="float" office:value="52192">
            <text:p>52192</text:p>
          </table:table-cell>
          <table:table-cell table:formula="of:=470000/(65536*2/[.A1632]-1)" office:value-type="float" office:value="310981.744421907">
            <text:p>3.11E+5</text:p>
          </table:table-cell>
          <table:table-cell table:formula="of:=3735/LN([.B1632]/0.772)-273" office:value-type="float" office:value="16.3944439895074">
            <text:p>16</text:p>
          </table:table-cell>
        </table:table-row>
        <table:table-row table:style-name="ro1">
          <table:table-cell office:value-type="float" office:value="52224">
            <text:p>52224</text:p>
          </table:table-cell>
          <table:table-cell table:formula="of:=470000/(65536*2/[.A1633]-1)" office:value-type="float" office:value="311298.701298701">
            <text:p>3.11E+5</text:p>
          </table:table-cell>
          <table:table-cell table:formula="of:=3735/LN([.B1633]/0.772)-273" office:value-type="float" office:value="16.3716038079383">
            <text:p>16</text:p>
          </table:table-cell>
        </table:table-row>
        <table:table-row table:style-name="ro1">
          <table:table-cell office:value-type="float" office:value="52256">
            <text:p>52256</text:p>
          </table:table-cell>
          <table:table-cell table:formula="of:=470000/(65536*2/[.A1634]-1)" office:value-type="float" office:value="311615.915550142">
            <text:p>3.12E+5</text:p>
          </table:table-cell>
          <table:table-cell table:formula="of:=3735/LN([.B1634]/0.772)-273" office:value-type="float" office:value="16.3487719554125">
            <text:p>16</text:p>
          </table:table-cell>
        </table:table-row>
        <table:table-row table:style-name="ro1">
          <table:table-cell office:value-type="float" office:value="52288">
            <text:p>52288</text:p>
          </table:table-cell>
          <table:table-cell table:formula="of:=470000/(65536*2/[.A1635]-1)" office:value-type="float" office:value="311933.387489846">
            <text:p>3.12E+5</text:p>
          </table:table-cell>
          <table:table-cell table:formula="of:=3735/LN([.B1635]/0.772)-273" office:value-type="float" office:value="16.3259484155395">
            <text:p>16</text:p>
          </table:table-cell>
        </table:table-row>
        <table:table-row table:style-name="ro1">
          <table:table-cell office:value-type="float" office:value="52320">
            <text:p>52320</text:p>
          </table:table-cell>
          <table:table-cell table:formula="of:=470000/(65536*2/[.A1636]-1)" office:value-type="float" office:value="312251.117431938">
            <text:p>3.12E+5</text:p>
          </table:table-cell>
          <table:table-cell table:formula="of:=3735/LN([.B1636]/0.772)-273" office:value-type="float" office:value="16.303133171954">
            <text:p>16</text:p>
          </table:table-cell>
        </table:table-row>
        <table:table-row table:style-name="ro1">
          <table:table-cell office:value-type="float" office:value="52352">
            <text:p>52352</text:p>
          </table:table-cell>
          <table:table-cell table:formula="of:=470000/(65536*2/[.A1637]-1)" office:value-type="float" office:value="312569.105691057">
            <text:p>3.13E+5</text:p>
          </table:table-cell>
          <table:table-cell table:formula="of:=3735/LN([.B1637]/0.772)-273" office:value-type="float" office:value="16.2803262083165">
            <text:p>16</text:p>
          </table:table-cell>
        </table:table-row>
        <table:table-row table:style-name="ro1">
          <table:table-cell office:value-type="float" office:value="52384">
            <text:p>52384</text:p>
          </table:table-cell>
          <table:table-cell table:formula="of:=470000/(65536*2/[.A1638]-1)" office:value-type="float" office:value="312887.352582351">
            <text:p>3.13E+5</text:p>
          </table:table-cell>
          <table:table-cell table:formula="of:=3735/LN([.B1638]/0.772)-273" office:value-type="float" office:value="16.2575275083124">
            <text:p>16</text:p>
          </table:table-cell>
        </table:table-row>
        <table:table-row table:style-name="ro1">
          <table:table-cell office:value-type="float" office:value="52416">
            <text:p>52416</text:p>
          </table:table-cell>
          <table:table-cell table:formula="of:=470000/(65536*2/[.A1639]-1)" office:value-type="float" office:value="313205.858421481">
            <text:p>3.13E+5</text:p>
          </table:table-cell>
          <table:table-cell table:formula="of:=3735/LN([.B1639]/0.772)-273" office:value-type="float" office:value="16.2347370556526">
            <text:p>16</text:p>
          </table:table-cell>
        </table:table-row>
        <table:table-row table:style-name="ro1">
          <table:table-cell office:value-type="float" office:value="52448">
            <text:p>52448</text:p>
          </table:table-cell>
          <table:table-cell table:formula="of:=470000/(65536*2/[.A1640]-1)" office:value-type="float" office:value="313524.623524624">
            <text:p>3.14E+5</text:p>
          </table:table-cell>
          <table:table-cell table:formula="of:=3735/LN([.B1640]/0.772)-273" office:value-type="float" office:value="16.2119548340728">
            <text:p>16</text:p>
          </table:table-cell>
        </table:table-row>
        <table:table-row table:style-name="ro1">
          <table:table-cell office:value-type="float" office:value="52480">
            <text:p>52480</text:p>
          </table:table-cell>
          <table:table-cell table:formula="of:=470000/(65536*2/[.A1641]-1)" office:value-type="float" office:value="313843.648208469">
            <text:p>3.14E+5</text:p>
          </table:table-cell>
          <table:table-cell table:formula="of:=3735/LN([.B1641]/0.772)-273" office:value-type="float" office:value="16.1891808273341">
            <text:p>16</text:p>
          </table:table-cell>
        </table:table-row>
        <table:table-row table:style-name="ro1">
          <table:table-cell office:value-type="float" office:value="52512">
            <text:p>52512</text:p>
          </table:table-cell>
          <table:table-cell table:formula="of:=470000/(65536*2/[.A1642]-1)" office:value-type="float" office:value="314162.932790224">
            <text:p>3.14E+5</text:p>
          </table:table-cell>
          <table:table-cell table:formula="of:=3735/LN([.B1642]/0.772)-273" office:value-type="float" office:value="16.1664150192224">
            <text:p>16</text:p>
          </table:table-cell>
        </table:table-row>
        <table:table-row table:style-name="ro1">
          <table:table-cell office:value-type="float" office:value="52544">
            <text:p>52544</text:p>
          </table:table-cell>
          <table:table-cell table:formula="of:=470000/(65536*2/[.A1643]-1)" office:value-type="float" office:value="314482.477587612">
            <text:p>3.14E+5</text:p>
          </table:table-cell>
          <table:table-cell table:formula="of:=3735/LN([.B1643]/0.772)-273" office:value-type="float" office:value="16.1436573935486">
            <text:p>16</text:p>
          </table:table-cell>
        </table:table-row>
        <table:table-row table:style-name="ro1">
          <table:table-cell office:value-type="float" office:value="52576">
            <text:p>52576</text:p>
          </table:table-cell>
          <table:table-cell table:formula="of:=470000/(65536*2/[.A1644]-1)" office:value-type="float" office:value="314802.282918875">
            <text:p>3.15E+5</text:p>
          </table:table-cell>
          <table:table-cell table:formula="of:=3735/LN([.B1644]/0.772)-273" office:value-type="float" office:value="16.1209079341483">
            <text:p>16</text:p>
          </table:table-cell>
        </table:table-row>
        <table:table-row table:style-name="ro1">
          <table:table-cell office:value-type="float" office:value="52608">
            <text:p>52608</text:p>
          </table:table-cell>
          <table:table-cell table:formula="of:=470000/(65536*2/[.A1645]-1)" office:value-type="float" office:value="315122.349102773">
            <text:p>3.15E+5</text:p>
          </table:table-cell>
          <table:table-cell table:formula="of:=3735/LN([.B1645]/0.772)-273" office:value-type="float" office:value="16.098166624882">
            <text:p>16</text:p>
          </table:table-cell>
        </table:table-row>
        <table:table-row table:style-name="ro1">
          <table:table-cell office:value-type="float" office:value="52640">
            <text:p>52640</text:p>
          </table:table-cell>
          <table:table-cell table:formula="of:=470000/(65536*2/[.A1646]-1)" office:value-type="float" office:value="315442.676458588">
            <text:p>3.15E+5</text:p>
          </table:table-cell>
          <table:table-cell table:formula="of:=3735/LN([.B1646]/0.772)-273" office:value-type="float" office:value="16.0754334496351">
            <text:p>16</text:p>
          </table:table-cell>
        </table:table-row>
        <table:table-row table:style-name="ro1">
          <table:table-cell office:value-type="float" office:value="52672">
            <text:p>52672</text:p>
          </table:table-cell>
          <table:table-cell table:formula="of:=470000/(65536*2/[.A1647]-1)" office:value-type="float" office:value="315763.265306122">
            <text:p>3.16E+5</text:p>
          </table:table-cell>
          <table:table-cell table:formula="of:=3735/LN([.B1647]/0.772)-273" office:value-type="float" office:value="16.0527083923171">
            <text:p>16</text:p>
          </table:table-cell>
        </table:table-row>
        <table:table-row table:style-name="ro1">
          <table:table-cell office:value-type="float" office:value="52704">
            <text:p>52704</text:p>
          </table:table-cell>
          <table:table-cell table:formula="of:=470000/(65536*2/[.A1648]-1)" office:value-type="float" office:value="316084.1159657">
            <text:p>3.16E+5</text:p>
          </table:table-cell>
          <table:table-cell table:formula="of:=3735/LN([.B1648]/0.772)-273" office:value-type="float" office:value="16.0299914368625">
            <text:p>16</text:p>
          </table:table-cell>
        </table:table-row>
        <table:table-row table:style-name="ro1">
          <table:table-cell office:value-type="float" office:value="52736">
            <text:p>52736</text:p>
          </table:table-cell>
          <table:table-cell table:formula="of:=470000/(65536*2/[.A1649]-1)" office:value-type="float" office:value="316405.22875817">
            <text:p>3.16E+5</text:p>
          </table:table-cell>
          <table:table-cell table:formula="of:=3735/LN([.B1649]/0.772)-273" office:value-type="float" office:value="16.0072825672301">
            <text:p>16</text:p>
          </table:table-cell>
        </table:table-row>
        <table:table-row table:style-name="ro1">
          <table:table-cell office:value-type="float" office:value="52768">
            <text:p>52768</text:p>
          </table:table-cell>
          <table:table-cell table:formula="of:=470000/(65536*2/[.A1650]-1)" office:value-type="float" office:value="316726.604004904">
            <text:p>3.17E+5</text:p>
          </table:table-cell>
          <table:table-cell table:formula="of:=3735/LN([.B1650]/0.772)-273" office:value-type="float" office:value="15.9845817674032">
            <text:p>16</text:p>
          </table:table-cell>
        </table:table-row>
        <table:table-row table:style-name="ro1">
          <table:table-cell office:value-type="float" office:value="52800">
            <text:p>52800</text:p>
          </table:table-cell>
          <table:table-cell table:formula="of:=470000/(65536*2/[.A1651]-1)" office:value-type="float" office:value="317048.2420278">
            <text:p>3.17E+5</text:p>
          </table:table-cell>
          <table:table-cell table:formula="of:=3735/LN([.B1651]/0.772)-273" office:value-type="float" office:value="15.9618890213893">
            <text:p>16</text:p>
          </table:table-cell>
        </table:table-row>
        <table:table-row table:style-name="ro1">
          <table:table-cell office:value-type="float" office:value="52832">
            <text:p>52832</text:p>
          </table:table-cell>
          <table:table-cell table:formula="of:=470000/(65536*2/[.A1652]-1)" office:value-type="float" office:value="317370.143149284">
            <text:p>3.17E+5</text:p>
          </table:table-cell>
          <table:table-cell table:formula="of:=3735/LN([.B1652]/0.772)-273" office:value-type="float" office:value="15.9392043132203">
            <text:p>16</text:p>
          </table:table-cell>
        </table:table-row>
        <table:table-row table:style-name="ro1">
          <table:table-cell office:value-type="float" office:value="52864">
            <text:p>52864</text:p>
          </table:table-cell>
          <table:table-cell table:formula="of:=470000/(65536*2/[.A1653]-1)" office:value-type="float" office:value="317692.307692308">
            <text:p>3.18E+5</text:p>
          </table:table-cell>
          <table:table-cell table:formula="of:=3735/LN([.B1653]/0.772)-273" office:value-type="float" office:value="15.9165276269521">
            <text:p>16</text:p>
          </table:table-cell>
        </table:table-row>
        <table:table-row table:style-name="ro1">
          <table:table-cell office:value-type="float" office:value="52896">
            <text:p>52896</text:p>
          </table:table-cell>
          <table:table-cell table:formula="of:=470000/(65536*2/[.A1654]-1)" office:value-type="float" office:value="318014.735980352">
            <text:p>3.18E+5</text:p>
          </table:table-cell>
          <table:table-cell table:formula="of:=3735/LN([.B1654]/0.772)-273" office:value-type="float" office:value="15.893858946665">
            <text:p>16</text:p>
          </table:table-cell>
        </table:table-row>
        <table:table-row table:style-name="ro1">
          <table:table-cell office:value-type="float" office:value="52928">
            <text:p>52928</text:p>
          </table:table-cell>
          <table:table-cell table:formula="of:=470000/(65536*2/[.A1655]-1)" office:value-type="float" office:value="318337.428337428">
            <text:p>3.18E+5</text:p>
          </table:table-cell>
          <table:table-cell table:formula="of:=3735/LN([.B1655]/0.772)-273" office:value-type="float" office:value="15.8711982564632">
            <text:p>16</text:p>
          </table:table-cell>
        </table:table-row>
        <table:table-row table:style-name="ro1">
          <table:table-cell office:value-type="float" office:value="52960">
            <text:p>52960</text:p>
          </table:table-cell>
          <table:table-cell table:formula="of:=470000/(65536*2/[.A1656]-1)" office:value-type="float" office:value="318660.385088079">
            <text:p>3.19E+5</text:p>
          </table:table-cell>
          <table:table-cell table:formula="of:=3735/LN([.B1656]/0.772)-273" office:value-type="float" office:value="15.8485455404748">
            <text:p>16</text:p>
          </table:table-cell>
        </table:table-row>
        <table:table-row table:style-name="ro1">
          <table:table-cell office:value-type="float" office:value="52992">
            <text:p>52992</text:p>
          </table:table-cell>
          <table:table-cell table:formula="of:=470000/(65536*2/[.A1657]-1)" office:value-type="float" office:value="318983.606557377">
            <text:p>3.19E+5</text:p>
          </table:table-cell>
          <table:table-cell table:formula="of:=3735/LN([.B1657]/0.772)-273" office:value-type="float" office:value="15.8259007828519">
            <text:p>16</text:p>
          </table:table-cell>
        </table:table-row>
        <table:table-row table:style-name="ro1">
          <table:table-cell office:value-type="float" office:value="53024">
            <text:p>53024</text:p>
          </table:table-cell>
          <table:table-cell table:formula="of:=470000/(65536*2/[.A1658]-1)" office:value-type="float" office:value="319307.093070931">
            <text:p>3.19E+5</text:p>
          </table:table-cell>
          <table:table-cell table:formula="of:=3735/LN([.B1658]/0.772)-273" office:value-type="float" office:value="15.8032639677706">
            <text:p>16</text:p>
          </table:table-cell>
        </table:table-row>
        <table:table-row table:style-name="ro1">
          <table:table-cell office:value-type="float" office:value="53056">
            <text:p>53056</text:p>
          </table:table-cell>
          <table:table-cell table:formula="of:=470000/(65536*2/[.A1659]-1)" office:value-type="float" office:value="319630.844954881">
            <text:p>3.20E+5</text:p>
          </table:table-cell>
          <table:table-cell table:formula="of:=3735/LN([.B1659]/0.772)-273" office:value-type="float" office:value="15.7806350794305">
            <text:p>16</text:p>
          </table:table-cell>
        </table:table-row>
        <table:table-row table:style-name="ro1">
          <table:table-cell office:value-type="float" office:value="53088">
            <text:p>53088</text:p>
          </table:table-cell>
          <table:table-cell table:formula="of:=470000/(65536*2/[.A1660]-1)" office:value-type="float" office:value="319954.862535905">
            <text:p>3.20E+5</text:p>
          </table:table-cell>
          <table:table-cell table:formula="of:=3735/LN([.B1660]/0.772)-273" office:value-type="float" office:value="15.758014102055">
            <text:p>16</text:p>
          </table:table-cell>
        </table:table-row>
        <table:table-row table:style-name="ro1">
          <table:table-cell office:value-type="float" office:value="53120">
            <text:p>53120</text:p>
          </table:table-cell>
          <table:table-cell table:formula="of:=470000/(65536*2/[.A1661]-1)" office:value-type="float" office:value="320279.146141215">
            <text:p>3.20E+5</text:p>
          </table:table-cell>
          <table:table-cell table:formula="of:=3735/LN([.B1661]/0.772)-273" office:value-type="float" office:value="15.735401019891">
            <text:p>16</text:p>
          </table:table-cell>
        </table:table-row>
        <table:table-row table:style-name="ro1">
          <table:table-cell office:value-type="float" office:value="53152">
            <text:p>53152</text:p>
          </table:table-cell>
          <table:table-cell table:formula="of:=470000/(65536*2/[.A1662]-1)" office:value-type="float" office:value="320603.696098563">
            <text:p>3.21E+5</text:p>
          </table:table-cell>
          <table:table-cell table:formula="of:=3735/LN([.B1662]/0.772)-273" office:value-type="float" office:value="15.7127958172094">
            <text:p>16</text:p>
          </table:table-cell>
        </table:table-row>
        <table:table-row table:style-name="ro1">
          <table:table-cell office:value-type="float" office:value="53184">
            <text:p>53184</text:p>
          </table:table-cell>
          <table:table-cell table:formula="of:=470000/(65536*2/[.A1663]-1)" office:value-type="float" office:value="320928.512736237">
            <text:p>3.21E+5</text:p>
          </table:table-cell>
          <table:table-cell table:formula="of:=3735/LN([.B1663]/0.772)-273" office:value-type="float" office:value="15.6901984783041">
            <text:p>16</text:p>
          </table:table-cell>
        </table:table-row>
        <table:table-row table:style-name="ro1">
          <table:table-cell office:value-type="float" office:value="53216">
            <text:p>53216</text:p>
          </table:table-cell>
          <table:table-cell table:formula="of:=470000/(65536*2/[.A1664]-1)" office:value-type="float" office:value="321253.596383066">
            <text:p>3.21E+5</text:p>
          </table:table-cell>
          <table:table-cell table:formula="of:=3735/LN([.B1664]/0.772)-273" office:value-type="float" office:value="15.6676089874927">
            <text:p>16</text:p>
          </table:table-cell>
        </table:table-row>
        <table:table-row table:style-name="ro1">
          <table:table-cell office:value-type="float" office:value="53248">
            <text:p>53248</text:p>
          </table:table-cell>
          <table:table-cell table:formula="of:=470000/(65536*2/[.A1665]-1)" office:value-type="float" office:value="321578.947368421">
            <text:p>3.22E+5</text:p>
          </table:table-cell>
          <table:table-cell table:formula="of:=3735/LN([.B1665]/0.772)-273" office:value-type="float" office:value="15.645027329116">
            <text:p>16</text:p>
          </table:table-cell>
        </table:table-row>
        <table:table-row table:style-name="ro1">
          <table:table-cell office:value-type="float" office:value="53280">
            <text:p>53280</text:p>
          </table:table-cell>
          <table:table-cell table:formula="of:=470000/(65536*2/[.A1666]-1)" office:value-type="float" office:value="321904.566022213">
            <text:p>3.22E+5</text:p>
          </table:table-cell>
          <table:table-cell table:formula="of:=3735/LN([.B1666]/0.772)-273" office:value-type="float" office:value="15.6224534875381">
            <text:p>16</text:p>
          </table:table-cell>
        </table:table-row>
        <table:table-row table:style-name="ro1">
          <table:table-cell office:value-type="float" office:value="53312">
            <text:p>53312</text:p>
          </table:table-cell>
          <table:table-cell table:formula="of:=470000/(65536*2/[.A1667]-1)" office:value-type="float" office:value="322230.452674897">
            <text:p>3.22E+5</text:p>
          </table:table-cell>
          <table:table-cell table:formula="of:=3735/LN([.B1667]/0.772)-273" office:value-type="float" office:value="15.5998874471464">
            <text:p>16</text:p>
          </table:table-cell>
        </table:table-row>
        <table:table-row table:style-name="ro1">
          <table:table-cell office:value-type="float" office:value="53344">
            <text:p>53344</text:p>
          </table:table-cell>
          <table:table-cell table:formula="of:=470000/(65536*2/[.A1668]-1)" office:value-type="float" office:value="322556.607657472">
            <text:p>3.23E+5</text:p>
          </table:table-cell>
          <table:table-cell table:formula="of:=3735/LN([.B1668]/0.772)-273" office:value-type="float" office:value="15.5773291923516">
            <text:p>16</text:p>
          </table:table-cell>
        </table:table-row>
        <table:table-row table:style-name="ro1">
          <table:table-cell office:value-type="float" office:value="53376">
            <text:p>53376</text:p>
          </table:table-cell>
          <table:table-cell table:formula="of:=470000/(65536*2/[.A1669]-1)" office:value-type="float" office:value="322883.031301483">
            <text:p>3.23E+5</text:p>
          </table:table-cell>
          <table:table-cell table:formula="of:=3735/LN([.B1669]/0.772)-273" office:value-type="float" office:value="15.5547787075871">
            <text:p>16</text:p>
          </table:table-cell>
        </table:table-row>
        <table:table-row table:style-name="ro1">
          <table:table-cell office:value-type="float" office:value="53408">
            <text:p>53408</text:p>
          </table:table-cell>
          <table:table-cell table:formula="of:=470000/(65536*2/[.A1670]-1)" office:value-type="float" office:value="323209.723939019">
            <text:p>3.23E+5</text:p>
          </table:table-cell>
          <table:table-cell table:formula="of:=3735/LN([.B1670]/0.772)-273" office:value-type="float" office:value="15.5322359773095">
            <text:p>16</text:p>
          </table:table-cell>
        </table:table-row>
        <table:table-row table:style-name="ro1">
          <table:table-cell office:value-type="float" office:value="53440">
            <text:p>53440</text:p>
          </table:table-cell>
          <table:table-cell table:formula="of:=470000/(65536*2/[.A1671]-1)" office:value-type="float" office:value="323536.685902721">
            <text:p>3.24E+5</text:p>
          </table:table-cell>
          <table:table-cell table:formula="of:=3735/LN([.B1671]/0.772)-273" office:value-type="float" office:value="15.5097009859985">
            <text:p>16</text:p>
          </table:table-cell>
        </table:table-row>
        <table:table-row table:style-name="ro1">
          <table:table-cell office:value-type="float" office:value="53472">
            <text:p>53472</text:p>
          </table:table-cell>
          <table:table-cell table:formula="of:=470000/(65536*2/[.A1672]-1)" office:value-type="float" office:value="323863.917525773">
            <text:p>3.24E+5</text:p>
          </table:table-cell>
          <table:table-cell table:formula="of:=3735/LN([.B1672]/0.772)-273" office:value-type="float" office:value="15.4871737181564">
            <text:p>15</text:p>
          </table:table-cell>
        </table:table-row>
        <table:table-row table:style-name="ro1">
          <table:table-cell office:value-type="float" office:value="53504">
            <text:p>53504</text:p>
          </table:table-cell>
          <table:table-cell table:formula="of:=470000/(65536*2/[.A1673]-1)" office:value-type="float" office:value="324191.419141914">
            <text:p>3.24E+5</text:p>
          </table:table-cell>
          <table:table-cell table:formula="of:=3735/LN([.B1673]/0.772)-273" office:value-type="float" office:value="15.4646541583085">
            <text:p>15</text:p>
          </table:table-cell>
        </table:table-row>
        <table:table-row table:style-name="ro1">
          <table:table-cell office:value-type="float" office:value="53536">
            <text:p>53536</text:p>
          </table:table-cell>
          <table:table-cell table:formula="of:=470000/(65536*2/[.A1674]-1)" office:value-type="float" office:value="324519.191085431">
            <text:p>3.25E+5</text:p>
          </table:table-cell>
          <table:table-cell table:formula="of:=3735/LN([.B1674]/0.772)-273" office:value-type="float" office:value="15.4421422910027">
            <text:p>15</text:p>
          </table:table-cell>
        </table:table-row>
        <table:table-row table:style-name="ro1">
          <table:table-cell office:value-type="float" office:value="53568">
            <text:p>53568</text:p>
          </table:table-cell>
          <table:table-cell table:formula="of:=470000/(65536*2/[.A1675]-1)" office:value-type="float" office:value="324847.233691164">
            <text:p>3.25E+5</text:p>
          </table:table-cell>
          <table:table-cell table:formula="of:=3735/LN([.B1675]/0.772)-273" office:value-type="float" office:value="15.4196381008097">
            <text:p>15</text:p>
          </table:table-cell>
        </table:table-row>
        <table:table-row table:style-name="ro1">
          <table:table-cell office:value-type="float" office:value="53600">
            <text:p>53600</text:p>
          </table:table-cell>
          <table:table-cell table:formula="of:=470000/(65536*2/[.A1676]-1)" office:value-type="float" office:value="325175.547294506">
            <text:p>3.25E+5</text:p>
          </table:table-cell>
          <table:table-cell table:formula="of:=3735/LN([.B1676]/0.772)-273" office:value-type="float" office:value="15.3971415723227">
            <text:p>15</text:p>
          </table:table-cell>
        </table:table-row>
        <table:table-row table:style-name="ro1">
          <table:table-cell office:value-type="float" office:value="53632">
            <text:p>53632</text:p>
          </table:table-cell>
          <table:table-cell table:formula="of:=470000/(65536*2/[.A1677]-1)" office:value-type="float" office:value="325504.132231405">
            <text:p>3.26E+5</text:p>
          </table:table-cell>
          <table:table-cell table:formula="of:=3735/LN([.B1677]/0.772)-273" office:value-type="float" office:value="15.3746526901576">
            <text:p>15</text:p>
          </table:table-cell>
        </table:table-row>
        <table:table-row table:style-name="ro1">
          <table:table-cell office:value-type="float" office:value="53664">
            <text:p>53664</text:p>
          </table:table-cell>
          <table:table-cell table:formula="of:=470000/(65536*2/[.A1678]-1)" office:value-type="float" office:value="325832.988838363">
            <text:p>3.26E+5</text:p>
          </table:table-cell>
          <table:table-cell table:formula="of:=3735/LN([.B1678]/0.772)-273" office:value-type="float" office:value="15.3521714389527">
            <text:p>15</text:p>
          </table:table-cell>
        </table:table-row>
        <table:table-row table:style-name="ro1">
          <table:table-cell office:value-type="float" office:value="53696">
            <text:p>53696</text:p>
          </table:table-cell>
          <table:table-cell table:formula="of:=470000/(65536*2/[.A1679]-1)" office:value-type="float" office:value="326162.11745244">
            <text:p>3.26E+5</text:p>
          </table:table-cell>
          <table:table-cell table:formula="of:=3735/LN([.B1679]/0.772)-273" office:value-type="float" office:value="15.3296978033686">
            <text:p>15</text:p>
          </table:table-cell>
        </table:table-row>
        <table:table-row table:style-name="ro1">
          <table:table-cell office:value-type="float" office:value="53728">
            <text:p>53728</text:p>
          </table:table-cell>
          <table:table-cell table:formula="of:=470000/(65536*2/[.A1680]-1)" office:value-type="float" office:value="326491.518411254">
            <text:p>3.26E+5</text:p>
          </table:table-cell>
          <table:table-cell table:formula="of:=3735/LN([.B1680]/0.772)-273" office:value-type="float" office:value="15.3072317680883">
            <text:p>15</text:p>
          </table:table-cell>
        </table:table-row>
        <table:table-row table:style-name="ro1">
          <table:table-cell office:value-type="float" office:value="53760">
            <text:p>53760</text:p>
          </table:table-cell>
          <table:table-cell table:formula="of:=470000/(65536*2/[.A1681]-1)" office:value-type="float" office:value="326821.19205298">
            <text:p>3.27E+5</text:p>
          </table:table-cell>
          <table:table-cell table:formula="of:=3735/LN([.B1681]/0.772)-273" office:value-type="float" office:value="15.2847733178172">
            <text:p>15</text:p>
          </table:table-cell>
        </table:table-row>
        <table:table-row table:style-name="ro1">
          <table:table-cell office:value-type="float" office:value="53792">
            <text:p>53792</text:p>
          </table:table-cell>
          <table:table-cell table:formula="of:=470000/(65536*2/[.A1682]-1)" office:value-type="float" office:value="327151.138716356">
            <text:p>3.27E+5</text:p>
          </table:table-cell>
          <table:table-cell table:formula="of:=3735/LN([.B1682]/0.772)-273" office:value-type="float" office:value="15.2623224372827">
            <text:p>15</text:p>
          </table:table-cell>
        </table:table-row>
        <table:table-row table:style-name="ro1">
          <table:table-cell office:value-type="float" office:value="53824">
            <text:p>53824</text:p>
          </table:table-cell>
          <table:table-cell table:formula="of:=470000/(65536*2/[.A1683]-1)" office:value-type="float" office:value="327481.358740679">
            <text:p>3.27E+5</text:p>
          </table:table-cell>
          <table:table-cell table:formula="of:=3735/LN([.B1683]/0.772)-273" office:value-type="float" office:value="15.2398791112345">
            <text:p>15</text:p>
          </table:table-cell>
        </table:table-row>
        <table:table-row table:style-name="ro1">
          <table:table-cell office:value-type="float" office:value="53856">
            <text:p>53856</text:p>
          </table:table-cell>
          <table:table-cell table:formula="of:=470000/(65536*2/[.A1684]-1)" office:value-type="float" office:value="327811.85246581">
            <text:p>3.28E+5</text:p>
          </table:table-cell>
          <table:table-cell table:formula="of:=3735/LN([.B1684]/0.772)-273" office:value-type="float" office:value="15.2174433244444">
            <text:p>15</text:p>
          </table:table-cell>
        </table:table-row>
        <table:table-row table:style-name="ro1">
          <table:table-cell office:value-type="float" office:value="53888">
            <text:p>53888</text:p>
          </table:table-cell>
          <table:table-cell table:formula="of:=470000/(65536*2/[.A1685]-1)" office:value-type="float" office:value="328142.620232172">
            <text:p>3.28E+5</text:p>
          </table:table-cell>
          <table:table-cell table:formula="of:=3735/LN([.B1685]/0.772)-273" office:value-type="float" office:value="15.1950150617061">
            <text:p>15</text:p>
          </table:table-cell>
        </table:table-row>
        <table:table-row table:style-name="ro1">
          <table:table-cell office:value-type="float" office:value="53920">
            <text:p>53920</text:p>
          </table:table-cell>
          <table:table-cell table:formula="of:=470000/(65536*2/[.A1686]-1)" office:value-type="float" office:value="328473.662380755">
            <text:p>3.28E+5</text:p>
          </table:table-cell>
          <table:table-cell table:formula="of:=3735/LN([.B1686]/0.772)-273" office:value-type="float" office:value="15.1725943078353">
            <text:p>15</text:p>
          </table:table-cell>
        </table:table-row>
        <table:table-row table:style-name="ro1">
          <table:table-cell office:value-type="float" office:value="53952">
            <text:p>53952</text:p>
          </table:table-cell>
          <table:table-cell table:formula="of:=470000/(65536*2/[.A1687]-1)" office:value-type="float" office:value="328804.979253112">
            <text:p>3.29E+5</text:p>
          </table:table-cell>
          <table:table-cell table:formula="of:=3735/LN([.B1687]/0.772)-273" office:value-type="float" office:value="15.1501810476695">
            <text:p>15</text:p>
          </table:table-cell>
        </table:table-row>
        <table:table-row table:style-name="ro1">
          <table:table-cell office:value-type="float" office:value="53984">
            <text:p>53984</text:p>
          </table:table-cell>
          <table:table-cell table:formula="of:=470000/(65536*2/[.A1688]-1)" office:value-type="float" office:value="329136.571191366">
            <text:p>3.29E+5</text:p>
          </table:table-cell>
          <table:table-cell table:formula="of:=3735/LN([.B1688]/0.772)-273" office:value-type="float" office:value="15.1277752660683">
            <text:p>15</text:p>
          </table:table-cell>
        </table:table-row>
        <table:table-row table:style-name="ro1">
          <table:table-cell office:value-type="float" office:value="54016">
            <text:p>54016</text:p>
          </table:table-cell>
          <table:table-cell table:formula="of:=470000/(65536*2/[.A1689]-1)" office:value-type="float" office:value="329468.438538206">
            <text:p>3.29E+5</text:p>
          </table:table-cell>
          <table:table-cell table:formula="of:=3735/LN([.B1689]/0.772)-273" office:value-type="float" office:value="15.1053769479128">
            <text:p>15</text:p>
          </table:table-cell>
        </table:table-row>
        <table:table-row table:style-name="ro1">
          <table:table-cell office:value-type="float" office:value="54048">
            <text:p>54048</text:p>
          </table:table-cell>
          <table:table-cell table:formula="of:=470000/(65536*2/[.A1690]-1)" office:value-type="float" office:value="329800.581636892">
            <text:p>3.30E+5</text:p>
          </table:table-cell>
          <table:table-cell table:formula="of:=3735/LN([.B1690]/0.772)-273" office:value-type="float" office:value="15.0829860781056">
            <text:p>15</text:p>
          </table:table-cell>
        </table:table-row>
        <table:table-row table:style-name="ro1">
          <table:table-cell office:value-type="float" office:value="54080">
            <text:p>54080</text:p>
          </table:table-cell>
          <table:table-cell table:formula="of:=470000/(65536*2/[.A1691]-1)" office:value-type="float" office:value="330133.000831255">
            <text:p>3.30E+5</text:p>
          </table:table-cell>
          <table:table-cell table:formula="of:=3735/LN([.B1691]/0.772)-273" office:value-type="float" office:value="15.0606026415716">
            <text:p>15</text:p>
          </table:table-cell>
        </table:table-row>
        <table:table-row table:style-name="ro1">
          <table:table-cell office:value-type="float" office:value="54112">
            <text:p>54112</text:p>
          </table:table-cell>
          <table:table-cell table:formula="of:=470000/(65536*2/[.A1692]-1)" office:value-type="float" office:value="330465.696465696">
            <text:p>3.30E+5</text:p>
          </table:table-cell>
          <table:table-cell table:formula="of:=3735/LN([.B1692]/0.772)-273" office:value-type="float" office:value="15.0382266232565">
            <text:p>15</text:p>
          </table:table-cell>
        </table:table-row>
        <table:table-row table:style-name="ro1">
          <table:table-cell office:value-type="float" office:value="54144">
            <text:p>54144</text:p>
          </table:table-cell>
          <table:table-cell table:formula="of:=470000/(65536*2/[.A1693]-1)" office:value-type="float" office:value="330798.668885191">
            <text:p>3.31E+5</text:p>
          </table:table-cell>
          <table:table-cell table:formula="of:=3735/LN([.B1693]/0.772)-273" office:value-type="float" office:value="15.015858008128">
            <text:p>15</text:p>
          </table:table-cell>
        </table:table-row>
        <table:table-row table:style-name="ro1">
          <table:table-cell office:value-type="float" office:value="54176">
            <text:p>54176</text:p>
          </table:table-cell>
          <table:table-cell table:formula="of:=470000/(65536*2/[.A1694]-1)" office:value-type="float" office:value="331131.918435289">
            <text:p>3.31E+5</text:p>
          </table:table-cell>
          <table:table-cell table:formula="of:=3735/LN([.B1694]/0.772)-273" office:value-type="float" office:value="14.9934967811751">
            <text:p>15</text:p>
          </table:table-cell>
        </table:table-row>
        <table:table-row table:style-name="ro1">
          <table:table-cell office:value-type="float" office:value="54208">
            <text:p>54208</text:p>
          </table:table-cell>
          <table:table-cell table:formula="of:=470000/(65536*2/[.A1695]-1)" office:value-type="float" office:value="331465.445462115">
            <text:p>3.31E+5</text:p>
          </table:table-cell>
          <table:table-cell table:formula="of:=3735/LN([.B1695]/0.772)-273" office:value-type="float" office:value="14.971142927408">
            <text:p>15</text:p>
          </table:table-cell>
        </table:table-row>
        <table:table-row table:style-name="ro1">
          <table:table-cell office:value-type="float" office:value="54240">
            <text:p>54240</text:p>
          </table:table-cell>
          <table:table-cell table:formula="of:=470000/(65536*2/[.A1696]-1)" office:value-type="float" office:value="331799.25031237">
            <text:p>3.32E+5</text:p>
          </table:table-cell>
          <table:table-cell table:formula="of:=3735/LN([.B1696]/0.772)-273" office:value-type="float" office:value="14.9487964318585">
            <text:p>15</text:p>
          </table:table-cell>
        </table:table-row>
        <table:table-row table:style-name="ro1">
          <table:table-cell office:value-type="float" office:value="54272">
            <text:p>54272</text:p>
          </table:table-cell>
          <table:table-cell table:formula="of:=470000/(65536*2/[.A1697]-1)" office:value-type="float" office:value="332133.333333333">
            <text:p>3.32E+5</text:p>
          </table:table-cell>
          <table:table-cell table:formula="of:=3735/LN([.B1697]/0.772)-273" office:value-type="float" office:value="14.9264572795794">
            <text:p>15</text:p>
          </table:table-cell>
        </table:table-row>
        <table:table-row table:style-name="ro1">
          <table:table-cell office:value-type="float" office:value="54304">
            <text:p>54304</text:p>
          </table:table-cell>
          <table:table-cell table:formula="of:=470000/(65536*2/[.A1698]-1)" office:value-type="float" office:value="332467.694872864">
            <text:p>3.32E+5</text:p>
          </table:table-cell>
          <table:table-cell table:formula="of:=3735/LN([.B1698]/0.772)-273" office:value-type="float" office:value="14.9041254556449">
            <text:p>15</text:p>
          </table:table-cell>
        </table:table-row>
        <table:table-row table:style-name="ro1">
          <table:table-cell office:value-type="float" office:value="54336">
            <text:p>54336</text:p>
          </table:table-cell>
          <table:table-cell table:formula="of:=470000/(65536*2/[.A1699]-1)" office:value-type="float" office:value="332802.3352794">
            <text:p>3.33E+5</text:p>
          </table:table-cell>
          <table:table-cell table:formula="of:=3735/LN([.B1699]/0.772)-273" office:value-type="float" office:value="14.8818009451501">
            <text:p>15</text:p>
          </table:table-cell>
        </table:table-row>
        <table:table-row table:style-name="ro1">
          <table:table-cell office:value-type="float" office:value="54368">
            <text:p>54368</text:p>
          </table:table-cell>
          <table:table-cell table:formula="of:=470000/(65536*2/[.A1700]-1)" office:value-type="float" office:value="333137.254901961">
            <text:p>3.33E+5</text:p>
          </table:table-cell>
          <table:table-cell table:formula="of:=3735/LN([.B1700]/0.772)-273" office:value-type="float" office:value="14.8594837332114">
            <text:p>15</text:p>
          </table:table-cell>
        </table:table-row>
        <table:table-row table:style-name="ro1">
          <table:table-cell office:value-type="float" office:value="54400">
            <text:p>54400</text:p>
          </table:table-cell>
          <table:table-cell table:formula="of:=470000/(65536*2/[.A1701]-1)" office:value-type="float" office:value="333472.45409015">
            <text:p>3.33E+5</text:p>
          </table:table-cell>
          <table:table-cell table:formula="of:=3735/LN([.B1701]/0.772)-273" office:value-type="float" office:value="14.8371738049659">
            <text:p>15</text:p>
          </table:table-cell>
        </table:table-row>
        <table:table-row table:style-name="ro1">
          <table:table-cell office:value-type="float" office:value="54432">
            <text:p>54432</text:p>
          </table:table-cell>
          <table:table-cell table:formula="of:=470000/(65536*2/[.A1702]-1)" office:value-type="float" office:value="333807.933194154">
            <text:p>3.34E+5</text:p>
          </table:table-cell>
          <table:table-cell table:formula="of:=3735/LN([.B1702]/0.772)-273" office:value-type="float" office:value="14.8148711455719">
            <text:p>15</text:p>
          </table:table-cell>
        </table:table-row>
        <table:table-row table:style-name="ro1">
          <table:table-cell office:value-type="float" office:value="54464">
            <text:p>54464</text:p>
          </table:table-cell>
          <table:table-cell table:formula="of:=470000/(65536*2/[.A1703]-1)" office:value-type="float" office:value="334143.692564745">
            <text:p>3.34E+5</text:p>
          </table:table-cell>
          <table:table-cell table:formula="of:=3735/LN([.B1703]/0.772)-273" office:value-type="float" office:value="14.7925757402084">
            <text:p>15</text:p>
          </table:table-cell>
        </table:table-row>
        <table:table-row table:style-name="ro1">
          <table:table-cell office:value-type="float" office:value="54496">
            <text:p>54496</text:p>
          </table:table-cell>
          <table:table-cell table:formula="of:=470000/(65536*2/[.A1704]-1)" office:value-type="float" office:value="334479.73255328">
            <text:p>3.34E+5</text:p>
          </table:table-cell>
          <table:table-cell table:formula="of:=3735/LN([.B1704]/0.772)-273" office:value-type="float" office:value="14.7702875740753">
            <text:p>15</text:p>
          </table:table-cell>
        </table:table-row>
        <table:table-row table:style-name="ro1">
          <table:table-cell office:value-type="float" office:value="54528">
            <text:p>54528</text:p>
          </table:table-cell>
          <table:table-cell table:formula="of:=470000/(65536*2/[.A1705]-1)" office:value-type="float" office:value="334816.053511706">
            <text:p>3.35E+5</text:p>
          </table:table-cell>
          <table:table-cell table:formula="of:=3735/LN([.B1705]/0.772)-273" office:value-type="float" office:value="14.7480066323933">
            <text:p>15</text:p>
          </table:table-cell>
        </table:table-row>
        <table:table-row table:style-name="ro1">
          <table:table-cell office:value-type="float" office:value="54560">
            <text:p>54560</text:p>
          </table:table-cell>
          <table:table-cell table:formula="of:=470000/(65536*2/[.A1706]-1)" office:value-type="float" office:value="335152.655792555">
            <text:p>3.35E+5</text:p>
          </table:table-cell>
          <table:table-cell table:formula="of:=3735/LN([.B1706]/0.772)-273" office:value-type="float" office:value="14.7257329004036">
            <text:p>15</text:p>
          </table:table-cell>
        </table:table-row>
        <table:table-row table:style-name="ro1">
          <table:table-cell office:value-type="float" office:value="54592">
            <text:p>54592</text:p>
          </table:table-cell>
          <table:table-cell table:formula="of:=470000/(65536*2/[.A1707]-1)" office:value-type="float" office:value="335489.539748954">
            <text:p>3.35E+5</text:p>
          </table:table-cell>
          <table:table-cell table:formula="of:=3735/LN([.B1707]/0.772)-273" office:value-type="float" office:value="14.703466363368">
            <text:p>15</text:p>
          </table:table-cell>
        </table:table-row>
        <table:table-row table:style-name="ro1">
          <table:table-cell office:value-type="float" office:value="54624">
            <text:p>54624</text:p>
          </table:table-cell>
          <table:table-cell table:formula="of:=470000/(65536*2/[.A1708]-1)" office:value-type="float" office:value="335826.705734617">
            <text:p>3.36E+5</text:p>
          </table:table-cell>
          <table:table-cell table:formula="of:=3735/LN([.B1708]/0.772)-273" office:value-type="float" office:value="14.6812070065693">
            <text:p>15</text:p>
          </table:table-cell>
        </table:table-row>
        <table:table-row table:style-name="ro1">
          <table:table-cell office:value-type="float" office:value="54656">
            <text:p>54656</text:p>
          </table:table-cell>
          <table:table-cell table:formula="of:=470000/(65536*2/[.A1709]-1)" office:value-type="float" office:value="336164.154103853">
            <text:p>3.36E+5</text:p>
          </table:table-cell>
          <table:table-cell table:formula="of:=3735/LN([.B1709]/0.772)-273" office:value-type="float" office:value="14.6589548153103">
            <text:p>15</text:p>
          </table:table-cell>
        </table:table-row>
        <table:table-row table:style-name="ro1">
          <table:table-cell office:value-type="float" office:value="54688">
            <text:p>54688</text:p>
          </table:table-cell>
          <table:table-cell table:formula="of:=470000/(65536*2/[.A1710]-1)" office:value-type="float" office:value="336501.885211563">
            <text:p>3.37E+5</text:p>
          </table:table-cell>
          <table:table-cell table:formula="of:=3735/LN([.B1710]/0.772)-273" office:value-type="float" office:value="14.6367097749144">
            <text:p>15</text:p>
          </table:table-cell>
        </table:table-row>
        <table:table-row table:style-name="ro1">
          <table:table-cell office:value-type="float" office:value="54720">
            <text:p>54720</text:p>
          </table:table-cell>
          <table:table-cell table:formula="of:=470000/(65536*2/[.A1711]-1)" office:value-type="float" office:value="336839.899413244">
            <text:p>3.37E+5</text:p>
          </table:table-cell>
          <table:table-cell table:formula="of:=3735/LN([.B1711]/0.772)-273" office:value-type="float" office:value="14.6144718707257">
            <text:p>15</text:p>
          </table:table-cell>
        </table:table-row>
        <table:table-row table:style-name="ro1">
          <table:table-cell office:value-type="float" office:value="54752">
            <text:p>54752</text:p>
          </table:table-cell>
          <table:table-cell table:formula="of:=470000/(65536*2/[.A1712]-1)" office:value-type="float" office:value="337178.19706499">
            <text:p>3.37E+5</text:p>
          </table:table-cell>
          <table:table-cell table:formula="of:=3735/LN([.B1712]/0.772)-273" office:value-type="float" office:value="14.5922410881079">
            <text:p>15</text:p>
          </table:table-cell>
        </table:table-row>
        <table:table-row table:style-name="ro1">
          <table:table-cell office:value-type="float" office:value="54784">
            <text:p>54784</text:p>
          </table:table-cell>
          <table:table-cell table:formula="of:=470000/(65536*2/[.A1713]-1)" office:value-type="float" office:value="337516.77852349">
            <text:p>3.38E+5</text:p>
          </table:table-cell>
          <table:table-cell table:formula="of:=3735/LN([.B1713]/0.772)-273" office:value-type="float" office:value="14.5700174124457">
            <text:p>15</text:p>
          </table:table-cell>
        </table:table-row>
        <table:table-row table:style-name="ro1">
          <table:table-cell office:value-type="float" office:value="54816">
            <text:p>54816</text:p>
          </table:table-cell>
          <table:table-cell table:formula="of:=470000/(65536*2/[.A1714]-1)" office:value-type="float" office:value="337855.644146034">
            <text:p>3.38E+5</text:p>
          </table:table-cell>
          <table:table-cell table:formula="of:=3735/LN([.B1714]/0.772)-273" office:value-type="float" office:value="14.5478008291437">
            <text:p>15</text:p>
          </table:table-cell>
        </table:table-row>
        <table:table-row table:style-name="ro1">
          <table:table-cell office:value-type="float" office:value="54848">
            <text:p>54848</text:p>
          </table:table-cell>
          <table:table-cell table:formula="of:=470000/(65536*2/[.A1715]-1)" office:value-type="float" office:value="338194.794290512">
            <text:p>3.38E+5</text:p>
          </table:table-cell>
          <table:table-cell table:formula="of:=3735/LN([.B1715]/0.772)-273" office:value-type="float" office:value="14.5255913236264">
            <text:p>15</text:p>
          </table:table-cell>
        </table:table-row>
        <table:table-row table:style-name="ro1">
          <table:table-cell office:value-type="float" office:value="54880">
            <text:p>54880</text:p>
          </table:table-cell>
          <table:table-cell table:formula="of:=470000/(65536*2/[.A1716]-1)" office:value-type="float" office:value="338534.229315414">
            <text:p>3.39E+5</text:p>
          </table:table-cell>
          <table:table-cell table:formula="of:=3735/LN([.B1716]/0.772)-273" office:value-type="float" office:value="14.5033888813389">
            <text:p>15</text:p>
          </table:table-cell>
        </table:table-row>
        <table:table-row table:style-name="ro1">
          <table:table-cell office:value-type="float" office:value="54912">
            <text:p>54912</text:p>
          </table:table-cell>
          <table:table-cell table:formula="of:=470000/(65536*2/[.A1717]-1)" office:value-type="float" office:value="338873.949579832">
            <text:p>3.39E+5</text:p>
          </table:table-cell>
          <table:table-cell table:formula="of:=3735/LN([.B1717]/0.772)-273" office:value-type="float" office:value="14.4811934877458">
            <text:p>14</text:p>
          </table:table-cell>
        </table:table-row>
        <table:table-row table:style-name="ro1">
          <table:table-cell office:value-type="float" office:value="54944">
            <text:p>54944</text:p>
          </table:table-cell>
          <table:table-cell table:formula="of:=470000/(65536*2/[.A1718]-1)" office:value-type="float" office:value="339213.955443464">
            <text:p>3.39E+5</text:p>
          </table:table-cell>
          <table:table-cell table:formula="of:=3735/LN([.B1718]/0.772)-273" office:value-type="float" office:value="14.459005128332">
            <text:p>14</text:p>
          </table:table-cell>
        </table:table-row>
        <table:table-row table:style-name="ro1">
          <table:table-cell office:value-type="float" office:value="54976">
            <text:p>54976</text:p>
          </table:table-cell>
          <table:table-cell table:formula="of:=470000/(65536*2/[.A1719]-1)" office:value-type="float" office:value="339554.247266611">
            <text:p>3.40E+5</text:p>
          </table:table-cell>
          <table:table-cell table:formula="of:=3735/LN([.B1719]/0.772)-273" office:value-type="float" office:value="14.4368237886022">
            <text:p>14</text:p>
          </table:table-cell>
        </table:table-row>
        <table:table-row table:style-name="ro1">
          <table:table-cell office:value-type="float" office:value="55008">
            <text:p>55008</text:p>
          </table:table-cell>
          <table:table-cell table:formula="of:=470000/(65536*2/[.A1720]-1)" office:value-type="float" office:value="339894.825410181">
            <text:p>3.40E+5</text:p>
          </table:table-cell>
          <table:table-cell table:formula="of:=3735/LN([.B1720]/0.772)-273" office:value-type="float" office:value="14.4146494540809">
            <text:p>14</text:p>
          </table:table-cell>
        </table:table-row>
        <table:table-row table:style-name="ro1">
          <table:table-cell office:value-type="float" office:value="55040">
            <text:p>55040</text:p>
          </table:table-cell>
          <table:table-cell table:formula="of:=470000/(65536*2/[.A1721]-1)" office:value-type="float" office:value="340235.69023569">
            <text:p>3.40E+5</text:p>
          </table:table-cell>
          <table:table-cell table:formula="of:=3735/LN([.B1721]/0.772)-273" office:value-type="float" office:value="14.3924821103123">
            <text:p>14</text:p>
          </table:table-cell>
        </table:table-row>
        <table:table-row table:style-name="ro1">
          <table:table-cell office:value-type="float" office:value="55072">
            <text:p>55072</text:p>
          </table:table-cell>
          <table:table-cell table:formula="of:=470000/(65536*2/[.A1722]-1)" office:value-type="float" office:value="340576.842105263">
            <text:p>3.41E+5</text:p>
          </table:table-cell>
          <table:table-cell table:formula="of:=3735/LN([.B1722]/0.772)-273" office:value-type="float" office:value="14.3703217428606">
            <text:p>14</text:p>
          </table:table-cell>
        </table:table-row>
        <table:table-row table:style-name="ro1">
          <table:table-cell office:value-type="float" office:value="55104">
            <text:p>55104</text:p>
          </table:table-cell>
          <table:table-cell table:formula="of:=470000/(65536*2/[.A1723]-1)" office:value-type="float" office:value="340918.281381634">
            <text:p>3.41E+5</text:p>
          </table:table-cell>
          <table:table-cell table:formula="of:=3735/LN([.B1723]/0.772)-273" office:value-type="float" office:value="14.3481683373094">
            <text:p>14</text:p>
          </table:table-cell>
        </table:table-row>
        <table:table-row table:style-name="ro1">
          <table:table-cell office:value-type="float" office:value="55136">
            <text:p>55136</text:p>
          </table:table-cell>
          <table:table-cell table:formula="of:=470000/(65536*2/[.A1724]-1)" office:value-type="float" office:value="341260.00842815">
            <text:p>3.41E+5</text:p>
          </table:table-cell>
          <table:table-cell table:formula="of:=3735/LN([.B1724]/0.772)-273" office:value-type="float" office:value="14.3260218792621">
            <text:p>14</text:p>
          </table:table-cell>
        </table:table-row>
        <table:table-row table:style-name="ro1">
          <table:table-cell office:value-type="float" office:value="55168">
            <text:p>55168</text:p>
          </table:table-cell>
          <table:table-cell table:formula="of:=470000/(65536*2/[.A1725]-1)" office:value-type="float" office:value="341602.023608769">
            <text:p>3.42E+5</text:p>
          </table:table-cell>
          <table:table-cell table:formula="of:=3735/LN([.B1725]/0.772)-273" office:value-type="float" office:value="14.3038823543415">
            <text:p>14</text:p>
          </table:table-cell>
        </table:table-row>
        <table:table-row table:style-name="ro1">
          <table:table-cell office:value-type="float" office:value="55200">
            <text:p>55200</text:p>
          </table:table-cell>
          <table:table-cell table:formula="of:=470000/(65536*2/[.A1726]-1)" office:value-type="float" office:value="341944.327288064">
            <text:p>3.42E+5</text:p>
          </table:table-cell>
          <table:table-cell table:formula="of:=3735/LN([.B1726]/0.772)-273" office:value-type="float" office:value="14.2817497481898">
            <text:p>14</text:p>
          </table:table-cell>
        </table:table-row>
        <table:table-row table:style-name="ro1">
          <table:table-cell office:value-type="float" office:value="55232">
            <text:p>55232</text:p>
          </table:table-cell>
          <table:table-cell table:formula="of:=470000/(65536*2/[.A1727]-1)" office:value-type="float" office:value="342286.919831224">
            <text:p>3.42E+5</text:p>
          </table:table-cell>
          <table:table-cell table:formula="of:=3735/LN([.B1727]/0.772)-273" office:value-type="float" office:value="14.2596240464691">
            <text:p>14</text:p>
          </table:table-cell>
        </table:table-row>
        <table:table-row table:style-name="ro1">
          <table:table-cell office:value-type="float" office:value="55264">
            <text:p>55264</text:p>
          </table:table-cell>
          <table:table-cell table:formula="of:=470000/(65536*2/[.A1728]-1)" office:value-type="float" office:value="342629.801604052">
            <text:p>3.43E+5</text:p>
          </table:table-cell>
          <table:table-cell table:formula="of:=3735/LN([.B1728]/0.772)-273" office:value-type="float" office:value="14.2375052348601">
            <text:p>14</text:p>
          </table:table-cell>
        </table:table-row>
        <table:table-row table:style-name="ro1">
          <table:table-cell office:value-type="float" office:value="55296">
            <text:p>55296</text:p>
          </table:table-cell>
          <table:table-cell table:formula="of:=470000/(65536*2/[.A1729]-1)" office:value-type="float" office:value="342972.972972973">
            <text:p>3.43E+5</text:p>
          </table:table-cell>
          <table:table-cell table:formula="of:=3735/LN([.B1729]/0.772)-273" office:value-type="float" office:value="14.2153932990636">
            <text:p>14</text:p>
          </table:table-cell>
        </table:table-row>
        <table:table-row table:style-name="ro1">
          <table:table-cell office:value-type="float" office:value="55328">
            <text:p>55328</text:p>
          </table:table-cell>
          <table:table-cell table:formula="of:=470000/(65536*2/[.A1730]-1)" office:value-type="float" office:value="343316.434305027">
            <text:p>3.43E+5</text:p>
          </table:table-cell>
          <table:table-cell table:formula="of:=3735/LN([.B1730]/0.772)-273" office:value-type="float" office:value="14.1932882247992">
            <text:p>14</text:p>
          </table:table-cell>
        </table:table-row>
        <table:table-row table:style-name="ro1">
          <table:table-cell office:value-type="float" office:value="55360">
            <text:p>55360</text:p>
          </table:table-cell>
          <table:table-cell table:formula="of:=470000/(65536*2/[.A1731]-1)" office:value-type="float" office:value="343660.185967878">
            <text:p>3.44E+5</text:p>
          </table:table-cell>
          <table:table-cell table:formula="of:=3735/LN([.B1731]/0.772)-273" office:value-type="float" office:value="14.1711899978057">
            <text:p>14</text:p>
          </table:table-cell>
        </table:table-row>
        <table:table-row table:style-name="ro1">
          <table:table-cell office:value-type="float" office:value="55392">
            <text:p>55392</text:p>
          </table:table-cell>
          <table:table-cell table:formula="of:=470000/(65536*2/[.A1732]-1)" office:value-type="float" office:value="344004.22832981">
            <text:p>3.44E+5</text:p>
          </table:table-cell>
          <table:table-cell table:formula="of:=3735/LN([.B1732]/0.772)-273" office:value-type="float" office:value="14.1490986038413">
            <text:p>14</text:p>
          </table:table-cell>
        </table:table-row>
        <table:table-row table:style-name="ro1">
          <table:table-cell office:value-type="float" office:value="55424">
            <text:p>55424</text:p>
          </table:table-cell>
          <table:table-cell table:formula="of:=470000/(65536*2/[.A1733]-1)" office:value-type="float" office:value="344348.561759729">
            <text:p>3.44E+5</text:p>
          </table:table-cell>
          <table:table-cell table:formula="of:=3735/LN([.B1733]/0.772)-273" office:value-type="float" office:value="14.1270140286831">
            <text:p>14</text:p>
          </table:table-cell>
        </table:table-row>
        <table:table-row table:style-name="ro1">
          <table:table-cell office:value-type="float" office:value="55456">
            <text:p>55456</text:p>
          </table:table-cell>
          <table:table-cell table:formula="of:=470000/(65536*2/[.A1734]-1)" office:value-type="float" office:value="344693.186627169">
            <text:p>3.45E+5</text:p>
          </table:table-cell>
          <table:table-cell table:formula="of:=3735/LN([.B1734]/0.772)-273" office:value-type="float" office:value="14.1049362581271">
            <text:p>14</text:p>
          </table:table-cell>
        </table:table-row>
        <table:table-row table:style-name="ro1">
          <table:table-cell office:value-type="float" office:value="55488">
            <text:p>55488</text:p>
          </table:table-cell>
          <table:table-cell table:formula="of:=470000/(65536*2/[.A1735]-1)" office:value-type="float" office:value="345038.103302286">
            <text:p>3.45E+5</text:p>
          </table:table-cell>
          <table:table-cell table:formula="of:=3735/LN([.B1735]/0.772)-273" office:value-type="float" office:value="14.0828652779886">
            <text:p>14</text:p>
          </table:table-cell>
        </table:table-row>
        <table:table-row table:style-name="ro1">
          <table:table-cell office:value-type="float" office:value="55520">
            <text:p>55520</text:p>
          </table:table-cell>
          <table:table-cell table:formula="of:=470000/(65536*2/[.A1736]-1)" office:value-type="float" office:value="345383.312155866">
            <text:p>3.45E+5</text:p>
          </table:table-cell>
          <table:table-cell table:formula="of:=3735/LN([.B1736]/0.772)-273" office:value-type="float" office:value="14.0608010741016">
            <text:p>14</text:p>
          </table:table-cell>
        </table:table-row>
        <table:table-row table:style-name="ro1">
          <table:table-cell office:value-type="float" office:value="55552">
            <text:p>55552</text:p>
          </table:table-cell>
          <table:table-cell table:formula="of:=470000/(65536*2/[.A1737]-1)" office:value-type="float" office:value="345728.813559322">
            <text:p>3.46E+5</text:p>
          </table:table-cell>
          <table:table-cell table:formula="of:=3735/LN([.B1737]/0.772)-273" office:value-type="float" office:value="14.0387436323189">
            <text:p>14</text:p>
          </table:table-cell>
        </table:table-row>
        <table:table-row table:style-name="ro1">
          <table:table-cell office:value-type="float" office:value="55584">
            <text:p>55584</text:p>
          </table:table-cell>
          <table:table-cell table:formula="of:=470000/(65536*2/[.A1738]-1)" office:value-type="float" office:value="346074.607884697">
            <text:p>3.46E+5</text:p>
          </table:table-cell>
          <table:table-cell table:formula="of:=3735/LN([.B1738]/0.772)-273" office:value-type="float" office:value="14.0166929385123">
            <text:p>14</text:p>
          </table:table-cell>
        </table:table-row>
        <table:table-row table:style-name="ro1">
          <table:table-cell office:value-type="float" office:value="55616">
            <text:p>55616</text:p>
          </table:table-cell>
          <table:table-cell table:formula="of:=470000/(65536*2/[.A1739]-1)" office:value-type="float" office:value="346420.695504665">
            <text:p>3.46E+5</text:p>
          </table:table-cell>
          <table:table-cell table:formula="of:=3735/LN([.B1739]/0.772)-273" office:value-type="float" office:value="13.9946489785722">
            <text:p>14</text:p>
          </table:table-cell>
        </table:table-row>
        <table:table-row table:style-name="ro1">
          <table:table-cell office:value-type="float" office:value="55648">
            <text:p>55648</text:p>
          </table:table-cell>
          <table:table-cell table:formula="of:=470000/(65536*2/[.A1740]-1)" office:value-type="float" office:value="346767.076792533">
            <text:p>3.47E+5</text:p>
          </table:table-cell>
          <table:table-cell table:formula="of:=3735/LN([.B1740]/0.772)-273" office:value-type="float" office:value="13.9726117384078">
            <text:p>14</text:p>
          </table:table-cell>
        </table:table-row>
        <table:table-row table:style-name="ro1">
          <table:table-cell office:value-type="float" office:value="55680">
            <text:p>55680</text:p>
          </table:table-cell>
          <table:table-cell table:formula="of:=470000/(65536*2/[.A1741]-1)" office:value-type="float" office:value="347113.752122241">
            <text:p>3.47E+5</text:p>
          </table:table-cell>
          <table:table-cell table:formula="of:=3735/LN([.B1741]/0.772)-273" office:value-type="float" office:value="13.9505812039466">
            <text:p>14</text:p>
          </table:table-cell>
        </table:table-row>
        <table:table-row table:style-name="ro1">
          <table:table-cell office:value-type="float" office:value="55712">
            <text:p>55712</text:p>
          </table:table-cell>
          <table:table-cell table:formula="of:=470000/(65536*2/[.A1742]-1)" office:value-type="float" office:value="347460.721868365">
            <text:p>3.47E+5</text:p>
          </table:table-cell>
          <table:table-cell table:formula="of:=3735/LN([.B1742]/0.772)-273" office:value-type="float" office:value="13.9285573611352">
            <text:p>14</text:p>
          </table:table-cell>
        </table:table-row>
        <table:table-row table:style-name="ro1">
          <table:table-cell office:value-type="float" office:value="55744">
            <text:p>55744</text:p>
          </table:table-cell>
          <table:table-cell table:formula="of:=470000/(65536*2/[.A1743]-1)" office:value-type="float" office:value="347807.986406117">
            <text:p>3.48E+5</text:p>
          </table:table-cell>
          <table:table-cell table:formula="of:=3735/LN([.B1743]/0.772)-273" office:value-type="float" office:value="13.9065401959382">
            <text:p>14</text:p>
          </table:table-cell>
        </table:table-row>
        <table:table-row table:style-name="ro1">
          <table:table-cell office:value-type="float" office:value="55776">
            <text:p>55776</text:p>
          </table:table-cell>
          <table:table-cell table:formula="of:=470000/(65536*2/[.A1744]-1)" office:value-type="float" office:value="348155.546111347">
            <text:p>3.48E+5</text:p>
          </table:table-cell>
          <table:table-cell table:formula="of:=3735/LN([.B1744]/0.772)-273" office:value-type="float" office:value="13.8845296943391">
            <text:p>14</text:p>
          </table:table-cell>
        </table:table-row>
        <table:table-row table:style-name="ro1">
          <table:table-cell office:value-type="float" office:value="55808">
            <text:p>55808</text:p>
          </table:table-cell>
          <table:table-cell table:formula="of:=470000/(65536*2/[.A1745]-1)" office:value-type="float" office:value="348503.401360544">
            <text:p>3.49E+5</text:p>
          </table:table-cell>
          <table:table-cell table:formula="of:=3735/LN([.B1745]/0.772)-273" office:value-type="float" office:value="13.8625258423396">
            <text:p>14</text:p>
          </table:table-cell>
        </table:table-row>
        <table:table-row table:style-name="ro1">
          <table:table-cell office:value-type="float" office:value="55840">
            <text:p>55840</text:p>
          </table:table-cell>
          <table:table-cell table:formula="of:=470000/(65536*2/[.A1746]-1)" office:value-type="float" office:value="348851.552530838">
            <text:p>3.49E+5</text:p>
          </table:table-cell>
          <table:table-cell table:formula="of:=3735/LN([.B1746]/0.772)-273" office:value-type="float" office:value="13.8405286259596">
            <text:p>14</text:p>
          </table:table-cell>
        </table:table-row>
        <table:table-row table:style-name="ro1">
          <table:table-cell office:value-type="float" office:value="55872">
            <text:p>55872</text:p>
          </table:table-cell>
          <table:table-cell table:formula="of:=470000/(65536*2/[.A1747]-1)" office:value-type="float" office:value="349200">
            <text:p>3.49E+5</text:p>
          </table:table-cell>
          <table:table-cell table:formula="of:=3735/LN([.B1747]/0.772)-273" office:value-type="float" office:value="13.8185380312375">
            <text:p>14</text:p>
          </table:table-cell>
        </table:table-row>
        <table:table-row table:style-name="ro1">
          <table:table-cell office:value-type="float" office:value="55904">
            <text:p>55904</text:p>
          </table:table-cell>
          <table:table-cell table:formula="of:=470000/(65536*2/[.A1748]-1)" office:value-type="float" office:value="349548.744146445">
            <text:p>3.50E+5</text:p>
          </table:table-cell>
          <table:table-cell table:formula="of:=3735/LN([.B1748]/0.772)-273" office:value-type="float" office:value="13.79655404423">
            <text:p>14</text:p>
          </table:table-cell>
        </table:table-row>
        <table:table-row table:style-name="ro1">
          <table:table-cell office:value-type="float" office:value="55936">
            <text:p>55936</text:p>
          </table:table-cell>
          <table:table-cell table:formula="of:=470000/(65536*2/[.A1749]-1)" office:value-type="float" office:value="349897.785349233">
            <text:p>3.50E+5</text:p>
          </table:table-cell>
          <table:table-cell table:formula="of:=3735/LN([.B1749]/0.772)-273" office:value-type="float" office:value="13.7745766510118">
            <text:p>14</text:p>
          </table:table-cell>
        </table:table-row>
        <table:table-row table:style-name="ro1">
          <table:table-cell office:value-type="float" office:value="55968">
            <text:p>55968</text:p>
          </table:table-cell>
          <table:table-cell table:formula="of:=470000/(65536*2/[.A1750]-1)" office:value-type="float" office:value="350247.12398807">
            <text:p>3.50E+5</text:p>
          </table:table-cell>
          <table:table-cell table:formula="of:=3735/LN([.B1750]/0.772)-273" office:value-type="float" office:value="13.7526058376759">
            <text:p>14</text:p>
          </table:table-cell>
        </table:table-row>
        <table:table-row table:style-name="ro1">
          <table:table-cell office:value-type="float" office:value="56000">
            <text:p>56000</text:p>
          </table:table-cell>
          <table:table-cell table:formula="of:=470000/(65536*2/[.A1751]-1)" office:value-type="float" office:value="350596.760443308">
            <text:p>3.51E+5</text:p>
          </table:table-cell>
          <table:table-cell table:formula="of:=3735/LN([.B1751]/0.772)-273" office:value-type="float" office:value="13.7306415903332">
            <text:p>14</text:p>
          </table:table-cell>
        </table:table-row>
        <table:table-row table:style-name="ro1">
          <table:table-cell office:value-type="float" office:value="56032">
            <text:p>56032</text:p>
          </table:table-cell>
          <table:table-cell table:formula="of:=470000/(65536*2/[.A1752]-1)" office:value-type="float" office:value="350946.695095949">
            <text:p>3.51E+5</text:p>
          </table:table-cell>
          <table:table-cell table:formula="of:=3735/LN([.B1752]/0.772)-273" office:value-type="float" office:value="13.7086838951126">
            <text:p>14</text:p>
          </table:table-cell>
        </table:table-row>
        <table:table-row table:style-name="ro1">
          <table:table-cell office:value-type="float" office:value="56064">
            <text:p>56064</text:p>
          </table:table-cell>
          <table:table-cell table:formula="of:=470000/(65536*2/[.A1753]-1)" office:value-type="float" office:value="351296.928327645">
            <text:p>3.51E+5</text:p>
          </table:table-cell>
          <table:table-cell table:formula="of:=3735/LN([.B1753]/0.772)-273" office:value-type="float" office:value="13.6867327381614">
            <text:p>14</text:p>
          </table:table-cell>
        </table:table-row>
        <table:table-row table:style-name="ro1">
          <table:table-cell office:value-type="float" office:value="56096">
            <text:p>56096</text:p>
          </table:table-cell>
          <table:table-cell table:formula="of:=470000/(65536*2/[.A1754]-1)" office:value-type="float" office:value="351647.4605207">
            <text:p>3.52E+5</text:p>
          </table:table-cell>
          <table:table-cell table:formula="of:=3735/LN([.B1754]/0.772)-273" office:value-type="float" office:value="13.6647881056442">
            <text:p>14</text:p>
          </table:table-cell>
        </table:table-row>
        <table:table-row table:style-name="ro1">
          <table:table-cell office:value-type="float" office:value="56128">
            <text:p>56128</text:p>
          </table:table-cell>
          <table:table-cell table:formula="of:=470000/(65536*2/[.A1755]-1)" office:value-type="float" office:value="351998.29205807">
            <text:p>3.52E+5</text:p>
          </table:table-cell>
          <table:table-cell table:formula="of:=3735/LN([.B1755]/0.772)-273" office:value-type="float" office:value="13.6428499837439">
            <text:p>14</text:p>
          </table:table-cell>
        </table:table-row>
        <table:table-row table:style-name="ro1">
          <table:table-cell office:value-type="float" office:value="56160">
            <text:p>56160</text:p>
          </table:table-cell>
          <table:table-cell table:formula="of:=470000/(65536*2/[.A1756]-1)" office:value-type="float" office:value="352349.423323366">
            <text:p>3.52E+5</text:p>
          </table:table-cell>
          <table:table-cell table:formula="of:=3735/LN([.B1756]/0.772)-273" office:value-type="float" office:value="13.620918358661">
            <text:p>14</text:p>
          </table:table-cell>
        </table:table-row>
        <table:table-row table:style-name="ro1">
          <table:table-cell office:value-type="float" office:value="56192">
            <text:p>56192</text:p>
          </table:table-cell>
          <table:table-cell table:formula="of:=470000/(65536*2/[.A1757]-1)" office:value-type="float" office:value="352700.854700855">
            <text:p>3.53E+5</text:p>
          </table:table-cell>
          <table:table-cell table:formula="of:=3735/LN([.B1757]/0.772)-273" office:value-type="float" office:value="13.5989932166137">
            <text:p>14</text:p>
          </table:table-cell>
        </table:table-row>
        <table:table-row table:style-name="ro1">
          <table:table-cell office:value-type="float" office:value="56224">
            <text:p>56224</text:p>
          </table:table-cell>
          <table:table-cell table:formula="of:=470000/(65536*2/[.A1758]-1)" office:value-type="float" office:value="353052.58657546">
            <text:p>3.53E+5</text:p>
          </table:table-cell>
          <table:table-cell table:formula="of:=3735/LN([.B1758]/0.772)-273" office:value-type="float" office:value="13.5770745438382">
            <text:p>14</text:p>
          </table:table-cell>
        </table:table-row>
        <table:table-row table:style-name="ro1">
          <table:table-cell office:value-type="float" office:value="56256">
            <text:p>56256</text:p>
          </table:table-cell>
          <table:table-cell table:formula="of:=470000/(65536*2/[.A1759]-1)" office:value-type="float" office:value="353404.619332763">
            <text:p>3.53E+5</text:p>
          </table:table-cell>
          <table:table-cell table:formula="of:=3735/LN([.B1759]/0.772)-273" office:value-type="float" office:value="13.555162326588">
            <text:p>14</text:p>
          </table:table-cell>
        </table:table-row>
        <table:table-row table:style-name="ro1">
          <table:table-cell office:value-type="float" office:value="56288">
            <text:p>56288</text:p>
          </table:table-cell>
          <table:table-cell table:formula="of:=470000/(65536*2/[.A1760]-1)" office:value-type="float" office:value="353756.953359007">
            <text:p>3.54E+5</text:p>
          </table:table-cell>
          <table:table-cell table:formula="of:=3735/LN([.B1760]/0.772)-273" office:value-type="float" office:value="13.5332565511344">
            <text:p>14</text:p>
          </table:table-cell>
        </table:table-row>
        <table:table-row table:style-name="ro1">
          <table:table-cell office:value-type="float" office:value="56320">
            <text:p>56320</text:p>
          </table:table-cell>
          <table:table-cell table:formula="of:=470000/(65536*2/[.A1761]-1)" office:value-type="float" office:value="354109.589041096">
            <text:p>3.54E+5</text:p>
          </table:table-cell>
          <table:table-cell table:formula="of:=3735/LN([.B1761]/0.772)-273" office:value-type="float" office:value="13.5113572037661">
            <text:p>14</text:p>
          </table:table-cell>
        </table:table-row>
        <table:table-row table:style-name="ro1">
          <table:table-cell office:value-type="float" office:value="56352">
            <text:p>56352</text:p>
          </table:table-cell>
          <table:table-cell table:formula="of:=470000/(65536*2/[.A1762]-1)" office:value-type="float" office:value="354462.526766595">
            <text:p>3.54E+5</text:p>
          </table:table-cell>
          <table:table-cell table:formula="of:=3735/LN([.B1762]/0.772)-273" office:value-type="float" office:value="13.4894642707894">
            <text:p>13</text:p>
          </table:table-cell>
        </table:table-row>
        <table:table-row table:style-name="ro1">
          <table:table-cell office:value-type="float" office:value="56384">
            <text:p>56384</text:p>
          </table:table-cell>
          <table:table-cell table:formula="of:=470000/(65536*2/[.A1763]-1)" office:value-type="float" office:value="354815.766923736">
            <text:p>3.55E+5</text:p>
          </table:table-cell>
          <table:table-cell table:formula="of:=3735/LN([.B1763]/0.772)-273" office:value-type="float" office:value="13.4675777385279">
            <text:p>13</text:p>
          </table:table-cell>
        </table:table-row>
        <table:table-row table:style-name="ro1">
          <table:table-cell office:value-type="float" office:value="56416">
            <text:p>56416</text:p>
          </table:table-cell>
          <table:table-cell table:formula="of:=470000/(65536*2/[.A1764]-1)" office:value-type="float" office:value="355169.309901414">
            <text:p>3.55E+5</text:p>
          </table:table-cell>
          <table:table-cell table:formula="of:=3735/LN([.B1764]/0.772)-273" office:value-type="float" office:value="13.4456975933227">
            <text:p>13</text:p>
          </table:table-cell>
        </table:table-row>
        <table:table-row table:style-name="ro1">
          <table:table-cell office:value-type="float" office:value="56448">
            <text:p>56448</text:p>
          </table:table-cell>
          <table:table-cell table:formula="of:=470000/(65536*2/[.A1765]-1)" office:value-type="float" office:value="355523.156089194">
            <text:p>3.56E+5</text:p>
          </table:table-cell>
          <table:table-cell table:formula="of:=3735/LN([.B1765]/0.772)-273" office:value-type="float" office:value="13.4238238215323">
            <text:p>13</text:p>
          </table:table-cell>
        </table:table-row>
        <table:table-row table:style-name="ro1">
          <table:table-cell office:value-type="float" office:value="56480">
            <text:p>56480</text:p>
          </table:table-cell>
          <table:table-cell table:formula="of:=470000/(65536*2/[.A1766]-1)" office:value-type="float" office:value="355877.305877306">
            <text:p>3.56E+5</text:p>
          </table:table-cell>
          <table:table-cell table:formula="of:=3735/LN([.B1766]/0.772)-273" office:value-type="float" office:value="13.4019564095321">
            <text:p>13</text:p>
          </table:table-cell>
        </table:table-row>
        <table:table-row table:style-name="ro1">
          <table:table-cell office:value-type="float" office:value="56512">
            <text:p>56512</text:p>
          </table:table-cell>
          <table:table-cell table:formula="of:=470000/(65536*2/[.A1767]-1)" office:value-type="float" office:value="356231.759656652">
            <text:p>3.56E+5</text:p>
          </table:table-cell>
          <table:table-cell table:formula="of:=3735/LN([.B1767]/0.772)-273" office:value-type="float" office:value="13.3800953437152">
            <text:p>13</text:p>
          </table:table-cell>
        </table:table-row>
        <table:table-row table:style-name="ro1">
          <table:table-cell office:value-type="float" office:value="56544">
            <text:p>56544</text:p>
          </table:table-cell>
          <table:table-cell table:formula="of:=470000/(65536*2/[.A1768]-1)" office:value-type="float" office:value="356586.517818806">
            <text:p>3.57E+5</text:p>
          </table:table-cell>
          <table:table-cell table:formula="of:=3735/LN([.B1768]/0.772)-273" office:value-type="float" office:value="13.3582406104915">
            <text:p>13</text:p>
          </table:table-cell>
        </table:table-row>
        <table:table-row table:style-name="ro1">
          <table:table-cell office:value-type="float" office:value="56576">
            <text:p>56576</text:p>
          </table:table-cell>
          <table:table-cell table:formula="of:=470000/(65536*2/[.A1769]-1)" office:value-type="float" office:value="356941.580756014">
            <text:p>3.57E+5</text:p>
          </table:table-cell>
          <table:table-cell table:formula="of:=3735/LN([.B1769]/0.772)-273" office:value-type="float" office:value="13.336392196288">
            <text:p>13</text:p>
          </table:table-cell>
        </table:table-row>
        <table:table-row table:style-name="ro1">
          <table:table-cell office:value-type="float" office:value="56608">
            <text:p>56608</text:p>
          </table:table-cell>
          <table:table-cell table:formula="of:=470000/(65536*2/[.A1770]-1)" office:value-type="float" office:value="357296.948861195">
            <text:p>3.57E+5</text:p>
          </table:table-cell>
          <table:table-cell table:formula="of:=3735/LN([.B1770]/0.772)-273" office:value-type="float" office:value="13.3145500875493">
            <text:p>13</text:p>
          </table:table-cell>
        </table:table-row>
        <table:table-row table:style-name="ro1">
          <table:table-cell office:value-type="float" office:value="56640">
            <text:p>56640</text:p>
          </table:table-cell>
          <table:table-cell table:formula="of:=470000/(65536*2/[.A1771]-1)" office:value-type="float" office:value="357652.622527945">
            <text:p>3.58E+5</text:p>
          </table:table-cell>
          <table:table-cell table:formula="of:=3735/LN([.B1771]/0.772)-273" office:value-type="float" office:value="13.2927142707363">
            <text:p>13</text:p>
          </table:table-cell>
        </table:table-row>
        <table:table-row table:style-name="ro1">
          <table:table-cell office:value-type="float" office:value="56672">
            <text:p>56672</text:p>
          </table:table-cell>
          <table:table-cell table:formula="of:=470000/(65536*2/[.A1772]-1)" office:value-type="float" office:value="358008.602150538">
            <text:p>3.58E+5</text:p>
          </table:table-cell>
          <table:table-cell table:formula="of:=3735/LN([.B1772]/0.772)-273" office:value-type="float" office:value="13.2708847323273">
            <text:p>13</text:p>
          </table:table-cell>
        </table:table-row>
        <table:table-row table:style-name="ro1">
          <table:table-cell office:value-type="float" office:value="56704">
            <text:p>56704</text:p>
          </table:table-cell>
          <table:table-cell table:formula="of:=470000/(65536*2/[.A1773]-1)" office:value-type="float" office:value="358364.888123924">
            <text:p>3.58E+5</text:p>
          </table:table-cell>
          <table:table-cell table:formula="of:=3735/LN([.B1773]/0.772)-273" office:value-type="float" office:value="13.2490614588173">
            <text:p>13</text:p>
          </table:table-cell>
        </table:table-row>
        <table:table-row table:style-name="ro1">
          <table:table-cell office:value-type="float" office:value="56736">
            <text:p>56736</text:p>
          </table:table-cell>
          <table:table-cell table:formula="of:=470000/(65536*2/[.A1774]-1)" office:value-type="float" office:value="358721.480843736">
            <text:p>3.59E+5</text:p>
          </table:table-cell>
          <table:table-cell table:formula="of:=3735/LN([.B1774]/0.772)-273" office:value-type="float" office:value="13.2272444367183">
            <text:p>13</text:p>
          </table:table-cell>
        </table:table-row>
        <table:table-row table:style-name="ro1">
          <table:table-cell office:value-type="float" office:value="56768">
            <text:p>56768</text:p>
          </table:table-cell>
          <table:table-cell table:formula="of:=470000/(65536*2/[.A1775]-1)" office:value-type="float" office:value="359078.380706288">
            <text:p>3.59E+5</text:p>
          </table:table-cell>
          <table:table-cell table:formula="of:=3735/LN([.B1775]/0.772)-273" office:value-type="float" office:value="13.2054336525589">
            <text:p>13</text:p>
          </table:table-cell>
        </table:table-row>
        <table:table-row table:style-name="ro1">
          <table:table-cell office:value-type="float" office:value="56800">
            <text:p>56800</text:p>
          </table:table-cell>
          <table:table-cell table:formula="of:=470000/(65536*2/[.A1776]-1)" office:value-type="float" office:value="359435.588108574">
            <text:p>3.59E+5</text:p>
          </table:table-cell>
          <table:table-cell table:formula="of:=3735/LN([.B1776]/0.772)-273" office:value-type="float" office:value="13.1836290928848">
            <text:p>13</text:p>
          </table:table-cell>
        </table:table-row>
        <table:table-row table:style-name="ro1">
          <table:table-cell office:value-type="float" office:value="56832">
            <text:p>56832</text:p>
          </table:table-cell>
          <table:table-cell table:formula="of:=470000/(65536*2/[.A1777]-1)" office:value-type="float" office:value="359793.103448276">
            <text:p>3.60E+5</text:p>
          </table:table-cell>
          <table:table-cell table:formula="of:=3735/LN([.B1777]/0.772)-273" office:value-type="float" office:value="13.1618307442579">
            <text:p>13</text:p>
          </table:table-cell>
        </table:table-row>
        <table:table-row table:style-name="ro1">
          <table:table-cell office:value-type="float" office:value="56864">
            <text:p>56864</text:p>
          </table:table-cell>
          <table:table-cell table:formula="of:=470000/(65536*2/[.A1778]-1)" office:value-type="float" office:value="360150.92712376">
            <text:p>3.60E+5</text:p>
          </table:table-cell>
          <table:table-cell table:formula="of:=3735/LN([.B1778]/0.772)-273" office:value-type="float" office:value="13.1400385932573">
            <text:p>13</text:p>
          </table:table-cell>
        </table:table-row>
        <table:table-row table:style-name="ro1">
          <table:table-cell office:value-type="float" office:value="56896">
            <text:p>56896</text:p>
          </table:table-cell>
          <table:table-cell table:formula="of:=470000/(65536*2/[.A1779]-1)" office:value-type="float" office:value="360509.059534081">
            <text:p>3.61E+5</text:p>
          </table:table-cell>
          <table:table-cell table:formula="of:=3735/LN([.B1779]/0.772)-273" office:value-type="float" office:value="13.1182526264782">
            <text:p>13</text:p>
          </table:table-cell>
        </table:table-row>
        <table:table-row table:style-name="ro1">
          <table:table-cell office:value-type="float" office:value="56928">
            <text:p>56928</text:p>
          </table:table-cell>
          <table:table-cell table:formula="of:=470000/(65536*2/[.A1780]-1)" office:value-type="float" office:value="360867.501078981">
            <text:p>3.61E+5</text:p>
          </table:table-cell>
          <table:table-cell table:formula="of:=3735/LN([.B1780]/0.772)-273" office:value-type="float" office:value="13.0964728305327">
            <text:p>13</text:p>
          </table:table-cell>
        </table:table-row>
        <table:table-row table:style-name="ro1">
          <table:table-cell office:value-type="float" office:value="56960">
            <text:p>56960</text:p>
          </table:table-cell>
          <table:table-cell table:formula="of:=470000/(65536*2/[.A1781]-1)" office:value-type="float" office:value="361226.252158895">
            <text:p>3.61E+5</text:p>
          </table:table-cell>
          <table:table-cell table:formula="of:=3735/LN([.B1781]/0.772)-273" office:value-type="float" office:value="13.0746991920493">
            <text:p>13</text:p>
          </table:table-cell>
        </table:table-row>
        <table:table-row table:style-name="ro1">
          <table:table-cell office:value-type="float" office:value="56992">
            <text:p>56992</text:p>
          </table:table-cell>
          <table:table-cell table:formula="of:=470000/(65536*2/[.A1782]-1)" office:value-type="float" office:value="361585.313174946">
            <text:p>3.62E+5</text:p>
          </table:table-cell>
          <table:table-cell table:formula="of:=3735/LN([.B1782]/0.772)-273" office:value-type="float" office:value="13.0529316976728">
            <text:p>13</text:p>
          </table:table-cell>
        </table:table-row>
        <table:table-row table:style-name="ro1">
          <table:table-cell office:value-type="float" office:value="57024">
            <text:p>57024</text:p>
          </table:table-cell>
          <table:table-cell table:formula="of:=470000/(65536*2/[.A1783]-1)" office:value-type="float" office:value="361944.684528954">
            <text:p>3.62E+5</text:p>
          </table:table-cell>
          <table:table-cell table:formula="of:=3735/LN([.B1783]/0.772)-273" office:value-type="float" office:value="13.0311703340645">
            <text:p>13</text:p>
          </table:table-cell>
        </table:table-row>
        <table:table-row table:style-name="ro1">
          <table:table-cell office:value-type="float" office:value="57056">
            <text:p>57056</text:p>
          </table:table-cell>
          <table:table-cell table:formula="of:=470000/(65536*2/[.A1784]-1)" office:value-type="float" office:value="362304.366623433">
            <text:p>3.62E+5</text:p>
          </table:table-cell>
          <table:table-cell table:formula="of:=3735/LN([.B1784]/0.772)-273" office:value-type="float" office:value="13.0094150879022">
            <text:p>13</text:p>
          </table:table-cell>
        </table:table-row>
        <table:table-row table:style-name="ro1">
          <table:table-cell office:value-type="float" office:value="57088">
            <text:p>57088</text:p>
          </table:table-cell>
          <table:table-cell table:formula="of:=470000/(65536*2/[.A1785]-1)" office:value-type="float" office:value="362664.359861592">
            <text:p>3.63E+5</text:p>
          </table:table-cell>
          <table:table-cell table:formula="of:=3735/LN([.B1785]/0.772)-273" office:value-type="float" office:value="12.9876659458797">
            <text:p>13</text:p>
          </table:table-cell>
        </table:table-row>
        <table:table-row table:style-name="ro1">
          <table:table-cell office:value-type="float" office:value="57120">
            <text:p>57120</text:p>
          </table:table-cell>
          <table:table-cell table:formula="of:=470000/(65536*2/[.A1786]-1)" office:value-type="float" office:value="363024.664647339">
            <text:p>3.63E+5</text:p>
          </table:table-cell>
          <table:table-cell table:formula="of:=3735/LN([.B1786]/0.772)-273" office:value-type="float" office:value="12.9659228947071">
            <text:p>13</text:p>
          </table:table-cell>
        </table:table-row>
        <table:table-row table:style-name="ro1">
          <table:table-cell office:value-type="float" office:value="57152">
            <text:p>57152</text:p>
          </table:table-cell>
          <table:table-cell table:formula="of:=470000/(65536*2/[.A1787]-1)" office:value-type="float" office:value="363385.281385281">
            <text:p>3.63E+5</text:p>
          </table:table-cell>
          <table:table-cell table:formula="of:=3735/LN([.B1787]/0.772)-273" office:value-type="float" office:value="12.9441859211109">
            <text:p>13</text:p>
          </table:table-cell>
        </table:table-row>
        <table:table-row table:style-name="ro1">
          <table:table-cell office:value-type="float" office:value="57184">
            <text:p>57184</text:p>
          </table:table-cell>
          <table:table-cell table:formula="of:=470000/(65536*2/[.A1788]-1)" office:value-type="float" office:value="363746.210480728">
            <text:p>3.64E+5</text:p>
          </table:table-cell>
          <table:table-cell table:formula="of:=3735/LN([.B1788]/0.772)-273" office:value-type="float" office:value="12.9224550118336">
            <text:p>13</text:p>
          </table:table-cell>
        </table:table-row>
        <table:table-row table:style-name="ro1">
          <table:table-cell office:value-type="float" office:value="57216">
            <text:p>57216</text:p>
          </table:table-cell>
          <table:table-cell table:formula="of:=470000/(65536*2/[.A1789]-1)" office:value-type="float" office:value="364107.452339688">
            <text:p>3.64E+5</text:p>
          </table:table-cell>
          <table:table-cell table:formula="of:=3735/LN([.B1789]/0.772)-273" office:value-type="float" office:value="12.9007301536338">
            <text:p>13</text:p>
          </table:table-cell>
        </table:table-row>
        <table:table-row table:style-name="ro1">
          <table:table-cell office:value-type="float" office:value="57248">
            <text:p>57248</text:p>
          </table:table-cell>
          <table:table-cell table:formula="of:=470000/(65536*2/[.A1790]-1)" office:value-type="float" office:value="364469.007368877">
            <text:p>3.64E+5</text:p>
          </table:table-cell>
          <table:table-cell table:formula="of:=3735/LN([.B1790]/0.772)-273" office:value-type="float" office:value="12.8790113332861">
            <text:p>13</text:p>
          </table:table-cell>
        </table:table-row>
        <table:table-row table:style-name="ro1">
          <table:table-cell office:value-type="float" office:value="57280">
            <text:p>57280</text:p>
          </table:table-cell>
          <table:table-cell table:formula="of:=470000/(65536*2/[.A1791]-1)" office:value-type="float" office:value="364830.875975716">
            <text:p>3.65E+5</text:p>
          </table:table-cell>
          <table:table-cell table:formula="of:=3735/LN([.B1791]/0.772)-273" office:value-type="float" office:value="12.8572985375812">
            <text:p>13</text:p>
          </table:table-cell>
        </table:table-row>
        <table:table-row table:style-name="ro1">
          <table:table-cell office:value-type="float" office:value="57312">
            <text:p>57312</text:p>
          </table:table-cell>
          <table:table-cell table:formula="of:=470000/(65536*2/[.A1792]-1)" office:value-type="float" office:value="365193.05856833">
            <text:p>3.65E+5</text:p>
          </table:table-cell>
          <table:table-cell table:formula="of:=3735/LN([.B1792]/0.772)-273" office:value-type="float" office:value="12.8355917533257">
            <text:p>13</text:p>
          </table:table-cell>
        </table:table-row>
        <table:table-row table:style-name="ro1">
          <table:table-cell office:value-type="float" office:value="57344">
            <text:p>57344</text:p>
          </table:table-cell>
          <table:table-cell table:formula="of:=470000/(65536*2/[.A1793]-1)" office:value-type="float" office:value="365555.555555556">
            <text:p>3.66E+5</text:p>
          </table:table-cell>
          <table:table-cell table:formula="of:=3735/LN([.B1793]/0.772)-273" office:value-type="float" office:value="12.8138909673419">
            <text:p>13</text:p>
          </table:table-cell>
        </table:table-row>
        <table:table-row table:style-name="ro1">
          <table:table-cell office:value-type="float" office:value="57376">
            <text:p>57376</text:p>
          </table:table-cell>
          <table:table-cell table:formula="of:=470000/(65536*2/[.A1794]-1)" office:value-type="float" office:value="365918.367346939">
            <text:p>3.66E+5</text:p>
          </table:table-cell>
          <table:table-cell table:formula="of:=3735/LN([.B1794]/0.772)-273" office:value-type="float" office:value="12.7921961664684">
            <text:p>13</text:p>
          </table:table-cell>
        </table:table-row>
        <table:table-row table:style-name="ro1">
          <table:table-cell office:value-type="float" office:value="57408">
            <text:p>57408</text:p>
          </table:table-cell>
          <table:table-cell table:formula="of:=470000/(65536*2/[.A1795]-1)" office:value-type="float" office:value="366281.494352737">
            <text:p>3.66E+5</text:p>
          </table:table-cell>
          <table:table-cell table:formula="of:=3735/LN([.B1795]/0.772)-273" office:value-type="float" office:value="12.7705073375591">
            <text:p>13</text:p>
          </table:table-cell>
        </table:table-row>
        <table:table-row table:style-name="ro1">
          <table:table-cell office:value-type="float" office:value="57440">
            <text:p>57440</text:p>
          </table:table-cell>
          <table:table-cell table:formula="of:=470000/(65536*2/[.A1796]-1)" office:value-type="float" office:value="366644.93698392">
            <text:p>3.67E+5</text:p>
          </table:table-cell>
          <table:table-cell table:formula="of:=3735/LN([.B1796]/0.772)-273" office:value-type="float" office:value="12.7488244674839">
            <text:p>13</text:p>
          </table:table-cell>
        </table:table-row>
        <table:table-row table:style-name="ro1">
          <table:table-cell office:value-type="float" office:value="57472">
            <text:p>57472</text:p>
          </table:table-cell>
          <table:table-cell table:formula="of:=470000/(65536*2/[.A1797]-1)" office:value-type="float" office:value="367008.695652174">
            <text:p>3.67E+5</text:p>
          </table:table-cell>
          <table:table-cell table:formula="of:=3735/LN([.B1797]/0.772)-273" office:value-type="float" office:value="12.7271475431285">
            <text:p>13</text:p>
          </table:table-cell>
        </table:table-row>
        <table:table-row table:style-name="ro1">
          <table:table-cell office:value-type="float" office:value="57504">
            <text:p>57504</text:p>
          </table:table-cell>
          <table:table-cell table:formula="of:=470000/(65536*2/[.A1798]-1)" office:value-type="float" office:value="367372.7707699">
            <text:p>3.67E+5</text:p>
          </table:table-cell>
          <table:table-cell table:formula="of:=3735/LN([.B1798]/0.772)-273" office:value-type="float" office:value="12.7054765513939">
            <text:p>13</text:p>
          </table:table-cell>
        </table:table-row>
        <table:table-row table:style-name="ro1">
          <table:table-cell office:value-type="float" office:value="57536">
            <text:p>57536</text:p>
          </table:table-cell>
          <table:table-cell table:formula="of:=470000/(65536*2/[.A1799]-1)" office:value-type="float" office:value="367737.162750218">
            <text:p>3.68E+5</text:p>
          </table:table-cell>
          <table:table-cell table:formula="of:=3735/LN([.B1799]/0.772)-273" office:value-type="float" office:value="12.683811479197">
            <text:p>13</text:p>
          </table:table-cell>
        </table:table-row>
        <table:table-row table:style-name="ro1">
          <table:table-cell office:value-type="float" office:value="57568">
            <text:p>57568</text:p>
          </table:table-cell>
          <table:table-cell table:formula="of:=470000/(65536*2/[.A1800]-1)" office:value-type="float" office:value="368101.872006966">
            <text:p>3.68E+5</text:p>
          </table:table-cell>
          <table:table-cell table:formula="of:=3735/LN([.B1800]/0.772)-273" office:value-type="float" office:value="12.6621523134702">
            <text:p>13</text:p>
          </table:table-cell>
        </table:table-row>
        <table:table-row table:style-name="ro1">
          <table:table-cell office:value-type="float" office:value="57600">
            <text:p>57600</text:p>
          </table:table-cell>
          <table:table-cell table:formula="of:=470000/(65536*2/[.A1801]-1)" office:value-type="float" office:value="368466.898954704">
            <text:p>3.68E+5</text:p>
          </table:table-cell>
          <table:table-cell table:formula="of:=3735/LN([.B1801]/0.772)-273" office:value-type="float" office:value="12.6404990411614">
            <text:p>13</text:p>
          </table:table-cell>
        </table:table-row>
        <table:table-row table:style-name="ro1">
          <table:table-cell office:value-type="float" office:value="57632">
            <text:p>57632</text:p>
          </table:table-cell>
          <table:table-cell table:formula="of:=470000/(65536*2/[.A1802]-1)" office:value-type="float" office:value="368832.244008715">
            <text:p>3.69E+5</text:p>
          </table:table-cell>
          <table:table-cell table:formula="of:=3735/LN([.B1802]/0.772)-273" office:value-type="float" office:value="12.6188516492338">
            <text:p>13</text:p>
          </table:table-cell>
        </table:table-row>
        <table:table-row table:style-name="ro1">
          <table:table-cell office:value-type="float" office:value="57664">
            <text:p>57664</text:p>
          </table:table-cell>
          <table:table-cell table:formula="of:=470000/(65536*2/[.A1803]-1)" office:value-type="float" office:value="369197.907585004">
            <text:p>3.69E+5</text:p>
          </table:table-cell>
          <table:table-cell table:formula="of:=3735/LN([.B1803]/0.772)-273" office:value-type="float" office:value="12.5972101246662">
            <text:p>13</text:p>
          </table:table-cell>
        </table:table-row>
        <table:table-row table:style-name="ro1">
          <table:table-cell office:value-type="float" office:value="57696">
            <text:p>57696</text:p>
          </table:table-cell>
          <table:table-cell table:formula="of:=470000/(65536*2/[.A1804]-1)" office:value-type="float" office:value="369563.890100305">
            <text:p>3.70E+5</text:p>
          </table:table-cell>
          <table:table-cell table:formula="of:=3735/LN([.B1804]/0.772)-273" office:value-type="float" office:value="12.5755744544526">
            <text:p>13</text:p>
          </table:table-cell>
        </table:table-row>
        <table:table-row table:style-name="ro1">
          <table:table-cell office:value-type="float" office:value="57728">
            <text:p>57728</text:p>
          </table:table-cell>
          <table:table-cell table:formula="of:=470000/(65536*2/[.A1805]-1)" office:value-type="float" office:value="369930.191972077">
            <text:p>3.70E+5</text:p>
          </table:table-cell>
          <table:table-cell table:formula="of:=3735/LN([.B1805]/0.772)-273" office:value-type="float" office:value="12.5539446256025">
            <text:p>13</text:p>
          </table:table-cell>
        </table:table-row>
        <table:table-row table:style-name="ro1">
          <table:table-cell office:value-type="float" office:value="57760">
            <text:p>57760</text:p>
          </table:table-cell>
          <table:table-cell table:formula="of:=470000/(65536*2/[.A1806]-1)" office:value-type="float" office:value="370296.813618507">
            <text:p>3.70E+5</text:p>
          </table:table-cell>
          <table:table-cell table:formula="of:=3735/LN([.B1806]/0.772)-273" office:value-type="float" office:value="12.5323206251404">
            <text:p>13</text:p>
          </table:table-cell>
        </table:table-row>
        <table:table-row table:style-name="ro1">
          <table:table-cell office:value-type="float" office:value="57792">
            <text:p>57792</text:p>
          </table:table-cell>
          <table:table-cell table:formula="of:=470000/(65536*2/[.A1807]-1)" office:value-type="float" office:value="370663.755458515">
            <text:p>3.71E+5</text:p>
          </table:table-cell>
          <table:table-cell table:formula="of:=3735/LN([.B1807]/0.772)-273" office:value-type="float" office:value="12.5107024401063">
            <text:p>13</text:p>
          </table:table-cell>
        </table:table-row>
        <table:table-row table:style-name="ro1">
          <table:table-cell office:value-type="float" office:value="57824">
            <text:p>57824</text:p>
          </table:table-cell>
          <table:table-cell table:formula="of:=470000/(65536*2/[.A1808]-1)" office:value-type="float" office:value="371031.017911752">
            <text:p>3.71E+5</text:p>
          </table:table-cell>
          <table:table-cell table:formula="of:=3735/LN([.B1808]/0.772)-273" office:value-type="float" office:value="12.4890900575552">
            <text:p>12</text:p>
          </table:table-cell>
        </table:table-row>
        <table:table-row table:style-name="ro1">
          <table:table-cell office:value-type="float" office:value="57856">
            <text:p>57856</text:p>
          </table:table-cell>
          <table:table-cell table:formula="of:=470000/(65536*2/[.A1809]-1)" office:value-type="float" office:value="371398.601398601">
            <text:p>3.71E+5</text:p>
          </table:table-cell>
          <table:table-cell table:formula="of:=3735/LN([.B1809]/0.772)-273" office:value-type="float" office:value="12.4674834645572">
            <text:p>12</text:p>
          </table:table-cell>
        </table:table-row>
        <table:table-row table:style-name="ro1">
          <table:table-cell office:value-type="float" office:value="57888">
            <text:p>57888</text:p>
          </table:table-cell>
          <table:table-cell table:formula="of:=470000/(65536*2/[.A1810]-1)" office:value-type="float" office:value="371766.506340184">
            <text:p>3.72E+5</text:p>
          </table:table-cell>
          <table:table-cell table:formula="of:=3735/LN([.B1810]/0.772)-273" office:value-type="float" office:value="12.4458826481976">
            <text:p>12</text:p>
          </table:table-cell>
        </table:table-row>
        <table:table-row table:style-name="ro1">
          <table:table-cell office:value-type="float" office:value="57920">
            <text:p>57920</text:p>
          </table:table-cell>
          <table:table-cell table:formula="of:=470000/(65536*2/[.A1811]-1)" office:value-type="float" office:value="372134.733158355">
            <text:p>3.72E+5</text:p>
          </table:table-cell>
          <table:table-cell table:formula="of:=3735/LN([.B1811]/0.772)-273" office:value-type="float" office:value="12.4242875955766">
            <text:p>12</text:p>
          </table:table-cell>
        </table:table-row>
        <table:table-row table:style-name="ro1">
          <table:table-cell office:value-type="float" office:value="57952">
            <text:p>57952</text:p>
          </table:table-cell>
          <table:table-cell table:formula="of:=470000/(65536*2/[.A1812]-1)" office:value-type="float" office:value="372503.282275711">
            <text:p>3.73E+5</text:p>
          </table:table-cell>
          <table:table-cell table:formula="of:=3735/LN([.B1812]/0.772)-273" office:value-type="float" office:value="12.4026982938095">
            <text:p>12</text:p>
          </table:table-cell>
        </table:table-row>
        <table:table-row table:style-name="ro1">
          <table:table-cell office:value-type="float" office:value="57984">
            <text:p>57984</text:p>
          </table:table-cell>
          <table:table-cell table:formula="of:=470000/(65536*2/[.A1813]-1)" office:value-type="float" office:value="372872.154115587">
            <text:p>3.73E+5</text:p>
          </table:table-cell>
          <table:table-cell table:formula="of:=3735/LN([.B1813]/0.772)-273" office:value-type="float" office:value="12.3811147300262">
            <text:p>12</text:p>
          </table:table-cell>
        </table:table-row>
        <table:table-row table:style-name="ro1">
          <table:table-cell office:value-type="float" office:value="58016">
            <text:p>58016</text:p>
          </table:table-cell>
          <table:table-cell table:formula="of:=470000/(65536*2/[.A1814]-1)" office:value-type="float" office:value="373241.349102059">
            <text:p>3.73E+5</text:p>
          </table:table-cell>
          <table:table-cell table:formula="of:=3735/LN([.B1814]/0.772)-273" office:value-type="float" office:value="12.3595368913721">
            <text:p>12</text:p>
          </table:table-cell>
        </table:table-row>
        <table:table-row table:style-name="ro1">
          <table:table-cell office:value-type="float" office:value="58048">
            <text:p>58048</text:p>
          </table:table-cell>
          <table:table-cell table:formula="of:=470000/(65536*2/[.A1815]-1)" office:value-type="float" office:value="373610.867659947">
            <text:p>3.74E+5</text:p>
          </table:table-cell>
          <table:table-cell table:formula="of:=3735/LN([.B1815]/0.772)-273" office:value-type="float" office:value="12.3379647650068">
            <text:p>12</text:p>
          </table:table-cell>
        </table:table-row>
        <table:table-row table:style-name="ro1">
          <table:table-cell office:value-type="float" office:value="58080">
            <text:p>58080</text:p>
          </table:table-cell>
          <table:table-cell table:formula="of:=470000/(65536*2/[.A1816]-1)" office:value-type="float" office:value="373980.710214818">
            <text:p>3.74E+5</text:p>
          </table:table-cell>
          <table:table-cell table:formula="of:=3735/LN([.B1816]/0.772)-273" office:value-type="float" office:value="12.316398338105">
            <text:p>12</text:p>
          </table:table-cell>
        </table:table-row>
        <table:table-row table:style-name="ro1">
          <table:table-cell office:value-type="float" office:value="58112">
            <text:p>58112</text:p>
          </table:table-cell>
          <table:table-cell table:formula="of:=470000/(65536*2/[.A1817]-1)" office:value-type="float" office:value="374350.877192982">
            <text:p>3.74E+5</text:p>
          </table:table-cell>
          <table:table-cell table:formula="of:=3735/LN([.B1817]/0.772)-273" office:value-type="float" office:value="12.2948375978563">
            <text:p>12</text:p>
          </table:table-cell>
        </table:table-row>
        <table:table-row table:style-name="ro1">
          <table:table-cell office:value-type="float" office:value="58144">
            <text:p>58144</text:p>
          </table:table-cell>
          <table:table-cell table:formula="of:=470000/(65536*2/[.A1818]-1)" office:value-type="float" office:value="374721.369021501">
            <text:p>3.75E+5</text:p>
          </table:table-cell>
          <table:table-cell table:formula="of:=3735/LN([.B1818]/0.772)-273" office:value-type="float" office:value="12.2732825314645">
            <text:p>12</text:p>
          </table:table-cell>
        </table:table-row>
        <table:table-row table:style-name="ro1">
          <table:table-cell office:value-type="float" office:value="58176">
            <text:p>58176</text:p>
          </table:table-cell>
          <table:table-cell table:formula="of:=470000/(65536*2/[.A1819]-1)" office:value-type="float" office:value="375092.186128183">
            <text:p>3.75E+5</text:p>
          </table:table-cell>
          <table:table-cell table:formula="of:=3735/LN([.B1819]/0.772)-273" office:value-type="float" office:value="12.2517331261485">
            <text:p>12</text:p>
          </table:table-cell>
        </table:table-row>
        <table:table-row table:style-name="ro1">
          <table:table-cell office:value-type="float" office:value="58208">
            <text:p>58208</text:p>
          </table:table-cell>
          <table:table-cell table:formula="of:=470000/(65536*2/[.A1820]-1)" office:value-type="float" office:value="375463.32894159">
            <text:p>3.75E+5</text:p>
          </table:table-cell>
          <table:table-cell table:formula="of:=3735/LN([.B1820]/0.772)-273" office:value-type="float" office:value="12.2301893691416">
            <text:p>12</text:p>
          </table:table-cell>
        </table:table-row>
        <table:table-row table:style-name="ro1">
          <table:table-cell office:value-type="float" office:value="58240">
            <text:p>58240</text:p>
          </table:table-cell>
          <table:table-cell table:formula="of:=470000/(65536*2/[.A1821]-1)" office:value-type="float" office:value="375834.797891037">
            <text:p>3.76E+5</text:p>
          </table:table-cell>
          <table:table-cell table:formula="of:=3735/LN([.B1821]/0.772)-273" office:value-type="float" office:value="12.2086512476918">
            <text:p>12</text:p>
          </table:table-cell>
        </table:table-row>
        <table:table-row table:style-name="ro1">
          <table:table-cell office:value-type="float" office:value="58272">
            <text:p>58272</text:p>
          </table:table-cell>
          <table:table-cell table:formula="of:=470000/(65536*2/[.A1822]-1)" office:value-type="float" office:value="376206.593406593">
            <text:p>3.76E+5</text:p>
          </table:table-cell>
          <table:table-cell table:formula="of:=3735/LN([.B1822]/0.772)-273" office:value-type="float" office:value="12.1871187490613">
            <text:p>12</text:p>
          </table:table-cell>
        </table:table-row>
        <table:table-row table:style-name="ro1">
          <table:table-cell office:value-type="float" office:value="58304">
            <text:p>58304</text:p>
          </table:table-cell>
          <table:table-cell table:formula="of:=470000/(65536*2/[.A1823]-1)" office:value-type="float" office:value="376578.715919085">
            <text:p>3.77E+5</text:p>
          </table:table-cell>
          <table:table-cell table:formula="of:=3735/LN([.B1823]/0.772)-273" office:value-type="float" office:value="12.1655918605272">
            <text:p>12</text:p>
          </table:table-cell>
        </table:table-row>
        <table:table-row table:style-name="ro1">
          <table:table-cell office:value-type="float" office:value="58336">
            <text:p>58336</text:p>
          </table:table-cell>
          <table:table-cell table:formula="of:=470000/(65536*2/[.A1824]-1)" office:value-type="float" office:value="376951.165860097">
            <text:p>3.77E+5</text:p>
          </table:table-cell>
          <table:table-cell table:formula="of:=3735/LN([.B1824]/0.772)-273" office:value-type="float" office:value="12.1440705693807">
            <text:p>12</text:p>
          </table:table-cell>
        </table:table-row>
        <table:table-row table:style-name="ro1">
          <table:table-cell office:value-type="float" office:value="58368">
            <text:p>58368</text:p>
          </table:table-cell>
          <table:table-cell table:formula="of:=470000/(65536*2/[.A1825]-1)" office:value-type="float" office:value="377323.943661972">
            <text:p>3.77E+5</text:p>
          </table:table-cell>
          <table:table-cell table:formula="of:=3735/LN([.B1825]/0.772)-273" office:value-type="float" office:value="12.1225548629275">
            <text:p>12</text:p>
          </table:table-cell>
        </table:table-row>
        <table:table-row table:style-name="ro1">
          <table:table-cell office:value-type="float" office:value="58400">
            <text:p>58400</text:p>
          </table:table-cell>
          <table:table-cell table:formula="of:=470000/(65536*2/[.A1826]-1)" office:value-type="float" office:value="377697.049757816">
            <text:p>3.78E+5</text:p>
          </table:table-cell>
          <table:table-cell table:formula="of:=3735/LN([.B1826]/0.772)-273" office:value-type="float" office:value="12.1010447284875">
            <text:p>12</text:p>
          </table:table-cell>
        </table:table-row>
        <table:table-row table:style-name="ro1">
          <table:table-cell office:value-type="float" office:value="58432">
            <text:p>58432</text:p>
          </table:table-cell>
          <table:table-cell table:formula="of:=470000/(65536*2/[.A1827]-1)" office:value-type="float" office:value="378070.484581498">
            <text:p>3.78E+5</text:p>
          </table:table-cell>
          <table:table-cell table:formula="of:=3735/LN([.B1827]/0.772)-273" office:value-type="float" office:value="12.079540153395">
            <text:p>12</text:p>
          </table:table-cell>
        </table:table-row>
        <table:table-row table:style-name="ro1">
          <table:table-cell office:value-type="float" office:value="58464">
            <text:p>58464</text:p>
          </table:table-cell>
          <table:table-cell table:formula="of:=470000/(65536*2/[.A1828]-1)" office:value-type="float" office:value="378444.248567651">
            <text:p>3.78E+5</text:p>
          </table:table-cell>
          <table:table-cell table:formula="of:=3735/LN([.B1828]/0.772)-273" office:value-type="float" office:value="12.0580411249985">
            <text:p>12</text:p>
          </table:table-cell>
        </table:table-row>
        <table:table-row table:style-name="ro1">
          <table:table-cell office:value-type="float" office:value="58496">
            <text:p>58496</text:p>
          </table:table-cell>
          <table:table-cell table:formula="of:=470000/(65536*2/[.A1829]-1)" office:value-type="float" office:value="378818.342151675">
            <text:p>3.79E+5</text:p>
          </table:table-cell>
          <table:table-cell table:formula="of:=3735/LN([.B1829]/0.772)-273" office:value-type="float" office:value="12.0365476306607">
            <text:p>12</text:p>
          </table:table-cell>
        </table:table-row>
        <table:table-row table:style-name="ro1">
          <table:table-cell office:value-type="float" office:value="58528">
            <text:p>58528</text:p>
          </table:table-cell>
          <table:table-cell table:formula="of:=470000/(65536*2/[.A1830]-1)" office:value-type="float" office:value="379192.76576974">
            <text:p>3.79E+5</text:p>
          </table:table-cell>
          <table:table-cell table:formula="of:=3735/LN([.B1830]/0.772)-273" office:value-type="float" office:value="12.0150596577585">
            <text:p>12</text:p>
          </table:table-cell>
        </table:table-row>
        <table:table-row table:style-name="ro1">
          <table:table-cell office:value-type="float" office:value="58560">
            <text:p>58560</text:p>
          </table:table-cell>
          <table:table-cell table:formula="of:=470000/(65536*2/[.A1831]-1)" office:value-type="float" office:value="379567.519858782">
            <text:p>3.80E+5</text:p>
          </table:table-cell>
          <table:table-cell table:formula="of:=3735/LN([.B1831]/0.772)-273" office:value-type="float" office:value="11.9935771936828">
            <text:p>12</text:p>
          </table:table-cell>
        </table:table-row>
        <table:table-row table:style-name="ro1">
          <table:table-cell office:value-type="float" office:value="58592">
            <text:p>58592</text:p>
          </table:table-cell>
          <table:table-cell table:formula="of:=470000/(65536*2/[.A1832]-1)" office:value-type="float" office:value="379942.604856512">
            <text:p>3.80E+5</text:p>
          </table:table-cell>
          <table:table-cell table:formula="of:=3735/LN([.B1832]/0.772)-273" office:value-type="float" office:value="11.9721002258386">
            <text:p>12</text:p>
          </table:table-cell>
        </table:table-row>
        <table:table-row table:style-name="ro1">
          <table:table-cell office:value-type="float" office:value="58624">
            <text:p>58624</text:p>
          </table:table-cell>
          <table:table-cell table:formula="of:=470000/(65536*2/[.A1833]-1)" office:value-type="float" office:value="380318.021201413">
            <text:p>3.80E+5</text:p>
          </table:table-cell>
          <table:table-cell table:formula="of:=3735/LN([.B1833]/0.772)-273" office:value-type="float" office:value="11.9506287416447">
            <text:p>12</text:p>
          </table:table-cell>
        </table:table-row>
        <table:table-row table:style-name="ro1">
          <table:table-cell office:value-type="float" office:value="58656">
            <text:p>58656</text:p>
          </table:table-cell>
          <table:table-cell table:formula="of:=470000/(65536*2/[.A1834]-1)" office:value-type="float" office:value="380693.769332744">
            <text:p>3.81E+5</text:p>
          </table:table-cell>
          <table:table-cell table:formula="of:=3735/LN([.B1834]/0.772)-273" office:value-type="float" office:value="11.9291627285344">
            <text:p>12</text:p>
          </table:table-cell>
        </table:table-row>
        <table:table-row table:style-name="ro1">
          <table:table-cell office:value-type="float" office:value="58688">
            <text:p>58688</text:p>
          </table:table-cell>
          <table:table-cell table:formula="of:=470000/(65536*2/[.A1835]-1)" office:value-type="float" office:value="381069.849690539">
            <text:p>3.81E+5</text:p>
          </table:table-cell>
          <table:table-cell table:formula="of:=3735/LN([.B1835]/0.772)-273" office:value-type="float" office:value="11.9077021739543">
            <text:p>12</text:p>
          </table:table-cell>
        </table:table-row>
        <table:table-row table:style-name="ro1">
          <table:table-cell office:value-type="float" office:value="58720">
            <text:p>58720</text:p>
          </table:table-cell>
          <table:table-cell table:formula="of:=470000/(65536*2/[.A1836]-1)" office:value-type="float" office:value="381446.262715613">
            <text:p>3.81E+5</text:p>
          </table:table-cell>
          <table:table-cell table:formula="of:=3735/LN([.B1836]/0.772)-273" office:value-type="float" office:value="11.8862470653653">
            <text:p>12</text:p>
          </table:table-cell>
        </table:table-row>
        <table:table-row table:style-name="ro1">
          <table:table-cell office:value-type="float" office:value="58752">
            <text:p>58752</text:p>
          </table:table-cell>
          <table:table-cell table:formula="of:=470000/(65536*2/[.A1837]-1)" office:value-type="float" office:value="381823.008849557">
            <text:p>3.82E+5</text:p>
          </table:table-cell>
          <table:table-cell table:formula="of:=3735/LN([.B1837]/0.772)-273" office:value-type="float" office:value="11.8647973902419">
            <text:p>12</text:p>
          </table:table-cell>
        </table:table-row>
        <table:table-row table:style-name="ro1">
          <table:table-cell office:value-type="float" office:value="58784">
            <text:p>58784</text:p>
          </table:table-cell>
          <table:table-cell table:formula="of:=470000/(65536*2/[.A1838]-1)" office:value-type="float" office:value="382200.08853475">
            <text:p>3.82E+5</text:p>
          </table:table-cell>
          <table:table-cell table:formula="of:=3735/LN([.B1838]/0.772)-273" office:value-type="float" office:value="11.8433531360724">
            <text:p>12</text:p>
          </table:table-cell>
        </table:table-row>
        <table:table-row table:style-name="ro1">
          <table:table-cell office:value-type="float" office:value="58816">
            <text:p>58816</text:p>
          </table:table-cell>
          <table:table-cell table:formula="of:=470000/(65536*2/[.A1839]-1)" office:value-type="float" office:value="382577.502214349">
            <text:p>3.83E+5</text:p>
          </table:table-cell>
          <table:table-cell table:formula="of:=3735/LN([.B1839]/0.772)-273" office:value-type="float" office:value="11.8219142903591">
            <text:p>12</text:p>
          </table:table-cell>
        </table:table-row>
        <table:table-row table:style-name="ro1">
          <table:table-cell office:value-type="float" office:value="58848">
            <text:p>58848</text:p>
          </table:table-cell>
          <table:table-cell table:formula="of:=470000/(65536*2/[.A1840]-1)" office:value-type="float" office:value="382955.2503323">
            <text:p>3.83E+5</text:p>
          </table:table-cell>
          <table:table-cell table:formula="of:=3735/LN([.B1840]/0.772)-273" office:value-type="float" office:value="11.8004808406177">
            <text:p>12</text:p>
          </table:table-cell>
        </table:table-row>
        <table:table-row table:style-name="ro1">
          <table:table-cell office:value-type="float" office:value="58880">
            <text:p>58880</text:p>
          </table:table-cell>
          <table:table-cell table:formula="of:=470000/(65536*2/[.A1841]-1)" office:value-type="float" office:value="383333.333333333">
            <text:p>3.83E+5</text:p>
          </table:table-cell>
          <table:table-cell table:formula="of:=3735/LN([.B1841]/0.772)-273" office:value-type="float" office:value="11.7790527743775">
            <text:p>12</text:p>
          </table:table-cell>
        </table:table-row>
        <table:table-row table:style-name="ro1">
          <table:table-cell office:value-type="float" office:value="58912">
            <text:p>58912</text:p>
          </table:table-cell>
          <table:table-cell table:formula="of:=470000/(65536*2/[.A1842]-1)" office:value-type="float" office:value="383711.751662971">
            <text:p>3.84E+5</text:p>
          </table:table-cell>
          <table:table-cell table:formula="of:=3735/LN([.B1842]/0.772)-273" office:value-type="float" office:value="11.7576300791818">
            <text:p>12</text:p>
          </table:table-cell>
        </table:table-row>
        <table:table-row table:style-name="ro1">
          <table:table-cell office:value-type="float" office:value="58944">
            <text:p>58944</text:p>
          </table:table-cell>
          <table:table-cell table:formula="of:=470000/(65536*2/[.A1843]-1)" office:value-type="float" office:value="384090.505767524">
            <text:p>3.84E+5</text:p>
          </table:table-cell>
          <table:table-cell table:formula="of:=3735/LN([.B1843]/0.772)-273" office:value-type="float" office:value="11.736212742587">
            <text:p>12</text:p>
          </table:table-cell>
        </table:table-row>
        <table:table-row table:style-name="ro1">
          <table:table-cell office:value-type="float" office:value="58976">
            <text:p>58976</text:p>
          </table:table-cell>
          <table:table-cell table:formula="of:=470000/(65536*2/[.A1844]-1)" office:value-type="float" office:value="384469.596094097">
            <text:p>3.84E+5</text:p>
          </table:table-cell>
          <table:table-cell table:formula="of:=3735/LN([.B1844]/0.772)-273" office:value-type="float" office:value="11.7148007521635">
            <text:p>12</text:p>
          </table:table-cell>
        </table:table-row>
        <table:table-row table:style-name="ro1">
          <table:table-cell office:value-type="float" office:value="59008">
            <text:p>59008</text:p>
          </table:table-cell>
          <table:table-cell table:formula="of:=470000/(65536*2/[.A1845]-1)" office:value-type="float" office:value="384849.023090586">
            <text:p>3.85E+5</text:p>
          </table:table-cell>
          <table:table-cell table:formula="of:=3735/LN([.B1845]/0.772)-273" office:value-type="float" office:value="11.6933940954945">
            <text:p>12</text:p>
          </table:table-cell>
        </table:table-row>
        <table:table-row table:style-name="ro1">
          <table:table-cell office:value-type="float" office:value="59040">
            <text:p>59040</text:p>
          </table:table-cell>
          <table:table-cell table:formula="of:=470000/(65536*2/[.A1846]-1)" office:value-type="float" office:value="385228.787205686">
            <text:p>3.85E+5</text:p>
          </table:table-cell>
          <table:table-cell table:formula="of:=3735/LN([.B1846]/0.772)-273" office:value-type="float" office:value="11.6719927601774">
            <text:p>12</text:p>
          </table:table-cell>
        </table:table-row>
        <table:table-row table:style-name="ro1">
          <table:table-cell office:value-type="float" office:value="59072">
            <text:p>59072</text:p>
          </table:table-cell>
          <table:table-cell table:formula="of:=470000/(65536*2/[.A1847]-1)" office:value-type="float" office:value="385608.888888889">
            <text:p>3.86E+5</text:p>
          </table:table-cell>
          <table:table-cell table:formula="of:=3735/LN([.B1847]/0.772)-273" office:value-type="float" office:value="11.6505967338225">
            <text:p>12</text:p>
          </table:table-cell>
        </table:table-row>
        <table:table-row table:style-name="ro1">
          <table:table-cell office:value-type="float" office:value="59104">
            <text:p>59104</text:p>
          </table:table-cell>
          <table:table-cell table:formula="of:=470000/(65536*2/[.A1848]-1)" office:value-type="float" office:value="385989.328590485">
            <text:p>3.86E+5</text:p>
          </table:table-cell>
          <table:table-cell table:formula="of:=3735/LN([.B1848]/0.772)-273" office:value-type="float" office:value="11.6292060040536">
            <text:p>12</text:p>
          </table:table-cell>
        </table:table-row>
        <table:table-row table:style-name="ro1">
          <table:table-cell office:value-type="float" office:value="59136">
            <text:p>59136</text:p>
          </table:table-cell>
          <table:table-cell table:formula="of:=470000/(65536*2/[.A1849]-1)" office:value-type="float" office:value="386370.106761566">
            <text:p>3.86E+5</text:p>
          </table:table-cell>
          <table:table-cell table:formula="of:=3735/LN([.B1849]/0.772)-273" office:value-type="float" office:value="11.6078205585077">
            <text:p>12</text:p>
          </table:table-cell>
        </table:table-row>
        <table:table-row table:style-name="ro1">
          <table:table-cell office:value-type="float" office:value="59168">
            <text:p>59168</text:p>
          </table:table-cell>
          <table:table-cell table:formula="of:=470000/(65536*2/[.A1850]-1)" office:value-type="float" office:value="386751.223854028">
            <text:p>3.87E+5</text:p>
          </table:table-cell>
          <table:table-cell table:formula="of:=3735/LN([.B1850]/0.772)-273" office:value-type="float" office:value="11.5864403848351">
            <text:p>12</text:p>
          </table:table-cell>
        </table:table-row>
        <table:table-row table:style-name="ro1">
          <table:table-cell office:value-type="float" office:value="59200">
            <text:p>59200</text:p>
          </table:table-cell>
          <table:table-cell table:formula="of:=470000/(65536*2/[.A1851]-1)" office:value-type="float" office:value="387132.68032057">
            <text:p>3.87E+5</text:p>
          </table:table-cell>
          <table:table-cell table:formula="of:=3735/LN([.B1851]/0.772)-273" office:value-type="float" office:value="11.5650654706994">
            <text:p>12</text:p>
          </table:table-cell>
        </table:table-row>
        <table:table-row table:style-name="ro1">
          <table:table-cell office:value-type="float" office:value="59232">
            <text:p>59232</text:p>
          </table:table-cell>
          <table:table-cell table:formula="of:=470000/(65536*2/[.A1852]-1)" office:value-type="float" office:value="387514.476614699">
            <text:p>3.88E+5</text:p>
          </table:table-cell>
          <table:table-cell table:formula="of:=3735/LN([.B1852]/0.772)-273" office:value-type="float" office:value="11.5436958037774">
            <text:p>12</text:p>
          </table:table-cell>
        </table:table-row>
        <table:table-row table:style-name="ro1">
          <table:table-cell office:value-type="float" office:value="59264">
            <text:p>59264</text:p>
          </table:table-cell>
          <table:table-cell table:formula="of:=470000/(65536*2/[.A1853]-1)" office:value-type="float" office:value="387896.613190731">
            <text:p>3.88E+5</text:p>
          </table:table-cell>
          <table:table-cell table:formula="of:=3735/LN([.B1853]/0.772)-273" office:value-type="float" office:value="11.5223313717588">
            <text:p>12</text:p>
          </table:table-cell>
        </table:table-row>
        <table:table-row table:style-name="ro1">
          <table:table-cell office:value-type="float" office:value="59296">
            <text:p>59296</text:p>
          </table:table-cell>
          <table:table-cell table:formula="of:=470000/(65536*2/[.A1854]-1)" office:value-type="float" office:value="388279.09050379">
            <text:p>3.88E+5</text:p>
          </table:table-cell>
          <table:table-cell table:formula="of:=3735/LN([.B1854]/0.772)-273" office:value-type="float" office:value="11.5009721623466">
            <text:p>12</text:p>
          </table:table-cell>
        </table:table-row>
        <table:table-row table:style-name="ro1">
          <table:table-cell office:value-type="float" office:value="59328">
            <text:p>59328</text:p>
          </table:table-cell>
          <table:table-cell table:formula="of:=470000/(65536*2/[.A1855]-1)" office:value-type="float" office:value="388661.909009813">
            <text:p>3.89E+5</text:p>
          </table:table-cell>
          <table:table-cell table:formula="of:=3735/LN([.B1855]/0.772)-273" office:value-type="float" office:value="11.4796181632566">
            <text:p>11</text:p>
          </table:table-cell>
        </table:table-row>
        <table:table-row table:style-name="ro1">
          <table:table-cell office:value-type="float" office:value="59360">
            <text:p>59360</text:p>
          </table:table-cell>
          <table:table-cell table:formula="of:=470000/(65536*2/[.A1856]-1)" office:value-type="float" office:value="389045.069165551">
            <text:p>3.89E+5</text:p>
          </table:table-cell>
          <table:table-cell table:formula="of:=3735/LN([.B1856]/0.772)-273" office:value-type="float" office:value="11.4582693622179">
            <text:p>11</text:p>
          </table:table-cell>
        </table:table-row>
        <table:table-row table:style-name="ro1">
          <table:table-cell office:value-type="float" office:value="59392">
            <text:p>59392</text:p>
          </table:table-cell>
          <table:table-cell table:formula="of:=470000/(65536*2/[.A1857]-1)" office:value-type="float" office:value="389428.571428571">
            <text:p>3.89E+5</text:p>
          </table:table-cell>
          <table:table-cell table:formula="of:=3735/LN([.B1857]/0.772)-273" office:value-type="float" office:value="11.4369257469724">
            <text:p>11</text:p>
          </table:table-cell>
        </table:table-row>
        <table:table-row table:style-name="ro1">
          <table:table-cell office:value-type="float" office:value="59424">
            <text:p>59424</text:p>
          </table:table-cell>
          <table:table-cell table:formula="of:=470000/(65536*2/[.A1858]-1)" office:value-type="float" office:value="389812.416257258">
            <text:p>3.90E+5</text:p>
          </table:table-cell>
          <table:table-cell table:formula="of:=3735/LN([.B1858]/0.772)-273" office:value-type="float" office:value="11.4155873052749">
            <text:p>11</text:p>
          </table:table-cell>
        </table:table-row>
        <table:table-row table:style-name="ro1">
          <table:table-cell office:value-type="float" office:value="59456">
            <text:p>59456</text:p>
          </table:table-cell>
          <table:table-cell table:formula="of:=470000/(65536*2/[.A1859]-1)" office:value-type="float" office:value="390196.604110813">
            <text:p>3.90E+5</text:p>
          </table:table-cell>
          <table:table-cell table:formula="of:=3735/LN([.B1859]/0.772)-273" office:value-type="float" office:value="11.394254024893">
            <text:p>11</text:p>
          </table:table-cell>
        </table:table-row>
        <table:table-row table:style-name="ro1">
          <table:table-cell office:value-type="float" office:value="59488">
            <text:p>59488</text:p>
          </table:table-cell>
          <table:table-cell table:formula="of:=470000/(65536*2/[.A1860]-1)" office:value-type="float" office:value="390581.135449262">
            <text:p>3.91E+5</text:p>
          </table:table-cell>
          <table:table-cell table:formula="of:=3735/LN([.B1860]/0.772)-273" office:value-type="float" office:value="11.3729258936073">
            <text:p>11</text:p>
          </table:table-cell>
        </table:table-row>
        <table:table-row table:style-name="ro1">
          <table:table-cell office:value-type="float" office:value="59520">
            <text:p>59520</text:p>
          </table:table-cell>
          <table:table-cell table:formula="of:=470000/(65536*2/[.A1861]-1)" office:value-type="float" office:value="390966.010733453">
            <text:p>3.91E+5</text:p>
          </table:table-cell>
          <table:table-cell table:formula="of:=3735/LN([.B1861]/0.772)-273" office:value-type="float" office:value="11.3516028992111">
            <text:p>11</text:p>
          </table:table-cell>
        </table:table-row>
        <table:table-row table:style-name="ro1">
          <table:table-cell office:value-type="float" office:value="59552">
            <text:p>59552</text:p>
          </table:table-cell>
          <table:table-cell table:formula="of:=470000/(65536*2/[.A1862]-1)" office:value-type="float" office:value="391351.230425056">
            <text:p>3.91E+5</text:p>
          </table:table-cell>
          <table:table-cell table:formula="of:=3735/LN([.B1862]/0.772)-273" office:value-type="float" office:value="11.3302850295105">
            <text:p>11</text:p>
          </table:table-cell>
        </table:table-row>
        <table:table-row table:style-name="ro1">
          <table:table-cell office:value-type="float" office:value="59584">
            <text:p>59584</text:p>
          </table:table-cell>
          <table:table-cell table:formula="of:=470000/(65536*2/[.A1863]-1)" office:value-type="float" office:value="391736.794986571">
            <text:p>3.92E+5</text:p>
          </table:table-cell>
          <table:table-cell table:formula="of:=3735/LN([.B1863]/0.772)-273" office:value-type="float" office:value="11.3089722723241">
            <text:p>11</text:p>
          </table:table-cell>
        </table:table-row>
        <table:table-row table:style-name="ro1">
          <table:table-cell office:value-type="float" office:value="59616">
            <text:p>59616</text:p>
          </table:table-cell>
          <table:table-cell table:formula="of:=470000/(65536*2/[.A1864]-1)" office:value-type="float" office:value="392122.704881326">
            <text:p>3.92E+5</text:p>
          </table:table-cell>
          <table:table-cell table:formula="of:=3735/LN([.B1864]/0.772)-273" office:value-type="float" office:value="11.2876646154833">
            <text:p>11</text:p>
          </table:table-cell>
        </table:table-row>
        <table:table-row table:style-name="ro1">
          <table:table-cell office:value-type="float" office:value="59648">
            <text:p>59648</text:p>
          </table:table-cell>
          <table:table-cell table:formula="of:=470000/(65536*2/[.A1865]-1)" office:value-type="float" office:value="392508.960573477">
            <text:p>3.93E+5</text:p>
          </table:table-cell>
          <table:table-cell table:formula="of:=3735/LN([.B1865]/0.772)-273" office:value-type="float" office:value="11.2663620468323">
            <text:p>11</text:p>
          </table:table-cell>
        </table:table-row>
        <table:table-row table:style-name="ro1">
          <table:table-cell office:value-type="float" office:value="59680">
            <text:p>59680</text:p>
          </table:table-cell>
          <table:table-cell table:formula="of:=470000/(65536*2/[.A1866]-1)" office:value-type="float" office:value="392895.562528014">
            <text:p>3.93E+5</text:p>
          </table:table-cell>
          <table:table-cell table:formula="of:=3735/LN([.B1866]/0.772)-273" office:value-type="float" office:value="11.2450645542274">
            <text:p>11</text:p>
          </table:table-cell>
        </table:table-row>
        <table:table-row table:style-name="ro1">
          <table:table-cell office:value-type="float" office:value="59712">
            <text:p>59712</text:p>
          </table:table-cell>
          <table:table-cell table:formula="of:=470000/(65536*2/[.A1867]-1)" office:value-type="float" office:value="393282.511210762">
            <text:p>3.93E+5</text:p>
          </table:table-cell>
          <table:table-cell table:formula="of:=3735/LN([.B1867]/0.772)-273" office:value-type="float" office:value="11.223772125538">
            <text:p>11</text:p>
          </table:table-cell>
        </table:table-row>
        <table:table-row table:style-name="ro1">
          <table:table-cell office:value-type="float" office:value="59744">
            <text:p>59744</text:p>
          </table:table-cell>
          <table:table-cell table:formula="of:=470000/(65536*2/[.A1868]-1)" office:value-type="float" office:value="393669.80708838">
            <text:p>3.94E+5</text:p>
          </table:table-cell>
          <table:table-cell table:formula="of:=3735/LN([.B1868]/0.772)-273" office:value-type="float" office:value="11.2024847486456">
            <text:p>11</text:p>
          </table:table-cell>
        </table:table-row>
        <table:table-row table:style-name="ro1">
          <table:table-cell office:value-type="float" office:value="59776">
            <text:p>59776</text:p>
          </table:table-cell>
          <table:table-cell table:formula="of:=470000/(65536*2/[.A1869]-1)" office:value-type="float" office:value="394057.450628366">
            <text:p>3.94E+5</text:p>
          </table:table-cell>
          <table:table-cell table:formula="of:=3735/LN([.B1869]/0.772)-273" office:value-type="float" office:value="11.1812024114441">
            <text:p>11</text:p>
          </table:table-cell>
        </table:table-row>
        <table:table-row table:style-name="ro1">
          <table:table-cell office:value-type="float" office:value="59808">
            <text:p>59808</text:p>
          </table:table-cell>
          <table:table-cell table:formula="of:=470000/(65536*2/[.A1870]-1)" office:value-type="float" office:value="394445.442299057">
            <text:p>3.94E+5</text:p>
          </table:table-cell>
          <table:table-cell table:formula="of:=3735/LN([.B1870]/0.772)-273" office:value-type="float" office:value="11.1599251018402">
            <text:p>11</text:p>
          </table:table-cell>
        </table:table-row>
        <table:table-row table:style-name="ro1">
          <table:table-cell office:value-type="float" office:value="59840">
            <text:p>59840</text:p>
          </table:table-cell>
          <table:table-cell table:formula="of:=470000/(65536*2/[.A1871]-1)" office:value-type="float" office:value="394833.782569632">
            <text:p>3.95E+5</text:p>
          </table:table-cell>
          <table:table-cell table:formula="of:=3735/LN([.B1871]/0.772)-273" office:value-type="float" office:value="11.1386528077526">
            <text:p>11</text:p>
          </table:table-cell>
        </table:table-row>
        <table:table-row table:style-name="ro1">
          <table:table-cell office:value-type="float" office:value="59872">
            <text:p>59872</text:p>
          </table:table-cell>
          <table:table-cell table:formula="of:=470000/(65536*2/[.A1872]-1)" office:value-type="float" office:value="395222.471910112">
            <text:p>3.95E+5</text:p>
          </table:table-cell>
          <table:table-cell table:formula="of:=3735/LN([.B1872]/0.772)-273" office:value-type="float" office:value="11.1173855171123">
            <text:p>11</text:p>
          </table:table-cell>
        </table:table-row>
        <table:table-row table:style-name="ro1">
          <table:table-cell office:value-type="float" office:value="59904">
            <text:p>59904</text:p>
          </table:table-cell>
          <table:table-cell table:formula="of:=470000/(65536*2/[.A1873]-1)" office:value-type="float" office:value="395611.510791367">
            <text:p>3.96E+5</text:p>
          </table:table-cell>
          <table:table-cell table:formula="of:=3735/LN([.B1873]/0.772)-273" office:value-type="float" office:value="11.096123217863">
            <text:p>11</text:p>
          </table:table-cell>
        </table:table-row>
        <table:table-row table:style-name="ro1">
          <table:table-cell office:value-type="float" office:value="59936">
            <text:p>59936</text:p>
          </table:table-cell>
          <table:table-cell table:formula="of:=470000/(65536*2/[.A1874]-1)" office:value-type="float" office:value="396000.89968511">
            <text:p>3.96E+5</text:p>
          </table:table-cell>
          <table:table-cell table:formula="of:=3735/LN([.B1874]/0.772)-273" office:value-type="float" office:value="11.0748658979603">
            <text:p>11</text:p>
          </table:table-cell>
        </table:table-row>
        <table:table-row table:style-name="ro1">
          <table:table-cell office:value-type="float" office:value="59968">
            <text:p>59968</text:p>
          </table:table-cell>
          <table:table-cell table:formula="of:=470000/(65536*2/[.A1875]-1)" office:value-type="float" office:value="396390.639063906">
            <text:p>3.96E+5</text:p>
          </table:table-cell>
          <table:table-cell table:formula="of:=3735/LN([.B1875]/0.772)-273" office:value-type="float" office:value="11.0536135453719">
            <text:p>11</text:p>
          </table:table-cell>
        </table:table-row>
        <table:table-row table:style-name="ro1">
          <table:table-cell office:value-type="float" office:value="60000">
            <text:p>60000</text:p>
          </table:table-cell>
          <table:table-cell table:formula="of:=470000/(65536*2/[.A1876]-1)" office:value-type="float" office:value="396780.729401171">
            <text:p>3.97E+5</text:p>
          </table:table-cell>
          <table:table-cell table:formula="of:=3735/LN([.B1876]/0.772)-273" office:value-type="float" office:value="11.0323661480779">
            <text:p>11</text:p>
          </table:table-cell>
        </table:table-row>
        <table:table-row table:style-name="ro1">
          <table:table-cell office:value-type="float" office:value="60032">
            <text:p>60032</text:p>
          </table:table-cell>
          <table:table-cell table:formula="of:=470000/(65536*2/[.A1877]-1)" office:value-type="float" office:value="397171.171171171">
            <text:p>3.97E+5</text:p>
          </table:table-cell>
          <table:table-cell table:formula="of:=3735/LN([.B1877]/0.772)-273" office:value-type="float" office:value="11.0111236940705">
            <text:p>11</text:p>
          </table:table-cell>
        </table:table-row>
        <table:table-row table:style-name="ro1">
          <table:table-cell office:value-type="float" office:value="60064">
            <text:p>60064</text:p>
          </table:table-cell>
          <table:table-cell table:formula="of:=470000/(65536*2/[.A1878]-1)" office:value-type="float" office:value="397561.964849031">
            <text:p>3.98E+5</text:p>
          </table:table-cell>
          <table:table-cell table:formula="of:=3735/LN([.B1878]/0.772)-273" office:value-type="float" office:value="10.9898861713539">
            <text:p>11</text:p>
          </table:table-cell>
        </table:table-row>
        <table:table-row table:style-name="ro1">
          <table:table-cell office:value-type="float" office:value="60096">
            <text:p>60096</text:p>
          </table:table-cell>
          <table:table-cell table:formula="of:=470000/(65536*2/[.A1879]-1)" office:value-type="float" office:value="397953.11091073">
            <text:p>3.98E+5</text:p>
          </table:table-cell>
          <table:table-cell table:formula="of:=3735/LN([.B1879]/0.772)-273" office:value-type="float" office:value="10.9686535679443">
            <text:p>11</text:p>
          </table:table-cell>
        </table:table-row>
        <table:table-row table:style-name="ro1">
          <table:table-cell office:value-type="float" office:value="60128">
            <text:p>60128</text:p>
          </table:table-cell>
          <table:table-cell table:formula="of:=470000/(65536*2/[.A1880]-1)" office:value-type="float" office:value="398344.609833108">
            <text:p>3.98E+5</text:p>
          </table:table-cell>
          <table:table-cell table:formula="of:=3735/LN([.B1880]/0.772)-273" office:value-type="float" office:value="10.9474258718699">
            <text:p>11</text:p>
          </table:table-cell>
        </table:table-row>
        <table:table-row table:style-name="ro1">
          <table:table-cell office:value-type="float" office:value="60160">
            <text:p>60160</text:p>
          </table:table-cell>
          <table:table-cell table:formula="of:=470000/(65536*2/[.A1881]-1)" office:value-type="float" office:value="398736.462093863">
            <text:p>3.99E+5</text:p>
          </table:table-cell>
          <table:table-cell table:formula="of:=3735/LN([.B1881]/0.772)-273" office:value-type="float" office:value="10.926203071171">
            <text:p>11</text:p>
          </table:table-cell>
        </table:table-row>
        <table:table-row table:style-name="ro1">
          <table:table-cell office:value-type="float" office:value="60192">
            <text:p>60192</text:p>
          </table:table-cell>
          <table:table-cell table:formula="of:=470000/(65536*2/[.A1882]-1)" office:value-type="float" office:value="399128.668171557">
            <text:p>3.99E+5</text:p>
          </table:table-cell>
          <table:table-cell table:formula="of:=3735/LN([.B1882]/0.772)-273" office:value-type="float" office:value="10.9049851538996">
            <text:p>11</text:p>
          </table:table-cell>
        </table:table-row>
        <table:table-row table:style-name="ro1">
          <table:table-cell office:value-type="float" office:value="60224">
            <text:p>60224</text:p>
          </table:table-cell>
          <table:table-cell table:formula="of:=470000/(65536*2/[.A1883]-1)" office:value-type="float" office:value="399521.228545619">
            <text:p>4.00E+5</text:p>
          </table:table-cell>
          <table:table-cell table:formula="of:=3735/LN([.B1883]/0.772)-273" office:value-type="float" office:value="10.8837721081198">
            <text:p>11</text:p>
          </table:table-cell>
        </table:table-row>
        <table:table-row table:style-name="ro1">
          <table:table-cell office:value-type="float" office:value="60256">
            <text:p>60256</text:p>
          </table:table-cell>
          <table:table-cell table:formula="of:=470000/(65536*2/[.A1884]-1)" office:value-type="float" office:value="399914.14369634">
            <text:p>4.00E+5</text:p>
          </table:table-cell>
          <table:table-cell table:formula="of:=3735/LN([.B1884]/0.772)-273" office:value-type="float" office:value="10.8625639219073">
            <text:p>11</text:p>
          </table:table-cell>
        </table:table-row>
        <table:table-row table:style-name="ro1">
          <table:table-cell office:value-type="float" office:value="60288">
            <text:p>60288</text:p>
          </table:table-cell>
          <table:table-cell table:formula="of:=470000/(65536*2/[.A1885]-1)" office:value-type="float" office:value="400307.414104883">
            <text:p>4.00E+5</text:p>
          </table:table-cell>
          <table:table-cell table:formula="of:=3735/LN([.B1885]/0.772)-273" office:value-type="float" office:value="10.8413605833497">
            <text:p>11</text:p>
          </table:table-cell>
        </table:table-row>
        <table:table-row table:style-name="ro1">
          <table:table-cell office:value-type="float" office:value="60320">
            <text:p>60320</text:p>
          </table:table-cell>
          <table:table-cell table:formula="of:=470000/(65536*2/[.A1886]-1)" office:value-type="float" office:value="400701.040253279">
            <text:p>4.01E+5</text:p>
          </table:table-cell>
          <table:table-cell table:formula="of:=3735/LN([.B1886]/0.772)-273" office:value-type="float" office:value="10.8201620805464">
            <text:p>11</text:p>
          </table:table-cell>
        </table:table-row>
        <table:table-row table:style-name="ro1">
          <table:table-cell office:value-type="float" office:value="60352">
            <text:p>60352</text:p>
          </table:table-cell>
          <table:table-cell table:formula="of:=470000/(65536*2/[.A1887]-1)" office:value-type="float" office:value="401095.022624434">
            <text:p>4.01E+5</text:p>
          </table:table-cell>
          <table:table-cell table:formula="of:=3735/LN([.B1887]/0.772)-273" office:value-type="float" office:value="10.7989684016084">
            <text:p>11</text:p>
          </table:table-cell>
        </table:table-row>
        <table:table-row table:style-name="ro1">
          <table:table-cell office:value-type="float" office:value="60384">
            <text:p>60384</text:p>
          </table:table-cell>
          <table:table-cell table:formula="of:=470000/(65536*2/[.A1888]-1)" office:value-type="float" office:value="401489.361702128">
            <text:p>4.01E+5</text:p>
          </table:table-cell>
          <table:table-cell table:formula="of:=3735/LN([.B1888]/0.772)-273" office:value-type="float" office:value="10.7777795346585">
            <text:p>11</text:p>
          </table:table-cell>
        </table:table-row>
        <table:table-row table:style-name="ro1">
          <table:table-cell office:value-type="float" office:value="60416">
            <text:p>60416</text:p>
          </table:table-cell>
          <table:table-cell table:formula="of:=470000/(65536*2/[.A1889]-1)" office:value-type="float" office:value="401884.057971015">
            <text:p>4.02E+5</text:p>
          </table:table-cell>
          <table:table-cell table:formula="of:=3735/LN([.B1889]/0.772)-273" office:value-type="float" office:value="10.7565954678309">
            <text:p>11</text:p>
          </table:table-cell>
        </table:table-row>
        <table:table-row table:style-name="ro1">
          <table:table-cell office:value-type="float" office:value="60448">
            <text:p>60448</text:p>
          </table:table-cell>
          <table:table-cell table:formula="of:=470000/(65536*2/[.A1890]-1)" office:value-type="float" office:value="402279.111916629">
            <text:p>4.02E+5</text:p>
          </table:table-cell>
          <table:table-cell table:formula="of:=3735/LN([.B1890]/0.772)-273" office:value-type="float" office:value="10.7354161892718">
            <text:p>11</text:p>
          </table:table-cell>
        </table:table-row>
        <table:table-row table:style-name="ro1">
          <table:table-cell office:value-type="float" office:value="60480">
            <text:p>60480</text:p>
          </table:table-cell>
          <table:table-cell table:formula="of:=470000/(65536*2/[.A1891]-1)" office:value-type="float" office:value="402674.524025385">
            <text:p>4.03E+5</text:p>
          </table:table-cell>
          <table:table-cell table:formula="of:=3735/LN([.B1891]/0.772)-273" office:value-type="float" office:value="10.7142416871384">
            <text:p>11</text:p>
          </table:table-cell>
        </table:table-row>
        <table:table-row table:style-name="ro1">
          <table:table-cell office:value-type="float" office:value="60512">
            <text:p>60512</text:p>
          </table:table-cell>
          <table:table-cell table:formula="of:=470000/(65536*2/[.A1892]-1)" office:value-type="float" office:value="403070.29478458">
            <text:p>4.03E+5</text:p>
          </table:table-cell>
          <table:table-cell table:formula="of:=3735/LN([.B1892]/0.772)-273" office:value-type="float" office:value="10.6930719496">
            <text:p>11</text:p>
          </table:table-cell>
        </table:table-row>
        <table:table-row table:style-name="ro1">
          <table:table-cell office:value-type="float" office:value="60544">
            <text:p>60544</text:p>
          </table:table-cell>
          <table:table-cell table:formula="of:=470000/(65536*2/[.A1893]-1)" office:value-type="float" office:value="403466.424682396">
            <text:p>4.03E+5</text:p>
          </table:table-cell>
          <table:table-cell table:formula="of:=3735/LN([.B1893]/0.772)-273" office:value-type="float" office:value="10.6719069648368">
            <text:p>11</text:p>
          </table:table-cell>
        </table:table-row>
        <table:table-row table:style-name="ro1">
          <table:table-cell office:value-type="float" office:value="60576">
            <text:p>60576</text:p>
          </table:table-cell>
          <table:table-cell table:formula="of:=470000/(65536*2/[.A1894]-1)" office:value-type="float" office:value="403862.914207898">
            <text:p>4.04E+5</text:p>
          </table:table-cell>
          <table:table-cell table:formula="of:=3735/LN([.B1894]/0.772)-273" office:value-type="float" office:value="10.6507467210408">
            <text:p>11</text:p>
          </table:table-cell>
        </table:table-row>
        <table:table-row table:style-name="ro1">
          <table:table-cell office:value-type="float" office:value="60608">
            <text:p>60608</text:p>
          </table:table-cell>
          <table:table-cell table:formula="of:=470000/(65536*2/[.A1895]-1)" office:value-type="float" office:value="404259.763851045">
            <text:p>4.04E+5</text:p>
          </table:table-cell>
          <table:table-cell table:formula="of:=3735/LN([.B1895]/0.772)-273" office:value-type="float" office:value="10.6295912064154">
            <text:p>11</text:p>
          </table:table-cell>
        </table:table-row>
        <table:table-row table:style-name="ro1">
          <table:table-cell office:value-type="float" office:value="60640">
            <text:p>60640</text:p>
          </table:table-cell>
          <table:table-cell table:formula="of:=470000/(65536*2/[.A1896]-1)" office:value-type="float" office:value="404656.974102681">
            <text:p>4.05E+5</text:p>
          </table:table-cell>
          <table:table-cell table:formula="of:=3735/LN([.B1896]/0.772)-273" office:value-type="float" office:value="10.6084404091751">
            <text:p>11</text:p>
          </table:table-cell>
        </table:table-row>
        <table:table-row table:style-name="ro1">
          <table:table-cell office:value-type="float" office:value="60672">
            <text:p>60672</text:p>
          </table:table-cell>
          <table:table-cell table:formula="of:=470000/(65536*2/[.A1897]-1)" office:value-type="float" office:value="405054.545454546">
            <text:p>4.05E+5</text:p>
          </table:table-cell>
          <table:table-cell table:formula="of:=3735/LN([.B1897]/0.772)-273" office:value-type="float" office:value="10.5872943175459">
            <text:p>11</text:p>
          </table:table-cell>
        </table:table-row>
        <table:table-row table:style-name="ro1">
          <table:table-cell office:value-type="float" office:value="60704">
            <text:p>60704</text:p>
          </table:table-cell>
          <table:table-cell table:formula="of:=470000/(65536*2/[.A1898]-1)" office:value-type="float" office:value="405452.478399272">
            <text:p>4.05E+5</text:p>
          </table:table-cell>
          <table:table-cell table:formula="of:=3735/LN([.B1898]/0.772)-273" office:value-type="float" office:value="10.566152919765">
            <text:p>11</text:p>
          </table:table-cell>
        </table:table-row>
        <table:table-row table:style-name="ro1">
          <table:table-cell office:value-type="float" office:value="60736">
            <text:p>60736</text:p>
          </table:table-cell>
          <table:table-cell table:formula="of:=470000/(65536*2/[.A1899]-1)" office:value-type="float" office:value="405850.773430391">
            <text:p>4.06E+5</text:p>
          </table:table-cell>
          <table:table-cell table:formula="of:=3735/LN([.B1899]/0.772)-273" office:value-type="float" office:value="10.5450162040809">
            <text:p>11</text:p>
          </table:table-cell>
        </table:table-row>
        <table:table-row table:style-name="ro1">
          <table:table-cell office:value-type="float" office:value="60768">
            <text:p>60768</text:p>
          </table:table-cell>
          <table:table-cell table:formula="of:=470000/(65536*2/[.A1900]-1)" office:value-type="float" office:value="406249.431042331">
            <text:p>4.06E+5</text:p>
          </table:table-cell>
          <table:table-cell table:formula="of:=3735/LN([.B1900]/0.772)-273" office:value-type="float" office:value="10.5238841587532">
            <text:p>11</text:p>
          </table:table-cell>
        </table:table-row>
        <table:table-row table:style-name="ro1">
          <table:table-cell office:value-type="float" office:value="60800">
            <text:p>60800</text:p>
          </table:table-cell>
          <table:table-cell table:formula="of:=470000/(65536*2/[.A1901]-1)" office:value-type="float" office:value="406648.451730419">
            <text:p>4.07E+5</text:p>
          </table:table-cell>
          <table:table-cell table:formula="of:=3735/LN([.B1901]/0.772)-273" office:value-type="float" office:value="10.5027567720528">
            <text:p>11</text:p>
          </table:table-cell>
        </table:table-row>
        <table:table-row table:style-name="ro1">
          <table:table-cell office:value-type="float" office:value="60832">
            <text:p>60832</text:p>
          </table:table-cell>
          <table:table-cell table:formula="of:=470000/(65536*2/[.A1902]-1)" office:value-type="float" office:value="407047.835990888">
            <text:p>4.07E+5</text:p>
          </table:table-cell>
          <table:table-cell table:formula="of:=3735/LN([.B1902]/0.772)-273" office:value-type="float" office:value="10.4816340322615">
            <text:p>10</text:p>
          </table:table-cell>
        </table:table-row>
        <table:table-row table:style-name="ro1">
          <table:table-cell office:value-type="float" office:value="60864">
            <text:p>60864</text:p>
          </table:table-cell>
          <table:table-cell table:formula="of:=470000/(65536*2/[.A1903]-1)" office:value-type="float" office:value="407447.584320875">
            <text:p>4.07E+5</text:p>
          </table:table-cell>
          <table:table-cell table:formula="of:=3735/LN([.B1903]/0.772)-273" office:value-type="float" office:value="10.4605159276724">
            <text:p>10</text:p>
          </table:table-cell>
        </table:table-row>
        <table:table-row table:style-name="ro1">
          <table:table-cell office:value-type="float" office:value="60896">
            <text:p>60896</text:p>
          </table:table-cell>
          <table:table-cell table:formula="of:=470000/(65536*2/[.A1904]-1)" office:value-type="float" office:value="407847.697218422">
            <text:p>4.08E+5</text:p>
          </table:table-cell>
          <table:table-cell table:formula="of:=3735/LN([.B1904]/0.772)-273" office:value-type="float" office:value="10.4394024465894">
            <text:p>10</text:p>
          </table:table-cell>
        </table:table-row>
        <table:table-row table:style-name="ro1">
          <table:table-cell office:value-type="float" office:value="60928">
            <text:p>60928</text:p>
          </table:table-cell>
          <table:table-cell table:formula="of:=470000/(65536*2/[.A1905]-1)" office:value-type="float" office:value="408248.175182482">
            <text:p>4.08E+5</text:p>
          </table:table-cell>
          <table:table-cell table:formula="of:=3735/LN([.B1905]/0.772)-273" office:value-type="float" office:value="10.4182935773277">
            <text:p>10</text:p>
          </table:table-cell>
        </table:table-row>
        <table:table-row table:style-name="ro1">
          <table:table-cell office:value-type="float" office:value="60960">
            <text:p>60960</text:p>
          </table:table-cell>
          <table:table-cell table:formula="of:=470000/(65536*2/[.A1906]-1)" office:value-type="float" office:value="408649.018712917">
            <text:p>4.09E+5</text:p>
          </table:table-cell>
          <table:table-cell table:formula="of:=3735/LN([.B1906]/0.772)-273" office:value-type="float" office:value="10.3971893082131">
            <text:p>10</text:p>
          </table:table-cell>
        </table:table-row>
        <table:table-row table:style-name="ro1">
          <table:table-cell office:value-type="float" office:value="60992">
            <text:p>60992</text:p>
          </table:table-cell>
          <table:table-cell table:formula="of:=470000/(65536*2/[.A1907]-1)" office:value-type="float" office:value="409050.228310502">
            <text:p>4.09E+5</text:p>
          </table:table-cell>
          <table:table-cell table:formula="of:=3735/LN([.B1907]/0.772)-273" office:value-type="float" office:value="10.3760896275826">
            <text:p>10</text:p>
          </table:table-cell>
        </table:table-row>
        <table:table-row table:style-name="ro1">
          <table:table-cell office:value-type="float" office:value="61024">
            <text:p>61024</text:p>
          </table:table-cell>
          <table:table-cell table:formula="of:=470000/(65536*2/[.A1908]-1)" office:value-type="float" office:value="409451.80447693">
            <text:p>4.09E+5</text:p>
          </table:table-cell>
          <table:table-cell table:formula="of:=3735/LN([.B1908]/0.772)-273" office:value-type="float" office:value="10.354994523784">
            <text:p>10</text:p>
          </table:table-cell>
        </table:table-row>
        <table:table-row table:style-name="ro1">
          <table:table-cell office:value-type="float" office:value="61056">
            <text:p>61056</text:p>
          </table:table-cell>
          <table:table-cell table:formula="of:=470000/(65536*2/[.A1909]-1)" office:value-type="float" office:value="409853.747714808">
            <text:p>4.10E+5</text:p>
          </table:table-cell>
          <table:table-cell table:formula="of:=3735/LN([.B1909]/0.772)-273" office:value-type="float" office:value="10.3339039851759">
            <text:p>10</text:p>
          </table:table-cell>
        </table:table-row>
        <table:table-row table:style-name="ro1">
          <table:table-cell office:value-type="float" office:value="61088">
            <text:p>61088</text:p>
          </table:table-cell>
          <table:table-cell table:formula="of:=470000/(65536*2/[.A1910]-1)" office:value-type="float" office:value="410256.058527663">
            <text:p>4.10E+5</text:p>
          </table:table-cell>
          <table:table-cell table:formula="of:=3735/LN([.B1910]/0.772)-273" office:value-type="float" office:value="10.3128180001277">
            <text:p>10</text:p>
          </table:table-cell>
        </table:table-row>
        <table:table-row table:style-name="ro1">
          <table:table-cell office:value-type="float" office:value="61120">
            <text:p>61120</text:p>
          </table:table-cell>
          <table:table-cell table:formula="of:=470000/(65536*2/[.A1911]-1)" office:value-type="float" office:value="410658.737419945">
            <text:p>4.11E+5</text:p>
          </table:table-cell>
          <table:table-cell table:formula="of:=3735/LN([.B1911]/0.772)-273" office:value-type="float" office:value="10.2917365570197">
            <text:p>10</text:p>
          </table:table-cell>
        </table:table-row>
        <table:table-row table:style-name="ro1">
          <table:table-cell office:value-type="float" office:value="61152">
            <text:p>61152</text:p>
          </table:table-cell>
          <table:table-cell table:formula="of:=470000/(65536*2/[.A1912]-1)" office:value-type="float" office:value="411061.784897025">
            <text:p>4.11E+5</text:p>
          </table:table-cell>
          <table:table-cell table:formula="of:=3735/LN([.B1912]/0.772)-273" office:value-type="float" office:value="10.2706596442427">
            <text:p>10</text:p>
          </table:table-cell>
        </table:table-row>
        <table:table-row table:style-name="ro1">
          <table:table-cell office:value-type="float" office:value="61184">
            <text:p>61184</text:p>
          </table:table-cell>
          <table:table-cell table:formula="of:=470000/(65536*2/[.A1913]-1)" office:value-type="float" office:value="411465.201465202">
            <text:p>4.11E+5</text:p>
          </table:table-cell>
          <table:table-cell table:formula="of:=3735/LN([.B1913]/0.772)-273" office:value-type="float" office:value="10.2495872501984">
            <text:p>10</text:p>
          </table:table-cell>
        </table:table-row>
        <table:table-row table:style-name="ro1">
          <table:table-cell office:value-type="float" office:value="61216">
            <text:p>61216</text:p>
          </table:table-cell>
          <table:table-cell table:formula="of:=470000/(65536*2/[.A1914]-1)" office:value-type="float" office:value="411868.9876317">
            <text:p>4.12E+5</text:p>
          </table:table-cell>
          <table:table-cell table:formula="of:=3735/LN([.B1914]/0.772)-273" office:value-type="float" office:value="10.2285193632991">
            <text:p>10</text:p>
          </table:table-cell>
        </table:table-row>
        <table:table-row table:style-name="ro1">
          <table:table-cell office:value-type="float" office:value="61248">
            <text:p>61248</text:p>
          </table:table-cell>
          <table:table-cell table:formula="of:=470000/(65536*2/[.A1915]-1)" office:value-type="float" office:value="412273.143904674">
            <text:p>4.12E+5</text:p>
          </table:table-cell>
          <table:table-cell table:formula="of:=3735/LN([.B1915]/0.772)-273" office:value-type="float" office:value="10.2074559719675">
            <text:p>10</text:p>
          </table:table-cell>
        </table:table-row>
        <table:table-row table:style-name="ro1">
          <table:table-cell office:value-type="float" office:value="61280">
            <text:p>61280</text:p>
          </table:table-cell>
          <table:table-cell table:formula="of:=470000/(65536*2/[.A1916]-1)" office:value-type="float" office:value="412677.670793214">
            <text:p>4.13E+5</text:p>
          </table:table-cell>
          <table:table-cell table:formula="of:=3735/LN([.B1916]/0.772)-273" office:value-type="float" office:value="10.1863970646373">
            <text:p>10</text:p>
          </table:table-cell>
        </table:table-row>
        <table:table-row table:style-name="ro1">
          <table:table-cell office:value-type="float" office:value="61312">
            <text:p>61312</text:p>
          </table:table-cell>
          <table:table-cell table:formula="of:=470000/(65536*2/[.A1917]-1)" office:value-type="float" office:value="413082.56880734">
            <text:p>4.13E+5</text:p>
          </table:table-cell>
          <table:table-cell table:formula="of:=3735/LN([.B1917]/0.772)-273" office:value-type="float" office:value="10.1653426297522">
            <text:p>10</text:p>
          </table:table-cell>
        </table:table-row>
        <table:table-row table:style-name="ro1">
          <table:table-cell office:value-type="float" office:value="61344">
            <text:p>61344</text:p>
          </table:table-cell>
          <table:table-cell table:formula="of:=470000/(65536*2/[.A1918]-1)" office:value-type="float" office:value="413487.838458008">
            <text:p>4.13E+5</text:p>
          </table:table-cell>
          <table:table-cell table:formula="of:=3735/LN([.B1918]/0.772)-273" office:value-type="float" office:value="10.1442926557669">
            <text:p>10</text:p>
          </table:table-cell>
        </table:table-row>
        <table:table-row table:style-name="ro1">
          <table:table-cell office:value-type="float" office:value="61376">
            <text:p>61376</text:p>
          </table:table-cell>
          <table:table-cell table:formula="of:=470000/(65536*2/[.A1919]-1)" office:value-type="float" office:value="413893.480257117">
            <text:p>4.14E+5</text:p>
          </table:table-cell>
          <table:table-cell table:formula="of:=3735/LN([.B1919]/0.772)-273" office:value-type="float" office:value="10.1232471311464">
            <text:p>10</text:p>
          </table:table-cell>
        </table:table-row>
        <table:table-row table:style-name="ro1">
          <table:table-cell office:value-type="float" office:value="61408">
            <text:p>61408</text:p>
          </table:table-cell>
          <table:table-cell table:formula="of:=470000/(65536*2/[.A1920]-1)" office:value-type="float" office:value="414299.494717501">
            <text:p>4.14E+5</text:p>
          </table:table-cell>
          <table:table-cell table:formula="of:=3735/LN([.B1920]/0.772)-273" office:value-type="float" office:value="10.1022060443659">
            <text:p>10</text:p>
          </table:table-cell>
        </table:table-row>
        <table:table-row table:style-name="ro1">
          <table:table-cell office:value-type="float" office:value="61440">
            <text:p>61440</text:p>
          </table:table-cell>
          <table:table-cell table:formula="of:=470000/(65536*2/[.A1921]-1)" office:value-type="float" office:value="414705.882352941">
            <text:p>4.15E+5</text:p>
          </table:table-cell>
          <table:table-cell table:formula="of:=3735/LN([.B1921]/0.772)-273" office:value-type="float" office:value="10.0811693839111">
            <text:p>10</text:p>
          </table:table-cell>
        </table:table-row>
        <table:table-row table:style-name="ro1">
          <table:table-cell office:value-type="float" office:value="61472">
            <text:p>61472</text:p>
          </table:table-cell>
          <table:table-cell table:formula="of:=470000/(65536*2/[.A1922]-1)" office:value-type="float" office:value="415112.643678161">
            <text:p>4.15E+5</text:p>
          </table:table-cell>
          <table:table-cell table:formula="of:=3735/LN([.B1922]/0.772)-273" office:value-type="float" office:value="10.0601371382783">
            <text:p>10</text:p>
          </table:table-cell>
        </table:table-row>
        <table:table-row table:style-name="ro1">
          <table:table-cell office:value-type="float" office:value="61504">
            <text:p>61504</text:p>
          </table:table-cell>
          <table:table-cell table:formula="of:=470000/(65536*2/[.A1923]-1)" office:value-type="float" office:value="415519.779208832">
            <text:p>4.16E+5</text:p>
          </table:table-cell>
          <table:table-cell table:formula="of:=3735/LN([.B1923]/0.772)-273" office:value-type="float" office:value="10.0391092959738">
            <text:p>10</text:p>
          </table:table-cell>
        </table:table-row>
        <table:table-row table:style-name="ro1">
          <table:table-cell office:value-type="float" office:value="61536">
            <text:p>61536</text:p>
          </table:table-cell>
          <table:table-cell table:formula="of:=470000/(65536*2/[.A1924]-1)" office:value-type="float" office:value="415927.289461574">
            <text:p>4.16E+5</text:p>
          </table:table-cell>
          <table:table-cell table:formula="of:=3735/LN([.B1924]/0.772)-273" office:value-type="float" office:value="10.0180858455142">
            <text:p>10</text:p>
          </table:table-cell>
        </table:table-row>
        <table:table-row table:style-name="ro1">
          <table:table-cell office:value-type="float" office:value="61568">
            <text:p>61568</text:p>
          </table:table-cell>
          <table:table-cell table:formula="of:=470000/(65536*2/[.A1925]-1)" office:value-type="float" office:value="416335.174953959">
            <text:p>4.16E+5</text:p>
          </table:table-cell>
          <table:table-cell table:formula="of:=3735/LN([.B1925]/0.772)-273" office:value-type="float" office:value="9.99706677542662">
            <text:p>10</text:p>
          </table:table-cell>
        </table:table-row>
        <table:table-row table:style-name="ro1">
          <table:table-cell office:value-type="float" office:value="61600">
            <text:p>61600</text:p>
          </table:table-cell>
          <table:table-cell table:formula="of:=470000/(65536*2/[.A1926]-1)" office:value-type="float" office:value="416743.436204514">
            <text:p>4.17E+5</text:p>
          </table:table-cell>
          <table:table-cell table:formula="of:=3735/LN([.B1926]/0.772)-273" office:value-type="float" office:value="9.976052074248">
            <text:p>10</text:p>
          </table:table-cell>
        </table:table-row>
        <table:table-row table:style-name="ro1">
          <table:table-cell office:value-type="float" office:value="61632">
            <text:p>61632</text:p>
          </table:table-cell>
          <table:table-cell table:formula="of:=470000/(65536*2/[.A1927]-1)" office:value-type="float" office:value="417152.073732719">
            <text:p>4.17E+5</text:p>
          </table:table-cell>
          <table:table-cell table:formula="of:=3735/LN([.B1927]/0.772)-273" office:value-type="float" office:value="9.95504173052564">
            <text:p>10</text:p>
          </table:table-cell>
        </table:table-row>
        <table:table-row table:style-name="ro1">
          <table:table-cell office:value-type="float" office:value="61664">
            <text:p>61664</text:p>
          </table:table-cell>
          <table:table-cell table:formula="of:=470000/(65536*2/[.A1928]-1)" office:value-type="float" office:value="417561.088059013">
            <text:p>4.18E+5</text:p>
          </table:table-cell>
          <table:table-cell table:formula="of:=3735/LN([.B1928]/0.772)-273" office:value-type="float" office:value="9.93403573281699">
            <text:p>10</text:p>
          </table:table-cell>
        </table:table-row>
        <table:table-row table:style-name="ro1">
          <table:table-cell office:value-type="float" office:value="61696">
            <text:p>61696</text:p>
          </table:table-cell>
          <table:table-cell table:formula="of:=470000/(65536*2/[.A1929]-1)" office:value-type="float" office:value="417970.479704797">
            <text:p>4.18E+5</text:p>
          </table:table-cell>
          <table:table-cell table:formula="of:=3735/LN([.B1929]/0.772)-273" office:value-type="float" office:value="9.91303406968945">
            <text:p>10</text:p>
          </table:table-cell>
        </table:table-row>
        <table:table-row table:style-name="ro1">
          <table:table-cell office:value-type="float" office:value="61728">
            <text:p>61728</text:p>
          </table:table-cell>
          <table:table-cell table:formula="of:=470000/(65536*2/[.A1930]-1)" office:value-type="float" office:value="418380.249192432">
            <text:p>4.18E+5</text:p>
          </table:table-cell>
          <table:table-cell table:formula="of:=3735/LN([.B1930]/0.772)-273" office:value-type="float" office:value="9.89203672972064">
            <text:p>10</text:p>
          </table:table-cell>
        </table:table-row>
        <table:table-row table:style-name="ro1">
          <table:table-cell office:value-type="float" office:value="61760">
            <text:p>61760</text:p>
          </table:table-cell>
          <table:table-cell table:formula="of:=470000/(65536*2/[.A1931]-1)" office:value-type="float" office:value="418790.397045245">
            <text:p>4.19E+5</text:p>
          </table:table-cell>
          <table:table-cell table:formula="of:=3735/LN([.B1931]/0.772)-273" office:value-type="float" office:value="9.87104370149797">
            <text:p>10</text:p>
          </table:table-cell>
        </table:table-row>
        <table:table-row table:style-name="ro1">
          <table:table-cell office:value-type="float" office:value="61792">
            <text:p>61792</text:p>
          </table:table-cell>
          <table:table-cell table:formula="of:=470000/(65536*2/[.A1932]-1)" office:value-type="float" office:value="419200.923787529">
            <text:p>4.19E+5</text:p>
          </table:table-cell>
          <table:table-cell table:formula="of:=3735/LN([.B1932]/0.772)-273" office:value-type="float" office:value="9.85005497361902">
            <text:p>10</text:p>
          </table:table-cell>
        </table:table-row>
        <table:table-row table:style-name="ro1">
          <table:table-cell office:value-type="float" office:value="61824">
            <text:p>61824</text:p>
          </table:table-cell>
          <table:table-cell table:formula="of:=470000/(65536*2/[.A1933]-1)" office:value-type="float" office:value="419611.829944547">
            <text:p>4.20E+5</text:p>
          </table:table-cell>
          <table:table-cell table:formula="of:=3735/LN([.B1933]/0.772)-273" office:value-type="float" office:value="9.8290705346912">
            <text:p>10</text:p>
          </table:table-cell>
        </table:table-row>
        <table:table-row table:style-name="ro1">
          <table:table-cell office:value-type="float" office:value="61856">
            <text:p>61856</text:p>
          </table:table-cell>
          <table:table-cell table:formula="of:=470000/(65536*2/[.A1934]-1)" office:value-type="float" office:value="420023.116042534">
            <text:p>4.20E+5</text:p>
          </table:table-cell>
          <table:table-cell table:formula="of:=3735/LN([.B1934]/0.772)-273" office:value-type="float" office:value="9.80809037333194">
            <text:p>10</text:p>
          </table:table-cell>
        </table:table-row>
        <table:table-row table:style-name="ro1">
          <table:table-cell office:value-type="float" office:value="61888">
            <text:p>61888</text:p>
          </table:table-cell>
          <table:table-cell table:formula="of:=470000/(65536*2/[.A1935]-1)" office:value-type="float" office:value="420434.782608696">
            <text:p>4.20E+5</text:p>
          </table:table-cell>
          <table:table-cell table:formula="of:=3735/LN([.B1935]/0.772)-273" office:value-type="float" office:value="9.78711447816829">
            <text:p>10</text:p>
          </table:table-cell>
        </table:table-row>
        <table:table-row table:style-name="ro1">
          <table:table-cell office:value-type="float" office:value="61920">
            <text:p>61920</text:p>
          </table:table-cell>
          <table:table-cell table:formula="of:=470000/(65536*2/[.A1936]-1)" office:value-type="float" office:value="420846.830171217">
            <text:p>4.21E+5</text:p>
          </table:table-cell>
          <table:table-cell table:formula="of:=3735/LN([.B1936]/0.772)-273" office:value-type="float" office:value="9.76614283783738">
            <text:p>10</text:p>
          </table:table-cell>
        </table:table-row>
        <table:table-row table:style-name="ro1">
          <table:table-cell office:value-type="float" office:value="61952">
            <text:p>61952</text:p>
          </table:table-cell>
          <table:table-cell table:formula="of:=470000/(65536*2/[.A1937]-1)" office:value-type="float" office:value="421259.259259259">
            <text:p>4.21E+5</text:p>
          </table:table-cell>
          <table:table-cell table:formula="of:=3735/LN([.B1937]/0.772)-273" office:value-type="float" office:value="9.74517544098597">
            <text:p>10</text:p>
          </table:table-cell>
        </table:table-row>
        <table:table-row table:style-name="ro1">
          <table:table-cell office:value-type="float" office:value="61984">
            <text:p>61984</text:p>
          </table:table-cell>
          <table:table-cell table:formula="of:=470000/(65536*2/[.A1938]-1)" office:value-type="float" office:value="421672.070402964">
            <text:p>4.22E+5</text:p>
          </table:table-cell>
          <table:table-cell table:formula="of:=3735/LN([.B1938]/0.772)-273" office:value-type="float" office:value="9.72421227627075">
            <text:p>10</text:p>
          </table:table-cell>
        </table:table-row>
        <table:table-row table:style-name="ro1">
          <table:table-cell office:value-type="float" office:value="62016">
            <text:p>62016</text:p>
          </table:table-cell>
          <table:table-cell table:formula="of:=470000/(65536*2/[.A1939]-1)" office:value-type="float" office:value="422085.264133457">
            <text:p>4.22E+5</text:p>
          </table:table-cell>
          <table:table-cell table:formula="of:=3735/LN([.B1939]/0.772)-273" office:value-type="float" office:value="9.70325333235786">
            <text:p>10</text:p>
          </table:table-cell>
        </table:table-row>
        <table:table-row table:style-name="ro1">
          <table:table-cell office:value-type="float" office:value="62048">
            <text:p>62048</text:p>
          </table:table-cell>
          <table:table-cell table:formula="of:=470000/(65536*2/[.A1940]-1)" office:value-type="float" office:value="422498.840982847">
            <text:p>4.22E+5</text:p>
          </table:table-cell>
          <table:table-cell table:formula="of:=3735/LN([.B1940]/0.772)-273" office:value-type="float" office:value="9.68229859792336">
            <text:p>10</text:p>
          </table:table-cell>
        </table:table-row>
        <table:table-row table:style-name="ro1">
          <table:table-cell office:value-type="float" office:value="62080">
            <text:p>62080</text:p>
          </table:table-cell>
          <table:table-cell table:formula="of:=470000/(65536*2/[.A1941]-1)" office:value-type="float" office:value="422912.80148423">
            <text:p>4.23E+5</text:p>
          </table:table-cell>
          <table:table-cell table:formula="of:=3735/LN([.B1941]/0.772)-273" office:value-type="float" office:value="9.6613480616528">
            <text:p>10</text:p>
          </table:table-cell>
        </table:table-row>
        <table:table-row table:style-name="ro1">
          <table:table-cell office:value-type="float" office:value="62112">
            <text:p>62112</text:p>
          </table:table-cell>
          <table:table-cell table:formula="of:=470000/(65536*2/[.A1942]-1)" office:value-type="float" office:value="423327.146171694">
            <text:p>4.23E+5</text:p>
          </table:table-cell>
          <table:table-cell table:formula="of:=3735/LN([.B1942]/0.772)-273" office:value-type="float" office:value="9.64040171224139">
            <text:p>10</text:p>
          </table:table-cell>
        </table:table-row>
        <table:table-row table:style-name="ro1">
          <table:table-cell office:value-type="float" office:value="62144">
            <text:p>62144</text:p>
          </table:table-cell>
          <table:table-cell table:formula="of:=470000/(65536*2/[.A1943]-1)" office:value-type="float" office:value="423741.875580316">
            <text:p>4.24E+5</text:p>
          </table:table-cell>
          <table:table-cell table:formula="of:=3735/LN([.B1943]/0.772)-273" office:value-type="float" office:value="9.61945953839398">
            <text:p>10</text:p>
          </table:table-cell>
        </table:table-row>
        <table:table-row table:style-name="ro1">
          <table:table-cell office:value-type="float" office:value="62176">
            <text:p>62176</text:p>
          </table:table-cell>
          <table:table-cell table:formula="of:=470000/(65536*2/[.A1944]-1)" office:value-type="float" office:value="424156.990246168">
            <text:p>4.24E+5</text:p>
          </table:table-cell>
          <table:table-cell table:formula="of:=3735/LN([.B1944]/0.772)-273" office:value-type="float" office:value="9.59852152882485">
            <text:p>10</text:p>
          </table:table-cell>
        </table:table-row>
        <table:table-row table:style-name="ro1">
          <table:table-cell office:value-type="float" office:value="62208">
            <text:p>62208</text:p>
          </table:table-cell>
          <table:table-cell table:formula="of:=470000/(65536*2/[.A1945]-1)" office:value-type="float" office:value="424572.49070632">
            <text:p>4.25E+5</text:p>
          </table:table-cell>
          <table:table-cell table:formula="of:=3735/LN([.B1945]/0.772)-273" office:value-type="float" office:value="9.57758767225772">
            <text:p>10</text:p>
          </table:table-cell>
        </table:table-row>
        <table:table-row table:style-name="ro1">
          <table:table-cell office:value-type="float" office:value="62240">
            <text:p>62240</text:p>
          </table:table-cell>
          <table:table-cell table:formula="of:=470000/(65536*2/[.A1946]-1)" office:value-type="float" office:value="424988.377498838">
            <text:p>4.25E+5</text:p>
          </table:table-cell>
          <table:table-cell table:formula="of:=3735/LN([.B1946]/0.772)-273" office:value-type="float" office:value="9.55665795742601">
            <text:p>10</text:p>
          </table:table-cell>
        </table:table-row>
        <table:table-row table:style-name="ro1">
          <table:table-cell office:value-type="float" office:value="62272">
            <text:p>62272</text:p>
          </table:table-cell>
          <table:table-cell table:formula="of:=470000/(65536*2/[.A1947]-1)" office:value-type="float" office:value="425404.651162791">
            <text:p>4.25E+5</text:p>
          </table:table-cell>
          <table:table-cell table:formula="of:=3735/LN([.B1947]/0.772)-273" office:value-type="float" office:value="9.53573237307234">
            <text:p>10</text:p>
          </table:table-cell>
        </table:table-row>
        <table:table-row table:style-name="ro1">
          <table:table-cell office:value-type="float" office:value="62304">
            <text:p>62304</text:p>
          </table:table-cell>
          <table:table-cell table:formula="of:=470000/(65536*2/[.A1948]-1)" office:value-type="float" office:value="425821.31223825">
            <text:p>4.26E+5</text:p>
          </table:table-cell>
          <table:table-cell table:formula="of:=3735/LN([.B1948]/0.772)-273" office:value-type="float" office:value="9.5148109079488">
            <text:p>10</text:p>
          </table:table-cell>
        </table:table-row>
        <table:table-row table:style-name="ro1">
          <table:table-cell office:value-type="float" office:value="62336">
            <text:p>62336</text:p>
          </table:table-cell>
          <table:table-cell table:formula="of:=470000/(65536*2/[.A1949]-1)" office:value-type="float" office:value="426238.361266294">
            <text:p>4.26E+5</text:p>
          </table:table-cell>
          <table:table-cell table:formula="of:=3735/LN([.B1949]/0.772)-273" office:value-type="float" office:value="9.49389355081684">
            <text:p>9</text:p>
          </table:table-cell>
        </table:table-row>
        <table:table-row table:style-name="ro1">
          <table:table-cell office:value-type="float" office:value="62368">
            <text:p>62368</text:p>
          </table:table-cell>
          <table:table-cell table:formula="of:=470000/(65536*2/[.A1950]-1)" office:value-type="float" office:value="426655.798789008">
            <text:p>4.27E+5</text:p>
          </table:table-cell>
          <table:table-cell table:formula="of:=3735/LN([.B1950]/0.772)-273" office:value-type="float" office:value="9.4729802904472">
            <text:p>9</text:p>
          </table:table-cell>
        </table:table-row>
        <table:table-row table:style-name="ro1">
          <table:table-cell office:value-type="float" office:value="62400">
            <text:p>62400</text:p>
          </table:table-cell>
          <table:table-cell table:formula="of:=470000/(65536*2/[.A1951]-1)" office:value-type="float" office:value="427073.625349487">
            <text:p>4.27E+5</text:p>
          </table:table-cell>
          <table:table-cell table:formula="of:=3735/LN([.B1951]/0.772)-273" office:value-type="float" office:value="9.45207111561996">
            <text:p>9</text:p>
          </table:table-cell>
        </table:table-row>
        <table:table-row table:style-name="ro1">
          <table:table-cell office:value-type="float" office:value="62432">
            <text:p>62432</text:p>
          </table:table-cell>
          <table:table-cell table:formula="of:=470000/(65536*2/[.A1952]-1)" office:value-type="float" office:value="427491.841491842">
            <text:p>4.27E+5</text:p>
          </table:table-cell>
          <table:table-cell table:formula="of:=3735/LN([.B1952]/0.772)-273" office:value-type="float" office:value="9.43116601512435">
            <text:p>9</text:p>
          </table:table-cell>
        </table:table-row>
        <table:table-row table:style-name="ro1">
          <table:table-cell office:value-type="float" office:value="62464">
            <text:p>62464</text:p>
          </table:table-cell>
          <table:table-cell table:formula="of:=470000/(65536*2/[.A1953]-1)" office:value-type="float" office:value="427910.447761194">
            <text:p>4.28E+5</text:p>
          </table:table-cell>
          <table:table-cell table:formula="of:=3735/LN([.B1953]/0.772)-273" office:value-type="float" office:value="9.41026497775891">
            <text:p>9</text:p>
          </table:table-cell>
        </table:table-row>
        <table:table-row table:style-name="ro1">
          <table:table-cell office:value-type="float" office:value="62496">
            <text:p>62496</text:p>
          </table:table-cell>
          <table:table-cell table:formula="of:=470000/(65536*2/[.A1954]-1)" office:value-type="float" office:value="428329.444703686">
            <text:p>4.28E+5</text:p>
          </table:table-cell>
          <table:table-cell table:formula="of:=3735/LN([.B1954]/0.772)-273" office:value-type="float" office:value="9.3893679923313">
            <text:p>9</text:p>
          </table:table-cell>
        </table:table-row>
        <table:table-row table:style-name="ro1">
          <table:table-cell office:value-type="float" office:value="62528">
            <text:p>62528</text:p>
          </table:table-cell>
          <table:table-cell table:formula="of:=470000/(65536*2/[.A1955]-1)" office:value-type="float" office:value="428748.83286648">
            <text:p>4.29E+5</text:p>
          </table:table-cell>
          <table:table-cell table:formula="of:=3735/LN([.B1955]/0.772)-273" office:value-type="float" office:value="9.36847504765825">
            <text:p>9</text:p>
          </table:table-cell>
        </table:table-row>
        <table:table-row table:style-name="ro1">
          <table:table-cell office:value-type="float" office:value="62560">
            <text:p>62560</text:p>
          </table:table-cell>
          <table:table-cell table:formula="of:=470000/(65536*2/[.A1956]-1)" office:value-type="float" office:value="429168.612797758">
            <text:p>4.29E+5</text:p>
          </table:table-cell>
          <table:table-cell table:formula="of:=3735/LN([.B1956]/0.772)-273" office:value-type="float" office:value="9.34758613256577">
            <text:p>9</text:p>
          </table:table-cell>
        </table:table-row>
        <table:table-row table:style-name="ro1">
          <table:table-cell office:value-type="float" office:value="62592">
            <text:p>62592</text:p>
          </table:table-cell>
          <table:table-cell table:formula="of:=470000/(65536*2/[.A1957]-1)" office:value-type="float" office:value="429588.785046729">
            <text:p>4.30E+5</text:p>
          </table:table-cell>
          <table:table-cell table:formula="of:=3735/LN([.B1957]/0.772)-273" office:value-type="float" office:value="9.32670123588872">
            <text:p>9</text:p>
          </table:table-cell>
        </table:table-row>
        <table:table-row table:style-name="ro1">
          <table:table-cell office:value-type="float" office:value="62624">
            <text:p>62624</text:p>
          </table:table-cell>
          <table:table-cell table:formula="of:=470000/(65536*2/[.A1958]-1)" office:value-type="float" office:value="430009.350163628">
            <text:p>4.30E+5</text:p>
          </table:table-cell>
          <table:table-cell table:formula="of:=3735/LN([.B1958]/0.772)-273" office:value-type="float" office:value="9.30582034647119">
            <text:p>9</text:p>
          </table:table-cell>
        </table:table-row>
        <table:table-row table:style-name="ro1">
          <table:table-cell office:value-type="float" office:value="62656">
            <text:p>62656</text:p>
          </table:table-cell>
          <table:table-cell table:formula="of:=470000/(65536*2/[.A1959]-1)" office:value-type="float" office:value="430430.308699719">
            <text:p>4.30E+5</text:p>
          </table:table-cell>
          <table:table-cell table:formula="of:=3735/LN([.B1959]/0.772)-273" office:value-type="float" office:value="9.28494345316614">
            <text:p>9</text:p>
          </table:table-cell>
        </table:table-row>
        <table:table-row table:style-name="ro1">
          <table:table-cell office:value-type="float" office:value="62688">
            <text:p>62688</text:p>
          </table:table-cell>
          <table:table-cell table:formula="of:=470000/(65536*2/[.A1960]-1)" office:value-type="float" office:value="430851.6612073">
            <text:p>4.31E+5</text:p>
          </table:table-cell>
          <table:table-cell table:formula="of:=3735/LN([.B1960]/0.772)-273" office:value-type="float" office:value="9.26407054483553">
            <text:p>9</text:p>
          </table:table-cell>
        </table:table-row>
        <table:table-row table:style-name="ro1">
          <table:table-cell office:value-type="float" office:value="62720">
            <text:p>62720</text:p>
          </table:table-cell>
          <table:table-cell table:formula="of:=470000/(65536*2/[.A1961]-1)" office:value-type="float" office:value="431273.4082397">
            <text:p>4.31E+5</text:p>
          </table:table-cell>
          <table:table-cell table:formula="of:=3735/LN([.B1961]/0.772)-273" office:value-type="float" office:value="9.2432016103503">
            <text:p>9</text:p>
          </table:table-cell>
        </table:table-row>
        <table:table-row table:style-name="ro1">
          <table:table-cell office:value-type="float" office:value="62752">
            <text:p>62752</text:p>
          </table:table-cell>
          <table:table-cell table:formula="of:=470000/(65536*2/[.A1962]-1)" office:value-type="float" office:value="431695.550351288">
            <text:p>4.32E+5</text:p>
          </table:table-cell>
          <table:table-cell table:formula="of:=3735/LN([.B1962]/0.772)-273" office:value-type="float" office:value="9.22233663859015">
            <text:p>9</text:p>
          </table:table-cell>
        </table:table-row>
        <table:table-row table:style-name="ro1">
          <table:table-cell office:value-type="float" office:value="62784">
            <text:p>62784</text:p>
          </table:table-cell>
          <table:table-cell table:formula="of:=470000/(65536*2/[.A1963]-1)" office:value-type="float" office:value="432118.08809747">
            <text:p>4.32E+5</text:p>
          </table:table-cell>
          <table:table-cell table:formula="of:=3735/LN([.B1963]/0.772)-273" office:value-type="float" office:value="9.20147561844368">
            <text:p>9</text:p>
          </table:table-cell>
        </table:table-row>
        <table:table-row table:style-name="ro1">
          <table:table-cell office:value-type="float" office:value="62816">
            <text:p>62816</text:p>
          </table:table-cell>
          <table:table-cell table:formula="of:=470000/(65536*2/[.A1964]-1)" office:value-type="float" office:value="432541.022034693">
            <text:p>4.33E+5</text:p>
          </table:table-cell>
          <table:table-cell table:formula="of:=3735/LN([.B1964]/0.772)-273" office:value-type="float" office:value="9.1806185388084">
            <text:p>9</text:p>
          </table:table-cell>
        </table:table-row>
        <table:table-row table:style-name="ro1">
          <table:table-cell office:value-type="float" office:value="62848">
            <text:p>62848</text:p>
          </table:table-cell>
          <table:table-cell table:formula="of:=470000/(65536*2/[.A1965]-1)" office:value-type="float" office:value="432964.35272045">
            <text:p>4.33E+5</text:p>
          </table:table-cell>
          <table:table-cell table:formula="of:=3735/LN([.B1965]/0.772)-273" office:value-type="float" office:value="9.15976538859064">
            <text:p>9</text:p>
          </table:table-cell>
        </table:table-row>
        <table:table-row table:style-name="ro1">
          <table:table-cell office:value-type="float" office:value="62880">
            <text:p>62880</text:p>
          </table:table-cell>
          <table:table-cell table:formula="of:=470000/(65536*2/[.A1966]-1)" office:value-type="float" office:value="433388.08071328">
            <text:p>4.33E+5</text:p>
          </table:table-cell>
          <table:table-cell table:formula="of:=3735/LN([.B1966]/0.772)-273" office:value-type="float" office:value="9.13891615670519">
            <text:p>9</text:p>
          </table:table-cell>
        </table:table-row>
        <table:table-row table:style-name="ro1">
          <table:table-cell office:value-type="float" office:value="62912">
            <text:p>62912</text:p>
          </table:table-cell>
          <table:table-cell table:formula="of:=470000/(65536*2/[.A1967]-1)" office:value-type="float" office:value="433812.20657277">
            <text:p>4.34E+5</text:p>
          </table:table-cell>
          <table:table-cell table:formula="of:=3735/LN([.B1967]/0.772)-273" office:value-type="float" office:value="9.11807083207589">
            <text:p>9</text:p>
          </table:table-cell>
        </table:table-row>
        <table:table-row table:style-name="ro1">
          <table:table-cell office:value-type="float" office:value="62944">
            <text:p>62944</text:p>
          </table:table-cell>
          <table:table-cell table:formula="of:=470000/(65536*2/[.A1968]-1)" office:value-type="float" office:value="434236.730859558">
            <text:p>4.34E+5</text:p>
          </table:table-cell>
          <table:table-cell table:formula="of:=3735/LN([.B1968]/0.772)-273" office:value-type="float" office:value="9.09722940363497">
            <text:p>9</text:p>
          </table:table-cell>
        </table:table-row>
        <table:table-row table:style-name="ro1">
          <table:table-cell office:value-type="float" office:value="62976">
            <text:p>62976</text:p>
          </table:table-cell>
          <table:table-cell table:formula="of:=470000/(65536*2/[.A1969]-1)" office:value-type="float" office:value="434661.654135338">
            <text:p>4.35E+5</text:p>
          </table:table-cell>
          <table:table-cell table:formula="of:=3735/LN([.B1969]/0.772)-273" office:value-type="float" office:value="9.07639186032367">
            <text:p>9</text:p>
          </table:table-cell>
        </table:table-row>
        <table:table-row table:style-name="ro1">
          <table:table-cell office:value-type="float" office:value="63008">
            <text:p>63008</text:p>
          </table:table-cell>
          <table:table-cell table:formula="of:=470000/(65536*2/[.A1970]-1)" office:value-type="float" office:value="435086.976962859">
            <text:p>4.35E+5</text:p>
          </table:table-cell>
          <table:table-cell table:formula="of:=3735/LN([.B1970]/0.772)-273" office:value-type="float" office:value="9.05555819109139">
            <text:p>9</text:p>
          </table:table-cell>
        </table:table-row>
        <table:table-row table:style-name="ro1">
          <table:table-cell office:value-type="float" office:value="63040">
            <text:p>63040</text:p>
          </table:table-cell>
          <table:table-cell table:formula="of:=470000/(65536*2/[.A1971]-1)" office:value-type="float" office:value="435512.699905927">
            <text:p>4.36E+5</text:p>
          </table:table-cell>
          <table:table-cell table:formula="of:=3735/LN([.B1971]/0.772)-273" office:value-type="float" office:value="9.03472838489648">
            <text:p>9</text:p>
          </table:table-cell>
        </table:table-row>
        <table:table-row table:style-name="ro1">
          <table:table-cell office:value-type="float" office:value="63072">
            <text:p>63072</text:p>
          </table:table-cell>
          <table:table-cell table:formula="of:=470000/(65536*2/[.A1972]-1)" office:value-type="float" office:value="435938.823529412">
            <text:p>4.36E+5</text:p>
          </table:table-cell>
          <table:table-cell table:formula="of:=3735/LN([.B1972]/0.772)-273" office:value-type="float" office:value="9.01390243070563">
            <text:p>9</text:p>
          </table:table-cell>
        </table:table-row>
        <table:table-row table:style-name="ro1">
          <table:table-cell office:value-type="float" office:value="63104">
            <text:p>63104</text:p>
          </table:table-cell>
          <table:table-cell table:formula="of:=470000/(65536*2/[.A1973]-1)" office:value-type="float" office:value="436365.348399247">
            <text:p>4.36E+5</text:p>
          </table:table-cell>
          <table:table-cell table:formula="of:=3735/LN([.B1973]/0.772)-273" office:value-type="float" office:value="8.99308031749416">
            <text:p>9</text:p>
          </table:table-cell>
        </table:table-row>
        <table:table-row table:style-name="ro1">
          <table:table-cell office:value-type="float" office:value="63136">
            <text:p>63136</text:p>
          </table:table-cell>
          <table:table-cell table:formula="of:=470000/(65536*2/[.A1974]-1)" office:value-type="float" office:value="436792.275082431">
            <text:p>4.37E+5</text:p>
          </table:table-cell>
          <table:table-cell table:formula="of:=3735/LN([.B1974]/0.772)-273" office:value-type="float" office:value="8.97226203424572">
            <text:p>9</text:p>
          </table:table-cell>
        </table:table-row>
        <table:table-row table:style-name="ro1">
          <table:table-cell office:value-type="float" office:value="63168">
            <text:p>63168</text:p>
          </table:table-cell>
          <table:table-cell table:formula="of:=470000/(65536*2/[.A1975]-1)" office:value-type="float" office:value="437219.604147031">
            <text:p>4.37E+5</text:p>
          </table:table-cell>
          <table:table-cell table:formula="of:=3735/LN([.B1975]/0.772)-273" office:value-type="float" office:value="8.95144756995245">
            <text:p>9</text:p>
          </table:table-cell>
        </table:table-row>
        <table:table-row table:style-name="ro1">
          <table:table-cell office:value-type="float" office:value="63200">
            <text:p>63200</text:p>
          </table:table-cell>
          <table:table-cell table:formula="of:=470000/(65536*2/[.A1976]-1)" office:value-type="float" office:value="437647.336162188">
            <text:p>4.38E+5</text:p>
          </table:table-cell>
          <table:table-cell table:formula="of:=3735/LN([.B1976]/0.772)-273" office:value-type="float" office:value="8.93063691361505">
            <text:p>9</text:p>
          </table:table-cell>
        </table:table-row>
        <table:table-row table:style-name="ro1">
          <table:table-cell office:value-type="float" office:value="63232">
            <text:p>63232</text:p>
          </table:table-cell>
          <table:table-cell table:formula="of:=470000/(65536*2/[.A1977]-1)" office:value-type="float" office:value="438075.471698113">
            <text:p>4.38E+5</text:p>
          </table:table-cell>
          <table:table-cell table:formula="of:=3735/LN([.B1977]/0.772)-273" office:value-type="float" office:value="8.90983005424226">
            <text:p>9</text:p>
          </table:table-cell>
        </table:table-row>
        <table:table-row table:style-name="ro1">
          <table:table-cell office:value-type="float" office:value="63264">
            <text:p>63264</text:p>
          </table:table-cell>
          <table:table-cell table:formula="of:=470000/(65536*2/[.A1978]-1)" office:value-type="float" office:value="438504.011326097">
            <text:p>4.39E+5</text:p>
          </table:table-cell>
          <table:table-cell table:formula="of:=3735/LN([.B1978]/0.772)-273" office:value-type="float" office:value="8.8890269808515">
            <text:p>9</text:p>
          </table:table-cell>
        </table:table-row>
        <table:table-row table:style-name="ro1">
          <table:table-cell office:value-type="float" office:value="63296">
            <text:p>63296</text:p>
          </table:table-cell>
          <table:table-cell table:formula="of:=470000/(65536*2/[.A1979]-1)" office:value-type="float" office:value="438932.955618508">
            <text:p>4.39E+5</text:p>
          </table:table-cell>
          <table:table-cell table:formula="of:=3735/LN([.B1979]/0.772)-273" office:value-type="float" office:value="8.86822768246822">
            <text:p>9</text:p>
          </table:table-cell>
        </table:table-row>
        <table:table-row table:style-name="ro1">
          <table:table-cell office:value-type="float" office:value="63328">
            <text:p>63328</text:p>
          </table:table-cell>
          <table:table-cell table:formula="of:=470000/(65536*2/[.A1980]-1)" office:value-type="float" office:value="439362.305148795">
            <text:p>4.39E+5</text:p>
          </table:table-cell>
          <table:table-cell table:formula="of:=3735/LN([.B1980]/0.772)-273" office:value-type="float" office:value="8.8474321481263">
            <text:p>9</text:p>
          </table:table-cell>
        </table:table-row>
        <table:table-row table:style-name="ro1">
          <table:table-cell office:value-type="float" office:value="63360">
            <text:p>63360</text:p>
          </table:table-cell>
          <table:table-cell table:formula="of:=470000/(65536*2/[.A1981]-1)" office:value-type="float" office:value="439792.060491493">
            <text:p>4.40E+5</text:p>
          </table:table-cell>
          <table:table-cell table:formula="of:=3735/LN([.B1981]/0.772)-273" office:value-type="float" office:value="8.82664036686782">
            <text:p>9</text:p>
          </table:table-cell>
        </table:table-row>
        <table:table-row table:style-name="ro1">
          <table:table-cell office:value-type="float" office:value="63392">
            <text:p>63392</text:p>
          </table:table-cell>
          <table:table-cell table:formula="of:=470000/(65536*2/[.A1982]-1)" office:value-type="float" office:value="440222.222222222">
            <text:p>4.40E+5</text:p>
          </table:table-cell>
          <table:table-cell table:formula="of:=3735/LN([.B1982]/0.772)-273" office:value-type="float" office:value="8.80585232774297">
            <text:p>9</text:p>
          </table:table-cell>
        </table:table-row>
        <table:table-row table:style-name="ro1">
          <table:table-cell office:value-type="float" office:value="63424">
            <text:p>63424</text:p>
          </table:table-cell>
          <table:table-cell table:formula="of:=470000/(65536*2/[.A1983]-1)" office:value-type="float" office:value="440652.790917692">
            <text:p>4.41E+5</text:p>
          </table:table-cell>
          <table:table-cell table:formula="of:=3735/LN([.B1983]/0.772)-273" office:value-type="float" office:value="8.78506801981024">
            <text:p>9</text:p>
          </table:table-cell>
        </table:table-row>
        <table:table-row table:style-name="ro1">
          <table:table-cell office:value-type="float" office:value="63456">
            <text:p>63456</text:p>
          </table:table-cell>
          <table:table-cell table:formula="of:=470000/(65536*2/[.A1984]-1)" office:value-type="float" office:value="441083.767155703">
            <text:p>4.41E+5</text:p>
          </table:table-cell>
          <table:table-cell table:formula="of:=3735/LN([.B1984]/0.772)-273" office:value-type="float" office:value="8.76428743213614">
            <text:p>9</text:p>
          </table:table-cell>
        </table:table-row>
        <table:table-row table:style-name="ro1">
          <table:table-cell office:value-type="float" office:value="63488">
            <text:p>63488</text:p>
          </table:table-cell>
          <table:table-cell table:formula="of:=470000/(65536*2/[.A1985]-1)" office:value-type="float" office:value="441515.151515152">
            <text:p>4.42E+5</text:p>
          </table:table-cell>
          <table:table-cell table:formula="of:=3735/LN([.B1985]/0.772)-273" office:value-type="float" office:value="8.74351055379526">
            <text:p>9</text:p>
          </table:table-cell>
        </table:table-row>
        <table:table-row table:style-name="ro1">
          <table:table-cell office:value-type="float" office:value="63520">
            <text:p>63520</text:p>
          </table:table-cell>
          <table:table-cell table:formula="of:=470000/(65536*2/[.A1986]-1)" office:value-type="float" office:value="441946.94457603">
            <text:p>4.42E+5</text:p>
          </table:table-cell>
          <table:table-cell table:formula="of:=3735/LN([.B1986]/0.772)-273" office:value-type="float" office:value="8.72273737387042">
            <text:p>9</text:p>
          </table:table-cell>
        </table:table-row>
        <table:table-row table:style-name="ro1">
          <table:table-cell office:value-type="float" office:value="63552">
            <text:p>63552</text:p>
          </table:table-cell>
          <table:table-cell table:formula="of:=470000/(65536*2/[.A1987]-1)" office:value-type="float" office:value="442379.146919431">
            <text:p>4.42E+5</text:p>
          </table:table-cell>
          <table:table-cell table:formula="of:=3735/LN([.B1987]/0.772)-273" office:value-type="float" office:value="8.70196788145216">
            <text:p>9</text:p>
          </table:table-cell>
        </table:table-row>
        <table:table-row table:style-name="ro1">
          <table:table-cell office:value-type="float" office:value="63584">
            <text:p>63584</text:p>
          </table:table-cell>
          <table:table-cell table:formula="of:=470000/(65536*2/[.A1988]-1)" office:value-type="float" office:value="442811.759127549">
            <text:p>4.43E+5</text:p>
          </table:table-cell>
          <table:table-cell table:formula="of:=3735/LN([.B1988]/0.772)-273" office:value-type="float" office:value="8.68120206563941">
            <text:p>9</text:p>
          </table:table-cell>
        </table:table-row>
        <table:table-row table:style-name="ro1">
          <table:table-cell office:value-type="float" office:value="63616">
            <text:p>63616</text:p>
          </table:table-cell>
          <table:table-cell table:formula="of:=470000/(65536*2/[.A1989]-1)" office:value-type="float" office:value="443244.781783681">
            <text:p>4.43E+5</text:p>
          </table:table-cell>
          <table:table-cell table:formula="of:=3735/LN([.B1989]/0.772)-273" office:value-type="float" office:value="8.66043991553863">
            <text:p>9</text:p>
          </table:table-cell>
        </table:table-row>
        <table:table-row table:style-name="ro1">
          <table:table-cell office:value-type="float" office:value="63648">
            <text:p>63648</text:p>
          </table:table-cell>
          <table:table-cell table:formula="of:=470000/(65536*2/[.A1990]-1)" office:value-type="float" office:value="443678.215472236">
            <text:p>4.44E+5</text:p>
          </table:table-cell>
          <table:table-cell table:formula="of:=3735/LN([.B1990]/0.772)-273" office:value-type="float" office:value="8.63968142026454">
            <text:p>9</text:p>
          </table:table-cell>
        </table:table-row>
        <table:table-row table:style-name="ro1">
          <table:table-cell office:value-type="float" office:value="63680">
            <text:p>63680</text:p>
          </table:table-cell>
          <table:table-cell table:formula="of:=470000/(65536*2/[.A1991]-1)" office:value-type="float" office:value="444112.060778727">
            <text:p>4.44E+5</text:p>
          </table:table-cell>
          <table:table-cell table:formula="of:=3735/LN([.B1991]/0.772)-273" office:value-type="float" office:value="8.61892656893963">
            <text:p>9</text:p>
          </table:table-cell>
        </table:table-row>
        <table:table-row table:style-name="ro1">
          <table:table-cell office:value-type="float" office:value="63712">
            <text:p>63712</text:p>
          </table:table-cell>
          <table:table-cell table:formula="of:=470000/(65536*2/[.A1992]-1)" office:value-type="float" office:value="444546.318289786">
            <text:p>4.45E+5</text:p>
          </table:table-cell>
          <table:table-cell table:formula="of:=3735/LN([.B1992]/0.772)-273" office:value-type="float" office:value="8.59817535069419">
            <text:p>9</text:p>
          </table:table-cell>
        </table:table-row>
        <table:table-row table:style-name="ro1">
          <table:table-cell office:value-type="float" office:value="63744">
            <text:p>63744</text:p>
          </table:table-cell>
          <table:table-cell table:formula="of:=470000/(65536*2/[.A1993]-1)" office:value-type="float" office:value="444980.988593156">
            <text:p>4.45E+5</text:p>
          </table:table-cell>
          <table:table-cell table:formula="of:=3735/LN([.B1993]/0.772)-273" office:value-type="float" office:value="8.57742775466647">
            <text:p>9</text:p>
          </table:table-cell>
        </table:table-row>
        <table:table-row table:style-name="ro1">
          <table:table-cell office:value-type="float" office:value="63776">
            <text:p>63776</text:p>
          </table:table-cell>
          <table:table-cell table:formula="of:=470000/(65536*2/[.A1994]-1)" office:value-type="float" office:value="445416.072277699">
            <text:p>4.45E+5</text:p>
          </table:table-cell>
          <table:table-cell table:formula="of:=3735/LN([.B1994]/0.772)-273" office:value-type="float" office:value="8.55668377000234">
            <text:p>9</text:p>
          </table:table-cell>
        </table:table-row>
        <table:table-row table:style-name="ro1">
          <table:table-cell office:value-type="float" office:value="63808">
            <text:p>63808</text:p>
          </table:table-cell>
          <table:table-cell table:formula="of:=470000/(65536*2/[.A1995]-1)" office:value-type="float" office:value="445851.569933397">
            <text:p>4.46E+5</text:p>
          </table:table-cell>
          <table:table-cell table:formula="of:=3735/LN([.B1995]/0.772)-273" office:value-type="float" office:value="8.5359433858556">
            <text:p>9</text:p>
          </table:table-cell>
        </table:table-row>
        <table:table-row table:style-name="ro1">
          <table:table-cell office:value-type="float" office:value="63840">
            <text:p>63840</text:p>
          </table:table-cell>
          <table:table-cell table:formula="of:=470000/(65536*2/[.A1996]-1)" office:value-type="float" office:value="446287.482151357">
            <text:p>4.46E+5</text:p>
          </table:table-cell>
          <table:table-cell table:formula="of:=3735/LN([.B1996]/0.772)-273" office:value-type="float" office:value="8.5152065913876">
            <text:p>9</text:p>
          </table:table-cell>
        </table:table-row>
        <table:table-row table:style-name="ro1">
          <table:table-cell office:value-type="float" office:value="63872">
            <text:p>63872</text:p>
          </table:table-cell>
          <table:table-cell table:formula="of:=470000/(65536*2/[.A1997]-1)" office:value-type="float" office:value="446723.80952381">
            <text:p>4.47E+5</text:p>
          </table:table-cell>
          <table:table-cell table:formula="of:=3735/LN([.B1997]/0.772)-273" office:value-type="float" office:value="8.49447337576754">
            <text:p>8</text:p>
          </table:table-cell>
        </table:table-row>
        <table:table-row table:style-name="ro1">
          <table:table-cell office:value-type="float" office:value="63904">
            <text:p>63904</text:p>
          </table:table-cell>
          <table:table-cell table:formula="of:=470000/(65536*2/[.A1998]-1)" office:value-type="float" office:value="447160.552644116">
            <text:p>4.47E+5</text:p>
          </table:table-cell>
          <table:table-cell table:formula="of:=3735/LN([.B1998]/0.772)-273" office:value-type="float" office:value="8.47374372817217">
            <text:p>8</text:p>
          </table:table-cell>
        </table:table-row>
        <table:table-row table:style-name="ro1">
          <table:table-cell office:value-type="float" office:value="63936">
            <text:p>63936</text:p>
          </table:table-cell>
          <table:table-cell table:formula="of:=470000/(65536*2/[.A1999]-1)" office:value-type="float" office:value="447597.712106768">
            <text:p>4.48E+5</text:p>
          </table:table-cell>
          <table:table-cell table:formula="of:=3735/LN([.B1999]/0.772)-273" office:value-type="float" office:value="8.45301763778588">
            <text:p>8</text:p>
          </table:table-cell>
        </table:table-row>
        <table:table-row table:style-name="ro1">
          <table:table-cell office:value-type="float" office:value="63968">
            <text:p>63968</text:p>
          </table:table-cell>
          <table:table-cell table:formula="of:=470000/(65536*2/[.A2000]-1)" office:value-type="float" office:value="448035.288507392">
            <text:p>4.48E+5</text:p>
          </table:table-cell>
          <table:table-cell table:formula="of:=3735/LN([.B2000]/0.772)-273" office:value-type="float" office:value="8.43229509380069">
            <text:p>8</text:p>
          </table:table-cell>
        </table:table-row>
        <table:table-row table:style-name="ro1">
          <table:table-cell office:value-type="float" office:value="64000">
            <text:p>64000</text:p>
          </table:table-cell>
          <table:table-cell table:formula="of:=470000/(65536*2/[.A2001]-1)" office:value-type="float" office:value="448473.282442748">
            <text:p>4.48E+5</text:p>
          </table:table-cell>
          <table:table-cell table:formula="of:=3735/LN([.B2001]/0.772)-273" office:value-type="float" office:value="8.41157608541619">
            <text:p>8</text:p>
          </table:table-cell>
        </table:table-row>
        <table:table-row table:style-name="ro1">
          <table:table-cell office:value-type="float" office:value="64032">
            <text:p>64032</text:p>
          </table:table-cell>
          <table:table-cell table:formula="of:=470000/(65536*2/[.A2002]-1)" office:value-type="float" office:value="448911.69451074">
            <text:p>4.49E+5</text:p>
          </table:table-cell>
          <table:table-cell table:formula="of:=3735/LN([.B2002]/0.772)-273" office:value-type="float" office:value="8.39086060183934">
            <text:p>8</text:p>
          </table:table-cell>
        </table:table-row>
        <table:table-row table:style-name="ro1">
          <table:table-cell office:value-type="float" office:value="64064">
            <text:p>64064</text:p>
          </table:table-cell>
          <table:table-cell table:formula="of:=470000/(65536*2/[.A2003]-1)" office:value-type="float" office:value="449350.525310411">
            <text:p>4.49E+5</text:p>
          </table:table-cell>
          <table:table-cell table:formula="of:=3735/LN([.B2003]/0.772)-273" office:value-type="float" office:value="8.37014863228484">
            <text:p>8</text:p>
          </table:table-cell>
        </table:table-row>
        <table:table-row table:style-name="ro1">
          <table:table-cell office:value-type="float" office:value="64096">
            <text:p>64096</text:p>
          </table:table-cell>
          <table:table-cell table:formula="of:=470000/(65536*2/[.A2004]-1)" office:value-type="float" office:value="449789.775441949">
            <text:p>4.50E+5</text:p>
          </table:table-cell>
          <table:table-cell table:formula="of:=3735/LN([.B2004]/0.772)-273" office:value-type="float" office:value="8.34944016597456">
            <text:p>8</text:p>
          </table:table-cell>
        </table:table-row>
        <table:table-row table:style-name="ro1">
          <table:table-cell office:value-type="float" office:value="64128">
            <text:p>64128</text:p>
          </table:table-cell>
          <table:table-cell table:formula="of:=470000/(65536*2/[.A2005]-1)" office:value-type="float" office:value="450229.445506692">
            <text:p>4.50E+5</text:p>
          </table:table-cell>
          <table:table-cell table:formula="of:=3735/LN([.B2005]/0.772)-273" office:value-type="float" office:value="8.32873519213808">
            <text:p>8</text:p>
          </table:table-cell>
        </table:table-row>
        <table:table-row table:style-name="ro1">
          <table:table-cell office:value-type="float" office:value="64160">
            <text:p>64160</text:p>
          </table:table-cell>
          <table:table-cell table:formula="of:=470000/(65536*2/[.A2006]-1)" office:value-type="float" office:value="450669.536107126">
            <text:p>4.51E+5</text:p>
          </table:table-cell>
          <table:table-cell table:formula="of:=3735/LN([.B2006]/0.772)-273" office:value-type="float" office:value="8.30803370001217">
            <text:p>8</text:p>
          </table:table-cell>
        </table:table-row>
        <table:table-row table:style-name="ro1">
          <table:table-cell office:value-type="float" office:value="64192">
            <text:p>64192</text:p>
          </table:table-cell>
          <table:table-cell table:formula="of:=470000/(65536*2/[.A2007]-1)" office:value-type="float" office:value="451110.04784689">
            <text:p>4.51E+5</text:p>
          </table:table-cell>
          <table:table-cell table:formula="of:=3735/LN([.B2007]/0.772)-273" office:value-type="float" office:value="8.28733567884103">
            <text:p>8</text:p>
          </table:table-cell>
        </table:table-row>
        <table:table-row table:style-name="ro1">
          <table:table-cell office:value-type="float" office:value="64224">
            <text:p>64224</text:p>
          </table:table-cell>
          <table:table-cell table:formula="of:=470000/(65536*2/[.A2008]-1)" office:value-type="float" office:value="451550.98133078">
            <text:p>4.52E+5</text:p>
          </table:table-cell>
          <table:table-cell table:formula="of:=3735/LN([.B2008]/0.772)-273" office:value-type="float" office:value="8.26664111787619">
            <text:p>8</text:p>
          </table:table-cell>
        </table:table-row>
        <table:table-row table:style-name="ro1">
          <table:table-cell office:value-type="float" office:value="64256">
            <text:p>64256</text:p>
          </table:table-cell>
          <table:table-cell table:formula="of:=470000/(65536*2/[.A2009]-1)" office:value-type="float" office:value="451992.337164751">
            <text:p>4.52E+5</text:p>
          </table:table-cell>
          <table:table-cell table:formula="of:=3735/LN([.B2009]/0.772)-273" office:value-type="float" office:value="8.2459500063764">
            <text:p>8</text:p>
          </table:table-cell>
        </table:table-row>
        <table:table-row table:style-name="ro1">
          <table:table-cell office:value-type="float" office:value="64288">
            <text:p>64288</text:p>
          </table:table-cell>
          <table:table-cell table:formula="of:=470000/(65536*2/[.A2010]-1)" office:value-type="float" office:value="452434.115955918">
            <text:p>4.52E+5</text:p>
          </table:table-cell>
          <table:table-cell table:formula="of:=3735/LN([.B2010]/0.772)-273" office:value-type="float" office:value="8.22526233360776">
            <text:p>8</text:p>
          </table:table-cell>
        </table:table-row>
        <table:table-row table:style-name="ro1">
          <table:table-cell office:value-type="float" office:value="64320">
            <text:p>64320</text:p>
          </table:table-cell>
          <table:table-cell table:formula="of:=470000/(65536*2/[.A2011]-1)" office:value-type="float" office:value="452876.31831256">
            <text:p>4.53E+5</text:p>
          </table:table-cell>
          <table:table-cell table:formula="of:=3735/LN([.B2011]/0.772)-273" office:value-type="float" office:value="8.20457808884356">
            <text:p>8</text:p>
          </table:table-cell>
        </table:table-row>
        <table:table-row table:style-name="ro1">
          <table:table-cell office:value-type="float" office:value="64352">
            <text:p>64352</text:p>
          </table:table-cell>
          <table:table-cell table:formula="of:=470000/(65536*2/[.A2012]-1)" office:value-type="float" office:value="453318.944844125">
            <text:p>4.53E+5</text:p>
          </table:table-cell>
          <table:table-cell table:formula="of:=3735/LN([.B2012]/0.772)-273" office:value-type="float" office:value="8.18389726136428">
            <text:p>8</text:p>
          </table:table-cell>
        </table:table-row>
        <table:table-row table:style-name="ro1">
          <table:table-cell office:value-type="float" office:value="64384">
            <text:p>64384</text:p>
          </table:table-cell>
          <table:table-cell table:formula="of:=470000/(65536*2/[.A2013]-1)" office:value-type="float" office:value="453761.996161229">
            <text:p>4.54E+5</text:p>
          </table:table-cell>
          <table:table-cell table:formula="of:=3735/LN([.B2013]/0.772)-273" office:value-type="float" office:value="8.1632198404576">
            <text:p>8</text:p>
          </table:table-cell>
        </table:table-row>
        <table:table-row table:style-name="ro1">
          <table:table-cell office:value-type="float" office:value="64416">
            <text:p>64416</text:p>
          </table:table-cell>
          <table:table-cell table:formula="of:=470000/(65536*2/[.A2014]-1)" office:value-type="float" office:value="454205.47287566">
            <text:p>4.54E+5</text:p>
          </table:table-cell>
          <table:table-cell table:formula="of:=3735/LN([.B2014]/0.772)-273" office:value-type="float" office:value="8.1425458154182">
            <text:p>8</text:p>
          </table:table-cell>
        </table:table-row>
        <table:table-row table:style-name="ro1">
          <table:table-cell office:value-type="float" office:value="64448">
            <text:p>64448</text:p>
          </table:table-cell>
          <table:table-cell table:formula="of:=470000/(65536*2/[.A2015]-1)" office:value-type="float" office:value="454649.375600384">
            <text:p>4.55E+5</text:p>
          </table:table-cell>
          <table:table-cell table:formula="of:=3735/LN([.B2015]/0.772)-273" office:value-type="float" office:value="8.1218751755481">
            <text:p>8</text:p>
          </table:table-cell>
        </table:table-row>
        <table:table-row table:style-name="ro1">
          <table:table-cell office:value-type="float" office:value="64480">
            <text:p>64480</text:p>
          </table:table-cell>
          <table:table-cell table:formula="of:=470000/(65536*2/[.A2016]-1)" office:value-type="float" office:value="455093.704949543">
            <text:p>4.55E+5</text:p>
          </table:table-cell>
          <table:table-cell table:formula="of:=3735/LN([.B2016]/0.772)-273" office:value-type="float" office:value="8.10120791015601">
            <text:p>8</text:p>
          </table:table-cell>
        </table:table-row>
        <table:table-row table:style-name="ro1">
          <table:table-cell office:value-type="float" office:value="64512">
            <text:p>64512</text:p>
          </table:table-cell>
          <table:table-cell table:formula="of:=470000/(65536*2/[.A2017]-1)" office:value-type="float" office:value="455538.461538462">
            <text:p>4.56E+5</text:p>
          </table:table-cell>
          <table:table-cell table:formula="of:=3735/LN([.B2017]/0.772)-273" office:value-type="float" office:value="8.08054400855804">
            <text:p>8</text:p>
          </table:table-cell>
        </table:table-row>
        <table:table-row table:style-name="ro1">
          <table:table-cell office:value-type="float" office:value="64544">
            <text:p>64544</text:p>
          </table:table-cell>
          <table:table-cell table:formula="of:=470000/(65536*2/[.A2018]-1)" office:value-type="float" office:value="455983.645983646">
            <text:p>4.56E+5</text:p>
          </table:table-cell>
          <table:table-cell table:formula="of:=3735/LN([.B2018]/0.772)-273" office:value-type="float" office:value="8.05988346007712">
            <text:p>8</text:p>
          </table:table-cell>
        </table:table-row>
        <table:table-row table:style-name="ro1">
          <table:table-cell office:value-type="float" office:value="64576">
            <text:p>64576</text:p>
          </table:table-cell>
          <table:table-cell table:formula="of:=470000/(65536*2/[.A2019]-1)" office:value-type="float" office:value="456429.258902791">
            <text:p>4.56E+5</text:p>
          </table:table-cell>
          <table:table-cell table:formula="of:=3735/LN([.B2019]/0.772)-273" office:value-type="float" office:value="8.03922625404317">
            <text:p>8</text:p>
          </table:table-cell>
        </table:table-row>
        <table:table-row table:style-name="ro1">
          <table:table-cell office:value-type="float" office:value="64608">
            <text:p>64608</text:p>
          </table:table-cell>
          <table:table-cell table:formula="of:=470000/(65536*2/[.A2020]-1)" office:value-type="float" office:value="456875.300914781">
            <text:p>4.57E+5</text:p>
          </table:table-cell>
          <table:table-cell table:formula="of:=3735/LN([.B2020]/0.772)-273" office:value-type="float" office:value="8.01857237979294">
            <text:p>8</text:p>
          </table:table-cell>
        </table:table-row>
        <table:table-row table:style-name="ro1">
          <table:table-cell office:value-type="float" office:value="64640">
            <text:p>64640</text:p>
          </table:table-cell>
          <table:table-cell table:formula="of:=470000/(65536*2/[.A2021]-1)" office:value-type="float" office:value="457321.772639692">
            <text:p>4.57E+5</text:p>
          </table:table-cell>
          <table:table-cell table:formula="of:=3735/LN([.B2021]/0.772)-273" office:value-type="float" office:value="7.99792182667039">
            <text:p>8</text:p>
          </table:table-cell>
        </table:table-row>
        <table:table-row table:style-name="ro1">
          <table:table-cell office:value-type="float" office:value="64672">
            <text:p>64672</text:p>
          </table:table-cell>
          <table:table-cell table:formula="of:=470000/(65536*2/[.A2022]-1)" office:value-type="float" office:value="457768.674698795">
            <text:p>4.58E+5</text:p>
          </table:table-cell>
          <table:table-cell table:formula="of:=3735/LN([.B2022]/0.772)-273" office:value-type="float" office:value="7.97727458402591">
            <text:p>8</text:p>
          </table:table-cell>
        </table:table-row>
        <table:table-row table:style-name="ro1">
          <table:table-cell office:value-type="float" office:value="64704">
            <text:p>64704</text:p>
          </table:table-cell>
          <table:table-cell table:formula="of:=470000/(65536*2/[.A2023]-1)" office:value-type="float" office:value="458216.007714561">
            <text:p>4.58E+5</text:p>
          </table:table-cell>
          <table:table-cell table:formula="of:=3735/LN([.B2023]/0.772)-273" office:value-type="float" office:value="7.95663064121703">
            <text:p>8</text:p>
          </table:table-cell>
        </table:table-row>
        <table:table-row table:style-name="ro1">
          <table:table-cell office:value-type="float" office:value="64736">
            <text:p>64736</text:p>
          </table:table-cell>
          <table:table-cell table:formula="of:=470000/(65536*2/[.A2024]-1)" office:value-type="float" office:value="458663.772310661">
            <text:p>4.59E+5</text:p>
          </table:table-cell>
          <table:table-cell table:formula="of:=3735/LN([.B2024]/0.772)-273" office:value-type="float" office:value="7.93598998760808">
            <text:p>8</text:p>
          </table:table-cell>
        </table:table-row>
        <table:table-row table:style-name="ro1">
          <table:table-cell office:value-type="float" office:value="64768">
            <text:p>64768</text:p>
          </table:table-cell>
          <table:table-cell table:formula="of:=470000/(65536*2/[.A2025]-1)" office:value-type="float" office:value="459111.969111969">
            <text:p>4.59E+5</text:p>
          </table:table-cell>
          <table:table-cell table:formula="of:=3735/LN([.B2025]/0.772)-273" office:value-type="float" office:value="7.91535261257008">
            <text:p>8</text:p>
          </table:table-cell>
        </table:table-row>
        <table:table-row table:style-name="ro1">
          <table:table-cell office:value-type="float" office:value="64800">
            <text:p>64800</text:p>
          </table:table-cell>
          <table:table-cell table:formula="of:=470000/(65536*2/[.A2026]-1)" office:value-type="float" office:value="459560.598744568">
            <text:p>4.60E+5</text:p>
          </table:table-cell>
          <table:table-cell table:formula="of:=3735/LN([.B2026]/0.772)-273" office:value-type="float" office:value="7.89471850548068">
            <text:p>8</text:p>
          </table:table-cell>
        </table:table-row>
        <table:table-row table:style-name="ro1">
          <table:table-cell office:value-type="float" office:value="64832">
            <text:p>64832</text:p>
          </table:table-cell>
          <table:table-cell table:formula="of:=470000/(65536*2/[.A2027]-1)" office:value-type="float" office:value="460009.661835749">
            <text:p>4.60E+5</text:p>
          </table:table-cell>
          <table:table-cell table:formula="of:=3735/LN([.B2027]/0.772)-273" office:value-type="float" office:value="7.8740876557244">
            <text:p>8</text:p>
          </table:table-cell>
        </table:table-row>
        <table:table-row table:style-name="ro1">
          <table:table-cell office:value-type="float" office:value="64864">
            <text:p>64864</text:p>
          </table:table-cell>
          <table:table-cell table:formula="of:=470000/(65536*2/[.A2028]-1)" office:value-type="float" office:value="460459.159014016">
            <text:p>4.60E+5</text:p>
          </table:table-cell>
          <table:table-cell table:formula="of:=3735/LN([.B2028]/0.772)-273" office:value-type="float" office:value="7.85346005269241">
            <text:p>8</text:p>
          </table:table-cell>
        </table:table-row>
        <table:table-row table:style-name="ro1">
          <table:table-cell office:value-type="float" office:value="64896">
            <text:p>64896</text:p>
          </table:table-cell>
          <table:table-cell table:formula="of:=470000/(65536*2/[.A2029]-1)" office:value-type="float" office:value="460909.090909091">
            <text:p>4.61E+5</text:p>
          </table:table-cell>
          <table:table-cell table:formula="of:=3735/LN([.B2029]/0.772)-273" office:value-type="float" office:value="7.83283568578247">
            <text:p>8</text:p>
          </table:table-cell>
        </table:table-row>
        <table:table-row table:style-name="ro1">
          <table:table-cell office:value-type="float" office:value="64928">
            <text:p>64928</text:p>
          </table:table-cell>
          <table:table-cell table:formula="of:=470000/(65536*2/[.A2030]-1)" office:value-type="float" office:value="461359.458151911">
            <text:p>4.61E+5</text:p>
          </table:table-cell>
          <table:table-cell table:formula="of:=3735/LN([.B2030]/0.772)-273" office:value-type="float" office:value="7.81221454439901">
            <text:p>8</text:p>
          </table:table-cell>
        </table:table-row>
        <table:table-row table:style-name="ro1">
          <table:table-cell office:value-type="float" office:value="64960">
            <text:p>64960</text:p>
          </table:table-cell>
          <table:table-cell table:formula="of:=470000/(65536*2/[.A2031]-1)" office:value-type="float" office:value="461810.261374637">
            <text:p>4.62E+5</text:p>
          </table:table-cell>
          <table:table-cell table:formula="of:=3735/LN([.B2031]/0.772)-273" office:value-type="float" office:value="7.79159661795291">
            <text:p>8</text:p>
          </table:table-cell>
        </table:table-row>
        <table:table-row table:style-name="ro1">
          <table:table-cell office:value-type="float" office:value="64992">
            <text:p>64992</text:p>
          </table:table-cell>
          <table:table-cell table:formula="of:=470000/(65536*2/[.A2032]-1)" office:value-type="float" office:value="462261.501210654">
            <text:p>4.62E+5</text:p>
          </table:table-cell>
          <table:table-cell table:formula="of:=3735/LN([.B2032]/0.772)-273" office:value-type="float" office:value="7.77098189586184">
            <text:p>8</text:p>
          </table:table-cell>
        </table:table-row>
        <table:table-row table:style-name="ro1">
          <table:table-cell office:value-type="float" office:value="65024">
            <text:p>65024</text:p>
          </table:table-cell>
          <table:table-cell table:formula="of:=470000/(65536*2/[.A2033]-1)" office:value-type="float" office:value="462713.178294574">
            <text:p>4.63E+5</text:p>
          </table:table-cell>
          <table:table-cell table:formula="of:=3735/LN([.B2033]/0.772)-273" office:value-type="float" office:value="7.75037036754969">
            <text:p>8</text:p>
          </table:table-cell>
        </table:table-row>
        <table:table-row table:style-name="ro1">
          <table:table-cell office:value-type="float" office:value="65056">
            <text:p>65056</text:p>
          </table:table-cell>
          <table:table-cell table:formula="of:=470000/(65536*2/[.A2034]-1)" office:value-type="float" office:value="463165.29326224">
            <text:p>4.63E+5</text:p>
          </table:table-cell>
          <table:table-cell table:formula="of:=3735/LN([.B2034]/0.772)-273" office:value-type="float" office:value="7.72976202244706">
            <text:p>8</text:p>
          </table:table-cell>
        </table:table-row>
        <table:table-row table:style-name="ro1">
          <table:table-cell office:value-type="float" office:value="65088">
            <text:p>65088</text:p>
          </table:table-cell>
          <table:table-cell table:formula="of:=470000/(65536*2/[.A2035]-1)" office:value-type="float" office:value="463617.846750727">
            <text:p>4.64E+5</text:p>
          </table:table-cell>
          <table:table-cell table:formula="of:=3735/LN([.B2035]/0.772)-273" office:value-type="float" office:value="7.70915684999085">
            <text:p>8</text:p>
          </table:table-cell>
        </table:table-row>
        <table:table-row table:style-name="ro1">
          <table:table-cell office:value-type="float" office:value="65120">
            <text:p>65120</text:p>
          </table:table-cell>
          <table:table-cell table:formula="of:=470000/(65536*2/[.A2036]-1)" office:value-type="float" office:value="464070.83939835">
            <text:p>4.64E+5</text:p>
          </table:table-cell>
          <table:table-cell table:formula="of:=3735/LN([.B2036]/0.772)-273" office:value-type="float" office:value="7.68855483962449">
            <text:p>8</text:p>
          </table:table-cell>
        </table:table-row>
        <table:table-row table:style-name="ro1">
          <table:table-cell office:value-type="float" office:value="65152">
            <text:p>65152</text:p>
          </table:table-cell>
          <table:table-cell table:formula="of:=470000/(65536*2/[.A2037]-1)" office:value-type="float" office:value="464524.27184466">
            <text:p>4.65E+5</text:p>
          </table:table-cell>
          <table:table-cell table:formula="of:=3735/LN([.B2037]/0.772)-273" office:value-type="float" office:value="7.66795598079773">
            <text:p>8</text:p>
          </table:table-cell>
        </table:table-row>
        <table:table-row table:style-name="ro1">
          <table:table-cell office:value-type="float" office:value="65184">
            <text:p>65184</text:p>
          </table:table-cell>
          <table:table-cell table:formula="of:=470000/(65536*2/[.A2038]-1)" office:value-type="float" office:value="464978.144730452">
            <text:p>4.65E+5</text:p>
          </table:table-cell>
          <table:table-cell table:formula="of:=3735/LN([.B2038]/0.772)-273" office:value-type="float" office:value="7.64736026296669">
            <text:p>8</text:p>
          </table:table-cell>
        </table:table-row>
        <table:table-row table:style-name="ro1">
          <table:table-cell office:value-type="float" office:value="65216">
            <text:p>65216</text:p>
          </table:table-cell>
          <table:table-cell table:formula="of:=470000/(65536*2/[.A2039]-1)" office:value-type="float" office:value="465432.458697765">
            <text:p>4.65E+5</text:p>
          </table:table-cell>
          <table:table-cell table:formula="of:=3735/LN([.B2039]/0.772)-273" office:value-type="float" office:value="7.62676767559378">
            <text:p>8</text:p>
          </table:table-cell>
        </table:table-row>
        <table:table-row table:style-name="ro1">
          <table:table-cell office:value-type="float" office:value="65248">
            <text:p>65248</text:p>
          </table:table-cell>
          <table:table-cell table:formula="of:=470000/(65536*2/[.A2040]-1)" office:value-type="float" office:value="465887.214389888">
            <text:p>4.66E+5</text:p>
          </table:table-cell>
          <table:table-cell table:formula="of:=3735/LN([.B2040]/0.772)-273" office:value-type="float" office:value="7.60617820814787">
            <text:p>8</text:p>
          </table:table-cell>
        </table:table-row>
        <table:table-row table:style-name="ro1">
          <table:table-cell office:value-type="float" office:value="65280">
            <text:p>65280</text:p>
          </table:table-cell>
          <table:table-cell table:formula="of:=470000/(65536*2/[.A2041]-1)" office:value-type="float" office:value="466342.412451362">
            <text:p>4.66E+5</text:p>
          </table:table-cell>
          <table:table-cell table:formula="of:=3735/LN([.B2041]/0.772)-273" office:value-type="float" office:value="7.58559185010381">
            <text:p>8</text:p>
          </table:table-cell>
        </table:table-row>
        <table:table-row table:style-name="ro1">
          <table:table-cell office:value-type="float" office:value="65312">
            <text:p>65312</text:p>
          </table:table-cell>
          <table:table-cell table:formula="of:=470000/(65536*2/[.A2042]-1)" office:value-type="float" office:value="466798.053527981">
            <text:p>4.67E+5</text:p>
          </table:table-cell>
          <table:table-cell table:formula="of:=3735/LN([.B2042]/0.772)-273" office:value-type="float" office:value="7.56500859094285">
            <text:p>8</text:p>
          </table:table-cell>
        </table:table-row>
        <table:table-row table:style-name="ro1">
          <table:table-cell office:value-type="float" office:value="65344">
            <text:p>65344</text:p>
          </table:table-cell>
          <table:table-cell table:formula="of:=470000/(65536*2/[.A2043]-1)" office:value-type="float" office:value="467254.138266797">
            <text:p>4.67E+5</text:p>
          </table:table-cell>
          <table:table-cell table:formula="of:=3735/LN([.B2043]/0.772)-273" office:value-type="float" office:value="7.54442842015249">
            <text:p>8</text:p>
          </table:table-cell>
        </table:table-row>
        <table:table-row table:style-name="ro1">
          <table:table-cell office:value-type="float" office:value="65376">
            <text:p>65376</text:p>
          </table:table-cell>
          <table:table-cell table:formula="of:=470000/(65536*2/[.A2044]-1)" office:value-type="float" office:value="467710.667316123">
            <text:p>4.68E+5</text:p>
          </table:table-cell>
          <table:table-cell table:formula="of:=3735/LN([.B2044]/0.772)-273" office:value-type="float" office:value="7.52385132722623">
            <text:p>8</text:p>
          </table:table-cell>
        </table:table-row>
        <table:table-row table:style-name="ro1">
          <table:table-cell office:value-type="float" office:value="65408">
            <text:p>65408</text:p>
          </table:table-cell>
          <table:table-cell table:formula="of:=470000/(65536*2/[.A2045]-1)" office:value-type="float" office:value="468167.641325536">
            <text:p>4.68E+5</text:p>
          </table:table-cell>
          <table:table-cell table:formula="of:=3735/LN([.B2045]/0.772)-273" office:value-type="float" office:value="7.50327730166384">
            <text:p>8</text:p>
          </table:table-cell>
        </table:table-row>
        <table:table-row table:style-name="ro1">
          <table:table-cell office:value-type="float" office:value="65440">
            <text:p>65440</text:p>
          </table:table-cell>
          <table:table-cell table:formula="of:=470000/(65536*2/[.A2046]-1)" office:value-type="float" office:value="468625.06094588">
            <text:p>4.69E+5</text:p>
          </table:table-cell>
          <table:table-cell table:formula="of:=3735/LN([.B2046]/0.772)-273" office:value-type="float" office:value="7.48270633297113">
            <text:p>7</text:p>
          </table:table-cell>
        </table:table-row>
        <table:table-row table:style-name="ro1">
          <table:table-cell office:value-type="float" office:value="65472">
            <text:p>65472</text:p>
          </table:table-cell>
          <table:table-cell table:formula="of:=470000/(65536*2/[.A2047]-1)" office:value-type="float" office:value="469082.926829268">
            <text:p>4.69E+5</text:p>
          </table:table-cell>
          <table:table-cell table:formula="of:=3735/LN([.B2047]/0.772)-273" office:value-type="float" office:value="7.46213841065998">
            <text:p>7</text:p>
          </table:table-cell>
        </table:table-row>
        <table:table-row table:style-name="ro1">
          <table:table-cell office:value-type="float" office:value="65504">
            <text:p>65504</text:p>
          </table:table-cell>
          <table:table-cell table:formula="of:=470000/(65536*2/[.A2048]-1)" office:value-type="float" office:value="469541.239629087">
            <text:p>4.70E+5</text:p>
          </table:table-cell>
          <table:table-cell table:formula="of:=3735/LN([.B2048]/0.772)-273" office:value-type="float" office:value="7.44157352424827">
            <text:p>7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table:formula="of:=470000/(65536*2/[.A2049]-1)" office:value-type="float" office:value="470000">
            <text:p>4.70E+5</text:p>
          </table:table-cell>
          <table:table-cell table:formula="of:=3735/LN([.B2049]/0.772)-273" office:value-type="float" office:value="7.42101166326012">
            <text:p>7</text:p>
          </table:table-cell>
        </table:table-row>
        <table:table-row table:style-name="ro1" table:number-rows-repeated="104652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scientific-number number:decimal-places="2" number:min-integer-digits="1" number:min-exponent-digits="1"/>
    </number:number-style>
    <style:style style:name="Default" style:family="table-cell">
      <style:text-properties style:font-name-asian="AR PL KaitiM GB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9T21:44:05</meta:creation-date>
    <dc:date>2012-11-30T00:09:58</dc:date>
    <meta:editing-duration>PT10M15S</meta:editing-duration>
    <meta:editing-cycles>1</meta:editing-cycles>
    <meta:document-statistic meta:table-count="1" meta:cell-count="6147" meta:object-count="0"/>
    <meta:generator>LibreOffice/3.6$Linux_X86_64 LibreOffice_project/360m1$Build-2</meta:generator>
  </office:meta>
</office:document-meta>
</file>